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8161b">
      <style:table-properties style:width="6.0in" table:align="margins"/>
    </style:style>
    <style:style style:family="table-column" style:name="a928dc4">
      <style:table-column-properties style:column-width="001.2000in" style:rel-column-width="13107*"/>
    </style:style>
  </office:automatic-styles>
  <office:body>
    <office:spreadsheet>
      <table:table table:name="Sheet1" table:print="false" table:style-name="ta1">
        <table:table-column table:default-cell-style-name="Default" table:style-name="co1"/>
        <table:table-row table:style-name="ro1">
          <table:table-cell/>
        </table:table-row>
      </table:table>
      <table:table table:name="Pet Names Responses xlsx" table:style-name="a98161b">
        <table:table-column table:number-columns-repeated="5" table:style-name="a928dc4"/>
        <table:table-column table:number-columns-repeated="1" table:style-name="a928dc4"/>
        <table:table-row>
          <table:table-cell>
            <text:p/>
          </table:table-cell>
          <table:table-cell>
            <text:p/>
          </table:table-cell>
          <table:table-cell>
            <text:p/>
          </table:table-cell>
          <table:table-cell>
            <text:p/>
          </table:table-cell>
          <table:table-cell>
            <text:p/>
          </table:table-cell>
          <table:table-cell/>
        </table:table-row>
        <table:table-row>
          <table:table-cell>
            <text:p/>
          </table:table-cell>
          <table:table-cell>
            <text:p/>
          </table:table-cell>
          <table:table-cell>
            <text:p/>
          </table:table-cell>
          <table:table-cell>
            <text:p/>
          </table:table-cell>
          <table:table-cell>
            <text:p/>
          </table:table-cell>
          <table:table-cell/>
        </table:table-row>
        <table:table-row>
          <table:table-cell office:string-value="Timestamp" office:value-type="string">
            <text:p>Timestamp</text:p>
          </table:table-cell>
          <table:table-cell office:string-value="What kind of pet is this (Dog, Cat, Bird, Other)" office:value-type="string">
            <text:p>What kind of pet is this (Dog, Cat, Bird, Other)</text:p>
          </table:table-cell>
          <table:table-cell office:string-value="Pet's Full Name (you don't have to include your last name. Think &quot;Winston Churchill&quot; and not &quot;Winston Churchill MYLASTNAME&quot;)" office:value-type="string">
            <text:p>Pet's Full Name (you don't have to include your last name. Think "Winston Churchill" and not "Winston Churchill MYLASTNAME")</text:p>
          </table:table-cell>
          <table:table-cell office:string-value="Pet's everyday name (e.g. &quot;Church&quot;)" office:value-type="string">
            <text:p>Pet's everyday name (e.g. "Church")</text:p>
          </table:table-cell>
          <table:table-cell office:string-value="Pet's age" office:value-type="string">
            <text:p>Pet's age</text:p>
          </table:table-cell>
          <table:table-cell office:string-value="Pet's breed (if applicable)" office:value-type="string">
            <text:p>Pet's breed (if applicable)</text:p>
          </table:table-cell>
        </table:table-row>
        <table:table-row>
          <table:table-cell office:string-value="Sun Jul 21 18:03:48 EDT 2019" office:value-type="string">
            <text:p>Sun Jul 21 18:03:48 EDT 2019</text:p>
          </table:table-cell>
          <table:table-cell office:string-value="Dog" office:value-type="string">
            <text:p>Dog</text:p>
          </table:table-cell>
          <table:table-cell office:string-value="Widget" office:value-type="string">
            <text:p>Widget</text:p>
          </table:table-cell>
          <table:table-cell office:string-value="Widget" office:value-type="string">
            <text:p>Widget</text:p>
          </table:table-cell>
          <table:table-cell office:value="5.0" office:value-type="float">
            <text:p>5.0</text:p>
          </table:table-cell>
          <table:table-cell office:string-value="Mini dachshund" office:value-type="string">
            <text:p>Mini dachshund</text:p>
          </table:table-cell>
        </table:table-row>
        <table:table-row>
          <table:table-cell office:string-value="Sun Jul 21 18:03:50 EDT 2019" office:value-type="string">
            <text:p>Sun Jul 21 18:03:50 EDT 2019</text:p>
          </table:table-cell>
          <table:table-cell office:string-value="Dog" office:value-type="string">
            <text:p>Dog</text:p>
          </table:table-cell>
          <table:table-cell office:string-value="Stella Bo Bella" office:value-type="string">
            <text:p>Stella Bo Bella</text:p>
          </table:table-cell>
          <table:table-cell office:string-value="Stella" office:value-type="string">
            <text:p>Stella</text:p>
          </table:table-cell>
          <table:table-cell office:value="6.5" office:value-type="float">
            <text:p>6.5</text:p>
          </table:table-cell>
          <table:table-cell office:string-value="mutt" office:value-type="string">
            <text:p>mutt</text:p>
          </table:table-cell>
        </table:table-row>
        <table:table-row>
          <table:table-cell office:string-value="Sun Jul 21 18:03:57 EDT 2019" office:value-type="string">
            <text:p>Sun Jul 21 18:03:57 EDT 2019</text:p>
          </table:table-cell>
          <table:table-cell office:string-value="Cat" office:value-type="string">
            <text:p>Cat</text:p>
          </table:table-cell>
          <table:table-cell office:string-value="Meryl Streep" office:value-type="string">
            <text:p>Meryl Streep</text:p>
          </table:table-cell>
          <table:table-cell office:string-value="Merrill" office:value-type="string">
            <text:p>Merrill</text:p>
          </table:table-cell>
          <table:table-cell office:value="8.0" office:value-type="float">
            <text:p>8.0</text:p>
          </table:table-cell>
          <table:table-cell/>
        </table:table-row>
        <table:table-row>
          <table:table-cell office:string-value="Sun Jul 21 18:04:06 EDT 2019" office:value-type="string">
            <text:p>Sun Jul 21 18:04:06 EDT 2019</text:p>
          </table:table-cell>
          <table:table-cell office:string-value="Dog" office:value-type="string">
            <text:p>Dog</text:p>
          </table:table-cell>
          <table:table-cell office:string-value="Tilly" office:value-type="string">
            <text:p>Tilly</text:p>
          </table:table-cell>
          <table:table-cell office:string-value="Tills" office:value-type="string">
            <text:p>Tills</text:p>
          </table:table-cell>
          <table:table-cell office:value="13.0" office:value-type="float">
            <text:p>13.0</text:p>
          </table:table-cell>
          <table:table-cell office:string-value="Chocolate Labrador" office:value-type="string">
            <text:p>Chocolate Labrador</text:p>
          </table:table-cell>
        </table:table-row>
        <table:table-row>
          <table:table-cell office:string-value="Sun Jul 21 18:04:14 EDT 2019" office:value-type="string">
            <text:p>Sun Jul 21 18:04:14 EDT 2019</text:p>
          </table:table-cell>
          <table:table-cell office:string-value="Cat" office:value-type="string">
            <text:p>Cat</text:p>
          </table:table-cell>
          <table:table-cell office:string-value="Pumpkin" office:value-type="string">
            <text:p>Pumpkin</text:p>
          </table:table-cell>
          <table:table-cell office:string-value="Pumpkin" office:value-type="string">
            <text:p>Pumpkin</text:p>
          </table:table-cell>
          <table:table-cell office:value="12.0" office:value-type="float">
            <text:p>12.0</text:p>
          </table:table-cell>
          <table:table-cell/>
        </table:table-row>
        <table:table-row>
          <table:table-cell office:string-value="Sun Jul 21 18:04:26 EDT 2019" office:value-type="string">
            <text:p>Sun Jul 21 18:04:26 EDT 2019</text:p>
          </table:table-cell>
          <table:table-cell office:string-value="Dog" office:value-type="string">
            <text:p>Dog</text:p>
          </table:table-cell>
          <table:table-cell office:string-value="Peter Peter Pumpkin Eater" office:value-type="string">
            <text:p>Peter Peter Pumpkin Eater</text:p>
          </table:table-cell>
          <table:table-cell office:string-value="Petey" office:value-type="string">
            <text:p>Petey</text:p>
          </table:table-cell>
          <table:table-cell office:string-value="5ish" office:value-type="string">
            <text:p>5ish</text:p>
          </table:table-cell>
          <table:table-cell office:string-value="Pit bull" office:value-type="string">
            <text:p>Pit bull</text:p>
          </table:table-cell>
        </table:table-row>
        <table:table-row>
          <table:table-cell office:string-value="Sun Jul 21 18:04:28 EDT 2019" office:value-type="string">
            <text:p>Sun Jul 21 18:04:28 EDT 2019</text:p>
          </table:table-cell>
          <table:table-cell office:string-value="Cat" office:value-type="string">
            <text:p>Cat</text:p>
          </table:table-cell>
          <table:table-cell office:string-value="Jacques" office:value-type="string">
            <text:p>Jacques</text:p>
          </table:table-cell>
          <table:table-cell office:string-value="Jacques" office:value-type="string">
            <text:p>Jacques</text:p>
          </table:table-cell>
          <table:table-cell office:string-value="12 years" office:value-type="string">
            <text:p>12 years</text:p>
          </table:table-cell>
          <table:table-cell/>
        </table:table-row>
        <table:table-row>
          <table:table-cell office:string-value="Sun Jul 21 18:04:29 EDT 2019" office:value-type="string">
            <text:p>Sun Jul 21 18:04:29 EDT 2019</text:p>
          </table:table-cell>
          <table:table-cell office:string-value="Dog" office:value-type="string">
            <text:p>Dog</text:p>
          </table:table-cell>
          <table:table-cell office:string-value="Remy" office:value-type="string">
            <text:p>Remy</text:p>
          </table:table-cell>
          <table:table-cell office:string-value="Rem" office:value-type="string">
            <text:p>Rem</text:p>
          </table:table-cell>
          <table:table-cell office:value="1.0" office:value-type="float">
            <text:p>1.0</text:p>
          </table:table-cell>
          <table:table-cell office:string-value="Unknown" office:value-type="string">
            <text:p>Unknown</text:p>
          </table:table-cell>
        </table:table-row>
        <table:table-row>
          <table:table-cell office:string-value="Sun Jul 21 18:04:34 EDT 2019" office:value-type="string">
            <text:p>Sun Jul 21 18:04:34 EDT 2019</text:p>
          </table:table-cell>
          <table:table-cell office:string-value="Dog" office:value-type="string">
            <text:p>Dog</text:p>
          </table:table-cell>
          <table:table-cell office:string-value="Oreo" office:value-type="string">
            <text:p>Oreo</text:p>
          </table:table-cell>
          <table:table-cell office:string-value="Oreo" office:value-type="string">
            <text:p>Oreo</text:p>
          </table:table-cell>
          <table:table-cell office:value="7.0" office:value-type="float">
            <text:p>7.0</text:p>
          </table:table-cell>
          <table:table-cell office:string-value="Some kind of mix" office:value-type="string">
            <text:p>Some kind of mix</text:p>
          </table:table-cell>
        </table:table-row>
        <table:table-row>
          <table:table-cell office:string-value="Sun Jul 21 18:04:41 EDT 2019" office:value-type="string">
            <text:p>Sun Jul 21 18:04:41 EDT 2019</text:p>
          </table:table-cell>
          <table:table-cell office:string-value="Dog" office:value-type="string">
            <text:p>Dog</text:p>
          </table:table-cell>
          <table:table-cell office:string-value="Ljus  (Swedish word for light)" office:value-type="string">
            <text:p>Ljus <text:s text:c="1"/>(Swedish word for light)</text:p>
          </table:table-cell>
          <table:table-cell office:string-value="Ljus " office:value-type="string">
            <text:p>Ljus </text:p>
          </table:table-cell>
          <table:table-cell office:string-value="14 weeks " office:value-type="string">
            <text:p>14 weeks </text:p>
          </table:table-cell>
          <table:table-cell office:string-value="Golden retriever " office:value-type="string">
            <text:p>Golden retriever </text:p>
          </table:table-cell>
        </table:table-row>
        <table:table-row>
          <table:table-cell office:string-value="Sun Jul 21 18:04:51 EDT 2019" office:value-type="string">
            <text:p>Sun Jul 21 18:04:51 EDT 2019</text:p>
          </table:table-cell>
          <table:table-cell office:string-value="Dog" office:value-type="string">
            <text:p>Dog</text:p>
          </table:table-cell>
          <table:table-cell office:string-value="Bambi" office:value-type="string">
            <text:p>Bambi</text:p>
          </table:table-cell>
          <table:table-cell office:string-value="Bambs" office:value-type="string">
            <text:p>Bambs</text:p>
          </table:table-cell>
          <table:table-cell office:value="3.0" office:value-type="float">
            <text:p>3.0</text:p>
          </table:table-cell>
          <table:table-cell office:string-value="Unknown" office:value-type="string">
            <text:p>Unknown</text:p>
          </table:table-cell>
        </table:table-row>
        <table:table-row>
          <table:table-cell office:string-value="Sun Jul 21 18:04:54 EDT 2019" office:value-type="string">
            <text:p>Sun Jul 21 18:04:54 EDT 2019</text:p>
          </table:table-cell>
          <table:table-cell office:string-value="Cat" office:value-type="string">
            <text:p>Cat</text:p>
          </table:table-cell>
          <table:table-cell office:string-value="Marie Curie" office:value-type="string">
            <text:p>Marie Curie</text:p>
          </table:table-cell>
          <table:table-cell office:string-value="Marie" office:value-type="string">
            <text:p>Marie</text:p>
          </table:table-cell>
          <table:table-cell office:string-value="3 years" office:value-type="string">
            <text:p>3 years</text:p>
          </table:table-cell>
          <table:table-cell/>
        </table:table-row>
        <table:table-row>
          <table:table-cell office:string-value="Sun Jul 21 18:05:01 EDT 2019" office:value-type="string">
            <text:p>Sun Jul 21 18:05:01 EDT 2019</text:p>
          </table:table-cell>
          <table:table-cell office:string-value="Cat" office:value-type="string">
            <text:p>Cat</text:p>
          </table:table-cell>
          <table:table-cell office:string-value="Clarence" office:value-type="string">
            <text:p>Clarence</text:p>
          </table:table-cell>
          <table:table-cell office:string-value="Clarence" office:value-type="string">
            <text:p>Clarence</text:p>
          </table:table-cell>
          <table:table-cell office:value="12.0" office:value-type="float">
            <text:p>12.0</text:p>
          </table:table-cell>
          <table:table-cell office:string-value="Russian Blue" office:value-type="string">
            <text:p>Russian Blue</text:p>
          </table:table-cell>
        </table:table-row>
        <table:table-row>
          <table:table-cell office:string-value="Sun Jul 21 18:05:05 EDT 2019" office:value-type="string">
            <text:p>Sun Jul 21 18:05:05 EDT 2019</text:p>
          </table:table-cell>
          <table:table-cell office:string-value="Dog" office:value-type="string">
            <text:p>Dog</text:p>
          </table:table-cell>
          <table:table-cell office:string-value="Layla ‘The Tank’" office:value-type="string">
            <text:p>Layla ‘The Tank’</text:p>
          </table:table-cell>
          <table:table-cell office:string-value="Layla" office:value-type="string">
            <text:p>Layla</text:p>
          </table:table-cell>
          <table:table-cell office:value="3.0" office:value-type="float">
            <text:p>3.0</text:p>
          </table:table-cell>
          <table:table-cell office:string-value="Pitbull " office:value-type="string">
            <text:p>Pitbull </text:p>
          </table:table-cell>
        </table:table-row>
        <table:table-row>
          <table:table-cell office:string-value="Sun Jul 21 18:05:13 EDT 2019" office:value-type="string">
            <text:p>Sun Jul 21 18:05:13 EDT 2019</text:p>
          </table:table-cell>
          <table:table-cell office:string-value="Cat" office:value-type="string">
            <text:p>Cat</text:p>
          </table:table-cell>
          <table:table-cell office:string-value="Amber" office:value-type="string">
            <text:p>Amber</text:p>
          </table:table-cell>
          <table:table-cell office:string-value="Ambs" office:value-type="string">
            <text:p>Ambs</text:p>
          </table:table-cell>
          <table:table-cell office:value="10.0" office:value-type="float">
            <text:p>10.0</text:p>
          </table:table-cell>
          <table:table-cell office:string-value="Tortoiseshell cat" office:value-type="string">
            <text:p>Tortoiseshell cat</text:p>
          </table:table-cell>
        </table:table-row>
        <table:table-row>
          <table:table-cell office:string-value="Sun Jul 21 18:05:13 EDT 2019" office:value-type="string">
            <text:p>Sun Jul 21 18:05:13 EDT 2019</text:p>
          </table:table-cell>
          <table:table-cell office:string-value="Dog" office:value-type="string">
            <text:p>Dog</text:p>
          </table:table-cell>
          <table:table-cell office:string-value="Benny and the Jets" office:value-type="string">
            <text:p>Benny and the Jets</text:p>
          </table:table-cell>
          <table:table-cell office:string-value="Ben" office:value-type="string">
            <text:p>Ben</text:p>
          </table:table-cell>
          <table:table-cell office:value="1.0" office:value-type="float">
            <text:p>1.0</text:p>
          </table:table-cell>
          <table:table-cell office:string-value="Mastiff/Great Dane" office:value-type="string">
            <text:p>Mastiff/Great Dane</text:p>
          </table:table-cell>
        </table:table-row>
        <table:table-row>
          <table:table-cell office:string-value="Sun Jul 21 18:05:16 EDT 2019" office:value-type="string">
            <text:p>Sun Jul 21 18:05:16 EDT 2019</text:p>
          </table:table-cell>
          <table:table-cell office:string-value="Dog" office:value-type="string">
            <text:p>Dog</text:p>
          </table:table-cell>
          <table:table-cell office:string-value="Milo " office:value-type="string">
            <text:p>Milo </text:p>
          </table:table-cell>
          <table:table-cell office:string-value="Milo" office:value-type="string">
            <text:p>Milo</text:p>
          </table:table-cell>
          <table:table-cell office:value="7.0" office:value-type="float">
            <text:p>7.0</text:p>
          </table:table-cell>
          <table:table-cell office:string-value="Bichon frisee" office:value-type="string">
            <text:p>Bichon frisee</text:p>
          </table:table-cell>
        </table:table-row>
        <table:table-row>
          <table:table-cell office:string-value="Sun Jul 21 18:05:20 EDT 2019" office:value-type="string">
            <text:p>Sun Jul 21 18:05:20 EDT 2019</text:p>
          </table:table-cell>
          <table:table-cell office:string-value="Dog" office:value-type="string">
            <text:p>Dog</text:p>
          </table:table-cell>
          <table:table-cell office:string-value="Mocha" office:value-type="string">
            <text:p>Mocha</text:p>
          </table:table-cell>
          <table:table-cell office:string-value="Mocha" office:value-type="string">
            <text:p>Mocha</text:p>
          </table:table-cell>
          <table:table-cell office:value="3.0" office:value-type="float">
            <text:p>3.0</text:p>
          </table:table-cell>
          <table:table-cell office:string-value="Pitbull/Terrier mix" office:value-type="string">
            <text:p>Pitbull/Terrier mix</text:p>
          </table:table-cell>
        </table:table-row>
        <table:table-row>
          <table:table-cell office:string-value="Sun Jul 21 18:05:22 EDT 2019" office:value-type="string">
            <text:p>Sun Jul 21 18:05:22 EDT 2019</text:p>
          </table:table-cell>
          <table:table-cell office:string-value="Dog" office:value-type="string">
            <text:p>Dog</text:p>
          </table:table-cell>
          <table:table-cell office:string-value="Shadow " office:value-type="string">
            <text:p>Shadow </text:p>
          </table:table-cell>
          <table:table-cell office:string-value="Shadow " office:value-type="string">
            <text:p>Shadow </text:p>
          </table:table-cell>
          <table:table-cell office:string-value="15 ½ " office:value-type="string">
            <text:p>15 ½ </text:p>
          </table:table-cell>
          <table:table-cell office:string-value="Golden retriever " office:value-type="string">
            <text:p>Golden retriever </text:p>
          </table:table-cell>
        </table:table-row>
        <table:table-row>
          <table:table-cell office:string-value="Sun Jul 21 18:05:22 EDT 2019" office:value-type="string">
            <text:p>Sun Jul 21 18:05:22 EDT 2019</text:p>
          </table:table-cell>
          <table:table-cell office:string-value="Cat" office:value-type="string">
            <text:p>Cat</text:p>
          </table:table-cell>
          <table:table-cell office:string-value="Little Bit" office:value-type="string">
            <text:p>Little Bit</text:p>
          </table:table-cell>
          <table:table-cell office:string-value="Skittles" office:value-type="string">
            <text:p>Skittles</text:p>
          </table:table-cell>
          <table:table-cell office:value="10.0" office:value-type="float">
            <text:p>10.0</text:p>
          </table:table-cell>
          <table:table-cell office:string-value="Tabby" office:value-type="string">
            <text:p>Tabby</text:p>
          </table:table-cell>
        </table:table-row>
        <table:table-row>
          <table:table-cell office:string-value="Sun Jul 21 18:05:24 EDT 2019" office:value-type="string">
            <text:p>Sun Jul 21 18:05:24 EDT 2019</text:p>
          </table:table-cell>
          <table:table-cell office:string-value="Dog" office:value-type="string">
            <text:p>Dog</text:p>
          </table:table-cell>
          <table:table-cell office:string-value="Luna" office:value-type="string">
            <text:p>Luna</text:p>
          </table:table-cell>
          <table:table-cell office:string-value="Luna" office:value-type="string">
            <text:p>Luna</text:p>
          </table:table-cell>
          <table:table-cell office:value="1.0" office:value-type="float">
            <text:p>1.0</text:p>
          </table:table-cell>
          <table:table-cell office:string-value="Great Pyrenees " office:value-type="string">
            <text:p>Great Pyrenees </text:p>
          </table:table-cell>
        </table:table-row>
        <table:table-row>
          <table:table-cell office:string-value="Sun Jul 21 18:05:29 EDT 2019" office:value-type="string">
            <text:p>Sun Jul 21 18:05:29 EDT 2019</text:p>
          </table:table-cell>
          <table:table-cell office:string-value="Cat" office:value-type="string">
            <text:p>Cat</text:p>
          </table:table-cell>
          <table:table-cell office:string-value="Garrison" office:value-type="string">
            <text:p>Garrison</text:p>
          </table:table-cell>
          <table:table-cell office:string-value="Garrison " office:value-type="string">
            <text:p>Garrison </text:p>
          </table:table-cell>
          <table:table-cell office:value="9.0" office:value-type="float">
            <text:p>9.0</text:p>
          </table:table-cell>
          <table:table-cell office:string-value="Russian Blue" office:value-type="string">
            <text:p>Russian Blue</text:p>
          </table:table-cell>
        </table:table-row>
        <table:table-row>
          <table:table-cell office:string-value="Sun Jul 21 18:05:32 EDT 2019" office:value-type="string">
            <text:p>Sun Jul 21 18:05:32 EDT 2019</text:p>
          </table:table-cell>
          <table:table-cell office:string-value="Dog" office:value-type="string">
            <text:p>Dog</text:p>
          </table:table-cell>
          <table:table-cell office:string-value="Cody" office:value-type="string">
            <text:p>Cody</text:p>
          </table:table-cell>
          <table:table-cell office:string-value="Baby, Pookie" office:value-type="string">
            <text:p>Baby, Pookie</text:p>
          </table:table-cell>
          <table:table-cell office:value="13.0" office:value-type="float">
            <text:p>13.0</text:p>
          </table:table-cell>
          <table:table-cell office:string-value="Black lab/cocker spaniel mix" office:value-type="string">
            <text:p>Black lab/cocker spaniel mix</text:p>
          </table:table-cell>
        </table:table-row>
        <table:table-row>
          <table:table-cell office:string-value="Sun Jul 21 18:05:39 EDT 2019" office:value-type="string">
            <text:p>Sun Jul 21 18:05:39 EDT 2019</text:p>
          </table:table-cell>
          <table:table-cell office:string-value="Hamster" office:value-type="string">
            <text:p>Hamster</text:p>
          </table:table-cell>
          <table:table-cell office:string-value="Hammy" office:value-type="string">
            <text:p>Hammy</text:p>
          </table:table-cell>
          <table:table-cell office:string-value="Ham" office:value-type="string">
            <text:p>Ham</text:p>
          </table:table-cell>
          <table:table-cell office:value="1.0" office:value-type="float">
            <text:p>1.0</text:p>
          </table:table-cell>
          <table:table-cell office:string-value="Russian dwarf hamster" office:value-type="string">
            <text:p>Russian dwarf hamster</text:p>
          </table:table-cell>
        </table:table-row>
        <table:table-row>
          <table:table-cell office:string-value="Sun Jul 21 18:05:49 EDT 2019" office:value-type="string">
            <text:p>Sun Jul 21 18:05:49 EDT 2019</text:p>
          </table:table-cell>
          <table:table-cell office:string-value="Cat" office:value-type="string">
            <text:p>Cat</text:p>
          </table:table-cell>
          <table:table-cell office:string-value="Zoey" office:value-type="string">
            <text:p>Zoey</text:p>
          </table:table-cell>
          <table:table-cell office:string-value="Zoey" office:value-type="string">
            <text:p>Zoey</text:p>
          </table:table-cell>
          <table:table-cell office:value="13.0" office:value-type="float">
            <text:p>13.0</text:p>
          </table:table-cell>
          <table:table-cell office:string-value="Cat" office:value-type="string">
            <text:p>Cat</text:p>
          </table:table-cell>
        </table:table-row>
        <table:table-row>
          <table:table-cell office:string-value="Sun Jul 21 18:05:49 EDT 2019" office:value-type="string">
            <text:p>Sun Jul 21 18:05:49 EDT 2019</text:p>
          </table:table-cell>
          <table:table-cell office:string-value="Dog" office:value-type="string">
            <text:p>Dog</text:p>
          </table:table-cell>
          <table:table-cell office:string-value="Oatmeal" office:value-type="string">
            <text:p>Oatmeal</text:p>
          </table:table-cell>
          <table:table-cell office:string-value="Oatmeal" office:value-type="string">
            <text:p>Oatmeal</text:p>
          </table:table-cell>
          <table:table-cell office:string-value="7 months" office:value-type="string">
            <text:p>7 months</text:p>
          </table:table-cell>
          <table:table-cell office:string-value="Golden retriever" office:value-type="string">
            <text:p>Golden retriever</text:p>
          </table:table-cell>
        </table:table-row>
        <table:table-row>
          <table:table-cell office:string-value="Sun Jul 21 18:05:50 EDT 2019" office:value-type="string">
            <text:p>Sun Jul 21 18:05:50 EDT 2019</text:p>
          </table:table-cell>
          <table:table-cell office:string-value="Dog" office:value-type="string">
            <text:p>Dog</text:p>
          </table:table-cell>
          <table:table-cell office:string-value="Ginger " office:value-type="string">
            <text:p>Ginger </text:p>
          </table:table-cell>
          <table:table-cell office:string-value="Nugget " office:value-type="string">
            <text:p>Nugget </text:p>
          </table:table-cell>
          <table:table-cell office:value="10.0" office:value-type="float">
            <text:p>10.0</text:p>
          </table:table-cell>
          <table:table-cell office:string-value="Chihuahua " office:value-type="string">
            <text:p>Chihuahua </text:p>
          </table:table-cell>
        </table:table-row>
        <table:table-row>
          <table:table-cell office:string-value="Sun Jul 21 18:05:52 EDT 2019" office:value-type="string">
            <text:p>Sun Jul 21 18:05:52 EDT 2019</text:p>
          </table:table-cell>
          <table:table-cell office:string-value="Cat" office:value-type="string">
            <text:p>Cat</text:p>
          </table:table-cell>
          <table:table-cell office:string-value="Lucy" office:value-type="string">
            <text:p>Lucy</text:p>
          </table:table-cell>
          <table:table-cell office:string-value="Lucy" office:value-type="string">
            <text:p>Lucy</text:p>
          </table:table-cell>
          <table:table-cell office:value="4.0" office:value-type="float">
            <text:p>4.0</text:p>
          </table:table-cell>
          <table:table-cell office:string-value="Russian Blue " office:value-type="string">
            <text:p>Russian Blue </text:p>
          </table:table-cell>
        </table:table-row>
        <table:table-row>
          <table:table-cell office:string-value="Sun Jul 21 18:05:52 EDT 2019" office:value-type="string">
            <text:p>Sun Jul 21 18:05:52 EDT 2019</text:p>
          </table:table-cell>
          <table:table-cell office:string-value="Dog" office:value-type="string">
            <text:p>Dog</text:p>
          </table:table-cell>
          <table:table-cell office:string-value="Starbuck Louise" office:value-type="string">
            <text:p>Starbuck Louise</text:p>
          </table:table-cell>
          <table:table-cell office:string-value="Starbuck" office:value-type="string">
            <text:p>Starbuck</text:p>
          </table:table-cell>
          <table:table-cell office:value="4.0" office:value-type="float">
            <text:p>4.0</text:p>
          </table:table-cell>
          <table:table-cell office:string-value="Goldendoodle" office:value-type="string">
            <text:p>Goldendoodle</text:p>
          </table:table-cell>
        </table:table-row>
        <table:table-row>
          <table:table-cell office:string-value="Sun Jul 21 18:05:55 EDT 2019" office:value-type="string">
            <text:p>Sun Jul 21 18:05:55 EDT 2019</text:p>
          </table:table-cell>
          <table:table-cell office:string-value="Dog" office:value-type="string">
            <text:p>Dog</text:p>
          </table:table-cell>
          <table:table-cell office:string-value="Mocha Antoinette" office:value-type="string">
            <text:p>Mocha Antoinette</text:p>
          </table:table-cell>
          <table:table-cell office:string-value="Mocha" office:value-type="string">
            <text:p>Mocha</text:p>
          </table:table-cell>
          <table:table-cell office:value="7.0" office:value-type="float">
            <text:p>7.0</text:p>
          </table:table-cell>
          <table:table-cell office:string-value="Mutt" office:value-type="string">
            <text:p>Mutt</text:p>
          </table:table-cell>
        </table:table-row>
        <table:table-row>
          <table:table-cell office:string-value="Sun Jul 21 18:06:04 EDT 2019" office:value-type="string">
            <text:p>Sun Jul 21 18:06:04 EDT 2019</text:p>
          </table:table-cell>
          <table:table-cell office:string-value="Dog" office:value-type="string">
            <text:p>Dog</text:p>
          </table:table-cell>
          <table:table-cell office:string-value="Oscar " office:value-type="string">
            <text:p>Oscar </text:p>
          </table:table-cell>
          <table:table-cell office:string-value="Oscar " office:value-type="string">
            <text:p>Oscar </text:p>
          </table:table-cell>
          <table:table-cell office:value="10.0" office:value-type="float">
            <text:p>10.0</text:p>
          </table:table-cell>
          <table:table-cell office:string-value="Shepherd retriever mix" office:value-type="string">
            <text:p>Shepherd retriever mix</text:p>
          </table:table-cell>
        </table:table-row>
        <table:table-row>
          <table:table-cell office:string-value="Sun Jul 21 18:06:06 EDT 2019" office:value-type="string">
            <text:p>Sun Jul 21 18:06:06 EDT 2019</text:p>
          </table:table-cell>
          <table:table-cell office:string-value="Cat" office:value-type="string">
            <text:p>Cat</text:p>
          </table:table-cell>
          <table:table-cell office:string-value="Serena" office:value-type="string">
            <text:p>Serena</text:p>
          </table:table-cell>
          <table:table-cell office:string-value="Mouse Pie" office:value-type="string">
            <text:p>Mouse Pie</text:p>
          </table:table-cell>
          <table:table-cell office:value="17.0" office:value-type="float">
            <text:p>17.0</text:p>
          </table:table-cell>
          <table:table-cell office:string-value="Domestic Longhair" office:value-type="string">
            <text:p>Domestic Longhair</text:p>
          </table:table-cell>
        </table:table-row>
        <table:table-row>
          <table:table-cell office:string-value="Sun Jul 21 18:06:08 EDT 2019" office:value-type="string">
            <text:p>Sun Jul 21 18:06:08 EDT 2019</text:p>
          </table:table-cell>
          <table:table-cell office:string-value="Cat" office:value-type="string">
            <text:p>Cat</text:p>
          </table:table-cell>
          <table:table-cell office:string-value="Maxine Waters" office:value-type="string">
            <text:p>Maxine Waters</text:p>
          </table:table-cell>
          <table:table-cell office:string-value="Maxine" office:value-type="string">
            <text:p>Maxine</text:p>
          </table:table-cell>
          <table:table-cell office:value="4.0" office:value-type="float">
            <text:p>4.0</text:p>
          </table:table-cell>
          <table:table-cell/>
        </table:table-row>
        <table:table-row>
          <table:table-cell office:string-value="Sun Jul 21 18:06:21 EDT 2019" office:value-type="string">
            <text:p>Sun Jul 21 18:06:21 EDT 2019</text:p>
          </table:table-cell>
          <table:table-cell office:string-value="Dog" office:value-type="string">
            <text:p>Dog</text:p>
          </table:table-cell>
          <table:table-cell office:string-value="Magnolia Mae" office:value-type="string">
            <text:p>Magnolia Mae</text:p>
          </table:table-cell>
          <table:table-cell office:string-value="Noli" office:value-type="string">
            <text:p>Noli</text:p>
          </table:table-cell>
          <table:table-cell office:value="2.5" office:value-type="float">
            <text:p>2.5</text:p>
          </table:table-cell>
          <table:table-cell office:string-value="Great Pyrenees/Lab" office:value-type="string">
            <text:p>Great Pyrenees/Lab</text:p>
          </table:table-cell>
        </table:table-row>
        <table:table-row>
          <table:table-cell office:string-value="Sun Jul 21 18:06:27 EDT 2019" office:value-type="string">
            <text:p>Sun Jul 21 18:06:27 EDT 2019</text:p>
          </table:table-cell>
          <table:table-cell office:string-value="Dog" office:value-type="string">
            <text:p>Dog</text:p>
          </table:table-cell>
          <table:table-cell office:string-value="George Cooper" office:value-type="string">
            <text:p>George Cooper</text:p>
          </table:table-cell>
          <table:table-cell office:string-value="Georgie" office:value-type="string">
            <text:p>Georgie</text:p>
          </table:table-cell>
          <table:table-cell office:value="2.0" office:value-type="float">
            <text:p>2.0</text:p>
          </table:table-cell>
          <table:table-cell office:string-value="Golden Retriever" office:value-type="string">
            <text:p>Golden Retriever</text:p>
          </table:table-cell>
        </table:table-row>
        <table:table-row>
          <table:table-cell office:string-value="Sun Jul 21 18:06:28 EDT 2019" office:value-type="string">
            <text:p>Sun Jul 21 18:06:28 EDT 2019</text:p>
          </table:table-cell>
          <table:table-cell office:string-value="Dog" office:value-type="string">
            <text:p>Dog</text:p>
          </table:table-cell>
          <table:table-cell office:string-value="Cayenne" office:value-type="string">
            <text:p>Cayenne</text:p>
          </table:table-cell>
          <table:table-cell office:string-value="Cayenne" office:value-type="string">
            <text:p>Cayenne</text:p>
          </table:table-cell>
          <table:table-cell office:value="8.0" office:value-type="float">
            <text:p>8.0</text:p>
          </table:table-cell>
          <table:table-cell office:string-value="German Shepherd" office:value-type="string">
            <text:p>German Shepherd</text:p>
          </table:table-cell>
        </table:table-row>
        <table:table-row>
          <table:table-cell office:string-value="Sun Jul 21 18:06:37 EDT 2019" office:value-type="string">
            <text:p>Sun Jul 21 18:06:37 EDT 2019</text:p>
          </table:table-cell>
          <table:table-cell office:string-value="Cat" office:value-type="string">
            <text:p>Cat</text:p>
          </table:table-cell>
          <table:table-cell office:string-value="Pip" office:value-type="string">
            <text:p>Pip</text:p>
          </table:table-cell>
          <table:table-cell office:string-value="Pip" office:value-type="string">
            <text:p>Pip</text:p>
          </table:table-cell>
          <table:table-cell office:value="11.0" office:value-type="float">
            <text:p>11.0</text:p>
          </table:table-cell>
          <table:table-cell office:string-value="Tuxedo " office:value-type="string">
            <text:p>Tuxedo </text:p>
          </table:table-cell>
        </table:table-row>
        <table:table-row>
          <table:table-cell office:string-value="Sun Jul 21 18:06:39 EDT 2019" office:value-type="string">
            <text:p>Sun Jul 21 18:06:39 EDT 2019</text:p>
          </table:table-cell>
          <table:table-cell office:string-value="Dog" office:value-type="string">
            <text:p>Dog</text:p>
          </table:table-cell>
          <table:table-cell office:string-value="Olive Oil" office:value-type="string">
            <text:p>Olive Oil</text:p>
          </table:table-cell>
          <table:table-cell office:string-value="Olive" office:value-type="string">
            <text:p>Olive</text:p>
          </table:table-cell>
          <table:table-cell office:value="2.0" office:value-type="float">
            <text:p>2.0</text:p>
          </table:table-cell>
          <table:table-cell office:string-value="Australian Shepherd" office:value-type="string">
            <text:p>Australian Shepherd</text:p>
          </table:table-cell>
        </table:table-row>
        <table:table-row>
          <table:table-cell office:string-value="Sun Jul 21 18:06:41 EDT 2019" office:value-type="string">
            <text:p>Sun Jul 21 18:06:41 EDT 2019</text:p>
          </table:table-cell>
          <table:table-cell office:string-value="Rabbit" office:value-type="string">
            <text:p>Rabbit</text:p>
          </table:table-cell>
          <table:table-cell office:string-value="Iggy and Ziggy " office:value-type="string">
            <text:p>Iggy and Ziggy </text:p>
          </table:table-cell>
          <table:table-cell office:string-value="Igs and Zigs" office:value-type="string">
            <text:p>Igs and Zigs</text:p>
          </table:table-cell>
          <table:table-cell office:value="3.0" office:value-type="float">
            <text:p>3.0</text:p>
          </table:table-cell>
          <table:table-cell office:string-value="Lop and angora" office:value-type="string">
            <text:p>Lop and angora</text:p>
          </table:table-cell>
        </table:table-row>
        <table:table-row>
          <table:table-cell office:string-value="Sun Jul 21 18:06:45 EDT 2019" office:value-type="string">
            <text:p>Sun Jul 21 18:06:45 EDT 2019</text:p>
          </table:table-cell>
          <table:table-cell office:string-value="Dog" office:value-type="string">
            <text:p>Dog</text:p>
          </table:table-cell>
          <table:table-cell office:string-value="Brook" office:value-type="string">
            <text:p>Brook</text:p>
          </table:table-cell>
          <table:table-cell office:string-value="Brookie" office:value-type="string">
            <text:p>Brookie</text:p>
          </table:table-cell>
          <table:table-cell office:value="7.0" office:value-type="float">
            <text:p>7.0</text:p>
          </table:table-cell>
          <table:table-cell office:string-value="Golden Retriever" office:value-type="string">
            <text:p>Golden Retriever</text:p>
          </table:table-cell>
        </table:table-row>
        <table:table-row>
          <table:table-cell office:string-value="Sun Jul 21 18:06:46 EDT 2019" office:value-type="string">
            <text:p>Sun Jul 21 18:06:46 EDT 2019</text:p>
          </table:table-cell>
          <table:table-cell office:string-value="Dog" office:value-type="string">
            <text:p>Dog</text:p>
          </table:table-cell>
          <table:table-cell office:string-value="Sparkie" office:value-type="string">
            <text:p>Sparkie</text:p>
          </table:table-cell>
          <table:table-cell office:string-value="Spark, Sparkie, sparkle" office:value-type="string">
            <text:p>Spark, Sparkie, sparkle</text:p>
          </table:table-cell>
          <table:table-cell office:value="4.0" office:value-type="float">
            <text:p>4.0</text:p>
          </table:table-cell>
          <table:table-cell office:string-value="Mutt" office:value-type="string">
            <text:p>Mutt</text:p>
          </table:table-cell>
        </table:table-row>
        <table:table-row>
          <table:table-cell office:string-value="Sun Jul 21 18:06:48 EDT 2019" office:value-type="string">
            <text:p>Sun Jul 21 18:06:48 EDT 2019</text:p>
          </table:table-cell>
          <table:table-cell office:string-value="Dog" office:value-type="string">
            <text:p>Dog</text:p>
          </table:table-cell>
          <table:table-cell office:string-value="Max" office:value-type="string">
            <text:p>Max</text:p>
          </table:table-cell>
          <table:table-cell office:string-value="Maxie" office:value-type="string">
            <text:p>Maxie</text:p>
          </table:table-cell>
          <table:table-cell office:value="16.0" office:value-type="float">
            <text:p>16.0</text:p>
          </table:table-cell>
          <table:table-cell office:string-value="carin terrier/ kerry blue terrier/ keeshond" office:value-type="string">
            <text:p>carin terrier/ kerry blue terrier/ keeshond</text:p>
          </table:table-cell>
        </table:table-row>
        <table:table-row>
          <table:table-cell office:string-value="Sun Jul 21 18:06:48 EDT 2019" office:value-type="string">
            <text:p>Sun Jul 21 18:06:48 EDT 2019</text:p>
          </table:table-cell>
          <table:table-cell office:string-value="Dog" office:value-type="string">
            <text:p>Dog</text:p>
          </table:table-cell>
          <table:table-cell office:string-value="Howard" office:value-type="string">
            <text:p>Howard</text:p>
          </table:table-cell>
          <table:table-cell office:string-value="Howie" office:value-type="string">
            <text:p>Howie</text:p>
          </table:table-cell>
          <table:table-cell office:value="10.0" office:value-type="float">
            <text:p>10.0</text:p>
          </table:table-cell>
          <table:table-cell office:string-value="Pit bull American Staffordshire Terrier mix" office:value-type="string">
            <text:p>Pit bull American Staffordshire Terrier mix</text:p>
          </table:table-cell>
        </table:table-row>
        <table:table-row>
          <table:table-cell office:string-value="Sun Jul 21 18:06:57 EDT 2019" office:value-type="string">
            <text:p>Sun Jul 21 18:06:57 EDT 2019</text:p>
          </table:table-cell>
          <table:table-cell office:string-value="Cat" office:value-type="string">
            <text:p>Cat</text:p>
          </table:table-cell>
          <table:table-cell office:string-value="Samantha Bee" office:value-type="string">
            <text:p>Samantha Bee</text:p>
          </table:table-cell>
          <table:table-cell office:string-value="Sam" office:value-type="string">
            <text:p>Sam</text:p>
          </table:table-cell>
          <table:table-cell office:value="3.0" office:value-type="float">
            <text:p>3.0</text:p>
          </table:table-cell>
          <table:table-cell office:string-value="Tuxedo" office:value-type="string">
            <text:p>Tuxedo</text:p>
          </table:table-cell>
        </table:table-row>
        <table:table-row>
          <table:table-cell office:string-value="Sun Jul 21 18:07:04 EDT 2019" office:value-type="string">
            <text:p>Sun Jul 21 18:07:04 EDT 2019</text:p>
          </table:table-cell>
          <table:table-cell office:string-value="Dog" office:value-type="string">
            <text:p>Dog</text:p>
          </table:table-cell>
          <table:table-cell office:string-value="Ella Fitzgerald" office:value-type="string">
            <text:p>Ella Fitzgerald</text:p>
          </table:table-cell>
          <table:table-cell office:string-value="Ella" office:value-type="string">
            <text:p>Ella</text:p>
          </table:table-cell>
          <table:table-cell office:value="12.0" office:value-type="float">
            <text:p>12.0</text:p>
          </table:table-cell>
          <table:table-cell office:string-value="Heinz 57" office:value-type="string">
            <text:p>Heinz 57</text:p>
          </table:table-cell>
        </table:table-row>
        <table:table-row>
          <table:table-cell office:string-value="Sun Jul 21 18:07:05 EDT 2019" office:value-type="string">
            <text:p>Sun Jul 21 18:07:05 EDT 2019</text:p>
          </table:table-cell>
          <table:table-cell office:string-value="Cat" office:value-type="string">
            <text:p>Cat</text:p>
          </table:table-cell>
          <table:table-cell office:string-value="Chanel" office:value-type="string">
            <text:p>Chanel</text:p>
          </table:table-cell>
          <table:table-cell office:string-value="Teeny" office:value-type="string">
            <text:p>Teeny</text:p>
          </table:table-cell>
          <table:table-cell office:value="6.5" office:value-type="float">
            <text:p>6.5</text:p>
          </table:table-cell>
          <table:table-cell/>
        </table:table-row>
        <table:table-row>
          <table:table-cell office:string-value="Sun Jul 21 18:07:05 EDT 2019" office:value-type="string">
            <text:p>Sun Jul 21 18:07:05 EDT 2019</text:p>
          </table:table-cell>
          <table:table-cell office:string-value="Betta fish" office:value-type="string">
            <text:p>Betta fish</text:p>
          </table:table-cell>
          <table:table-cell office:string-value="Commander Ambrose" office:value-type="string">
            <text:p>Commander Ambrose</text:p>
          </table:table-cell>
          <table:table-cell office:string-value="The Commander" office:value-type="string">
            <text:p>The Commander</text:p>
          </table:table-cell>
          <table:table-cell office:string-value="10 months" office:value-type="string">
            <text:p>10 months</text:p>
          </table:table-cell>
          <table:table-cell office:string-value="Betta Fish" office:value-type="string">
            <text:p>Betta Fish</text:p>
          </table:table-cell>
        </table:table-row>
        <table:table-row>
          <table:table-cell office:string-value="Sun Jul 21 18:07:14 EDT 2019" office:value-type="string">
            <text:p>Sun Jul 21 18:07:14 EDT 2019</text:p>
          </table:table-cell>
          <table:table-cell office:string-value="Dog" office:value-type="string">
            <text:p>Dog</text:p>
          </table:table-cell>
          <table:table-cell office:string-value="Josephine Bakes" office:value-type="string">
            <text:p>Josephine Bakes</text:p>
          </table:table-cell>
          <table:table-cell office:string-value="Josie" office:value-type="string">
            <text:p>Josie</text:p>
          </table:table-cell>
          <table:table-cell office:value="5.0" office:value-type="float">
            <text:p>5.0</text:p>
          </table:table-cell>
          <table:table-cell office:string-value="Pitbull/lab mix" office:value-type="string">
            <text:p>Pitbull/lab mix</text:p>
          </table:table-cell>
        </table:table-row>
        <table:table-row>
          <table:table-cell office:string-value="Sun Jul 21 18:07:19 EDT 2019" office:value-type="string">
            <text:p>Sun Jul 21 18:07:19 EDT 2019</text:p>
          </table:table-cell>
          <table:table-cell office:string-value="Dog" office:value-type="string">
            <text:p>Dog</text:p>
          </table:table-cell>
          <table:table-cell office:string-value="Lennie" office:value-type="string">
            <text:p>Lennie</text:p>
          </table:table-cell>
          <table:table-cell office:string-value="Lennie" office:value-type="string">
            <text:p>Lennie</text:p>
          </table:table-cell>
          <table:table-cell office:value="2.0" office:value-type="float">
            <text:p>2.0</text:p>
          </table:table-cell>
          <table:table-cell office:string-value="Treeing Tennessee Brindle " office:value-type="string">
            <text:p>Treeing Tennessee Brindle </text:p>
          </table:table-cell>
        </table:table-row>
        <table:table-row>
          <table:table-cell office:string-value="Sun Jul 21 18:07:30 EDT 2019" office:value-type="string">
            <text:p>Sun Jul 21 18:07:30 EDT 2019</text:p>
          </table:table-cell>
          <table:table-cell office:string-value="Cat" office:value-type="string">
            <text:p>Cat</text:p>
          </table:table-cell>
          <table:table-cell office:string-value="Obsidian Jazz Paws" office:value-type="string">
            <text:p>Obsidian Jazz Paws</text:p>
          </table:table-cell>
          <table:table-cell office:string-value="OJP" office:value-type="string">
            <text:p>OJP</text:p>
          </table:table-cell>
          <table:table-cell office:value="1.0" office:value-type="float">
            <text:p>1.0</text:p>
          </table:table-cell>
          <table:table-cell office:string-value="Feral" office:value-type="string">
            <text:p>Feral</text:p>
          </table:table-cell>
        </table:table-row>
        <table:table-row>
          <table:table-cell office:string-value="Sun Jul 21 18:07:31 EDT 2019" office:value-type="string">
            <text:p>Sun Jul 21 18:07:31 EDT 2019</text:p>
          </table:table-cell>
          <table:table-cell office:string-value="Cat" office:value-type="string">
            <text:p>Cat</text:p>
          </table:table-cell>
          <table:table-cell office:string-value="Scotty " office:value-type="string">
            <text:p>Scotty </text:p>
          </table:table-cell>
          <table:table-cell office:string-value="Scotty " office:value-type="string">
            <text:p>Scotty </text:p>
          </table:table-cell>
          <table:table-cell office:value="8.0" office:value-type="float">
            <text:p>8.0</text:p>
          </table:table-cell>
          <table:table-cell office:string-value="Domestic short hair " office:value-type="string">
            <text:p>Domestic short hair </text:p>
          </table:table-cell>
        </table:table-row>
        <table:table-row>
          <table:table-cell office:string-value="Sun Jul 21 18:07:38 EDT 2019" office:value-type="string">
            <text:p>Sun Jul 21 18:07:38 EDT 2019</text:p>
          </table:table-cell>
          <table:table-cell office:string-value="Cat" office:value-type="string">
            <text:p>Cat</text:p>
          </table:table-cell>
          <table:table-cell office:string-value="Macallan" office:value-type="string">
            <text:p>Macallan</text:p>
          </table:table-cell>
          <table:table-cell office:string-value="Mac" office:value-type="string">
            <text:p>Mac</text:p>
          </table:table-cell>
          <table:table-cell office:value="8.0" office:value-type="float">
            <text:p>8.0</text:p>
          </table:table-cell>
          <table:table-cell/>
        </table:table-row>
        <table:table-row>
          <table:table-cell office:string-value="Sun Jul 21 18:07:39 EDT 2019" office:value-type="string">
            <text:p>Sun Jul 21 18:07:39 EDT 2019</text:p>
          </table:table-cell>
          <table:table-cell office:string-value="Dog" office:value-type="string">
            <text:p>Dog</text:p>
          </table:table-cell>
          <table:table-cell office:string-value="Cody James" office:value-type="string">
            <text:p>Cody James</text:p>
          </table:table-cell>
          <table:table-cell office:string-value="Buddy" office:value-type="string">
            <text:p>Buddy</text:p>
          </table:table-cell>
          <table:table-cell office:string-value="1.5 years" office:value-type="string">
            <text:p>1.5 years</text:p>
          </table:table-cell>
          <table:table-cell office:string-value="Golden Retriever" office:value-type="string">
            <text:p>Golden Retriever</text:p>
          </table:table-cell>
        </table:table-row>
        <table:table-row>
          <table:table-cell office:string-value="Sun Jul 21 18:07:43 EDT 2019" office:value-type="string">
            <text:p>Sun Jul 21 18:07:43 EDT 2019</text:p>
          </table:table-cell>
          <table:table-cell office:string-value="Dog" office:value-type="string">
            <text:p>Dog</text:p>
          </table:table-cell>
          <table:table-cell office:string-value="Jake" office:value-type="string">
            <text:p>Jake</text:p>
          </table:table-cell>
          <table:table-cell office:string-value="Jake" office:value-type="string">
            <text:p>Jake</text:p>
          </table:table-cell>
          <table:table-cell office:value="2.0" office:value-type="float">
            <text:p>2.0</text:p>
          </table:table-cell>
          <table:table-cell office:string-value="Golden Retriever/Husky/Shepherd/Jack Russell " office:value-type="string">
            <text:p>Golden Retriever/Husky/Shepherd/Jack Russell </text:p>
          </table:table-cell>
        </table:table-row>
        <table:table-row>
          <table:table-cell office:string-value="Sun Jul 21 18:07:46 EDT 2019" office:value-type="string">
            <text:p>Sun Jul 21 18:07:46 EDT 2019</text:p>
          </table:table-cell>
          <table:table-cell office:string-value="Cat" office:value-type="string">
            <text:p>Cat</text:p>
          </table:table-cell>
          <table:table-cell office:string-value="Katie " office:value-type="string">
            <text:p>Katie </text:p>
          </table:table-cell>
          <table:table-cell office:string-value="Boo" office:value-type="string">
            <text:p>Boo</text:p>
          </table:table-cell>
          <table:table-cell office:value="9.0" office:value-type="float">
            <text:p>9.0</text:p>
          </table:table-cell>
          <table:table-cell office:string-value="Tuxedo moggy" office:value-type="string">
            <text:p>Tuxedo moggy</text:p>
          </table:table-cell>
        </table:table-row>
        <table:table-row>
          <table:table-cell office:string-value="Sun Jul 21 18:07:53 EDT 2019" office:value-type="string">
            <text:p>Sun Jul 21 18:07:53 EDT 2019</text:p>
          </table:table-cell>
          <table:table-cell office:string-value="Server" office:value-type="string">
            <text:p>Server</text:p>
          </table:table-cell>
          <table:table-cell office:string-value="damn" office:value-type="string">
            <text:p>damn</text:p>
          </table:table-cell>
          <table:table-cell office:string-value="it" office:value-type="string">
            <text:p>it</text:p>
          </table:table-cell>
          <table:table-cell office:string-value="2 years" office:value-type="string">
            <text:p>2 years</text:p>
          </table:table-cell>
          <table:table-cell office:string-value="Skylake" office:value-type="string">
            <text:p>Skylake</text:p>
          </table:table-cell>
        </table:table-row>
        <table:table-row>
          <table:table-cell office:string-value="Sun Jul 21 18:08:03 EDT 2019" office:value-type="string">
            <text:p>Sun Jul 21 18:08:03 EDT 2019</text:p>
          </table:table-cell>
          <table:table-cell office:string-value="Dog" office:value-type="string">
            <text:p>Dog</text:p>
          </table:table-cell>
          <table:table-cell office:string-value="Gail" office:value-type="string">
            <text:p>Gail</text:p>
          </table:table-cell>
          <table:table-cell office:string-value="Gail" office:value-type="string">
            <text:p>Gail</text:p>
          </table:table-cell>
          <table:table-cell office:value="3.0" office:value-type="float">
            <text:p>3.0</text:p>
          </table:table-cell>
          <table:table-cell office:string-value="Treeing Tennessee Brindle " office:value-type="string">
            <text:p>Treeing Tennessee Brindle </text:p>
          </table:table-cell>
        </table:table-row>
        <table:table-row>
          <table:table-cell office:string-value="Sun Jul 21 18:08:13 EDT 2019" office:value-type="string">
            <text:p>Sun Jul 21 18:08:13 EDT 2019</text:p>
          </table:table-cell>
          <table:table-cell office:string-value="Rodent" office:value-type="string">
            <text:p>Rodent</text:p>
          </table:table-cell>
          <table:table-cell office:string-value="Bella " office:value-type="string">
            <text:p>Bella </text:p>
          </table:table-cell>
          <table:table-cell office:string-value="Bella" office:value-type="string">
            <text:p>Bella</text:p>
          </table:table-cell>
          <table:table-cell office:value="2.0" office:value-type="float">
            <text:p>2.0</text:p>
          </table:table-cell>
          <table:table-cell office:string-value="Russian Dwarf Hamster" office:value-type="string">
            <text:p>Russian Dwarf Hamster</text:p>
          </table:table-cell>
        </table:table-row>
        <table:table-row>
          <table:table-cell office:string-value="Sun Jul 21 18:08:18 EDT 2019" office:value-type="string">
            <text:p>Sun Jul 21 18:08:18 EDT 2019</text:p>
          </table:table-cell>
          <table:table-cell office:string-value="Cat" office:value-type="string">
            <text:p>Cat</text:p>
          </table:table-cell>
          <table:table-cell office:string-value="June Bug" office:value-type="string">
            <text:p>June Bug</text:p>
          </table:table-cell>
          <table:table-cell office:string-value="June Bug" office:value-type="string">
            <text:p>June Bug</text:p>
          </table:table-cell>
          <table:table-cell office:value="5.0" office:value-type="float">
            <text:p>5.0</text:p>
          </table:table-cell>
          <table:table-cell/>
        </table:table-row>
        <table:table-row>
          <table:table-cell office:string-value="Sun Jul 21 18:08:28 EDT 2019" office:value-type="string">
            <text:p>Sun Jul 21 18:08:28 EDT 2019</text:p>
          </table:table-cell>
          <table:table-cell office:string-value="Dog" office:value-type="string">
            <text:p>Dog</text:p>
          </table:table-cell>
          <table:table-cell office:string-value="Lucky" office:value-type="string">
            <text:p>Lucky</text:p>
          </table:table-cell>
          <table:table-cell office:string-value="Luck, Luckboy, Luck duck" office:value-type="string">
            <text:p>Luck, Luckboy, Luck duck</text:p>
          </table:table-cell>
          <table:table-cell office:string-value="3, we think (he’s a rescue)" office:value-type="string">
            <text:p>3, we think (he’s a rescue)</text:p>
          </table:table-cell>
          <table:table-cell office:string-value="Jack a bee (half jack russell, half beagle)" office:value-type="string">
            <text:p>Jack a bee (half jack russell, half beagle)</text:p>
          </table:table-cell>
        </table:table-row>
        <table:table-row>
          <table:table-cell office:string-value="Sun Jul 21 18:08:33 EDT 2019" office:value-type="string">
            <text:p>Sun Jul 21 18:08:33 EDT 2019</text:p>
          </table:table-cell>
          <table:table-cell office:string-value="Dog" office:value-type="string">
            <text:p>Dog</text:p>
          </table:table-cell>
          <table:table-cell office:string-value="Darcy" office:value-type="string">
            <text:p>Darcy</text:p>
          </table:table-cell>
          <table:table-cell office:string-value="Darcy" office:value-type="string">
            <text:p>Darcy</text:p>
          </table:table-cell>
          <table:table-cell office:value="3.0" office:value-type="float">
            <text:p>3.0</text:p>
          </table:table-cell>
          <table:table-cell office:string-value="Working cocker spaniel" office:value-type="string">
            <text:p>Working cocker spaniel</text:p>
          </table:table-cell>
        </table:table-row>
        <table:table-row>
          <table:table-cell office:string-value="Sun Jul 21 18:08:37 EDT 2019" office:value-type="string">
            <text:p>Sun Jul 21 18:08:37 EDT 2019</text:p>
          </table:table-cell>
          <table:table-cell office:string-value="Cat" office:value-type="string">
            <text:p>Cat</text:p>
          </table:table-cell>
          <table:table-cell office:string-value="Neko" office:value-type="string">
            <text:p>Neko</text:p>
          </table:table-cell>
          <table:table-cell office:string-value="Neko, Cat, Kitten" office:value-type="string">
            <text:p>Neko, Cat, Kitten</text:p>
          </table:table-cell>
          <table:table-cell office:value="6.0" office:value-type="float">
            <text:p>6.0</text:p>
          </table:table-cell>
          <table:table-cell office:string-value="domestic shorthair" office:value-type="string">
            <text:p>domestic shorthair</text:p>
          </table:table-cell>
        </table:table-row>
        <table:table-row>
          <table:table-cell office:string-value="Sun Jul 21 18:08:47 EDT 2019" office:value-type="string">
            <text:p>Sun Jul 21 18:08:47 EDT 2019</text:p>
          </table:table-cell>
          <table:table-cell office:string-value="Cat" office:value-type="string">
            <text:p>Cat</text:p>
          </table:table-cell>
          <table:table-cell office:string-value="Maisy" office:value-type="string">
            <text:p>Maisy</text:p>
          </table:table-cell>
          <table:table-cell office:string-value="Maisy" office:value-type="string">
            <text:p>Maisy</text:p>
          </table:table-cell>
          <table:table-cell office:value="7.0" office:value-type="float">
            <text:p>7.0</text:p>
          </table:table-cell>
          <table:table-cell/>
        </table:table-row>
        <table:table-row>
          <table:table-cell office:string-value="Sun Jul 21 18:08:50 EDT 2019" office:value-type="string">
            <text:p>Sun Jul 21 18:08:50 EDT 2019</text:p>
          </table:table-cell>
          <table:table-cell office:string-value="Dog" office:value-type="string">
            <text:p>Dog</text:p>
          </table:table-cell>
          <table:table-cell office:string-value="Luke Anakin" office:value-type="string">
            <text:p>Luke Anakin</text:p>
          </table:table-cell>
          <table:table-cell office:string-value="Luke" office:value-type="string">
            <text:p>Luke</text:p>
          </table:table-cell>
          <table:table-cell office:value="9.0" office:value-type="float">
            <text:p>9.0</text:p>
          </table:table-cell>
          <table:table-cell office:string-value="Golden Retriever " office:value-type="string">
            <text:p>Golden Retriever </text:p>
          </table:table-cell>
        </table:table-row>
        <table:table-row>
          <table:table-cell office:string-value="Sun Jul 21 18:08:51 EDT 2019" office:value-type="string">
            <text:p>Sun Jul 21 18:08:51 EDT 2019</text:p>
          </table:table-cell>
          <table:table-cell office:string-value="Dog" office:value-type="string">
            <text:p>Dog</text:p>
          </table:table-cell>
          <table:table-cell office:string-value="Sadie" office:value-type="string">
            <text:p>Sadie</text:p>
          </table:table-cell>
          <table:table-cell office:string-value="Sadie Pot Pie" office:value-type="string">
            <text:p>Sadie Pot Pie</text:p>
          </table:table-cell>
          <table:table-cell office:value="10.0" office:value-type="float">
            <text:p>10.0</text:p>
          </table:table-cell>
          <table:table-cell office:string-value="mixed" office:value-type="string">
            <text:p>mixed</text:p>
          </table:table-cell>
        </table:table-row>
        <table:table-row>
          <table:table-cell office:string-value="Sun Jul 21 18:09:01 EDT 2019" office:value-type="string">
            <text:p>Sun Jul 21 18:09:01 EDT 2019</text:p>
          </table:table-cell>
          <table:table-cell office:string-value="Dog" office:value-type="string">
            <text:p>Dog</text:p>
          </table:table-cell>
          <table:table-cell office:string-value="Hazel Nut" office:value-type="string">
            <text:p>Hazel Nut</text:p>
          </table:table-cell>
          <table:table-cell office:string-value="Hazel" office:value-type="string">
            <text:p>Hazel</text:p>
          </table:table-cell>
          <table:table-cell office:value="3.0" office:value-type="float">
            <text:p>3.0</text:p>
          </table:table-cell>
          <table:table-cell office:string-value="Australian Shepherd" office:value-type="string">
            <text:p>Australian Shepherd</text:p>
          </table:table-cell>
        </table:table-row>
        <table:table-row>
          <table:table-cell office:string-value="Sun Jul 21 18:09:05 EDT 2019" office:value-type="string">
            <text:p>Sun Jul 21 18:09:05 EDT 2019</text:p>
          </table:table-cell>
          <table:table-cell office:string-value="Cat" office:value-type="string">
            <text:p>Cat</text:p>
          </table:table-cell>
          <table:table-cell office:string-value="Mongoose" office:value-type="string">
            <text:p>Mongoose</text:p>
          </table:table-cell>
          <table:table-cell office:string-value="Goosey" office:value-type="string">
            <text:p>Goosey</text:p>
          </table:table-cell>
          <table:table-cell office:string-value="23 months" office:value-type="string">
            <text:p>23 months</text:p>
          </table:table-cell>
          <table:table-cell/>
        </table:table-row>
        <table:table-row>
          <table:table-cell office:string-value="Sun Jul 21 18:09:08 EDT 2019" office:value-type="string">
            <text:p>Sun Jul 21 18:09:08 EDT 2019</text:p>
          </table:table-cell>
          <table:table-cell office:string-value="Cat" office:value-type="string">
            <text:p>Cat</text:p>
          </table:table-cell>
          <table:table-cell office:string-value="Flerf" office:value-type="string">
            <text:p>Flerf</text:p>
          </table:table-cell>
          <table:table-cell office:string-value="Bab" office:value-type="string">
            <text:p>Bab</text:p>
          </table:table-cell>
          <table:table-cell office:value="16.0" office:value-type="float">
            <text:p>16.0</text:p>
          </table:table-cell>
          <table:table-cell office:string-value="Tortie " office:value-type="string">
            <text:p>Tortie </text:p>
          </table:table-cell>
        </table:table-row>
        <table:table-row>
          <table:table-cell office:string-value="Sun Jul 21 18:09:11 EDT 2019" office:value-type="string">
            <text:p>Sun Jul 21 18:09:11 EDT 2019</text:p>
          </table:table-cell>
          <table:table-cell office:string-value="Dog" office:value-type="string">
            <text:p>Dog</text:p>
          </table:table-cell>
          <table:table-cell office:string-value="Bourbon" office:value-type="string">
            <text:p>Bourbon</text:p>
          </table:table-cell>
          <table:table-cell office:string-value="Bourbon" office:value-type="string">
            <text:p>Bourbon</text:p>
          </table:table-cell>
          <table:table-cell office:value="3.0" office:value-type="float">
            <text:p>3.0</text:p>
          </table:table-cell>
          <table:table-cell office:string-value="Mixed" office:value-type="string">
            <text:p>Mixed</text:p>
          </table:table-cell>
        </table:table-row>
        <table:table-row>
          <table:table-cell office:string-value="Sun Jul 21 18:09:18 EDT 2019" office:value-type="string">
            <text:p>Sun Jul 21 18:09:18 EDT 2019</text:p>
          </table:table-cell>
          <table:table-cell office:string-value="Dog" office:value-type="string">
            <text:p>Dog</text:p>
          </table:table-cell>
          <table:table-cell office:string-value="Riley" office:value-type="string">
            <text:p>Riley</text:p>
          </table:table-cell>
          <table:table-cell office:string-value="Smiley Riley" office:value-type="string">
            <text:p>Smiley Riley</text:p>
          </table:table-cell>
          <table:table-cell office:value="13.0" office:value-type="float">
            <text:p>13.0</text:p>
          </table:table-cell>
          <table:table-cell office:string-value="Golden retriever " office:value-type="string">
            <text:p>Golden retriever </text:p>
          </table:table-cell>
        </table:table-row>
        <table:table-row>
          <table:table-cell office:string-value="Sun Jul 21 18:09:19 EDT 2019" office:value-type="string">
            <text:p>Sun Jul 21 18:09:19 EDT 2019</text:p>
          </table:table-cell>
          <table:table-cell office:string-value="Cat" office:value-type="string">
            <text:p>Cat</text:p>
          </table:table-cell>
          <table:table-cell office:string-value="Murphy" office:value-type="string">
            <text:p>Murphy</text:p>
          </table:table-cell>
          <table:table-cell office:string-value="Murph " office:value-type="string">
            <text:p>Murph </text:p>
          </table:table-cell>
          <table:table-cell office:value="13.0" office:value-type="float">
            <text:p>13.0</text:p>
          </table:table-cell>
          <table:table-cell office:string-value="Domestic shorthair " office:value-type="string">
            <text:p>Domestic shorthair </text:p>
          </table:table-cell>
        </table:table-row>
        <table:table-row>
          <table:table-cell office:string-value="Sun Jul 21 18:09:21 EDT 2019" office:value-type="string">
            <text:p>Sun Jul 21 18:09:21 EDT 2019</text:p>
          </table:table-cell>
          <table:table-cell office:string-value="Dog" office:value-type="string">
            <text:p>Dog</text:p>
          </table:table-cell>
          <table:table-cell office:string-value="Mr. Nubs" office:value-type="string">
            <text:p>Mr. Nubs</text:p>
          </table:table-cell>
          <table:table-cell office:string-value="Mr. Nubs" office:value-type="string">
            <text:p>Mr. Nubs</text:p>
          </table:table-cell>
          <table:table-cell office:value="16.0" office:value-type="float">
            <text:p>16.0</text:p>
          </table:table-cell>
          <table:table-cell office:string-value="Corgi" office:value-type="string">
            <text:p>Corgi</text:p>
          </table:table-cell>
        </table:table-row>
        <table:table-row>
          <table:table-cell office:string-value="Sun Jul 21 18:09:27 EDT 2019" office:value-type="string">
            <text:p>Sun Jul 21 18:09:27 EDT 2019</text:p>
          </table:table-cell>
          <table:table-cell office:string-value="Cat" office:value-type="string">
            <text:p>Cat</text:p>
          </table:table-cell>
          <table:table-cell office:string-value="Mackerel" office:value-type="string">
            <text:p>Mackerel</text:p>
          </table:table-cell>
          <table:table-cell office:string-value="Mack" office:value-type="string">
            <text:p>Mack</text:p>
          </table:table-cell>
          <table:table-cell office:string-value="23 months" office:value-type="string">
            <text:p>23 months</text:p>
          </table:table-cell>
          <table:table-cell/>
        </table:table-row>
        <table:table-row>
          <table:table-cell office:string-value="Sun Jul 21 18:09:27 EDT 2019" office:value-type="string">
            <text:p>Sun Jul 21 18:09:27 EDT 2019</text:p>
          </table:table-cell>
          <table:table-cell office:string-value="Cat" office:value-type="string">
            <text:p>Cat</text:p>
          </table:table-cell>
          <table:table-cell office:string-value="Regis" office:value-type="string">
            <text:p>Regis</text:p>
          </table:table-cell>
          <table:table-cell office:string-value="Regis (or &quot;little asshole&quot;)" office:value-type="string">
            <text:p>Regis (or "little asshole")</text:p>
          </table:table-cell>
          <table:table-cell office:string-value="about 10 months" office:value-type="string">
            <text:p>about 10 months</text:p>
          </table:table-cell>
          <table:table-cell/>
        </table:table-row>
        <table:table-row>
          <table:table-cell office:string-value="Sun Jul 21 18:09:34 EDT 2019" office:value-type="string">
            <text:p>Sun Jul 21 18:09:34 EDT 2019</text:p>
          </table:table-cell>
          <table:table-cell office:string-value="Cat" office:value-type="string">
            <text:p>Cat</text:p>
          </table:table-cell>
          <table:table-cell office:string-value="Laetynne Marah" office:value-type="string">
            <text:p>Laetynne Marah</text:p>
          </table:table-cell>
          <table:table-cell office:string-value="Lae lae" office:value-type="string">
            <text:p>Lae lae</text:p>
          </table:table-cell>
          <table:table-cell office:value="7.0" office:value-type="float">
            <text:p>7.0</text:p>
          </table:table-cell>
          <table:table-cell office:string-value="Siamese" office:value-type="string">
            <text:p>Siamese</text:p>
          </table:table-cell>
        </table:table-row>
        <table:table-row>
          <table:table-cell office:string-value="Sun Jul 21 18:09:37 EDT 2019" office:value-type="string">
            <text:p>Sun Jul 21 18:09:37 EDT 2019</text:p>
          </table:table-cell>
          <table:table-cell office:string-value="Cat" office:value-type="string">
            <text:p>Cat</text:p>
          </table:table-cell>
          <table:table-cell office:string-value="Callie" office:value-type="string">
            <text:p>Callie</text:p>
          </table:table-cell>
          <table:table-cell office:string-value="Callie" office:value-type="string">
            <text:p>Callie</text:p>
          </table:table-cell>
          <table:table-cell office:value="15.0" office:value-type="float">
            <text:p>15.0</text:p>
          </table:table-cell>
          <table:table-cell office:string-value="Domestic shorthair (calico)" office:value-type="string">
            <text:p>Domestic shorthair (calico)</text:p>
          </table:table-cell>
        </table:table-row>
        <table:table-row>
          <table:table-cell office:string-value="Sun Jul 21 18:09:41 EDT 2019" office:value-type="string">
            <text:p>Sun Jul 21 18:09:41 EDT 2019</text:p>
          </table:table-cell>
          <table:table-cell office:string-value="Dog" office:value-type="string">
            <text:p>Dog</text:p>
          </table:table-cell>
          <table:table-cell office:string-value="Bentley" office:value-type="string">
            <text:p>Bentley</text:p>
          </table:table-cell>
          <table:table-cell office:string-value="Bentley boy" office:value-type="string">
            <text:p>Bentley boy</text:p>
          </table:table-cell>
          <table:table-cell office:value="3.0" office:value-type="float">
            <text:p>3.0</text:p>
          </table:table-cell>
          <table:table-cell office:string-value="Australian labradoodle " office:value-type="string">
            <text:p>Australian labradoodle </text:p>
          </table:table-cell>
        </table:table-row>
        <table:table-row>
          <table:table-cell office:string-value="Sun Jul 21 18:09:42 EDT 2019" office:value-type="string">
            <text:p>Sun Jul 21 18:09:42 EDT 2019</text:p>
          </table:table-cell>
          <table:table-cell office:string-value="Cat" office:value-type="string">
            <text:p>Cat</text:p>
          </table:table-cell>
          <table:table-cell office:string-value="Crumb Bun" office:value-type="string">
            <text:p>Crumb Bun</text:p>
          </table:table-cell>
          <table:table-cell office:string-value="Bobo" office:value-type="string">
            <text:p>Bobo</text:p>
          </table:table-cell>
          <table:table-cell office:value="9.0" office:value-type="float">
            <text:p>9.0</text:p>
          </table:table-cell>
          <table:table-cell office:string-value="Tuxedo garbage cat " office:value-type="string">
            <text:p>Tuxedo garbage cat </text:p>
          </table:table-cell>
        </table:table-row>
        <table:table-row>
          <table:table-cell office:string-value="Sun Jul 21 18:09:46 EDT 2019" office:value-type="string">
            <text:p>Sun Jul 21 18:09:46 EDT 2019</text:p>
          </table:table-cell>
          <table:table-cell office:string-value="Dog" office:value-type="string">
            <text:p>Dog</text:p>
          </table:table-cell>
          <table:table-cell office:string-value="Fenway" office:value-type="string">
            <text:p>Fenway</text:p>
          </table:table-cell>
          <table:table-cell office:string-value="Fenway" office:value-type="string">
            <text:p>Fenway</text:p>
          </table:table-cell>
          <table:table-cell office:value="6.0" office:value-type="float">
            <text:p>6.0</text:p>
          </table:table-cell>
          <table:table-cell office:string-value="Boston terrier" office:value-type="string">
            <text:p>Boston terrier</text:p>
          </table:table-cell>
        </table:table-row>
        <table:table-row>
          <table:table-cell office:string-value="Sun Jul 21 18:09:46 EDT 2019" office:value-type="string">
            <text:p>Sun Jul 21 18:09:46 EDT 2019</text:p>
          </table:table-cell>
          <table:table-cell office:string-value="Dog" office:value-type="string">
            <text:p>Dog</text:p>
          </table:table-cell>
          <table:table-cell office:string-value="Benelli " office:value-type="string">
            <text:p>Benelli </text:p>
          </table:table-cell>
          <table:table-cell office:string-value="Name" office:value-type="string">
            <text:p>Name</text:p>
          </table:table-cell>
          <table:table-cell office:value="3.0" office:value-type="float">
            <text:p>3.0</text:p>
          </table:table-cell>
          <table:table-cell office:string-value="Black lab" office:value-type="string">
            <text:p>Black lab</text:p>
          </table:table-cell>
        </table:table-row>
        <table:table-row>
          <table:table-cell office:string-value="Sun Jul 21 18:09:49 EDT 2019" office:value-type="string">
            <text:p>Sun Jul 21 18:09:49 EDT 2019</text:p>
          </table:table-cell>
          <table:table-cell office:string-value="Turtle" office:value-type="string">
            <text:p>Turtle</text:p>
          </table:table-cell>
          <table:table-cell office:string-value="Lenny" office:value-type="string">
            <text:p>Lenny</text:p>
          </table:table-cell>
          <table:table-cell office:string-value="Lenny" office:value-type="string">
            <text:p>Lenny</text:p>
          </table:table-cell>
          <table:table-cell office:value="12.0" office:value-type="float">
            <text:p>12.0</text:p>
          </table:table-cell>
          <table:table-cell/>
        </table:table-row>
        <table:table-row>
          <table:table-cell office:string-value="Sun Jul 21 18:09:51 EDT 2019" office:value-type="string">
            <text:p>Sun Jul 21 18:09:51 EDT 2019</text:p>
          </table:table-cell>
          <table:table-cell office:string-value="Dog" office:value-type="string">
            <text:p>Dog</text:p>
          </table:table-cell>
          <table:table-cell office:string-value="Washington the Destroyer" office:value-type="string">
            <text:p>Washington the Destroyer</text:p>
          </table:table-cell>
          <table:table-cell office:string-value="Wash" office:value-type="string">
            <text:p>Wash</text:p>
          </table:table-cell>
          <table:table-cell office:value="6.5" office:value-type="float">
            <text:p>6.5</text:p>
          </table:table-cell>
          <table:table-cell office:string-value="Chocolate lab" office:value-type="string">
            <text:p>Chocolate lab</text:p>
          </table:table-cell>
        </table:table-row>
        <table:table-row>
          <table:table-cell office:string-value="Sun Jul 21 18:09:51 EDT 2019" office:value-type="string">
            <text:p>Sun Jul 21 18:09:51 EDT 2019</text:p>
          </table:table-cell>
          <table:table-cell office:string-value="Cat" office:value-type="string">
            <text:p>Cat</text:p>
          </table:table-cell>
          <table:table-cell office:string-value="Otto" office:value-type="string">
            <text:p>Otto</text:p>
          </table:table-cell>
          <table:table-cell office:string-value="Otto" office:value-type="string">
            <text:p>Otto</text:p>
          </table:table-cell>
          <table:table-cell office:value="16.0" office:value-type="float">
            <text:p>16.0</text:p>
          </table:table-cell>
          <table:table-cell/>
        </table:table-row>
        <table:table-row>
          <table:table-cell office:string-value="Sun Jul 21 18:09:52 EDT 2019" office:value-type="string">
            <text:p>Sun Jul 21 18:09:52 EDT 2019</text:p>
          </table:table-cell>
          <table:table-cell office:string-value="Dog" office:value-type="string">
            <text:p>Dog</text:p>
          </table:table-cell>
          <table:table-cell office:string-value="Philomenos" office:value-type="string">
            <text:p>Philomenos</text:p>
          </table:table-cell>
          <table:table-cell office:string-value="Philo, Phil, phi phi" office:value-type="string">
            <text:p>Philo, Phil, phi phi</text:p>
          </table:table-cell>
          <table:table-cell office:value="9.0" office:value-type="float">
            <text:p>9.0</text:p>
          </table:table-cell>
          <table:table-cell office:string-value="Portuguese Water Dog " office:value-type="string">
            <text:p>Portuguese Water Dog </text:p>
          </table:table-cell>
        </table:table-row>
        <table:table-row>
          <table:table-cell office:string-value="Sun Jul 21 18:09:58 EDT 2019" office:value-type="string">
            <text:p>Sun Jul 21 18:09:58 EDT 2019</text:p>
          </table:table-cell>
          <table:table-cell office:string-value="Dog" office:value-type="string">
            <text:p>Dog</text:p>
          </table:table-cell>
          <table:table-cell office:string-value="Stampy Wiggles " office:value-type="string">
            <text:p>Stampy Wiggles </text:p>
          </table:table-cell>
          <table:table-cell office:string-value="Stampy" office:value-type="string">
            <text:p>Stampy</text:p>
          </table:table-cell>
          <table:table-cell office:value="10.0" office:value-type="float">
            <text:p>10.0</text:p>
          </table:table-cell>
          <table:table-cell office:string-value="Golden Doodle" office:value-type="string">
            <text:p>Golden Doodle</text:p>
          </table:table-cell>
        </table:table-row>
        <table:table-row>
          <table:table-cell office:string-value="Sun Jul 21 18:09:58 EDT 2019" office:value-type="string">
            <text:p>Sun Jul 21 18:09:58 EDT 2019</text:p>
          </table:table-cell>
          <table:table-cell office:string-value="Dog" office:value-type="string">
            <text:p>Dog</text:p>
          </table:table-cell>
          <table:table-cell office:string-value="Jasmine " office:value-type="string">
            <text:p>Jasmine </text:p>
          </table:table-cell>
          <table:table-cell office:string-value="Jaz " office:value-type="string">
            <text:p>Jaz </text:p>
          </table:table-cell>
          <table:table-cell office:value="5.0" office:value-type="float">
            <text:p>5.0</text:p>
          </table:table-cell>
          <table:table-cell office:string-value="Golden Retriever " office:value-type="string">
            <text:p>Golden Retriever </text:p>
          </table:table-cell>
        </table:table-row>
        <table:table-row>
          <table:table-cell office:string-value="Sun Jul 21 18:10:00 EDT 2019" office:value-type="string">
            <text:p>Sun Jul 21 18:10:00 EDT 2019</text:p>
          </table:table-cell>
          <table:table-cell office:string-value="Dog" office:value-type="string">
            <text:p>Dog</text:p>
          </table:table-cell>
          <table:table-cell office:string-value="Emma" office:value-type="string">
            <text:p>Emma</text:p>
          </table:table-cell>
          <table:table-cell office:string-value="Puppy" office:value-type="string">
            <text:p>Puppy</text:p>
          </table:table-cell>
          <table:table-cell office:value="1.0" office:value-type="float">
            <text:p>1.0</text:p>
          </table:table-cell>
          <table:table-cell office:string-value="Chocolate lab" office:value-type="string">
            <text:p>Chocolate lab</text:p>
          </table:table-cell>
        </table:table-row>
        <table:table-row>
          <table:table-cell office:string-value="Sun Jul 21 18:10:00 EDT 2019" office:value-type="string">
            <text:p>Sun Jul 21 18:10:00 EDT 2019</text:p>
          </table:table-cell>
          <table:table-cell office:string-value="Dog" office:value-type="string">
            <text:p>Dog</text:p>
          </table:table-cell>
          <table:table-cell office:string-value="Winston" office:value-type="string">
            <text:p>Winston</text:p>
          </table:table-cell>
          <table:table-cell office:string-value="Wintin" office:value-type="string">
            <text:p>Wintin</text:p>
          </table:table-cell>
          <table:table-cell office:value="4.0" office:value-type="float">
            <text:p>4.0</text:p>
          </table:table-cell>
          <table:table-cell office:string-value="Wire-haired mutt" office:value-type="string">
            <text:p>Wire-haired mutt</text:p>
          </table:table-cell>
        </table:table-row>
        <table:table-row>
          <table:table-cell office:string-value="Sun Jul 21 18:10:02 EDT 2019" office:value-type="string">
            <text:p>Sun Jul 21 18:10:02 EDT 2019</text:p>
          </table:table-cell>
          <table:table-cell office:string-value="Dog" office:value-type="string">
            <text:p>Dog</text:p>
          </table:table-cell>
          <table:table-cell office:string-value="Torchenay Be Cool" office:value-type="string">
            <text:p>Torchenay Be Cool</text:p>
          </table:table-cell>
          <table:table-cell office:string-value="Max" office:value-type="string">
            <text:p>Max</text:p>
          </table:table-cell>
          <table:table-cell office:value="13.0" office:value-type="float">
            <text:p>13.0</text:p>
          </table:table-cell>
          <table:table-cell office:string-value="Beagle" office:value-type="string">
            <text:p>Beagle</text:p>
          </table:table-cell>
        </table:table-row>
        <table:table-row>
          <table:table-cell office:string-value="Sun Jul 21 18:10:05 EDT 2019" office:value-type="string">
            <text:p>Sun Jul 21 18:10:05 EDT 2019</text:p>
          </table:table-cell>
          <table:table-cell office:string-value="Cat" office:value-type="string">
            <text:p>Cat</text:p>
          </table:table-cell>
          <table:table-cell office:string-value="Petunia Marie" office:value-type="string">
            <text:p>Petunia Marie</text:p>
          </table:table-cell>
          <table:table-cell office:string-value="Tooney" office:value-type="string">
            <text:p>Tooney</text:p>
          </table:table-cell>
          <table:table-cell office:value="7.0" office:value-type="float">
            <text:p>7.0</text:p>
          </table:table-cell>
          <table:table-cell office:string-value="Domestic Shorthair-Tabby" office:value-type="string">
            <text:p>Domestic Shorthair-Tabby</text:p>
          </table:table-cell>
        </table:table-row>
        <table:table-row>
          <table:table-cell office:string-value="Sun Jul 21 18:10:16 EDT 2019" office:value-type="string">
            <text:p>Sun Jul 21 18:10:16 EDT 2019</text:p>
          </table:table-cell>
          <table:table-cell office:string-value="Dog" office:value-type="string">
            <text:p>Dog</text:p>
          </table:table-cell>
          <table:table-cell office:string-value="Brutus " office:value-type="string">
            <text:p>Brutus </text:p>
          </table:table-cell>
          <table:table-cell office:string-value="Brutus " office:value-type="string">
            <text:p>Brutus </text:p>
          </table:table-cell>
          <table:table-cell office:value="7.0" office:value-type="float">
            <text:p>7.0</text:p>
          </table:table-cell>
          <table:table-cell office:string-value="Yellow Labrador Retriever" office:value-type="string">
            <text:p>Yellow Labrador Retriever</text:p>
          </table:table-cell>
        </table:table-row>
        <table:table-row>
          <table:table-cell office:string-value="Sun Jul 21 18:10:23 EDT 2019" office:value-type="string">
            <text:p>Sun Jul 21 18:10:23 EDT 2019</text:p>
          </table:table-cell>
          <table:table-cell office:string-value="Cat" office:value-type="string">
            <text:p>Cat</text:p>
          </table:table-cell>
          <table:table-cell office:string-value="Louis" office:value-type="string">
            <text:p>Louis</text:p>
          </table:table-cell>
          <table:table-cell office:string-value="LouLou" office:value-type="string">
            <text:p>LouLou</text:p>
          </table:table-cell>
          <table:table-cell office:value="4.5" office:value-type="float">
            <text:p>4.5</text:p>
          </table:table-cell>
          <table:table-cell office:string-value="Black cat" office:value-type="string">
            <text:p>Black cat</text:p>
          </table:table-cell>
        </table:table-row>
        <table:table-row>
          <table:table-cell office:string-value="Sun Jul 21 18:10:29 EDT 2019" office:value-type="string">
            <text:p>Sun Jul 21 18:10:29 EDT 2019</text:p>
          </table:table-cell>
          <table:table-cell office:string-value="Cat" office:value-type="string">
            <text:p>Cat</text:p>
          </table:table-cell>
          <table:table-cell office:string-value="Lilah May" office:value-type="string">
            <text:p>Lilah May</text:p>
          </table:table-cell>
          <table:table-cell office:string-value="Lilah" office:value-type="string">
            <text:p>Lilah</text:p>
          </table:table-cell>
          <table:table-cell office:value="12.0" office:value-type="float">
            <text:p>12.0</text:p>
          </table:table-cell>
          <table:table-cell office:string-value="Domestic Shorthair-Black" office:value-type="string">
            <text:p>Domestic Shorthair-Black</text:p>
          </table:table-cell>
        </table:table-row>
        <table:table-row>
          <table:table-cell office:string-value="Sun Jul 21 18:10:30 EDT 2019" office:value-type="string">
            <text:p>Sun Jul 21 18:10:30 EDT 2019</text:p>
          </table:table-cell>
          <table:table-cell office:string-value="Dog" office:value-type="string">
            <text:p>Dog</text:p>
          </table:table-cell>
          <table:table-cell office:string-value="Lucu" office:value-type="string">
            <text:p>Lucu</text:p>
          </table:table-cell>
          <table:table-cell office:string-value="Puppy" office:value-type="string">
            <text:p>Puppy</text:p>
          </table:table-cell>
          <table:table-cell office:value="7.0" office:value-type="float">
            <text:p>7.0</text:p>
          </table:table-cell>
          <table:table-cell office:string-value="Black lab/ blue heeler" office:value-type="string">
            <text:p>Black lab/ blue heeler</text:p>
          </table:table-cell>
        </table:table-row>
        <table:table-row>
          <table:table-cell office:string-value="Sun Jul 21 18:10:32 EDT 2019" office:value-type="string">
            <text:p>Sun Jul 21 18:10:32 EDT 2019</text:p>
          </table:table-cell>
          <table:table-cell office:string-value="Dog" office:value-type="string">
            <text:p>Dog</text:p>
          </table:table-cell>
          <table:table-cell office:string-value="Mosephine" office:value-type="string">
            <text:p>Mosephine</text:p>
          </table:table-cell>
          <table:table-cell office:string-value="Mo" office:value-type="string">
            <text:p>Mo</text:p>
          </table:table-cell>
          <table:table-cell office:value="1.0" office:value-type="float">
            <text:p>1.0</text:p>
          </table:table-cell>
          <table:table-cell office:string-value="Standard poodle" office:value-type="string">
            <text:p>Standard poodle</text:p>
          </table:table-cell>
        </table:table-row>
        <table:table-row>
          <table:table-cell office:string-value="Sun Jul 21 18:10:32 EDT 2019" office:value-type="string">
            <text:p>Sun Jul 21 18:10:32 EDT 2019</text:p>
          </table:table-cell>
          <table:table-cell office:string-value="Dog" office:value-type="string">
            <text:p>Dog</text:p>
          </table:table-cell>
          <table:table-cell office:string-value="Abegeweit" office:value-type="string">
            <text:p>Abegeweit</text:p>
          </table:table-cell>
          <table:table-cell office:string-value="Abi (Abby)" office:value-type="string">
            <text:p>Abi (Abby)</text:p>
          </table:table-cell>
          <table:table-cell office:value="16.0" office:value-type="float">
            <text:p>16.0</text:p>
          </table:table-cell>
          <table:table-cell office:string-value="Fox terrier mix" office:value-type="string">
            <text:p>Fox terrier mix</text:p>
          </table:table-cell>
        </table:table-row>
        <table:table-row>
          <table:table-cell office:string-value="Sun Jul 21 18:10:34 EDT 2019" office:value-type="string">
            <text:p>Sun Jul 21 18:10:34 EDT 2019</text:p>
          </table:table-cell>
          <table:table-cell office:string-value="Dog" office:value-type="string">
            <text:p>Dog</text:p>
          </table:table-cell>
          <table:table-cell office:string-value="Kramer" office:value-type="string">
            <text:p>Kramer</text:p>
          </table:table-cell>
          <table:table-cell office:string-value="Kray Kray" office:value-type="string">
            <text:p>Kray Kray</text:p>
          </table:table-cell>
          <table:table-cell office:value="12.0" office:value-type="float">
            <text:p>12.0</text:p>
          </table:table-cell>
          <table:table-cell office:string-value="Golden retriever" office:value-type="string">
            <text:p>Golden retriever</text:p>
          </table:table-cell>
        </table:table-row>
        <table:table-row>
          <table:table-cell office:string-value="Sun Jul 21 18:10:37 EDT 2019" office:value-type="string">
            <text:p>Sun Jul 21 18:10:37 EDT 2019</text:p>
          </table:table-cell>
          <table:table-cell office:string-value="Bird" office:value-type="string">
            <text:p>Bird</text:p>
          </table:table-cell>
          <table:table-cell office:string-value="Coco Moe" office:value-type="string">
            <text:p>Coco Moe</text:p>
          </table:table-cell>
          <table:table-cell office:string-value="Coco" office:value-type="string">
            <text:p>Coco</text:p>
          </table:table-cell>
          <table:table-cell office:value="15.0" office:value-type="float">
            <text:p>15.0</text:p>
          </table:table-cell>
          <table:table-cell office:string-value="Cockatiel" office:value-type="string">
            <text:p>Cockatiel</text:p>
          </table:table-cell>
        </table:table-row>
        <table:table-row>
          <table:table-cell office:string-value="Sun Jul 21 18:10:41 EDT 2019" office:value-type="string">
            <text:p>Sun Jul 21 18:10:41 EDT 2019</text:p>
          </table:table-cell>
          <table:table-cell office:string-value="Cat" office:value-type="string">
            <text:p>Cat</text:p>
          </table:table-cell>
          <table:table-cell office:string-value="Apollo" office:value-type="string">
            <text:p>Apollo</text:p>
          </table:table-cell>
          <table:table-cell office:string-value="Beeper" office:value-type="string">
            <text:p>Beeper</text:p>
          </table:table-cell>
          <table:table-cell office:value="1.0" office:value-type="float">
            <text:p>1.0</text:p>
          </table:table-cell>
          <table:table-cell/>
        </table:table-row>
        <table:table-row>
          <table:table-cell office:string-value="Sun Jul 21 18:10:50 EDT 2019" office:value-type="string">
            <text:p>Sun Jul 21 18:10:50 EDT 2019</text:p>
          </table:table-cell>
          <table:table-cell office:string-value="Dog" office:value-type="string">
            <text:p>Dog</text:p>
          </table:table-cell>
          <table:table-cell office:string-value="Rusty" office:value-type="string">
            <text:p>Rusty</text:p>
          </table:table-cell>
          <table:table-cell office:string-value="Wusty" office:value-type="string">
            <text:p>Wusty</text:p>
          </table:table-cell>
          <table:table-cell office:value="5.0" office:value-type="float">
            <text:p>5.0</text:p>
          </table:table-cell>
          <table:table-cell office:string-value="Lab golden" office:value-type="string">
            <text:p>Lab golden</text:p>
          </table:table-cell>
        </table:table-row>
        <table:table-row>
          <table:table-cell office:string-value="Sun Jul 21 18:10:51 EDT 2019" office:value-type="string">
            <text:p>Sun Jul 21 18:10:51 EDT 2019</text:p>
          </table:table-cell>
          <table:table-cell office:string-value="Dog" office:value-type="string">
            <text:p>Dog</text:p>
          </table:table-cell>
          <table:table-cell office:string-value="Demi" office:value-type="string">
            <text:p>Demi</text:p>
          </table:table-cell>
          <table:table-cell office:string-value="Dems, demi dog, the queen" office:value-type="string">
            <text:p>Dems, demi dog, the queen</text:p>
          </table:table-cell>
          <table:table-cell office:value="6.0" office:value-type="float">
            <text:p>6.0</text:p>
          </table:table-cell>
          <table:table-cell office:string-value="Mixed (dachshund, basenji, australian cattle dog, rescue)" office:value-type="string">
            <text:p>Mixed (dachshund, basenji, australian cattle dog, rescue)</text:p>
          </table:table-cell>
        </table:table-row>
        <table:table-row>
          <table:table-cell office:string-value="Sun Jul 21 18:10:54 EDT 2019" office:value-type="string">
            <text:p>Sun Jul 21 18:10:54 EDT 2019</text:p>
          </table:table-cell>
          <table:table-cell office:string-value="Dog" office:value-type="string">
            <text:p>Dog</text:p>
          </table:table-cell>
          <table:table-cell office:string-value="Alfredog" office:value-type="string">
            <text:p>Alfredog</text:p>
          </table:table-cell>
          <table:table-cell office:string-value="Alfie" office:value-type="string">
            <text:p>Alfie</text:p>
          </table:table-cell>
          <table:table-cell office:value="11.0" office:value-type="float">
            <text:p>11.0</text:p>
          </table:table-cell>
          <table:table-cell office:string-value="Mutt - mostly Jack Russell" office:value-type="string">
            <text:p>Mutt - mostly Jack Russell</text:p>
          </table:table-cell>
        </table:table-row>
        <table:table-row>
          <table:table-cell office:string-value="Sun Jul 21 18:10:57 EDT 2019" office:value-type="string">
            <text:p>Sun Jul 21 18:10:57 EDT 2019</text:p>
          </table:table-cell>
          <table:table-cell office:string-value="Rabbit" office:value-type="string">
            <text:p>Rabbit</text:p>
          </table:table-cell>
          <table:table-cell office:string-value="Professor Nibblesworth Bunnypants" office:value-type="string">
            <text:p>Professor Nibblesworth Bunnypants</text:p>
          </table:table-cell>
          <table:table-cell office:string-value="Nibbles" office:value-type="string">
            <text:p>Nibbles</text:p>
          </table:table-cell>
          <table:table-cell office:value="6.0" office:value-type="float">
            <text:p>6.0</text:p>
          </table:table-cell>
          <table:table-cell office:string-value="Netherland Dwarf" office:value-type="string">
            <text:p>Netherland Dwarf</text:p>
          </table:table-cell>
        </table:table-row>
        <table:table-row>
          <table:table-cell office:string-value="Sun Jul 21 18:10:58 EDT 2019" office:value-type="string">
            <text:p>Sun Jul 21 18:10:58 EDT 2019</text:p>
          </table:table-cell>
          <table:table-cell office:string-value="Dog" office:value-type="string">
            <text:p>Dog</text:p>
          </table:table-cell>
          <table:table-cell office:string-value="Shorty Do-Op" office:value-type="string">
            <text:p>Shorty Do-Op</text:p>
          </table:table-cell>
          <table:table-cell office:string-value="Shorty" office:value-type="string">
            <text:p>Shorty</text:p>
          </table:table-cell>
          <table:table-cell office:value="15.0" office:value-type="float">
            <text:p>15.0</text:p>
          </table:table-cell>
          <table:table-cell office:string-value="mutt" office:value-type="string">
            <text:p>mutt</text:p>
          </table:table-cell>
        </table:table-row>
        <table:table-row>
          <table:table-cell office:string-value="Sun Jul 21 18:11:04 EDT 2019" office:value-type="string">
            <text:p>Sun Jul 21 18:11:04 EDT 2019</text:p>
          </table:table-cell>
          <table:table-cell office:string-value="Dog" office:value-type="string">
            <text:p>Dog</text:p>
          </table:table-cell>
          <table:table-cell office:string-value="Penny" office:value-type="string">
            <text:p>Penny</text:p>
          </table:table-cell>
          <table:table-cell office:string-value="Penny" office:value-type="string">
            <text:p>Penny</text:p>
          </table:table-cell>
          <table:table-cell office:value="3.0" office:value-type="float">
            <text:p>3.0</text:p>
          </table:table-cell>
          <table:table-cell office:string-value="Australian Shepherd " office:value-type="string">
            <text:p>Australian Shepherd </text:p>
          </table:table-cell>
        </table:table-row>
        <table:table-row>
          <table:table-cell office:string-value="Sun Jul 21 18:11:04 EDT 2019" office:value-type="string">
            <text:p>Sun Jul 21 18:11:04 EDT 2019</text:p>
          </table:table-cell>
          <table:table-cell office:string-value="Dog" office:value-type="string">
            <text:p>Dog</text:p>
          </table:table-cell>
          <table:table-cell office:string-value="Tuxedo" office:value-type="string">
            <text:p>Tuxedo</text:p>
          </table:table-cell>
          <table:table-cell office:string-value="Tux" office:value-type="string">
            <text:p>Tux</text:p>
          </table:table-cell>
          <table:table-cell office:string-value="18 months" office:value-type="string">
            <text:p>18 months</text:p>
          </table:table-cell>
          <table:table-cell office:string-value="Schnauzer" office:value-type="string">
            <text:p>Schnauzer</text:p>
          </table:table-cell>
        </table:table-row>
        <table:table-row>
          <table:table-cell office:string-value="Sun Jul 21 18:11:09 EDT 2019" office:value-type="string">
            <text:p>Sun Jul 21 18:11:09 EDT 2019</text:p>
          </table:table-cell>
          <table:table-cell office:string-value="Dog" office:value-type="string">
            <text:p>Dog</text:p>
          </table:table-cell>
          <table:table-cell office:string-value="Sally" office:value-type="string">
            <text:p>Sally</text:p>
          </table:table-cell>
          <table:table-cell office:string-value="Sally" office:value-type="string">
            <text:p>Sally</text:p>
          </table:table-cell>
          <table:table-cell office:value="7.0" office:value-type="float">
            <text:p>7.0</text:p>
          </table:table-cell>
          <table:table-cell office:string-value="Golden retriever" office:value-type="string">
            <text:p>Golden retriever</text:p>
          </table:table-cell>
        </table:table-row>
        <table:table-row>
          <table:table-cell office:string-value="Sun Jul 21 18:11:11 EDT 2019" office:value-type="string">
            <text:p>Sun Jul 21 18:11:11 EDT 2019</text:p>
          </table:table-cell>
          <table:table-cell office:string-value="Dog" office:value-type="string">
            <text:p>Dog</text:p>
          </table:table-cell>
          <table:table-cell office:string-value="Lola" office:value-type="string">
            <text:p>Lola</text:p>
          </table:table-cell>
          <table:table-cell office:string-value="Lola" office:value-type="string">
            <text:p>Lola</text:p>
          </table:table-cell>
          <table:table-cell office:value="6.0" office:value-type="float">
            <text:p>6.0</text:p>
          </table:table-cell>
          <table:table-cell office:string-value="Mixed Breed" office:value-type="string">
            <text:p>Mixed Breed</text:p>
          </table:table-cell>
        </table:table-row>
        <table:table-row>
          <table:table-cell office:string-value="Sun Jul 21 18:11:12 EDT 2019" office:value-type="string">
            <text:p>Sun Jul 21 18:11:12 EDT 2019</text:p>
          </table:table-cell>
          <table:table-cell office:string-value="Cat" office:value-type="string">
            <text:p>Cat</text:p>
          </table:table-cell>
          <table:table-cell office:string-value="Noodle" office:value-type="string">
            <text:p>Noodle</text:p>
          </table:table-cell>
          <table:table-cell office:string-value="Noodle" office:value-type="string">
            <text:p>Noodle</text:p>
          </table:table-cell>
          <table:table-cell office:value="4.0" office:value-type="float">
            <text:p>4.0</text:p>
          </table:table-cell>
          <table:table-cell office:string-value="domestic medium haired" office:value-type="string">
            <text:p>domestic medium haired</text:p>
          </table:table-cell>
        </table:table-row>
        <table:table-row>
          <table:table-cell office:string-value="Sun Jul 21 18:11:16 EDT 2019" office:value-type="string">
            <text:p>Sun Jul 21 18:11:16 EDT 2019</text:p>
          </table:table-cell>
          <table:table-cell office:string-value="Dog" office:value-type="string">
            <text:p>Dog</text:p>
          </table:table-cell>
          <table:table-cell office:string-value="Gustav" office:value-type="string">
            <text:p>Gustav</text:p>
          </table:table-cell>
          <table:table-cell office:string-value="Goober" office:value-type="string">
            <text:p>Goober</text:p>
          </table:table-cell>
          <table:table-cell office:value="10.0" office:value-type="float">
            <text:p>10.0</text:p>
          </table:table-cell>
          <table:table-cell office:string-value="German Shepherd mix " office:value-type="string">
            <text:p>German Shepherd mix </text:p>
          </table:table-cell>
        </table:table-row>
        <table:table-row>
          <table:table-cell office:string-value="Sun Jul 21 18:11:19 EDT 2019" office:value-type="string">
            <text:p>Sun Jul 21 18:11:19 EDT 2019</text:p>
          </table:table-cell>
          <table:table-cell office:string-value="Hamster" office:value-type="string">
            <text:p>Hamster</text:p>
          </table:table-cell>
          <table:table-cell office:string-value="Charlie" office:value-type="string">
            <text:p>Charlie</text:p>
          </table:table-cell>
          <table:table-cell office:string-value="Charlie " office:value-type="string">
            <text:p>Charlie </text:p>
          </table:table-cell>
          <table:table-cell office:value="1.5" office:value-type="float">
            <text:p>1.5</text:p>
          </table:table-cell>
          <table:table-cell office:string-value="Syrian" office:value-type="string">
            <text:p>Syrian</text:p>
          </table:table-cell>
        </table:table-row>
        <table:table-row>
          <table:table-cell office:string-value="Sun Jul 21 18:11:24 EDT 2019" office:value-type="string">
            <text:p>Sun Jul 21 18:11:24 EDT 2019</text:p>
          </table:table-cell>
          <table:table-cell office:string-value="Dog" office:value-type="string">
            <text:p>Dog</text:p>
          </table:table-cell>
          <table:table-cell office:string-value="Poppy Sue Galushka Clementine" office:value-type="string">
            <text:p>Poppy Sue Galushka Clementine</text:p>
          </table:table-cell>
          <table:table-cell office:string-value="Poppy" office:value-type="string">
            <text:p>Poppy</text:p>
          </table:table-cell>
          <table:table-cell office:value="4.0" office:value-type="float">
            <text:p>4.0</text:p>
          </table:table-cell>
          <table:table-cell office:string-value="Treeing Walker Coonhound" office:value-type="string">
            <text:p>Treeing Walker Coonhound</text:p>
          </table:table-cell>
        </table:table-row>
        <table:table-row>
          <table:table-cell office:string-value="Sun Jul 21 18:11:33 EDT 2019" office:value-type="string">
            <text:p>Sun Jul 21 18:11:33 EDT 2019</text:p>
          </table:table-cell>
          <table:table-cell office:string-value="Dog" office:value-type="string">
            <text:p>Dog</text:p>
          </table:table-cell>
          <table:table-cell office:string-value="Duke" office:value-type="string">
            <text:p>Duke</text:p>
          </table:table-cell>
          <table:table-cell office:string-value="Duke" office:value-type="string">
            <text:p>Duke</text:p>
          </table:table-cell>
          <table:table-cell office:value="3.0" office:value-type="float">
            <text:p>3.0</text:p>
          </table:table-cell>
          <table:table-cell office:string-value="Australian Shepherd " office:value-type="string">
            <text:p>Australian Shepherd </text:p>
          </table:table-cell>
        </table:table-row>
        <table:table-row>
          <table:table-cell office:string-value="Sun Jul 21 18:11:38 EDT 2019" office:value-type="string">
            <text:p>Sun Jul 21 18:11:38 EDT 2019</text:p>
          </table:table-cell>
          <table:table-cell office:string-value="Dog" office:value-type="string">
            <text:p>Dog</text:p>
          </table:table-cell>
          <table:table-cell office:string-value="Millie" office:value-type="string">
            <text:p>Millie</text:p>
          </table:table-cell>
          <table:table-cell office:string-value="Mills" office:value-type="string">
            <text:p>Mills</text:p>
          </table:table-cell>
          <table:table-cell office:value="7.0" office:value-type="float">
            <text:p>7.0</text:p>
          </table:table-cell>
          <table:table-cell office:string-value="Jack Russel Terrier" office:value-type="string">
            <text:p>Jack Russel Terrier</text:p>
          </table:table-cell>
        </table:table-row>
        <table:table-row>
          <table:table-cell office:string-value="Sun Jul 21 18:11:39 EDT 2019" office:value-type="string">
            <text:p>Sun Jul 21 18:11:39 EDT 2019</text:p>
          </table:table-cell>
          <table:table-cell office:string-value="Dog" office:value-type="string">
            <text:p>Dog</text:p>
          </table:table-cell>
          <table:table-cell office:string-value="Sir Winston of Weston " office:value-type="string">
            <text:p>Sir Winston of Weston </text:p>
          </table:table-cell>
          <table:table-cell office:string-value="Winston , Winnie" office:value-type="string">
            <text:p>Winston , Winnie</text:p>
          </table:table-cell>
          <table:table-cell office:value="10.0" office:value-type="float">
            <text:p>10.0</text:p>
          </table:table-cell>
          <table:table-cell office:string-value="Golden retriever" office:value-type="string">
            <text:p>Golden retriever</text:p>
          </table:table-cell>
        </table:table-row>
        <table:table-row>
          <table:table-cell office:string-value="Sun Jul 21 18:11:40 EDT 2019" office:value-type="string">
            <text:p>Sun Jul 21 18:11:40 EDT 2019</text:p>
          </table:table-cell>
          <table:table-cell office:string-value="Cat" office:value-type="string">
            <text:p>Cat</text:p>
          </table:table-cell>
          <table:table-cell office:string-value="Bucky" office:value-type="string">
            <text:p>Bucky</text:p>
          </table:table-cell>
          <table:table-cell office:string-value="Bucks" office:value-type="string">
            <text:p>Bucks</text:p>
          </table:table-cell>
          <table:table-cell office:value="2.0" office:value-type="float">
            <text:p>2.0</text:p>
          </table:table-cell>
          <table:table-cell office:string-value="Norwegian Forest cat" office:value-type="string">
            <text:p>Norwegian Forest cat</text:p>
          </table:table-cell>
        </table:table-row>
        <table:table-row>
          <table:table-cell office:string-value="Sun Jul 21 18:11:50 EDT 2019" office:value-type="string">
            <text:p>Sun Jul 21 18:11:50 EDT 2019</text:p>
          </table:table-cell>
          <table:table-cell office:string-value="Dog" office:value-type="string">
            <text:p>Dog</text:p>
          </table:table-cell>
          <table:table-cell office:string-value="Angus OgDog Dogga McDuff" office:value-type="string">
            <text:p>Angus OgDog Dogga McDuff</text:p>
          </table:table-cell>
          <table:table-cell office:string-value="Angus" office:value-type="string">
            <text:p>Angus</text:p>
          </table:table-cell>
          <table:table-cell office:string-value="Deceased at 13" office:value-type="string">
            <text:p>Deceased at 13</text:p>
          </table:table-cell>
          <table:table-cell office:string-value="West Highland Terrier" office:value-type="string">
            <text:p>West Highland Terrier</text:p>
          </table:table-cell>
        </table:table-row>
        <table:table-row>
          <table:table-cell office:string-value="Sun Jul 21 18:11:58 EDT 2019" office:value-type="string">
            <text:p>Sun Jul 21 18:11:58 EDT 2019</text:p>
          </table:table-cell>
          <table:table-cell office:string-value="Cat" office:value-type="string">
            <text:p>Cat</text:p>
          </table:table-cell>
          <table:table-cell office:string-value="Spot" office:value-type="string">
            <text:p>Spot</text:p>
          </table:table-cell>
          <table:table-cell office:string-value="Spotty Bear" office:value-type="string">
            <text:p>Spotty Bear</text:p>
          </table:table-cell>
          <table:table-cell office:value="4.0" office:value-type="float">
            <text:p>4.0</text:p>
          </table:table-cell>
          <table:table-cell office:string-value="Domestic short hair " office:value-type="string">
            <text:p>Domestic short hair </text:p>
          </table:table-cell>
        </table:table-row>
        <table:table-row>
          <table:table-cell office:string-value="Sun Jul 21 18:12:01 EDT 2019" office:value-type="string">
            <text:p>Sun Jul 21 18:12:01 EDT 2019</text:p>
          </table:table-cell>
          <table:table-cell office:string-value="Cat" office:value-type="string">
            <text:p>Cat</text:p>
          </table:table-cell>
          <table:table-cell office:string-value="Cookie" office:value-type="string">
            <text:p>Cookie</text:p>
          </table:table-cell>
          <table:table-cell office:string-value="Cooks" office:value-type="string">
            <text:p>Cooks</text:p>
          </table:table-cell>
          <table:table-cell office:value="2.0" office:value-type="float">
            <text:p>2.0</text:p>
          </table:table-cell>
          <table:table-cell office:string-value="Ragdoll" office:value-type="string">
            <text:p>Ragdoll</text:p>
          </table:table-cell>
        </table:table-row>
        <table:table-row>
          <table:table-cell office:string-value="Sun Jul 21 18:12:04 EDT 2019" office:value-type="string">
            <text:p>Sun Jul 21 18:12:04 EDT 2019</text:p>
          </table:table-cell>
          <table:table-cell office:string-value="Dog" office:value-type="string">
            <text:p>Dog</text:p>
          </table:table-cell>
          <table:table-cell office:string-value="Lady" office:value-type="string">
            <text:p>Lady</text:p>
          </table:table-cell>
          <table:table-cell office:string-value="Doofus" office:value-type="string">
            <text:p>Doofus</text:p>
          </table:table-cell>
          <table:table-cell office:value="6.0" office:value-type="float">
            <text:p>6.0</text:p>
          </table:table-cell>
          <table:table-cell office:string-value="chocolate Lab mix" office:value-type="string">
            <text:p>chocolate Lab mix</text:p>
          </table:table-cell>
        </table:table-row>
        <table:table-row>
          <table:table-cell office:string-value="Sun Jul 21 18:12:06 EDT 2019" office:value-type="string">
            <text:p>Sun Jul 21 18:12:06 EDT 2019</text:p>
          </table:table-cell>
          <table:table-cell office:string-value="Dog" office:value-type="string">
            <text:p>Dog</text:p>
          </table:table-cell>
          <table:table-cell office:string-value="Maggie Peaches" office:value-type="string">
            <text:p>Maggie Peaches</text:p>
          </table:table-cell>
          <table:table-cell office:string-value="Maggie" office:value-type="string">
            <text:p>Maggie</text:p>
          </table:table-cell>
          <table:table-cell office:value="13.0" office:value-type="float">
            <text:p>13.0</text:p>
          </table:table-cell>
          <table:table-cell office:string-value="Bichon Poodle" office:value-type="string">
            <text:p>Bichon Poodle</text:p>
          </table:table-cell>
        </table:table-row>
        <table:table-row>
          <table:table-cell office:string-value="Sun Jul 21 18:12:08 EDT 2019" office:value-type="string">
            <text:p>Sun Jul 21 18:12:08 EDT 2019</text:p>
          </table:table-cell>
          <table:table-cell office:string-value="Cat" office:value-type="string">
            <text:p>Cat</text:p>
          </table:table-cell>
          <table:table-cell office:string-value="Amelia" office:value-type="string">
            <text:p>Amelia</text:p>
          </table:table-cell>
          <table:table-cell office:string-value="Amelita" office:value-type="string">
            <text:p>Amelita</text:p>
          </table:table-cell>
          <table:table-cell office:value="2.0" office:value-type="float">
            <text:p>2.0</text:p>
          </table:table-cell>
          <table:table-cell/>
        </table:table-row>
        <table:table-row>
          <table:table-cell office:string-value="Sun Jul 21 18:12:13 EDT 2019" office:value-type="string">
            <text:p>Sun Jul 21 18:12:13 EDT 2019</text:p>
          </table:table-cell>
          <table:table-cell office:string-value="Dog" office:value-type="string">
            <text:p>Dog</text:p>
          </table:table-cell>
          <table:table-cell office:string-value="Camembert" office:value-type="string">
            <text:p>Camembert</text:p>
          </table:table-cell>
          <table:table-cell office:string-value="Cami" office:value-type="string">
            <text:p>Cami</text:p>
          </table:table-cell>
          <table:table-cell office:value="5.0" office:value-type="float">
            <text:p>5.0</text:p>
          </table:table-cell>
          <table:table-cell office:string-value="Bernese Mountain Dog" office:value-type="string">
            <text:p>Bernese Mountain Dog</text:p>
          </table:table-cell>
        </table:table-row>
        <table:table-row>
          <table:table-cell office:string-value="Sun Jul 21 18:12:15 EDT 2019" office:value-type="string">
            <text:p>Sun Jul 21 18:12:15 EDT 2019</text:p>
          </table:table-cell>
          <table:table-cell office:string-value="Dog" office:value-type="string">
            <text:p>Dog</text:p>
          </table:table-cell>
          <table:table-cell office:string-value="Shadow" office:value-type="string">
            <text:p>Shadow</text:p>
          </table:table-cell>
          <table:table-cell office:string-value="Shadow" office:value-type="string">
            <text:p>Shadow</text:p>
          </table:table-cell>
          <table:table-cell office:value="3.0" office:value-type="float">
            <text:p>3.0</text:p>
          </table:table-cell>
          <table:table-cell office:string-value="Saluki" office:value-type="string">
            <text:p>Saluki</text:p>
          </table:table-cell>
        </table:table-row>
        <table:table-row>
          <table:table-cell office:string-value="Sun Jul 21 18:12:20 EDT 2019" office:value-type="string">
            <text:p>Sun Jul 21 18:12:20 EDT 2019</text:p>
          </table:table-cell>
          <table:table-cell office:string-value="Dog" office:value-type="string">
            <text:p>Dog</text:p>
          </table:table-cell>
          <table:table-cell office:string-value="archer" office:value-type="string">
            <text:p>archer</text:p>
          </table:table-cell>
          <table:table-cell office:string-value="archer" office:value-type="string">
            <text:p>archer</text:p>
          </table:table-cell>
          <table:table-cell office:value="3.0" office:value-type="float">
            <text:p>3.0</text:p>
          </table:table-cell>
          <table:table-cell office:string-value="Golden retreiver " office:value-type="string">
            <text:p>Golden retreiver </text:p>
          </table:table-cell>
        </table:table-row>
        <table:table-row>
          <table:table-cell office:string-value="Sun Jul 21 18:12:23 EDT 2019" office:value-type="string">
            <text:p>Sun Jul 21 18:12:23 EDT 2019</text:p>
          </table:table-cell>
          <table:table-cell office:string-value="Dog" office:value-type="string">
            <text:p>Dog</text:p>
          </table:table-cell>
          <table:table-cell office:string-value="robbie " office:value-type="string">
            <text:p>robbie </text:p>
          </table:table-cell>
          <table:table-cell office:string-value="robz" office:value-type="string">
            <text:p>robz</text:p>
          </table:table-cell>
          <table:table-cell office:value="1.5" office:value-type="float">
            <text:p>1.5</text:p>
          </table:table-cell>
          <table:table-cell office:string-value="whippet" office:value-type="string">
            <text:p>whippet</text:p>
          </table:table-cell>
        </table:table-row>
        <table:table-row>
          <table:table-cell office:string-value="Sun Jul 21 18:12:28 EDT 2019" office:value-type="string">
            <text:p>Sun Jul 21 18:12:28 EDT 2019</text:p>
          </table:table-cell>
          <table:table-cell office:string-value="Cat" office:value-type="string">
            <text:p>Cat</text:p>
          </table:table-cell>
          <table:table-cell office:string-value="Noah" office:value-type="string">
            <text:p>Noah</text:p>
          </table:table-cell>
          <table:table-cell office:string-value="Noah" office:value-type="string">
            <text:p>Noah</text:p>
          </table:table-cell>
          <table:table-cell office:value="2.0" office:value-type="float">
            <text:p>2.0</text:p>
          </table:table-cell>
          <table:table-cell/>
        </table:table-row>
        <table:table-row>
          <table:table-cell office:string-value="Sun Jul 21 18:12:35 EDT 2019" office:value-type="string">
            <text:p>Sun Jul 21 18:12:35 EDT 2019</text:p>
          </table:table-cell>
          <table:table-cell office:string-value="Other" office:value-type="string">
            <text:p>Other</text:p>
          </table:table-cell>
          <table:table-cell office:string-value="Penny" office:value-type="string">
            <text:p>Penny</text:p>
          </table:table-cell>
          <table:table-cell office:string-value="Pen" office:value-type="string">
            <text:p>Pen</text:p>
          </table:table-cell>
          <table:table-cell office:value="4.0" office:value-type="float">
            <text:p>4.0</text:p>
          </table:table-cell>
          <table:table-cell/>
        </table:table-row>
        <table:table-row>
          <table:table-cell office:string-value="Sun Jul 21 18:12:46 EDT 2019" office:value-type="string">
            <text:p>Sun Jul 21 18:12:46 EDT 2019</text:p>
          </table:table-cell>
          <table:table-cell office:string-value="Cat" office:value-type="string">
            <text:p>Cat</text:p>
          </table:table-cell>
          <table:table-cell office:string-value="Lovey Cat" office:value-type="string">
            <text:p>Lovey Cat</text:p>
          </table:table-cell>
          <table:table-cell office:string-value="Lovey" office:value-type="string">
            <text:p>Lovey</text:p>
          </table:table-cell>
          <table:table-cell office:value="18.0" office:value-type="float">
            <text:p>18.0</text:p>
          </table:table-cell>
          <table:table-cell/>
        </table:table-row>
        <table:table-row>
          <table:table-cell office:string-value="Sun Jul 21 18:12:51 EDT 2019" office:value-type="string">
            <text:p>Sun Jul 21 18:12:51 EDT 2019</text:p>
          </table:table-cell>
          <table:table-cell office:string-value="Dog" office:value-type="string">
            <text:p>Dog</text:p>
          </table:table-cell>
          <table:table-cell office:string-value="Roxy" office:value-type="string">
            <text:p>Roxy</text:p>
          </table:table-cell>
          <table:table-cell office:string-value="Roxy" office:value-type="string">
            <text:p>Roxy</text:p>
          </table:table-cell>
          <table:table-cell office:value="8.0" office:value-type="float">
            <text:p>8.0</text:p>
          </table:table-cell>
          <table:table-cell office:string-value="Pit bull" office:value-type="string">
            <text:p>Pit bull</text:p>
          </table:table-cell>
        </table:table-row>
        <table:table-row>
          <table:table-cell office:string-value="Sun Jul 21 18:12:54 EDT 2019" office:value-type="string">
            <text:p>Sun Jul 21 18:12:54 EDT 2019</text:p>
          </table:table-cell>
          <table:table-cell office:string-value="Dog" office:value-type="string">
            <text:p>Dog</text:p>
          </table:table-cell>
          <table:table-cell office:string-value="Ashton Sebastian" office:value-type="string">
            <text:p>Ashton Sebastian</text:p>
          </table:table-cell>
          <table:table-cell office:string-value="Ash" office:value-type="string">
            <text:p>Ash</text:p>
          </table:table-cell>
          <table:table-cell office:value="9.0" office:value-type="float">
            <text:p>9.0</text:p>
          </table:table-cell>
          <table:table-cell office:string-value="pitbull mix" office:value-type="string">
            <text:p>pitbull mix</text:p>
          </table:table-cell>
        </table:table-row>
        <table:table-row>
          <table:table-cell office:string-value="Sun Jul 21 18:12:54 EDT 2019" office:value-type="string">
            <text:p>Sun Jul 21 18:12:54 EDT 2019</text:p>
          </table:table-cell>
          <table:table-cell office:string-value="Dog" office:value-type="string">
            <text:p>Dog</text:p>
          </table:table-cell>
          <table:table-cell office:string-value="Maximum" office:value-type="string">
            <text:p>Maximum</text:p>
          </table:table-cell>
          <table:table-cell office:string-value="Max" office:value-type="string">
            <text:p>Max</text:p>
          </table:table-cell>
          <table:table-cell office:value="10.0" office:value-type="float">
            <text:p>10.0</text:p>
          </table:table-cell>
          <table:table-cell office:string-value="Puggle" office:value-type="string">
            <text:p>Puggle</text:p>
          </table:table-cell>
        </table:table-row>
        <table:table-row>
          <table:table-cell office:string-value="Sun Jul 21 18:12:57 EDT 2019" office:value-type="string">
            <text:p>Sun Jul 21 18:12:57 EDT 2019</text:p>
          </table:table-cell>
          <table:table-cell office:string-value="Dog" office:value-type="string">
            <text:p>Dog</text:p>
          </table:table-cell>
          <table:table-cell office:string-value="Rosalind Pearl" office:value-type="string">
            <text:p>Rosalind Pearl</text:p>
          </table:table-cell>
          <table:table-cell office:string-value="Rosie" office:value-type="string">
            <text:p>Rosie</text:p>
          </table:table-cell>
          <table:table-cell office:value="5.0" office:value-type="float">
            <text:p>5.0</text:p>
          </table:table-cell>
          <table:table-cell office:string-value="Border collie mix" office:value-type="string">
            <text:p>Border collie mix</text:p>
          </table:table-cell>
        </table:table-row>
        <table:table-row>
          <table:table-cell office:string-value="Sun Jul 21 18:12:57 EDT 2019" office:value-type="string">
            <text:p>Sun Jul 21 18:12:57 EDT 2019</text:p>
          </table:table-cell>
          <table:table-cell office:string-value="Rabbit" office:value-type="string">
            <text:p>Rabbit</text:p>
          </table:table-cell>
          <table:table-cell office:string-value="Lena" office:value-type="string">
            <text:p>Lena</text:p>
          </table:table-cell>
          <table:table-cell office:string-value="Lena" office:value-type="string">
            <text:p>Lena</text:p>
          </table:table-cell>
          <table:table-cell office:value="8.0" office:value-type="float">
            <text:p>8.0</text:p>
          </table:table-cell>
          <table:table-cell office:string-value="dwarf rabbit" office:value-type="string">
            <text:p>dwarf rabbit</text:p>
          </table:table-cell>
        </table:table-row>
        <table:table-row>
          <table:table-cell office:string-value="Sun Jul 21 18:12:57 EDT 2019" office:value-type="string">
            <text:p>Sun Jul 21 18:12:57 EDT 2019</text:p>
          </table:table-cell>
          <table:table-cell office:string-value="Hamster" office:value-type="string">
            <text:p>Hamster</text:p>
          </table:table-cell>
          <table:table-cell office:string-value="Beauxbaton" office:value-type="string">
            <text:p>Beauxbaton</text:p>
          </table:table-cell>
          <table:table-cell office:string-value="Beau" office:value-type="string">
            <text:p>Beau</text:p>
          </table:table-cell>
          <table:table-cell office:string-value="2.5 years" office:value-type="string">
            <text:p>2.5 years</text:p>
          </table:table-cell>
          <table:table-cell office:string-value="Winter white" office:value-type="string">
            <text:p>Winter white</text:p>
          </table:table-cell>
        </table:table-row>
        <table:table-row>
          <table:table-cell office:string-value="Sun Jul 21 18:13:08 EDT 2019" office:value-type="string">
            <text:p>Sun Jul 21 18:13:08 EDT 2019</text:p>
          </table:table-cell>
          <table:table-cell office:string-value="Dog" office:value-type="string">
            <text:p>Dog</text:p>
          </table:table-cell>
          <table:table-cell office:string-value="Chyna" office:value-type="string">
            <text:p>Chyna</text:p>
          </table:table-cell>
          <table:table-cell office:string-value="Chyna" office:value-type="string">
            <text:p>Chyna</text:p>
          </table:table-cell>
          <table:table-cell office:value="16.0" office:value-type="float">
            <text:p>16.0</text:p>
          </table:table-cell>
          <table:table-cell office:string-value="Little terrier poodle mix" office:value-type="string">
            <text:p>Little terrier poodle mix</text:p>
          </table:table-cell>
        </table:table-row>
        <table:table-row>
          <table:table-cell office:string-value="Sun Jul 21 18:13:35 EDT 2019" office:value-type="string">
            <text:p>Sun Jul 21 18:13:35 EDT 2019</text:p>
          </table:table-cell>
          <table:table-cell office:string-value="Dog" office:value-type="string">
            <text:p>Dog</text:p>
          </table:table-cell>
          <table:table-cell office:string-value="Sadie" office:value-type="string">
            <text:p>Sadie</text:p>
          </table:table-cell>
          <table:table-cell office:string-value="Sadie" office:value-type="string">
            <text:p>Sadie</text:p>
          </table:table-cell>
          <table:table-cell office:value="4.0" office:value-type="float">
            <text:p>4.0</text:p>
          </table:table-cell>
          <table:table-cell office:string-value="Cockapoo" office:value-type="string">
            <text:p>Cockapoo</text:p>
          </table:table-cell>
        </table:table-row>
        <table:table-row>
          <table:table-cell office:string-value="Sun Jul 21 18:13:42 EDT 2019" office:value-type="string">
            <text:p>Sun Jul 21 18:13:42 EDT 2019</text:p>
          </table:table-cell>
          <table:table-cell office:string-value="Dog" office:value-type="string">
            <text:p>Dog</text:p>
          </table:table-cell>
          <table:table-cell office:string-value="Flynn" office:value-type="string">
            <text:p>Flynn</text:p>
          </table:table-cell>
          <table:table-cell office:string-value="Flynn" office:value-type="string">
            <text:p>Flynn</text:p>
          </table:table-cell>
          <table:table-cell office:string-value="11 months" office:value-type="string">
            <text:p>11 months</text:p>
          </table:table-cell>
          <table:table-cell office:string-value="Corgi" office:value-type="string">
            <text:p>Corgi</text:p>
          </table:table-cell>
        </table:table-row>
        <table:table-row>
          <table:table-cell office:string-value="Sun Jul 21 18:13:44 EDT 2019" office:value-type="string">
            <text:p>Sun Jul 21 18:13:44 EDT 2019</text:p>
          </table:table-cell>
          <table:table-cell office:string-value="Cat" office:value-type="string">
            <text:p>Cat</text:p>
          </table:table-cell>
          <table:table-cell office:string-value="Felicity Louise" office:value-type="string">
            <text:p>Felicity Louise</text:p>
          </table:table-cell>
          <table:table-cell office:string-value="Flick" office:value-type="string">
            <text:p>Flick</text:p>
          </table:table-cell>
          <table:table-cell office:value="4.0" office:value-type="float">
            <text:p>4.0</text:p>
          </table:table-cell>
          <table:table-cell office:string-value="Domestic short hair" office:value-type="string">
            <text:p>Domestic short hair</text:p>
          </table:table-cell>
        </table:table-row>
        <table:table-row>
          <table:table-cell office:string-value="Sun Jul 21 18:13:46 EDT 2019" office:value-type="string">
            <text:p>Sun Jul 21 18:13:46 EDT 2019</text:p>
          </table:table-cell>
          <table:table-cell office:string-value="Gold Fish" office:value-type="string">
            <text:p>Gold Fish</text:p>
          </table:table-cell>
          <table:table-cell office:string-value="James Pond" office:value-type="string">
            <text:p>James Pond</text:p>
          </table:table-cell>
          <table:table-cell office:string-value="James" office:value-type="string">
            <text:p>James</text:p>
          </table:table-cell>
          <table:table-cell office:value="5.0" office:value-type="float">
            <text:p>5.0</text:p>
          </table:table-cell>
          <table:table-cell office:string-value="Goldfish" office:value-type="string">
            <text:p>Goldfish</text:p>
          </table:table-cell>
        </table:table-row>
        <table:table-row>
          <table:table-cell office:string-value="Sun Jul 21 18:13:54 EDT 2019" office:value-type="string">
            <text:p>Sun Jul 21 18:13:54 EDT 2019</text:p>
          </table:table-cell>
          <table:table-cell office:string-value="Cat" office:value-type="string">
            <text:p>Cat</text:p>
          </table:table-cell>
          <table:table-cell office:string-value="Mars" office:value-type="string">
            <text:p>Mars</text:p>
          </table:table-cell>
          <table:table-cell office:string-value="Mars" office:value-type="string">
            <text:p>Mars</text:p>
          </table:table-cell>
          <table:table-cell office:value="8.0" office:value-type="float">
            <text:p>8.0</text:p>
          </table:table-cell>
          <table:table-cell office:string-value="Domestic Shorthair" office:value-type="string">
            <text:p>Domestic Shorthair</text:p>
          </table:table-cell>
        </table:table-row>
        <table:table-row>
          <table:table-cell office:string-value="Sun Jul 21 18:14:00 EDT 2019" office:value-type="string">
            <text:p>Sun Jul 21 18:14:00 EDT 2019</text:p>
          </table:table-cell>
          <table:table-cell office:string-value="Dog" office:value-type="string">
            <text:p>Dog</text:p>
          </table:table-cell>
          <table:table-cell office:string-value="Loki" office:value-type="string">
            <text:p>Loki</text:p>
          </table:table-cell>
          <table:table-cell office:string-value="Loki" office:value-type="string">
            <text:p>Loki</text:p>
          </table:table-cell>
          <table:table-cell office:value="3.0" office:value-type="float">
            <text:p>3.0</text:p>
          </table:table-cell>
          <table:table-cell/>
        </table:table-row>
        <table:table-row>
          <table:table-cell office:string-value="Sun Jul 21 18:14:13 EDT 2019" office:value-type="string">
            <text:p>Sun Jul 21 18:14:13 EDT 2019</text:p>
          </table:table-cell>
          <table:table-cell office:string-value="Cat" office:value-type="string">
            <text:p>Cat</text:p>
          </table:table-cell>
          <table:table-cell office:string-value="Millie " office:value-type="string">
            <text:p>Millie </text:p>
          </table:table-cell>
          <table:table-cell office:string-value="Mill" office:value-type="string">
            <text:p>Mill</text:p>
          </table:table-cell>
          <table:table-cell office:value="13.0" office:value-type="float">
            <text:p>13.0</text:p>
          </table:table-cell>
          <table:table-cell office:string-value="Domestic shorthair " office:value-type="string">
            <text:p>Domestic shorthair </text:p>
          </table:table-cell>
        </table:table-row>
        <table:table-row>
          <table:table-cell office:string-value="Sun Jul 21 18:14:21 EDT 2019" office:value-type="string">
            <text:p>Sun Jul 21 18:14:21 EDT 2019</text:p>
          </table:table-cell>
          <table:table-cell office:string-value="Dog" office:value-type="string">
            <text:p>Dog</text:p>
          </table:table-cell>
          <table:table-cell office:string-value="Trixie" office:value-type="string">
            <text:p>Trixie</text:p>
          </table:table-cell>
          <table:table-cell office:string-value="Trix" office:value-type="string">
            <text:p>Trix</text:p>
          </table:table-cell>
          <table:table-cell office:value="3.0" office:value-type="float">
            <text:p>3.0</text:p>
          </table:table-cell>
          <table:table-cell office:string-value="Toy Fox Terrier / Yorkie (&quot;Torkie&quot;)" office:value-type="string">
            <text:p>Toy Fox Terrier / Yorkie ("Torkie")</text:p>
          </table:table-cell>
        </table:table-row>
        <table:table-row>
          <table:table-cell office:string-value="Sun Jul 21 18:14:43 EDT 2019" office:value-type="string">
            <text:p>Sun Jul 21 18:14:43 EDT 2019</text:p>
          </table:table-cell>
          <table:table-cell office:string-value="Dog" office:value-type="string">
            <text:p>Dog</text:p>
          </table:table-cell>
          <table:table-cell office:string-value="Birdy " office:value-type="string">
            <text:p>Birdy </text:p>
          </table:table-cell>
          <table:table-cell office:string-value="Birdy " office:value-type="string">
            <text:p>Birdy </text:p>
          </table:table-cell>
          <table:table-cell office:value="4.0" office:value-type="float">
            <text:p>4.0</text:p>
          </table:table-cell>
          <table:table-cell office:string-value="Pomeranian mix" office:value-type="string">
            <text:p>Pomeranian mix</text:p>
          </table:table-cell>
        </table:table-row>
        <table:table-row>
          <table:table-cell office:string-value="Sun Jul 21 18:14:57 EDT 2019" office:value-type="string">
            <text:p>Sun Jul 21 18:14:57 EDT 2019</text:p>
          </table:table-cell>
          <table:table-cell office:string-value="Cat" office:value-type="string">
            <text:p>Cat</text:p>
          </table:table-cell>
          <table:table-cell office:string-value="Charlotte Wallace" office:value-type="string">
            <text:p>Charlotte Wallace</text:p>
          </table:table-cell>
          <table:table-cell office:string-value="Chuck" office:value-type="string">
            <text:p>Chuck</text:p>
          </table:table-cell>
          <table:table-cell office:value="8.0" office:value-type="float">
            <text:p>8.0</text:p>
          </table:table-cell>
          <table:table-cell office:string-value="Cat" office:value-type="string">
            <text:p>Cat</text:p>
          </table:table-cell>
        </table:table-row>
        <table:table-row>
          <table:table-cell office:string-value="Sun Jul 21 18:15:06 EDT 2019" office:value-type="string">
            <text:p>Sun Jul 21 18:15:06 EDT 2019</text:p>
          </table:table-cell>
          <table:table-cell office:string-value="Cat" office:value-type="string">
            <text:p>Cat</text:p>
          </table:table-cell>
          <table:table-cell office:string-value="Thumper Dumper Bumble Butt" office:value-type="string">
            <text:p>Thumper Dumper Bumble Butt</text:p>
          </table:table-cell>
          <table:table-cell office:string-value="Thumper" office:value-type="string">
            <text:p>Thumper</text:p>
          </table:table-cell>
          <table:table-cell office:string-value="16ish" office:value-type="string">
            <text:p>16ish</text:p>
          </table:table-cell>
          <table:table-cell office:string-value="Domestic short hair" office:value-type="string">
            <text:p>Domestic short hair</text:p>
          </table:table-cell>
        </table:table-row>
        <table:table-row>
          <table:table-cell office:string-value="Sun Jul 21 18:15:22 EDT 2019" office:value-type="string">
            <text:p>Sun Jul 21 18:15:22 EDT 2019</text:p>
          </table:table-cell>
          <table:table-cell office:string-value="Dog" office:value-type="string">
            <text:p>Dog</text:p>
          </table:table-cell>
          <table:table-cell office:string-value="Vince" office:value-type="string">
            <text:p>Vince</text:p>
          </table:table-cell>
          <table:table-cell office:string-value="Vincie " office:value-type="string">
            <text:p>Vincie </text:p>
          </table:table-cell>
          <table:table-cell office:value="11.0" office:value-type="float">
            <text:p>11.0</text:p>
          </table:table-cell>
          <table:table-cell office:string-value="Yellow lab" office:value-type="string">
            <text:p>Yellow lab</text:p>
          </table:table-cell>
        </table:table-row>
        <table:table-row>
          <table:table-cell office:string-value="Sun Jul 21 18:15:41 EDT 2019" office:value-type="string">
            <text:p>Sun Jul 21 18:15:41 EDT 2019</text:p>
          </table:table-cell>
          <table:table-cell office:string-value="Dog" office:value-type="string">
            <text:p>Dog</text:p>
          </table:table-cell>
          <table:table-cell office:string-value="Cobert " office:value-type="string">
            <text:p>Cobert </text:p>
          </table:table-cell>
          <table:table-cell office:string-value="Cob " office:value-type="string">
            <text:p>Cob </text:p>
          </table:table-cell>
          <table:table-cell office:value="2.0" office:value-type="float">
            <text:p>2.0</text:p>
          </table:table-cell>
          <table:table-cell office:string-value="Dalmatian" office:value-type="string">
            <text:p>Dalmatian</text:p>
          </table:table-cell>
        </table:table-row>
        <table:table-row>
          <table:table-cell office:string-value="Sun Jul 21 18:15:55 EDT 2019" office:value-type="string">
            <text:p>Sun Jul 21 18:15:55 EDT 2019</text:p>
          </table:table-cell>
          <table:table-cell office:string-value="Betta fish" office:value-type="string">
            <text:p>Betta fish</text:p>
          </table:table-cell>
          <table:table-cell office:string-value="Little Prince" office:value-type="string">
            <text:p>Little Prince</text:p>
          </table:table-cell>
          <table:table-cell office:string-value="LP" office:value-type="string">
            <text:p>LP</text:p>
          </table:table-cell>
          <table:table-cell office:value="2.0" office:value-type="float">
            <text:p>2.0</text:p>
          </table:table-cell>
          <table:table-cell office:string-value="Fish" office:value-type="string">
            <text:p>Fish</text:p>
          </table:table-cell>
        </table:table-row>
        <table:table-row>
          <table:table-cell office:string-value="Sun Jul 21 18:16:02 EDT 2019" office:value-type="string">
            <text:p>Sun Jul 21 18:16:02 EDT 2019</text:p>
          </table:table-cell>
          <table:table-cell office:string-value="Dog" office:value-type="string">
            <text:p>Dog</text:p>
          </table:table-cell>
          <table:table-cell office:string-value="Jack Daniel" office:value-type="string">
            <text:p>Jack Daniel</text:p>
          </table:table-cell>
          <table:table-cell office:string-value="Jackie" office:value-type="string">
            <text:p>Jackie</text:p>
          </table:table-cell>
          <table:table-cell office:value="3.0" office:value-type="float">
            <text:p>3.0</text:p>
          </table:table-cell>
          <table:table-cell office:string-value="Chocolate lab" office:value-type="string">
            <text:p>Chocolate lab</text:p>
          </table:table-cell>
        </table:table-row>
        <table:table-row>
          <table:table-cell office:string-value="Sun Jul 21 18:16:05 EDT 2019" office:value-type="string">
            <text:p>Sun Jul 21 18:16:05 EDT 2019</text:p>
          </table:table-cell>
          <table:table-cell office:string-value="Dog" office:value-type="string">
            <text:p>Dog</text:p>
          </table:table-cell>
          <table:table-cell office:string-value="Crinkle" office:value-type="string">
            <text:p>Crinkle</text:p>
          </table:table-cell>
          <table:table-cell office:string-value="Crinkle" office:value-type="string">
            <text:p>Crinkle</text:p>
          </table:table-cell>
          <table:table-cell office:value="7.0" office:value-type="float">
            <text:p>7.0</text:p>
          </table:table-cell>
          <table:table-cell office:string-value="Mongrel" office:value-type="string">
            <text:p>Mongrel</text:p>
          </table:table-cell>
        </table:table-row>
        <table:table-row>
          <table:table-cell office:string-value="Sun Jul 21 18:16:06 EDT 2019" office:value-type="string">
            <text:p>Sun Jul 21 18:16:06 EDT 2019</text:p>
          </table:table-cell>
          <table:table-cell office:string-value="Dog" office:value-type="string">
            <text:p>Dog</text:p>
          </table:table-cell>
          <table:table-cell office:string-value="Maisy Lynn Marie" office:value-type="string">
            <text:p>Maisy Lynn Marie</text:p>
          </table:table-cell>
          <table:table-cell office:string-value="Mimsy" office:value-type="string">
            <text:p>Mimsy</text:p>
          </table:table-cell>
          <table:table-cell office:value="6.0" office:value-type="float">
            <text:p>6.0</text:p>
          </table:table-cell>
          <table:table-cell office:string-value="beagle mix" office:value-type="string">
            <text:p>beagle mix</text:p>
          </table:table-cell>
        </table:table-row>
        <table:table-row>
          <table:table-cell office:string-value="Sun Jul 21 18:16:07 EDT 2019" office:value-type="string">
            <text:p>Sun Jul 21 18:16:07 EDT 2019</text:p>
          </table:table-cell>
          <table:table-cell office:string-value="Dog" office:value-type="string">
            <text:p>Dog</text:p>
          </table:table-cell>
          <table:table-cell office:string-value="Beemer" office:value-type="string">
            <text:p>Beemer</text:p>
          </table:table-cell>
          <table:table-cell office:string-value="Beemo" office:value-type="string">
            <text:p>Beemo</text:p>
          </table:table-cell>
          <table:table-cell office:value="7.0" office:value-type="float">
            <text:p>7.0</text:p>
          </table:table-cell>
          <table:table-cell office:string-value="Aussie doodle" office:value-type="string">
            <text:p>Aussie doodle</text:p>
          </table:table-cell>
        </table:table-row>
        <table:table-row>
          <table:table-cell office:string-value="Sun Jul 21 18:16:09 EDT 2019" office:value-type="string">
            <text:p>Sun Jul 21 18:16:09 EDT 2019</text:p>
          </table:table-cell>
          <table:table-cell office:string-value="Rodent" office:value-type="string">
            <text:p>Rodent</text:p>
          </table:table-cell>
          <table:table-cell office:string-value="Rosencrantz WGP" office:value-type="string">
            <text:p>Rosencrantz WGP</text:p>
          </table:table-cell>
          <table:table-cell office:string-value="Rosie" office:value-type="string">
            <text:p>Rosie</text:p>
          </table:table-cell>
          <table:table-cell office:value="3.0" office:value-type="float">
            <text:p>3.0</text:p>
          </table:table-cell>
          <table:table-cell office:string-value="Guinea Pig" office:value-type="string">
            <text:p>Guinea Pig</text:p>
          </table:table-cell>
        </table:table-row>
        <table:table-row>
          <table:table-cell office:string-value="Sun Jul 21 18:16:10 EDT 2019" office:value-type="string">
            <text:p>Sun Jul 21 18:16:10 EDT 2019</text:p>
          </table:table-cell>
          <table:table-cell office:string-value="Cat" office:value-type="string">
            <text:p>Cat</text:p>
          </table:table-cell>
          <table:table-cell office:string-value="Michelin " office:value-type="string">
            <text:p>Michelin </text:p>
          </table:table-cell>
          <table:table-cell office:string-value="Michelin" office:value-type="string">
            <text:p>Michelin</text:p>
          </table:table-cell>
          <table:table-cell office:string-value="14? " office:value-type="string">
            <text:p>14? </text:p>
          </table:table-cell>
          <table:table-cell office:string-value="Cat, he's a cat, we found him on my dad's tire... I think you can guess what brand tires my dad had" office:value-type="string">
            <text:p>Cat, he's a cat, we found him on my dad's tire... I think you can guess what brand tires my dad had</text:p>
          </table:table-cell>
        </table:table-row>
        <table:table-row>
          <table:table-cell office:string-value="Sun Jul 21 18:16:13 EDT 2019" office:value-type="string">
            <text:p>Sun Jul 21 18:16:13 EDT 2019</text:p>
          </table:table-cell>
          <table:table-cell office:string-value="Dog" office:value-type="string">
            <text:p>Dog</text:p>
          </table:table-cell>
          <table:table-cell office:string-value="Mac" office:value-type="string">
            <text:p>Mac</text:p>
          </table:table-cell>
          <table:table-cell office:string-value="Mac" office:value-type="string">
            <text:p>Mac</text:p>
          </table:table-cell>
          <table:table-cell office:value="5.0" office:value-type="float">
            <text:p>5.0</text:p>
          </table:table-cell>
          <table:table-cell office:string-value="Boxer/mastiff mix" office:value-type="string">
            <text:p>Boxer/mastiff mix</text:p>
          </table:table-cell>
        </table:table-row>
        <table:table-row>
          <table:table-cell office:string-value="Sun Jul 21 18:16:14 EDT 2019" office:value-type="string">
            <text:p>Sun Jul 21 18:16:14 EDT 2019</text:p>
          </table:table-cell>
          <table:table-cell office:string-value="Dog" office:value-type="string">
            <text:p>Dog</text:p>
          </table:table-cell>
          <table:table-cell office:string-value="Maximillion Taxi " office:value-type="string">
            <text:p>Maximillion Taxi </text:p>
          </table:table-cell>
          <table:table-cell office:string-value="Max" office:value-type="string">
            <text:p>Max</text:p>
          </table:table-cell>
          <table:table-cell office:value="9.0" office:value-type="float">
            <text:p>9.0</text:p>
          </table:table-cell>
          <table:table-cell office:string-value="Lab mix" office:value-type="string">
            <text:p>Lab mix</text:p>
          </table:table-cell>
        </table:table-row>
        <table:table-row>
          <table:table-cell office:string-value="Sun Jul 21 18:16:16 EDT 2019" office:value-type="string">
            <text:p>Sun Jul 21 18:16:16 EDT 2019</text:p>
          </table:table-cell>
          <table:table-cell office:string-value="Dog" office:value-type="string">
            <text:p>Dog</text:p>
          </table:table-cell>
          <table:table-cell office:string-value="Krypto" office:value-type="string">
            <text:p>Krypto</text:p>
          </table:table-cell>
          <table:table-cell office:string-value="Dinky" office:value-type="string">
            <text:p>Dinky</text:p>
          </table:table-cell>
          <table:table-cell office:value="6.0" office:value-type="float">
            <text:p>6.0</text:p>
          </table:table-cell>
          <table:table-cell office:string-value="Golden Retriever" office:value-type="string">
            <text:p>Golden Retriever</text:p>
          </table:table-cell>
        </table:table-row>
        <table:table-row>
          <table:table-cell office:string-value="Sun Jul 21 18:16:23 EDT 2019" office:value-type="string">
            <text:p>Sun Jul 21 18:16:23 EDT 2019</text:p>
          </table:table-cell>
          <table:table-cell office:string-value="Cat" office:value-type="string">
            <text:p>Cat</text:p>
          </table:table-cell>
          <table:table-cell office:string-value="Piper" office:value-type="string">
            <text:p>Piper</text:p>
          </table:table-cell>
          <table:table-cell office:string-value="Pippin" office:value-type="string">
            <text:p>Pippin</text:p>
          </table:table-cell>
          <table:table-cell office:value="5.0" office:value-type="float">
            <text:p>5.0</text:p>
          </table:table-cell>
          <table:table-cell office:string-value="Cat" office:value-type="string">
            <text:p>Cat</text:p>
          </table:table-cell>
        </table:table-row>
        <table:table-row>
          <table:table-cell office:string-value="Sun Jul 21 18:16:26 EDT 2019" office:value-type="string">
            <text:p>Sun Jul 21 18:16:26 EDT 2019</text:p>
          </table:table-cell>
          <table:table-cell office:string-value="Dog" office:value-type="string">
            <text:p>Dog</text:p>
          </table:table-cell>
          <table:table-cell office:string-value="Bo Jangles" office:value-type="string">
            <text:p>Bo Jangles</text:p>
          </table:table-cell>
          <table:table-cell office:string-value="Bo" office:value-type="string">
            <text:p>Bo</text:p>
          </table:table-cell>
          <table:table-cell office:string-value="9-10 mo" office:value-type="string">
            <text:p>9-10 mo</text:p>
          </table:table-cell>
          <table:table-cell office:string-value="Husky/Boxer" office:value-type="string">
            <text:p>Husky/Boxer</text:p>
          </table:table-cell>
        </table:table-row>
        <table:table-row>
          <table:table-cell office:string-value="Sun Jul 21 18:16:26 EDT 2019" office:value-type="string">
            <text:p>Sun Jul 21 18:16:26 EDT 2019</text:p>
          </table:table-cell>
          <table:table-cell office:string-value="Cat" office:value-type="string">
            <text:p>Cat</text:p>
          </table:table-cell>
          <table:table-cell office:string-value="Slinkey" office:value-type="string">
            <text:p>Slinkey</text:p>
          </table:table-cell>
          <table:table-cell office:string-value="Slonk" office:value-type="string">
            <text:p>Slonk</text:p>
          </table:table-cell>
          <table:table-cell office:value="5.0" office:value-type="float">
            <text:p>5.0</text:p>
          </table:table-cell>
          <table:table-cell/>
        </table:table-row>
        <table:table-row>
          <table:table-cell office:string-value="Sun Jul 21 18:16:39 EDT 2019" office:value-type="string">
            <text:p>Sun Jul 21 18:16:39 EDT 2019</text:p>
          </table:table-cell>
          <table:table-cell office:string-value="Dog" office:value-type="string">
            <text:p>Dog</text:p>
          </table:table-cell>
          <table:table-cell office:string-value="Brixton" office:value-type="string">
            <text:p>Brixton</text:p>
          </table:table-cell>
          <table:table-cell office:string-value="Brixie " office:value-type="string">
            <text:p>Brixie </text:p>
          </table:table-cell>
          <table:table-cell office:value="1.0" office:value-type="float">
            <text:p>1.0</text:p>
          </table:table-cell>
          <table:table-cell office:string-value="Golden Retriever " office:value-type="string">
            <text:p>Golden Retriever </text:p>
          </table:table-cell>
        </table:table-row>
        <table:table-row>
          <table:table-cell office:string-value="Sun Jul 21 18:16:42 EDT 2019" office:value-type="string">
            <text:p>Sun Jul 21 18:16:42 EDT 2019</text:p>
          </table:table-cell>
          <table:table-cell office:string-value="Dog" office:value-type="string">
            <text:p>Dog</text:p>
          </table:table-cell>
          <table:table-cell office:string-value="Jasper" office:value-type="string">
            <text:p>Jasper</text:p>
          </table:table-cell>
          <table:table-cell office:string-value="Jasper" office:value-type="string">
            <text:p>Jasper</text:p>
          </table:table-cell>
          <table:table-cell office:value="10.0" office:value-type="float">
            <text:p>10.0</text:p>
          </table:table-cell>
          <table:table-cell office:string-value="Miniature labradoodle" office:value-type="string">
            <text:p>Miniature labradoodle</text:p>
          </table:table-cell>
        </table:table-row>
        <table:table-row>
          <table:table-cell office:string-value="Sun Jul 21 18:16:42 EDT 2019" office:value-type="string">
            <text:p>Sun Jul 21 18:16:42 EDT 2019</text:p>
          </table:table-cell>
          <table:table-cell office:string-value="Cat" office:value-type="string">
            <text:p>Cat</text:p>
          </table:table-cell>
          <table:table-cell office:string-value="Tabitha" office:value-type="string">
            <text:p>Tabitha</text:p>
          </table:table-cell>
          <table:table-cell office:string-value="Tabber" office:value-type="string">
            <text:p>Tabber</text:p>
          </table:table-cell>
          <table:table-cell office:value="8.0" office:value-type="float">
            <text:p>8.0</text:p>
          </table:table-cell>
          <table:table-cell/>
        </table:table-row>
        <table:table-row>
          <table:table-cell office:string-value="Sun Jul 21 18:16:58 EDT 2019" office:value-type="string">
            <text:p>Sun Jul 21 18:16:58 EDT 2019</text:p>
          </table:table-cell>
          <table:table-cell office:string-value="Dog" office:value-type="string">
            <text:p>Dog</text:p>
          </table:table-cell>
          <table:table-cell office:string-value="Shadow Montgomery" office:value-type="string">
            <text:p>Shadow Montgomery</text:p>
          </table:table-cell>
          <table:table-cell office:string-value="Lovebug" office:value-type="string">
            <text:p>Lovebug</text:p>
          </table:table-cell>
          <table:table-cell office:value="2.0" office:value-type="float">
            <text:p>2.0</text:p>
          </table:table-cell>
          <table:table-cell office:string-value="Golden Retreiver" office:value-type="string">
            <text:p>Golden Retreiver</text:p>
          </table:table-cell>
        </table:table-row>
        <table:table-row>
          <table:table-cell office:string-value="Sun Jul 21 18:17:03 EDT 2019" office:value-type="string">
            <text:p>Sun Jul 21 18:17:03 EDT 2019</text:p>
          </table:table-cell>
          <table:table-cell office:string-value="Fish" office:value-type="string">
            <text:p>Fish</text:p>
          </table:table-cell>
          <table:table-cell office:string-value="Vitale Male the hot tamale who has a cooking show with Mario Batale " office:value-type="string">
            <text:p>Vitale Male the hot tamale who has a cooking show with Mario Batale </text:p>
          </table:table-cell>
          <table:table-cell office:string-value="Vitale" office:value-type="string">
            <text:p>Vitale</text:p>
          </table:table-cell>
          <table:table-cell office:value="1.0" office:value-type="float">
            <text:p>1.0</text:p>
          </table:table-cell>
          <table:table-cell office:string-value="Beta " office:value-type="string">
            <text:p>Beta </text:p>
          </table:table-cell>
        </table:table-row>
        <table:table-row>
          <table:table-cell office:string-value="Sun Jul 21 18:17:04 EDT 2019" office:value-type="string">
            <text:p>Sun Jul 21 18:17:04 EDT 2019</text:p>
          </table:table-cell>
          <table:table-cell office:string-value="Cat" office:value-type="string">
            <text:p>Cat</text:p>
          </table:table-cell>
          <table:table-cell office:string-value="Ramona" office:value-type="string">
            <text:p>Ramona</text:p>
          </table:table-cell>
          <table:table-cell office:string-value="Meemo" office:value-type="string">
            <text:p>Meemo</text:p>
          </table:table-cell>
          <table:table-cell office:value="4.0" office:value-type="float">
            <text:p>4.0</text:p>
          </table:table-cell>
          <table:table-cell/>
        </table:table-row>
        <table:table-row>
          <table:table-cell office:string-value="Sun Jul 21 18:17:11 EDT 2019" office:value-type="string">
            <text:p>Sun Jul 21 18:17:11 EDT 2019</text:p>
          </table:table-cell>
          <table:table-cell office:string-value="Dog" office:value-type="string">
            <text:p>Dog</text:p>
          </table:table-cell>
          <table:table-cell office:string-value="Scout" office:value-type="string">
            <text:p>Scout</text:p>
          </table:table-cell>
          <table:table-cell office:string-value="Scout" office:value-type="string">
            <text:p>Scout</text:p>
          </table:table-cell>
          <table:table-cell office:value="14.0" office:value-type="float">
            <text:p>14.0</text:p>
          </table:table-cell>
          <table:table-cell office:string-value="Beagle " office:value-type="string">
            <text:p>Beagle </text:p>
          </table:table-cell>
        </table:table-row>
        <table:table-row>
          <table:table-cell office:string-value="Sun Jul 21 18:17:18 EDT 2019" office:value-type="string">
            <text:p>Sun Jul 21 18:17:18 EDT 2019</text:p>
          </table:table-cell>
          <table:table-cell office:string-value="Cat" office:value-type="string">
            <text:p>Cat</text:p>
          </table:table-cell>
          <table:table-cell office:string-value="Cocoa" office:value-type="string">
            <text:p>Cocoa</text:p>
          </table:table-cell>
          <table:table-cell office:string-value="Cokes, Nuts, Cocoa" office:value-type="string">
            <text:p>Cokes, Nuts, Cocoa</text:p>
          </table:table-cell>
          <table:table-cell office:value="12.0" office:value-type="float">
            <text:p>12.0</text:p>
          </table:table-cell>
          <table:table-cell office:string-value="Tuxedo shorthair" office:value-type="string">
            <text:p>Tuxedo shorthair</text:p>
          </table:table-cell>
        </table:table-row>
        <table:table-row>
          <table:table-cell office:string-value="Sun Jul 21 18:17:18 EDT 2019" office:value-type="string">
            <text:p>Sun Jul 21 18:17:18 EDT 2019</text:p>
          </table:table-cell>
          <table:table-cell office:string-value="Cat" office:value-type="string">
            <text:p>Cat</text:p>
          </table:table-cell>
          <table:table-cell office:string-value="Napoleon" office:value-type="string">
            <text:p>Napoleon</text:p>
          </table:table-cell>
          <table:table-cell office:string-value="Deviled egg" office:value-type="string">
            <text:p>Deviled egg</text:p>
          </table:table-cell>
          <table:table-cell office:value="2.0" office:value-type="float">
            <text:p>2.0</text:p>
          </table:table-cell>
          <table:table-cell/>
        </table:table-row>
        <table:table-row>
          <table:table-cell office:string-value="Sun Jul 21 18:17:20 EDT 2019" office:value-type="string">
            <text:p>Sun Jul 21 18:17:20 EDT 2019</text:p>
          </table:table-cell>
          <table:table-cell office:string-value="Dog" office:value-type="string">
            <text:p>Dog</text:p>
          </table:table-cell>
          <table:table-cell office:string-value="Libby" office:value-type="string">
            <text:p>Libby</text:p>
          </table:table-cell>
          <table:table-cell office:string-value="Libby" office:value-type="string">
            <text:p>Libby</text:p>
          </table:table-cell>
          <table:table-cell office:value="12.0" office:value-type="float">
            <text:p>12.0</text:p>
          </table:table-cell>
          <table:table-cell office:string-value="Golden retriever " office:value-type="string">
            <text:p>Golden retriever </text:p>
          </table:table-cell>
        </table:table-row>
        <table:table-row>
          <table:table-cell office:string-value="Sun Jul 21 18:17:22 EDT 2019" office:value-type="string">
            <text:p>Sun Jul 21 18:17:22 EDT 2019</text:p>
          </table:table-cell>
          <table:table-cell office:string-value="Dog" office:value-type="string">
            <text:p>Dog</text:p>
          </table:table-cell>
          <table:table-cell office:string-value="Jasper Tucker Oaf" office:value-type="string">
            <text:p>Jasper Tucker Oaf</text:p>
          </table:table-cell>
          <table:table-cell office:string-value="Jasper" office:value-type="string">
            <text:p>Jasper</text:p>
          </table:table-cell>
          <table:table-cell office:value="11.0" office:value-type="float">
            <text:p>11.0</text:p>
          </table:table-cell>
          <table:table-cell office:string-value="Black Lab" office:value-type="string">
            <text:p>Black Lab</text:p>
          </table:table-cell>
        </table:table-row>
        <table:table-row>
          <table:table-cell office:string-value="Sun Jul 21 18:17:24 EDT 2019" office:value-type="string">
            <text:p>Sun Jul 21 18:17:24 EDT 2019</text:p>
          </table:table-cell>
          <table:table-cell office:string-value="Cat" office:value-type="string">
            <text:p>Cat</text:p>
          </table:table-cell>
          <table:table-cell office:string-value="Clarissa Fluffnugget" office:value-type="string">
            <text:p>Clarissa Fluffnugget</text:p>
          </table:table-cell>
          <table:table-cell office:string-value="Clary" office:value-type="string">
            <text:p>Clary</text:p>
          </table:table-cell>
          <table:table-cell office:value="2.0" office:value-type="float">
            <text:p>2.0</text:p>
          </table:table-cell>
          <table:table-cell office:string-value="Domestic Long Hair" office:value-type="string">
            <text:p>Domestic Long Hair</text:p>
          </table:table-cell>
        </table:table-row>
        <table:table-row>
          <table:table-cell office:string-value="Sun Jul 21 18:17:24 EDT 2019" office:value-type="string">
            <text:p>Sun Jul 21 18:17:24 EDT 2019</text:p>
          </table:table-cell>
          <table:table-cell office:string-value="Dog" office:value-type="string">
            <text:p>Dog</text:p>
          </table:table-cell>
          <table:table-cell office:string-value="Tazmanian Devik" office:value-type="string">
            <text:p>Tazmanian Devik</text:p>
          </table:table-cell>
          <table:table-cell office:string-value="Taz" office:value-type="string">
            <text:p>Taz</text:p>
          </table:table-cell>
          <table:table-cell office:value="9.0" office:value-type="float">
            <text:p>9.0</text:p>
          </table:table-cell>
          <table:table-cell office:string-value="Mutt" office:value-type="string">
            <text:p>Mutt</text:p>
          </table:table-cell>
        </table:table-row>
        <table:table-row>
          <table:table-cell office:string-value="Sun Jul 21 18:17:33 EDT 2019" office:value-type="string">
            <text:p>Sun Jul 21 18:17:33 EDT 2019</text:p>
          </table:table-cell>
          <table:table-cell office:string-value="Dog" office:value-type="string">
            <text:p>Dog</text:p>
          </table:table-cell>
          <table:table-cell office:string-value="Iggy Pup" office:value-type="string">
            <text:p>Iggy Pup</text:p>
          </table:table-cell>
          <table:table-cell office:string-value="Iggy" office:value-type="string">
            <text:p>Iggy</text:p>
          </table:table-cell>
          <table:table-cell office:string-value="4 months " office:value-type="string">
            <text:p>4 months </text:p>
          </table:table-cell>
          <table:table-cell office:string-value="Miniature double doodle " office:value-type="string">
            <text:p>Miniature double doodle </text:p>
          </table:table-cell>
        </table:table-row>
        <table:table-row>
          <table:table-cell office:string-value="Sun Jul 21 18:17:36 EDT 2019" office:value-type="string">
            <text:p>Sun Jul 21 18:17:36 EDT 2019</text:p>
          </table:table-cell>
          <table:table-cell office:string-value="Dog" office:value-type="string">
            <text:p>Dog</text:p>
          </table:table-cell>
          <table:table-cell office:string-value="Lilly" office:value-type="string">
            <text:p>Lilly</text:p>
          </table:table-cell>
          <table:table-cell office:string-value="Lilly" office:value-type="string">
            <text:p>Lilly</text:p>
          </table:table-cell>
          <table:table-cell office:value="12.0" office:value-type="float">
            <text:p>12.0</text:p>
          </table:table-cell>
          <table:table-cell office:string-value="Labrador retriever" office:value-type="string">
            <text:p>Labrador retriever</text:p>
          </table:table-cell>
        </table:table-row>
        <table:table-row>
          <table:table-cell office:string-value="Sun Jul 21 18:17:39 EDT 2019" office:value-type="string">
            <text:p>Sun Jul 21 18:17:39 EDT 2019</text:p>
          </table:table-cell>
          <table:table-cell office:string-value="Dog" office:value-type="string">
            <text:p>Dog</text:p>
          </table:table-cell>
          <table:table-cell office:string-value="Furrdinand " office:value-type="string">
            <text:p>Furrdinand </text:p>
          </table:table-cell>
          <table:table-cell office:string-value="Furrdie " office:value-type="string">
            <text:p>Furrdie </text:p>
          </table:table-cell>
          <table:table-cell office:value="10.0" office:value-type="float">
            <text:p>10.0</text:p>
          </table:table-cell>
          <table:table-cell office:string-value="Pomeranian " office:value-type="string">
            <text:p>Pomeranian </text:p>
          </table:table-cell>
        </table:table-row>
        <table:table-row>
          <table:table-cell office:string-value="Sun Jul 21 18:17:43 EDT 2019" office:value-type="string">
            <text:p>Sun Jul 21 18:17:43 EDT 2019</text:p>
          </table:table-cell>
          <table:table-cell office:string-value="Dog" office:value-type="string">
            <text:p>Dog</text:p>
          </table:table-cell>
          <table:table-cell office:string-value="Monster Mayhem" office:value-type="string">
            <text:p>Monster Mayhem</text:p>
          </table:table-cell>
          <table:table-cell office:string-value="Doodle" office:value-type="string">
            <text:p>Doodle</text:p>
          </table:table-cell>
          <table:table-cell office:value="8.0" office:value-type="float">
            <text:p>8.0</text:p>
          </table:table-cell>
          <table:table-cell office:string-value="Dachshund " office:value-type="string">
            <text:p>Dachshund </text:p>
          </table:table-cell>
        </table:table-row>
        <table:table-row>
          <table:table-cell office:string-value="Sun Jul 21 18:17:46 EDT 2019" office:value-type="string">
            <text:p>Sun Jul 21 18:17:46 EDT 2019</text:p>
          </table:table-cell>
          <table:table-cell office:string-value="Dog" office:value-type="string">
            <text:p>Dog</text:p>
          </table:table-cell>
          <table:table-cell office:string-value="Watson" office:value-type="string">
            <text:p>Watson</text:p>
          </table:table-cell>
          <table:table-cell office:string-value="Watson " office:value-type="string">
            <text:p>Watson </text:p>
          </table:table-cell>
          <table:table-cell office:value="6.0" office:value-type="float">
            <text:p>6.0</text:p>
          </table:table-cell>
          <table:table-cell office:string-value="Labrador retriever " office:value-type="string">
            <text:p>Labrador retriever </text:p>
          </table:table-cell>
        </table:table-row>
        <table:table-row>
          <table:table-cell office:string-value="Sun Jul 21 18:17:47 EDT 2019" office:value-type="string">
            <text:p>Sun Jul 21 18:17:47 EDT 2019</text:p>
          </table:table-cell>
          <table:table-cell office:string-value="Dog" office:value-type="string">
            <text:p>Dog</text:p>
          </table:table-cell>
          <table:table-cell office:string-value="Shine" office:value-type="string">
            <text:p>Shine</text:p>
          </table:table-cell>
          <table:table-cell office:string-value="Shine" office:value-type="string">
            <text:p>Shine</text:p>
          </table:table-cell>
          <table:table-cell office:value="12.0" office:value-type="float">
            <text:p>12.0</text:p>
          </table:table-cell>
          <table:table-cell office:string-value="Mix hound" office:value-type="string">
            <text:p>Mix hound</text:p>
          </table:table-cell>
        </table:table-row>
        <table:table-row>
          <table:table-cell office:string-value="Sun Jul 21 18:17:52 EDT 2019" office:value-type="string">
            <text:p>Sun Jul 21 18:17:52 EDT 2019</text:p>
          </table:table-cell>
          <table:table-cell office:string-value="Dog" office:value-type="string">
            <text:p>Dog</text:p>
          </table:table-cell>
          <table:table-cell office:string-value="Freeney Schnurpel" office:value-type="string">
            <text:p>Freeney Schnurpel</text:p>
          </table:table-cell>
          <table:table-cell office:string-value="Freenster" office:value-type="string">
            <text:p>Freenster</text:p>
          </table:table-cell>
          <table:table-cell office:value="13.0" office:value-type="float">
            <text:p>13.0</text:p>
          </table:table-cell>
          <table:table-cell office:string-value="Shih Tzu" office:value-type="string">
            <text:p>Shih Tzu</text:p>
          </table:table-cell>
        </table:table-row>
        <table:table-row>
          <table:table-cell office:string-value="Sun Jul 21 18:18:04 EDT 2019" office:value-type="string">
            <text:p>Sun Jul 21 18:18:04 EDT 2019</text:p>
          </table:table-cell>
          <table:table-cell office:string-value="Dog" office:value-type="string">
            <text:p>Dog</text:p>
          </table:table-cell>
          <table:table-cell office:string-value="Bella Jean" office:value-type="string">
            <text:p>Bella Jean</text:p>
          </table:table-cell>
          <table:table-cell office:string-value="Bella" office:value-type="string">
            <text:p>Bella</text:p>
          </table:table-cell>
          <table:table-cell office:string-value="No longer with us :(" office:value-type="string">
            <text:p>No longer with us :(</text:p>
          </table:table-cell>
          <table:table-cell office:string-value="Chihuahua/yorkie mix " office:value-type="string">
            <text:p>Chihuahua/yorkie mix </text:p>
          </table:table-cell>
        </table:table-row>
        <table:table-row>
          <table:table-cell office:string-value="Sun Jul 21 18:18:08 EDT 2019" office:value-type="string">
            <text:p>Sun Jul 21 18:18:08 EDT 2019</text:p>
          </table:table-cell>
          <table:table-cell office:string-value="Dog" office:value-type="string">
            <text:p>Dog</text:p>
          </table:table-cell>
          <table:table-cell office:string-value="Ratchet" office:value-type="string">
            <text:p>Ratchet</text:p>
          </table:table-cell>
          <table:table-cell office:string-value="Ratchie" office:value-type="string">
            <text:p>Ratchie</text:p>
          </table:table-cell>
          <table:table-cell office:value="5.0" office:value-type="float">
            <text:p>5.0</text:p>
          </table:table-cell>
          <table:table-cell office:string-value="Pug/Dachshund " office:value-type="string">
            <text:p>Pug/Dachshund </text:p>
          </table:table-cell>
        </table:table-row>
        <table:table-row>
          <table:table-cell office:string-value="Sun Jul 21 18:18:10 EDT 2019" office:value-type="string">
            <text:p>Sun Jul 21 18:18:10 EDT 2019</text:p>
          </table:table-cell>
          <table:table-cell office:string-value="Dog" office:value-type="string">
            <text:p>Dog</text:p>
          </table:table-cell>
          <table:table-cell office:string-value="Clifford" office:value-type="string">
            <text:p>Clifford</text:p>
          </table:table-cell>
          <table:table-cell office:string-value="Clifford" office:value-type="string">
            <text:p>Clifford</text:p>
          </table:table-cell>
          <table:table-cell office:value="4.0" office:value-type="float">
            <text:p>4.0</text:p>
          </table:table-cell>
          <table:table-cell office:string-value="Clumber spaniel" office:value-type="string">
            <text:p>Clumber spaniel</text:p>
          </table:table-cell>
        </table:table-row>
        <table:table-row>
          <table:table-cell office:string-value="Sun Jul 21 18:18:15 EDT 2019" office:value-type="string">
            <text:p>Sun Jul 21 18:18:15 EDT 2019</text:p>
          </table:table-cell>
          <table:table-cell office:string-value="Dog" office:value-type="string">
            <text:p>Dog</text:p>
          </table:table-cell>
          <table:table-cell office:string-value="Goose" office:value-type="string">
            <text:p>Goose</text:p>
          </table:table-cell>
          <table:table-cell office:string-value="Gooby" office:value-type="string">
            <text:p>Gooby</text:p>
          </table:table-cell>
          <table:table-cell office:value="1.0" office:value-type="float">
            <text:p>1.0</text:p>
          </table:table-cell>
          <table:table-cell office:string-value="Rat Terrier Mix" office:value-type="string">
            <text:p>Rat Terrier Mix</text:p>
          </table:table-cell>
        </table:table-row>
        <table:table-row>
          <table:table-cell office:string-value="Sun Jul 21 18:18:23 EDT 2019" office:value-type="string">
            <text:p>Sun Jul 21 18:18:23 EDT 2019</text:p>
          </table:table-cell>
          <table:table-cell office:string-value="Cat" office:value-type="string">
            <text:p>Cat</text:p>
          </table:table-cell>
          <table:table-cell office:string-value="Cricket" office:value-type="string">
            <text:p>Cricket</text:p>
          </table:table-cell>
          <table:table-cell office:string-value="Crickby, Cringus, Don Crickles, etc." office:value-type="string">
            <text:p>Crickby, Cringus, Don Crickles, etc.</text:p>
          </table:table-cell>
          <table:table-cell office:string-value="I think he's around 7 or 8" office:value-type="string">
            <text:p>I think he's around 7 or 8</text:p>
          </table:table-cell>
          <table:table-cell office:string-value="Domestic Longhair" office:value-type="string">
            <text:p>Domestic Longhair</text:p>
          </table:table-cell>
        </table:table-row>
        <table:table-row>
          <table:table-cell office:string-value="Sun Jul 21 18:18:23 EDT 2019" office:value-type="string">
            <text:p>Sun Jul 21 18:18:23 EDT 2019</text:p>
          </table:table-cell>
          <table:table-cell office:string-value="Dog" office:value-type="string">
            <text:p>Dog</text:p>
          </table:table-cell>
          <table:table-cell office:string-value="Magnus" office:value-type="string">
            <text:p>Magnus</text:p>
          </table:table-cell>
          <table:table-cell office:string-value="Munchkin" office:value-type="string">
            <text:p>Munchkin</text:p>
          </table:table-cell>
          <table:table-cell office:value="7.0" office:value-type="float">
            <text:p>7.0</text:p>
          </table:table-cell>
          <table:table-cell office:string-value="Carin Terrier " office:value-type="string">
            <text:p>Carin Terrier </text:p>
          </table:table-cell>
        </table:table-row>
        <table:table-row>
          <table:table-cell office:string-value="Sun Jul 21 18:18:24 EDT 2019" office:value-type="string">
            <text:p>Sun Jul 21 18:18:24 EDT 2019</text:p>
          </table:table-cell>
          <table:table-cell office:string-value="Cat" office:value-type="string">
            <text:p>Cat</text:p>
          </table:table-cell>
          <table:table-cell office:string-value="Baby Kitty" office:value-type="string">
            <text:p>Baby Kitty</text:p>
          </table:table-cell>
          <table:table-cell office:string-value="Baby Kitty" office:value-type="string">
            <text:p>Baby Kitty</text:p>
          </table:table-cell>
          <table:table-cell office:value="7.0" office:value-type="float">
            <text:p>7.0</text:p>
          </table:table-cell>
          <table:table-cell office:string-value="Kitty cat" office:value-type="string">
            <text:p>Kitty cat</text:p>
          </table:table-cell>
        </table:table-row>
        <table:table-row>
          <table:table-cell office:string-value="Sun Jul 21 18:18:25 EDT 2019" office:value-type="string">
            <text:p>Sun Jul 21 18:18:25 EDT 2019</text:p>
          </table:table-cell>
          <table:table-cell office:string-value="Dog" office:value-type="string">
            <text:p>Dog</text:p>
          </table:table-cell>
          <table:table-cell office:string-value="Shiloh’s Dixie Skye" office:value-type="string">
            <text:p>Shiloh’s Dixie Skye</text:p>
          </table:table-cell>
          <table:table-cell office:string-value="Dixie " office:value-type="string">
            <text:p>Dixie </text:p>
          </table:table-cell>
          <table:table-cell office:value="8.0" office:value-type="float">
            <text:p>8.0</text:p>
          </table:table-cell>
          <table:table-cell office:string-value="Mini schnauzer " office:value-type="string">
            <text:p>Mini schnauzer </text:p>
          </table:table-cell>
        </table:table-row>
        <table:table-row>
          <table:table-cell office:string-value="Sun Jul 21 18:18:29 EDT 2019" office:value-type="string">
            <text:p>Sun Jul 21 18:18:29 EDT 2019</text:p>
          </table:table-cell>
          <table:table-cell office:string-value="Dog" office:value-type="string">
            <text:p>Dog</text:p>
          </table:table-cell>
          <table:table-cell office:string-value="Bootsie" office:value-type="string">
            <text:p>Bootsie</text:p>
          </table:table-cell>
          <table:table-cell office:string-value="BootsToots" office:value-type="string">
            <text:p>BootsToots</text:p>
          </table:table-cell>
          <table:table-cell office:value="17.0" office:value-type="float">
            <text:p>17.0</text:p>
          </table:table-cell>
          <table:table-cell office:string-value="Trrrier mixed " office:value-type="string">
            <text:p>Trrrier mixed </text:p>
          </table:table-cell>
        </table:table-row>
        <table:table-row>
          <table:table-cell office:string-value="Sun Jul 21 18:18:29 EDT 2019" office:value-type="string">
            <text:p>Sun Jul 21 18:18:29 EDT 2019</text:p>
          </table:table-cell>
          <table:table-cell office:string-value="Cat" office:value-type="string">
            <text:p>Cat</text:p>
          </table:table-cell>
          <table:table-cell office:string-value="Bowie" office:value-type="string">
            <text:p>Bowie</text:p>
          </table:table-cell>
          <table:table-cell office:string-value="Kitty boy " office:value-type="string">
            <text:p>Kitty boy </text:p>
          </table:table-cell>
          <table:table-cell office:string-value="8 months " office:value-type="string">
            <text:p>8 months </text:p>
          </table:table-cell>
          <table:table-cell office:string-value="Tuxedo cat" office:value-type="string">
            <text:p>Tuxedo cat</text:p>
          </table:table-cell>
        </table:table-row>
        <table:table-row>
          <table:table-cell office:string-value="Sun Jul 21 18:18:34 EDT 2019" office:value-type="string">
            <text:p>Sun Jul 21 18:18:34 EDT 2019</text:p>
          </table:table-cell>
          <table:table-cell office:string-value="Dog" office:value-type="string">
            <text:p>Dog</text:p>
          </table:table-cell>
          <table:table-cell office:string-value="Mindy " office:value-type="string">
            <text:p>Mindy </text:p>
          </table:table-cell>
          <table:table-cell office:string-value="Mindy" office:value-type="string">
            <text:p>Mindy</text:p>
          </table:table-cell>
          <table:table-cell office:value="10.0" office:value-type="float">
            <text:p>10.0</text:p>
          </table:table-cell>
          <table:table-cell office:string-value="Black lab " office:value-type="string">
            <text:p>Black lab </text:p>
          </table:table-cell>
        </table:table-row>
        <table:table-row>
          <table:table-cell office:string-value="Sun Jul 21 18:18:42 EDT 2019" office:value-type="string">
            <text:p>Sun Jul 21 18:18:42 EDT 2019</text:p>
          </table:table-cell>
          <table:table-cell office:string-value="Dog" office:value-type="string">
            <text:p>Dog</text:p>
          </table:table-cell>
          <table:table-cell office:string-value="Spock" office:value-type="string">
            <text:p>Spock</text:p>
          </table:table-cell>
          <table:table-cell office:string-value="Spock" office:value-type="string">
            <text:p>Spock</text:p>
          </table:table-cell>
          <table:table-cell office:value="7.0" office:value-type="float">
            <text:p>7.0</text:p>
          </table:table-cell>
          <table:table-cell office:string-value="Mix" office:value-type="string">
            <text:p>Mix</text:p>
          </table:table-cell>
        </table:table-row>
        <table:table-row>
          <table:table-cell office:string-value="Sun Jul 21 18:18:44 EDT 2019" office:value-type="string">
            <text:p>Sun Jul 21 18:18:44 EDT 2019</text:p>
          </table:table-cell>
          <table:table-cell office:string-value="Dog" office:value-type="string">
            <text:p>Dog</text:p>
          </table:table-cell>
          <table:table-cell office:string-value="Merlin" office:value-type="string">
            <text:p>Merlin</text:p>
          </table:table-cell>
          <table:table-cell office:string-value="Mer-dog" office:value-type="string">
            <text:p>Mer-dog</text:p>
          </table:table-cell>
          <table:table-cell office:value="12.0" office:value-type="float">
            <text:p>12.0</text:p>
          </table:table-cell>
          <table:table-cell office:string-value="Chesapeake bay retriever " office:value-type="string">
            <text:p>Chesapeake bay retriever </text:p>
          </table:table-cell>
        </table:table-row>
        <table:table-row>
          <table:table-cell office:string-value="Sun Jul 21 18:18:50 EDT 2019" office:value-type="string">
            <text:p>Sun Jul 21 18:18:50 EDT 2019</text:p>
          </table:table-cell>
          <table:table-cell office:string-value="Dog" office:value-type="string">
            <text:p>Dog</text:p>
          </table:table-cell>
          <table:table-cell office:string-value="Sylvia Plath" office:value-type="string">
            <text:p>Sylvia Plath</text:p>
          </table:table-cell>
          <table:table-cell office:string-value="Sylvia" office:value-type="string">
            <text:p>Sylvia</text:p>
          </table:table-cell>
          <table:table-cell office:value="3.0" office:value-type="float">
            <text:p>3.0</text:p>
          </table:table-cell>
          <table:table-cell office:string-value="German Shorthaired Pointer" office:value-type="string">
            <text:p>German Shorthaired Pointer</text:p>
          </table:table-cell>
        </table:table-row>
        <table:table-row>
          <table:table-cell office:string-value="Sun Jul 21 18:18:51 EDT 2019" office:value-type="string">
            <text:p>Sun Jul 21 18:18:51 EDT 2019</text:p>
          </table:table-cell>
          <table:table-cell office:string-value="Dog" office:value-type="string">
            <text:p>Dog</text:p>
          </table:table-cell>
          <table:table-cell office:string-value="Smokey Neyland" office:value-type="string">
            <text:p>Smokey Neyland</text:p>
          </table:table-cell>
          <table:table-cell office:string-value="Smo " office:value-type="string">
            <text:p>Smo </text:p>
          </table:table-cell>
          <table:table-cell office:value="9.0" office:value-type="float">
            <text:p>9.0</text:p>
          </table:table-cell>
          <table:table-cell office:string-value="Schnoodle " office:value-type="string">
            <text:p>Schnoodle </text:p>
          </table:table-cell>
        </table:table-row>
        <table:table-row>
          <table:table-cell office:string-value="Sun Jul 21 18:18:51 EDT 2019" office:value-type="string">
            <text:p>Sun Jul 21 18:18:51 EDT 2019</text:p>
          </table:table-cell>
          <table:table-cell office:string-value="Dog" office:value-type="string">
            <text:p>Dog</text:p>
          </table:table-cell>
          <table:table-cell office:string-value="Rufus Tee Hilderbrec" office:value-type="string">
            <text:p>Rufus Tee Hilderbrec</text:p>
          </table:table-cell>
          <table:table-cell office:string-value="Rufus" office:value-type="string">
            <text:p>Rufus</text:p>
          </table:table-cell>
          <table:table-cell office:value="11.0" office:value-type="float">
            <text:p>11.0</text:p>
          </table:table-cell>
          <table:table-cell office:string-value="shih tzu" office:value-type="string">
            <text:p>shih tzu</text:p>
          </table:table-cell>
        </table:table-row>
        <table:table-row>
          <table:table-cell office:string-value="Sun Jul 21 18:18:51 EDT 2019" office:value-type="string">
            <text:p>Sun Jul 21 18:18:51 EDT 2019</text:p>
          </table:table-cell>
          <table:table-cell office:string-value="Dog" office:value-type="string">
            <text:p>Dog</text:p>
          </table:table-cell>
          <table:table-cell office:string-value="Baillie" office:value-type="string">
            <text:p>Baillie</text:p>
          </table:table-cell>
          <table:table-cell office:string-value="B or B-Dog" office:value-type="string">
            <text:p>B or B-Dog</text:p>
          </table:table-cell>
          <table:table-cell office:value="7.0" office:value-type="float">
            <text:p>7.0</text:p>
          </table:table-cell>
          <table:table-cell office:string-value="Border collie" office:value-type="string">
            <text:p>Border collie</text:p>
          </table:table-cell>
        </table:table-row>
        <table:table-row>
          <table:table-cell office:string-value="Sun Jul 21 18:18:53 EDT 2019" office:value-type="string">
            <text:p>Sun Jul 21 18:18:53 EDT 2019</text:p>
          </table:table-cell>
          <table:table-cell office:string-value="Dog" office:value-type="string">
            <text:p>Dog</text:p>
          </table:table-cell>
          <table:table-cell office:string-value="Sebastian" office:value-type="string">
            <text:p>Sebastian</text:p>
          </table:table-cell>
          <table:table-cell office:string-value="Bash" office:value-type="string">
            <text:p>Bash</text:p>
          </table:table-cell>
          <table:table-cell office:string-value="4 months" office:value-type="string">
            <text:p>4 months</text:p>
          </table:table-cell>
          <table:table-cell office:string-value="Maltipoo" office:value-type="string">
            <text:p>Maltipoo</text:p>
          </table:table-cell>
        </table:table-row>
        <table:table-row>
          <table:table-cell office:string-value="Sun Jul 21 18:18:56 EDT 2019" office:value-type="string">
            <text:p>Sun Jul 21 18:18:56 EDT 2019</text:p>
          </table:table-cell>
          <table:table-cell office:string-value="Cat" office:value-type="string">
            <text:p>Cat</text:p>
          </table:table-cell>
          <table:table-cell office:string-value="Mika Joe" office:value-type="string">
            <text:p>Mika Joe</text:p>
          </table:table-cell>
          <table:table-cell office:string-value="Mika" office:value-type="string">
            <text:p>Mika</text:p>
          </table:table-cell>
          <table:table-cell office:string-value="9 years" office:value-type="string">
            <text:p>9 years</text:p>
          </table:table-cell>
          <table:table-cell office:string-value="Siamese" office:value-type="string">
            <text:p>Siamese</text:p>
          </table:table-cell>
        </table:table-row>
        <table:table-row>
          <table:table-cell office:string-value="Sun Jul 21 18:19:09 EDT 2019" office:value-type="string">
            <text:p>Sun Jul 21 18:19:09 EDT 2019</text:p>
          </table:table-cell>
          <table:table-cell office:string-value="Dog" office:value-type="string">
            <text:p>Dog</text:p>
          </table:table-cell>
          <table:table-cell office:string-value="Tess" office:value-type="string">
            <text:p>Tess</text:p>
          </table:table-cell>
          <table:table-cell office:string-value="Tess" office:value-type="string">
            <text:p>Tess</text:p>
          </table:table-cell>
          <table:table-cell office:value="13.0" office:value-type="float">
            <text:p>13.0</text:p>
          </table:table-cell>
          <table:table-cell office:string-value="Border collie cross" office:value-type="string">
            <text:p>Border collie cross</text:p>
          </table:table-cell>
        </table:table-row>
        <table:table-row>
          <table:table-cell office:string-value="Sun Jul 21 18:19:15 EDT 2019" office:value-type="string">
            <text:p>Sun Jul 21 18:19:15 EDT 2019</text:p>
          </table:table-cell>
          <table:table-cell office:string-value="Dog" office:value-type="string">
            <text:p>Dog</text:p>
          </table:table-cell>
          <table:table-cell office:string-value="Zorro" office:value-type="string">
            <text:p>Zorro</text:p>
          </table:table-cell>
          <table:table-cell office:string-value="Z" office:value-type="string">
            <text:p>Z</text:p>
          </table:table-cell>
          <table:table-cell office:value="8.0" office:value-type="float">
            <text:p>8.0</text:p>
          </table:table-cell>
          <table:table-cell office:string-value="Long-haired Chihuahua" office:value-type="string">
            <text:p>Long-haired Chihuahua</text:p>
          </table:table-cell>
        </table:table-row>
        <table:table-row>
          <table:table-cell office:string-value="Sun Jul 21 18:19:17 EDT 2019" office:value-type="string">
            <text:p>Sun Jul 21 18:19:17 EDT 2019</text:p>
          </table:table-cell>
          <table:table-cell office:string-value="Dog" office:value-type="string">
            <text:p>Dog</text:p>
          </table:table-cell>
          <table:table-cell office:string-value="Deacon " office:value-type="string">
            <text:p>Deacon </text:p>
          </table:table-cell>
          <table:table-cell office:string-value="Deac " office:value-type="string">
            <text:p>Deac </text:p>
          </table:table-cell>
          <table:table-cell office:value="11.0" office:value-type="float">
            <text:p>11.0</text:p>
          </table:table-cell>
          <table:table-cell office:string-value="Chesapeake bay retriever " office:value-type="string">
            <text:p>Chesapeake bay retriever </text:p>
          </table:table-cell>
        </table:table-row>
        <table:table-row>
          <table:table-cell office:string-value="Sun Jul 21 18:19:35 EDT 2019" office:value-type="string">
            <text:p>Sun Jul 21 18:19:35 EDT 2019</text:p>
          </table:table-cell>
          <table:table-cell office:string-value="Cat" office:value-type="string">
            <text:p>Cat</text:p>
          </table:table-cell>
          <table:table-cell office:string-value="Sir charles chickenhock chaplin the teleporting dot" office:value-type="string">
            <text:p>Sir charles chickenhock chaplin the teleporting dot</text:p>
          </table:table-cell>
          <table:table-cell office:string-value="Charlie" office:value-type="string">
            <text:p>Charlie</text:p>
          </table:table-cell>
          <table:table-cell office:value="11.0" office:value-type="float">
            <text:p>11.0</text:p>
          </table:table-cell>
          <table:table-cell/>
        </table:table-row>
        <table:table-row>
          <table:table-cell office:string-value="Sun Jul 21 18:19:38 EDT 2019" office:value-type="string">
            <text:p>Sun Jul 21 18:19:38 EDT 2019</text:p>
          </table:table-cell>
          <table:table-cell office:string-value="Cat" office:value-type="string">
            <text:p>Cat</text:p>
          </table:table-cell>
          <table:table-cell office:string-value="Ally" office:value-type="string">
            <text:p>Ally</text:p>
          </table:table-cell>
          <table:table-cell office:string-value="Al" office:value-type="string">
            <text:p>Al</text:p>
          </table:table-cell>
          <table:table-cell office:value="4.0" office:value-type="float">
            <text:p>4.0</text:p>
          </table:table-cell>
          <table:table-cell office:string-value="Cat" office:value-type="string">
            <text:p>Cat</text:p>
          </table:table-cell>
        </table:table-row>
        <table:table-row>
          <table:table-cell office:string-value="Sun Jul 21 18:19:40 EDT 2019" office:value-type="string">
            <text:p>Sun Jul 21 18:19:40 EDT 2019</text:p>
          </table:table-cell>
          <table:table-cell office:string-value="Rabbit" office:value-type="string">
            <text:p>Rabbit</text:p>
          </table:table-cell>
          <table:table-cell office:string-value="Gandalf" office:value-type="string">
            <text:p>Gandalf</text:p>
          </table:table-cell>
          <table:table-cell office:string-value="Gandalf" office:value-type="string">
            <text:p>Gandalf</text:p>
          </table:table-cell>
          <table:table-cell office:value="10.0" office:value-type="float">
            <text:p>10.0</text:p>
          </table:table-cell>
          <table:table-cell office:string-value="Lionhead" office:value-type="string">
            <text:p>Lionhead</text:p>
          </table:table-cell>
        </table:table-row>
        <table:table-row>
          <table:table-cell office:string-value="Sun Jul 21 18:19:40 EDT 2019" office:value-type="string">
            <text:p>Sun Jul 21 18:19:40 EDT 2019</text:p>
          </table:table-cell>
          <table:table-cell office:string-value="Cat" office:value-type="string">
            <text:p>Cat</text:p>
          </table:table-cell>
          <table:table-cell office:string-value="Lucas Adam Wilkins" office:value-type="string">
            <text:p>Lucas Adam Wilkins</text:p>
          </table:table-cell>
          <table:table-cell office:string-value="Luke" office:value-type="string">
            <text:p>Luke</text:p>
          </table:table-cell>
          <table:table-cell office:value="10.0" office:value-type="float">
            <text:p>10.0</text:p>
          </table:table-cell>
          <table:table-cell office:string-value="Tabby" office:value-type="string">
            <text:p>Tabby</text:p>
          </table:table-cell>
        </table:table-row>
        <table:table-row>
          <table:table-cell office:string-value="Sun Jul 21 18:19:54 EDT 2019" office:value-type="string">
            <text:p>Sun Jul 21 18:19:54 EDT 2019</text:p>
          </table:table-cell>
          <table:table-cell office:string-value="Dog" office:value-type="string">
            <text:p>Dog</text:p>
          </table:table-cell>
          <table:table-cell office:string-value="Robert Ferguson Mooney" office:value-type="string">
            <text:p>Robert Ferguson Mooney</text:p>
          </table:table-cell>
          <table:table-cell office:string-value="Bobby" office:value-type="string">
            <text:p>Bobby</text:p>
          </table:table-cell>
          <table:table-cell office:value="6.0" office:value-type="float">
            <text:p>6.0</text:p>
          </table:table-cell>
          <table:table-cell office:string-value="Golden retriever " office:value-type="string">
            <text:p>Golden retriever </text:p>
          </table:table-cell>
        </table:table-row>
        <table:table-row>
          <table:table-cell office:string-value="Sun Jul 21 18:19:57 EDT 2019" office:value-type="string">
            <text:p>Sun Jul 21 18:19:57 EDT 2019</text:p>
          </table:table-cell>
          <table:table-cell office:string-value="Dog" office:value-type="string">
            <text:p>Dog</text:p>
          </table:table-cell>
          <table:table-cell office:string-value="James buchanan barnes" office:value-type="string">
            <text:p>James buchanan barnes</text:p>
          </table:table-cell>
          <table:table-cell office:string-value="Bucky" office:value-type="string">
            <text:p>Bucky</text:p>
          </table:table-cell>
          <table:table-cell office:value="2.0" office:value-type="float">
            <text:p>2.0</text:p>
          </table:table-cell>
          <table:table-cell/>
        </table:table-row>
        <table:table-row>
          <table:table-cell office:string-value="Sun Jul 21 18:20:04 EDT 2019" office:value-type="string">
            <text:p>Sun Jul 21 18:20:04 EDT 2019</text:p>
          </table:table-cell>
          <table:table-cell office:string-value="Dog" office:value-type="string">
            <text:p>Dog</text:p>
          </table:table-cell>
          <table:table-cell office:string-value="Buddy Boy" office:value-type="string">
            <text:p>Buddy Boy</text:p>
          </table:table-cell>
          <table:table-cell office:string-value="Buddy" office:value-type="string">
            <text:p>Buddy</text:p>
          </table:table-cell>
          <table:table-cell office:value="16.0" office:value-type="float">
            <text:p>16.0</text:p>
          </table:table-cell>
          <table:table-cell office:string-value="Cocker spaniel " office:value-type="string">
            <text:p>Cocker spaniel </text:p>
          </table:table-cell>
        </table:table-row>
        <table:table-row>
          <table:table-cell office:string-value="Sun Jul 21 18:20:17 EDT 2019" office:value-type="string">
            <text:p>Sun Jul 21 18:20:17 EDT 2019</text:p>
          </table:table-cell>
          <table:table-cell office:string-value="Cat" office:value-type="string">
            <text:p>Cat</text:p>
          </table:table-cell>
          <table:table-cell office:string-value="Cleo" office:value-type="string">
            <text:p>Cleo</text:p>
          </table:table-cell>
          <table:table-cell office:string-value="Dump" office:value-type="string">
            <text:p>Dump</text:p>
          </table:table-cell>
          <table:table-cell office:value="2.0" office:value-type="float">
            <text:p>2.0</text:p>
          </table:table-cell>
          <table:table-cell office:string-value="Cat" office:value-type="string">
            <text:p>Cat</text:p>
          </table:table-cell>
        </table:table-row>
        <table:table-row>
          <table:table-cell office:string-value="Sun Jul 21 18:20:26 EDT 2019" office:value-type="string">
            <text:p>Sun Jul 21 18:20:26 EDT 2019</text:p>
          </table:table-cell>
          <table:table-cell office:string-value="Dog" office:value-type="string">
            <text:p>Dog</text:p>
          </table:table-cell>
          <table:table-cell office:string-value="Belle Watling" office:value-type="string">
            <text:p>Belle Watling</text:p>
          </table:table-cell>
          <table:table-cell office:string-value="Belle" office:value-type="string">
            <text:p>Belle</text:p>
          </table:table-cell>
          <table:table-cell office:value="2.0" office:value-type="float">
            <text:p>2.0</text:p>
          </table:table-cell>
          <table:table-cell office:string-value="Maltese" office:value-type="string">
            <text:p>Maltese</text:p>
          </table:table-cell>
        </table:table-row>
        <table:table-row>
          <table:table-cell office:string-value="Sun Jul 21 18:20:32 EDT 2019" office:value-type="string">
            <text:p>Sun Jul 21 18:20:32 EDT 2019</text:p>
          </table:table-cell>
          <table:table-cell office:string-value="Dog" office:value-type="string">
            <text:p>Dog</text:p>
          </table:table-cell>
          <table:table-cell office:string-value="Magladon wagladon" office:value-type="string">
            <text:p>Magladon wagladon</text:p>
          </table:table-cell>
          <table:table-cell office:string-value="Maggie" office:value-type="string">
            <text:p>Maggie</text:p>
          </table:table-cell>
          <table:table-cell office:value="1.0" office:value-type="float">
            <text:p>1.0</text:p>
          </table:table-cell>
          <table:table-cell office:string-value="Old English sheepdog" office:value-type="string">
            <text:p>Old English sheepdog</text:p>
          </table:table-cell>
        </table:table-row>
        <table:table-row>
          <table:table-cell office:string-value="Sun Jul 21 18:20:37 EDT 2019" office:value-type="string">
            <text:p>Sun Jul 21 18:20:37 EDT 2019</text:p>
          </table:table-cell>
          <table:table-cell office:string-value="Dog" office:value-type="string">
            <text:p>Dog</text:p>
          </table:table-cell>
          <table:table-cell office:string-value="Bella" office:value-type="string">
            <text:p>Bella</text:p>
          </table:table-cell>
          <table:table-cell office:string-value="Bella" office:value-type="string">
            <text:p>Bella</text:p>
          </table:table-cell>
          <table:table-cell office:value="14.0" office:value-type="float">
            <text:p>14.0</text:p>
          </table:table-cell>
          <table:table-cell/>
        </table:table-row>
        <table:table-row>
          <table:table-cell office:string-value="Sun Jul 21 18:20:41 EDT 2019" office:value-type="string">
            <text:p>Sun Jul 21 18:20:41 EDT 2019</text:p>
          </table:table-cell>
          <table:table-cell office:string-value="Horse" office:value-type="string">
            <text:p>Horse</text:p>
          </table:table-cell>
          <table:table-cell office:string-value="Half pint" office:value-type="string">
            <text:p>Half pint</text:p>
          </table:table-cell>
          <table:table-cell office:string-value="Half pint " office:value-type="string">
            <text:p>Half pint </text:p>
          </table:table-cell>
          <table:table-cell office:value="6.0" office:value-type="float">
            <text:p>6.0</text:p>
          </table:table-cell>
          <table:table-cell/>
        </table:table-row>
        <table:table-row>
          <table:table-cell office:string-value="Sun Jul 21 18:20:42 EDT 2019" office:value-type="string">
            <text:p>Sun Jul 21 18:20:42 EDT 2019</text:p>
          </table:table-cell>
          <table:table-cell office:string-value="Cat" office:value-type="string">
            <text:p>Cat</text:p>
          </table:table-cell>
          <table:table-cell office:string-value="Leah Suji Wilkins" office:value-type="string">
            <text:p>Leah Suji Wilkins</text:p>
          </table:table-cell>
          <table:table-cell office:string-value="The Squeak aka Squeakerfish" office:value-type="string">
            <text:p>The Squeak aka Squeakerfish</text:p>
          </table:table-cell>
          <table:table-cell office:value="10.0" office:value-type="float">
            <text:p>10.0</text:p>
          </table:table-cell>
          <table:table-cell office:string-value="Tabby" office:value-type="string">
            <text:p>Tabby</text:p>
          </table:table-cell>
        </table:table-row>
        <table:table-row>
          <table:table-cell office:string-value="Sun Jul 21 18:20:53 EDT 2019" office:value-type="string">
            <text:p>Sun Jul 21 18:20:53 EDT 2019</text:p>
          </table:table-cell>
          <table:table-cell office:string-value="Dog" office:value-type="string">
            <text:p>Dog</text:p>
          </table:table-cell>
          <table:table-cell office:string-value="Sophie" office:value-type="string">
            <text:p>Sophie</text:p>
          </table:table-cell>
          <table:table-cell office:string-value="Sophie" office:value-type="string">
            <text:p>Sophie</text:p>
          </table:table-cell>
          <table:table-cell office:value="11.0" office:value-type="float">
            <text:p>11.0</text:p>
          </table:table-cell>
          <table:table-cell office:string-value="Golden retriever " office:value-type="string">
            <text:p>Golden retriever </text:p>
          </table:table-cell>
        </table:table-row>
        <table:table-row>
          <table:table-cell office:string-value="Sun Jul 21 18:20:55 EDT 2019" office:value-type="string">
            <text:p>Sun Jul 21 18:20:55 EDT 2019</text:p>
          </table:table-cell>
          <table:table-cell office:string-value="Cat" office:value-type="string">
            <text:p>Cat</text:p>
          </table:table-cell>
          <table:table-cell office:string-value="Mitsy" office:value-type="string">
            <text:p>Mitsy</text:p>
          </table:table-cell>
          <table:table-cell office:string-value="Mitsy" office:value-type="string">
            <text:p>Mitsy</text:p>
          </table:table-cell>
          <table:table-cell office:value="4.0" office:value-type="float">
            <text:p>4.0</text:p>
          </table:table-cell>
          <table:table-cell/>
        </table:table-row>
        <table:table-row>
          <table:table-cell office:string-value="Sun Jul 21 18:20:57 EDT 2019" office:value-type="string">
            <text:p>Sun Jul 21 18:20:57 EDT 2019</text:p>
          </table:table-cell>
          <table:table-cell office:string-value="Dog" office:value-type="string">
            <text:p>Dog</text:p>
          </table:table-cell>
          <table:table-cell office:string-value="Stewart Little" office:value-type="string">
            <text:p>Stewart Little</text:p>
          </table:table-cell>
          <table:table-cell office:string-value="Stewie " office:value-type="string">
            <text:p>Stewie </text:p>
          </table:table-cell>
          <table:table-cell office:value="16.0" office:value-type="float">
            <text:p>16.0</text:p>
          </table:table-cell>
          <table:table-cell office:string-value=" Pomeranian " office:value-type="string">
            <text:p> Pomeranian </text:p>
          </table:table-cell>
        </table:table-row>
        <table:table-row>
          <table:table-cell office:string-value="Sun Jul 21 18:20:59 EDT 2019" office:value-type="string">
            <text:p>Sun Jul 21 18:20:59 EDT 2019</text:p>
          </table:table-cell>
          <table:table-cell office:string-value="Dog" office:value-type="string">
            <text:p>Dog</text:p>
          </table:table-cell>
          <table:table-cell office:string-value="Sadie" office:value-type="string">
            <text:p>Sadie</text:p>
          </table:table-cell>
          <table:table-cell office:string-value="Sadie" office:value-type="string">
            <text:p>Sadie</text:p>
          </table:table-cell>
          <table:table-cell office:string-value="11 Months" office:value-type="string">
            <text:p>11 Months</text:p>
          </table:table-cell>
          <table:table-cell office:string-value="Golden Retriever" office:value-type="string">
            <text:p>Golden Retriever</text:p>
          </table:table-cell>
        </table:table-row>
        <table:table-row>
          <table:table-cell office:string-value="Sun Jul 21 18:21:00 EDT 2019" office:value-type="string">
            <text:p>Sun Jul 21 18:21:00 EDT 2019</text:p>
          </table:table-cell>
          <table:table-cell office:string-value="Dog" office:value-type="string">
            <text:p>Dog</text:p>
          </table:table-cell>
          <table:table-cell office:string-value="Ashley Wilkes" office:value-type="string">
            <text:p>Ashley Wilkes</text:p>
          </table:table-cell>
          <table:table-cell office:string-value="Ash" office:value-type="string">
            <text:p>Ash</text:p>
          </table:table-cell>
          <table:table-cell office:value="11.0" office:value-type="float">
            <text:p>11.0</text:p>
          </table:table-cell>
          <table:table-cell office:string-value="Yorkie Poodle" office:value-type="string">
            <text:p>Yorkie Poodle</text:p>
          </table:table-cell>
        </table:table-row>
        <table:table-row>
          <table:table-cell office:string-value="Sun Jul 21 18:21:03 EDT 2019" office:value-type="string">
            <text:p>Sun Jul 21 18:21:03 EDT 2019</text:p>
          </table:table-cell>
          <table:table-cell office:string-value="Cow" office:value-type="string">
            <text:p>Cow</text:p>
          </table:table-cell>
          <table:table-cell office:string-value="Daisy the cow" office:value-type="string">
            <text:p>Daisy the cow</text:p>
          </table:table-cell>
          <table:table-cell office:string-value="Daisy" office:value-type="string">
            <text:p>Daisy</text:p>
          </table:table-cell>
          <table:table-cell office:value="3.0" office:value-type="float">
            <text:p>3.0</text:p>
          </table:table-cell>
          <table:table-cell/>
        </table:table-row>
        <table:table-row>
          <table:table-cell office:string-value="Sun Jul 21 18:21:07 EDT 2019" office:value-type="string">
            <text:p>Sun Jul 21 18:21:07 EDT 2019</text:p>
          </table:table-cell>
          <table:table-cell office:string-value="Dog" office:value-type="string">
            <text:p>Dog</text:p>
          </table:table-cell>
          <table:table-cell office:string-value="Oliver Jospeh Andrew" office:value-type="string">
            <text:p>Oliver Jospeh Andrew</text:p>
          </table:table-cell>
          <table:table-cell office:string-value="Oliver" office:value-type="string">
            <text:p>Oliver</text:p>
          </table:table-cell>
          <table:table-cell office:string-value="11-12 (deceased)" office:value-type="string">
            <text:p>11-12 (deceased)</text:p>
          </table:table-cell>
          <table:table-cell office:string-value="Golden Mix" office:value-type="string">
            <text:p>Golden Mix</text:p>
          </table:table-cell>
        </table:table-row>
        <table:table-row>
          <table:table-cell office:string-value="Sun Jul 21 18:21:14 EDT 2019" office:value-type="string">
            <text:p>Sun Jul 21 18:21:14 EDT 2019</text:p>
          </table:table-cell>
          <table:table-cell office:string-value="Dog" office:value-type="string">
            <text:p>Dog</text:p>
          </table:table-cell>
          <table:table-cell office:string-value="Rhett" office:value-type="string">
            <text:p>Rhett</text:p>
          </table:table-cell>
          <table:table-cell office:string-value="Rhetters" office:value-type="string">
            <text:p>Rhetters</text:p>
          </table:table-cell>
          <table:table-cell office:value="12.0" office:value-type="float">
            <text:p>12.0</text:p>
          </table:table-cell>
          <table:table-cell office:string-value="English springer spaniel " office:value-type="string">
            <text:p>English springer spaniel </text:p>
          </table:table-cell>
        </table:table-row>
        <table:table-row>
          <table:table-cell office:string-value="Sun Jul 21 18:21:15 EDT 2019" office:value-type="string">
            <text:p>Sun Jul 21 18:21:15 EDT 2019</text:p>
          </table:table-cell>
          <table:table-cell office:string-value="Cat" office:value-type="string">
            <text:p>Cat</text:p>
          </table:table-cell>
          <table:table-cell office:string-value="Emma May Wilkins" office:value-type="string">
            <text:p>Emma May Wilkins</text:p>
          </table:table-cell>
          <table:table-cell office:string-value="Emma" office:value-type="string">
            <text:p>Emma</text:p>
          </table:table-cell>
          <table:table-cell office:value="4.0" office:value-type="float">
            <text:p>4.0</text:p>
          </table:table-cell>
          <table:table-cell office:string-value="Tortie" office:value-type="string">
            <text:p>Tortie</text:p>
          </table:table-cell>
        </table:table-row>
        <table:table-row>
          <table:table-cell office:string-value="Sun Jul 21 18:21:21 EDT 2019" office:value-type="string">
            <text:p>Sun Jul 21 18:21:21 EDT 2019</text:p>
          </table:table-cell>
          <table:table-cell office:string-value="Cat" office:value-type="string">
            <text:p>Cat</text:p>
          </table:table-cell>
          <table:table-cell office:string-value="Hashtag Anamara Mainecoon" office:value-type="string">
            <text:p>Hashtag Anamara Mainecoon</text:p>
          </table:table-cell>
          <table:table-cell office:string-value="Hashtag" office:value-type="string">
            <text:p>Hashtag</text:p>
          </table:table-cell>
          <table:table-cell office:string-value="Six" office:value-type="string">
            <text:p>Six</text:p>
          </table:table-cell>
          <table:table-cell office:string-value="Maine Coon" office:value-type="string">
            <text:p>Maine Coon</text:p>
          </table:table-cell>
        </table:table-row>
        <table:table-row>
          <table:table-cell office:string-value="Sun Jul 21 18:21:22 EDT 2019" office:value-type="string">
            <text:p>Sun Jul 21 18:21:22 EDT 2019</text:p>
          </table:table-cell>
          <table:table-cell office:string-value="Fish" office:value-type="string">
            <text:p>Fish</text:p>
          </table:table-cell>
          <table:table-cell office:string-value="Caroline Gravel" office:value-type="string">
            <text:p>Caroline Gravel</text:p>
          </table:table-cell>
          <table:table-cell office:string-value="Gravel" office:value-type="string">
            <text:p>Gravel</text:p>
          </table:table-cell>
          <table:table-cell office:value="2.0" office:value-type="float">
            <text:p>2.0</text:p>
          </table:table-cell>
          <table:table-cell office:string-value="Betta fish" office:value-type="string">
            <text:p>Betta fish</text:p>
          </table:table-cell>
        </table:table-row>
        <table:table-row>
          <table:table-cell office:string-value="Sun Jul 21 18:21:22 EDT 2019" office:value-type="string">
            <text:p>Sun Jul 21 18:21:22 EDT 2019</text:p>
          </table:table-cell>
          <table:table-cell office:string-value="Dog" office:value-type="string">
            <text:p>Dog</text:p>
          </table:table-cell>
          <table:table-cell office:string-value="Lily" office:value-type="string">
            <text:p>Lily</text:p>
          </table:table-cell>
          <table:table-cell office:string-value="Lil" office:value-type="string">
            <text:p>Lil</text:p>
          </table:table-cell>
          <table:table-cell office:string-value="5 years" office:value-type="string">
            <text:p>5 years</text:p>
          </table:table-cell>
          <table:table-cell office:string-value="Golden Retriever" office:value-type="string">
            <text:p>Golden Retriever</text:p>
          </table:table-cell>
        </table:table-row>
        <table:table-row>
          <table:table-cell office:string-value="Sun Jul 21 18:21:27 EDT 2019" office:value-type="string">
            <text:p>Sun Jul 21 18:21:27 EDT 2019</text:p>
          </table:table-cell>
          <table:table-cell office:string-value="Cat" office:value-type="string">
            <text:p>Cat</text:p>
          </table:table-cell>
          <table:table-cell office:string-value="Arthur Fonzarelli" office:value-type="string">
            <text:p>Arthur Fonzarelli</text:p>
          </table:table-cell>
          <table:table-cell office:string-value="Fonzie " office:value-type="string">
            <text:p>Fonzie </text:p>
          </table:table-cell>
          <table:table-cell office:value="12.0" office:value-type="float">
            <text:p>12.0</text:p>
          </table:table-cell>
          <table:table-cell office:string-value="Part Maine coon" office:value-type="string">
            <text:p>Part Maine coon</text:p>
          </table:table-cell>
        </table:table-row>
        <table:table-row>
          <table:table-cell office:string-value="Sun Jul 21 18:21:29 EDT 2019" office:value-type="string">
            <text:p>Sun Jul 21 18:21:29 EDT 2019</text:p>
          </table:table-cell>
          <table:table-cell office:string-value="Cat" office:value-type="string">
            <text:p>Cat</text:p>
          </table:table-cell>
          <table:table-cell office:string-value="Vriska Serket" office:value-type="string">
            <text:p>Vriska Serket</text:p>
          </table:table-cell>
          <table:table-cell office:string-value="Vriska" office:value-type="string">
            <text:p>Vriska</text:p>
          </table:table-cell>
          <table:table-cell office:value="8.0" office:value-type="float">
            <text:p>8.0</text:p>
          </table:table-cell>
          <table:table-cell office:string-value="Domestic Short Hair" office:value-type="string">
            <text:p>Domestic Short Hair</text:p>
          </table:table-cell>
        </table:table-row>
        <table:table-row>
          <table:table-cell office:string-value="Sun Jul 21 18:21:31 EDT 2019" office:value-type="string">
            <text:p>Sun Jul 21 18:21:31 EDT 2019</text:p>
          </table:table-cell>
          <table:table-cell office:string-value="Cat" office:value-type="string">
            <text:p>Cat</text:p>
          </table:table-cell>
          <table:table-cell office:string-value="Fabio " office:value-type="string">
            <text:p>Fabio </text:p>
          </table:table-cell>
          <table:table-cell office:string-value="Fabio" office:value-type="string">
            <text:p>Fabio</text:p>
          </table:table-cell>
          <table:table-cell office:value="3.0" office:value-type="float">
            <text:p>3.0</text:p>
          </table:table-cell>
          <table:table-cell/>
        </table:table-row>
        <table:table-row>
          <table:table-cell office:string-value="Sun Jul 21 18:21:34 EDT 2019" office:value-type="string">
            <text:p>Sun Jul 21 18:21:34 EDT 2019</text:p>
          </table:table-cell>
          <table:table-cell office:string-value="Dog" office:value-type="string">
            <text:p>Dog</text:p>
          </table:table-cell>
          <table:table-cell office:string-value="Cookie" office:value-type="string">
            <text:p>Cookie</text:p>
          </table:table-cell>
          <table:table-cell office:string-value="CookieMonster" office:value-type="string">
            <text:p>CookieMonster</text:p>
          </table:table-cell>
          <table:table-cell office:value="8.0" office:value-type="float">
            <text:p>8.0</text:p>
          </table:table-cell>
          <table:table-cell office:string-value="Shihtzu" office:value-type="string">
            <text:p>Shihtzu</text:p>
          </table:table-cell>
        </table:table-row>
        <table:table-row>
          <table:table-cell office:string-value="Sun Jul 21 18:21:36 EDT 2019" office:value-type="string">
            <text:p>Sun Jul 21 18:21:36 EDT 2019</text:p>
          </table:table-cell>
          <table:table-cell office:string-value="Dog" office:value-type="string">
            <text:p>Dog</text:p>
          </table:table-cell>
          <table:table-cell office:string-value="Brutus " office:value-type="string">
            <text:p>Brutus </text:p>
          </table:table-cell>
          <table:table-cell office:string-value="Brutus" office:value-type="string">
            <text:p>Brutus</text:p>
          </table:table-cell>
          <table:table-cell office:value="10.0" office:value-type="float">
            <text:p>10.0</text:p>
          </table:table-cell>
          <table:table-cell office:string-value="Great white pyrenees/yellow lab" office:value-type="string">
            <text:p>Great white pyrenees/yellow lab</text:p>
          </table:table-cell>
        </table:table-row>
        <table:table-row>
          <table:table-cell office:string-value="Sun Jul 21 18:21:40 EDT 2019" office:value-type="string">
            <text:p>Sun Jul 21 18:21:40 EDT 2019</text:p>
          </table:table-cell>
          <table:table-cell office:string-value="Dog" office:value-type="string">
            <text:p>Dog</text:p>
          </table:table-cell>
          <table:table-cell office:string-value="Ralph " office:value-type="string">
            <text:p>Ralph </text:p>
          </table:table-cell>
          <table:table-cell office:string-value="Ralph " office:value-type="string">
            <text:p>Ralph </text:p>
          </table:table-cell>
          <table:table-cell office:string-value="4 months " office:value-type="string">
            <text:p>4 months </text:p>
          </table:table-cell>
          <table:table-cell office:string-value="Golden retriever " office:value-type="string">
            <text:p>Golden retriever </text:p>
          </table:table-cell>
        </table:table-row>
        <table:table-row>
          <table:table-cell office:string-value="Sun Jul 21 18:21:43 EDT 2019" office:value-type="string">
            <text:p>Sun Jul 21 18:21:43 EDT 2019</text:p>
          </table:table-cell>
          <table:table-cell office:string-value="Dog" office:value-type="string">
            <text:p>Dog</text:p>
          </table:table-cell>
          <table:table-cell office:string-value="Kurt" office:value-type="string">
            <text:p>Kurt</text:p>
          </table:table-cell>
          <table:table-cell office:string-value="Kurtis" office:value-type="string">
            <text:p>Kurtis</text:p>
          </table:table-cell>
          <table:table-cell office:value="2.0" office:value-type="float">
            <text:p>2.0</text:p>
          </table:table-cell>
          <table:table-cell office:string-value="Black mouth cur " office:value-type="string">
            <text:p>Black mouth cur </text:p>
          </table:table-cell>
        </table:table-row>
        <table:table-row>
          <table:table-cell office:string-value="Sun Jul 21 18:21:45 EDT 2019" office:value-type="string">
            <text:p>Sun Jul 21 18:21:45 EDT 2019</text:p>
          </table:table-cell>
          <table:table-cell office:string-value="Dog" office:value-type="string">
            <text:p>Dog</text:p>
          </table:table-cell>
          <table:table-cell office:string-value="Lyra Cristina" office:value-type="string">
            <text:p>Lyra Cristina</text:p>
          </table:table-cell>
          <table:table-cell office:string-value="Lyra" office:value-type="string">
            <text:p>Lyra</text:p>
          </table:table-cell>
          <table:table-cell office:string-value="9 mos" office:value-type="string">
            <text:p>9 mos</text:p>
          </table:table-cell>
          <table:table-cell office:string-value="Mixed breed" office:value-type="string">
            <text:p>Mixed breed</text:p>
          </table:table-cell>
        </table:table-row>
        <table:table-row>
          <table:table-cell office:string-value="Sun Jul 21 18:21:51 EDT 2019" office:value-type="string">
            <text:p>Sun Jul 21 18:21:51 EDT 2019</text:p>
          </table:table-cell>
          <table:table-cell office:string-value="Dog" office:value-type="string">
            <text:p>Dog</text:p>
          </table:table-cell>
          <table:table-cell office:string-value="Bailey bear" office:value-type="string">
            <text:p>Bailey bear</text:p>
          </table:table-cell>
          <table:table-cell office:string-value="Bay girl" office:value-type="string">
            <text:p>Bay girl</text:p>
          </table:table-cell>
          <table:table-cell office:value="6.0" office:value-type="float">
            <text:p>6.0</text:p>
          </table:table-cell>
          <table:table-cell office:string-value="Lab and German shepherd mix" office:value-type="string">
            <text:p>Lab and German shepherd mix</text:p>
          </table:table-cell>
        </table:table-row>
        <table:table-row>
          <table:table-cell office:string-value="Sun Jul 21 18:21:53 EDT 2019" office:value-type="string">
            <text:p>Sun Jul 21 18:21:53 EDT 2019</text:p>
          </table:table-cell>
          <table:table-cell office:string-value="Dog" office:value-type="string">
            <text:p>Dog</text:p>
          </table:table-cell>
          <table:table-cell office:string-value="Brooklyn" office:value-type="string">
            <text:p>Brooklyn</text:p>
          </table:table-cell>
          <table:table-cell office:string-value="Brooklyn" office:value-type="string">
            <text:p>Brooklyn</text:p>
          </table:table-cell>
          <table:table-cell office:string-value="Two" office:value-type="string">
            <text:p>Two</text:p>
          </table:table-cell>
          <table:table-cell office:string-value="Beagle" office:value-type="string">
            <text:p>Beagle</text:p>
          </table:table-cell>
        </table:table-row>
        <table:table-row>
          <table:table-cell office:string-value="Sun Jul 21 18:21:55 EDT 2019" office:value-type="string">
            <text:p>Sun Jul 21 18:21:55 EDT 2019</text:p>
          </table:table-cell>
          <table:table-cell office:string-value="Cat" office:value-type="string">
            <text:p>Cat</text:p>
          </table:table-cell>
          <table:table-cell office:string-value="Isabelle" office:value-type="string">
            <text:p>Isabelle</text:p>
          </table:table-cell>
          <table:table-cell office:string-value="Izzy" office:value-type="string">
            <text:p>Izzy</text:p>
          </table:table-cell>
          <table:table-cell office:value="11.0" office:value-type="float">
            <text:p>11.0</text:p>
          </table:table-cell>
          <table:table-cell office:string-value="Tortoise shell" office:value-type="string">
            <text:p>Tortoise shell</text:p>
          </table:table-cell>
        </table:table-row>
        <table:table-row>
          <table:table-cell office:string-value="Sun Jul 21 18:21:57 EDT 2019" office:value-type="string">
            <text:p>Sun Jul 21 18:21:57 EDT 2019</text:p>
          </table:table-cell>
          <table:table-cell office:string-value="Dog" office:value-type="string">
            <text:p>Dog</text:p>
          </table:table-cell>
          <table:table-cell office:string-value="Champion Craig" office:value-type="string">
            <text:p>Champion Craig</text:p>
          </table:table-cell>
          <table:table-cell office:string-value="Champ" office:value-type="string">
            <text:p>Champ</text:p>
          </table:table-cell>
          <table:table-cell office:value="14.0" office:value-type="float">
            <text:p>14.0</text:p>
          </table:table-cell>
          <table:table-cell office:string-value="Beagle mix " office:value-type="string">
            <text:p>Beagle mix </text:p>
          </table:table-cell>
        </table:table-row>
        <table:table-row>
          <table:table-cell office:string-value="Sun Jul 21 18:21:59 EDT 2019" office:value-type="string">
            <text:p>Sun Jul 21 18:21:59 EDT 2019</text:p>
          </table:table-cell>
          <table:table-cell office:string-value="Cat" office:value-type="string">
            <text:p>Cat</text:p>
          </table:table-cell>
          <table:table-cell office:string-value="Kelly" office:value-type="string">
            <text:p>Kelly</text:p>
          </table:table-cell>
          <table:table-cell office:string-value="Kelly" office:value-type="string">
            <text:p>Kelly</text:p>
          </table:table-cell>
          <table:table-cell office:string-value="She died at age 13 in 2005 :(" office:value-type="string">
            <text:p>She died at age 13 in 2005 :(</text:p>
          </table:table-cell>
          <table:table-cell/>
        </table:table-row>
        <table:table-row>
          <table:table-cell office:string-value="Sun Jul 21 18:22:02 EDT 2019" office:value-type="string">
            <text:p>Sun Jul 21 18:22:02 EDT 2019</text:p>
          </table:table-cell>
          <table:table-cell office:string-value="Dog" office:value-type="string">
            <text:p>Dog</text:p>
          </table:table-cell>
          <table:table-cell office:string-value="Lennox" office:value-type="string">
            <text:p>Lennox</text:p>
          </table:table-cell>
          <table:table-cell office:string-value="Lenny " office:value-type="string">
            <text:p>Lenny </text:p>
          </table:table-cell>
          <table:table-cell office:value="4.0" office:value-type="float">
            <text:p>4.0</text:p>
          </table:table-cell>
          <table:table-cell office:string-value="Shihtzu" office:value-type="string">
            <text:p>Shihtzu</text:p>
          </table:table-cell>
        </table:table-row>
        <table:table-row>
          <table:table-cell office:string-value="Sun Jul 21 18:22:10 EDT 2019" office:value-type="string">
            <text:p>Sun Jul 21 18:22:10 EDT 2019</text:p>
          </table:table-cell>
          <table:table-cell office:string-value="Dog" office:value-type="string">
            <text:p>Dog</text:p>
          </table:table-cell>
          <table:table-cell office:string-value="Sullivan Otis" office:value-type="string">
            <text:p>Sullivan Otis</text:p>
          </table:table-cell>
          <table:table-cell office:string-value="Sulley " office:value-type="string">
            <text:p>Sulley </text:p>
          </table:table-cell>
          <table:table-cell office:value="10.0" office:value-type="float">
            <text:p>10.0</text:p>
          </table:table-cell>
          <table:table-cell office:string-value="Catahoula Leopard" office:value-type="string">
            <text:p>Catahoula Leopard</text:p>
          </table:table-cell>
        </table:table-row>
        <table:table-row>
          <table:table-cell office:string-value="Sun Jul 21 18:22:11 EDT 2019" office:value-type="string">
            <text:p>Sun Jul 21 18:22:11 EDT 2019</text:p>
          </table:table-cell>
          <table:table-cell office:string-value="Cat" office:value-type="string">
            <text:p>Cat</text:p>
          </table:table-cell>
          <table:table-cell office:string-value="oreo vanilla cookie " office:value-type="string">
            <text:p>oreo vanilla cookie </text:p>
          </table:table-cell>
          <table:table-cell office:string-value="nene" office:value-type="string">
            <text:p>nene</text:p>
          </table:table-cell>
          <table:table-cell office:value="11.0" office:value-type="float">
            <text:p>11.0</text:p>
          </table:table-cell>
          <table:table-cell/>
        </table:table-row>
        <table:table-row>
          <table:table-cell office:string-value="Sun Jul 21 18:22:13 EDT 2019" office:value-type="string">
            <text:p>Sun Jul 21 18:22:13 EDT 2019</text:p>
          </table:table-cell>
          <table:table-cell office:string-value="Cat" office:value-type="string">
            <text:p>Cat</text:p>
          </table:table-cell>
          <table:table-cell office:string-value="Chessie " office:value-type="string">
            <text:p>Chessie </text:p>
          </table:table-cell>
          <table:table-cell office:string-value="Chess" office:value-type="string">
            <text:p>Chess</text:p>
          </table:table-cell>
          <table:table-cell office:string-value="12 years" office:value-type="string">
            <text:p>12 years</text:p>
          </table:table-cell>
          <table:table-cell office:string-value="Siamese" office:value-type="string">
            <text:p>Siamese</text:p>
          </table:table-cell>
        </table:table-row>
        <table:table-row>
          <table:table-cell office:string-value="Sun Jul 21 18:22:18 EDT 2019" office:value-type="string">
            <text:p>Sun Jul 21 18:22:18 EDT 2019</text:p>
          </table:table-cell>
          <table:table-cell office:string-value="Dog" office:value-type="string">
            <text:p>Dog</text:p>
          </table:table-cell>
          <table:table-cell office:string-value="Hank" office:value-type="string">
            <text:p>Hank</text:p>
          </table:table-cell>
          <table:table-cell office:string-value="Hanky panky" office:value-type="string">
            <text:p>Hanky panky</text:p>
          </table:table-cell>
          <table:table-cell office:value="1.0" office:value-type="float">
            <text:p>1.0</text:p>
          </table:table-cell>
          <table:table-cell office:string-value="Black mouth cur " office:value-type="string">
            <text:p>Black mouth cur </text:p>
          </table:table-cell>
        </table:table-row>
        <table:table-row>
          <table:table-cell office:string-value="Sun Jul 21 18:22:20 EDT 2019" office:value-type="string">
            <text:p>Sun Jul 21 18:22:20 EDT 2019</text:p>
          </table:table-cell>
          <table:table-cell office:string-value="Dog" office:value-type="string">
            <text:p>Dog</text:p>
          </table:table-cell>
          <table:table-cell office:string-value="Allie Nichols" office:value-type="string">
            <text:p>Allie Nichols</text:p>
          </table:table-cell>
          <table:table-cell office:string-value="Allie" office:value-type="string">
            <text:p>Allie</text:p>
          </table:table-cell>
          <table:table-cell office:value="5.0" office:value-type="float">
            <text:p>5.0</text:p>
          </table:table-cell>
          <table:table-cell office:string-value="Mutt" office:value-type="string">
            <text:p>Mutt</text:p>
          </table:table-cell>
        </table:table-row>
        <table:table-row>
          <table:table-cell office:string-value="Sun Jul 21 18:22:21 EDT 2019" office:value-type="string">
            <text:p>Sun Jul 21 18:22:21 EDT 2019</text:p>
          </table:table-cell>
          <table:table-cell office:string-value="Dog" office:value-type="string">
            <text:p>Dog</text:p>
          </table:table-cell>
          <table:table-cell office:string-value="Lila" office:value-type="string">
            <text:p>Lila</text:p>
          </table:table-cell>
          <table:table-cell office:string-value="Lila" office:value-type="string">
            <text:p>Lila</text:p>
          </table:table-cell>
          <table:table-cell office:value="5.0" office:value-type="float">
            <text:p>5.0</text:p>
          </table:table-cell>
          <table:table-cell office:string-value="Newfoundland " office:value-type="string">
            <text:p>Newfoundland </text:p>
          </table:table-cell>
        </table:table-row>
        <table:table-row>
          <table:table-cell office:string-value="Sun Jul 21 18:22:25 EDT 2019" office:value-type="string">
            <text:p>Sun Jul 21 18:22:25 EDT 2019</text:p>
          </table:table-cell>
          <table:table-cell office:string-value="Cat" office:value-type="string">
            <text:p>Cat</text:p>
          </table:table-cell>
          <table:table-cell office:string-value="Bubbles" office:value-type="string">
            <text:p>Bubbles</text:p>
          </table:table-cell>
          <table:table-cell office:string-value="Bubs" office:value-type="string">
            <text:p>Bubs</text:p>
          </table:table-cell>
          <table:table-cell office:string-value="11 years" office:value-type="string">
            <text:p>11 years</text:p>
          </table:table-cell>
          <table:table-cell office:string-value="Chartreux" office:value-type="string">
            <text:p>Chartreux</text:p>
          </table:table-cell>
        </table:table-row>
        <table:table-row>
          <table:table-cell office:string-value="Sun Jul 21 18:22:27 EDT 2019" office:value-type="string">
            <text:p>Sun Jul 21 18:22:27 EDT 2019</text:p>
          </table:table-cell>
          <table:table-cell office:string-value="Dog" office:value-type="string">
            <text:p>Dog</text:p>
          </table:table-cell>
          <table:table-cell office:string-value="Liberty Louise" office:value-type="string">
            <text:p>Liberty Louise</text:p>
          </table:table-cell>
          <table:table-cell office:string-value="Libby" office:value-type="string">
            <text:p>Libby</text:p>
          </table:table-cell>
          <table:table-cell office:value="9.0" office:value-type="float">
            <text:p>9.0</text:p>
          </table:table-cell>
          <table:table-cell office:string-value="English Springer Spaniel" office:value-type="string">
            <text:p>English Springer Spaniel</text:p>
          </table:table-cell>
        </table:table-row>
        <table:table-row>
          <table:table-cell office:string-value="Sun Jul 21 18:22:29 EDT 2019" office:value-type="string">
            <text:p>Sun Jul 21 18:22:29 EDT 2019</text:p>
          </table:table-cell>
          <table:table-cell office:string-value="Cat" office:value-type="string">
            <text:p>Cat</text:p>
          </table:table-cell>
          <table:table-cell office:string-value="Sushi Charrito" office:value-type="string">
            <text:p>Sushi Charrito</text:p>
          </table:table-cell>
          <table:table-cell office:string-value="Sush" office:value-type="string">
            <text:p>Sush</text:p>
          </table:table-cell>
          <table:table-cell office:string-value="2 years" office:value-type="string">
            <text:p>2 years</text:p>
          </table:table-cell>
          <table:table-cell office:string-value="Tuxedo cat" office:value-type="string">
            <text:p>Tuxedo cat</text:p>
          </table:table-cell>
        </table:table-row>
        <table:table-row>
          <table:table-cell office:string-value="Sun Jul 21 18:22:31 EDT 2019" office:value-type="string">
            <text:p>Sun Jul 21 18:22:31 EDT 2019</text:p>
          </table:table-cell>
          <table:table-cell office:string-value="Cat" office:value-type="string">
            <text:p>Cat</text:p>
          </table:table-cell>
          <table:table-cell office:string-value="Mouse" office:value-type="string">
            <text:p>Mouse</text:p>
          </table:table-cell>
          <table:table-cell office:string-value="MousePotato" office:value-type="string">
            <text:p>MousePotato</text:p>
          </table:table-cell>
          <table:table-cell office:value="3.0" office:value-type="float">
            <text:p>3.0</text:p>
          </table:table-cell>
          <table:table-cell/>
        </table:table-row>
        <table:table-row>
          <table:table-cell office:string-value="Sun Jul 21 18:22:32 EDT 2019" office:value-type="string">
            <text:p>Sun Jul 21 18:22:32 EDT 2019</text:p>
          </table:table-cell>
          <table:table-cell office:string-value="Cat" office:value-type="string">
            <text:p>Cat</text:p>
          </table:table-cell>
          <table:table-cell office:string-value="Kate" office:value-type="string">
            <text:p>Kate</text:p>
          </table:table-cell>
          <table:table-cell office:string-value="Katie" office:value-type="string">
            <text:p>Katie</text:p>
          </table:table-cell>
          <table:table-cell office:value="19.0" office:value-type="float">
            <text:p>19.0</text:p>
          </table:table-cell>
          <table:table-cell office:string-value="Tortie/Tortishell" office:value-type="string">
            <text:p>Tortie/Tortishell</text:p>
          </table:table-cell>
        </table:table-row>
        <table:table-row>
          <table:table-cell office:string-value="Sun Jul 21 18:22:34 EDT 2019" office:value-type="string">
            <text:p>Sun Jul 21 18:22:34 EDT 2019</text:p>
          </table:table-cell>
          <table:table-cell office:string-value="Dog" office:value-type="string">
            <text:p>Dog</text:p>
          </table:table-cell>
          <table:table-cell office:string-value="Jimmy" office:value-type="string">
            <text:p>Jimmy</text:p>
          </table:table-cell>
          <table:table-cell office:string-value="JimmyJamSunshineMan" office:value-type="string">
            <text:p>JimmyJamSunshineMan</text:p>
          </table:table-cell>
          <table:table-cell office:value="5.0" office:value-type="float">
            <text:p>5.0</text:p>
          </table:table-cell>
          <table:table-cell office:string-value="Shihtzu" office:value-type="string">
            <text:p>Shihtzu</text:p>
          </table:table-cell>
        </table:table-row>
        <table:table-row>
          <table:table-cell office:string-value="Sun Jul 21 18:22:38 EDT 2019" office:value-type="string">
            <text:p>Sun Jul 21 18:22:38 EDT 2019</text:p>
          </table:table-cell>
          <table:table-cell office:string-value="Dog" office:value-type="string">
            <text:p>Dog</text:p>
          </table:table-cell>
          <table:table-cell office:string-value="Rocky" office:value-type="string">
            <text:p>Rocky</text:p>
          </table:table-cell>
          <table:table-cell office:string-value="Rocko" office:value-type="string">
            <text:p>Rocko</text:p>
          </table:table-cell>
          <table:table-cell office:value="9.0" office:value-type="float">
            <text:p>9.0</text:p>
          </table:table-cell>
          <table:table-cell office:string-value="rottweiler" office:value-type="string">
            <text:p>rottweiler</text:p>
          </table:table-cell>
        </table:table-row>
        <table:table-row>
          <table:table-cell office:string-value="Sun Jul 21 18:22:46 EDT 2019" office:value-type="string">
            <text:p>Sun Jul 21 18:22:46 EDT 2019</text:p>
          </table:table-cell>
          <table:table-cell office:string-value="Dog" office:value-type="string">
            <text:p>Dog</text:p>
          </table:table-cell>
          <table:table-cell office:string-value="Sheldon Michael " office:value-type="string">
            <text:p>Sheldon Michael </text:p>
          </table:table-cell>
          <table:table-cell office:string-value="Shel" office:value-type="string">
            <text:p>Shel</text:p>
          </table:table-cell>
          <table:table-cell office:value="7.0" office:value-type="float">
            <text:p>7.0</text:p>
          </table:table-cell>
          <table:table-cell office:string-value="Westin/min pin" office:value-type="string">
            <text:p>Westin/min pin</text:p>
          </table:table-cell>
        </table:table-row>
        <table:table-row>
          <table:table-cell office:string-value="Sun Jul 21 18:22:47 EDT 2019" office:value-type="string">
            <text:p>Sun Jul 21 18:22:47 EDT 2019</text:p>
          </table:table-cell>
          <table:table-cell office:string-value="Dog" office:value-type="string">
            <text:p>Dog</text:p>
          </table:table-cell>
          <table:table-cell office:string-value="Jackson" office:value-type="string">
            <text:p>Jackson</text:p>
          </table:table-cell>
          <table:table-cell office:string-value="Pupper" office:value-type="string">
            <text:p>Pupper</text:p>
          </table:table-cell>
          <table:table-cell office:value="3.0" office:value-type="float">
            <text:p>3.0</text:p>
          </table:table-cell>
          <table:table-cell office:string-value="Australian blue cattle dog" office:value-type="string">
            <text:p>Australian blue cattle dog</text:p>
          </table:table-cell>
        </table:table-row>
        <table:table-row>
          <table:table-cell office:string-value="Sun Jul 21 18:22:51 EDT 2019" office:value-type="string">
            <text:p>Sun Jul 21 18:22:51 EDT 2019</text:p>
          </table:table-cell>
          <table:table-cell office:string-value="Cat" office:value-type="string">
            <text:p>Cat</text:p>
          </table:table-cell>
          <table:table-cell office:string-value="Midnight" office:value-type="string">
            <text:p>Midnight</text:p>
          </table:table-cell>
          <table:table-cell office:string-value="Keek" office:value-type="string">
            <text:p>Keek</text:p>
          </table:table-cell>
          <table:table-cell office:value="19.0" office:value-type="float">
            <text:p>19.0</text:p>
          </table:table-cell>
          <table:table-cell office:string-value="American Shorthair " office:value-type="string">
            <text:p>American Shorthair </text:p>
          </table:table-cell>
        </table:table-row>
        <table:table-row>
          <table:table-cell office:string-value="Sun Jul 21 18:22:53 EDT 2019" office:value-type="string">
            <text:p>Sun Jul 21 18:22:53 EDT 2019</text:p>
          </table:table-cell>
          <table:table-cell office:string-value="Dog" office:value-type="string">
            <text:p>Dog</text:p>
          </table:table-cell>
          <table:table-cell office:string-value="Maxwell Amos" office:value-type="string">
            <text:p>Maxwell Amos</text:p>
          </table:table-cell>
          <table:table-cell office:string-value="Max" office:value-type="string">
            <text:p>Max</text:p>
          </table:table-cell>
          <table:table-cell office:value="10.0" office:value-type="float">
            <text:p>10.0</text:p>
          </table:table-cell>
          <table:table-cell office:string-value="Catahoula Leopard " office:value-type="string">
            <text:p>Catahoula Leopard </text:p>
          </table:table-cell>
        </table:table-row>
        <table:table-row>
          <table:table-cell office:string-value="Sun Jul 21 18:22:59 EDT 2019" office:value-type="string">
            <text:p>Sun Jul 21 18:22:59 EDT 2019</text:p>
          </table:table-cell>
          <table:table-cell office:string-value="Cat" office:value-type="string">
            <text:p>Cat</text:p>
          </table:table-cell>
          <table:table-cell office:string-value="angelina " office:value-type="string">
            <text:p>angelina </text:p>
          </table:table-cell>
          <table:table-cell office:string-value="whitey" office:value-type="string">
            <text:p>whitey</text:p>
          </table:table-cell>
          <table:table-cell office:value="5.0" office:value-type="float">
            <text:p>5.0</text:p>
          </table:table-cell>
          <table:table-cell/>
        </table:table-row>
        <table:table-row>
          <table:table-cell office:string-value="Sun Jul 21 18:23:01 EDT 2019" office:value-type="string">
            <text:p>Sun Jul 21 18:23:01 EDT 2019</text:p>
          </table:table-cell>
          <table:table-cell office:string-value="Dog" office:value-type="string">
            <text:p>Dog</text:p>
          </table:table-cell>
          <table:table-cell office:string-value="Margaret Lewis" office:value-type="string">
            <text:p>Margaret Lewis</text:p>
          </table:table-cell>
          <table:table-cell office:string-value="Maggie" office:value-type="string">
            <text:p>Maggie</text:p>
          </table:table-cell>
          <table:table-cell office:value="11.0" office:value-type="float">
            <text:p>11.0</text:p>
          </table:table-cell>
          <table:table-cell office:string-value="Mutt" office:value-type="string">
            <text:p>Mutt</text:p>
          </table:table-cell>
        </table:table-row>
        <table:table-row>
          <table:table-cell office:string-value="Sun Jul 21 18:23:02 EDT 2019" office:value-type="string">
            <text:p>Sun Jul 21 18:23:02 EDT 2019</text:p>
          </table:table-cell>
          <table:table-cell office:string-value="Dog" office:value-type="string">
            <text:p>Dog</text:p>
          </table:table-cell>
          <table:table-cell office:string-value="ginger " office:value-type="string">
            <text:p>ginger </text:p>
          </table:table-cell>
          <table:table-cell office:string-value="Geeper Creeper" office:value-type="string">
            <text:p>Geeper Creeper</text:p>
          </table:table-cell>
          <table:table-cell office:value="10.0" office:value-type="float">
            <text:p>10.0</text:p>
          </table:table-cell>
          <table:table-cell office:string-value="Golden mix" office:value-type="string">
            <text:p>Golden mix</text:p>
          </table:table-cell>
        </table:table-row>
        <table:table-row>
          <table:table-cell office:string-value="Sun Jul 21 18:23:02 EDT 2019" office:value-type="string">
            <text:p>Sun Jul 21 18:23:02 EDT 2019</text:p>
          </table:table-cell>
          <table:table-cell office:string-value="Virus" office:value-type="string">
            <text:p>Virus</text:p>
          </table:table-cell>
          <table:table-cell office:string-value="Johannes venereal Versmear" office:value-type="string">
            <text:p>Johannes venereal Versmear</text:p>
          </table:table-cell>
          <table:table-cell office:string-value="Venny" office:value-type="string">
            <text:p>Venny</text:p>
          </table:table-cell>
          <table:table-cell office:string-value="2 weeks" office:value-type="string">
            <text:p>2 weeks</text:p>
          </table:table-cell>
          <table:table-cell/>
        </table:table-row>
        <table:table-row>
          <table:table-cell office:string-value="Sun Jul 21 18:23:02 EDT 2019" office:value-type="string">
            <text:p>Sun Jul 21 18:23:02 EDT 2019</text:p>
          </table:table-cell>
          <table:table-cell office:string-value="Dog" office:value-type="string">
            <text:p>Dog</text:p>
          </table:table-cell>
          <table:table-cell office:string-value="Gator" office:value-type="string">
            <text:p>Gator</text:p>
          </table:table-cell>
          <table:table-cell office:string-value="Tate " office:value-type="string">
            <text:p>Tate </text:p>
          </table:table-cell>
          <table:table-cell office:value="8.0" office:value-type="float">
            <text:p>8.0</text:p>
          </table:table-cell>
          <table:table-cell office:string-value="Rottweiler/Irish setter" office:value-type="string">
            <text:p>Rottweiler/Irish setter</text:p>
          </table:table-cell>
        </table:table-row>
        <table:table-row>
          <table:table-cell office:string-value="Sun Jul 21 18:23:04 EDT 2019" office:value-type="string">
            <text:p>Sun Jul 21 18:23:04 EDT 2019</text:p>
          </table:table-cell>
          <table:table-cell office:string-value="Dog" office:value-type="string">
            <text:p>Dog</text:p>
          </table:table-cell>
          <table:table-cell office:string-value="Badger" office:value-type="string">
            <text:p>Badger</text:p>
          </table:table-cell>
          <table:table-cell office:string-value="Badger" office:value-type="string">
            <text:p>Badger</text:p>
          </table:table-cell>
          <table:table-cell office:value="12.0" office:value-type="float">
            <text:p>12.0</text:p>
          </table:table-cell>
          <table:table-cell office:string-value="Dachshund " office:value-type="string">
            <text:p>Dachshund </text:p>
          </table:table-cell>
        </table:table-row>
        <table:table-row>
          <table:table-cell office:string-value="Sun Jul 21 18:23:05 EDT 2019" office:value-type="string">
            <text:p>Sun Jul 21 18:23:05 EDT 2019</text:p>
          </table:table-cell>
          <table:table-cell office:string-value="Dog" office:value-type="string">
            <text:p>Dog</text:p>
          </table:table-cell>
          <table:table-cell office:string-value="Beauregard" office:value-type="string">
            <text:p>Beauregard</text:p>
          </table:table-cell>
          <table:table-cell office:string-value="Beau" office:value-type="string">
            <text:p>Beau</text:p>
          </table:table-cell>
          <table:table-cell office:string-value="22 yesrs" office:value-type="string">
            <text:p>22 yesrs</text:p>
          </table:table-cell>
          <table:table-cell office:string-value="Golden Retriever" office:value-type="string">
            <text:p>Golden Retriever</text:p>
          </table:table-cell>
        </table:table-row>
        <table:table-row>
          <table:table-cell office:string-value="Sun Jul 21 18:23:05 EDT 2019" office:value-type="string">
            <text:p>Sun Jul 21 18:23:05 EDT 2019</text:p>
          </table:table-cell>
          <table:table-cell office:string-value="Dog" office:value-type="string">
            <text:p>Dog</text:p>
          </table:table-cell>
          <table:table-cell office:string-value="Buffy" office:value-type="string">
            <text:p>Buffy</text:p>
          </table:table-cell>
          <table:table-cell office:string-value="Buffy and/or Buffalo" office:value-type="string">
            <text:p>Buffy and/or Buffalo</text:p>
          </table:table-cell>
          <table:table-cell office:value="8.0" office:value-type="float">
            <text:p>8.0</text:p>
          </table:table-cell>
          <table:table-cell office:string-value="Beagle/jack russell/cow ;)" office:value-type="string">
            <text:p>Beagle/jack russell/cow ;)</text:p>
          </table:table-cell>
        </table:table-row>
        <table:table-row>
          <table:table-cell office:string-value="Sun Jul 21 18:23:05 EDT 2019" office:value-type="string">
            <text:p>Sun Jul 21 18:23:05 EDT 2019</text:p>
          </table:table-cell>
          <table:table-cell office:string-value="Dog" office:value-type="string">
            <text:p>Dog</text:p>
          </table:table-cell>
          <table:table-cell office:string-value="duque" office:value-type="string">
            <text:p>duque</text:p>
          </table:table-cell>
          <table:table-cell office:string-value="duque" office:value-type="string">
            <text:p>duque</text:p>
          </table:table-cell>
          <table:table-cell office:value="1.0" office:value-type="float">
            <text:p>1.0</text:p>
          </table:table-cell>
          <table:table-cell office:string-value="mixes" office:value-type="string">
            <text:p>mixes</text:p>
          </table:table-cell>
        </table:table-row>
        <table:table-row>
          <table:table-cell office:string-value="Sun Jul 21 18:23:05 EDT 2019" office:value-type="string">
            <text:p>Sun Jul 21 18:23:05 EDT 2019</text:p>
          </table:table-cell>
          <table:table-cell office:string-value="Dog" office:value-type="string">
            <text:p>Dog</text:p>
          </table:table-cell>
          <table:table-cell office:string-value="Mika" office:value-type="string">
            <text:p>Mika</text:p>
          </table:table-cell>
          <table:table-cell office:string-value="Mika" office:value-type="string">
            <text:p>Mika</text:p>
          </table:table-cell>
          <table:table-cell office:value="5.0" office:value-type="float">
            <text:p>5.0</text:p>
          </table:table-cell>
          <table:table-cell office:string-value="Husky" office:value-type="string">
            <text:p>Husky</text:p>
          </table:table-cell>
        </table:table-row>
        <table:table-row>
          <table:table-cell office:string-value="Sun Jul 21 18:23:21 EDT 2019" office:value-type="string">
            <text:p>Sun Jul 21 18:23:21 EDT 2019</text:p>
          </table:table-cell>
          <table:table-cell office:string-value="Dog" office:value-type="string">
            <text:p>Dog</text:p>
          </table:table-cell>
          <table:table-cell office:string-value="Scarlett " office:value-type="string">
            <text:p>Scarlett </text:p>
          </table:table-cell>
          <table:table-cell office:string-value="Little Girl" office:value-type="string">
            <text:p>Little Girl</text:p>
          </table:table-cell>
          <table:table-cell office:value="8.0" office:value-type="float">
            <text:p>8.0</text:p>
          </table:table-cell>
          <table:table-cell office:string-value="Boarder Collie" office:value-type="string">
            <text:p>Boarder Collie</text:p>
          </table:table-cell>
        </table:table-row>
        <table:table-row>
          <table:table-cell office:string-value="Sun Jul 21 18:23:21 EDT 2019" office:value-type="string">
            <text:p>Sun Jul 21 18:23:21 EDT 2019</text:p>
          </table:table-cell>
          <table:table-cell office:string-value="Dog" office:value-type="string">
            <text:p>Dog</text:p>
          </table:table-cell>
          <table:table-cell office:string-value="Macy" office:value-type="string">
            <text:p>Macy</text:p>
          </table:table-cell>
          <table:table-cell office:string-value="Macy" office:value-type="string">
            <text:p>Macy</text:p>
          </table:table-cell>
          <table:table-cell office:value="11.0" office:value-type="float">
            <text:p>11.0</text:p>
          </table:table-cell>
          <table:table-cell office:string-value="Golden Retriever Mix" office:value-type="string">
            <text:p>Golden Retriever Mix</text:p>
          </table:table-cell>
        </table:table-row>
        <table:table-row>
          <table:table-cell office:string-value="Sun Jul 21 18:23:21 EDT 2019" office:value-type="string">
            <text:p>Sun Jul 21 18:23:21 EDT 2019</text:p>
          </table:table-cell>
          <table:table-cell office:string-value="Dog" office:value-type="string">
            <text:p>Dog</text:p>
          </table:table-cell>
          <table:table-cell office:string-value="Gromit Walker" office:value-type="string">
            <text:p>Gromit Walker</text:p>
          </table:table-cell>
          <table:table-cell office:string-value="Gromit" office:value-type="string">
            <text:p>Gromit</text:p>
          </table:table-cell>
          <table:table-cell office:value="8.0" office:value-type="float">
            <text:p>8.0</text:p>
          </table:table-cell>
          <table:table-cell office:string-value="Golden retriever " office:value-type="string">
            <text:p>Golden retriever </text:p>
          </table:table-cell>
        </table:table-row>
        <table:table-row>
          <table:table-cell office:string-value="Sun Jul 21 18:23:21 EDT 2019" office:value-type="string">
            <text:p>Sun Jul 21 18:23:21 EDT 2019</text:p>
          </table:table-cell>
          <table:table-cell office:string-value="Cat" office:value-type="string">
            <text:p>Cat</text:p>
          </table:table-cell>
          <table:table-cell office:string-value="Ms. Kitty" office:value-type="string">
            <text:p>Ms. Kitty</text:p>
          </table:table-cell>
          <table:table-cell office:string-value="Ms. Kitty" office:value-type="string">
            <text:p>Ms. Kitty</text:p>
          </table:table-cell>
          <table:table-cell office:string-value="16?" office:value-type="string">
            <text:p>16?</text:p>
          </table:table-cell>
          <table:table-cell/>
        </table:table-row>
        <table:table-row>
          <table:table-cell office:string-value="Sun Jul 21 18:23:25 EDT 2019" office:value-type="string">
            <text:p>Sun Jul 21 18:23:25 EDT 2019</text:p>
          </table:table-cell>
          <table:table-cell office:string-value="Dog" office:value-type="string">
            <text:p>Dog</text:p>
          </table:table-cell>
          <table:table-cell office:string-value="Gracie Lou Freebush " office:value-type="string">
            <text:p>Gracie Lou Freebush </text:p>
          </table:table-cell>
          <table:table-cell office:string-value="Gracie" office:value-type="string">
            <text:p>Gracie</text:p>
          </table:table-cell>
          <table:table-cell office:value="9.0" office:value-type="float">
            <text:p>9.0</text:p>
          </table:table-cell>
          <table:table-cell office:string-value="Black Lab/Angel " office:value-type="string">
            <text:p>Black Lab/Angel </text:p>
          </table:table-cell>
        </table:table-row>
        <table:table-row>
          <table:table-cell office:string-value="Sun Jul 21 18:23:25 EDT 2019" office:value-type="string">
            <text:p>Sun Jul 21 18:23:25 EDT 2019</text:p>
          </table:table-cell>
          <table:table-cell office:string-value="Dog" office:value-type="string">
            <text:p>Dog</text:p>
          </table:table-cell>
          <table:table-cell office:string-value="River" office:value-type="string">
            <text:p>River</text:p>
          </table:table-cell>
          <table:table-cell office:string-value="River" office:value-type="string">
            <text:p>River</text:p>
          </table:table-cell>
          <table:table-cell office:string-value="14 weeks" office:value-type="string">
            <text:p>14 weeks</text:p>
          </table:table-cell>
          <table:table-cell office:string-value="Husky" office:value-type="string">
            <text:p>Husky</text:p>
          </table:table-cell>
        </table:table-row>
        <table:table-row>
          <table:table-cell office:string-value="Sun Jul 21 18:23:27 EDT 2019" office:value-type="string">
            <text:p>Sun Jul 21 18:23:27 EDT 2019</text:p>
          </table:table-cell>
          <table:table-cell office:string-value="Ferret" office:value-type="string">
            <text:p>Ferret</text:p>
          </table:table-cell>
          <table:table-cell office:string-value="Leo" office:value-type="string">
            <text:p>Leo</text:p>
          </table:table-cell>
          <table:table-cell office:string-value="LeHOE" office:value-type="string">
            <text:p>LeHOE</text:p>
          </table:table-cell>
          <table:table-cell office:value="1.0" office:value-type="float">
            <text:p>1.0</text:p>
          </table:table-cell>
          <table:table-cell/>
        </table:table-row>
        <table:table-row>
          <table:table-cell office:string-value="Sun Jul 21 18:23:40 EDT 2019" office:value-type="string">
            <text:p>Sun Jul 21 18:23:40 EDT 2019</text:p>
          </table:table-cell>
          <table:table-cell office:string-value="Dog" office:value-type="string">
            <text:p>Dog</text:p>
          </table:table-cell>
          <table:table-cell office:string-value="Olaf" office:value-type="string">
            <text:p>Olaf</text:p>
          </table:table-cell>
          <table:table-cell office:string-value="Olaf" office:value-type="string">
            <text:p>Olaf</text:p>
          </table:table-cell>
          <table:table-cell office:value="4.0" office:value-type="float">
            <text:p>4.0</text:p>
          </table:table-cell>
          <table:table-cell office:string-value="Chihuahua" office:value-type="string">
            <text:p>Chihuahua</text:p>
          </table:table-cell>
        </table:table-row>
        <table:table-row>
          <table:table-cell office:string-value="Sun Jul 21 18:23:41 EDT 2019" office:value-type="string">
            <text:p>Sun Jul 21 18:23:41 EDT 2019</text:p>
          </table:table-cell>
          <table:table-cell office:string-value="Dog" office:value-type="string">
            <text:p>Dog</text:p>
          </table:table-cell>
          <table:table-cell office:string-value="Buttons" office:value-type="string">
            <text:p>Buttons</text:p>
          </table:table-cell>
          <table:table-cell office:string-value="Buttons (sometimes with a french accent)" office:value-type="string">
            <text:p>Buttons (sometimes with a french accent)</text:p>
          </table:table-cell>
          <table:table-cell office:value="2.0" office:value-type="float">
            <text:p>2.0</text:p>
          </table:table-cell>
          <table:table-cell office:string-value="Beagle" office:value-type="string">
            <text:p>Beagle</text:p>
          </table:table-cell>
        </table:table-row>
        <table:table-row>
          <table:table-cell office:string-value="Sun Jul 21 18:23:42 EDT 2019" office:value-type="string">
            <text:p>Sun Jul 21 18:23:42 EDT 2019</text:p>
          </table:table-cell>
          <table:table-cell office:string-value="Dog" office:value-type="string">
            <text:p>Dog</text:p>
          </table:table-cell>
          <table:table-cell office:string-value="Stevie James" office:value-type="string">
            <text:p>Stevie James</text:p>
          </table:table-cell>
          <table:table-cell office:string-value="Steve" office:value-type="string">
            <text:p>Steve</text:p>
          </table:table-cell>
          <table:table-cell office:value="9.0" office:value-type="float">
            <text:p>9.0</text:p>
          </table:table-cell>
          <table:table-cell office:string-value="Maltipoo " office:value-type="string">
            <text:p>Maltipoo </text:p>
          </table:table-cell>
        </table:table-row>
        <table:table-row>
          <table:table-cell office:string-value="Sun Jul 21 18:23:44 EDT 2019" office:value-type="string">
            <text:p>Sun Jul 21 18:23:44 EDT 2019</text:p>
          </table:table-cell>
          <table:table-cell office:string-value="Dog" office:value-type="string">
            <text:p>Dog</text:p>
          </table:table-cell>
          <table:table-cell office:string-value="Mila" office:value-type="string">
            <text:p>Mila</text:p>
          </table:table-cell>
          <table:table-cell office:string-value="Crusty" office:value-type="string">
            <text:p>Crusty</text:p>
          </table:table-cell>
          <table:table-cell office:value="14.0" office:value-type="float">
            <text:p>14.0</text:p>
          </table:table-cell>
          <table:table-cell office:string-value="Rottweiler Mix" office:value-type="string">
            <text:p>Rottweiler Mix</text:p>
          </table:table-cell>
        </table:table-row>
        <table:table-row>
          <table:table-cell office:string-value="Sun Jul 21 18:23:45 EDT 2019" office:value-type="string">
            <text:p>Sun Jul 21 18:23:45 EDT 2019</text:p>
          </table:table-cell>
          <table:table-cell office:string-value="Dog" office:value-type="string">
            <text:p>Dog</text:p>
          </table:table-cell>
          <table:table-cell office:string-value="Murphy " office:value-type="string">
            <text:p>Murphy </text:p>
          </table:table-cell>
          <table:table-cell office:string-value="Murph " office:value-type="string">
            <text:p>Murph </text:p>
          </table:table-cell>
          <table:table-cell office:string-value="5 yesrs" office:value-type="string">
            <text:p>5 yesrs</text:p>
          </table:table-cell>
          <table:table-cell office:string-value="Golden Retriever " office:value-type="string">
            <text:p>Golden Retriever </text:p>
          </table:table-cell>
        </table:table-row>
        <table:table-row>
          <table:table-cell office:string-value="Sun Jul 21 18:23:46 EDT 2019" office:value-type="string">
            <text:p>Sun Jul 21 18:23:46 EDT 2019</text:p>
          </table:table-cell>
          <table:table-cell office:string-value="Cat" office:value-type="string">
            <text:p>Cat</text:p>
          </table:table-cell>
          <table:table-cell office:string-value="tiger" office:value-type="string">
            <text:p>tiger</text:p>
          </table:table-cell>
          <table:table-cell office:string-value="tiggy" office:value-type="string">
            <text:p>tiggy</text:p>
          </table:table-cell>
          <table:table-cell office:value="5.0" office:value-type="float">
            <text:p>5.0</text:p>
          </table:table-cell>
          <table:table-cell/>
        </table:table-row>
        <table:table-row>
          <table:table-cell office:string-value="Sun Jul 21 18:23:46 EDT 2019" office:value-type="string">
            <text:p>Sun Jul 21 18:23:46 EDT 2019</text:p>
          </table:table-cell>
          <table:table-cell office:string-value="Cat" office:value-type="string">
            <text:p>Cat</text:p>
          </table:table-cell>
          <table:table-cell office:string-value="Edna Lou" office:value-type="string">
            <text:p>Edna Lou</text:p>
          </table:table-cell>
          <table:table-cell office:string-value="Breadna" office:value-type="string">
            <text:p>Breadna</text:p>
          </table:table-cell>
          <table:table-cell office:value="5.0" office:value-type="float">
            <text:p>5.0</text:p>
          </table:table-cell>
          <table:table-cell/>
        </table:table-row>
        <table:table-row>
          <table:table-cell office:string-value="Sun Jul 21 18:23:47 EDT 2019" office:value-type="string">
            <text:p>Sun Jul 21 18:23:47 EDT 2019</text:p>
          </table:table-cell>
          <table:table-cell office:string-value="Cat" office:value-type="string">
            <text:p>Cat</text:p>
          </table:table-cell>
          <table:table-cell office:string-value="Princess Purdy " office:value-type="string">
            <text:p>Princess Purdy </text:p>
          </table:table-cell>
          <table:table-cell office:string-value="Purdy" office:value-type="string">
            <text:p>Purdy</text:p>
          </table:table-cell>
          <table:table-cell office:value="11.0" office:value-type="float">
            <text:p>11.0</text:p>
          </table:table-cell>
          <table:table-cell office:string-value="Domestic long hair" office:value-type="string">
            <text:p>Domestic long hair</text:p>
          </table:table-cell>
        </table:table-row>
        <table:table-row>
          <table:table-cell office:string-value="Sun Jul 21 18:23:56 EDT 2019" office:value-type="string">
            <text:p>Sun Jul 21 18:23:56 EDT 2019</text:p>
          </table:table-cell>
          <table:table-cell office:string-value="Cat" office:value-type="string">
            <text:p>Cat</text:p>
          </table:table-cell>
          <table:table-cell office:string-value="Squidward " office:value-type="string">
            <text:p>Squidward </text:p>
          </table:table-cell>
          <table:table-cell office:string-value="Squid" office:value-type="string">
            <text:p>Squid</text:p>
          </table:table-cell>
          <table:table-cell office:value="1.0" office:value-type="float">
            <text:p>1.0</text:p>
          </table:table-cell>
          <table:table-cell office:string-value="Domestic shorthair " office:value-type="string">
            <text:p>Domestic shorthair </text:p>
          </table:table-cell>
        </table:table-row>
        <table:table-row>
          <table:table-cell office:string-value="Sun Jul 21 18:24:03 EDT 2019" office:value-type="string">
            <text:p>Sun Jul 21 18:24:03 EDT 2019</text:p>
          </table:table-cell>
          <table:table-cell office:string-value="Dog" office:value-type="string">
            <text:p>Dog</text:p>
          </table:table-cell>
          <table:table-cell office:string-value="Oscar the Amazing VelcroDog" office:value-type="string">
            <text:p>Oscar the Amazing VelcroDog</text:p>
          </table:table-cell>
          <table:table-cell office:string-value="Oscar" office:value-type="string">
            <text:p>Oscar</text:p>
          </table:table-cell>
          <table:table-cell office:value="12.0" office:value-type="float">
            <text:p>12.0</text:p>
          </table:table-cell>
          <table:table-cell office:string-value="Terrier Mix" office:value-type="string">
            <text:p>Terrier Mix</text:p>
          </table:table-cell>
        </table:table-row>
        <table:table-row>
          <table:table-cell office:string-value="Sun Jul 21 18:24:04 EDT 2019" office:value-type="string">
            <text:p>Sun Jul 21 18:24:04 EDT 2019</text:p>
          </table:table-cell>
          <table:table-cell office:string-value="Dog" office:value-type="string">
            <text:p>Dog</text:p>
          </table:table-cell>
          <table:table-cell office:string-value="Poppy" office:value-type="string">
            <text:p>Poppy</text:p>
          </table:table-cell>
          <table:table-cell office:string-value="Poppy" office:value-type="string">
            <text:p>Poppy</text:p>
          </table:table-cell>
          <table:table-cell office:value="4.0" office:value-type="float">
            <text:p>4.0</text:p>
          </table:table-cell>
          <table:table-cell office:string-value="Shih Tzu" office:value-type="string">
            <text:p>Shih Tzu</text:p>
          </table:table-cell>
        </table:table-row>
        <table:table-row>
          <table:table-cell office:string-value="Sun Jul 21 18:24:07 EDT 2019" office:value-type="string">
            <text:p>Sun Jul 21 18:24:07 EDT 2019</text:p>
          </table:table-cell>
          <table:table-cell office:string-value="Cat" office:value-type="string">
            <text:p>Cat</text:p>
          </table:table-cell>
          <table:table-cell office:string-value="daisy dukerson" office:value-type="string">
            <text:p>daisy dukerson</text:p>
          </table:table-cell>
          <table:table-cell office:string-value="daisy" office:value-type="string">
            <text:p>daisy</text:p>
          </table:table-cell>
          <table:table-cell office:value="5.0" office:value-type="float">
            <text:p>5.0</text:p>
          </table:table-cell>
          <table:table-cell/>
        </table:table-row>
        <table:table-row>
          <table:table-cell office:string-value="Sun Jul 21 18:24:13 EDT 2019" office:value-type="string">
            <text:p>Sun Jul 21 18:24:13 EDT 2019</text:p>
          </table:table-cell>
          <table:table-cell office:string-value="Cat" office:value-type="string">
            <text:p>Cat</text:p>
          </table:table-cell>
          <table:table-cell office:string-value="Tigger" office:value-type="string">
            <text:p>Tigger</text:p>
          </table:table-cell>
          <table:table-cell office:string-value="Tigger" office:value-type="string">
            <text:p>Tigger</text:p>
          </table:table-cell>
          <table:table-cell office:value="17.0" office:value-type="float">
            <text:p>17.0</text:p>
          </table:table-cell>
          <table:table-cell office:string-value="Tabby " office:value-type="string">
            <text:p>Tabby </text:p>
          </table:table-cell>
        </table:table-row>
        <table:table-row>
          <table:table-cell office:string-value="Sun Jul 21 18:24:22 EDT 2019" office:value-type="string">
            <text:p>Sun Jul 21 18:24:22 EDT 2019</text:p>
          </table:table-cell>
          <table:table-cell office:string-value="Cat" office:value-type="string">
            <text:p>Cat</text:p>
          </table:table-cell>
          <table:table-cell office:string-value="bubbles" office:value-type="string">
            <text:p>bubbles</text:p>
          </table:table-cell>
          <table:table-cell office:string-value="bubby" office:value-type="string">
            <text:p>bubby</text:p>
          </table:table-cell>
          <table:table-cell office:value="6.0" office:value-type="float">
            <text:p>6.0</text:p>
          </table:table-cell>
          <table:table-cell/>
        </table:table-row>
        <table:table-row>
          <table:table-cell office:string-value="Sun Jul 21 18:24:27 EDT 2019" office:value-type="string">
            <text:p>Sun Jul 21 18:24:27 EDT 2019</text:p>
          </table:table-cell>
          <table:table-cell office:string-value="Cat" office:value-type="string">
            <text:p>Cat</text:p>
          </table:table-cell>
          <table:table-cell office:string-value="Prince Charlie " office:value-type="string">
            <text:p>Prince Charlie </text:p>
          </table:table-cell>
          <table:table-cell office:string-value="Charlie" office:value-type="string">
            <text:p>Charlie</text:p>
          </table:table-cell>
          <table:table-cell office:value="11.0" office:value-type="float">
            <text:p>11.0</text:p>
          </table:table-cell>
          <table:table-cell office:string-value="Domestic long hair " office:value-type="string">
            <text:p>Domestic long hair </text:p>
          </table:table-cell>
        </table:table-row>
        <table:table-row>
          <table:table-cell office:string-value="Sun Jul 21 18:24:36 EDT 2019" office:value-type="string">
            <text:p>Sun Jul 21 18:24:36 EDT 2019</text:p>
          </table:table-cell>
          <table:table-cell office:string-value="Dog" office:value-type="string">
            <text:p>Dog</text:p>
          </table:table-cell>
          <table:table-cell office:string-value="Ellie Mae" office:value-type="string">
            <text:p>Ellie Mae</text:p>
          </table:table-cell>
          <table:table-cell office:string-value="Ellie" office:value-type="string">
            <text:p>Ellie</text:p>
          </table:table-cell>
          <table:table-cell office:value="13.0" office:value-type="float">
            <text:p>13.0</text:p>
          </table:table-cell>
          <table:table-cell office:string-value="Cocker spaniel" office:value-type="string">
            <text:p>Cocker spaniel</text:p>
          </table:table-cell>
        </table:table-row>
        <table:table-row>
          <table:table-cell office:string-value="Sun Jul 21 18:24:37 EDT 2019" office:value-type="string">
            <text:p>Sun Jul 21 18:24:37 EDT 2019</text:p>
          </table:table-cell>
          <table:table-cell office:string-value="Dog" office:value-type="string">
            <text:p>Dog</text:p>
          </table:table-cell>
          <table:table-cell office:string-value="Snowy" office:value-type="string">
            <text:p>Snowy</text:p>
          </table:table-cell>
          <table:table-cell office:string-value="Snow" office:value-type="string">
            <text:p>Snow</text:p>
          </table:table-cell>
          <table:table-cell office:value="11.0" office:value-type="float">
            <text:p>11.0</text:p>
          </table:table-cell>
          <table:table-cell office:string-value="Shih Tzu" office:value-type="string">
            <text:p>Shih Tzu</text:p>
          </table:table-cell>
        </table:table-row>
        <table:table-row>
          <table:table-cell office:string-value="Sun Jul 21 18:24:42 EDT 2019" office:value-type="string">
            <text:p>Sun Jul 21 18:24:42 EDT 2019</text:p>
          </table:table-cell>
          <table:table-cell office:string-value="Dog" office:value-type="string">
            <text:p>Dog</text:p>
          </table:table-cell>
          <table:table-cell office:string-value="Bruno" office:value-type="string">
            <text:p>Bruno</text:p>
          </table:table-cell>
          <table:table-cell office:string-value="Bruno" office:value-type="string">
            <text:p>Bruno</text:p>
          </table:table-cell>
          <table:table-cell office:value="4.0" office:value-type="float">
            <text:p>4.0</text:p>
          </table:table-cell>
          <table:table-cell office:string-value="Border Collie" office:value-type="string">
            <text:p>Border Collie</text:p>
          </table:table-cell>
        </table:table-row>
        <table:table-row>
          <table:table-cell office:string-value="Sun Jul 21 18:24:50 EDT 2019" office:value-type="string">
            <text:p>Sun Jul 21 18:24:50 EDT 2019</text:p>
          </table:table-cell>
          <table:table-cell office:string-value="Cat" office:value-type="string">
            <text:p>Cat</text:p>
          </table:table-cell>
          <table:table-cell office:string-value="Twitch" office:value-type="string">
            <text:p>Twitch</text:p>
          </table:table-cell>
          <table:table-cell office:string-value="Twitch" office:value-type="string">
            <text:p>Twitch</text:p>
          </table:table-cell>
          <table:table-cell office:value="11.0" office:value-type="float">
            <text:p>11.0</text:p>
          </table:table-cell>
          <table:table-cell office:string-value="Domestic Shorthair" office:value-type="string">
            <text:p>Domestic Shorthair</text:p>
          </table:table-cell>
        </table:table-row>
        <table:table-row>
          <table:table-cell office:string-value="Sun Jul 21 18:24:53 EDT 2019" office:value-type="string">
            <text:p>Sun Jul 21 18:24:53 EDT 2019</text:p>
          </table:table-cell>
          <table:table-cell office:string-value="Dog" office:value-type="string">
            <text:p>Dog</text:p>
          </table:table-cell>
          <table:table-cell office:string-value="Mona" office:value-type="string">
            <text:p>Mona</text:p>
          </table:table-cell>
          <table:table-cell office:string-value="Mona" office:value-type="string">
            <text:p>Mona</text:p>
          </table:table-cell>
          <table:table-cell office:string-value="Died at 12 in 2002" office:value-type="string">
            <text:p>Died at 12 in 2002</text:p>
          </table:table-cell>
          <table:table-cell office:string-value="Bluetick beagle" office:value-type="string">
            <text:p>Bluetick beagle</text:p>
          </table:table-cell>
        </table:table-row>
        <table:table-row>
          <table:table-cell office:string-value="Sun Jul 21 18:24:59 EDT 2019" office:value-type="string">
            <text:p>Sun Jul 21 18:24:59 EDT 2019</text:p>
          </table:table-cell>
          <table:table-cell office:string-value="Cat" office:value-type="string">
            <text:p>Cat</text:p>
          </table:table-cell>
          <table:table-cell office:string-value="harley davidson" office:value-type="string">
            <text:p>harley davidson</text:p>
          </table:table-cell>
          <table:table-cell office:string-value="har mar" office:value-type="string">
            <text:p>har mar</text:p>
          </table:table-cell>
          <table:table-cell office:value="9.0" office:value-type="float">
            <text:p>9.0</text:p>
          </table:table-cell>
          <table:table-cell/>
        </table:table-row>
        <table:table-row>
          <table:table-cell office:string-value="Sun Jul 21 18:25:06 EDT 2019" office:value-type="string">
            <text:p>Sun Jul 21 18:25:06 EDT 2019</text:p>
          </table:table-cell>
          <table:table-cell office:string-value="Cat" office:value-type="string">
            <text:p>Cat</text:p>
          </table:table-cell>
          <table:table-cell office:string-value="Ted Kennedy " office:value-type="string">
            <text:p>Ted Kennedy </text:p>
          </table:table-cell>
          <table:table-cell office:string-value="Teddy" office:value-type="string">
            <text:p>Teddy</text:p>
          </table:table-cell>
          <table:table-cell office:value="1.0" office:value-type="float">
            <text:p>1.0</text:p>
          </table:table-cell>
          <table:table-cell office:string-value="Domestic shorthair " office:value-type="string">
            <text:p>Domestic shorthair </text:p>
          </table:table-cell>
        </table:table-row>
        <table:table-row>
          <table:table-cell office:string-value="Sun Jul 21 18:25:15 EDT 2019" office:value-type="string">
            <text:p>Sun Jul 21 18:25:15 EDT 2019</text:p>
          </table:table-cell>
          <table:table-cell office:string-value="Dog" office:value-type="string">
            <text:p>Dog</text:p>
          </table:table-cell>
          <table:table-cell office:string-value="Yaz" office:value-type="string">
            <text:p>Yaz</text:p>
          </table:table-cell>
          <table:table-cell office:string-value="Yazzy" office:value-type="string">
            <text:p>Yazzy</text:p>
          </table:table-cell>
          <table:table-cell office:value="11.0" office:value-type="float">
            <text:p>11.0</text:p>
          </table:table-cell>
          <table:table-cell office:string-value="Golden retriever/border collie" office:value-type="string">
            <text:p>Golden retriever/border collie</text:p>
          </table:table-cell>
        </table:table-row>
        <table:table-row>
          <table:table-cell office:string-value="Sun Jul 21 18:25:23 EDT 2019" office:value-type="string">
            <text:p>Sun Jul 21 18:25:23 EDT 2019</text:p>
          </table:table-cell>
          <table:table-cell office:string-value="Dog" office:value-type="string">
            <text:p>Dog</text:p>
          </table:table-cell>
          <table:table-cell office:string-value="Princess Leia Organa" office:value-type="string">
            <text:p>Princess Leia Organa</text:p>
          </table:table-cell>
          <table:table-cell office:string-value="Princess" office:value-type="string">
            <text:p>Princess</text:p>
          </table:table-cell>
          <table:table-cell office:string-value="Dead" office:value-type="string">
            <text:p>Dead</text:p>
          </table:table-cell>
          <table:table-cell office:string-value="Mutt" office:value-type="string">
            <text:p>Mutt</text:p>
          </table:table-cell>
        </table:table-row>
        <table:table-row>
          <table:table-cell office:string-value="Sun Jul 21 18:25:28 EDT 2019" office:value-type="string">
            <text:p>Sun Jul 21 18:25:28 EDT 2019</text:p>
          </table:table-cell>
          <table:table-cell office:string-value="Dog" office:value-type="string">
            <text:p>Dog</text:p>
          </table:table-cell>
          <table:table-cell office:string-value="Oakley " office:value-type="string">
            <text:p>Oakley </text:p>
          </table:table-cell>
          <table:table-cell office:string-value="Oak, oakey-doke" office:value-type="string">
            <text:p>Oak, oakey-doke</text:p>
          </table:table-cell>
          <table:table-cell office:value="3.0" office:value-type="float">
            <text:p>3.0</text:p>
          </table:table-cell>
          <table:table-cell office:string-value="Shih Tzu" office:value-type="string">
            <text:p>Shih Tzu</text:p>
          </table:table-cell>
        </table:table-row>
        <table:table-row>
          <table:table-cell office:string-value="Sun Jul 21 18:25:37 EDT 2019" office:value-type="string">
            <text:p>Sun Jul 21 18:25:37 EDT 2019</text:p>
          </table:table-cell>
          <table:table-cell office:string-value="Dog" office:value-type="string">
            <text:p>Dog</text:p>
          </table:table-cell>
          <table:table-cell office:string-value="Tinkerbell " office:value-type="string">
            <text:p>Tinkerbell </text:p>
          </table:table-cell>
          <table:table-cell office:string-value="Tinky" office:value-type="string">
            <text:p>Tinky</text:p>
          </table:table-cell>
          <table:table-cell office:value="4.0" office:value-type="float">
            <text:p>4.0</text:p>
          </table:table-cell>
          <table:table-cell office:string-value="Chihuahua " office:value-type="string">
            <text:p>Chihuahua </text:p>
          </table:table-cell>
        </table:table-row>
        <table:table-row>
          <table:table-cell office:string-value="Sun Jul 21 18:25:38 EDT 2019" office:value-type="string">
            <text:p>Sun Jul 21 18:25:38 EDT 2019</text:p>
          </table:table-cell>
          <table:table-cell office:string-value="Cat" office:value-type="string">
            <text:p>Cat</text:p>
          </table:table-cell>
          <table:table-cell office:string-value="Bella" office:value-type="string">
            <text:p>Bella</text:p>
          </table:table-cell>
          <table:table-cell office:string-value="Bella" office:value-type="string">
            <text:p>Bella</text:p>
          </table:table-cell>
          <table:table-cell office:value="4.0" office:value-type="float">
            <text:p>4.0</text:p>
          </table:table-cell>
          <table:table-cell office:string-value="Maine Coon mix " office:value-type="string">
            <text:p>Maine Coon mix </text:p>
          </table:table-cell>
        </table:table-row>
        <table:table-row>
          <table:table-cell office:string-value="Sun Jul 21 18:25:39 EDT 2019" office:value-type="string">
            <text:p>Sun Jul 21 18:25:39 EDT 2019</text:p>
          </table:table-cell>
          <table:table-cell office:string-value="Cat" office:value-type="string">
            <text:p>Cat</text:p>
          </table:table-cell>
          <table:table-cell office:string-value="Fup " office:value-type="string">
            <text:p>Fup </text:p>
          </table:table-cell>
          <table:table-cell office:string-value="Fup" office:value-type="string">
            <text:p>Fup</text:p>
          </table:table-cell>
          <table:table-cell office:value="10.0" office:value-type="float">
            <text:p>10.0</text:p>
          </table:table-cell>
          <table:table-cell office:string-value="N/a" office:value-type="string">
            <text:p>N/a</text:p>
          </table:table-cell>
        </table:table-row>
        <table:table-row>
          <table:table-cell office:string-value="Sun Jul 21 18:25:48 EDT 2019" office:value-type="string">
            <text:p>Sun Jul 21 18:25:48 EDT 2019</text:p>
          </table:table-cell>
          <table:table-cell office:string-value="Dog" office:value-type="string">
            <text:p>Dog</text:p>
          </table:table-cell>
          <table:table-cell office:string-value="Beckett" office:value-type="string">
            <text:p>Beckett</text:p>
          </table:table-cell>
          <table:table-cell office:string-value="Beckett or Becky" office:value-type="string">
            <text:p>Beckett or Becky</text:p>
          </table:table-cell>
          <table:table-cell office:value="9.0" office:value-type="float">
            <text:p>9.0</text:p>
          </table:table-cell>
          <table:table-cell office:string-value="Golden retriever " office:value-type="string">
            <text:p>Golden retriever </text:p>
          </table:table-cell>
        </table:table-row>
        <table:table-row>
          <table:table-cell office:string-value="Sun Jul 21 18:25:54 EDT 2019" office:value-type="string">
            <text:p>Sun Jul 21 18:25:54 EDT 2019</text:p>
          </table:table-cell>
          <table:table-cell office:string-value="Cat" office:value-type="string">
            <text:p>Cat</text:p>
          </table:table-cell>
          <table:table-cell office:string-value="Fudge" office:value-type="string">
            <text:p>Fudge</text:p>
          </table:table-cell>
          <table:table-cell office:string-value="Fubdge" office:value-type="string">
            <text:p>Fubdge</text:p>
          </table:table-cell>
          <table:table-cell office:value="3.0" office:value-type="float">
            <text:p>3.0</text:p>
          </table:table-cell>
          <table:table-cell office:string-value="Ginger" office:value-type="string">
            <text:p>Ginger</text:p>
          </table:table-cell>
        </table:table-row>
        <table:table-row>
          <table:table-cell office:string-value="Sun Jul 21 18:25:56 EDT 2019" office:value-type="string">
            <text:p>Sun Jul 21 18:25:56 EDT 2019</text:p>
          </table:table-cell>
          <table:table-cell office:string-value="Cat" office:value-type="string">
            <text:p>Cat</text:p>
          </table:table-cell>
          <table:table-cell office:string-value="Lady Luck" office:value-type="string">
            <text:p>Lady Luck</text:p>
          </table:table-cell>
          <table:table-cell office:string-value="Lucky" office:value-type="string">
            <text:p>Lucky</text:p>
          </table:table-cell>
          <table:table-cell office:value="11.0" office:value-type="float">
            <text:p>11.0</text:p>
          </table:table-cell>
          <table:table-cell office:string-value="Domestic Shorthair" office:value-type="string">
            <text:p>Domestic Shorthair</text:p>
          </table:table-cell>
        </table:table-row>
        <table:table-row>
          <table:table-cell office:string-value="Sun Jul 21 18:26:02 EDT 2019" office:value-type="string">
            <text:p>Sun Jul 21 18:26:02 EDT 2019</text:p>
          </table:table-cell>
          <table:table-cell office:string-value="Cat" office:value-type="string">
            <text:p>Cat</text:p>
          </table:table-cell>
          <table:table-cell office:string-value="Moose" office:value-type="string">
            <text:p>Moose</text:p>
          </table:table-cell>
          <table:table-cell office:string-value="Moose" office:value-type="string">
            <text:p>Moose</text:p>
          </table:table-cell>
          <table:table-cell office:value="4.0" office:value-type="float">
            <text:p>4.0</text:p>
          </table:table-cell>
          <table:table-cell office:string-value="Maine Coon mix" office:value-type="string">
            <text:p>Maine Coon mix</text:p>
          </table:table-cell>
        </table:table-row>
        <table:table-row>
          <table:table-cell office:string-value="Sun Jul 21 18:26:17 EDT 2019" office:value-type="string">
            <text:p>Sun Jul 21 18:26:17 EDT 2019</text:p>
          </table:table-cell>
          <table:table-cell office:string-value="Dog" office:value-type="string">
            <text:p>Dog</text:p>
          </table:table-cell>
          <table:table-cell office:string-value="Logan" office:value-type="string">
            <text:p>Logan</text:p>
          </table:table-cell>
          <table:table-cell office:string-value="Logan" office:value-type="string">
            <text:p>Logan</text:p>
          </table:table-cell>
          <table:table-cell office:value="10.0" office:value-type="float">
            <text:p>10.0</text:p>
          </table:table-cell>
          <table:table-cell office:string-value="Black lab" office:value-type="string">
            <text:p>Black lab</text:p>
          </table:table-cell>
        </table:table-row>
        <table:table-row>
          <table:table-cell office:string-value="Sun Jul 21 18:26:19 EDT 2019" office:value-type="string">
            <text:p>Sun Jul 21 18:26:19 EDT 2019</text:p>
          </table:table-cell>
          <table:table-cell office:string-value="Dog" office:value-type="string">
            <text:p>Dog</text:p>
          </table:table-cell>
          <table:table-cell office:string-value="Daisy Grace" office:value-type="string">
            <text:p>Daisy Grace</text:p>
          </table:table-cell>
          <table:table-cell office:string-value="Daisy" office:value-type="string">
            <text:p>Daisy</text:p>
          </table:table-cell>
          <table:table-cell office:value="8.0" office:value-type="float">
            <text:p>8.0</text:p>
          </table:table-cell>
          <table:table-cell office:string-value="Mix" office:value-type="string">
            <text:p>Mix</text:p>
          </table:table-cell>
        </table:table-row>
        <table:table-row>
          <table:table-cell office:string-value="Sun Jul 21 18:26:24 EDT 2019" office:value-type="string">
            <text:p>Sun Jul 21 18:26:24 EDT 2019</text:p>
          </table:table-cell>
          <table:table-cell office:string-value="Cat" office:value-type="string">
            <text:p>Cat</text:p>
          </table:table-cell>
          <table:table-cell office:string-value="Leela" office:value-type="string">
            <text:p>Leela</text:p>
          </table:table-cell>
          <table:table-cell office:string-value="The Cat" office:value-type="string">
            <text:p>The Cat</text:p>
          </table:table-cell>
          <table:table-cell office:value="10.0" office:value-type="float">
            <text:p>10.0</text:p>
          </table:table-cell>
          <table:table-cell office:string-value="Domestic Short Hair" office:value-type="string">
            <text:p>Domestic Short Hair</text:p>
          </table:table-cell>
        </table:table-row>
        <table:table-row>
          <table:table-cell office:string-value="Sun Jul 21 18:26:42 EDT 2019" office:value-type="string">
            <text:p>Sun Jul 21 18:26:42 EDT 2019</text:p>
          </table:table-cell>
          <table:table-cell office:string-value="Cat" office:value-type="string">
            <text:p>Cat</text:p>
          </table:table-cell>
          <table:table-cell office:string-value="Ellie" office:value-type="string">
            <text:p>Ellie</text:p>
          </table:table-cell>
          <table:table-cell office:string-value="Ellie-phant" office:value-type="string">
            <text:p>Ellie-phant</text:p>
          </table:table-cell>
          <table:table-cell office:value="9.0" office:value-type="float">
            <text:p>9.0</text:p>
          </table:table-cell>
          <table:table-cell office:string-value="Calico" office:value-type="string">
            <text:p>Calico</text:p>
          </table:table-cell>
        </table:table-row>
        <table:table-row>
          <table:table-cell office:string-value="Sun Jul 21 18:26:44 EDT 2019" office:value-type="string">
            <text:p>Sun Jul 21 18:26:44 EDT 2019</text:p>
          </table:table-cell>
          <table:table-cell office:string-value="Cat" office:value-type="string">
            <text:p>Cat</text:p>
          </table:table-cell>
          <table:table-cell office:string-value="Her Royal Highness the Princess Blaze" office:value-type="string">
            <text:p>Her Royal Highness the Princess Blaze</text:p>
          </table:table-cell>
          <table:table-cell office:string-value="Blaze" office:value-type="string">
            <text:p>Blaze</text:p>
          </table:table-cell>
          <table:table-cell office:value="9.0" office:value-type="float">
            <text:p>9.0</text:p>
          </table:table-cell>
          <table:table-cell office:string-value="Domestic Shorthair " office:value-type="string">
            <text:p>Domestic Shorthair </text:p>
          </table:table-cell>
        </table:table-row>
        <table:table-row>
          <table:table-cell office:string-value="Sun Jul 21 18:27:03 EDT 2019" office:value-type="string">
            <text:p>Sun Jul 21 18:27:03 EDT 2019</text:p>
          </table:table-cell>
          <table:table-cell office:string-value="Cat" office:value-type="string">
            <text:p>Cat</text:p>
          </table:table-cell>
          <table:table-cell office:string-value="Phillipe Robert Jean Luc Tugboat “Toot! Toot!”" office:value-type="string">
            <text:p>Phillipe Robert Jean Luc Tugboat “Toot! Toot!”</text:p>
          </table:table-cell>
          <table:table-cell office:string-value="Phillipe" office:value-type="string">
            <text:p>Phillipe</text:p>
          </table:table-cell>
          <table:table-cell office:value="4.0" office:value-type="float">
            <text:p>4.0</text:p>
          </table:table-cell>
          <table:table-cell office:string-value="Manx cat" office:value-type="string">
            <text:p>Manx cat</text:p>
          </table:table-cell>
        </table:table-row>
        <table:table-row>
          <table:table-cell office:string-value="Sun Jul 21 18:27:12 EDT 2019" office:value-type="string">
            <text:p>Sun Jul 21 18:27:12 EDT 2019</text:p>
          </table:table-cell>
          <table:table-cell office:string-value="Cat" office:value-type="string">
            <text:p>Cat</text:p>
          </table:table-cell>
          <table:table-cell office:string-value="Alexander DapperCat" office:value-type="string">
            <text:p>Alexander DapperCat</text:p>
          </table:table-cell>
          <table:table-cell office:string-value="Alex" office:value-type="string">
            <text:p>Alex</text:p>
          </table:table-cell>
          <table:table-cell office:value="9.0" office:value-type="float">
            <text:p>9.0</text:p>
          </table:table-cell>
          <table:table-cell office:string-value="Domestic Shorthair " office:value-type="string">
            <text:p>Domestic Shorthair </text:p>
          </table:table-cell>
        </table:table-row>
        <table:table-row>
          <table:table-cell office:string-value="Sun Jul 21 18:27:20 EDT 2019" office:value-type="string">
            <text:p>Sun Jul 21 18:27:20 EDT 2019</text:p>
          </table:table-cell>
          <table:table-cell office:string-value="Dog" office:value-type="string">
            <text:p>Dog</text:p>
          </table:table-cell>
          <table:table-cell office:string-value="Lila Betterhalf " office:value-type="string">
            <text:p>Lila Betterhalf </text:p>
          </table:table-cell>
          <table:table-cell office:string-value="Lila" office:value-type="string">
            <text:p>Lila</text:p>
          </table:table-cell>
          <table:table-cell office:value="13.0" office:value-type="float">
            <text:p>13.0</text:p>
          </table:table-cell>
          <table:table-cell office:string-value="Greyhound " office:value-type="string">
            <text:p>Greyhound </text:p>
          </table:table-cell>
        </table:table-row>
        <table:table-row>
          <table:table-cell office:string-value="Sun Jul 21 18:27:23 EDT 2019" office:value-type="string">
            <text:p>Sun Jul 21 18:27:23 EDT 2019</text:p>
          </table:table-cell>
          <table:table-cell office:string-value="Cat" office:value-type="string">
            <text:p>Cat</text:p>
          </table:table-cell>
          <table:table-cell office:string-value="Darling" office:value-type="string">
            <text:p>Darling</text:p>
          </table:table-cell>
          <table:table-cell office:string-value="Baby Girl" office:value-type="string">
            <text:p>Baby Girl</text:p>
          </table:table-cell>
          <table:table-cell office:value="14.0" office:value-type="float">
            <text:p>14.0</text:p>
          </table:table-cell>
          <table:table-cell office:string-value="Manx cat" office:value-type="string">
            <text:p>Manx cat</text:p>
          </table:table-cell>
        </table:table-row>
        <table:table-row>
          <table:table-cell office:string-value="Sun Jul 21 18:27:24 EDT 2019" office:value-type="string">
            <text:p>Sun Jul 21 18:27:24 EDT 2019</text:p>
          </table:table-cell>
          <table:table-cell office:string-value="Cat" office:value-type="string">
            <text:p>Cat</text:p>
          </table:table-cell>
          <table:table-cell office:string-value="Smokey" office:value-type="string">
            <text:p>Smokey</text:p>
          </table:table-cell>
          <table:table-cell office:string-value="Mr Moke" office:value-type="string">
            <text:p>Mr Moke</text:p>
          </table:table-cell>
          <table:table-cell office:value="12.0" office:value-type="float">
            <text:p>12.0</text:p>
          </table:table-cell>
          <table:table-cell office:string-value="British Shorthair" office:value-type="string">
            <text:p>British Shorthair</text:p>
          </table:table-cell>
        </table:table-row>
        <table:table-row>
          <table:table-cell office:string-value="Sun Jul 21 18:27:40 EDT 2019" office:value-type="string">
            <text:p>Sun Jul 21 18:27:40 EDT 2019</text:p>
          </table:table-cell>
          <table:table-cell office:string-value="Cat" office:value-type="string">
            <text:p>Cat</text:p>
          </table:table-cell>
          <table:table-cell office:string-value="Jezebel " office:value-type="string">
            <text:p>Jezebel </text:p>
          </table:table-cell>
          <table:table-cell office:string-value="Jez" office:value-type="string">
            <text:p>Jez</text:p>
          </table:table-cell>
          <table:table-cell office:value="14.0" office:value-type="float">
            <text:p>14.0</text:p>
          </table:table-cell>
          <table:table-cell office:string-value="Himalayan" office:value-type="string">
            <text:p>Himalayan</text:p>
          </table:table-cell>
        </table:table-row>
        <table:table-row>
          <table:table-cell office:string-value="Sun Jul 21 18:27:44 EDT 2019" office:value-type="string">
            <text:p>Sun Jul 21 18:27:44 EDT 2019</text:p>
          </table:table-cell>
          <table:table-cell office:string-value="Dog" office:value-type="string">
            <text:p>Dog</text:p>
          </table:table-cell>
          <table:table-cell office:string-value="Tula Jean" office:value-type="string">
            <text:p>Tula Jean</text:p>
          </table:table-cell>
          <table:table-cell office:string-value="Tula" office:value-type="string">
            <text:p>Tula</text:p>
          </table:table-cell>
          <table:table-cell office:value="1.0" office:value-type="float">
            <text:p>1.0</text:p>
          </table:table-cell>
          <table:table-cell/>
        </table:table-row>
        <table:table-row>
          <table:table-cell office:string-value="Sun Jul 21 18:27:48 EDT 2019" office:value-type="string">
            <text:p>Sun Jul 21 18:27:48 EDT 2019</text:p>
          </table:table-cell>
          <table:table-cell office:string-value="Cat" office:value-type="string">
            <text:p>Cat</text:p>
          </table:table-cell>
          <table:table-cell office:string-value="Edison D. Cat" office:value-type="string">
            <text:p>Edison D. Cat</text:p>
          </table:table-cell>
          <table:table-cell office:string-value="Eddie" office:value-type="string">
            <text:p>Eddie</text:p>
          </table:table-cell>
          <table:table-cell office:value="9.0" office:value-type="float">
            <text:p>9.0</text:p>
          </table:table-cell>
          <table:table-cell office:string-value="Domestic Shorthair " office:value-type="string">
            <text:p>Domestic Shorthair </text:p>
          </table:table-cell>
        </table:table-row>
        <table:table-row>
          <table:table-cell office:string-value="Sun Jul 21 18:27:50 EDT 2019" office:value-type="string">
            <text:p>Sun Jul 21 18:27:50 EDT 2019</text:p>
          </table:table-cell>
          <table:table-cell office:string-value="Cat" office:value-type="string">
            <text:p>Cat</text:p>
          </table:table-cell>
          <table:table-cell office:string-value="Redford" office:value-type="string">
            <text:p>Redford</text:p>
          </table:table-cell>
          <table:table-cell office:string-value="Rasa" office:value-type="string">
            <text:p>Rasa</text:p>
          </table:table-cell>
          <table:table-cell office:value="12.0" office:value-type="float">
            <text:p>12.0</text:p>
          </table:table-cell>
          <table:table-cell/>
        </table:table-row>
        <table:table-row>
          <table:table-cell office:string-value="Sun Jul 21 18:27:55 EDT 2019" office:value-type="string">
            <text:p>Sun Jul 21 18:27:55 EDT 2019</text:p>
          </table:table-cell>
          <table:table-cell office:string-value="Dog" office:value-type="string">
            <text:p>Dog</text:p>
          </table:table-cell>
          <table:table-cell office:string-value="Odin" office:value-type="string">
            <text:p>Odin</text:p>
          </table:table-cell>
          <table:table-cell office:string-value="Odin" office:value-type="string">
            <text:p>Odin</text:p>
          </table:table-cell>
          <table:table-cell office:value="1.0" office:value-type="float">
            <text:p>1.0</text:p>
          </table:table-cell>
          <table:table-cell office:string-value="Mix" office:value-type="string">
            <text:p>Mix</text:p>
          </table:table-cell>
        </table:table-row>
        <table:table-row>
          <table:table-cell office:string-value="Sun Jul 21 18:27:57 EDT 2019" office:value-type="string">
            <text:p>Sun Jul 21 18:27:57 EDT 2019</text:p>
          </table:table-cell>
          <table:table-cell office:string-value="Dog" office:value-type="string">
            <text:p>Dog</text:p>
          </table:table-cell>
          <table:table-cell office:string-value="Annie Piker" office:value-type="string">
            <text:p>Annie Piker</text:p>
          </table:table-cell>
          <table:table-cell office:string-value="Annie" office:value-type="string">
            <text:p>Annie</text:p>
          </table:table-cell>
          <table:table-cell office:value="8.0" office:value-type="float">
            <text:p>8.0</text:p>
          </table:table-cell>
          <table:table-cell office:string-value="Greyhound " office:value-type="string">
            <text:p>Greyhound </text:p>
          </table:table-cell>
        </table:table-row>
        <table:table-row>
          <table:table-cell office:string-value="Sun Jul 21 18:28:00 EDT 2019" office:value-type="string">
            <text:p>Sun Jul 21 18:28:00 EDT 2019</text:p>
          </table:table-cell>
          <table:table-cell office:string-value="Dog" office:value-type="string">
            <text:p>Dog</text:p>
          </table:table-cell>
          <table:table-cell office:string-value="Rusty" office:value-type="string">
            <text:p>Rusty</text:p>
          </table:table-cell>
          <table:table-cell office:string-value="Rusty" office:value-type="string">
            <text:p>Rusty</text:p>
          </table:table-cell>
          <table:table-cell office:value="4.0" office:value-type="float">
            <text:p>4.0</text:p>
          </table:table-cell>
          <table:table-cell office:string-value="Golden Retriever" office:value-type="string">
            <text:p>Golden Retriever</text:p>
          </table:table-cell>
        </table:table-row>
        <table:table-row>
          <table:table-cell office:string-value="Sun Jul 21 18:28:05 EDT 2019" office:value-type="string">
            <text:p>Sun Jul 21 18:28:05 EDT 2019</text:p>
          </table:table-cell>
          <table:table-cell office:string-value="Cat" office:value-type="string">
            <text:p>Cat</text:p>
          </table:table-cell>
          <table:table-cell office:string-value="Thomas " office:value-type="string">
            <text:p>Thomas </text:p>
          </table:table-cell>
          <table:table-cell office:string-value="“Tom” “Old Man”" office:value-type="string">
            <text:p>“Tom” “Old Man”</text:p>
          </table:table-cell>
          <table:table-cell office:value="18.0" office:value-type="float">
            <text:p>18.0</text:p>
          </table:table-cell>
          <table:table-cell office:string-value="Domestic Shorthair " office:value-type="string">
            <text:p>Domestic Shorthair </text:p>
          </table:table-cell>
        </table:table-row>
        <table:table-row>
          <table:table-cell office:string-value="Sun Jul 21 18:28:15 EDT 2019" office:value-type="string">
            <text:p>Sun Jul 21 18:28:15 EDT 2019</text:p>
          </table:table-cell>
          <table:table-cell office:string-value="Cat" office:value-type="string">
            <text:p>Cat</text:p>
          </table:table-cell>
          <table:table-cell office:string-value="Fleckchen" office:value-type="string">
            <text:p>Fleckchen</text:p>
          </table:table-cell>
          <table:table-cell office:string-value="Monster" office:value-type="string">
            <text:p>Monster</text:p>
          </table:table-cell>
          <table:table-cell office:value="7.0" office:value-type="float">
            <text:p>7.0</text:p>
          </table:table-cell>
          <table:table-cell office:string-value="European Shorthair" office:value-type="string">
            <text:p>European Shorthair</text:p>
          </table:table-cell>
        </table:table-row>
        <table:table-row>
          <table:table-cell office:string-value="Sun Jul 21 18:28:19 EDT 2019" office:value-type="string">
            <text:p>Sun Jul 21 18:28:19 EDT 2019</text:p>
          </table:table-cell>
          <table:table-cell office:string-value="Dog" office:value-type="string">
            <text:p>Dog</text:p>
          </table:table-cell>
          <table:table-cell office:string-value="Stella Luna" office:value-type="string">
            <text:p>Stella Luna</text:p>
          </table:table-cell>
          <table:table-cell office:string-value="Stella" office:value-type="string">
            <text:p>Stella</text:p>
          </table:table-cell>
          <table:table-cell office:value="4.0" office:value-type="float">
            <text:p>4.0</text:p>
          </table:table-cell>
          <table:table-cell office:string-value="Lab mix" office:value-type="string">
            <text:p>Lab mix</text:p>
          </table:table-cell>
        </table:table-row>
        <table:table-row>
          <table:table-cell office:string-value="Sun Jul 21 18:28:23 EDT 2019" office:value-type="string">
            <text:p>Sun Jul 21 18:28:23 EDT 2019</text:p>
          </table:table-cell>
          <table:table-cell office:string-value="Cat" office:value-type="string">
            <text:p>Cat</text:p>
          </table:table-cell>
          <table:table-cell office:string-value="Fay Fuller" office:value-type="string">
            <text:p>Fay Fuller</text:p>
          </table:table-cell>
          <table:table-cell office:string-value="Fay" office:value-type="string">
            <text:p>Fay</text:p>
          </table:table-cell>
          <table:table-cell office:string-value="14 weeks" office:value-type="string">
            <text:p>14 weeks</text:p>
          </table:table-cell>
          <table:table-cell/>
        </table:table-row>
        <table:table-row>
          <table:table-cell office:string-value="Sun Jul 21 18:28:26 EDT 2019" office:value-type="string">
            <text:p>Sun Jul 21 18:28:26 EDT 2019</text:p>
          </table:table-cell>
          <table:table-cell office:string-value="Dog" office:value-type="string">
            <text:p>Dog</text:p>
          </table:table-cell>
          <table:table-cell office:string-value="Pancho Villa" office:value-type="string">
            <text:p>Pancho Villa</text:p>
          </table:table-cell>
          <table:table-cell office:string-value="Pacho" office:value-type="string">
            <text:p>Pacho</text:p>
          </table:table-cell>
          <table:table-cell office:value="12.0" office:value-type="float">
            <text:p>12.0</text:p>
          </table:table-cell>
          <table:table-cell office:string-value="Pug" office:value-type="string">
            <text:p>Pug</text:p>
          </table:table-cell>
        </table:table-row>
        <table:table-row>
          <table:table-cell office:string-value="Sun Jul 21 18:28:34 EDT 2019" office:value-type="string">
            <text:p>Sun Jul 21 18:28:34 EDT 2019</text:p>
          </table:table-cell>
          <table:table-cell office:string-value="Dog" office:value-type="string">
            <text:p>Dog</text:p>
          </table:table-cell>
          <table:table-cell office:string-value="Waldo" office:value-type="string">
            <text:p>Waldo</text:p>
          </table:table-cell>
          <table:table-cell office:string-value="Waldo" office:value-type="string">
            <text:p>Waldo</text:p>
          </table:table-cell>
          <table:table-cell office:value="9.0" office:value-type="float">
            <text:p>9.0</text:p>
          </table:table-cell>
          <table:table-cell office:string-value="Cockapoo" office:value-type="string">
            <text:p>Cockapoo</text:p>
          </table:table-cell>
        </table:table-row>
        <table:table-row>
          <table:table-cell office:string-value="Sun Jul 21 18:28:41 EDT 2019" office:value-type="string">
            <text:p>Sun Jul 21 18:28:41 EDT 2019</text:p>
          </table:table-cell>
          <table:table-cell/>
          <table:table-cell/>
          <table:table-cell/>
          <table:table-cell/>
          <table:table-cell/>
        </table:table-row>
        <table:table-row>
          <table:table-cell office:string-value="Sun Jul 21 18:28:44 EDT 2019" office:value-type="string">
            <text:p>Sun Jul 21 18:28:44 EDT 2019</text:p>
          </table:table-cell>
          <table:table-cell office:string-value="Cat" office:value-type="string">
            <text:p>Cat</text:p>
          </table:table-cell>
          <table:table-cell office:string-value="Luna" office:value-type="string">
            <text:p>Luna</text:p>
          </table:table-cell>
          <table:table-cell office:string-value="Kuschelmaus" office:value-type="string">
            <text:p>Kuschelmaus</text:p>
          </table:table-cell>
          <table:table-cell office:value="8.0" office:value-type="float">
            <text:p>8.0</text:p>
          </table:table-cell>
          <table:table-cell office:string-value="European Shorthair" office:value-type="string">
            <text:p>European Shorthair</text:p>
          </table:table-cell>
        </table:table-row>
        <table:table-row>
          <table:table-cell office:string-value="Sun Jul 21 18:28:48 EDT 2019" office:value-type="string">
            <text:p>Sun Jul 21 18:28:48 EDT 2019</text:p>
          </table:table-cell>
          <table:table-cell office:string-value="Dog" office:value-type="string">
            <text:p>Dog</text:p>
          </table:table-cell>
          <table:table-cell office:string-value="Yadier" office:value-type="string">
            <text:p>Yadier</text:p>
          </table:table-cell>
          <table:table-cell office:string-value="Yadi" office:value-type="string">
            <text:p>Yadi</text:p>
          </table:table-cell>
          <table:table-cell office:value="4.0" office:value-type="float">
            <text:p>4.0</text:p>
          </table:table-cell>
          <table:table-cell office:string-value="Golden Retriever" office:value-type="string">
            <text:p>Golden Retriever</text:p>
          </table:table-cell>
        </table:table-row>
        <table:table-row>
          <table:table-cell office:string-value="Sun Jul 21 18:29:05 EDT 2019" office:value-type="string">
            <text:p>Sun Jul 21 18:29:05 EDT 2019</text:p>
          </table:table-cell>
          <table:table-cell office:string-value="Robot" office:value-type="string">
            <text:p>Robot</text:p>
          </table:table-cell>
          <table:table-cell office:string-value="DJ Roomba " office:value-type="string">
            <text:p>DJ Roomba </text:p>
          </table:table-cell>
          <table:table-cell office:string-value="DJ Roomba " office:value-type="string">
            <text:p>DJ Roomba </text:p>
          </table:table-cell>
          <table:table-cell/>
          <table:table-cell/>
        </table:table-row>
        <table:table-row>
          <table:table-cell office:string-value="Sun Jul 21 18:29:09 EDT 2019" office:value-type="string">
            <text:p>Sun Jul 21 18:29:09 EDT 2019</text:p>
          </table:table-cell>
          <table:table-cell office:string-value="Dog" office:value-type="string">
            <text:p>Dog</text:p>
          </table:table-cell>
          <table:table-cell office:string-value="Ruby Gem" office:value-type="string">
            <text:p>Ruby Gem</text:p>
          </table:table-cell>
          <table:table-cell office:string-value="Ruby" office:value-type="string">
            <text:p>Ruby</text:p>
          </table:table-cell>
          <table:table-cell office:value="4.0" office:value-type="float">
            <text:p>4.0</text:p>
          </table:table-cell>
          <table:table-cell office:string-value="Terrier mix" office:value-type="string">
            <text:p>Terrier mix</text:p>
          </table:table-cell>
        </table:table-row>
        <table:table-row>
          <table:table-cell office:string-value="Sun Jul 21 18:29:10 EDT 2019" office:value-type="string">
            <text:p>Sun Jul 21 18:29:10 EDT 2019</text:p>
          </table:table-cell>
          <table:table-cell office:string-value="Dog" office:value-type="string">
            <text:p>Dog</text:p>
          </table:table-cell>
          <table:table-cell office:string-value="BuddyGus" office:value-type="string">
            <text:p>BuddyGus</text:p>
          </table:table-cell>
          <table:table-cell office:string-value="Buddy or Boo" office:value-type="string">
            <text:p>Buddy or Boo</text:p>
          </table:table-cell>
          <table:table-cell office:string-value="20 months" office:value-type="string">
            <text:p>20 months</text:p>
          </table:table-cell>
          <table:table-cell office:string-value="Golden Retriever" office:value-type="string">
            <text:p>Golden Retriever</text:p>
          </table:table-cell>
        </table:table-row>
        <table:table-row>
          <table:table-cell office:string-value="Sun Jul 21 18:29:12 EDT 2019" office:value-type="string">
            <text:p>Sun Jul 21 18:29:12 EDT 2019</text:p>
          </table:table-cell>
          <table:table-cell office:string-value="Dog" office:value-type="string">
            <text:p>Dog</text:p>
          </table:table-cell>
          <table:table-cell office:string-value="Homer " office:value-type="string">
            <text:p>Homer </text:p>
          </table:table-cell>
          <table:table-cell office:string-value="Homie" office:value-type="string">
            <text:p>Homie</text:p>
          </table:table-cell>
          <table:table-cell office:value="5.0" office:value-type="float">
            <text:p>5.0</text:p>
          </table:table-cell>
          <table:table-cell office:string-value="Springer Spaniel " office:value-type="string">
            <text:p>Springer Spaniel </text:p>
          </table:table-cell>
        </table:table-row>
        <table:table-row>
          <table:table-cell office:string-value="Sun Jul 21 18:29:15 EDT 2019" office:value-type="string">
            <text:p>Sun Jul 21 18:29:15 EDT 2019</text:p>
          </table:table-cell>
          <table:table-cell office:string-value="Dog" office:value-type="string">
            <text:p>Dog</text:p>
          </table:table-cell>
          <table:table-cell office:string-value="Pippie" office:value-type="string">
            <text:p>Pippie</text:p>
          </table:table-cell>
          <table:table-cell office:string-value="Pippie or Pippo" office:value-type="string">
            <text:p>Pippie or Pippo</text:p>
          </table:table-cell>
          <table:table-cell office:value="2.0" office:value-type="float">
            <text:p>2.0</text:p>
          </table:table-cell>
          <table:table-cell office:string-value="Pit bull/ Bassett hound mix" office:value-type="string">
            <text:p>Pit bull/ Bassett hound mix</text:p>
          </table:table-cell>
        </table:table-row>
        <table:table-row>
          <table:table-cell office:string-value="Sun Jul 21 18:29:18 EDT 2019" office:value-type="string">
            <text:p>Sun Jul 21 18:29:18 EDT 2019</text:p>
          </table:table-cell>
          <table:table-cell office:string-value="Dog" office:value-type="string">
            <text:p>Dog</text:p>
          </table:table-cell>
          <table:table-cell office:string-value="Parker" office:value-type="string">
            <text:p>Parker</text:p>
          </table:table-cell>
          <table:table-cell/>
          <table:table-cell office:value="6.0" office:value-type="float">
            <text:p>6.0</text:p>
          </table:table-cell>
          <table:table-cell office:string-value="Beagle" office:value-type="string">
            <text:p>Beagle</text:p>
          </table:table-cell>
        </table:table-row>
        <table:table-row>
          <table:table-cell office:string-value="Sun Jul 21 18:29:19 EDT 2019" office:value-type="string">
            <text:p>Sun Jul 21 18:29:19 EDT 2019</text:p>
          </table:table-cell>
          <table:table-cell office:string-value="Dog" office:value-type="string">
            <text:p>Dog</text:p>
          </table:table-cell>
          <table:table-cell office:string-value="Chipper Doodle" office:value-type="string">
            <text:p>Chipper Doodle</text:p>
          </table:table-cell>
          <table:table-cell office:string-value="Chip" office:value-type="string">
            <text:p>Chip</text:p>
          </table:table-cell>
          <table:table-cell office:value="12.0" office:value-type="float">
            <text:p>12.0</text:p>
          </table:table-cell>
          <table:table-cell office:string-value="Chocolate Lab" office:value-type="string">
            <text:p>Chocolate Lab</text:p>
          </table:table-cell>
        </table:table-row>
        <table:table-row>
          <table:table-cell office:string-value="Sun Jul 21 18:29:20 EDT 2019" office:value-type="string">
            <text:p>Sun Jul 21 18:29:20 EDT 2019</text:p>
          </table:table-cell>
          <table:table-cell office:string-value="Dog" office:value-type="string">
            <text:p>Dog</text:p>
          </table:table-cell>
          <table:table-cell office:string-value="Jack" office:value-type="string">
            <text:p>Jack</text:p>
          </table:table-cell>
          <table:table-cell office:string-value="Jack" office:value-type="string">
            <text:p>Jack</text:p>
          </table:table-cell>
          <table:table-cell office:value="7.0" office:value-type="float">
            <text:p>7.0</text:p>
          </table:table-cell>
          <table:table-cell office:string-value="Labrador Retriever" office:value-type="string">
            <text:p>Labrador Retriever</text:p>
          </table:table-cell>
        </table:table-row>
        <table:table-row>
          <table:table-cell office:string-value="Sun Jul 21 18:29:26 EDT 2019" office:value-type="string">
            <text:p>Sun Jul 21 18:29:26 EDT 2019</text:p>
          </table:table-cell>
          <table:table-cell office:string-value="Dog" office:value-type="string">
            <text:p>Dog</text:p>
          </table:table-cell>
          <table:table-cell office:string-value="Xena, Warrior Pinscher " office:value-type="string">
            <text:p>Xena, Warrior Pinscher </text:p>
          </table:table-cell>
          <table:table-cell office:string-value="Xena" office:value-type="string">
            <text:p>Xena</text:p>
          </table:table-cell>
          <table:table-cell office:value="14.0" office:value-type="float">
            <text:p>14.0</text:p>
          </table:table-cell>
          <table:table-cell office:string-value="Miniature Pinscher" office:value-type="string">
            <text:p>Miniature Pinscher</text:p>
          </table:table-cell>
        </table:table-row>
        <table:table-row>
          <table:table-cell office:string-value="Sun Jul 21 18:29:35 EDT 2019" office:value-type="string">
            <text:p>Sun Jul 21 18:29:35 EDT 2019</text:p>
          </table:table-cell>
          <table:table-cell office:string-value="Dog" office:value-type="string">
            <text:p>Dog</text:p>
          </table:table-cell>
          <table:table-cell office:string-value="Gabby" office:value-type="string">
            <text:p>Gabby</text:p>
          </table:table-cell>
          <table:table-cell office:string-value="Gabby" office:value-type="string">
            <text:p>Gabby</text:p>
          </table:table-cell>
          <table:table-cell office:value="2.0" office:value-type="float">
            <text:p>2.0</text:p>
          </table:table-cell>
          <table:table-cell office:string-value="Golden Retriever" office:value-type="string">
            <text:p>Golden Retriever</text:p>
          </table:table-cell>
        </table:table-row>
        <table:table-row>
          <table:table-cell office:string-value="Sun Jul 21 18:29:44 EDT 2019" office:value-type="string">
            <text:p>Sun Jul 21 18:29:44 EDT 2019</text:p>
          </table:table-cell>
          <table:table-cell office:string-value="Dog" office:value-type="string">
            <text:p>Dog</text:p>
          </table:table-cell>
          <table:table-cell office:string-value="Rosebud" office:value-type="string">
            <text:p>Rosebud</text:p>
          </table:table-cell>
          <table:table-cell office:string-value="Rosie" office:value-type="string">
            <text:p>Rosie</text:p>
          </table:table-cell>
          <table:table-cell office:value="10.0" office:value-type="float">
            <text:p>10.0</text:p>
          </table:table-cell>
          <table:table-cell office:string-value="Beagle" office:value-type="string">
            <text:p>Beagle</text:p>
          </table:table-cell>
        </table:table-row>
        <table:table-row>
          <table:table-cell office:string-value="Sun Jul 21 18:29:56 EDT 2019" office:value-type="string">
            <text:p>Sun Jul 21 18:29:56 EDT 2019</text:p>
          </table:table-cell>
          <table:table-cell office:string-value="Dog" office:value-type="string">
            <text:p>Dog</text:p>
          </table:table-cell>
          <table:table-cell office:string-value="Cooper" office:value-type="string">
            <text:p>Cooper</text:p>
          </table:table-cell>
          <table:table-cell office:string-value="Coopee " office:value-type="string">
            <text:p>Coopee </text:p>
          </table:table-cell>
          <table:table-cell office:value="10.0" office:value-type="float">
            <text:p>10.0</text:p>
          </table:table-cell>
          <table:table-cell office:string-value="YorkiePoo" office:value-type="string">
            <text:p>YorkiePoo</text:p>
          </table:table-cell>
        </table:table-row>
        <table:table-row>
          <table:table-cell office:string-value="Sun Jul 21 18:30:00 EDT 2019" office:value-type="string">
            <text:p>Sun Jul 21 18:30:00 EDT 2019</text:p>
          </table:table-cell>
          <table:table-cell office:string-value="Dog" office:value-type="string">
            <text:p>Dog</text:p>
          </table:table-cell>
          <table:table-cell office:string-value="Shakota" office:value-type="string">
            <text:p>Shakota</text:p>
          </table:table-cell>
          <table:table-cell office:string-value="Shakota" office:value-type="string">
            <text:p>Shakota</text:p>
          </table:table-cell>
          <table:table-cell office:value="12.0" office:value-type="float">
            <text:p>12.0</text:p>
          </table:table-cell>
          <table:table-cell office:string-value="Siberian Husky" office:value-type="string">
            <text:p>Siberian Husky</text:p>
          </table:table-cell>
        </table:table-row>
        <table:table-row>
          <table:table-cell office:string-value="Sun Jul 21 18:30:09 EDT 2019" office:value-type="string">
            <text:p>Sun Jul 21 18:30:09 EDT 2019</text:p>
          </table:table-cell>
          <table:table-cell office:string-value="Dog" office:value-type="string">
            <text:p>Dog</text:p>
          </table:table-cell>
          <table:table-cell office:string-value="Wilbur" office:value-type="string">
            <text:p>Wilbur</text:p>
          </table:table-cell>
          <table:table-cell office:string-value="Wilby" office:value-type="string">
            <text:p>Wilby</text:p>
          </table:table-cell>
          <table:table-cell office:value="7.0" office:value-type="float">
            <text:p>7.0</text:p>
          </table:table-cell>
          <table:table-cell office:string-value="French/English Bulldog " office:value-type="string">
            <text:p>French/English Bulldog </text:p>
          </table:table-cell>
        </table:table-row>
        <table:table-row>
          <table:table-cell office:string-value="Sun Jul 21 18:30:10 EDT 2019" office:value-type="string">
            <text:p>Sun Jul 21 18:30:10 EDT 2019</text:p>
          </table:table-cell>
          <table:table-cell office:string-value="Dog" office:value-type="string">
            <text:p>Dog</text:p>
          </table:table-cell>
          <table:table-cell office:string-value="Finn T. Dog" office:value-type="string">
            <text:p>Finn T. Dog</text:p>
          </table:table-cell>
          <table:table-cell office:string-value="Finn" office:value-type="string">
            <text:p>Finn</text:p>
          </table:table-cell>
          <table:table-cell office:string-value="5 months" office:value-type="string">
            <text:p>5 months</text:p>
          </table:table-cell>
          <table:table-cell office:string-value="Weimaraner " office:value-type="string">
            <text:p>Weimaraner </text:p>
          </table:table-cell>
        </table:table-row>
        <table:table-row>
          <table:table-cell office:string-value="Sun Jul 21 18:30:11 EDT 2019" office:value-type="string">
            <text:p>Sun Jul 21 18:30:11 EDT 2019</text:p>
          </table:table-cell>
          <table:table-cell office:string-value="Cat" office:value-type="string">
            <text:p>Cat</text:p>
          </table:table-cell>
          <table:table-cell office:string-value="Wilma " office:value-type="string">
            <text:p>Wilma </text:p>
          </table:table-cell>
          <table:table-cell office:string-value="Wilma Jean the Queen " office:value-type="string">
            <text:p>Wilma Jean the Queen </text:p>
          </table:table-cell>
          <table:table-cell office:value="2.0" office:value-type="float">
            <text:p>2.0</text:p>
          </table:table-cell>
          <table:table-cell office:string-value="Orange tabby (DSH)" office:value-type="string">
            <text:p>Orange tabby (DSH)</text:p>
          </table:table-cell>
        </table:table-row>
        <table:table-row>
          <table:table-cell office:string-value="Sun Jul 21 18:30:30 EDT 2019" office:value-type="string">
            <text:p>Sun Jul 21 18:30:30 EDT 2019</text:p>
          </table:table-cell>
          <table:table-cell office:string-value="Dog" office:value-type="string">
            <text:p>Dog</text:p>
          </table:table-cell>
          <table:table-cell office:string-value="Baylee" office:value-type="string">
            <text:p>Baylee</text:p>
          </table:table-cell>
          <table:table-cell office:string-value="Baylee Boo, Taps" office:value-type="string">
            <text:p>Baylee Boo, Taps</text:p>
          </table:table-cell>
          <table:table-cell office:value="2.0" office:value-type="float">
            <text:p>2.0</text:p>
          </table:table-cell>
          <table:table-cell/>
        </table:table-row>
        <table:table-row>
          <table:table-cell office:string-value="Sun Jul 21 18:30:32 EDT 2019" office:value-type="string">
            <text:p>Sun Jul 21 18:30:32 EDT 2019</text:p>
          </table:table-cell>
          <table:table-cell office:string-value="Dog" office:value-type="string">
            <text:p>Dog</text:p>
          </table:table-cell>
          <table:table-cell office:string-value="Sprocket" office:value-type="string">
            <text:p>Sprocket</text:p>
          </table:table-cell>
          <table:table-cell office:string-value="Bark, sprock, spark" office:value-type="string">
            <text:p>Bark, sprock, spark</text:p>
          </table:table-cell>
          <table:table-cell office:string-value="~15 years (would be 17 years today, now deceased, rescue)" office:value-type="string">
            <text:p>~15 years (would be 17 years today, now deceased, rescue)</text:p>
          </table:table-cell>
          <table:table-cell office:string-value="Mutt (rescue, some golden retriever, some jack russell, some whippet)" office:value-type="string">
            <text:p>Mutt (rescue, some golden retriever, some jack russell, some whippet)</text:p>
          </table:table-cell>
        </table:table-row>
        <table:table-row>
          <table:table-cell office:string-value="Sun Jul 21 18:30:56 EDT 2019" office:value-type="string">
            <text:p>Sun Jul 21 18:30:56 EDT 2019</text:p>
          </table:table-cell>
          <table:table-cell office:string-value="Cat" office:value-type="string">
            <text:p>Cat</text:p>
          </table:table-cell>
          <table:table-cell office:string-value="Peppercorn Ale" office:value-type="string">
            <text:p>Peppercorn Ale</text:p>
          </table:table-cell>
          <table:table-cell office:string-value="Pepper" office:value-type="string">
            <text:p>Pepper</text:p>
          </table:table-cell>
          <table:table-cell office:value="14.0" office:value-type="float">
            <text:p>14.0</text:p>
          </table:table-cell>
          <table:table-cell/>
        </table:table-row>
        <table:table-row>
          <table:table-cell office:string-value="Sun Jul 21 18:31:01 EDT 2019" office:value-type="string">
            <text:p>Sun Jul 21 18:31:01 EDT 2019</text:p>
          </table:table-cell>
          <table:table-cell office:string-value="Cat" office:value-type="string">
            <text:p>Cat</text:p>
          </table:table-cell>
          <table:table-cell office:string-value="Stanley" office:value-type="string">
            <text:p>Stanley</text:p>
          </table:table-cell>
          <table:table-cell office:string-value="Stan the handsome man " office:value-type="string">
            <text:p>Stan the handsome man </text:p>
          </table:table-cell>
          <table:table-cell office:value="1.0" office:value-type="float">
            <text:p>1.0</text:p>
          </table:table-cell>
          <table:table-cell office:string-value="Orange tabby (DSH)" office:value-type="string">
            <text:p>Orange tabby (DSH)</text:p>
          </table:table-cell>
        </table:table-row>
        <table:table-row>
          <table:table-cell office:string-value="Sun Jul 21 18:31:53 EDT 2019" office:value-type="string">
            <text:p>Sun Jul 21 18:31:53 EDT 2019</text:p>
          </table:table-cell>
          <table:table-cell office:string-value="Bird" office:value-type="string">
            <text:p>Bird</text:p>
          </table:table-cell>
          <table:table-cell office:string-value="Ahanu " office:value-type="string">
            <text:p>Ahanu </text:p>
          </table:table-cell>
          <table:table-cell office:string-value="Ahanu " office:value-type="string">
            <text:p>Ahanu </text:p>
          </table:table-cell>
          <table:table-cell office:value="13.0" office:value-type="float">
            <text:p>13.0</text:p>
          </table:table-cell>
          <table:table-cell office:string-value="Caique " office:value-type="string">
            <text:p>Caique </text:p>
          </table:table-cell>
        </table:table-row>
        <table:table-row>
          <table:table-cell office:string-value="Sun Jul 21 18:31:54 EDT 2019" office:value-type="string">
            <text:p>Sun Jul 21 18:31:54 EDT 2019</text:p>
          </table:table-cell>
          <table:table-cell office:string-value="Dog" office:value-type="string">
            <text:p>Dog</text:p>
          </table:table-cell>
          <table:table-cell office:string-value="Sophie " office:value-type="string">
            <text:p>Sophie </text:p>
          </table:table-cell>
          <table:table-cell office:string-value="Sophie " office:value-type="string">
            <text:p>Sophie </text:p>
          </table:table-cell>
          <table:table-cell office:value="13.0" office:value-type="float">
            <text:p>13.0</text:p>
          </table:table-cell>
          <table:table-cell office:string-value="Maltese mix" office:value-type="string">
            <text:p>Maltese mix</text:p>
          </table:table-cell>
        </table:table-row>
        <table:table-row>
          <table:table-cell office:string-value="Sun Jul 21 18:32:00 EDT 2019" office:value-type="string">
            <text:p>Sun Jul 21 18:32:00 EDT 2019</text:p>
          </table:table-cell>
          <table:table-cell office:string-value="Dog" office:value-type="string">
            <text:p>Dog</text:p>
          </table:table-cell>
          <table:table-cell office:string-value="Sasha" office:value-type="string">
            <text:p>Sasha</text:p>
          </table:table-cell>
          <table:table-cell office:string-value="Chunk " office:value-type="string">
            <text:p>Chunk </text:p>
          </table:table-cell>
          <table:table-cell office:value="1.0" office:value-type="float">
            <text:p>1.0</text:p>
          </table:table-cell>
          <table:table-cell office:string-value="Lab/shepherd " office:value-type="string">
            <text:p>Lab/shepherd </text:p>
          </table:table-cell>
        </table:table-row>
        <table:table-row>
          <table:table-cell office:string-value="Sun Jul 21 18:32:27 EDT 2019" office:value-type="string">
            <text:p>Sun Jul 21 18:32:27 EDT 2019</text:p>
          </table:table-cell>
          <table:table-cell office:string-value="Bird" office:value-type="string">
            <text:p>Bird</text:p>
          </table:table-cell>
          <table:table-cell office:string-value="Perkins the Parakeer" office:value-type="string">
            <text:p>Perkins the Parakeer</text:p>
          </table:table-cell>
          <table:table-cell office:string-value="Perkins" office:value-type="string">
            <text:p>Perkins</text:p>
          </table:table-cell>
          <table:table-cell office:value="3.0" office:value-type="float">
            <text:p>3.0</text:p>
          </table:table-cell>
          <table:table-cell office:string-value="Parakeet" office:value-type="string">
            <text:p>Parakeet</text:p>
          </table:table-cell>
        </table:table-row>
        <table:table-row>
          <table:table-cell office:string-value="Sun Jul 21 18:32:57 EDT 2019" office:value-type="string">
            <text:p>Sun Jul 21 18:32:57 EDT 2019</text:p>
          </table:table-cell>
          <table:table-cell office:string-value="Dog" office:value-type="string">
            <text:p>Dog</text:p>
          </table:table-cell>
          <table:table-cell office:string-value="Kookie (pronounced cookie) Pants" office:value-type="string">
            <text:p>Kookie (pronounced cookie) Pants</text:p>
          </table:table-cell>
          <table:table-cell office:string-value="Noodle" office:value-type="string">
            <text:p>Noodle</text:p>
          </table:table-cell>
          <table:table-cell office:value="15.0" office:value-type="float">
            <text:p>15.0</text:p>
          </table:table-cell>
          <table:table-cell office:string-value="Jack Russell terrier" office:value-type="string">
            <text:p>Jack Russell terrier</text:p>
          </table:table-cell>
        </table:table-row>
        <table:table-row>
          <table:table-cell office:string-value="Sun Jul 21 18:33:30 EDT 2019" office:value-type="string">
            <text:p>Sun Jul 21 18:33:30 EDT 2019</text:p>
          </table:table-cell>
          <table:table-cell office:string-value="Dog" office:value-type="string">
            <text:p>Dog</text:p>
          </table:table-cell>
          <table:table-cell office:string-value="Miss Maisy Cakes" office:value-type="string">
            <text:p>Miss Maisy Cakes</text:p>
          </table:table-cell>
          <table:table-cell office:string-value="Maisy" office:value-type="string">
            <text:p>Maisy</text:p>
          </table:table-cell>
          <table:table-cell office:value="1.0" office:value-type="float">
            <text:p>1.0</text:p>
          </table:table-cell>
          <table:table-cell office:string-value="Rescue Mutt" office:value-type="string">
            <text:p>Rescue Mutt</text:p>
          </table:table-cell>
        </table:table-row>
        <table:table-row>
          <table:table-cell office:string-value="Sun Jul 21 18:33:38 EDT 2019" office:value-type="string">
            <text:p>Sun Jul 21 18:33:38 EDT 2019</text:p>
          </table:table-cell>
          <table:table-cell office:string-value="Dog" office:value-type="string">
            <text:p>Dog</text:p>
          </table:table-cell>
          <table:table-cell office:string-value="Han Solo" office:value-type="string">
            <text:p>Han Solo</text:p>
          </table:table-cell>
          <table:table-cell office:string-value="Solo" office:value-type="string">
            <text:p>Solo</text:p>
          </table:table-cell>
          <table:table-cell office:value="3.0" office:value-type="float">
            <text:p>3.0</text:p>
          </table:table-cell>
          <table:table-cell office:string-value="English Cocker Spaniel" office:value-type="string">
            <text:p>English Cocker Spaniel</text:p>
          </table:table-cell>
        </table:table-row>
        <table:table-row>
          <table:table-cell office:string-value="Sun Jul 21 18:33:57 EDT 2019" office:value-type="string">
            <text:p>Sun Jul 21 18:33:57 EDT 2019</text:p>
          </table:table-cell>
          <table:table-cell office:string-value="Dog" office:value-type="string">
            <text:p>Dog</text:p>
          </table:table-cell>
          <table:table-cell office:string-value="Lillith Anne" office:value-type="string">
            <text:p>Lillith Anne</text:p>
          </table:table-cell>
          <table:table-cell office:string-value="Lily" office:value-type="string">
            <text:p>Lily</text:p>
          </table:table-cell>
          <table:table-cell office:value="6.0" office:value-type="float">
            <text:p>6.0</text:p>
          </table:table-cell>
          <table:table-cell office:string-value="Alaskan Husky" office:value-type="string">
            <text:p>Alaskan Husky</text:p>
          </table:table-cell>
        </table:table-row>
        <table:table-row>
          <table:table-cell office:string-value="Sun Jul 21 18:34:02 EDT 2019" office:value-type="string">
            <text:p>Sun Jul 21 18:34:02 EDT 2019</text:p>
          </table:table-cell>
          <table:table-cell office:string-value="Dog" office:value-type="string">
            <text:p>Dog</text:p>
          </table:table-cell>
          <table:table-cell office:string-value="Michelangelo" office:value-type="string">
            <text:p>Michelangelo</text:p>
          </table:table-cell>
          <table:table-cell office:string-value="Mikey" office:value-type="string">
            <text:p>Mikey</text:p>
          </table:table-cell>
          <table:table-cell office:value="11.0" office:value-type="float">
            <text:p>11.0</text:p>
          </table:table-cell>
          <table:table-cell office:string-value="English cocker spaniel" office:value-type="string">
            <text:p>English cocker spaniel</text:p>
          </table:table-cell>
        </table:table-row>
        <table:table-row>
          <table:table-cell office:string-value="Sun Jul 21 18:34:09 EDT 2019" office:value-type="string">
            <text:p>Sun Jul 21 18:34:09 EDT 2019</text:p>
          </table:table-cell>
          <table:table-cell office:string-value="Dog" office:value-type="string">
            <text:p>Dog</text:p>
          </table:table-cell>
          <table:table-cell office:string-value="Freddie Beagle " office:value-type="string">
            <text:p>Freddie Beagle </text:p>
          </table:table-cell>
          <table:table-cell office:string-value="Fred or Freddie " office:value-type="string">
            <text:p>Fred or Freddie </text:p>
          </table:table-cell>
          <table:table-cell office:value="11.0" office:value-type="float">
            <text:p>11.0</text:p>
          </table:table-cell>
          <table:table-cell office:string-value="Beagle " office:value-type="string">
            <text:p>Beagle </text:p>
          </table:table-cell>
        </table:table-row>
        <table:table-row>
          <table:table-cell office:string-value="Sun Jul 21 18:34:18 EDT 2019" office:value-type="string">
            <text:p>Sun Jul 21 18:34:18 EDT 2019</text:p>
          </table:table-cell>
          <table:table-cell office:string-value="Dog" office:value-type="string">
            <text:p>Dog</text:p>
          </table:table-cell>
          <table:table-cell office:string-value="Pieper" office:value-type="string">
            <text:p>Pieper</text:p>
          </table:table-cell>
          <table:table-cell office:string-value="Pooper" office:value-type="string">
            <text:p>Pooper</text:p>
          </table:table-cell>
          <table:table-cell office:value="4.0" office:value-type="float">
            <text:p>4.0</text:p>
          </table:table-cell>
          <table:table-cell/>
        </table:table-row>
        <table:table-row>
          <table:table-cell office:string-value="Sun Jul 21 18:34:31 EDT 2019" office:value-type="string">
            <text:p>Sun Jul 21 18:34:31 EDT 2019</text:p>
          </table:table-cell>
          <table:table-cell office:string-value="Fish" office:value-type="string">
            <text:p>Fish</text:p>
          </table:table-cell>
          <table:table-cell office:string-value="Toilet Mimosa Gillan " office:value-type="string">
            <text:p>Toilet Mimosa Gillan </text:p>
          </table:table-cell>
          <table:table-cell office:string-value="Togimi " office:value-type="string">
            <text:p>Togimi </text:p>
          </table:table-cell>
          <table:table-cell office:string-value="6 months" office:value-type="string">
            <text:p>6 months</text:p>
          </table:table-cell>
          <table:table-cell office:string-value="Betta fish " office:value-type="string">
            <text:p>Betta fish </text:p>
          </table:table-cell>
        </table:table-row>
        <table:table-row>
          <table:table-cell office:string-value="Sun Jul 21 18:34:39 EDT 2019" office:value-type="string">
            <text:p>Sun Jul 21 18:34:39 EDT 2019</text:p>
          </table:table-cell>
          <table:table-cell office:string-value="Dog" office:value-type="string">
            <text:p>Dog</text:p>
          </table:table-cell>
          <table:table-cell office:string-value="Jacob" office:value-type="string">
            <text:p>Jacob</text:p>
          </table:table-cell>
          <table:table-cell office:string-value="Jake" office:value-type="string">
            <text:p>Jake</text:p>
          </table:table-cell>
          <table:table-cell office:value="6.0" office:value-type="float">
            <text:p>6.0</text:p>
          </table:table-cell>
          <table:table-cell office:string-value="Alaskan Husky" office:value-type="string">
            <text:p>Alaskan Husky</text:p>
          </table:table-cell>
        </table:table-row>
        <table:table-row>
          <table:table-cell office:string-value="Sun Jul 21 18:34:41 EDT 2019" office:value-type="string">
            <text:p>Sun Jul 21 18:34:41 EDT 2019</text:p>
          </table:table-cell>
          <table:table-cell office:string-value="Lizard" office:value-type="string">
            <text:p>Lizard</text:p>
          </table:table-cell>
          <table:table-cell office:string-value="Drazil Marie" office:value-type="string">
            <text:p>Drazil Marie</text:p>
          </table:table-cell>
          <table:table-cell office:string-value="Drazil " office:value-type="string">
            <text:p>Drazil </text:p>
          </table:table-cell>
          <table:table-cell office:value="4.0" office:value-type="float">
            <text:p>4.0</text:p>
          </table:table-cell>
          <table:table-cell office:string-value="Bearded Dragon Lizard" office:value-type="string">
            <text:p>Bearded Dragon Lizard</text:p>
          </table:table-cell>
        </table:table-row>
        <table:table-row>
          <table:table-cell office:string-value="Sun Jul 21 18:35:02 EDT 2019" office:value-type="string">
            <text:p>Sun Jul 21 18:35:02 EDT 2019</text:p>
          </table:table-cell>
          <table:table-cell office:string-value="Dog" office:value-type="string">
            <text:p>Dog</text:p>
          </table:table-cell>
          <table:table-cell office:string-value="Titus Augustus" office:value-type="string">
            <text:p>Titus Augustus</text:p>
          </table:table-cell>
          <table:table-cell office:string-value="Tidy" office:value-type="string">
            <text:p>Tidy</text:p>
          </table:table-cell>
          <table:table-cell office:value="9.0" office:value-type="float">
            <text:p>9.0</text:p>
          </table:table-cell>
          <table:table-cell office:string-value="American Foxhound" office:value-type="string">
            <text:p>American Foxhound</text:p>
          </table:table-cell>
        </table:table-row>
        <table:table-row>
          <table:table-cell office:string-value="Sun Jul 21 18:35:05 EDT 2019" office:value-type="string">
            <text:p>Sun Jul 21 18:35:05 EDT 2019</text:p>
          </table:table-cell>
          <table:table-cell office:string-value="Dog" office:value-type="string">
            <text:p>Dog</text:p>
          </table:table-cell>
          <table:table-cell/>
          <table:table-cell office:string-value="Cirrus" office:value-type="string">
            <text:p>Cirrus</text:p>
          </table:table-cell>
          <table:table-cell office:value="2.0" office:value-type="float">
            <text:p>2.0</text:p>
          </table:table-cell>
          <table:table-cell office:string-value="Poodle" office:value-type="string">
            <text:p>Poodle</text:p>
          </table:table-cell>
        </table:table-row>
        <table:table-row>
          <table:table-cell office:string-value="Sun Jul 21 18:35:15 EDT 2019" office:value-type="string">
            <text:p>Sun Jul 21 18:35:15 EDT 2019</text:p>
          </table:table-cell>
          <table:table-cell office:string-value="Dog" office:value-type="string">
            <text:p>Dog</text:p>
          </table:table-cell>
          <table:table-cell office:string-value="Shelby" office:value-type="string">
            <text:p>Shelby</text:p>
          </table:table-cell>
          <table:table-cell office:string-value="Shelby" office:value-type="string">
            <text:p>Shelby</text:p>
          </table:table-cell>
          <table:table-cell office:string-value="14?" office:value-type="string">
            <text:p>14?</text:p>
          </table:table-cell>
          <table:table-cell office:string-value="Labrador Retriever " office:value-type="string">
            <text:p>Labrador Retriever </text:p>
          </table:table-cell>
        </table:table-row>
        <table:table-row>
          <table:table-cell office:string-value="Sun Jul 21 18:35:30 EDT 2019" office:value-type="string">
            <text:p>Sun Jul 21 18:35:30 EDT 2019</text:p>
          </table:table-cell>
          <table:table-cell office:string-value="Dog" office:value-type="string">
            <text:p>Dog</text:p>
          </table:table-cell>
          <table:table-cell/>
          <table:table-cell office:string-value="Nimbus" office:value-type="string">
            <text:p>Nimbus</text:p>
          </table:table-cell>
          <table:table-cell office:value="0.5" office:value-type="float">
            <text:p>0.5</text:p>
          </table:table-cell>
          <table:table-cell office:string-value="Poodle" office:value-type="string">
            <text:p>Poodle</text:p>
          </table:table-cell>
        </table:table-row>
        <table:table-row>
          <table:table-cell office:string-value="Sun Jul 21 18:35:30 EDT 2019" office:value-type="string">
            <text:p>Sun Jul 21 18:35:30 EDT 2019</text:p>
          </table:table-cell>
          <table:table-cell office:string-value="Dog" office:value-type="string">
            <text:p>Dog</text:p>
          </table:table-cell>
          <table:table-cell office:string-value="Finn" office:value-type="string">
            <text:p>Finn</text:p>
          </table:table-cell>
          <table:table-cell office:string-value="Finn" office:value-type="string">
            <text:p>Finn</text:p>
          </table:table-cell>
          <table:table-cell office:value="1.0" office:value-type="float">
            <text:p>1.0</text:p>
          </table:table-cell>
          <table:table-cell office:string-value="Cavalier King Charles Spaniel " office:value-type="string">
            <text:p>Cavalier King Charles Spaniel </text:p>
          </table:table-cell>
        </table:table-row>
        <table:table-row>
          <table:table-cell office:string-value="Sun Jul 21 18:35:31 EDT 2019" office:value-type="string">
            <text:p>Sun Jul 21 18:35:31 EDT 2019</text:p>
          </table:table-cell>
          <table:table-cell office:string-value="Cat" office:value-type="string">
            <text:p>Cat</text:p>
          </table:table-cell>
          <table:table-cell office:string-value="Kitten Kitten Kittycat" office:value-type="string">
            <text:p>Kitten Kitten Kittycat</text:p>
          </table:table-cell>
          <table:table-cell office:string-value="Kitty " office:value-type="string">
            <text:p>Kitty </text:p>
          </table:table-cell>
          <table:table-cell office:value="14.0" office:value-type="float">
            <text:p>14.0</text:p>
          </table:table-cell>
          <table:table-cell office:string-value="American Longhair" office:value-type="string">
            <text:p>American Longhair</text:p>
          </table:table-cell>
        </table:table-row>
        <table:table-row>
          <table:table-cell office:string-value="Sun Jul 21 18:35:37 EDT 2019" office:value-type="string">
            <text:p>Sun Jul 21 18:35:37 EDT 2019</text:p>
          </table:table-cell>
          <table:table-cell office:string-value="Dog" office:value-type="string">
            <text:p>Dog</text:p>
          </table:table-cell>
          <table:table-cell office:string-value="Tessie Joan (of Arc)" office:value-type="string">
            <text:p>Tessie Joan (of Arc)</text:p>
          </table:table-cell>
          <table:table-cell office:string-value="Tessie " office:value-type="string">
            <text:p>Tessie </text:p>
          </table:table-cell>
          <table:table-cell office:value="7.0" office:value-type="float">
            <text:p>7.0</text:p>
          </table:table-cell>
          <table:table-cell office:string-value="American Foxhound" office:value-type="string">
            <text:p>American Foxhound</text:p>
          </table:table-cell>
        </table:table-row>
        <table:table-row>
          <table:table-cell office:string-value="Sun Jul 21 18:35:37 EDT 2019" office:value-type="string">
            <text:p>Sun Jul 21 18:35:37 EDT 2019</text:p>
          </table:table-cell>
          <table:table-cell office:string-value="Dog" office:value-type="string">
            <text:p>Dog</text:p>
          </table:table-cell>
          <table:table-cell office:string-value="Ginger" office:value-type="string">
            <text:p>Ginger</text:p>
          </table:table-cell>
          <table:table-cell office:string-value="Ginger" office:value-type="string">
            <text:p>Ginger</text:p>
          </table:table-cell>
          <table:table-cell office:value="12.0" office:value-type="float">
            <text:p>12.0</text:p>
          </table:table-cell>
          <table:table-cell office:string-value="Golden Retriever" office:value-type="string">
            <text:p>Golden Retriever</text:p>
          </table:table-cell>
        </table:table-row>
        <table:table-row>
          <table:table-cell office:string-value="Sun Jul 21 18:35:47 EDT 2019" office:value-type="string">
            <text:p>Sun Jul 21 18:35:47 EDT 2019</text:p>
          </table:table-cell>
          <table:table-cell office:string-value="Dog" office:value-type="string">
            <text:p>Dog</text:p>
          </table:table-cell>
          <table:table-cell office:string-value="Sadie" office:value-type="string">
            <text:p>Sadie</text:p>
          </table:table-cell>
          <table:table-cell office:string-value="Sadie" office:value-type="string">
            <text:p>Sadie</text:p>
          </table:table-cell>
          <table:table-cell office:value="6.0" office:value-type="float">
            <text:p>6.0</text:p>
          </table:table-cell>
          <table:table-cell office:string-value="Golden Retriever " office:value-type="string">
            <text:p>Golden Retriever </text:p>
          </table:table-cell>
        </table:table-row>
        <table:table-row>
          <table:table-cell office:string-value="Sun Jul 21 18:35:53 EDT 2019" office:value-type="string">
            <text:p>Sun Jul 21 18:35:53 EDT 2019</text:p>
          </table:table-cell>
          <table:table-cell office:string-value="Dog" office:value-type="string">
            <text:p>Dog</text:p>
          </table:table-cell>
          <table:table-cell office:string-value="Flicka" office:value-type="string">
            <text:p>Flicka</text:p>
          </table:table-cell>
          <table:table-cell office:string-value="Flicky" office:value-type="string">
            <text:p>Flicky</text:p>
          </table:table-cell>
          <table:table-cell office:string-value="12?" office:value-type="string">
            <text:p>12?</text:p>
          </table:table-cell>
          <table:table-cell office:string-value="Labrador Retriever" office:value-type="string">
            <text:p>Labrador Retriever</text:p>
          </table:table-cell>
        </table:table-row>
        <table:table-row>
          <table:table-cell office:string-value="Sun Jul 21 18:35:57 EDT 2019" office:value-type="string">
            <text:p>Sun Jul 21 18:35:57 EDT 2019</text:p>
          </table:table-cell>
          <table:table-cell office:string-value="Dog" office:value-type="string">
            <text:p>Dog</text:p>
          </table:table-cell>
          <table:table-cell office:string-value="Koda Kingslayer" office:value-type="string">
            <text:p>Koda Kingslayer</text:p>
          </table:table-cell>
          <table:table-cell office:string-value="Koda" office:value-type="string">
            <text:p>Koda</text:p>
          </table:table-cell>
          <table:table-cell office:value="2.0" office:value-type="float">
            <text:p>2.0</text:p>
          </table:table-cell>
          <table:table-cell office:string-value="Golden retriever" office:value-type="string">
            <text:p>Golden retriever</text:p>
          </table:table-cell>
        </table:table-row>
        <table:table-row>
          <table:table-cell office:string-value="Sun Jul 21 18:35:57 EDT 2019" office:value-type="string">
            <text:p>Sun Jul 21 18:35:57 EDT 2019</text:p>
          </table:table-cell>
          <table:table-cell office:string-value="Dog" office:value-type="string">
            <text:p>Dog</text:p>
          </table:table-cell>
          <table:table-cell office:string-value="Flicka" office:value-type="string">
            <text:p>Flicka</text:p>
          </table:table-cell>
          <table:table-cell office:string-value="Flicky" office:value-type="string">
            <text:p>Flicky</text:p>
          </table:table-cell>
          <table:table-cell office:string-value="12?" office:value-type="string">
            <text:p>12?</text:p>
          </table:table-cell>
          <table:table-cell office:string-value="Labrador Retriever" office:value-type="string">
            <text:p>Labrador Retriever</text:p>
          </table:table-cell>
        </table:table-row>
        <table:table-row>
          <table:table-cell office:string-value="Sun Jul 21 18:36:12 EDT 2019" office:value-type="string">
            <text:p>Sun Jul 21 18:36:12 EDT 2019</text:p>
          </table:table-cell>
          <table:table-cell office:string-value="Dog" office:value-type="string">
            <text:p>Dog</text:p>
          </table:table-cell>
          <table:table-cell office:string-value="Maggie" office:value-type="string">
            <text:p>Maggie</text:p>
          </table:table-cell>
          <table:table-cell office:string-value="Ms America " office:value-type="string">
            <text:p>Ms America </text:p>
          </table:table-cell>
          <table:table-cell office:value="7.0" office:value-type="float">
            <text:p>7.0</text:p>
          </table:table-cell>
          <table:table-cell office:string-value="Golden retriever " office:value-type="string">
            <text:p>Golden retriever </text:p>
          </table:table-cell>
        </table:table-row>
        <table:table-row>
          <table:table-cell office:string-value="Sun Jul 21 18:36:15 EDT 2019" office:value-type="string">
            <text:p>Sun Jul 21 18:36:15 EDT 2019</text:p>
          </table:table-cell>
          <table:table-cell office:string-value="Dog" office:value-type="string">
            <text:p>Dog</text:p>
          </table:table-cell>
          <table:table-cell office:string-value="Henry (after Dorian Grey)" office:value-type="string">
            <text:p>Henry (after Dorian Grey)</text:p>
          </table:table-cell>
          <table:table-cell office:string-value="Henry" office:value-type="string">
            <text:p>Henry</text:p>
          </table:table-cell>
          <table:table-cell office:value="1.0" office:value-type="float">
            <text:p>1.0</text:p>
          </table:table-cell>
          <table:table-cell office:string-value="Brittany" office:value-type="string">
            <text:p>Brittany</text:p>
          </table:table-cell>
        </table:table-row>
        <table:table-row>
          <table:table-cell office:string-value="Sun Jul 21 18:36:26 EDT 2019" office:value-type="string">
            <text:p>Sun Jul 21 18:36:26 EDT 2019</text:p>
          </table:table-cell>
          <table:table-cell office:string-value="Dog" office:value-type="string">
            <text:p>Dog</text:p>
          </table:table-cell>
          <table:table-cell office:string-value="Megan" office:value-type="string">
            <text:p>Megan</text:p>
          </table:table-cell>
          <table:table-cell office:string-value="Puppy" office:value-type="string">
            <text:p>Puppy</text:p>
          </table:table-cell>
          <table:table-cell office:value="10.0" office:value-type="float">
            <text:p>10.0</text:p>
          </table:table-cell>
          <table:table-cell office:string-value="Mutt" office:value-type="string">
            <text:p>Mutt</text:p>
          </table:table-cell>
        </table:table-row>
        <table:table-row>
          <table:table-cell office:string-value="Sun Jul 21 18:36:27 EDT 2019" office:value-type="string">
            <text:p>Sun Jul 21 18:36:27 EDT 2019</text:p>
          </table:table-cell>
          <table:table-cell office:string-value="Cat" office:value-type="string">
            <text:p>Cat</text:p>
          </table:table-cell>
          <table:table-cell office:string-value="Dante’s InFURno" office:value-type="string">
            <text:p>Dante’s InFURno</text:p>
          </table:table-cell>
          <table:table-cell office:string-value="Dante" office:value-type="string">
            <text:p>Dante</text:p>
          </table:table-cell>
          <table:table-cell office:value="7.0" office:value-type="float">
            <text:p>7.0</text:p>
          </table:table-cell>
          <table:table-cell office:string-value="Maine Coon" office:value-type="string">
            <text:p>Maine Coon</text:p>
          </table:table-cell>
        </table:table-row>
        <table:table-row>
          <table:table-cell office:string-value="Sun Jul 21 18:36:39 EDT 2019" office:value-type="string">
            <text:p>Sun Jul 21 18:36:39 EDT 2019</text:p>
          </table:table-cell>
          <table:table-cell office:string-value="Cat" office:value-type="string">
            <text:p>Cat</text:p>
          </table:table-cell>
          <table:table-cell office:string-value="Gatsby" office:value-type="string">
            <text:p>Gatsby</text:p>
          </table:table-cell>
          <table:table-cell office:string-value="Gatsby" office:value-type="string">
            <text:p>Gatsby</text:p>
          </table:table-cell>
          <table:table-cell office:string-value="10 mos" office:value-type="string">
            <text:p>10 mos</text:p>
          </table:table-cell>
          <table:table-cell office:string-value="Stray, black" office:value-type="string">
            <text:p>Stray, black</text:p>
          </table:table-cell>
        </table:table-row>
        <table:table-row>
          <table:table-cell office:string-value="Sun Jul 21 18:36:41 EDT 2019" office:value-type="string">
            <text:p>Sun Jul 21 18:36:41 EDT 2019</text:p>
          </table:table-cell>
          <table:table-cell office:string-value="Cat" office:value-type="string">
            <text:p>Cat</text:p>
          </table:table-cell>
          <table:table-cell office:string-value="Tyrone" office:value-type="string">
            <text:p>Tyrone</text:p>
          </table:table-cell>
          <table:table-cell office:string-value="Tyrone" office:value-type="string">
            <text:p>Tyrone</text:p>
          </table:table-cell>
          <table:table-cell office:string-value="6 mo" office:value-type="string">
            <text:p>6 mo</text:p>
          </table:table-cell>
          <table:table-cell/>
        </table:table-row>
        <table:table-row>
          <table:table-cell office:string-value="Sun Jul 21 18:36:48 EDT 2019" office:value-type="string">
            <text:p>Sun Jul 21 18:36:48 EDT 2019</text:p>
          </table:table-cell>
          <table:table-cell office:string-value="Dog" office:value-type="string">
            <text:p>Dog</text:p>
          </table:table-cell>
          <table:table-cell office:string-value="Hopper T. Dog" office:value-type="string">
            <text:p>Hopper T. Dog</text:p>
          </table:table-cell>
          <table:table-cell office:string-value="Hops" office:value-type="string">
            <text:p>Hops</text:p>
          </table:table-cell>
          <table:table-cell office:value="6.0" office:value-type="float">
            <text:p>6.0</text:p>
          </table:table-cell>
          <table:table-cell office:string-value="Golden Retriever" office:value-type="string">
            <text:p>Golden Retriever</text:p>
          </table:table-cell>
        </table:table-row>
        <table:table-row>
          <table:table-cell office:string-value="Sun Jul 21 18:36:55 EDT 2019" office:value-type="string">
            <text:p>Sun Jul 21 18:36:55 EDT 2019</text:p>
          </table:table-cell>
          <table:table-cell office:string-value="Dog" office:value-type="string">
            <text:p>Dog</text:p>
          </table:table-cell>
          <table:table-cell office:string-value="Snickers" office:value-type="string">
            <text:p>Snickers</text:p>
          </table:table-cell>
          <table:table-cell office:string-value="Snickers" office:value-type="string">
            <text:p>Snickers</text:p>
          </table:table-cell>
          <table:table-cell office:value="10.0" office:value-type="float">
            <text:p>10.0</text:p>
          </table:table-cell>
          <table:table-cell office:string-value="beagle mix" office:value-type="string">
            <text:p>beagle mix</text:p>
          </table:table-cell>
        </table:table-row>
        <table:table-row>
          <table:table-cell office:string-value="Sun Jul 21 18:36:57 EDT 2019" office:value-type="string">
            <text:p>Sun Jul 21 18:36:57 EDT 2019</text:p>
          </table:table-cell>
          <table:table-cell office:string-value="Cat" office:value-type="string">
            <text:p>Cat</text:p>
          </table:table-cell>
          <table:table-cell office:string-value="Tommy toe" office:value-type="string">
            <text:p>Tommy toe</text:p>
          </table:table-cell>
          <table:table-cell office:string-value="Tommy" office:value-type="string">
            <text:p>Tommy</text:p>
          </table:table-cell>
          <table:table-cell office:value="3.0" office:value-type="float">
            <text:p>3.0</text:p>
          </table:table-cell>
          <table:table-cell/>
        </table:table-row>
        <table:table-row>
          <table:table-cell office:string-value="Sun Jul 21 18:37:04 EDT 2019" office:value-type="string">
            <text:p>Sun Jul 21 18:37:04 EDT 2019</text:p>
          </table:table-cell>
          <table:table-cell office:string-value="Cat" office:value-type="string">
            <text:p>Cat</text:p>
          </table:table-cell>
          <table:table-cell office:string-value="Wheels" office:value-type="string">
            <text:p>Wheels</text:p>
          </table:table-cell>
          <table:table-cell office:string-value="Wheels" office:value-type="string">
            <text:p>Wheels</text:p>
          </table:table-cell>
          <table:table-cell office:value="16.0" office:value-type="float">
            <text:p>16.0</text:p>
          </table:table-cell>
          <table:table-cell/>
        </table:table-row>
        <table:table-row>
          <table:table-cell office:string-value="Sun Jul 21 18:37:06 EDT 2019" office:value-type="string">
            <text:p>Sun Jul 21 18:37:06 EDT 2019</text:p>
          </table:table-cell>
          <table:table-cell office:string-value="Dog" office:value-type="string">
            <text:p>Dog</text:p>
          </table:table-cell>
          <table:table-cell office:string-value="Venkman" office:value-type="string">
            <text:p>Venkman</text:p>
          </table:table-cell>
          <table:table-cell office:string-value="Venk" office:value-type="string">
            <text:p>Venk</text:p>
          </table:table-cell>
          <table:table-cell office:value="5.0" office:value-type="float">
            <text:p>5.0</text:p>
          </table:table-cell>
          <table:table-cell office:string-value="Golden Retreiver" office:value-type="string">
            <text:p>Golden Retreiver</text:p>
          </table:table-cell>
        </table:table-row>
        <table:table-row>
          <table:table-cell office:string-value="Sun Jul 21 18:37:07 EDT 2019" office:value-type="string">
            <text:p>Sun Jul 21 18:37:07 EDT 2019</text:p>
          </table:table-cell>
          <table:table-cell office:string-value="Cat" office:value-type="string">
            <text:p>Cat</text:p>
          </table:table-cell>
          <table:table-cell office:string-value="Maisie " office:value-type="string">
            <text:p>Maisie </text:p>
          </table:table-cell>
          <table:table-cell office:string-value="Maisie" office:value-type="string">
            <text:p>Maisie</text:p>
          </table:table-cell>
          <table:table-cell office:string-value="10 mos" office:value-type="string">
            <text:p>10 mos</text:p>
          </table:table-cell>
          <table:table-cell office:string-value="Stray, black" office:value-type="string">
            <text:p>Stray, black</text:p>
          </table:table-cell>
        </table:table-row>
        <table:table-row>
          <table:table-cell office:string-value="Sun Jul 21 18:37:21 EDT 2019" office:value-type="string">
            <text:p>Sun Jul 21 18:37:21 EDT 2019</text:p>
          </table:table-cell>
          <table:table-cell office:string-value="Dog" office:value-type="string">
            <text:p>Dog</text:p>
          </table:table-cell>
          <table:table-cell office:string-value="Murphy" office:value-type="string">
            <text:p>Murphy</text:p>
          </table:table-cell>
          <table:table-cell office:string-value="Murph" office:value-type="string">
            <text:p>Murph</text:p>
          </table:table-cell>
          <table:table-cell office:string-value="0,5" office:value-type="string">
            <text:p>0,5</text:p>
          </table:table-cell>
          <table:table-cell office:string-value="Cocker spaniel" office:value-type="string">
            <text:p>Cocker spaniel</text:p>
          </table:table-cell>
        </table:table-row>
        <table:table-row>
          <table:table-cell office:string-value="Sun Jul 21 18:37:24 EDT 2019" office:value-type="string">
            <text:p>Sun Jul 21 18:37:24 EDT 2019</text:p>
          </table:table-cell>
          <table:table-cell office:string-value="Dog" office:value-type="string">
            <text:p>Dog</text:p>
          </table:table-cell>
          <table:table-cell office:string-value="Maggie" office:value-type="string">
            <text:p>Maggie</text:p>
          </table:table-cell>
          <table:table-cell office:string-value="Schmieg" office:value-type="string">
            <text:p>Schmieg</text:p>
          </table:table-cell>
          <table:table-cell office:value="12.0" office:value-type="float">
            <text:p>12.0</text:p>
          </table:table-cell>
          <table:table-cell office:string-value="Golden Retriever" office:value-type="string">
            <text:p>Golden Retriever</text:p>
          </table:table-cell>
        </table:table-row>
        <table:table-row>
          <table:table-cell office:string-value="Sun Jul 21 18:37:27 EDT 2019" office:value-type="string">
            <text:p>Sun Jul 21 18:37:27 EDT 2019</text:p>
          </table:table-cell>
          <table:table-cell office:string-value="Cat" office:value-type="string">
            <text:p>Cat</text:p>
          </table:table-cell>
          <table:table-cell office:string-value="Lin Meow Miranda" office:value-type="string">
            <text:p>Lin Meow Miranda</text:p>
          </table:table-cell>
          <table:table-cell office:string-value="Lin" office:value-type="string">
            <text:p>Lin</text:p>
          </table:table-cell>
          <table:table-cell office:value="3.0" office:value-type="float">
            <text:p>3.0</text:p>
          </table:table-cell>
          <table:table-cell office:string-value="American Shorthair" office:value-type="string">
            <text:p>American Shorthair</text:p>
          </table:table-cell>
        </table:table-row>
        <table:table-row>
          <table:table-cell office:string-value="Sun Jul 21 18:37:38 EDT 2019" office:value-type="string">
            <text:p>Sun Jul 21 18:37:38 EDT 2019</text:p>
          </table:table-cell>
          <table:table-cell office:string-value="Dog" office:value-type="string">
            <text:p>Dog</text:p>
          </table:table-cell>
          <table:table-cell office:string-value="Jasmine" office:value-type="string">
            <text:p>Jasmine</text:p>
          </table:table-cell>
          <table:table-cell office:string-value="Jasmine" office:value-type="string">
            <text:p>Jasmine</text:p>
          </table:table-cell>
          <table:table-cell office:value="13.0" office:value-type="float">
            <text:p>13.0</text:p>
          </table:table-cell>
          <table:table-cell office:string-value="Golden Retriever" office:value-type="string">
            <text:p>Golden Retriever</text:p>
          </table:table-cell>
        </table:table-row>
        <table:table-row>
          <table:table-cell office:string-value="Sun Jul 21 18:37:52 EDT 2019" office:value-type="string">
            <text:p>Sun Jul 21 18:37:52 EDT 2019</text:p>
          </table:table-cell>
          <table:table-cell office:string-value="Dog" office:value-type="string">
            <text:p>Dog</text:p>
          </table:table-cell>
          <table:table-cell office:string-value="Hurley Pearly Sky-Sky" office:value-type="string">
            <text:p>Hurley Pearly Sky-Sky</text:p>
          </table:table-cell>
          <table:table-cell office:string-value="Hurley" office:value-type="string">
            <text:p>Hurley</text:p>
          </table:table-cell>
          <table:table-cell office:value="7.0" office:value-type="float">
            <text:p>7.0</text:p>
          </table:table-cell>
          <table:table-cell office:string-value="Shih Tzu" office:value-type="string">
            <text:p>Shih Tzu</text:p>
          </table:table-cell>
        </table:table-row>
        <table:table-row>
          <table:table-cell office:string-value="Sun Jul 21 18:37:53 EDT 2019" office:value-type="string">
            <text:p>Sun Jul 21 18:37:53 EDT 2019</text:p>
          </table:table-cell>
          <table:table-cell office:string-value="Dog" office:value-type="string">
            <text:p>Dog</text:p>
          </table:table-cell>
          <table:table-cell office:string-value="Queso" office:value-type="string">
            <text:p>Queso</text:p>
          </table:table-cell>
          <table:table-cell office:string-value="Queso" office:value-type="string">
            <text:p>Queso</text:p>
          </table:table-cell>
          <table:table-cell office:value="14.0" office:value-type="float">
            <text:p>14.0</text:p>
          </table:table-cell>
          <table:table-cell office:string-value="Golden Retriever" office:value-type="string">
            <text:p>Golden Retriever</text:p>
          </table:table-cell>
        </table:table-row>
        <table:table-row>
          <table:table-cell office:string-value="Sun Jul 21 18:38:00 EDT 2019" office:value-type="string">
            <text:p>Sun Jul 21 18:38:00 EDT 2019</text:p>
          </table:table-cell>
          <table:table-cell office:string-value="Dog" office:value-type="string">
            <text:p>Dog</text:p>
          </table:table-cell>
          <table:table-cell office:string-value="Breezy Anne" office:value-type="string">
            <text:p>Breezy Anne</text:p>
          </table:table-cell>
          <table:table-cell office:string-value="Breezy" office:value-type="string">
            <text:p>Breezy</text:p>
          </table:table-cell>
          <table:table-cell office:value="5.0" office:value-type="float">
            <text:p>5.0</text:p>
          </table:table-cell>
          <table:table-cell office:string-value="German Shepard" office:value-type="string">
            <text:p>German Shepard</text:p>
          </table:table-cell>
        </table:table-row>
        <table:table-row>
          <table:table-cell office:string-value="Sun Jul 21 18:38:08 EDT 2019" office:value-type="string">
            <text:p>Sun Jul 21 18:38:08 EDT 2019</text:p>
          </table:table-cell>
          <table:table-cell office:string-value="Dog" office:value-type="string">
            <text:p>Dog</text:p>
          </table:table-cell>
          <table:table-cell office:string-value="Riley" office:value-type="string">
            <text:p>Riley</text:p>
          </table:table-cell>
          <table:table-cell office:string-value="Riley" office:value-type="string">
            <text:p>Riley</text:p>
          </table:table-cell>
          <table:table-cell office:value="7.0" office:value-type="float">
            <text:p>7.0</text:p>
          </table:table-cell>
          <table:table-cell office:string-value="Golden Retriever " office:value-type="string">
            <text:p>Golden Retriever </text:p>
          </table:table-cell>
        </table:table-row>
        <table:table-row>
          <table:table-cell office:string-value="Sun Jul 21 18:38:18 EDT 2019" office:value-type="string">
            <text:p>Sun Jul 21 18:38:18 EDT 2019</text:p>
          </table:table-cell>
          <table:table-cell office:string-value="Fish" office:value-type="string">
            <text:p>Fish</text:p>
          </table:table-cell>
          <table:table-cell office:string-value="Fishy Fishy Fishy III" office:value-type="string">
            <text:p>Fishy Fishy Fishy III</text:p>
          </table:table-cell>
          <table:table-cell office:string-value="Fishy" office:value-type="string">
            <text:p>Fishy</text:p>
          </table:table-cell>
          <table:table-cell office:string-value="9 months" office:value-type="string">
            <text:p>9 months</text:p>
          </table:table-cell>
          <table:table-cell office:string-value="Siamese Fighting Fish (Beta)" office:value-type="string">
            <text:p>Siamese Fighting Fish (Beta)</text:p>
          </table:table-cell>
        </table:table-row>
        <table:table-row>
          <table:table-cell office:string-value="Sun Jul 21 18:38:23 EDT 2019" office:value-type="string">
            <text:p>Sun Jul 21 18:38:23 EDT 2019</text:p>
          </table:table-cell>
          <table:table-cell office:string-value="Dog" office:value-type="string">
            <text:p>Dog</text:p>
          </table:table-cell>
          <table:table-cell office:string-value="Homer J" office:value-type="string">
            <text:p>Homer J</text:p>
          </table:table-cell>
          <table:table-cell office:string-value="Homer" office:value-type="string">
            <text:p>Homer</text:p>
          </table:table-cell>
          <table:table-cell office:value="10.0" office:value-type="float">
            <text:p>10.0</text:p>
          </table:table-cell>
          <table:table-cell office:string-value="Basenji Mix" office:value-type="string">
            <text:p>Basenji Mix</text:p>
          </table:table-cell>
        </table:table-row>
        <table:table-row>
          <table:table-cell office:string-value="Sun Jul 21 18:38:28 EDT 2019" office:value-type="string">
            <text:p>Sun Jul 21 18:38:28 EDT 2019</text:p>
          </table:table-cell>
          <table:table-cell office:string-value="Dog" office:value-type="string">
            <text:p>Dog</text:p>
          </table:table-cell>
          <table:table-cell office:string-value="Tucker " office:value-type="string">
            <text:p>Tucker </text:p>
          </table:table-cell>
          <table:table-cell office:string-value="Tucker " office:value-type="string">
            <text:p>Tucker </text:p>
          </table:table-cell>
          <table:table-cell office:value="7.0" office:value-type="float">
            <text:p>7.0</text:p>
          </table:table-cell>
          <table:table-cell office:string-value="Golden Retriever " office:value-type="string">
            <text:p>Golden Retriever </text:p>
          </table:table-cell>
        </table:table-row>
        <table:table-row>
          <table:table-cell office:string-value="Sun Jul 21 18:38:57 EDT 2019" office:value-type="string">
            <text:p>Sun Jul 21 18:38:57 EDT 2019</text:p>
          </table:table-cell>
          <table:table-cell office:string-value="Cat" office:value-type="string">
            <text:p>Cat</text:p>
          </table:table-cell>
          <table:table-cell office:string-value="Kitty Vegas" office:value-type="string">
            <text:p>Kitty Vegas</text:p>
          </table:table-cell>
          <table:table-cell office:string-value="Vegas" office:value-type="string">
            <text:p>Vegas</text:p>
          </table:table-cell>
          <table:table-cell office:value="6.0" office:value-type="float">
            <text:p>6.0</text:p>
          </table:table-cell>
          <table:table-cell office:string-value="Domestic Longhair" office:value-type="string">
            <text:p>Domestic Longhair</text:p>
          </table:table-cell>
        </table:table-row>
        <table:table-row>
          <table:table-cell office:string-value="Sun Jul 21 18:39:09 EDT 2019" office:value-type="string">
            <text:p>Sun Jul 21 18:39:09 EDT 2019</text:p>
          </table:table-cell>
          <table:table-cell office:string-value="Dog" office:value-type="string">
            <text:p>Dog</text:p>
          </table:table-cell>
          <table:table-cell office:string-value="Abby" office:value-type="string">
            <text:p>Abby</text:p>
          </table:table-cell>
          <table:table-cell office:string-value="Abby" office:value-type="string">
            <text:p>Abby</text:p>
          </table:table-cell>
          <table:table-cell office:string-value="3ish" office:value-type="string">
            <text:p>3ish</text:p>
          </table:table-cell>
          <table:table-cell office:string-value="Pit bull/Lab/Beagle/Chihuahua Mix/General mutt" office:value-type="string">
            <text:p>Pit bull/Lab/Beagle/Chihuahua Mix/General mutt</text:p>
          </table:table-cell>
        </table:table-row>
        <table:table-row>
          <table:table-cell office:string-value="Sun Jul 21 18:39:15 EDT 2019" office:value-type="string">
            <text:p>Sun Jul 21 18:39:15 EDT 2019</text:p>
          </table:table-cell>
          <table:table-cell office:string-value="Dog" office:value-type="string">
            <text:p>Dog</text:p>
          </table:table-cell>
          <table:table-cell office:string-value="Cooper Triple Bogey" office:value-type="string">
            <text:p>Cooper Triple Bogey</text:p>
          </table:table-cell>
          <table:table-cell office:string-value="Coop" office:value-type="string">
            <text:p>Coop</text:p>
          </table:table-cell>
          <table:table-cell office:string-value="9 weeks" office:value-type="string">
            <text:p>9 weeks</text:p>
          </table:table-cell>
          <table:table-cell office:string-value="Golden Retriever" office:value-type="string">
            <text:p>Golden Retriever</text:p>
          </table:table-cell>
        </table:table-row>
        <table:table-row>
          <table:table-cell office:string-value="Sun Jul 21 18:39:16 EDT 2019" office:value-type="string">
            <text:p>Sun Jul 21 18:39:16 EDT 2019</text:p>
          </table:table-cell>
          <table:table-cell office:string-value="Dog" office:value-type="string">
            <text:p>Dog</text:p>
          </table:table-cell>
          <table:table-cell office:string-value="Shelby" office:value-type="string">
            <text:p>Shelby</text:p>
          </table:table-cell>
          <table:table-cell office:string-value="Shelby" office:value-type="string">
            <text:p>Shelby</text:p>
          </table:table-cell>
          <table:table-cell office:value="1.0" office:value-type="float">
            <text:p>1.0</text:p>
          </table:table-cell>
          <table:table-cell office:string-value="Blue Tick Coonhound/Mountain Cur" office:value-type="string">
            <text:p>Blue Tick Coonhound/Mountain Cur</text:p>
          </table:table-cell>
        </table:table-row>
        <table:table-row>
          <table:table-cell office:string-value="Sun Jul 21 18:39:18 EDT 2019" office:value-type="string">
            <text:p>Sun Jul 21 18:39:18 EDT 2019</text:p>
          </table:table-cell>
          <table:table-cell office:string-value="Cat" office:value-type="string">
            <text:p>Cat</text:p>
          </table:table-cell>
          <table:table-cell office:string-value="Dr Gaius Baltar" office:value-type="string">
            <text:p>Dr Gaius Baltar</text:p>
          </table:table-cell>
          <table:table-cell office:string-value="Gusgus" office:value-type="string">
            <text:p>Gusgus</text:p>
          </table:table-cell>
          <table:table-cell office:string-value="10 years" office:value-type="string">
            <text:p>10 years</text:p>
          </table:table-cell>
          <table:table-cell office:string-value="Russian blue" office:value-type="string">
            <text:p>Russian blue</text:p>
          </table:table-cell>
        </table:table-row>
        <table:table-row>
          <table:table-cell office:string-value="Sun Jul 21 18:39:27 EDT 2019" office:value-type="string">
            <text:p>Sun Jul 21 18:39:27 EDT 2019</text:p>
          </table:table-cell>
          <table:table-cell office:string-value="Dog" office:value-type="string">
            <text:p>Dog</text:p>
          </table:table-cell>
          <table:table-cell office:string-value="Oakley Dalton" office:value-type="string">
            <text:p>Oakley Dalton</text:p>
          </table:table-cell>
          <table:table-cell office:string-value="Oaks" office:value-type="string">
            <text:p>Oaks</text:p>
          </table:table-cell>
          <table:table-cell office:value="6.0" office:value-type="float">
            <text:p>6.0</text:p>
          </table:table-cell>
          <table:table-cell/>
        </table:table-row>
        <table:table-row>
          <table:table-cell office:string-value="Sun Jul 21 18:39:29 EDT 2019" office:value-type="string">
            <text:p>Sun Jul 21 18:39:29 EDT 2019</text:p>
          </table:table-cell>
          <table:table-cell office:string-value="Dog" office:value-type="string">
            <text:p>Dog</text:p>
          </table:table-cell>
          <table:table-cell office:string-value="Lucy Lou " office:value-type="string">
            <text:p>Lucy Lou </text:p>
          </table:table-cell>
          <table:table-cell office:string-value="Goose" office:value-type="string">
            <text:p>Goose</text:p>
          </table:table-cell>
          <table:table-cell office:value="9.0" office:value-type="float">
            <text:p>9.0</text:p>
          </table:table-cell>
          <table:table-cell office:string-value="Golden retriever " office:value-type="string">
            <text:p>Golden retriever </text:p>
          </table:table-cell>
        </table:table-row>
        <table:table-row>
          <table:table-cell office:string-value="Sun Jul 21 18:39:32 EDT 2019" office:value-type="string">
            <text:p>Sun Jul 21 18:39:32 EDT 2019</text:p>
          </table:table-cell>
          <table:table-cell office:string-value="Car" office:value-type="string">
            <text:p>Car</text:p>
          </table:table-cell>
          <table:table-cell office:string-value="April" office:value-type="string">
            <text:p>April</text:p>
          </table:table-cell>
          <table:table-cell office:string-value="April" office:value-type="string">
            <text:p>April</text:p>
          </table:table-cell>
          <table:table-cell office:value="14.0" office:value-type="float">
            <text:p>14.0</text:p>
          </table:table-cell>
          <table:table-cell/>
        </table:table-row>
        <table:table-row>
          <table:table-cell office:string-value="Sun Jul 21 18:39:33 EDT 2019" office:value-type="string">
            <text:p>Sun Jul 21 18:39:33 EDT 2019</text:p>
          </table:table-cell>
          <table:table-cell office:string-value="Cat" office:value-type="string">
            <text:p>Cat</text:p>
          </table:table-cell>
          <table:table-cell office:string-value="Vasquez " office:value-type="string">
            <text:p>Vasquez </text:p>
          </table:table-cell>
          <table:table-cell office:string-value="Vasquez " office:value-type="string">
            <text:p>Vasquez </text:p>
          </table:table-cell>
          <table:table-cell office:string-value="7 (?-picked up as a stray)" office:value-type="string">
            <text:p>7 (?-picked up as a stray)</text:p>
          </table:table-cell>
          <table:table-cell office:string-value="Domestic Shorthair-tortoise" office:value-type="string">
            <text:p>Domestic Shorthair-tortoise</text:p>
          </table:table-cell>
        </table:table-row>
        <table:table-row>
          <table:table-cell office:string-value="Sun Jul 21 18:39:34 EDT 2019" office:value-type="string">
            <text:p>Sun Jul 21 18:39:34 EDT 2019</text:p>
          </table:table-cell>
          <table:table-cell office:string-value="Dog" office:value-type="string">
            <text:p>Dog</text:p>
          </table:table-cell>
          <table:table-cell office:string-value="Niles Crane" office:value-type="string">
            <text:p>Niles Crane</text:p>
          </table:table-cell>
          <table:table-cell office:string-value="Niles" office:value-type="string">
            <text:p>Niles</text:p>
          </table:table-cell>
          <table:table-cell office:value="4.0" office:value-type="float">
            <text:p>4.0</text:p>
          </table:table-cell>
          <table:table-cell office:string-value="Border Collie" office:value-type="string">
            <text:p>Border Collie</text:p>
          </table:table-cell>
        </table:table-row>
        <table:table-row>
          <table:table-cell office:string-value="Sun Jul 21 18:39:39 EDT 2019" office:value-type="string">
            <text:p>Sun Jul 21 18:39:39 EDT 2019</text:p>
          </table:table-cell>
          <table:table-cell office:string-value="Dog" office:value-type="string">
            <text:p>Dog</text:p>
          </table:table-cell>
          <table:table-cell office:string-value="Little Lucky One" office:value-type="string">
            <text:p>Little Lucky One</text:p>
          </table:table-cell>
          <table:table-cell office:string-value="Lucky" office:value-type="string">
            <text:p>Lucky</text:p>
          </table:table-cell>
          <table:table-cell office:value="13.0" office:value-type="float">
            <text:p>13.0</text:p>
          </table:table-cell>
          <table:table-cell office:string-value="Chihuahua " office:value-type="string">
            <text:p>Chihuahua </text:p>
          </table:table-cell>
        </table:table-row>
        <table:table-row>
          <table:table-cell office:string-value="Sun Jul 21 18:39:40 EDT 2019" office:value-type="string">
            <text:p>Sun Jul 21 18:39:40 EDT 2019</text:p>
          </table:table-cell>
          <table:table-cell office:string-value="Dog" office:value-type="string">
            <text:p>Dog</text:p>
          </table:table-cell>
          <table:table-cell office:string-value="Benjamin Sebastian" office:value-type="string">
            <text:p>Benjamin Sebastian</text:p>
          </table:table-cell>
          <table:table-cell office:string-value="Benjamin" office:value-type="string">
            <text:p>Benjamin</text:p>
          </table:table-cell>
          <table:table-cell office:value="7.0" office:value-type="float">
            <text:p>7.0</text:p>
          </table:table-cell>
          <table:table-cell office:string-value="Collie basset hound mix." office:value-type="string">
            <text:p>Collie basset hound mix.</text:p>
          </table:table-cell>
        </table:table-row>
        <table:table-row>
          <table:table-cell office:string-value="Sun Jul 21 18:39:46 EDT 2019" office:value-type="string">
            <text:p>Sun Jul 21 18:39:46 EDT 2019</text:p>
          </table:table-cell>
          <table:table-cell office:string-value="Dog" office:value-type="string">
            <text:p>Dog</text:p>
          </table:table-cell>
          <table:table-cell office:string-value="Siris Maximus" office:value-type="string">
            <text:p>Siris Maximus</text:p>
          </table:table-cell>
          <table:table-cell office:string-value="Sirius" office:value-type="string">
            <text:p>Sirius</text:p>
          </table:table-cell>
          <table:table-cell office:value="5.0" office:value-type="float">
            <text:p>5.0</text:p>
          </table:table-cell>
          <table:table-cell office:string-value="Alaskan Husky" office:value-type="string">
            <text:p>Alaskan Husky</text:p>
          </table:table-cell>
        </table:table-row>
        <table:table-row>
          <table:table-cell office:string-value="Sun Jul 21 18:40:00 EDT 2019" office:value-type="string">
            <text:p>Sun Jul 21 18:40:00 EDT 2019</text:p>
          </table:table-cell>
          <table:table-cell office:string-value="Dog" office:value-type="string">
            <text:p>Dog</text:p>
          </table:table-cell>
          <table:table-cell office:string-value="Blaze" office:value-type="string">
            <text:p>Blaze</text:p>
          </table:table-cell>
          <table:table-cell office:string-value="Blaze" office:value-type="string">
            <text:p>Blaze</text:p>
          </table:table-cell>
          <table:table-cell office:value="5.0" office:value-type="float">
            <text:p>5.0</text:p>
          </table:table-cell>
          <table:table-cell office:string-value="Labrador Retriever" office:value-type="string">
            <text:p>Labrador Retriever</text:p>
          </table:table-cell>
        </table:table-row>
        <table:table-row>
          <table:table-cell office:string-value="Sun Jul 21 18:40:07 EDT 2019" office:value-type="string">
            <text:p>Sun Jul 21 18:40:07 EDT 2019</text:p>
          </table:table-cell>
          <table:table-cell office:string-value="Dog" office:value-type="string">
            <text:p>Dog</text:p>
          </table:table-cell>
          <table:table-cell office:string-value="Brody " office:value-type="string">
            <text:p>Brody </text:p>
          </table:table-cell>
          <table:table-cell office:string-value="Brody" office:value-type="string">
            <text:p>Brody</text:p>
          </table:table-cell>
          <table:table-cell office:value="11.0" office:value-type="float">
            <text:p>11.0</text:p>
          </table:table-cell>
          <table:table-cell office:string-value="Yorkshire terrier mix" office:value-type="string">
            <text:p>Yorkshire terrier mix</text:p>
          </table:table-cell>
        </table:table-row>
        <table:table-row>
          <table:table-cell office:string-value="Sun Jul 21 18:40:17 EDT 2019" office:value-type="string">
            <text:p>Sun Jul 21 18:40:17 EDT 2019</text:p>
          </table:table-cell>
          <table:table-cell office:string-value="Cat" office:value-type="string">
            <text:p>Cat</text:p>
          </table:table-cell>
          <table:table-cell office:string-value="Ripley" office:value-type="string">
            <text:p>Ripley</text:p>
          </table:table-cell>
          <table:table-cell office:string-value="Chubby Chubs" office:value-type="string">
            <text:p>Chubby Chubs</text:p>
          </table:table-cell>
          <table:table-cell office:value="4.0" office:value-type="float">
            <text:p>4.0</text:p>
          </table:table-cell>
          <table:table-cell office:string-value="Domestic shorthair" office:value-type="string">
            <text:p>Domestic shorthair</text:p>
          </table:table-cell>
        </table:table-row>
        <table:table-row>
          <table:table-cell office:string-value="Sun Jul 21 18:40:25 EDT 2019" office:value-type="string">
            <text:p>Sun Jul 21 18:40:25 EDT 2019</text:p>
          </table:table-cell>
          <table:table-cell office:string-value="Dog" office:value-type="string">
            <text:p>Dog</text:p>
          </table:table-cell>
          <table:table-cell office:string-value="Director of Chaos" office:value-type="string">
            <text:p>Director of Chaos</text:p>
          </table:table-cell>
          <table:table-cell office:string-value="D.O.C." office:value-type="string">
            <text:p>D.O.C.</text:p>
          </table:table-cell>
          <table:table-cell office:value="4.0" office:value-type="float">
            <text:p>4.0</text:p>
          </table:table-cell>
          <table:table-cell office:string-value="Boxer" office:value-type="string">
            <text:p>Boxer</text:p>
          </table:table-cell>
        </table:table-row>
        <table:table-row>
          <table:table-cell office:string-value="Sun Jul 21 18:40:36 EDT 2019" office:value-type="string">
            <text:p>Sun Jul 21 18:40:36 EDT 2019</text:p>
          </table:table-cell>
          <table:table-cell office:string-value="Cat" office:value-type="string">
            <text:p>Cat</text:p>
          </table:table-cell>
          <table:table-cell office:string-value="Josh Joshua Joshylin" office:value-type="string">
            <text:p>Josh Joshua Joshylin</text:p>
          </table:table-cell>
          <table:table-cell office:string-value="Josh" office:value-type="string">
            <text:p>Josh</text:p>
          </table:table-cell>
          <table:table-cell office:value="6.0" office:value-type="float">
            <text:p>6.0</text:p>
          </table:table-cell>
          <table:table-cell office:string-value="Tuxedo cat" office:value-type="string">
            <text:p>Tuxedo cat</text:p>
          </table:table-cell>
        </table:table-row>
        <table:table-row>
          <table:table-cell office:string-value="Sun Jul 21 18:40:40 EDT 2019" office:value-type="string">
            <text:p>Sun Jul 21 18:40:40 EDT 2019</text:p>
          </table:table-cell>
          <table:table-cell office:string-value="Cat" office:value-type="string">
            <text:p>Cat</text:p>
          </table:table-cell>
          <table:table-cell office:string-value="Lisa" office:value-type="string">
            <text:p>Lisa</text:p>
          </table:table-cell>
          <table:table-cell office:string-value="Lisa" office:value-type="string">
            <text:p>Lisa</text:p>
          </table:table-cell>
          <table:table-cell office:string-value="Died in 2008 at 12" office:value-type="string">
            <text:p>Died in 2008 at 12</text:p>
          </table:table-cell>
          <table:table-cell/>
        </table:table-row>
        <table:table-row>
          <table:table-cell office:string-value="Sun Jul 21 18:40:55 EDT 2019" office:value-type="string">
            <text:p>Sun Jul 21 18:40:55 EDT 2019</text:p>
          </table:table-cell>
          <table:table-cell office:string-value="Dog" office:value-type="string">
            <text:p>Dog</text:p>
          </table:table-cell>
          <table:table-cell office:string-value="Cody" office:value-type="string">
            <text:p>Cody</text:p>
          </table:table-cell>
          <table:table-cell office:string-value="Codes" office:value-type="string">
            <text:p>Codes</text:p>
          </table:table-cell>
          <table:table-cell office:value="11.0" office:value-type="float">
            <text:p>11.0</text:p>
          </table:table-cell>
          <table:table-cell office:string-value="Golden Retriever" office:value-type="string">
            <text:p>Golden Retriever</text:p>
          </table:table-cell>
        </table:table-row>
        <table:table-row>
          <table:table-cell office:string-value="Sun Jul 21 18:40:57 EDT 2019" office:value-type="string">
            <text:p>Sun Jul 21 18:40:57 EDT 2019</text:p>
          </table:table-cell>
          <table:table-cell office:string-value="Cat" office:value-type="string">
            <text:p>Cat</text:p>
          </table:table-cell>
          <table:table-cell office:string-value="Nepeta " office:value-type="string">
            <text:p>Nepeta </text:p>
          </table:table-cell>
          <table:table-cell office:string-value="Nepeta" office:value-type="string">
            <text:p>Nepeta</text:p>
          </table:table-cell>
          <table:table-cell office:value="2.0" office:value-type="float">
            <text:p>2.0</text:p>
          </table:table-cell>
          <table:table-cell office:string-value="Short haired" office:value-type="string">
            <text:p>Short haired</text:p>
          </table:table-cell>
        </table:table-row>
        <table:table-row>
          <table:table-cell office:string-value="Sun Jul 21 18:41:12 EDT 2019" office:value-type="string">
            <text:p>Sun Jul 21 18:41:12 EDT 2019</text:p>
          </table:table-cell>
          <table:table-cell office:string-value="Dog" office:value-type="string">
            <text:p>Dog</text:p>
          </table:table-cell>
          <table:table-cell office:string-value="Emma " office:value-type="string">
            <text:p>Emma </text:p>
          </table:table-cell>
          <table:table-cell office:string-value="Rotta" office:value-type="string">
            <text:p>Rotta</text:p>
          </table:table-cell>
          <table:table-cell office:value="6.0" office:value-type="float">
            <text:p>6.0</text:p>
          </table:table-cell>
          <table:table-cell office:string-value="Mittelspitz" office:value-type="string">
            <text:p>Mittelspitz</text:p>
          </table:table-cell>
        </table:table-row>
        <table:table-row>
          <table:table-cell office:string-value="Sun Jul 21 18:41:13 EDT 2019" office:value-type="string">
            <text:p>Sun Jul 21 18:41:13 EDT 2019</text:p>
          </table:table-cell>
          <table:table-cell office:string-value="Cat" office:value-type="string">
            <text:p>Cat</text:p>
          </table:table-cell>
          <table:table-cell office:string-value="Leeloo Dallas Multipass" office:value-type="string">
            <text:p>Leeloo Dallas Multipass</text:p>
          </table:table-cell>
          <table:table-cell office:string-value="Leeloo" office:value-type="string">
            <text:p>Leeloo</text:p>
          </table:table-cell>
          <table:table-cell office:value="9.0" office:value-type="float">
            <text:p>9.0</text:p>
          </table:table-cell>
          <table:table-cell office:string-value="LaPerm" office:value-type="string">
            <text:p>LaPerm</text:p>
          </table:table-cell>
        </table:table-row>
        <table:table-row>
          <table:table-cell office:string-value="Sun Jul 21 18:41:16 EDT 2019" office:value-type="string">
            <text:p>Sun Jul 21 18:41:16 EDT 2019</text:p>
          </table:table-cell>
          <table:table-cell office:string-value="Dog" office:value-type="string">
            <text:p>Dog</text:p>
          </table:table-cell>
          <table:table-cell office:string-value="Isabella Grace" office:value-type="string">
            <text:p>Isabella Grace</text:p>
          </table:table-cell>
          <table:table-cell office:string-value="Bella" office:value-type="string">
            <text:p>Bella</text:p>
          </table:table-cell>
          <table:table-cell office:value="7.0" office:value-type="float">
            <text:p>7.0</text:p>
          </table:table-cell>
          <table:table-cell office:string-value="Maltese" office:value-type="string">
            <text:p>Maltese</text:p>
          </table:table-cell>
        </table:table-row>
        <table:table-row>
          <table:table-cell office:string-value="Sun Jul 21 18:41:19 EDT 2019" office:value-type="string">
            <text:p>Sun Jul 21 18:41:19 EDT 2019</text:p>
          </table:table-cell>
          <table:table-cell office:string-value="Dog" office:value-type="string">
            <text:p>Dog</text:p>
          </table:table-cell>
          <table:table-cell office:string-value="Cookie Boogie" office:value-type="string">
            <text:p>Cookie Boogie</text:p>
          </table:table-cell>
          <table:table-cell office:string-value="Boogie" office:value-type="string">
            <text:p>Boogie</text:p>
          </table:table-cell>
          <table:table-cell office:value="3.0" office:value-type="float">
            <text:p>3.0</text:p>
          </table:table-cell>
          <table:table-cell/>
        </table:table-row>
        <table:table-row>
          <table:table-cell office:string-value="Sun Jul 21 18:41:21 EDT 2019" office:value-type="string">
            <text:p>Sun Jul 21 18:41:21 EDT 2019</text:p>
          </table:table-cell>
          <table:table-cell office:string-value="Cat" office:value-type="string">
            <text:p>Cat</text:p>
          </table:table-cell>
          <table:table-cell office:string-value="Cataria" office:value-type="string">
            <text:p>Cataria</text:p>
          </table:table-cell>
          <table:table-cell office:string-value="Tarie" office:value-type="string">
            <text:p>Tarie</text:p>
          </table:table-cell>
          <table:table-cell office:value="2.0" office:value-type="float">
            <text:p>2.0</text:p>
          </table:table-cell>
          <table:table-cell/>
        </table:table-row>
        <table:table-row>
          <table:table-cell office:string-value="Sun Jul 21 18:41:23 EDT 2019" office:value-type="string">
            <text:p>Sun Jul 21 18:41:23 EDT 2019</text:p>
          </table:table-cell>
          <table:table-cell office:string-value="Dog" office:value-type="string">
            <text:p>Dog</text:p>
          </table:table-cell>
          <table:table-cell office:string-value="Salina" office:value-type="string">
            <text:p>Salina</text:p>
          </table:table-cell>
          <table:table-cell office:string-value="Salina" office:value-type="string">
            <text:p>Salina</text:p>
          </table:table-cell>
          <table:table-cell office:value="2.0" office:value-type="float">
            <text:p>2.0</text:p>
          </table:table-cell>
          <table:table-cell office:string-value="Hound mix" office:value-type="string">
            <text:p>Hound mix</text:p>
          </table:table-cell>
        </table:table-row>
        <table:table-row>
          <table:table-cell office:string-value="Sun Jul 21 18:41:34 EDT 2019" office:value-type="string">
            <text:p>Sun Jul 21 18:41:34 EDT 2019</text:p>
          </table:table-cell>
          <table:table-cell office:string-value="Dog" office:value-type="string">
            <text:p>Dog</text:p>
          </table:table-cell>
          <table:table-cell office:string-value="Theodore James" office:value-type="string">
            <text:p>Theodore James</text:p>
          </table:table-cell>
          <table:table-cell office:string-value="Theo" office:value-type="string">
            <text:p>Theo</text:p>
          </table:table-cell>
          <table:table-cell office:value="5.0" office:value-type="float">
            <text:p>5.0</text:p>
          </table:table-cell>
          <table:table-cell office:string-value="Maltese" office:value-type="string">
            <text:p>Maltese</text:p>
          </table:table-cell>
        </table:table-row>
        <table:table-row>
          <table:table-cell office:string-value="Sun Jul 21 18:41:41 EDT 2019" office:value-type="string">
            <text:p>Sun Jul 21 18:41:41 EDT 2019</text:p>
          </table:table-cell>
          <table:table-cell office:string-value="Dog" office:value-type="string">
            <text:p>Dog</text:p>
          </table:table-cell>
          <table:table-cell office:string-value="Ofelia" office:value-type="string">
            <text:p>Ofelia</text:p>
          </table:table-cell>
          <table:table-cell office:string-value="Ofie Lofie" office:value-type="string">
            <text:p>Ofie Lofie</text:p>
          </table:table-cell>
          <table:table-cell office:value="15.0" office:value-type="float">
            <text:p>15.0</text:p>
          </table:table-cell>
          <table:table-cell office:string-value="Norwich Terrier" office:value-type="string">
            <text:p>Norwich Terrier</text:p>
          </table:table-cell>
        </table:table-row>
        <table:table-row>
          <table:table-cell office:string-value="Sun Jul 21 18:41:43 EDT 2019" office:value-type="string">
            <text:p>Sun Jul 21 18:41:43 EDT 2019</text:p>
          </table:table-cell>
          <table:table-cell office:string-value="Dog" office:value-type="string">
            <text:p>Dog</text:p>
          </table:table-cell>
          <table:table-cell office:string-value="Hermie" office:value-type="string">
            <text:p>Hermie</text:p>
          </table:table-cell>
          <table:table-cell office:string-value="Hermie" office:value-type="string">
            <text:p>Hermie</text:p>
          </table:table-cell>
          <table:table-cell office:string-value="3-4 years" office:value-type="string">
            <text:p>3-4 years</text:p>
          </table:table-cell>
          <table:table-cell office:string-value="Chocolate Lab/Pit Mix" office:value-type="string">
            <text:p>Chocolate Lab/Pit Mix</text:p>
          </table:table-cell>
        </table:table-row>
        <table:table-row>
          <table:table-cell office:string-value="Sun Jul 21 18:42:02 EDT 2019" office:value-type="string">
            <text:p>Sun Jul 21 18:42:02 EDT 2019</text:p>
          </table:table-cell>
          <table:table-cell office:string-value="Lizard" office:value-type="string">
            <text:p>Lizard</text:p>
          </table:table-cell>
          <table:table-cell office:string-value="Turtle" office:value-type="string">
            <text:p>Turtle</text:p>
          </table:table-cell>
          <table:table-cell office:string-value="Turtle" office:value-type="string">
            <text:p>Turtle</text:p>
          </table:table-cell>
          <table:table-cell office:value="5.0" office:value-type="float">
            <text:p>5.0</text:p>
          </table:table-cell>
          <table:table-cell office:string-value="Leopard Gecko" office:value-type="string">
            <text:p>Leopard Gecko</text:p>
          </table:table-cell>
        </table:table-row>
        <table:table-row>
          <table:table-cell office:string-value="Sun Jul 21 18:42:14 EDT 2019" office:value-type="string">
            <text:p>Sun Jul 21 18:42:14 EDT 2019</text:p>
          </table:table-cell>
          <table:table-cell office:string-value="Dog" office:value-type="string">
            <text:p>Dog</text:p>
          </table:table-cell>
          <table:table-cell office:string-value="Jackson Baines Hardin" office:value-type="string">
            <text:p>Jackson Baines Hardin</text:p>
          </table:table-cell>
          <table:table-cell office:string-value="Jackson, Jack" office:value-type="string">
            <text:p>Jackson, Jack</text:p>
          </table:table-cell>
          <table:table-cell office:value="14.0" office:value-type="float">
            <text:p>14.0</text:p>
          </table:table-cell>
          <table:table-cell office:string-value="Shepherd mix (rescue)" office:value-type="string">
            <text:p>Shepherd mix (rescue)</text:p>
          </table:table-cell>
        </table:table-row>
        <table:table-row>
          <table:table-cell office:string-value="Sun Jul 21 18:42:21 EDT 2019" office:value-type="string">
            <text:p>Sun Jul 21 18:42:21 EDT 2019</text:p>
          </table:table-cell>
          <table:table-cell office:string-value="Cat" office:value-type="string">
            <text:p>Cat</text:p>
          </table:table-cell>
          <table:table-cell office:string-value="Tali'zorah vas Normandy" office:value-type="string">
            <text:p>Tali'zorah vas Normandy</text:p>
          </table:table-cell>
          <table:table-cell office:string-value="Tali" office:value-type="string">
            <text:p>Tali</text:p>
          </table:table-cell>
          <table:table-cell office:value="9.0" office:value-type="float">
            <text:p>9.0</text:p>
          </table:table-cell>
          <table:table-cell office:string-value="LaPerm" office:value-type="string">
            <text:p>LaPerm</text:p>
          </table:table-cell>
        </table:table-row>
        <table:table-row>
          <table:table-cell office:string-value="Sun Jul 21 18:42:24 EDT 2019" office:value-type="string">
            <text:p>Sun Jul 21 18:42:24 EDT 2019</text:p>
          </table:table-cell>
          <table:table-cell office:string-value="Dog" office:value-type="string">
            <text:p>Dog</text:p>
          </table:table-cell>
          <table:table-cell office:string-value="Rudy" office:value-type="string">
            <text:p>Rudy</text:p>
          </table:table-cell>
          <table:table-cell office:string-value="Rudy" office:value-type="string">
            <text:p>Rudy</text:p>
          </table:table-cell>
          <table:table-cell office:value="12.0" office:value-type="float">
            <text:p>12.0</text:p>
          </table:table-cell>
          <table:table-cell office:string-value="Black Lab" office:value-type="string">
            <text:p>Black Lab</text:p>
          </table:table-cell>
        </table:table-row>
        <table:table-row>
          <table:table-cell office:string-value="Sun Jul 21 18:42:37 EDT 2019" office:value-type="string">
            <text:p>Sun Jul 21 18:42:37 EDT 2019</text:p>
          </table:table-cell>
          <table:table-cell office:string-value="Rodent" office:value-type="string">
            <text:p>Rodent</text:p>
          </table:table-cell>
          <table:table-cell office:string-value="Teddy" office:value-type="string">
            <text:p>Teddy</text:p>
          </table:table-cell>
          <table:table-cell office:string-value="Teddy" office:value-type="string">
            <text:p>Teddy</text:p>
          </table:table-cell>
          <table:table-cell office:value="3.0" office:value-type="float">
            <text:p>3.0</text:p>
          </table:table-cell>
          <table:table-cell office:string-value="Guinea Pig" office:value-type="string">
            <text:p>Guinea Pig</text:p>
          </table:table-cell>
        </table:table-row>
        <table:table-row>
          <table:table-cell office:string-value="Sun Jul 21 18:42:40 EDT 2019" office:value-type="string">
            <text:p>Sun Jul 21 18:42:40 EDT 2019</text:p>
          </table:table-cell>
          <table:table-cell office:string-value="Dog" office:value-type="string">
            <text:p>Dog</text:p>
          </table:table-cell>
          <table:table-cell office:string-value="Chuchi" office:value-type="string">
            <text:p>Chuchi</text:p>
          </table:table-cell>
          <table:table-cell office:string-value="Baby Chu" office:value-type="string">
            <text:p>Baby Chu</text:p>
          </table:table-cell>
          <table:table-cell office:value="9.0" office:value-type="float">
            <text:p>9.0</text:p>
          </table:table-cell>
          <table:table-cell office:string-value="Toy Poodle" office:value-type="string">
            <text:p>Toy Poodle</text:p>
          </table:table-cell>
        </table:table-row>
        <table:table-row>
          <table:table-cell office:string-value="Sun Jul 21 18:42:50 EDT 2019" office:value-type="string">
            <text:p>Sun Jul 21 18:42:50 EDT 2019</text:p>
          </table:table-cell>
          <table:table-cell office:string-value="Dog" office:value-type="string">
            <text:p>Dog</text:p>
          </table:table-cell>
          <table:table-cell office:string-value="Belle Silver" office:value-type="string">
            <text:p>Belle Silver</text:p>
          </table:table-cell>
          <table:table-cell office:string-value="Bobo" office:value-type="string">
            <text:p>Bobo</text:p>
          </table:table-cell>
          <table:table-cell office:value="3.0" office:value-type="float">
            <text:p>3.0</text:p>
          </table:table-cell>
          <table:table-cell office:string-value="Brittany" office:value-type="string">
            <text:p>Brittany</text:p>
          </table:table-cell>
        </table:table-row>
        <table:table-row>
          <table:table-cell office:string-value="Sun Jul 21 18:42:50 EDT 2019" office:value-type="string">
            <text:p>Sun Jul 21 18:42:50 EDT 2019</text:p>
          </table:table-cell>
          <table:table-cell office:string-value="Gold Fish" office:value-type="string">
            <text:p>Gold Fish</text:p>
          </table:table-cell>
          <table:table-cell office:string-value="Fish" office:value-type="string">
            <text:p>Fish</text:p>
          </table:table-cell>
          <table:table-cell office:string-value="Swish" office:value-type="string">
            <text:p>Swish</text:p>
          </table:table-cell>
          <table:table-cell office:value="7.0" office:value-type="float">
            <text:p>7.0</text:p>
          </table:table-cell>
          <table:table-cell/>
        </table:table-row>
        <table:table-row>
          <table:table-cell office:string-value="Sun Jul 21 18:42:59 EDT 2019" office:value-type="string">
            <text:p>Sun Jul 21 18:42:59 EDT 2019</text:p>
          </table:table-cell>
          <table:table-cell office:string-value="Dog" office:value-type="string">
            <text:p>Dog</text:p>
          </table:table-cell>
          <table:table-cell office:string-value="Phoebe Buffay" office:value-type="string">
            <text:p>Phoebe Buffay</text:p>
          </table:table-cell>
          <table:table-cell office:string-value="Phoeb" office:value-type="string">
            <text:p>Phoeb</text:p>
          </table:table-cell>
          <table:table-cell office:string-value="4-5 years" office:value-type="string">
            <text:p>4-5 years</text:p>
          </table:table-cell>
          <table:table-cell office:string-value="Staffordshire Terrier " office:value-type="string">
            <text:p>Staffordshire Terrier </text:p>
          </table:table-cell>
        </table:table-row>
        <table:table-row>
          <table:table-cell office:string-value="Sun Jul 21 18:43:03 EDT 2019" office:value-type="string">
            <text:p>Sun Jul 21 18:43:03 EDT 2019</text:p>
          </table:table-cell>
          <table:table-cell office:string-value="Dog" office:value-type="string">
            <text:p>Dog</text:p>
          </table:table-cell>
          <table:table-cell office:string-value="Precious Presley " office:value-type="string">
            <text:p>Precious Presley </text:p>
          </table:table-cell>
          <table:table-cell office:string-value="Presley " office:value-type="string">
            <text:p>Presley </text:p>
          </table:table-cell>
          <table:table-cell office:value="1.0" office:value-type="float">
            <text:p>1.0</text:p>
          </table:table-cell>
          <table:table-cell office:string-value="Lab mix " office:value-type="string">
            <text:p>Lab mix </text:p>
          </table:table-cell>
        </table:table-row>
        <table:table-row>
          <table:table-cell office:string-value="Sun Jul 21 18:43:19 EDT 2019" office:value-type="string">
            <text:p>Sun Jul 21 18:43:19 EDT 2019</text:p>
          </table:table-cell>
          <table:table-cell office:string-value="Cat" office:value-type="string">
            <text:p>Cat</text:p>
          </table:table-cell>
          <table:table-cell office:string-value="Boots" office:value-type="string">
            <text:p>Boots</text:p>
          </table:table-cell>
          <table:table-cell office:string-value="Fuckoff" office:value-type="string">
            <text:p>Fuckoff</text:p>
          </table:table-cell>
          <table:table-cell office:value="10.0" office:value-type="float">
            <text:p>10.0</text:p>
          </table:table-cell>
          <table:table-cell office:string-value="Black cat with white feet" office:value-type="string">
            <text:p>Black cat with white feet</text:p>
          </table:table-cell>
        </table:table-row>
        <table:table-row>
          <table:table-cell office:string-value="Sun Jul 21 18:43:19 EDT 2019" office:value-type="string">
            <text:p>Sun Jul 21 18:43:19 EDT 2019</text:p>
          </table:table-cell>
          <table:table-cell office:string-value="Dog" office:value-type="string">
            <text:p>Dog</text:p>
          </table:table-cell>
          <table:table-cell office:string-value="Sarah Jessica Parker" office:value-type="string">
            <text:p>Sarah Jessica Parker</text:p>
          </table:table-cell>
          <table:table-cell office:string-value="Parker" office:value-type="string">
            <text:p>Parker</text:p>
          </table:table-cell>
          <table:table-cell office:value="8.0" office:value-type="float">
            <text:p>8.0</text:p>
          </table:table-cell>
          <table:table-cell office:string-value="Beagle" office:value-type="string">
            <text:p>Beagle</text:p>
          </table:table-cell>
        </table:table-row>
        <table:table-row>
          <table:table-cell office:string-value="Sun Jul 21 18:43:49 EDT 2019" office:value-type="string">
            <text:p>Sun Jul 21 18:43:49 EDT 2019</text:p>
          </table:table-cell>
          <table:table-cell office:string-value="Dog" office:value-type="string">
            <text:p>Dog</text:p>
          </table:table-cell>
          <table:table-cell office:string-value="Princess Leah " office:value-type="string">
            <text:p>Princess Leah </text:p>
          </table:table-cell>
          <table:table-cell office:string-value="Leah" office:value-type="string">
            <text:p>Leah</text:p>
          </table:table-cell>
          <table:table-cell office:value="8.0" office:value-type="float">
            <text:p>8.0</text:p>
          </table:table-cell>
          <table:table-cell office:string-value="Miniature schnauzer " office:value-type="string">
            <text:p>Miniature schnauzer </text:p>
          </table:table-cell>
        </table:table-row>
        <table:table-row>
          <table:table-cell office:string-value="Sun Jul 21 18:43:52 EDT 2019" office:value-type="string">
            <text:p>Sun Jul 21 18:43:52 EDT 2019</text:p>
          </table:table-cell>
          <table:table-cell office:string-value="Cat" office:value-type="string">
            <text:p>Cat</text:p>
          </table:table-cell>
          <table:table-cell office:string-value="Zeus" office:value-type="string">
            <text:p>Zeus</text:p>
          </table:table-cell>
          <table:table-cell office:string-value="Zeus" office:value-type="string">
            <text:p>Zeus</text:p>
          </table:table-cell>
          <table:table-cell office:value="2.0" office:value-type="float">
            <text:p>2.0</text:p>
          </table:table-cell>
          <table:table-cell/>
        </table:table-row>
        <table:table-row>
          <table:table-cell office:string-value="Sun Jul 21 18:44:10 EDT 2019" office:value-type="string">
            <text:p>Sun Jul 21 18:44:10 EDT 2019</text:p>
          </table:table-cell>
          <table:table-cell office:string-value="Dog" office:value-type="string">
            <text:p>Dog</text:p>
          </table:table-cell>
          <table:table-cell office:string-value="Mr Duke of Carol Stream" office:value-type="string">
            <text:p>Mr Duke of Carol Stream</text:p>
          </table:table-cell>
          <table:table-cell office:string-value="Boo-Boo" office:value-type="string">
            <text:p>Boo-Boo</text:p>
          </table:table-cell>
          <table:table-cell office:value="10.0" office:value-type="float">
            <text:p>10.0</text:p>
          </table:table-cell>
          <table:table-cell office:string-value="Labrador Retriever" office:value-type="string">
            <text:p>Labrador Retriever</text:p>
          </table:table-cell>
        </table:table-row>
        <table:table-row>
          <table:table-cell office:string-value="Sun Jul 21 18:44:27 EDT 2019" office:value-type="string">
            <text:p>Sun Jul 21 18:44:27 EDT 2019</text:p>
          </table:table-cell>
          <table:table-cell office:string-value="Dog" office:value-type="string">
            <text:p>Dog</text:p>
          </table:table-cell>
          <table:table-cell office:string-value="Bruno Mars " office:value-type="string">
            <text:p>Bruno Mars </text:p>
          </table:table-cell>
          <table:table-cell office:string-value="Bruno " office:value-type="string">
            <text:p>Bruno </text:p>
          </table:table-cell>
          <table:table-cell office:value="4.0" office:value-type="float">
            <text:p>4.0</text:p>
          </table:table-cell>
          <table:table-cell office:string-value="Shihtzu" office:value-type="string">
            <text:p>Shihtzu</text:p>
          </table:table-cell>
        </table:table-row>
        <table:table-row>
          <table:table-cell office:string-value="Sun Jul 21 18:44:35 EDT 2019" office:value-type="string">
            <text:p>Sun Jul 21 18:44:35 EDT 2019</text:p>
          </table:table-cell>
          <table:table-cell office:string-value="Cat" office:value-type="string">
            <text:p>Cat</text:p>
          </table:table-cell>
          <table:table-cell office:string-value="Persephone" office:value-type="string">
            <text:p>Persephone</text:p>
          </table:table-cell>
          <table:table-cell office:string-value="Persey" office:value-type="string">
            <text:p>Persey</text:p>
          </table:table-cell>
          <table:table-cell office:value="2.0" office:value-type="float">
            <text:p>2.0</text:p>
          </table:table-cell>
          <table:table-cell/>
        </table:table-row>
        <table:table-row>
          <table:table-cell office:string-value="Sun Jul 21 18:44:35 EDT 2019" office:value-type="string">
            <text:p>Sun Jul 21 18:44:35 EDT 2019</text:p>
          </table:table-cell>
          <table:table-cell office:string-value="Dog" office:value-type="string">
            <text:p>Dog</text:p>
          </table:table-cell>
          <table:table-cell office:string-value="Reggie" office:value-type="string">
            <text:p>Reggie</text:p>
          </table:table-cell>
          <table:table-cell office:string-value="Reg" office:value-type="string">
            <text:p>Reg</text:p>
          </table:table-cell>
          <table:table-cell office:value="8.0" office:value-type="float">
            <text:p>8.0</text:p>
          </table:table-cell>
          <table:table-cell office:string-value="Border collie" office:value-type="string">
            <text:p>Border collie</text:p>
          </table:table-cell>
        </table:table-row>
        <table:table-row>
          <table:table-cell office:string-value="Sun Jul 21 18:44:47 EDT 2019" office:value-type="string">
            <text:p>Sun Jul 21 18:44:47 EDT 2019</text:p>
          </table:table-cell>
          <table:table-cell office:string-value="Cat" office:value-type="string">
            <text:p>Cat</text:p>
          </table:table-cell>
          <table:table-cell office:string-value="Momo" office:value-type="string">
            <text:p>Momo</text:p>
          </table:table-cell>
          <table:table-cell office:string-value="Momo" office:value-type="string">
            <text:p>Momo</text:p>
          </table:table-cell>
          <table:table-cell office:value="9.0" office:value-type="float">
            <text:p>9.0</text:p>
          </table:table-cell>
          <table:table-cell office:string-value="Domestic short hair" office:value-type="string">
            <text:p>Domestic short hair</text:p>
          </table:table-cell>
        </table:table-row>
        <table:table-row>
          <table:table-cell office:string-value="Sun Jul 21 18:44:48 EDT 2019" office:value-type="string">
            <text:p>Sun Jul 21 18:44:48 EDT 2019</text:p>
          </table:table-cell>
          <table:table-cell office:string-value="Dog" office:value-type="string">
            <text:p>Dog</text:p>
          </table:table-cell>
          <table:table-cell office:string-value="Twixie" office:value-type="string">
            <text:p>Twixie</text:p>
          </table:table-cell>
          <table:table-cell office:string-value="Gooben" office:value-type="string">
            <text:p>Gooben</text:p>
          </table:table-cell>
          <table:table-cell office:value="2.0" office:value-type="float">
            <text:p>2.0</text:p>
          </table:table-cell>
          <table:table-cell office:string-value="A mess" office:value-type="string">
            <text:p>A mess</text:p>
          </table:table-cell>
        </table:table-row>
        <table:table-row>
          <table:table-cell office:string-value="Sun Jul 21 18:44:50 EDT 2019" office:value-type="string">
            <text:p>Sun Jul 21 18:44:50 EDT 2019</text:p>
          </table:table-cell>
          <table:table-cell office:string-value="Dog" office:value-type="string">
            <text:p>Dog</text:p>
          </table:table-cell>
          <table:table-cell office:string-value="Kody" office:value-type="string">
            <text:p>Kody</text:p>
          </table:table-cell>
          <table:table-cell office:string-value="Kode" office:value-type="string">
            <text:p>Kode</text:p>
          </table:table-cell>
          <table:table-cell office:value="10.0" office:value-type="float">
            <text:p>10.0</text:p>
          </table:table-cell>
          <table:table-cell office:string-value="Golden retriever" office:value-type="string">
            <text:p>Golden retriever</text:p>
          </table:table-cell>
        </table:table-row>
        <table:table-row>
          <table:table-cell office:string-value="Sun Jul 21 18:44:57 EDT 2019" office:value-type="string">
            <text:p>Sun Jul 21 18:44:57 EDT 2019</text:p>
          </table:table-cell>
          <table:table-cell office:string-value="Dog" office:value-type="string">
            <text:p>Dog</text:p>
          </table:table-cell>
          <table:table-cell office:string-value="Maverick Clinton " office:value-type="string">
            <text:p>Maverick Clinton </text:p>
          </table:table-cell>
          <table:table-cell office:string-value="Maverick " office:value-type="string">
            <text:p>Maverick </text:p>
          </table:table-cell>
          <table:table-cell office:value="10.0" office:value-type="float">
            <text:p>10.0</text:p>
          </table:table-cell>
          <table:table-cell office:string-value="Labrador retriever" office:value-type="string">
            <text:p>Labrador retriever</text:p>
          </table:table-cell>
        </table:table-row>
        <table:table-row>
          <table:table-cell office:string-value="Sun Jul 21 18:45:02 EDT 2019" office:value-type="string">
            <text:p>Sun Jul 21 18:45:02 EDT 2019</text:p>
          </table:table-cell>
          <table:table-cell office:string-value="Cat" office:value-type="string">
            <text:p>Cat</text:p>
          </table:table-cell>
          <table:table-cell office:string-value="Abbey Road" office:value-type="string">
            <text:p>Abbey Road</text:p>
          </table:table-cell>
          <table:table-cell office:string-value="Abbey" office:value-type="string">
            <text:p>Abbey</text:p>
          </table:table-cell>
          <table:table-cell office:value="3.0" office:value-type="float">
            <text:p>3.0</text:p>
          </table:table-cell>
          <table:table-cell office:string-value="Long-hair domestic" office:value-type="string">
            <text:p>Long-hair domestic</text:p>
          </table:table-cell>
        </table:table-row>
        <table:table-row>
          <table:table-cell office:string-value="Sun Jul 21 18:45:15 EDT 2019" office:value-type="string">
            <text:p>Sun Jul 21 18:45:15 EDT 2019</text:p>
          </table:table-cell>
          <table:table-cell office:string-value="Cat" office:value-type="string">
            <text:p>Cat</text:p>
          </table:table-cell>
          <table:table-cell office:string-value="Naga" office:value-type="string">
            <text:p>Naga</text:p>
          </table:table-cell>
          <table:table-cell office:string-value="Naga" office:value-type="string">
            <text:p>Naga</text:p>
          </table:table-cell>
          <table:table-cell office:value="6.0" office:value-type="float">
            <text:p>6.0</text:p>
          </table:table-cell>
          <table:table-cell office:string-value="Domestic short hair" office:value-type="string">
            <text:p>Domestic short hair</text:p>
          </table:table-cell>
        </table:table-row>
        <table:table-row>
          <table:table-cell office:string-value="Sun Jul 21 18:45:15 EDT 2019" office:value-type="string">
            <text:p>Sun Jul 21 18:45:15 EDT 2019</text:p>
          </table:table-cell>
          <table:table-cell office:string-value="Dog" office:value-type="string">
            <text:p>Dog</text:p>
          </table:table-cell>
          <table:table-cell office:string-value="Sven" office:value-type="string">
            <text:p>Sven</text:p>
          </table:table-cell>
          <table:table-cell office:string-value="Bean" office:value-type="string">
            <text:p>Bean</text:p>
          </table:table-cell>
          <table:table-cell office:value="5.0" office:value-type="float">
            <text:p>5.0</text:p>
          </table:table-cell>
          <table:table-cell office:string-value="German Shepherd" office:value-type="string">
            <text:p>German Shepherd</text:p>
          </table:table-cell>
        </table:table-row>
        <table:table-row>
          <table:table-cell office:string-value="Sun Jul 21 18:45:21 EDT 2019" office:value-type="string">
            <text:p>Sun Jul 21 18:45:21 EDT 2019</text:p>
          </table:table-cell>
          <table:table-cell office:string-value="Dog" office:value-type="string">
            <text:p>Dog</text:p>
          </table:table-cell>
          <table:table-cell office:string-value="Lola" office:value-type="string">
            <text:p>Lola</text:p>
          </table:table-cell>
          <table:table-cell office:string-value="Lola" office:value-type="string">
            <text:p>Lola</text:p>
          </table:table-cell>
          <table:table-cell office:value="11.0" office:value-type="float">
            <text:p>11.0</text:p>
          </table:table-cell>
          <table:table-cell office:string-value="Poodle mix " office:value-type="string">
            <text:p>Poodle mix </text:p>
          </table:table-cell>
        </table:table-row>
        <table:table-row>
          <table:table-cell office:string-value="Sun Jul 21 18:45:30 EDT 2019" office:value-type="string">
            <text:p>Sun Jul 21 18:45:30 EDT 2019</text:p>
          </table:table-cell>
          <table:table-cell office:string-value="Dog" office:value-type="string">
            <text:p>Dog</text:p>
          </table:table-cell>
          <table:table-cell office:string-value="Sophie " office:value-type="string">
            <text:p>Sophie </text:p>
          </table:table-cell>
          <table:table-cell office:string-value="Sophie" office:value-type="string">
            <text:p>Sophie</text:p>
          </table:table-cell>
          <table:table-cell office:string-value="2 years " office:value-type="string">
            <text:p>2 years </text:p>
          </table:table-cell>
          <table:table-cell office:string-value="Rottweiler " office:value-type="string">
            <text:p>Rottweiler </text:p>
          </table:table-cell>
        </table:table-row>
        <table:table-row>
          <table:table-cell office:string-value="Sun Jul 21 18:45:31 EDT 2019" office:value-type="string">
            <text:p>Sun Jul 21 18:45:31 EDT 2019</text:p>
          </table:table-cell>
          <table:table-cell office:string-value="Cat" office:value-type="string">
            <text:p>Cat</text:p>
          </table:table-cell>
          <table:table-cell office:string-value="Stinky Pete" office:value-type="string">
            <text:p>Stinky Pete</text:p>
          </table:table-cell>
          <table:table-cell office:string-value="Pete and/or Stinky" office:value-type="string">
            <text:p>Pete and/or Stinky</text:p>
          </table:table-cell>
          <table:table-cell office:value="18.0" office:value-type="float">
            <text:p>18.0</text:p>
          </table:table-cell>
          <table:table-cell office:string-value="Just a regular cat" office:value-type="string">
            <text:p>Just a regular cat</text:p>
          </table:table-cell>
        </table:table-row>
        <table:table-row>
          <table:table-cell office:string-value="Sun Jul 21 18:45:38 EDT 2019" office:value-type="string">
            <text:p>Sun Jul 21 18:45:38 EDT 2019</text:p>
          </table:table-cell>
          <table:table-cell office:string-value="Cat" office:value-type="string">
            <text:p>Cat</text:p>
          </table:table-cell>
          <table:table-cell office:string-value="Gozer" office:value-type="string">
            <text:p>Gozer</text:p>
          </table:table-cell>
          <table:table-cell office:string-value="Gozey" office:value-type="string">
            <text:p>Gozey</text:p>
          </table:table-cell>
          <table:table-cell office:value="12.0" office:value-type="float">
            <text:p>12.0</text:p>
          </table:table-cell>
          <table:table-cell office:string-value="Black cat" office:value-type="string">
            <text:p>Black cat</text:p>
          </table:table-cell>
        </table:table-row>
        <table:table-row>
          <table:table-cell office:string-value="Sun Jul 21 18:45:39 EDT 2019" office:value-type="string">
            <text:p>Sun Jul 21 18:45:39 EDT 2019</text:p>
          </table:table-cell>
          <table:table-cell office:string-value="Dog" office:value-type="string">
            <text:p>Dog</text:p>
          </table:table-cell>
          <table:table-cell office:string-value="Lily Potter" office:value-type="string">
            <text:p>Lily Potter</text:p>
          </table:table-cell>
          <table:table-cell office:string-value="Lil" office:value-type="string">
            <text:p>Lil</text:p>
          </table:table-cell>
          <table:table-cell office:value="2.0" office:value-type="float">
            <text:p>2.0</text:p>
          </table:table-cell>
          <table:table-cell office:string-value="German Shepherd " office:value-type="string">
            <text:p>German Shepherd </text:p>
          </table:table-cell>
        </table:table-row>
        <table:table-row>
          <table:table-cell office:string-value="Sun Jul 21 18:45:51 EDT 2019" office:value-type="string">
            <text:p>Sun Jul 21 18:45:51 EDT 2019</text:p>
          </table:table-cell>
          <table:table-cell office:string-value="Dog" office:value-type="string">
            <text:p>Dog</text:p>
          </table:table-cell>
          <table:table-cell office:string-value="Dougie McFly" office:value-type="string">
            <text:p>Dougie McFly</text:p>
          </table:table-cell>
          <table:table-cell office:string-value="Dougie" office:value-type="string">
            <text:p>Dougie</text:p>
          </table:table-cell>
          <table:table-cell office:value="11.0" office:value-type="float">
            <text:p>11.0</text:p>
          </table:table-cell>
          <table:table-cell office:string-value="Cairn Terrier " office:value-type="string">
            <text:p>Cairn Terrier </text:p>
          </table:table-cell>
        </table:table-row>
        <table:table-row>
          <table:table-cell office:string-value="Sun Jul 21 18:45:56 EDT 2019" office:value-type="string">
            <text:p>Sun Jul 21 18:45:56 EDT 2019</text:p>
          </table:table-cell>
          <table:table-cell office:string-value="Dog" office:value-type="string">
            <text:p>Dog</text:p>
          </table:table-cell>
          <table:table-cell office:string-value="RileyRoo" office:value-type="string">
            <text:p>RileyRoo</text:p>
          </table:table-cell>
          <table:table-cell office:string-value="Riley" office:value-type="string">
            <text:p>Riley</text:p>
          </table:table-cell>
          <table:table-cell office:value="2.0" office:value-type="float">
            <text:p>2.0</text:p>
          </table:table-cell>
          <table:table-cell office:string-value="Mutt" office:value-type="string">
            <text:p>Mutt</text:p>
          </table:table-cell>
        </table:table-row>
        <table:table-row>
          <table:table-cell office:string-value="Sun Jul 21 18:46:04 EDT 2019" office:value-type="string">
            <text:p>Sun Jul 21 18:46:04 EDT 2019</text:p>
          </table:table-cell>
          <table:table-cell office:string-value="Dog" office:value-type="string">
            <text:p>Dog</text:p>
          </table:table-cell>
          <table:table-cell office:string-value="Dobby" office:value-type="string">
            <text:p>Dobby</text:p>
          </table:table-cell>
          <table:table-cell office:string-value="Boober " office:value-type="string">
            <text:p>Boober </text:p>
          </table:table-cell>
          <table:table-cell office:value="4.0" office:value-type="float">
            <text:p>4.0</text:p>
          </table:table-cell>
          <table:table-cell office:string-value="Pembroke welsh corgi" office:value-type="string">
            <text:p>Pembroke welsh corgi</text:p>
          </table:table-cell>
        </table:table-row>
        <table:table-row>
          <table:table-cell office:string-value="Sun Jul 21 18:46:11 EDT 2019" office:value-type="string">
            <text:p>Sun Jul 21 18:46:11 EDT 2019</text:p>
          </table:table-cell>
          <table:table-cell office:string-value="Cat" office:value-type="string">
            <text:p>Cat</text:p>
          </table:table-cell>
          <table:table-cell office:string-value="Sir Edward Julius Robert Kittybutt III" office:value-type="string">
            <text:p>Sir Edward Julius Robert Kittybutt III</text:p>
          </table:table-cell>
          <table:table-cell office:string-value="Eddie" office:value-type="string">
            <text:p>Eddie</text:p>
          </table:table-cell>
          <table:table-cell office:value="16.0" office:value-type="float">
            <text:p>16.0</text:p>
          </table:table-cell>
          <table:table-cell office:string-value="Tiger cat" office:value-type="string">
            <text:p>Tiger cat</text:p>
          </table:table-cell>
        </table:table-row>
        <table:table-row>
          <table:table-cell office:string-value="Sun Jul 21 18:46:37 EDT 2019" office:value-type="string">
            <text:p>Sun Jul 21 18:46:37 EDT 2019</text:p>
          </table:table-cell>
          <table:table-cell office:string-value="Gold Fish" office:value-type="string">
            <text:p>Gold Fish</text:p>
          </table:table-cell>
          <table:table-cell office:string-value="Chu-chu" office:value-type="string">
            <text:p>Chu-chu</text:p>
          </table:table-cell>
          <table:table-cell office:string-value="Chu-chu" office:value-type="string">
            <text:p>Chu-chu</text:p>
          </table:table-cell>
          <table:table-cell office:string-value="I think they were 11 when they passed " office:value-type="string">
            <text:p>I think they were 11 when they passed </text:p>
          </table:table-cell>
          <table:table-cell office:string-value="Ranchu" office:value-type="string">
            <text:p>Ranchu</text:p>
          </table:table-cell>
        </table:table-row>
        <table:table-row>
          <table:table-cell office:string-value="Sun Jul 21 18:47:06 EDT 2019" office:value-type="string">
            <text:p>Sun Jul 21 18:47:06 EDT 2019</text:p>
          </table:table-cell>
          <table:table-cell office:string-value="Dog" office:value-type="string">
            <text:p>Dog</text:p>
          </table:table-cell>
          <table:table-cell office:string-value="Lando" office:value-type="string">
            <text:p>Lando</text:p>
          </table:table-cell>
          <table:table-cell office:string-value="Lando" office:value-type="string">
            <text:p>Lando</text:p>
          </table:table-cell>
          <table:table-cell office:value="5.0" office:value-type="float">
            <text:p>5.0</text:p>
          </table:table-cell>
          <table:table-cell office:string-value="Bernese Mountain Dog" office:value-type="string">
            <text:p>Bernese Mountain Dog</text:p>
          </table:table-cell>
        </table:table-row>
        <table:table-row>
          <table:table-cell office:string-value="Sun Jul 21 18:47:16 EDT 2019" office:value-type="string">
            <text:p>Sun Jul 21 18:47:16 EDT 2019</text:p>
          </table:table-cell>
          <table:table-cell office:string-value="Dog" office:value-type="string">
            <text:p>Dog</text:p>
          </table:table-cell>
          <table:table-cell office:string-value="Tucker Paul" office:value-type="string">
            <text:p>Tucker Paul</text:p>
          </table:table-cell>
          <table:table-cell office:string-value="Tuck Tuck" office:value-type="string">
            <text:p>Tuck Tuck</text:p>
          </table:table-cell>
          <table:table-cell office:value="6.0" office:value-type="float">
            <text:p>6.0</text:p>
          </table:table-cell>
          <table:table-cell office:string-value="Pitbull " office:value-type="string">
            <text:p>Pitbull </text:p>
          </table:table-cell>
        </table:table-row>
        <table:table-row>
          <table:table-cell office:string-value="Sun Jul 21 18:47:56 EDT 2019" office:value-type="string">
            <text:p>Sun Jul 21 18:47:56 EDT 2019</text:p>
          </table:table-cell>
          <table:table-cell office:string-value="Dog" office:value-type="string">
            <text:p>Dog</text:p>
          </table:table-cell>
          <table:table-cell office:string-value="Schnitzel Von Krumm" office:value-type="string">
            <text:p>Schnitzel Von Krumm</text:p>
          </table:table-cell>
          <table:table-cell office:string-value="Ninnel" office:value-type="string">
            <text:p>Ninnel</text:p>
          </table:table-cell>
          <table:table-cell office:value="11.0" office:value-type="float">
            <text:p>11.0</text:p>
          </table:table-cell>
          <table:table-cell office:string-value="Miniature dachshund " office:value-type="string">
            <text:p>Miniature dachshund </text:p>
          </table:table-cell>
        </table:table-row>
        <table:table-row>
          <table:table-cell office:string-value="Sun Jul 21 18:48:09 EDT 2019" office:value-type="string">
            <text:p>Sun Jul 21 18:48:09 EDT 2019</text:p>
          </table:table-cell>
          <table:table-cell office:string-value="Dog" office:value-type="string">
            <text:p>Dog</text:p>
          </table:table-cell>
          <table:table-cell office:string-value="Wrigley" office:value-type="string">
            <text:p>Wrigley</text:p>
          </table:table-cell>
          <table:table-cell office:string-value="Wriglry pigley" office:value-type="string">
            <text:p>Wriglry pigley</text:p>
          </table:table-cell>
          <table:table-cell office:value="13.0" office:value-type="float">
            <text:p>13.0</text:p>
          </table:table-cell>
          <table:table-cell office:string-value="Beagle" office:value-type="string">
            <text:p>Beagle</text:p>
          </table:table-cell>
        </table:table-row>
        <table:table-row>
          <table:table-cell office:string-value="Sun Jul 21 18:48:39 EDT 2019" office:value-type="string">
            <text:p>Sun Jul 21 18:48:39 EDT 2019</text:p>
          </table:table-cell>
          <table:table-cell office:string-value="Dog" office:value-type="string">
            <text:p>Dog</text:p>
          </table:table-cell>
          <table:table-cell office:string-value="Wally" office:value-type="string">
            <text:p>Wally</text:p>
          </table:table-cell>
          <table:table-cell office:string-value="Wal" office:value-type="string">
            <text:p>Wal</text:p>
          </table:table-cell>
          <table:table-cell office:string-value="4 months" office:value-type="string">
            <text:p>4 months</text:p>
          </table:table-cell>
          <table:table-cell office:string-value="Golden Retriever " office:value-type="string">
            <text:p>Golden Retriever </text:p>
          </table:table-cell>
        </table:table-row>
        <table:table-row>
          <table:table-cell office:string-value="Sun Jul 21 18:48:55 EDT 2019" office:value-type="string">
            <text:p>Sun Jul 21 18:48:55 EDT 2019</text:p>
          </table:table-cell>
          <table:table-cell office:string-value="Dog" office:value-type="string">
            <text:p>Dog</text:p>
          </table:table-cell>
          <table:table-cell office:string-value="Snickers" office:value-type="string">
            <text:p>Snickers</text:p>
          </table:table-cell>
          <table:table-cell office:string-value="Doodle " office:value-type="string">
            <text:p>Doodle </text:p>
          </table:table-cell>
          <table:table-cell office:value="11.0" office:value-type="float">
            <text:p>11.0</text:p>
          </table:table-cell>
          <table:table-cell office:string-value="Beagle " office:value-type="string">
            <text:p>Beagle </text:p>
          </table:table-cell>
        </table:table-row>
        <table:table-row>
          <table:table-cell office:string-value="Sun Jul 21 18:49:14 EDT 2019" office:value-type="string">
            <text:p>Sun Jul 21 18:49:14 EDT 2019</text:p>
          </table:table-cell>
          <table:table-cell office:string-value="Dog" office:value-type="string">
            <text:p>Dog</text:p>
          </table:table-cell>
          <table:table-cell office:string-value="Charlie" office:value-type="string">
            <text:p>Charlie</text:p>
          </table:table-cell>
          <table:table-cell office:string-value="Charlie" office:value-type="string">
            <text:p>Charlie</text:p>
          </table:table-cell>
          <table:table-cell office:value="9.0" office:value-type="float">
            <text:p>9.0</text:p>
          </table:table-cell>
          <table:table-cell office:string-value="Cockapoo" office:value-type="string">
            <text:p>Cockapoo</text:p>
          </table:table-cell>
        </table:table-row>
        <table:table-row>
          <table:table-cell office:string-value="Sun Jul 21 18:49:15 EDT 2019" office:value-type="string">
            <text:p>Sun Jul 21 18:49:15 EDT 2019</text:p>
          </table:table-cell>
          <table:table-cell office:string-value="Dog" office:value-type="string">
            <text:p>Dog</text:p>
          </table:table-cell>
          <table:table-cell office:string-value="Pepper" office:value-type="string">
            <text:p>Pepper</text:p>
          </table:table-cell>
          <table:table-cell office:string-value="Pep" office:value-type="string">
            <text:p>Pep</text:p>
          </table:table-cell>
          <table:table-cell office:string-value="9.5 months" office:value-type="string">
            <text:p>9.5 months</text:p>
          </table:table-cell>
          <table:table-cell office:string-value="Cocker Spaniel" office:value-type="string">
            <text:p>Cocker Spaniel</text:p>
          </table:table-cell>
        </table:table-row>
        <table:table-row>
          <table:table-cell office:string-value="Sun Jul 21 18:49:16 EDT 2019" office:value-type="string">
            <text:p>Sun Jul 21 18:49:16 EDT 2019</text:p>
          </table:table-cell>
          <table:table-cell office:string-value="Dog" office:value-type="string">
            <text:p>Dog</text:p>
          </table:table-cell>
          <table:table-cell office:string-value="Brownie" office:value-type="string">
            <text:p>Brownie</text:p>
          </table:table-cell>
          <table:table-cell office:string-value="Brownie " office:value-type="string">
            <text:p>Brownie </text:p>
          </table:table-cell>
          <table:table-cell office:value="13.0" office:value-type="float">
            <text:p>13.0</text:p>
          </table:table-cell>
          <table:table-cell office:string-value="Beagle" office:value-type="string">
            <text:p>Beagle</text:p>
          </table:table-cell>
        </table:table-row>
        <table:table-row>
          <table:table-cell office:string-value="Sun Jul 21 18:49:31 EDT 2019" office:value-type="string">
            <text:p>Sun Jul 21 18:49:31 EDT 2019</text:p>
          </table:table-cell>
          <table:table-cell office:string-value="Cat" office:value-type="string">
            <text:p>Cat</text:p>
          </table:table-cell>
          <table:table-cell office:string-value="Maow" office:value-type="string">
            <text:p>Maow</text:p>
          </table:table-cell>
          <table:table-cell office:string-value="Kitkat" office:value-type="string">
            <text:p>Kitkat</text:p>
          </table:table-cell>
          <table:table-cell office:value="14.0" office:value-type="float">
            <text:p>14.0</text:p>
          </table:table-cell>
          <table:table-cell/>
        </table:table-row>
        <table:table-row>
          <table:table-cell office:string-value="Sun Jul 21 18:49:35 EDT 2019" office:value-type="string">
            <text:p>Sun Jul 21 18:49:35 EDT 2019</text:p>
          </table:table-cell>
          <table:table-cell office:string-value="Dog" office:value-type="string">
            <text:p>Dog</text:p>
          </table:table-cell>
          <table:table-cell office:string-value="Echo" office:value-type="string">
            <text:p>Echo</text:p>
          </table:table-cell>
          <table:table-cell office:string-value="Beck" office:value-type="string">
            <text:p>Beck</text:p>
          </table:table-cell>
          <table:table-cell office:value="3.0" office:value-type="float">
            <text:p>3.0</text:p>
          </table:table-cell>
          <table:table-cell office:string-value="Corgi mix " office:value-type="string">
            <text:p>Corgi mix </text:p>
          </table:table-cell>
        </table:table-row>
        <table:table-row>
          <table:table-cell office:string-value="Sun Jul 21 18:49:52 EDT 2019" office:value-type="string">
            <text:p>Sun Jul 21 18:49:52 EDT 2019</text:p>
          </table:table-cell>
          <table:table-cell office:string-value="Dog" office:value-type="string">
            <text:p>Dog</text:p>
          </table:table-cell>
          <table:table-cell office:string-value="Banky" office:value-type="string">
            <text:p>Banky</text:p>
          </table:table-cell>
          <table:table-cell office:string-value="Banky" office:value-type="string">
            <text:p>Banky</text:p>
          </table:table-cell>
          <table:table-cell office:value="10.0" office:value-type="float">
            <text:p>10.0</text:p>
          </table:table-cell>
          <table:table-cell office:string-value="Basset hound" office:value-type="string">
            <text:p>Basset hound</text:p>
          </table:table-cell>
        </table:table-row>
        <table:table-row>
          <table:table-cell office:string-value="Sun Jul 21 18:49:55 EDT 2019" office:value-type="string">
            <text:p>Sun Jul 21 18:49:55 EDT 2019</text:p>
          </table:table-cell>
          <table:table-cell office:string-value="Dog" office:value-type="string">
            <text:p>Dog</text:p>
          </table:table-cell>
          <table:table-cell office:string-value="Koda" office:value-type="string">
            <text:p>Koda</text:p>
          </table:table-cell>
          <table:table-cell office:string-value="Koda" office:value-type="string">
            <text:p>Koda</text:p>
          </table:table-cell>
          <table:table-cell office:value="6.0" office:value-type="float">
            <text:p>6.0</text:p>
          </table:table-cell>
          <table:table-cell office:string-value="Chihuahua" office:value-type="string">
            <text:p>Chihuahua</text:p>
          </table:table-cell>
        </table:table-row>
        <table:table-row>
          <table:table-cell office:string-value="Sun Jul 21 18:50:09 EDT 2019" office:value-type="string">
            <text:p>Sun Jul 21 18:50:09 EDT 2019</text:p>
          </table:table-cell>
          <table:table-cell office:string-value="Dog" office:value-type="string">
            <text:p>Dog</text:p>
          </table:table-cell>
          <table:table-cell office:string-value="Clifford" office:value-type="string">
            <text:p>Clifford</text:p>
          </table:table-cell>
          <table:table-cell office:string-value="Cliff" office:value-type="string">
            <text:p>Cliff</text:p>
          </table:table-cell>
          <table:table-cell office:value="6.0" office:value-type="float">
            <text:p>6.0</text:p>
          </table:table-cell>
          <table:table-cell office:string-value="Labrador Mix" office:value-type="string">
            <text:p>Labrador Mix</text:p>
          </table:table-cell>
        </table:table-row>
        <table:table-row>
          <table:table-cell office:string-value="Sun Jul 21 18:50:11 EDT 2019" office:value-type="string">
            <text:p>Sun Jul 21 18:50:11 EDT 2019</text:p>
          </table:table-cell>
          <table:table-cell office:string-value="Dog" office:value-type="string">
            <text:p>Dog</text:p>
          </table:table-cell>
          <table:table-cell office:string-value="Coco" office:value-type="string">
            <text:p>Coco</text:p>
          </table:table-cell>
          <table:table-cell office:string-value="Coco Bear" office:value-type="string">
            <text:p>Coco Bear</text:p>
          </table:table-cell>
          <table:table-cell office:value="7.0" office:value-type="float">
            <text:p>7.0</text:p>
          </table:table-cell>
          <table:table-cell office:string-value="Morkie (Maltese/Yorkie)" office:value-type="string">
            <text:p>Morkie (Maltese/Yorkie)</text:p>
          </table:table-cell>
        </table:table-row>
        <table:table-row>
          <table:table-cell office:string-value="Sun Jul 21 18:50:15 EDT 2019" office:value-type="string">
            <text:p>Sun Jul 21 18:50:15 EDT 2019</text:p>
          </table:table-cell>
          <table:table-cell office:string-value="Dog" office:value-type="string">
            <text:p>Dog</text:p>
          </table:table-cell>
          <table:table-cell office:string-value="Charlie " office:value-type="string">
            <text:p>Charlie </text:p>
          </table:table-cell>
          <table:table-cell office:string-value="Charlie" office:value-type="string">
            <text:p>Charlie</text:p>
          </table:table-cell>
          <table:table-cell office:value="8.0" office:value-type="float">
            <text:p>8.0</text:p>
          </table:table-cell>
          <table:table-cell office:string-value="Pitbull" office:value-type="string">
            <text:p>Pitbull</text:p>
          </table:table-cell>
        </table:table-row>
        <table:table-row>
          <table:table-cell office:string-value="Sun Jul 21 18:50:20 EDT 2019" office:value-type="string">
            <text:p>Sun Jul 21 18:50:20 EDT 2019</text:p>
          </table:table-cell>
          <table:table-cell office:string-value="Dog" office:value-type="string">
            <text:p>Dog</text:p>
          </table:table-cell>
          <table:table-cell office:string-value="Mojo" office:value-type="string">
            <text:p>Mojo</text:p>
          </table:table-cell>
          <table:table-cell office:string-value="Moj" office:value-type="string">
            <text:p>Moj</text:p>
          </table:table-cell>
          <table:table-cell office:value="5.0" office:value-type="float">
            <text:p>5.0</text:p>
          </table:table-cell>
          <table:table-cell office:string-value="Chiweenie" office:value-type="string">
            <text:p>Chiweenie</text:p>
          </table:table-cell>
        </table:table-row>
        <table:table-row>
          <table:table-cell office:string-value="Sun Jul 21 18:50:27 EDT 2019" office:value-type="string">
            <text:p>Sun Jul 21 18:50:27 EDT 2019</text:p>
          </table:table-cell>
          <table:table-cell office:string-value="Horse" office:value-type="string">
            <text:p>Horse</text:p>
          </table:table-cell>
          <table:table-cell office:string-value="Wizarding Wonder" office:value-type="string">
            <text:p>Wizarding Wonder</text:p>
          </table:table-cell>
          <table:table-cell office:string-value="Wizwo" office:value-type="string">
            <text:p>Wizwo</text:p>
          </table:table-cell>
          <table:table-cell office:value="12.0" office:value-type="float">
            <text:p>12.0</text:p>
          </table:table-cell>
          <table:table-cell office:string-value="Shire x TB" office:value-type="string">
            <text:p>Shire x TB</text:p>
          </table:table-cell>
        </table:table-row>
        <table:table-row>
          <table:table-cell office:string-value="Sun Jul 21 18:50:40 EDT 2019" office:value-type="string">
            <text:p>Sun Jul 21 18:50:40 EDT 2019</text:p>
          </table:table-cell>
          <table:table-cell office:string-value="Dog" office:value-type="string">
            <text:p>Dog</text:p>
          </table:table-cell>
          <table:table-cell office:string-value="Hank" office:value-type="string">
            <text:p>Hank</text:p>
          </table:table-cell>
          <table:table-cell office:string-value="Hank" office:value-type="string">
            <text:p>Hank</text:p>
          </table:table-cell>
          <table:table-cell office:string-value="2?" office:value-type="string">
            <text:p>2?</text:p>
          </table:table-cell>
          <table:table-cell office:string-value="Boxer mix " office:value-type="string">
            <text:p>Boxer mix </text:p>
          </table:table-cell>
        </table:table-row>
        <table:table-row>
          <table:table-cell office:string-value="Sun Jul 21 18:51:00 EDT 2019" office:value-type="string">
            <text:p>Sun Jul 21 18:51:00 EDT 2019</text:p>
          </table:table-cell>
          <table:table-cell office:string-value="Horse" office:value-type="string">
            <text:p>Horse</text:p>
          </table:table-cell>
          <table:table-cell office:string-value="Thunderhawk" office:value-type="string">
            <text:p>Thunderhawk</text:p>
          </table:table-cell>
          <table:table-cell office:string-value="Thunder" office:value-type="string">
            <text:p>Thunder</text:p>
          </table:table-cell>
          <table:table-cell office:value="21.0" office:value-type="float">
            <text:p>21.0</text:p>
          </table:table-cell>
          <table:table-cell office:string-value="Spanish mustang " office:value-type="string">
            <text:p>Spanish mustang </text:p>
          </table:table-cell>
        </table:table-row>
        <table:table-row>
          <table:table-cell office:string-value="Sun Jul 21 18:51:11 EDT 2019" office:value-type="string">
            <text:p>Sun Jul 21 18:51:11 EDT 2019</text:p>
          </table:table-cell>
          <table:table-cell office:string-value="Dog" office:value-type="string">
            <text:p>Dog</text:p>
          </table:table-cell>
          <table:table-cell office:string-value="Sebastian " office:value-type="string">
            <text:p>Sebastian </text:p>
          </table:table-cell>
          <table:table-cell office:string-value="Fritz" office:value-type="string">
            <text:p>Fritz</text:p>
          </table:table-cell>
          <table:table-cell office:value="15.0" office:value-type="float">
            <text:p>15.0</text:p>
          </table:table-cell>
          <table:table-cell office:string-value="Italian greyhound and jack russell " office:value-type="string">
            <text:p>Italian greyhound and jack russell </text:p>
          </table:table-cell>
        </table:table-row>
        <table:table-row>
          <table:table-cell office:string-value="Sun Jul 21 18:51:22 EDT 2019" office:value-type="string">
            <text:p>Sun Jul 21 18:51:22 EDT 2019</text:p>
          </table:table-cell>
          <table:table-cell office:string-value="Horse" office:value-type="string">
            <text:p>Horse</text:p>
          </table:table-cell>
          <table:table-cell office:string-value="Cielo" office:value-type="string">
            <text:p>Cielo</text:p>
          </table:table-cell>
          <table:table-cell office:string-value="Piglet " office:value-type="string">
            <text:p>Piglet </text:p>
          </table:table-cell>
          <table:table-cell office:value="4.0" office:value-type="float">
            <text:p>4.0</text:p>
          </table:table-cell>
          <table:table-cell/>
        </table:table-row>
        <table:table-row>
          <table:table-cell office:string-value="Sun Jul 21 18:51:37 EDT 2019" office:value-type="string">
            <text:p>Sun Jul 21 18:51:37 EDT 2019</text:p>
          </table:table-cell>
          <table:table-cell office:string-value="Cat" office:value-type="string">
            <text:p>Cat</text:p>
          </table:table-cell>
          <table:table-cell office:string-value="Bebop Vincent" office:value-type="string">
            <text:p>Bebop Vincent</text:p>
          </table:table-cell>
          <table:table-cell office:string-value="Beebs" office:value-type="string">
            <text:p>Beebs</text:p>
          </table:table-cell>
          <table:table-cell office:value="5.0" office:value-type="float">
            <text:p>5.0</text:p>
          </table:table-cell>
          <table:table-cell office:string-value="Domestic short hair" office:value-type="string">
            <text:p>Domestic short hair</text:p>
          </table:table-cell>
        </table:table-row>
        <table:table-row>
          <table:table-cell office:string-value="Sun Jul 21 18:51:49 EDT 2019" office:value-type="string">
            <text:p>Sun Jul 21 18:51:49 EDT 2019</text:p>
          </table:table-cell>
          <table:table-cell office:string-value="Horse" office:value-type="string">
            <text:p>Horse</text:p>
          </table:table-cell>
          <table:table-cell office:string-value="Thalia" office:value-type="string">
            <text:p>Thalia</text:p>
          </table:table-cell>
          <table:table-cell office:string-value="Thalia" office:value-type="string">
            <text:p>Thalia</text:p>
          </table:table-cell>
          <table:table-cell office:value="4.0" office:value-type="float">
            <text:p>4.0</text:p>
          </table:table-cell>
          <table:table-cell/>
        </table:table-row>
        <table:table-row>
          <table:table-cell office:string-value="Sun Jul 21 18:52:08 EDT 2019" office:value-type="string">
            <text:p>Sun Jul 21 18:52:08 EDT 2019</text:p>
          </table:table-cell>
          <table:table-cell office:string-value="Horse" office:value-type="string">
            <text:p>Horse</text:p>
          </table:table-cell>
          <table:table-cell office:string-value="Morganna la Fey" office:value-type="string">
            <text:p>Morganna la Fey</text:p>
          </table:table-cell>
          <table:table-cell office:string-value="Morganna" office:value-type="string">
            <text:p>Morganna</text:p>
          </table:table-cell>
          <table:table-cell office:value="15.0" office:value-type="float">
            <text:p>15.0</text:p>
          </table:table-cell>
          <table:table-cell/>
        </table:table-row>
        <table:table-row>
          <table:table-cell office:string-value="Sun Jul 21 18:52:12 EDT 2019" office:value-type="string">
            <text:p>Sun Jul 21 18:52:12 EDT 2019</text:p>
          </table:table-cell>
          <table:table-cell office:string-value="Cat" office:value-type="string">
            <text:p>Cat</text:p>
          </table:table-cell>
          <table:table-cell office:string-value="Maja" office:value-type="string">
            <text:p>Maja</text:p>
          </table:table-cell>
          <table:table-cell office:string-value="Maja" office:value-type="string">
            <text:p>Maja</text:p>
          </table:table-cell>
          <table:table-cell office:value="14.0" office:value-type="float">
            <text:p>14.0</text:p>
          </table:table-cell>
          <table:table-cell office:string-value="Grey" office:value-type="string">
            <text:p>Grey</text:p>
          </table:table-cell>
        </table:table-row>
        <table:table-row>
          <table:table-cell office:string-value="Sun Jul 21 18:52:13 EDT 2019" office:value-type="string">
            <text:p>Sun Jul 21 18:52:13 EDT 2019</text:p>
          </table:table-cell>
          <table:table-cell office:string-value="Dog" office:value-type="string">
            <text:p>Dog</text:p>
          </table:table-cell>
          <table:table-cell office:string-value="Hank" office:value-type="string">
            <text:p>Hank</text:p>
          </table:table-cell>
          <table:table-cell office:string-value="Hanky" office:value-type="string">
            <text:p>Hanky</text:p>
          </table:table-cell>
          <table:table-cell office:value="2.0" office:value-type="float">
            <text:p>2.0</text:p>
          </table:table-cell>
          <table:table-cell office:string-value="Yellow lab" office:value-type="string">
            <text:p>Yellow lab</text:p>
          </table:table-cell>
        </table:table-row>
        <table:table-row>
          <table:table-cell office:string-value="Sun Jul 21 18:52:28 EDT 2019" office:value-type="string">
            <text:p>Sun Jul 21 18:52:28 EDT 2019</text:p>
          </table:table-cell>
          <table:table-cell office:string-value="Dog" office:value-type="string">
            <text:p>Dog</text:p>
          </table:table-cell>
          <table:table-cell office:string-value="Ella" office:value-type="string">
            <text:p>Ella</text:p>
          </table:table-cell>
          <table:table-cell office:string-value="Ells Bells" office:value-type="string">
            <text:p>Ells Bells</text:p>
          </table:table-cell>
          <table:table-cell office:value="14.5" office:value-type="float">
            <text:p>14.5</text:p>
          </table:table-cell>
          <table:table-cell office:string-value="Cocker Spaniel" office:value-type="string">
            <text:p>Cocker Spaniel</text:p>
          </table:table-cell>
        </table:table-row>
        <table:table-row>
          <table:table-cell office:string-value="Sun Jul 21 18:52:30 EDT 2019" office:value-type="string">
            <text:p>Sun Jul 21 18:52:30 EDT 2019</text:p>
          </table:table-cell>
          <table:table-cell office:string-value="Dog" office:value-type="string">
            <text:p>Dog</text:p>
          </table:table-cell>
          <table:table-cell office:string-value="Frappuccino" office:value-type="string">
            <text:p>Frappuccino</text:p>
          </table:table-cell>
          <table:table-cell office:string-value="Frappie" office:value-type="string">
            <text:p>Frappie</text:p>
          </table:table-cell>
          <table:table-cell office:value="7.0" office:value-type="float">
            <text:p>7.0</text:p>
          </table:table-cell>
          <table:table-cell office:string-value="Labradoodle" office:value-type="string">
            <text:p>Labradoodle</text:p>
          </table:table-cell>
        </table:table-row>
        <table:table-row>
          <table:table-cell office:string-value="Sun Jul 21 18:52:35 EDT 2019" office:value-type="string">
            <text:p>Sun Jul 21 18:52:35 EDT 2019</text:p>
          </table:table-cell>
          <table:table-cell office:string-value="Horse" office:value-type="string">
            <text:p>Horse</text:p>
          </table:table-cell>
          <table:table-cell office:string-value="Texas Pony Smoke" office:value-type="string">
            <text:p>Texas Pony Smoke</text:p>
          </table:table-cell>
          <table:table-cell office:string-value="Monster" office:value-type="string">
            <text:p>Monster</text:p>
          </table:table-cell>
          <table:table-cell office:value="2.0" office:value-type="float">
            <text:p>2.0</text:p>
          </table:table-cell>
          <table:table-cell/>
        </table:table-row>
        <table:table-row>
          <table:table-cell office:string-value="Sun Jul 21 18:52:40 EDT 2019" office:value-type="string">
            <text:p>Sun Jul 21 18:52:40 EDT 2019</text:p>
          </table:table-cell>
          <table:table-cell office:string-value="Dog" office:value-type="string">
            <text:p>Dog</text:p>
          </table:table-cell>
          <table:table-cell office:string-value="Gracie" office:value-type="string">
            <text:p>Gracie</text:p>
          </table:table-cell>
          <table:table-cell office:string-value="Grace" office:value-type="string">
            <text:p>Grace</text:p>
          </table:table-cell>
          <table:table-cell office:value="12.0" office:value-type="float">
            <text:p>12.0</text:p>
          </table:table-cell>
          <table:table-cell office:string-value="Shitz zu" office:value-type="string">
            <text:p>Shitz zu</text:p>
          </table:table-cell>
        </table:table-row>
        <table:table-row>
          <table:table-cell office:string-value="Sun Jul 21 18:52:53 EDT 2019" office:value-type="string">
            <text:p>Sun Jul 21 18:52:53 EDT 2019</text:p>
          </table:table-cell>
          <table:table-cell office:string-value="Horse" office:value-type="string">
            <text:p>Horse</text:p>
          </table:table-cell>
          <table:table-cell office:string-value="Khan" office:value-type="string">
            <text:p>Khan</text:p>
          </table:table-cell>
          <table:table-cell office:string-value="Khan" office:value-type="string">
            <text:p>Khan</text:p>
          </table:table-cell>
          <table:table-cell office:value="3.0" office:value-type="float">
            <text:p>3.0</text:p>
          </table:table-cell>
          <table:table-cell office:string-value="Spanish mustang " office:value-type="string">
            <text:p>Spanish mustang </text:p>
          </table:table-cell>
        </table:table-row>
        <table:table-row>
          <table:table-cell office:string-value="Sun Jul 21 18:52:57 EDT 2019" office:value-type="string">
            <text:p>Sun Jul 21 18:52:57 EDT 2019</text:p>
          </table:table-cell>
          <table:table-cell office:string-value="Dog" office:value-type="string">
            <text:p>Dog</text:p>
          </table:table-cell>
          <table:table-cell office:string-value="Phoebe" office:value-type="string">
            <text:p>Phoebe</text:p>
          </table:table-cell>
          <table:table-cell office:string-value="Phoebe" office:value-type="string">
            <text:p>Phoebe</text:p>
          </table:table-cell>
          <table:table-cell office:value="2.0" office:value-type="float">
            <text:p>2.0</text:p>
          </table:table-cell>
          <table:table-cell office:string-value="Goldendoodle " office:value-type="string">
            <text:p>Goldendoodle </text:p>
          </table:table-cell>
        </table:table-row>
        <table:table-row>
          <table:table-cell office:string-value="Sun Jul 21 18:53:03 EDT 2019" office:value-type="string">
            <text:p>Sun Jul 21 18:53:03 EDT 2019</text:p>
          </table:table-cell>
          <table:table-cell office:string-value="Dog" office:value-type="string">
            <text:p>Dog</text:p>
          </table:table-cell>
          <table:table-cell office:string-value="Uma Strawn McGuire" office:value-type="string">
            <text:p>Uma Strawn McGuire</text:p>
          </table:table-cell>
          <table:table-cell office:string-value="Uma" office:value-type="string">
            <text:p>Uma</text:p>
          </table:table-cell>
          <table:table-cell office:value="4.0" office:value-type="float">
            <text:p>4.0</text:p>
          </table:table-cell>
          <table:table-cell office:string-value="Golden mix " office:value-type="string">
            <text:p>Golden mix </text:p>
          </table:table-cell>
        </table:table-row>
        <table:table-row>
          <table:table-cell office:string-value="Sun Jul 21 18:53:06 EDT 2019" office:value-type="string">
            <text:p>Sun Jul 21 18:53:06 EDT 2019</text:p>
          </table:table-cell>
          <table:table-cell office:string-value="Dog" office:value-type="string">
            <text:p>Dog</text:p>
          </table:table-cell>
          <table:table-cell office:string-value="Buster" office:value-type="string">
            <text:p>Buster</text:p>
          </table:table-cell>
          <table:table-cell office:string-value="Boop squared" office:value-type="string">
            <text:p>Boop squared</text:p>
          </table:table-cell>
          <table:table-cell office:string-value="13ish" office:value-type="string">
            <text:p>13ish</text:p>
          </table:table-cell>
          <table:table-cell office:string-value="Terrierist" office:value-type="string">
            <text:p>Terrierist</text:p>
          </table:table-cell>
        </table:table-row>
        <table:table-row>
          <table:table-cell office:string-value="Sun Jul 21 18:53:11 EDT 2019" office:value-type="string">
            <text:p>Sun Jul 21 18:53:11 EDT 2019</text:p>
          </table:table-cell>
          <table:table-cell office:string-value="Horse" office:value-type="string">
            <text:p>Horse</text:p>
          </table:table-cell>
          <table:table-cell office:string-value="Reno" office:value-type="string">
            <text:p>Reno</text:p>
          </table:table-cell>
          <table:table-cell office:string-value="Reno" office:value-type="string">
            <text:p>Reno</text:p>
          </table:table-cell>
          <table:table-cell office:string-value="?" office:value-type="string">
            <text:p>?</text:p>
          </table:table-cell>
          <table:table-cell/>
        </table:table-row>
        <table:table-row>
          <table:table-cell office:string-value="Sun Jul 21 18:53:19 EDT 2019" office:value-type="string">
            <text:p>Sun Jul 21 18:53:19 EDT 2019</text:p>
          </table:table-cell>
          <table:table-cell office:string-value="Cat" office:value-type="string">
            <text:p>Cat</text:p>
          </table:table-cell>
          <table:table-cell office:string-value="Sketchy Missouri" office:value-type="string">
            <text:p>Sketchy Missouri</text:p>
          </table:table-cell>
          <table:table-cell office:string-value="Sketchy" office:value-type="string">
            <text:p>Sketchy</text:p>
          </table:table-cell>
          <table:table-cell office:value="12.0" office:value-type="float">
            <text:p>12.0</text:p>
          </table:table-cell>
          <table:table-cell office:string-value="Tortoiseshell" office:value-type="string">
            <text:p>Tortoiseshell</text:p>
          </table:table-cell>
        </table:table-row>
        <table:table-row>
          <table:table-cell office:string-value="Sun Jul 21 18:53:21 EDT 2019" office:value-type="string">
            <text:p>Sun Jul 21 18:53:21 EDT 2019</text:p>
          </table:table-cell>
          <table:table-cell office:string-value="Dog" office:value-type="string">
            <text:p>Dog</text:p>
          </table:table-cell>
          <table:table-cell office:string-value="Eva Marie" office:value-type="string">
            <text:p>Eva Marie</text:p>
          </table:table-cell>
          <table:table-cell office:string-value="Eva" office:value-type="string">
            <text:p>Eva</text:p>
          </table:table-cell>
          <table:table-cell office:value="3.0" office:value-type="float">
            <text:p>3.0</text:p>
          </table:table-cell>
          <table:table-cell office:string-value="Chihuahua " office:value-type="string">
            <text:p>Chihuahua </text:p>
          </table:table-cell>
        </table:table-row>
        <table:table-row>
          <table:table-cell office:string-value="Sun Jul 21 18:53:26 EDT 2019" office:value-type="string">
            <text:p>Sun Jul 21 18:53:26 EDT 2019</text:p>
          </table:table-cell>
          <table:table-cell office:string-value="Horse" office:value-type="string">
            <text:p>Horse</text:p>
          </table:table-cell>
          <table:table-cell office:string-value="Boogieman" office:value-type="string">
            <text:p>Boogieman</text:p>
          </table:table-cell>
          <table:table-cell office:string-value="Boogie" office:value-type="string">
            <text:p>Boogie</text:p>
          </table:table-cell>
          <table:table-cell office:value="5.0" office:value-type="float">
            <text:p>5.0</text:p>
          </table:table-cell>
          <table:table-cell/>
        </table:table-row>
        <table:table-row>
          <table:table-cell office:string-value="Sun Jul 21 18:53:30 EDT 2019" office:value-type="string">
            <text:p>Sun Jul 21 18:53:30 EDT 2019</text:p>
          </table:table-cell>
          <table:table-cell office:string-value="Dog" office:value-type="string">
            <text:p>Dog</text:p>
          </table:table-cell>
          <table:table-cell office:string-value="Mia Hamm" office:value-type="string">
            <text:p>Mia Hamm</text:p>
          </table:table-cell>
          <table:table-cell office:string-value="Mia" office:value-type="string">
            <text:p>Mia</text:p>
          </table:table-cell>
          <table:table-cell office:value="11.0" office:value-type="float">
            <text:p>11.0</text:p>
          </table:table-cell>
          <table:table-cell office:string-value="Golden Retriever" office:value-type="string">
            <text:p>Golden Retriever</text:p>
          </table:table-cell>
        </table:table-row>
        <table:table-row>
          <table:table-cell office:string-value="Sun Jul 21 18:53:33 EDT 2019" office:value-type="string">
            <text:p>Sun Jul 21 18:53:33 EDT 2019</text:p>
          </table:table-cell>
          <table:table-cell office:string-value="Cat" office:value-type="string">
            <text:p>Cat</text:p>
          </table:table-cell>
          <table:table-cell office:string-value="Charlie" office:value-type="string">
            <text:p>Charlie</text:p>
          </table:table-cell>
          <table:table-cell office:string-value="Charile" office:value-type="string">
            <text:p>Charile</text:p>
          </table:table-cell>
          <table:table-cell office:value="18.0" office:value-type="float">
            <text:p>18.0</text:p>
          </table:table-cell>
          <table:table-cell office:string-value="Tabby" office:value-type="string">
            <text:p>Tabby</text:p>
          </table:table-cell>
        </table:table-row>
        <table:table-row>
          <table:table-cell office:string-value="Sun Jul 21 18:53:38 EDT 2019" office:value-type="string">
            <text:p>Sun Jul 21 18:53:38 EDT 2019</text:p>
          </table:table-cell>
          <table:table-cell office:string-value="Dog" office:value-type="string">
            <text:p>Dog</text:p>
          </table:table-cell>
          <table:table-cell office:string-value="alia atreides" office:value-type="string">
            <text:p>alia atreides</text:p>
          </table:table-cell>
          <table:table-cell office:string-value="allie" office:value-type="string">
            <text:p>allie</text:p>
          </table:table-cell>
          <table:table-cell office:value="5.0" office:value-type="float">
            <text:p>5.0</text:p>
          </table:table-cell>
          <table:table-cell office:string-value="mutt" office:value-type="string">
            <text:p>mutt</text:p>
          </table:table-cell>
        </table:table-row>
        <table:table-row>
          <table:table-cell office:string-value="Sun Jul 21 18:53:51 EDT 2019" office:value-type="string">
            <text:p>Sun Jul 21 18:53:51 EDT 2019</text:p>
          </table:table-cell>
          <table:table-cell office:string-value="Horse" office:value-type="string">
            <text:p>Horse</text:p>
          </table:table-cell>
          <table:table-cell office:string-value="Legacy" office:value-type="string">
            <text:p>Legacy</text:p>
          </table:table-cell>
          <table:table-cell office:string-value="Legacy" office:value-type="string">
            <text:p>Legacy</text:p>
          </table:table-cell>
          <table:table-cell office:value="15.0" office:value-type="float">
            <text:p>15.0</text:p>
          </table:table-cell>
          <table:table-cell/>
        </table:table-row>
        <table:table-row>
          <table:table-cell office:string-value="Sun Jul 21 18:54:20 EDT 2019" office:value-type="string">
            <text:p>Sun Jul 21 18:54:20 EDT 2019</text:p>
          </table:table-cell>
          <table:table-cell office:string-value="Horse" office:value-type="string">
            <text:p>Horse</text:p>
          </table:table-cell>
          <table:table-cell office:string-value="Mambo no. 5" office:value-type="string">
            <text:p>Mambo no. 5</text:p>
          </table:table-cell>
          <table:table-cell office:string-value="Mambo" office:value-type="string">
            <text:p>Mambo</text:p>
          </table:table-cell>
          <table:table-cell office:value="2.0" office:value-type="float">
            <text:p>2.0</text:p>
          </table:table-cell>
          <table:table-cell office:string-value="Spanish mustang " office:value-type="string">
            <text:p>Spanish mustang </text:p>
          </table:table-cell>
        </table:table-row>
        <table:table-row>
          <table:table-cell office:string-value="Sun Jul 21 18:54:31 EDT 2019" office:value-type="string">
            <text:p>Sun Jul 21 18:54:31 EDT 2019</text:p>
          </table:table-cell>
          <table:table-cell office:string-value="Cat" office:value-type="string">
            <text:p>Cat</text:p>
          </table:table-cell>
          <table:table-cell office:string-value="Zoey" office:value-type="string">
            <text:p>Zoey</text:p>
          </table:table-cell>
          <table:table-cell office:string-value="Zoe" office:value-type="string">
            <text:p>Zoe</text:p>
          </table:table-cell>
          <table:table-cell office:value="4.0" office:value-type="float">
            <text:p>4.0</text:p>
          </table:table-cell>
          <table:table-cell/>
        </table:table-row>
        <table:table-row>
          <table:table-cell office:string-value="Sun Jul 21 18:54:32 EDT 2019" office:value-type="string">
            <text:p>Sun Jul 21 18:54:32 EDT 2019</text:p>
          </table:table-cell>
          <table:table-cell office:string-value="Dog" office:value-type="string">
            <text:p>Dog</text:p>
          </table:table-cell>
          <table:table-cell office:string-value="lexie" office:value-type="string">
            <text:p>lexie</text:p>
          </table:table-cell>
          <table:table-cell office:string-value="lex" office:value-type="string">
            <text:p>lex</text:p>
          </table:table-cell>
          <table:table-cell office:string-value="10months" office:value-type="string">
            <text:p>10months</text:p>
          </table:table-cell>
          <table:table-cell office:string-value="golden retriever " office:value-type="string">
            <text:p>golden retriever </text:p>
          </table:table-cell>
        </table:table-row>
        <table:table-row>
          <table:table-cell office:string-value="Sun Jul 21 18:54:37 EDT 2019" office:value-type="string">
            <text:p>Sun Jul 21 18:54:37 EDT 2019</text:p>
          </table:table-cell>
          <table:table-cell office:string-value="Horse" office:value-type="string">
            <text:p>Horse</text:p>
          </table:table-cell>
          <table:table-cell office:string-value="Mato Ma’hu’i" office:value-type="string">
            <text:p>Mato Ma’hu’i</text:p>
          </table:table-cell>
          <table:table-cell office:string-value="Mato" office:value-type="string">
            <text:p>Mato</text:p>
          </table:table-cell>
          <table:table-cell office:value="2.0" office:value-type="float">
            <text:p>2.0</text:p>
          </table:table-cell>
          <table:table-cell/>
        </table:table-row>
        <table:table-row>
          <table:table-cell office:string-value="Sun Jul 21 18:54:43 EDT 2019" office:value-type="string">
            <text:p>Sun Jul 21 18:54:43 EDT 2019</text:p>
          </table:table-cell>
          <table:table-cell office:string-value="Dog" office:value-type="string">
            <text:p>Dog</text:p>
          </table:table-cell>
          <table:table-cell office:string-value="Bernard" office:value-type="string">
            <text:p>Bernard</text:p>
          </table:table-cell>
          <table:table-cell office:string-value="Bernard " office:value-type="string">
            <text:p>Bernard </text:p>
          </table:table-cell>
          <table:table-cell office:value="5.0" office:value-type="float">
            <text:p>5.0</text:p>
          </table:table-cell>
          <table:table-cell office:string-value="Boxer" office:value-type="string">
            <text:p>Boxer</text:p>
          </table:table-cell>
        </table:table-row>
        <table:table-row>
          <table:table-cell office:string-value="Sun Jul 21 18:55:05 EDT 2019" office:value-type="string">
            <text:p>Sun Jul 21 18:55:05 EDT 2019</text:p>
          </table:table-cell>
          <table:table-cell office:string-value="Horse" office:value-type="string">
            <text:p>Horse</text:p>
          </table:table-cell>
          <table:table-cell office:string-value="Starflower’s Jezebel" office:value-type="string">
            <text:p>Starflower’s Jezebel</text:p>
          </table:table-cell>
          <table:table-cell office:string-value="Jezebel" office:value-type="string">
            <text:p>Jezebel</text:p>
          </table:table-cell>
          <table:table-cell office:value="4.0" office:value-type="float">
            <text:p>4.0</text:p>
          </table:table-cell>
          <table:table-cell office:string-value="Spanish mustang " office:value-type="string">
            <text:p>Spanish mustang </text:p>
          </table:table-cell>
        </table:table-row>
        <table:table-row>
          <table:table-cell office:string-value="Sun Jul 21 18:55:09 EDT 2019" office:value-type="string">
            <text:p>Sun Jul 21 18:55:09 EDT 2019</text:p>
          </table:table-cell>
          <table:table-cell office:string-value="Cat" office:value-type="string">
            <text:p>Cat</text:p>
          </table:table-cell>
          <table:table-cell office:string-value="Jenna Nicole Rhea Lopez Horn" office:value-type="string">
            <text:p>Jenna Nicole Rhea Lopez Horn</text:p>
          </table:table-cell>
          <table:table-cell office:string-value="Jenna Jenna" office:value-type="string">
            <text:p>Jenna Jenna</text:p>
          </table:table-cell>
          <table:table-cell office:value="8.0" office:value-type="float">
            <text:p>8.0</text:p>
          </table:table-cell>
          <table:table-cell/>
        </table:table-row>
        <table:table-row>
          <table:table-cell office:string-value="Sun Jul 21 18:55:09 EDT 2019" office:value-type="string">
            <text:p>Sun Jul 21 18:55:09 EDT 2019</text:p>
          </table:table-cell>
          <table:table-cell office:string-value="Dog" office:value-type="string">
            <text:p>Dog</text:p>
          </table:table-cell>
          <table:table-cell office:string-value="Myles - his roman name is Squirtacus Mylonius" office:value-type="string">
            <text:p>Myles - his roman name is Squirtacus Mylonius</text:p>
          </table:table-cell>
          <table:table-cell office:string-value="Myles" office:value-type="string">
            <text:p>Myles</text:p>
          </table:table-cell>
          <table:table-cell office:value="10.0" office:value-type="float">
            <text:p>10.0</text:p>
          </table:table-cell>
          <table:table-cell office:string-value="cockapoo" office:value-type="string">
            <text:p>cockapoo</text:p>
          </table:table-cell>
        </table:table-row>
        <table:table-row>
          <table:table-cell office:string-value="Sun Jul 21 18:55:22 EDT 2019" office:value-type="string">
            <text:p>Sun Jul 21 18:55:22 EDT 2019</text:p>
          </table:table-cell>
          <table:table-cell office:string-value="Horse" office:value-type="string">
            <text:p>Horse</text:p>
          </table:table-cell>
          <table:table-cell office:string-value="Diamond Lily" office:value-type="string">
            <text:p>Diamond Lily</text:p>
          </table:table-cell>
          <table:table-cell office:string-value="Lily" office:value-type="string">
            <text:p>Lily</text:p>
          </table:table-cell>
          <table:table-cell office:value="7.0" office:value-type="float">
            <text:p>7.0</text:p>
          </table:table-cell>
          <table:table-cell/>
        </table:table-row>
        <table:table-row>
          <table:table-cell office:string-value="Sun Jul 21 18:55:28 EDT 2019" office:value-type="string">
            <text:p>Sun Jul 21 18:55:28 EDT 2019</text:p>
          </table:table-cell>
          <table:table-cell office:string-value="Dog" office:value-type="string">
            <text:p>Dog</text:p>
          </table:table-cell>
          <table:table-cell office:string-value="Millie" office:value-type="string">
            <text:p>Millie</text:p>
          </table:table-cell>
          <table:table-cell office:string-value="Millie" office:value-type="string">
            <text:p>Millie</text:p>
          </table:table-cell>
          <table:table-cell office:value="9.5" office:value-type="float">
            <text:p>9.5</text:p>
          </table:table-cell>
          <table:table-cell office:string-value="Shepherd mix " office:value-type="string">
            <text:p>Shepherd mix </text:p>
          </table:table-cell>
        </table:table-row>
        <table:table-row>
          <table:table-cell office:string-value="Sun Jul 21 18:55:37 EDT 2019" office:value-type="string">
            <text:p>Sun Jul 21 18:55:37 EDT 2019</text:p>
          </table:table-cell>
          <table:table-cell office:string-value="Horse" office:value-type="string">
            <text:p>Horse</text:p>
          </table:table-cell>
          <table:table-cell office:string-value="Gypsy Rose Lee" office:value-type="string">
            <text:p>Gypsy Rose Lee</text:p>
          </table:table-cell>
          <table:table-cell office:string-value="Gypsy" office:value-type="string">
            <text:p>Gypsy</text:p>
          </table:table-cell>
          <table:table-cell office:value="6.0" office:value-type="float">
            <text:p>6.0</text:p>
          </table:table-cell>
          <table:table-cell/>
        </table:table-row>
        <table:table-row>
          <table:table-cell office:string-value="Sun Jul 21 18:55:39 EDT 2019" office:value-type="string">
            <text:p>Sun Jul 21 18:55:39 EDT 2019</text:p>
          </table:table-cell>
          <table:table-cell office:string-value="Fish" office:value-type="string">
            <text:p>Fish</text:p>
          </table:table-cell>
          <table:table-cell office:string-value="Butters" office:value-type="string">
            <text:p>Butters</text:p>
          </table:table-cell>
          <table:table-cell office:string-value="Butters" office:value-type="string">
            <text:p>Butters</text:p>
          </table:table-cell>
          <table:table-cell office:string-value="1 week" office:value-type="string">
            <text:p>1 week</text:p>
          </table:table-cell>
          <table:table-cell office:string-value="Goldfish " office:value-type="string">
            <text:p>Goldfish </text:p>
          </table:table-cell>
        </table:table-row>
        <table:table-row>
          <table:table-cell office:string-value="Sun Jul 21 18:55:42 EDT 2019" office:value-type="string">
            <text:p>Sun Jul 21 18:55:42 EDT 2019</text:p>
          </table:table-cell>
          <table:table-cell office:string-value="Dog" office:value-type="string">
            <text:p>Dog</text:p>
          </table:table-cell>
          <table:table-cell office:string-value="Bodhi" office:value-type="string">
            <text:p>Bodhi</text:p>
          </table:table-cell>
          <table:table-cell office:string-value="Bo" office:value-type="string">
            <text:p>Bo</text:p>
          </table:table-cell>
          <table:table-cell office:value="6.0" office:value-type="float">
            <text:p>6.0</text:p>
          </table:table-cell>
          <table:table-cell office:string-value="Golden Retriever" office:value-type="string">
            <text:p>Golden Retriever</text:p>
          </table:table-cell>
        </table:table-row>
        <table:table-row>
          <table:table-cell office:string-value="Sun Jul 21 18:55:55 EDT 2019" office:value-type="string">
            <text:p>Sun Jul 21 18:55:55 EDT 2019</text:p>
          </table:table-cell>
          <table:table-cell office:string-value="Dog" office:value-type="string">
            <text:p>Dog</text:p>
          </table:table-cell>
          <table:table-cell office:string-value="Mooch" office:value-type="string">
            <text:p>Mooch</text:p>
          </table:table-cell>
          <table:table-cell office:string-value="Mooch" office:value-type="string">
            <text:p>Mooch</text:p>
          </table:table-cell>
          <table:table-cell office:value="9.0" office:value-type="float">
            <text:p>9.0</text:p>
          </table:table-cell>
          <table:table-cell office:string-value="Terrier mix" office:value-type="string">
            <text:p>Terrier mix</text:p>
          </table:table-cell>
        </table:table-row>
        <table:table-row>
          <table:table-cell office:string-value="Sun Jul 21 18:55:55 EDT 2019" office:value-type="string">
            <text:p>Sun Jul 21 18:55:55 EDT 2019</text:p>
          </table:table-cell>
          <table:table-cell office:string-value="Dog" office:value-type="string">
            <text:p>Dog</text:p>
          </table:table-cell>
          <table:table-cell office:string-value="Piper" office:value-type="string">
            <text:p>Piper</text:p>
          </table:table-cell>
          <table:table-cell office:string-value="Pipes" office:value-type="string">
            <text:p>Pipes</text:p>
          </table:table-cell>
          <table:table-cell office:value="4.0" office:value-type="float">
            <text:p>4.0</text:p>
          </table:table-cell>
          <table:table-cell office:string-value="Woodle (wheaton terrier/poodle)" office:value-type="string">
            <text:p>Woodle (wheaton terrier/poodle)</text:p>
          </table:table-cell>
        </table:table-row>
        <table:table-row>
          <table:table-cell office:string-value="Sun Jul 21 18:56:06 EDT 2019" office:value-type="string">
            <text:p>Sun Jul 21 18:56:06 EDT 2019</text:p>
          </table:table-cell>
          <table:table-cell office:string-value="Cat" office:value-type="string">
            <text:p>Cat</text:p>
          </table:table-cell>
          <table:table-cell office:string-value="Ramona" office:value-type="string">
            <text:p>Ramona</text:p>
          </table:table-cell>
          <table:table-cell office:string-value="Ramona" office:value-type="string">
            <text:p>Ramona</text:p>
          </table:table-cell>
          <table:table-cell office:value="12.0" office:value-type="float">
            <text:p>12.0</text:p>
          </table:table-cell>
          <table:table-cell/>
        </table:table-row>
        <table:table-row>
          <table:table-cell office:string-value="Sun Jul 21 18:56:07 EDT 2019" office:value-type="string">
            <text:p>Sun Jul 21 18:56:07 EDT 2019</text:p>
          </table:table-cell>
          <table:table-cell office:string-value="Dog" office:value-type="string">
            <text:p>Dog</text:p>
          </table:table-cell>
          <table:table-cell office:string-value="Charles" office:value-type="string">
            <text:p>Charles</text:p>
          </table:table-cell>
          <table:table-cell office:string-value="Charlie" office:value-type="string">
            <text:p>Charlie</text:p>
          </table:table-cell>
          <table:table-cell office:value="10.0" office:value-type="float">
            <text:p>10.0</text:p>
          </table:table-cell>
          <table:table-cell office:string-value="Corgi" office:value-type="string">
            <text:p>Corgi</text:p>
          </table:table-cell>
        </table:table-row>
        <table:table-row>
          <table:table-cell office:string-value="Sun Jul 21 18:56:16 EDT 2019" office:value-type="string">
            <text:p>Sun Jul 21 18:56:16 EDT 2019</text:p>
          </table:table-cell>
          <table:table-cell office:string-value="Horse" office:value-type="string">
            <text:p>Horse</text:p>
          </table:table-cell>
          <table:table-cell office:string-value="Morning Glory" office:value-type="string">
            <text:p>Morning Glory</text:p>
          </table:table-cell>
          <table:table-cell office:string-value="Glory" office:value-type="string">
            <text:p>Glory</text:p>
          </table:table-cell>
          <table:table-cell/>
          <table:table-cell/>
        </table:table-row>
        <table:table-row>
          <table:table-cell office:string-value="Sun Jul 21 18:56:18 EDT 2019" office:value-type="string">
            <text:p>Sun Jul 21 18:56:18 EDT 2019</text:p>
          </table:table-cell>
          <table:table-cell office:string-value="Dog" office:value-type="string">
            <text:p>Dog</text:p>
          </table:table-cell>
          <table:table-cell office:string-value="Willow" office:value-type="string">
            <text:p>Willow</text:p>
          </table:table-cell>
          <table:table-cell office:string-value="Willow" office:value-type="string">
            <text:p>Willow</text:p>
          </table:table-cell>
          <table:table-cell office:value="3.0" office:value-type="float">
            <text:p>3.0</text:p>
          </table:table-cell>
          <table:table-cell office:string-value="Sheepadoodle" office:value-type="string">
            <text:p>Sheepadoodle</text:p>
          </table:table-cell>
        </table:table-row>
        <table:table-row>
          <table:table-cell office:string-value="Sun Jul 21 18:56:28 EDT 2019" office:value-type="string">
            <text:p>Sun Jul 21 18:56:28 EDT 2019</text:p>
          </table:table-cell>
          <table:table-cell office:string-value="Horse" office:value-type="string">
            <text:p>Horse</text:p>
          </table:table-cell>
          <table:table-cell office:string-value="Morning Mist" office:value-type="string">
            <text:p>Morning Mist</text:p>
          </table:table-cell>
          <table:table-cell office:string-value="misty " office:value-type="string">
            <text:p>misty </text:p>
          </table:table-cell>
          <table:table-cell/>
          <table:table-cell/>
        </table:table-row>
        <table:table-row>
          <table:table-cell office:string-value="Sun Jul 21 18:56:28 EDT 2019" office:value-type="string">
            <text:p>Sun Jul 21 18:56:28 EDT 2019</text:p>
          </table:table-cell>
          <table:table-cell office:string-value="Dog" office:value-type="string">
            <text:p>Dog</text:p>
          </table:table-cell>
          <table:table-cell office:string-value="Glamis Schedule K1" office:value-type="string">
            <text:p>Glamis Schedule K1</text:p>
          </table:table-cell>
          <table:table-cell office:string-value="Kona" office:value-type="string">
            <text:p>Kona</text:p>
          </table:table-cell>
          <table:table-cell office:value="5.0" office:value-type="float">
            <text:p>5.0</text:p>
          </table:table-cell>
          <table:table-cell office:string-value="Golden Retriever" office:value-type="string">
            <text:p>Golden Retriever</text:p>
          </table:table-cell>
        </table:table-row>
        <table:table-row>
          <table:table-cell office:string-value="Sun Jul 21 18:56:50 EDT 2019" office:value-type="string">
            <text:p>Sun Jul 21 18:56:50 EDT 2019</text:p>
          </table:table-cell>
          <table:table-cell office:string-value="Dog" office:value-type="string">
            <text:p>Dog</text:p>
          </table:table-cell>
          <table:table-cell office:string-value="Bandit Raye" office:value-type="string">
            <text:p>Bandit Raye</text:p>
          </table:table-cell>
          <table:table-cell office:string-value="Bandi" office:value-type="string">
            <text:p>Bandi</text:p>
          </table:table-cell>
          <table:table-cell office:value="12.0" office:value-type="float">
            <text:p>12.0</text:p>
          </table:table-cell>
          <table:table-cell office:string-value="Farm dog" office:value-type="string">
            <text:p>Farm dog</text:p>
          </table:table-cell>
        </table:table-row>
        <table:table-row>
          <table:table-cell office:string-value="Sun Jul 21 18:56:51 EDT 2019" office:value-type="string">
            <text:p>Sun Jul 21 18:56:51 EDT 2019</text:p>
          </table:table-cell>
          <table:table-cell office:string-value="Horse" office:value-type="string">
            <text:p>Horse</text:p>
          </table:table-cell>
          <table:table-cell office:string-value="Syndicated Copper" office:value-type="string">
            <text:p>Syndicated Copper</text:p>
          </table:table-cell>
          <table:table-cell office:string-value="Copper" office:value-type="string">
            <text:p>Copper</text:p>
          </table:table-cell>
          <table:table-cell/>
          <table:table-cell/>
        </table:table-row>
        <table:table-row>
          <table:table-cell office:string-value="Sun Jul 21 18:57:02 EDT 2019" office:value-type="string">
            <text:p>Sun Jul 21 18:57:02 EDT 2019</text:p>
          </table:table-cell>
          <table:table-cell office:string-value="Cat" office:value-type="string">
            <text:p>Cat</text:p>
          </table:table-cell>
          <table:table-cell office:string-value="Cleo" office:value-type="string">
            <text:p>Cleo</text:p>
          </table:table-cell>
          <table:table-cell office:string-value="Cleo" office:value-type="string">
            <text:p>Cleo</text:p>
          </table:table-cell>
          <table:table-cell office:value="13.0" office:value-type="float">
            <text:p>13.0</text:p>
          </table:table-cell>
          <table:table-cell office:string-value="DSH" office:value-type="string">
            <text:p>DSH</text:p>
          </table:table-cell>
        </table:table-row>
        <table:table-row>
          <table:table-cell office:string-value="Sun Jul 21 18:57:06 EDT 2019" office:value-type="string">
            <text:p>Sun Jul 21 18:57:06 EDT 2019</text:p>
          </table:table-cell>
          <table:table-cell office:string-value="Cat" office:value-type="string">
            <text:p>Cat</text:p>
          </table:table-cell>
          <table:table-cell office:string-value="Sebastian Ninja Nutjob" office:value-type="string">
            <text:p>Sebastian Ninja Nutjob</text:p>
          </table:table-cell>
          <table:table-cell office:string-value="Sebastian" office:value-type="string">
            <text:p>Sebastian</text:p>
          </table:table-cell>
          <table:table-cell office:value="11.0" office:value-type="float">
            <text:p>11.0</text:p>
          </table:table-cell>
          <table:table-cell office:string-value="Domestic Shorthair" office:value-type="string">
            <text:p>Domestic Shorthair</text:p>
          </table:table-cell>
        </table:table-row>
        <table:table-row>
          <table:table-cell office:string-value="Sun Jul 21 18:57:27 EDT 2019" office:value-type="string">
            <text:p>Sun Jul 21 18:57:27 EDT 2019</text:p>
          </table:table-cell>
          <table:table-cell office:string-value="Dog" office:value-type="string">
            <text:p>Dog</text:p>
          </table:table-cell>
          <table:table-cell office:string-value="Anderson" office:value-type="string">
            <text:p>Anderson</text:p>
          </table:table-cell>
          <table:table-cell office:string-value="Andy" office:value-type="string">
            <text:p>Andy</text:p>
          </table:table-cell>
          <table:table-cell office:value="12.0" office:value-type="float">
            <text:p>12.0</text:p>
          </table:table-cell>
          <table:table-cell office:string-value="Lab mix rescue " office:value-type="string">
            <text:p>Lab mix rescue </text:p>
          </table:table-cell>
        </table:table-row>
        <table:table-row>
          <table:table-cell office:string-value="Sun Jul 21 18:58:08 EDT 2019" office:value-type="string">
            <text:p>Sun Jul 21 18:58:08 EDT 2019</text:p>
          </table:table-cell>
          <table:table-cell office:string-value="Dog" office:value-type="string">
            <text:p>Dog</text:p>
          </table:table-cell>
          <table:table-cell office:string-value="Mars Harambe" office:value-type="string">
            <text:p>Mars Harambe</text:p>
          </table:table-cell>
          <table:table-cell office:string-value="Pickle" office:value-type="string">
            <text:p>Pickle</text:p>
          </table:table-cell>
          <table:table-cell office:value="3.0" office:value-type="float">
            <text:p>3.0</text:p>
          </table:table-cell>
          <table:table-cell office:string-value="Catahoula mix (maybe? Don’t really know)" office:value-type="string">
            <text:p>Catahoula mix (maybe? Don’t really know)</text:p>
          </table:table-cell>
        </table:table-row>
        <table:table-row>
          <table:table-cell office:string-value="Sun Jul 21 18:58:08 EDT 2019" office:value-type="string">
            <text:p>Sun Jul 21 18:58:08 EDT 2019</text:p>
          </table:table-cell>
          <table:table-cell office:string-value="Roomba" office:value-type="string">
            <text:p>Roomba</text:p>
          </table:table-cell>
          <table:table-cell office:string-value="Butler, You Glorious Vacuuming Bastard" office:value-type="string">
            <text:p>Butler, You Glorious Vacuuming Bastard</text:p>
          </table:table-cell>
          <table:table-cell office:string-value="Butler " office:value-type="string">
            <text:p>Butler </text:p>
          </table:table-cell>
          <table:table-cell office:value="1.0" office:value-type="float">
            <text:p>1.0</text:p>
          </table:table-cell>
          <table:table-cell office:string-value="iRobot " office:value-type="string">
            <text:p>iRobot </text:p>
          </table:table-cell>
        </table:table-row>
        <table:table-row>
          <table:table-cell office:string-value="Sun Jul 21 18:58:15 EDT 2019" office:value-type="string">
            <text:p>Sun Jul 21 18:58:15 EDT 2019</text:p>
          </table:table-cell>
          <table:table-cell office:string-value="Dog" office:value-type="string">
            <text:p>Dog</text:p>
          </table:table-cell>
          <table:table-cell office:string-value="Claudio Atlas Wolfric" office:value-type="string">
            <text:p>Claudio Atlas Wolfric</text:p>
          </table:table-cell>
          <table:table-cell office:string-value="Claudio " office:value-type="string">
            <text:p>Claudio </text:p>
          </table:table-cell>
          <table:table-cell office:value="8.0" office:value-type="float">
            <text:p>8.0</text:p>
          </table:table-cell>
          <table:table-cell office:string-value="Dachshund " office:value-type="string">
            <text:p>Dachshund </text:p>
          </table:table-cell>
        </table:table-row>
        <table:table-row>
          <table:table-cell office:string-value="Sun Jul 21 18:58:32 EDT 2019" office:value-type="string">
            <text:p>Sun Jul 21 18:58:32 EDT 2019</text:p>
          </table:table-cell>
          <table:table-cell office:string-value="Rabbit" office:value-type="string">
            <text:p>Rabbit</text:p>
          </table:table-cell>
          <table:table-cell office:string-value="Flufy" office:value-type="string">
            <text:p>Flufy</text:p>
          </table:table-cell>
          <table:table-cell office:string-value="Flufy" office:value-type="string">
            <text:p>Flufy</text:p>
          </table:table-cell>
          <table:table-cell office:value="10.0" office:value-type="float">
            <text:p>10.0</text:p>
          </table:table-cell>
          <table:table-cell office:string-value="Lionhead" office:value-type="string">
            <text:p>Lionhead</text:p>
          </table:table-cell>
        </table:table-row>
        <table:table-row>
          <table:table-cell office:string-value="Sun Jul 21 18:58:42 EDT 2019" office:value-type="string">
            <text:p>Sun Jul 21 18:58:42 EDT 2019</text:p>
          </table:table-cell>
          <table:table-cell office:string-value="Dog" office:value-type="string">
            <text:p>Dog</text:p>
          </table:table-cell>
          <table:table-cell office:string-value="Lawson H Dog" office:value-type="string">
            <text:p>Lawson H Dog</text:p>
          </table:table-cell>
          <table:table-cell office:string-value="Hogan" office:value-type="string">
            <text:p>Hogan</text:p>
          </table:table-cell>
          <table:table-cell office:value="16.0" office:value-type="float">
            <text:p>16.0</text:p>
          </table:table-cell>
          <table:table-cell office:string-value="Briard" office:value-type="string">
            <text:p>Briard</text:p>
          </table:table-cell>
        </table:table-row>
        <table:table-row>
          <table:table-cell office:string-value="Sun Jul 21 18:58:49 EDT 2019" office:value-type="string">
            <text:p>Sun Jul 21 18:58:49 EDT 2019</text:p>
          </table:table-cell>
          <table:table-cell office:string-value="Cat" office:value-type="string">
            <text:p>Cat</text:p>
          </table:table-cell>
          <table:table-cell office:string-value="Smudge the Second" office:value-type="string">
            <text:p>Smudge the Second</text:p>
          </table:table-cell>
          <table:table-cell office:string-value="Deuce" office:value-type="string">
            <text:p>Deuce</text:p>
          </table:table-cell>
          <table:table-cell office:value="4.0" office:value-type="float">
            <text:p>4.0</text:p>
          </table:table-cell>
          <table:table-cell office:string-value="Himalayan " office:value-type="string">
            <text:p>Himalayan </text:p>
          </table:table-cell>
        </table:table-row>
        <table:table-row>
          <table:table-cell office:string-value="Sun Jul 21 19:00:08 EDT 2019" office:value-type="string">
            <text:p>Sun Jul 21 19:00:08 EDT 2019</text:p>
          </table:table-cell>
          <table:table-cell office:string-value="Dog" office:value-type="string">
            <text:p>Dog</text:p>
          </table:table-cell>
          <table:table-cell office:string-value="Tucker" office:value-type="string">
            <text:p>Tucker</text:p>
          </table:table-cell>
          <table:table-cell office:string-value="Tucker, dude, bud " office:value-type="string">
            <text:p>Tucker, dude, bud </text:p>
          </table:table-cell>
          <table:table-cell office:value="1.0" office:value-type="float">
            <text:p>1.0</text:p>
          </table:table-cell>
          <table:table-cell office:string-value="Bully mix" office:value-type="string">
            <text:p>Bully mix</text:p>
          </table:table-cell>
        </table:table-row>
        <table:table-row>
          <table:table-cell office:string-value="Sun Jul 21 19:00:39 EDT 2019" office:value-type="string">
            <text:p>Sun Jul 21 19:00:39 EDT 2019</text:p>
          </table:table-cell>
          <table:table-cell office:string-value="Cat" office:value-type="string">
            <text:p>Cat</text:p>
          </table:table-cell>
          <table:table-cell office:string-value="Echo" office:value-type="string">
            <text:p>Echo</text:p>
          </table:table-cell>
          <table:table-cell office:string-value="Echo" office:value-type="string">
            <text:p>Echo</text:p>
          </table:table-cell>
          <table:table-cell office:value="18.0" office:value-type="float">
            <text:p>18.0</text:p>
          </table:table-cell>
          <table:table-cell/>
        </table:table-row>
        <table:table-row>
          <table:table-cell office:string-value="Sun Jul 21 19:00:49 EDT 2019" office:value-type="string">
            <text:p>Sun Jul 21 19:00:49 EDT 2019</text:p>
          </table:table-cell>
          <table:table-cell office:string-value="Dog" office:value-type="string">
            <text:p>Dog</text:p>
          </table:table-cell>
          <table:table-cell office:string-value="Ames" office:value-type="string">
            <text:p>Ames</text:p>
          </table:table-cell>
          <table:table-cell office:string-value="Ames" office:value-type="string">
            <text:p>Ames</text:p>
          </table:table-cell>
          <table:table-cell office:value="5.0" office:value-type="float">
            <text:p>5.0</text:p>
          </table:table-cell>
          <table:table-cell office:string-value="Husky" office:value-type="string">
            <text:p>Husky</text:p>
          </table:table-cell>
        </table:table-row>
        <table:table-row>
          <table:table-cell office:string-value="Sun Jul 21 19:01:02 EDT 2019" office:value-type="string">
            <text:p>Sun Jul 21 19:01:02 EDT 2019</text:p>
          </table:table-cell>
          <table:table-cell office:string-value="Dog" office:value-type="string">
            <text:p>Dog</text:p>
          </table:table-cell>
          <table:table-cell office:string-value="Franc" office:value-type="string">
            <text:p>Franc</text:p>
          </table:table-cell>
          <table:table-cell office:string-value="Franc" office:value-type="string">
            <text:p>Franc</text:p>
          </table:table-cell>
          <table:table-cell office:string-value="4 months" office:value-type="string">
            <text:p>4 months</text:p>
          </table:table-cell>
          <table:table-cell office:string-value="Mastiff cross" office:value-type="string">
            <text:p>Mastiff cross</text:p>
          </table:table-cell>
        </table:table-row>
        <table:table-row>
          <table:table-cell office:string-value="Sun Jul 21 19:01:09 EDT 2019" office:value-type="string">
            <text:p>Sun Jul 21 19:01:09 EDT 2019</text:p>
          </table:table-cell>
          <table:table-cell office:string-value="Cat" office:value-type="string">
            <text:p>Cat</text:p>
          </table:table-cell>
          <table:table-cell office:string-value="Winnie" office:value-type="string">
            <text:p>Winnie</text:p>
          </table:table-cell>
          <table:table-cell office:string-value="Winnie" office:value-type="string">
            <text:p>Winnie</text:p>
          </table:table-cell>
          <table:table-cell office:string-value="4 months " office:value-type="string">
            <text:p>4 months </text:p>
          </table:table-cell>
          <table:table-cell/>
        </table:table-row>
        <table:table-row>
          <table:table-cell office:string-value="Sun Jul 21 19:01:31 EDT 2019" office:value-type="string">
            <text:p>Sun Jul 21 19:01:31 EDT 2019</text:p>
          </table:table-cell>
          <table:table-cell office:string-value="Cat" office:value-type="string">
            <text:p>Cat</text:p>
          </table:table-cell>
          <table:table-cell office:string-value="Tiggy" office:value-type="string">
            <text:p>Tiggy</text:p>
          </table:table-cell>
          <table:table-cell/>
          <table:table-cell office:string-value="4 months " office:value-type="string">
            <text:p>4 months </text:p>
          </table:table-cell>
          <table:table-cell/>
        </table:table-row>
        <table:table-row>
          <table:table-cell office:string-value="Sun Jul 21 19:02:05 EDT 2019" office:value-type="string">
            <text:p>Sun Jul 21 19:02:05 EDT 2019</text:p>
          </table:table-cell>
          <table:table-cell office:string-value="Dog" office:value-type="string">
            <text:p>Dog</text:p>
          </table:table-cell>
          <table:table-cell office:string-value="Oliver Jackson " office:value-type="string">
            <text:p>Oliver Jackson </text:p>
          </table:table-cell>
          <table:table-cell office:string-value="Oliver/Baby/Little Man" office:value-type="string">
            <text:p>Oliver/Baby/Little Man</text:p>
          </table:table-cell>
          <table:table-cell office:string-value="5 1/2 years" office:value-type="string">
            <text:p>5 1/2 years</text:p>
          </table:table-cell>
          <table:table-cell office:string-value="Morkie" office:value-type="string">
            <text:p>Morkie</text:p>
          </table:table-cell>
        </table:table-row>
        <table:table-row>
          <table:table-cell office:string-value="Sun Jul 21 19:02:07 EDT 2019" office:value-type="string">
            <text:p>Sun Jul 21 19:02:07 EDT 2019</text:p>
          </table:table-cell>
          <table:table-cell office:string-value="Dog" office:value-type="string">
            <text:p>Dog</text:p>
          </table:table-cell>
          <table:table-cell office:string-value="Dolly Doodle Dogger" office:value-type="string">
            <text:p>Dolly Doodle Dogger</text:p>
          </table:table-cell>
          <table:table-cell office:string-value="Dolly" office:value-type="string">
            <text:p>Dolly</text:p>
          </table:table-cell>
          <table:table-cell office:value="6.0" office:value-type="float">
            <text:p>6.0</text:p>
          </table:table-cell>
          <table:table-cell office:string-value="Labradoodle " office:value-type="string">
            <text:p>Labradoodle </text:p>
          </table:table-cell>
        </table:table-row>
        <table:table-row>
          <table:table-cell office:string-value="Sun Jul 21 19:02:14 EDT 2019" office:value-type="string">
            <text:p>Sun Jul 21 19:02:14 EDT 2019</text:p>
          </table:table-cell>
          <table:table-cell office:string-value="Cat" office:value-type="string">
            <text:p>Cat</text:p>
          </table:table-cell>
          <table:table-cell office:string-value="Ann Perkins " office:value-type="string">
            <text:p>Ann Perkins </text:p>
          </table:table-cell>
          <table:table-cell office:string-value="Ann " office:value-type="string">
            <text:p>Ann </text:p>
          </table:table-cell>
          <table:table-cell office:value="0.5" office:value-type="float">
            <text:p>0.5</text:p>
          </table:table-cell>
          <table:table-cell office:string-value="Mixed" office:value-type="string">
            <text:p>Mixed</text:p>
          </table:table-cell>
        </table:table-row>
        <table:table-row>
          <table:table-cell office:string-value="Sun Jul 21 19:02:32 EDT 2019" office:value-type="string">
            <text:p>Sun Jul 21 19:02:32 EDT 2019</text:p>
          </table:table-cell>
          <table:table-cell office:string-value="Dog" office:value-type="string">
            <text:p>Dog</text:p>
          </table:table-cell>
          <table:table-cell office:string-value="Cassie" office:value-type="string">
            <text:p>Cassie</text:p>
          </table:table-cell>
          <table:table-cell office:string-value="Cassie" office:value-type="string">
            <text:p>Cassie</text:p>
          </table:table-cell>
          <table:table-cell office:value="5.0" office:value-type="float">
            <text:p>5.0</text:p>
          </table:table-cell>
          <table:table-cell office:string-value="Mix" office:value-type="string">
            <text:p>Mix</text:p>
          </table:table-cell>
        </table:table-row>
        <table:table-row>
          <table:table-cell office:string-value="Sun Jul 21 19:02:36 EDT 2019" office:value-type="string">
            <text:p>Sun Jul 21 19:02:36 EDT 2019</text:p>
          </table:table-cell>
          <table:table-cell office:string-value="Cat" office:value-type="string">
            <text:p>Cat</text:p>
          </table:table-cell>
          <table:table-cell office:string-value="Kisa Marie" office:value-type="string">
            <text:p>Kisa Marie</text:p>
          </table:table-cell>
          <table:table-cell office:string-value="Kisa" office:value-type="string">
            <text:p>Kisa</text:p>
          </table:table-cell>
          <table:table-cell office:value="6.0" office:value-type="float">
            <text:p>6.0</text:p>
          </table:table-cell>
          <table:table-cell/>
        </table:table-row>
        <table:table-row>
          <table:table-cell office:string-value="Sun Jul 21 19:02:45 EDT 2019" office:value-type="string">
            <text:p>Sun Jul 21 19:02:45 EDT 2019</text:p>
          </table:table-cell>
          <table:table-cell office:string-value="Dog" office:value-type="string">
            <text:p>Dog</text:p>
          </table:table-cell>
          <table:table-cell office:string-value="Logan" office:value-type="string">
            <text:p>Logan</text:p>
          </table:table-cell>
          <table:table-cell office:string-value="Logan brogran" office:value-type="string">
            <text:p>Logan brogran</text:p>
          </table:table-cell>
          <table:table-cell office:string-value="Two" office:value-type="string">
            <text:p>Two</text:p>
          </table:table-cell>
          <table:table-cell office:string-value="Rhodesian Ridgeback " office:value-type="string">
            <text:p>Rhodesian Ridgeback </text:p>
          </table:table-cell>
        </table:table-row>
        <table:table-row>
          <table:table-cell office:string-value="Sun Jul 21 19:02:45 EDT 2019" office:value-type="string">
            <text:p>Sun Jul 21 19:02:45 EDT 2019</text:p>
          </table:table-cell>
          <table:table-cell office:string-value="Dog" office:value-type="string">
            <text:p>Dog</text:p>
          </table:table-cell>
          <table:table-cell office:string-value="Basil" office:value-type="string">
            <text:p>Basil</text:p>
          </table:table-cell>
          <table:table-cell office:string-value="Basil" office:value-type="string">
            <text:p>Basil</text:p>
          </table:table-cell>
          <table:table-cell office:value="7.0" office:value-type="float">
            <text:p>7.0</text:p>
          </table:table-cell>
          <table:table-cell office:string-value="Lab/German Shepard mix" office:value-type="string">
            <text:p>Lab/German Shepard mix</text:p>
          </table:table-cell>
        </table:table-row>
        <table:table-row>
          <table:table-cell office:string-value="Sun Jul 21 19:02:52 EDT 2019" office:value-type="string">
            <text:p>Sun Jul 21 19:02:52 EDT 2019</text:p>
          </table:table-cell>
          <table:table-cell office:string-value="Dog" office:value-type="string">
            <text:p>Dog</text:p>
          </table:table-cell>
          <table:table-cell office:string-value="Marble" office:value-type="string">
            <text:p>Marble</text:p>
          </table:table-cell>
          <table:table-cell office:string-value="Marble" office:value-type="string">
            <text:p>Marble</text:p>
          </table:table-cell>
          <table:table-cell office:value="5.0" office:value-type="float">
            <text:p>5.0</text:p>
          </table:table-cell>
          <table:table-cell office:string-value="Plott/Coonhound mix" office:value-type="string">
            <text:p>Plott/Coonhound mix</text:p>
          </table:table-cell>
        </table:table-row>
        <table:table-row>
          <table:table-cell office:string-value="Sun Jul 21 19:03:05 EDT 2019" office:value-type="string">
            <text:p>Sun Jul 21 19:03:05 EDT 2019</text:p>
          </table:table-cell>
          <table:table-cell office:string-value="Dog" office:value-type="string">
            <text:p>Dog</text:p>
          </table:table-cell>
          <table:table-cell office:string-value="Hollie" office:value-type="string">
            <text:p>Hollie</text:p>
          </table:table-cell>
          <table:table-cell office:string-value="Hollie" office:value-type="string">
            <text:p>Hollie</text:p>
          </table:table-cell>
          <table:table-cell office:value="14.0" office:value-type="float">
            <text:p>14.0</text:p>
          </table:table-cell>
          <table:table-cell office:string-value="Westie" office:value-type="string">
            <text:p>Westie</text:p>
          </table:table-cell>
        </table:table-row>
        <table:table-row>
          <table:table-cell office:string-value="Sun Jul 21 19:03:15 EDT 2019" office:value-type="string">
            <text:p>Sun Jul 21 19:03:15 EDT 2019</text:p>
          </table:table-cell>
          <table:table-cell office:string-value="Dog" office:value-type="string">
            <text:p>Dog</text:p>
          </table:table-cell>
          <table:table-cell office:string-value="Cash Money" office:value-type="string">
            <text:p>Cash Money</text:p>
          </table:table-cell>
          <table:table-cell office:string-value="Cashie" office:value-type="string">
            <text:p>Cashie</text:p>
          </table:table-cell>
          <table:table-cell office:value="2.0" office:value-type="float">
            <text:p>2.0</text:p>
          </table:table-cell>
          <table:table-cell office:string-value="Labrador Retriever" office:value-type="string">
            <text:p>Labrador Retriever</text:p>
          </table:table-cell>
        </table:table-row>
        <table:table-row>
          <table:table-cell office:string-value="Sun Jul 21 19:03:29 EDT 2019" office:value-type="string">
            <text:p>Sun Jul 21 19:03:29 EDT 2019</text:p>
          </table:table-cell>
          <table:table-cell office:string-value="Dog" office:value-type="string">
            <text:p>Dog</text:p>
          </table:table-cell>
          <table:table-cell office:string-value="Seamus" office:value-type="string">
            <text:p>Seamus</text:p>
          </table:table-cell>
          <table:table-cell office:string-value="Shamie Bameee" office:value-type="string">
            <text:p>Shamie Bameee</text:p>
          </table:table-cell>
          <table:table-cell office:value="11.0" office:value-type="float">
            <text:p>11.0</text:p>
          </table:table-cell>
          <table:table-cell office:string-value="Rhodesian Ridgeback " office:value-type="string">
            <text:p>Rhodesian Ridgeback </text:p>
          </table:table-cell>
        </table:table-row>
        <table:table-row>
          <table:table-cell office:string-value="Sun Jul 21 19:03:39 EDT 2019" office:value-type="string">
            <text:p>Sun Jul 21 19:03:39 EDT 2019</text:p>
          </table:table-cell>
          <table:table-cell office:string-value="Cat" office:value-type="string">
            <text:p>Cat</text:p>
          </table:table-cell>
          <table:table-cell office:string-value="William Robert" office:value-type="string">
            <text:p>William Robert</text:p>
          </table:table-cell>
          <table:table-cell office:string-value="Billy" office:value-type="string">
            <text:p>Billy</text:p>
          </table:table-cell>
          <table:table-cell office:value="3.0" office:value-type="float">
            <text:p>3.0</text:p>
          </table:table-cell>
          <table:table-cell/>
        </table:table-row>
        <table:table-row>
          <table:table-cell office:string-value="Sun Jul 21 19:03:50 EDT 2019" office:value-type="string">
            <text:p>Sun Jul 21 19:03:50 EDT 2019</text:p>
          </table:table-cell>
          <table:table-cell office:string-value="Dog" office:value-type="string">
            <text:p>Dog</text:p>
          </table:table-cell>
          <table:table-cell office:string-value="Nash" office:value-type="string">
            <text:p>Nash</text:p>
          </table:table-cell>
          <table:table-cell office:string-value="Nash" office:value-type="string">
            <text:p>Nash</text:p>
          </table:table-cell>
          <table:table-cell office:value="2.0" office:value-type="float">
            <text:p>2.0</text:p>
          </table:table-cell>
          <table:table-cell office:string-value="Labrador Retriever" office:value-type="string">
            <text:p>Labrador Retriever</text:p>
          </table:table-cell>
        </table:table-row>
        <table:table-row>
          <table:table-cell office:string-value="Sun Jul 21 19:03:52 EDT 2019" office:value-type="string">
            <text:p>Sun Jul 21 19:03:52 EDT 2019</text:p>
          </table:table-cell>
          <table:table-cell office:string-value="Cat" office:value-type="string">
            <text:p>Cat</text:p>
          </table:table-cell>
          <table:table-cell office:string-value="Spoons" office:value-type="string">
            <text:p>Spoons</text:p>
          </table:table-cell>
          <table:table-cell office:string-value="Spoons" office:value-type="string">
            <text:p>Spoons</text:p>
          </table:table-cell>
          <table:table-cell office:value="3.0" office:value-type="float">
            <text:p>3.0</text:p>
          </table:table-cell>
          <table:table-cell office:string-value="Calico" office:value-type="string">
            <text:p>Calico</text:p>
          </table:table-cell>
        </table:table-row>
        <table:table-row>
          <table:table-cell office:string-value="Sun Jul 21 19:03:58 EDT 2019" office:value-type="string">
            <text:p>Sun Jul 21 19:03:58 EDT 2019</text:p>
          </table:table-cell>
          <table:table-cell office:string-value="Cat" office:value-type="string">
            <text:p>Cat</text:p>
          </table:table-cell>
          <table:table-cell office:string-value="Arizona" office:value-type="string">
            <text:p>Arizona</text:p>
          </table:table-cell>
          <table:table-cell office:string-value="Arizona" office:value-type="string">
            <text:p>Arizona</text:p>
          </table:table-cell>
          <table:table-cell office:value="7.0" office:value-type="float">
            <text:p>7.0</text:p>
          </table:table-cell>
          <table:table-cell office:string-value="Domestic shorthair/orange tabby" office:value-type="string">
            <text:p>Domestic shorthair/orange tabby</text:p>
          </table:table-cell>
        </table:table-row>
        <table:table-row>
          <table:table-cell office:string-value="Sun Jul 21 19:04:11 EDT 2019" office:value-type="string">
            <text:p>Sun Jul 21 19:04:11 EDT 2019</text:p>
          </table:table-cell>
          <table:table-cell office:string-value="Dog" office:value-type="string">
            <text:p>Dog</text:p>
          </table:table-cell>
          <table:table-cell office:string-value="Sian Ben Ryan" office:value-type="string">
            <text:p>Sian Ben Ryan</text:p>
          </table:table-cell>
          <table:table-cell office:string-value="Sian or Sisi" office:value-type="string">
            <text:p>Sian or Sisi</text:p>
          </table:table-cell>
          <table:table-cell office:value="14.0" office:value-type="float">
            <text:p>14.0</text:p>
          </table:table-cell>
          <table:table-cell office:string-value="Westie" office:value-type="string">
            <text:p>Westie</text:p>
          </table:table-cell>
        </table:table-row>
        <table:table-row>
          <table:table-cell office:string-value="Sun Jul 21 19:04:21 EDT 2019" office:value-type="string">
            <text:p>Sun Jul 21 19:04:21 EDT 2019</text:p>
          </table:table-cell>
          <table:table-cell office:string-value="Dog" office:value-type="string">
            <text:p>Dog</text:p>
          </table:table-cell>
          <table:table-cell office:string-value="Bear 2" office:value-type="string">
            <text:p>Bear 2</text:p>
          </table:table-cell>
          <table:table-cell office:string-value="Bear" office:value-type="string">
            <text:p>Bear</text:p>
          </table:table-cell>
          <table:table-cell office:value="7.5" office:value-type="float">
            <text:p>7.5</text:p>
          </table:table-cell>
          <table:table-cell office:string-value="Retriever Mix" office:value-type="string">
            <text:p>Retriever Mix</text:p>
          </table:table-cell>
        </table:table-row>
        <table:table-row>
          <table:table-cell office:string-value="Sun Jul 21 19:04:22 EDT 2019" office:value-type="string">
            <text:p>Sun Jul 21 19:04:22 EDT 2019</text:p>
          </table:table-cell>
          <table:table-cell office:string-value="Cat" office:value-type="string">
            <text:p>Cat</text:p>
          </table:table-cell>
          <table:table-cell office:string-value="Banjo" office:value-type="string">
            <text:p>Banjo</text:p>
          </table:table-cell>
          <table:table-cell office:string-value="Banj" office:value-type="string">
            <text:p>Banj</text:p>
          </table:table-cell>
          <table:table-cell office:value="3.0" office:value-type="float">
            <text:p>3.0</text:p>
          </table:table-cell>
          <table:table-cell office:string-value="DSH" office:value-type="string">
            <text:p>DSH</text:p>
          </table:table-cell>
        </table:table-row>
        <table:table-row>
          <table:table-cell office:string-value="Sun Jul 21 19:04:37 EDT 2019" office:value-type="string">
            <text:p>Sun Jul 21 19:04:37 EDT 2019</text:p>
          </table:table-cell>
          <table:table-cell office:string-value="Rodent" office:value-type="string">
            <text:p>Rodent</text:p>
          </table:table-cell>
          <table:table-cell office:string-value="Fossedini Heraldo Macduff" office:value-type="string">
            <text:p>Fossedini Heraldo Macduff</text:p>
          </table:table-cell>
          <table:table-cell office:string-value="Fosse" office:value-type="string">
            <text:p>Fosse</text:p>
          </table:table-cell>
          <table:table-cell office:value="10.0" office:value-type="float">
            <text:p>10.0</text:p>
          </table:table-cell>
          <table:table-cell office:string-value="Chinchilla" office:value-type="string">
            <text:p>Chinchilla</text:p>
          </table:table-cell>
        </table:table-row>
        <table:table-row>
          <table:table-cell office:string-value="Sun Jul 21 19:04:43 EDT 2019" office:value-type="string">
            <text:p>Sun Jul 21 19:04:43 EDT 2019</text:p>
          </table:table-cell>
          <table:table-cell office:string-value="Cat" office:value-type="string">
            <text:p>Cat</text:p>
          </table:table-cell>
          <table:table-cell office:string-value="Princess Melanie" office:value-type="string">
            <text:p>Princess Melanie</text:p>
          </table:table-cell>
          <table:table-cell office:string-value="Melanie" office:value-type="string">
            <text:p>Melanie</text:p>
          </table:table-cell>
          <table:table-cell office:value="5.0" office:value-type="float">
            <text:p>5.0</text:p>
          </table:table-cell>
          <table:table-cell office:string-value="Domestic Longhair" office:value-type="string">
            <text:p>Domestic Longhair</text:p>
          </table:table-cell>
        </table:table-row>
        <table:table-row>
          <table:table-cell office:string-value="Sun Jul 21 19:04:54 EDT 2019" office:value-type="string">
            <text:p>Sun Jul 21 19:04:54 EDT 2019</text:p>
          </table:table-cell>
          <table:table-cell office:string-value="Cat" office:value-type="string">
            <text:p>Cat</text:p>
          </table:table-cell>
          <table:table-cell office:string-value="Tiffany Marie" office:value-type="string">
            <text:p>Tiffany Marie</text:p>
          </table:table-cell>
          <table:table-cell office:string-value="Tiffany" office:value-type="string">
            <text:p>Tiffany</text:p>
          </table:table-cell>
          <table:table-cell office:value="13.0" office:value-type="float">
            <text:p>13.0</text:p>
          </table:table-cell>
          <table:table-cell office:string-value="DSH" office:value-type="string">
            <text:p>DSH</text:p>
          </table:table-cell>
        </table:table-row>
        <table:table-row>
          <table:table-cell office:string-value="Sun Jul 21 19:05:00 EDT 2019" office:value-type="string">
            <text:p>Sun Jul 21 19:05:00 EDT 2019</text:p>
          </table:table-cell>
          <table:table-cell office:string-value="Dog" office:value-type="string">
            <text:p>Dog</text:p>
          </table:table-cell>
          <table:table-cell office:string-value="Charles Barrath McIntyre" office:value-type="string">
            <text:p>Charles Barrath McIntyre</text:p>
          </table:table-cell>
          <table:table-cell office:string-value="Barry" office:value-type="string">
            <text:p>Barry</text:p>
          </table:table-cell>
          <table:table-cell office:value="6.0" office:value-type="float">
            <text:p>6.0</text:p>
          </table:table-cell>
          <table:table-cell office:string-value="Bassett Hound" office:value-type="string">
            <text:p>Bassett Hound</text:p>
          </table:table-cell>
        </table:table-row>
        <table:table-row>
          <table:table-cell office:string-value="Sun Jul 21 19:05:33 EDT 2019" office:value-type="string">
            <text:p>Sun Jul 21 19:05:33 EDT 2019</text:p>
          </table:table-cell>
          <table:table-cell office:string-value="Dog" office:value-type="string">
            <text:p>Dog</text:p>
          </table:table-cell>
          <table:table-cell office:string-value="Margeurite Larioux Gonzales" office:value-type="string">
            <text:p>Margeurite Larioux Gonzales</text:p>
          </table:table-cell>
          <table:table-cell office:string-value="Maggie" office:value-type="string">
            <text:p>Maggie</text:p>
          </table:table-cell>
          <table:table-cell office:value="6.0" office:value-type="float">
            <text:p>6.0</text:p>
          </table:table-cell>
          <table:table-cell office:string-value="Chihuahua-Lab" office:value-type="string">
            <text:p>Chihuahua-Lab</text:p>
          </table:table-cell>
        </table:table-row>
        <table:table-row>
          <table:table-cell office:string-value="Sun Jul 21 19:05:37 EDT 2019" office:value-type="string">
            <text:p>Sun Jul 21 19:05:37 EDT 2019</text:p>
          </table:table-cell>
          <table:table-cell office:string-value="Dog" office:value-type="string">
            <text:p>Dog</text:p>
          </table:table-cell>
          <table:table-cell office:string-value="Rusty" office:value-type="string">
            <text:p>Rusty</text:p>
          </table:table-cell>
          <table:table-cell office:string-value="Rusty" office:value-type="string">
            <text:p>Rusty</text:p>
          </table:table-cell>
          <table:table-cell office:value="2.0" office:value-type="float">
            <text:p>2.0</text:p>
          </table:table-cell>
          <table:table-cell office:string-value="Fox red lab" office:value-type="string">
            <text:p>Fox red lab</text:p>
          </table:table-cell>
        </table:table-row>
        <table:table-row>
          <table:table-cell office:string-value="Sun Jul 21 19:05:50 EDT 2019" office:value-type="string">
            <text:p>Sun Jul 21 19:05:50 EDT 2019</text:p>
          </table:table-cell>
          <table:table-cell office:string-value="Dog" office:value-type="string">
            <text:p>Dog</text:p>
          </table:table-cell>
          <table:table-cell office:string-value="Starfire" office:value-type="string">
            <text:p>Starfire</text:p>
          </table:table-cell>
          <table:table-cell office:string-value="Star" office:value-type="string">
            <text:p>Star</text:p>
          </table:table-cell>
          <table:table-cell office:value="15.0" office:value-type="float">
            <text:p>15.0</text:p>
          </table:table-cell>
          <table:table-cell office:string-value="Maltese poodle" office:value-type="string">
            <text:p>Maltese poodle</text:p>
          </table:table-cell>
        </table:table-row>
        <table:table-row>
          <table:table-cell office:string-value="Sun Jul 21 19:05:52 EDT 2019" office:value-type="string">
            <text:p>Sun Jul 21 19:05:52 EDT 2019</text:p>
          </table:table-cell>
          <table:table-cell office:string-value="Dog" office:value-type="string">
            <text:p>Dog</text:p>
          </table:table-cell>
          <table:table-cell office:string-value="Nova" office:value-type="string">
            <text:p>Nova</text:p>
          </table:table-cell>
          <table:table-cell office:string-value="Nova" office:value-type="string">
            <text:p>Nova</text:p>
          </table:table-cell>
          <table:table-cell office:string-value="2-3" office:value-type="string">
            <text:p>2-3</text:p>
          </table:table-cell>
          <table:table-cell office:string-value="Mixed breed (pomeranian, papillon, chihuahua, cavalier)" office:value-type="string">
            <text:p>Mixed breed (pomeranian, papillon, chihuahua, cavalier)</text:p>
          </table:table-cell>
        </table:table-row>
        <table:table-row>
          <table:table-cell office:string-value="Sun Jul 21 19:05:52 EDT 2019" office:value-type="string">
            <text:p>Sun Jul 21 19:05:52 EDT 2019</text:p>
          </table:table-cell>
          <table:table-cell office:string-value="Dog" office:value-type="string">
            <text:p>Dog</text:p>
          </table:table-cell>
          <table:table-cell office:string-value="Dinty" office:value-type="string">
            <text:p>Dinty</text:p>
          </table:table-cell>
          <table:table-cell office:string-value="The Dint" office:value-type="string">
            <text:p>The Dint</text:p>
          </table:table-cell>
          <table:table-cell office:string-value="5ish" office:value-type="string">
            <text:p>5ish</text:p>
          </table:table-cell>
          <table:table-cell office:string-value="Terrier mix" office:value-type="string">
            <text:p>Terrier mix</text:p>
          </table:table-cell>
        </table:table-row>
        <table:table-row>
          <table:table-cell office:string-value="Sun Jul 21 19:06:26 EDT 2019" office:value-type="string">
            <text:p>Sun Jul 21 19:06:26 EDT 2019</text:p>
          </table:table-cell>
          <table:table-cell office:string-value="Cat" office:value-type="string">
            <text:p>Cat</text:p>
          </table:table-cell>
          <table:table-cell office:string-value="Hamilton" office:value-type="string">
            <text:p>Hamilton</text:p>
          </table:table-cell>
          <table:table-cell office:string-value="Hammy Bits" office:value-type="string">
            <text:p>Hammy Bits</text:p>
          </table:table-cell>
          <table:table-cell office:value="3.0" office:value-type="float">
            <text:p>3.0</text:p>
          </table:table-cell>
          <table:table-cell/>
        </table:table-row>
        <table:table-row>
          <table:table-cell office:string-value="Sun Jul 21 19:06:28 EDT 2019" office:value-type="string">
            <text:p>Sun Jul 21 19:06:28 EDT 2019</text:p>
          </table:table-cell>
          <table:table-cell office:string-value="Dog" office:value-type="string">
            <text:p>Dog</text:p>
          </table:table-cell>
          <table:table-cell office:string-value="Kadie Jo" office:value-type="string">
            <text:p>Kadie Jo</text:p>
          </table:table-cell>
          <table:table-cell office:string-value="Kadie Jo" office:value-type="string">
            <text:p>Kadie Jo</text:p>
          </table:table-cell>
          <table:table-cell office:value="6.0" office:value-type="float">
            <text:p>6.0</text:p>
          </table:table-cell>
          <table:table-cell office:string-value="Labrador retriever" office:value-type="string">
            <text:p>Labrador retriever</text:p>
          </table:table-cell>
        </table:table-row>
        <table:table-row>
          <table:table-cell office:string-value="Sun Jul 21 19:06:41 EDT 2019" office:value-type="string">
            <text:p>Sun Jul 21 19:06:41 EDT 2019</text:p>
          </table:table-cell>
          <table:table-cell office:string-value="Cat" office:value-type="string">
            <text:p>Cat</text:p>
          </table:table-cell>
          <table:table-cell office:string-value="Incandenza" office:value-type="string">
            <text:p>Incandenza</text:p>
          </table:table-cell>
          <table:table-cell office:string-value="Ink" office:value-type="string">
            <text:p>Ink</text:p>
          </table:table-cell>
          <table:table-cell office:string-value="3ish" office:value-type="string">
            <text:p>3ish</text:p>
          </table:table-cell>
          <table:table-cell/>
        </table:table-row>
        <table:table-row>
          <table:table-cell office:string-value="Sun Jul 21 19:06:43 EDT 2019" office:value-type="string">
            <text:p>Sun Jul 21 19:06:43 EDT 2019</text:p>
          </table:table-cell>
          <table:table-cell office:string-value="Cat" office:value-type="string">
            <text:p>Cat</text:p>
          </table:table-cell>
          <table:table-cell office:string-value="Fitzgerald" office:value-type="string">
            <text:p>Fitzgerald</text:p>
          </table:table-cell>
          <table:table-cell office:string-value="Fitz" office:value-type="string">
            <text:p>Fitz</text:p>
          </table:table-cell>
          <table:table-cell office:value="8.0" office:value-type="float">
            <text:p>8.0</text:p>
          </table:table-cell>
          <table:table-cell office:string-value="Domestic shorthair" office:value-type="string">
            <text:p>Domestic shorthair</text:p>
          </table:table-cell>
        </table:table-row>
        <table:table-row>
          <table:table-cell office:string-value="Sun Jul 21 19:07:21 EDT 2019" office:value-type="string">
            <text:p>Sun Jul 21 19:07:21 EDT 2019</text:p>
          </table:table-cell>
          <table:table-cell office:string-value="Cat" office:value-type="string">
            <text:p>Cat</text:p>
          </table:table-cell>
          <table:table-cell office:string-value="Zelda" office:value-type="string">
            <text:p>Zelda</text:p>
          </table:table-cell>
          <table:table-cell office:string-value="Zelda" office:value-type="string">
            <text:p>Zelda</text:p>
          </table:table-cell>
          <table:table-cell office:value="8.0" office:value-type="float">
            <text:p>8.0</text:p>
          </table:table-cell>
          <table:table-cell office:string-value="Domestic shorthair" office:value-type="string">
            <text:p>Domestic shorthair</text:p>
          </table:table-cell>
        </table:table-row>
        <table:table-row>
          <table:table-cell office:string-value="Sun Jul 21 19:07:26 EDT 2019" office:value-type="string">
            <text:p>Sun Jul 21 19:07:26 EDT 2019</text:p>
          </table:table-cell>
          <table:table-cell office:string-value="Dog" office:value-type="string">
            <text:p>Dog</text:p>
          </table:table-cell>
          <table:table-cell office:string-value="Daisy Duke" office:value-type="string">
            <text:p>Daisy Duke</text:p>
          </table:table-cell>
          <table:table-cell office:string-value="Daisy " office:value-type="string">
            <text:p>Daisy </text:p>
          </table:table-cell>
          <table:table-cell office:value="4.0" office:value-type="float">
            <text:p>4.0</text:p>
          </table:table-cell>
          <table:table-cell office:string-value="Siberian husky/Brittany spaniel cross" office:value-type="string">
            <text:p>Siberian husky/Brittany spaniel cross</text:p>
          </table:table-cell>
        </table:table-row>
        <table:table-row>
          <table:table-cell office:string-value="Sun Jul 21 19:08:00 EDT 2019" office:value-type="string">
            <text:p>Sun Jul 21 19:08:00 EDT 2019</text:p>
          </table:table-cell>
          <table:table-cell office:string-value="Rodent" office:value-type="string">
            <text:p>Rodent</text:p>
          </table:table-cell>
          <table:table-cell office:string-value="Stewie" office:value-type="string">
            <text:p>Stewie</text:p>
          </table:table-cell>
          <table:table-cell office:string-value="Stewie" office:value-type="string">
            <text:p>Stewie</text:p>
          </table:table-cell>
          <table:table-cell office:value="2.0" office:value-type="float">
            <text:p>2.0</text:p>
          </table:table-cell>
          <table:table-cell office:string-value="Guinea Pig" office:value-type="string">
            <text:p>Guinea Pig</text:p>
          </table:table-cell>
        </table:table-row>
        <table:table-row>
          <table:table-cell office:string-value="Sun Jul 21 19:08:23 EDT 2019" office:value-type="string">
            <text:p>Sun Jul 21 19:08:23 EDT 2019</text:p>
          </table:table-cell>
          <table:table-cell office:string-value="Dog" office:value-type="string">
            <text:p>Dog</text:p>
          </table:table-cell>
          <table:table-cell office:string-value="Sunny Sunday Sky" office:value-type="string">
            <text:p>Sunny Sunday Sky</text:p>
          </table:table-cell>
          <table:table-cell office:string-value="Sunny" office:value-type="string">
            <text:p>Sunny</text:p>
          </table:table-cell>
          <table:table-cell office:string-value="15.5 years" office:value-type="string">
            <text:p>15.5 years</text:p>
          </table:table-cell>
          <table:table-cell office:string-value="Beagle" office:value-type="string">
            <text:p>Beagle</text:p>
          </table:table-cell>
        </table:table-row>
        <table:table-row>
          <table:table-cell office:string-value="Sun Jul 21 19:08:33 EDT 2019" office:value-type="string">
            <text:p>Sun Jul 21 19:08:33 EDT 2019</text:p>
          </table:table-cell>
          <table:table-cell office:string-value="Rodent" office:value-type="string">
            <text:p>Rodent</text:p>
          </table:table-cell>
          <table:table-cell office:string-value="Francisco" office:value-type="string">
            <text:p>Francisco</text:p>
          </table:table-cell>
          <table:table-cell office:string-value="Cisco" office:value-type="string">
            <text:p>Cisco</text:p>
          </table:table-cell>
          <table:table-cell office:value="2.0" office:value-type="float">
            <text:p>2.0</text:p>
          </table:table-cell>
          <table:table-cell office:string-value="Guinea Pig" office:value-type="string">
            <text:p>Guinea Pig</text:p>
          </table:table-cell>
        </table:table-row>
        <table:table-row>
          <table:table-cell office:string-value="Sun Jul 21 19:08:36 EDT 2019" office:value-type="string">
            <text:p>Sun Jul 21 19:08:36 EDT 2019</text:p>
          </table:table-cell>
          <table:table-cell office:string-value="Horse" office:value-type="string">
            <text:p>Horse</text:p>
          </table:table-cell>
          <table:table-cell office:string-value="Dream On Chip" office:value-type="string">
            <text:p>Dream On Chip</text:p>
          </table:table-cell>
          <table:table-cell office:string-value="Diva" office:value-type="string">
            <text:p>Diva</text:p>
          </table:table-cell>
          <table:table-cell office:value="15.0" office:value-type="float">
            <text:p>15.0</text:p>
          </table:table-cell>
          <table:table-cell office:string-value="Appaloosa" office:value-type="string">
            <text:p>Appaloosa</text:p>
          </table:table-cell>
        </table:table-row>
        <table:table-row>
          <table:table-cell office:string-value="Sun Jul 21 19:08:53 EDT 2019" office:value-type="string">
            <text:p>Sun Jul 21 19:08:53 EDT 2019</text:p>
          </table:table-cell>
          <table:table-cell office:string-value="Dog" office:value-type="string">
            <text:p>Dog</text:p>
          </table:table-cell>
          <table:table-cell office:string-value="Bailey" office:value-type="string">
            <text:p>Bailey</text:p>
          </table:table-cell>
          <table:table-cell office:string-value="Bailey " office:value-type="string">
            <text:p>Bailey </text:p>
          </table:table-cell>
          <table:table-cell office:value="3.0" office:value-type="float">
            <text:p>3.0</text:p>
          </table:table-cell>
          <table:table-cell office:string-value="Border Collie Mix" office:value-type="string">
            <text:p>Border Collie Mix</text:p>
          </table:table-cell>
        </table:table-row>
        <table:table-row>
          <table:table-cell office:string-value="Sun Jul 21 19:09:10 EDT 2019" office:value-type="string">
            <text:p>Sun Jul 21 19:09:10 EDT 2019</text:p>
          </table:table-cell>
          <table:table-cell office:string-value="Horse" office:value-type="string">
            <text:p>Horse</text:p>
          </table:table-cell>
          <table:table-cell office:string-value="Tundra" office:value-type="string">
            <text:p>Tundra</text:p>
          </table:table-cell>
          <table:table-cell office:string-value="Tundra" office:value-type="string">
            <text:p>Tundra</text:p>
          </table:table-cell>
          <table:table-cell office:value="12.0" office:value-type="float">
            <text:p>12.0</text:p>
          </table:table-cell>
          <table:table-cell office:string-value="Mixed breed (Appaloosa, paint, Tennessee walker)" office:value-type="string">
            <text:p>Mixed breed (Appaloosa, paint, Tennessee walker)</text:p>
          </table:table-cell>
        </table:table-row>
        <table:table-row>
          <table:table-cell office:string-value="Sun Jul 21 19:09:48 EDT 2019" office:value-type="string">
            <text:p>Sun Jul 21 19:09:48 EDT 2019</text:p>
          </table:table-cell>
          <table:table-cell office:string-value="Dog" office:value-type="string">
            <text:p>Dog</text:p>
          </table:table-cell>
          <table:table-cell office:string-value="Bosco Spaghettio" office:value-type="string">
            <text:p>Bosco Spaghettio</text:p>
          </table:table-cell>
          <table:table-cell office:string-value="Bosco" office:value-type="string">
            <text:p>Bosco</text:p>
          </table:table-cell>
          <table:table-cell office:value="9.0" office:value-type="float">
            <text:p>9.0</text:p>
          </table:table-cell>
          <table:table-cell office:string-value="Border Collie mix " office:value-type="string">
            <text:p>Border Collie mix </text:p>
          </table:table-cell>
        </table:table-row>
        <table:table-row>
          <table:table-cell office:string-value="Sun Jul 21 19:09:50 EDT 2019" office:value-type="string">
            <text:p>Sun Jul 21 19:09:50 EDT 2019</text:p>
          </table:table-cell>
          <table:table-cell office:string-value="Cat" office:value-type="string">
            <text:p>Cat</text:p>
          </table:table-cell>
          <table:table-cell office:string-value="Agnes Marie" office:value-type="string">
            <text:p>Agnes Marie</text:p>
          </table:table-cell>
          <table:table-cell office:string-value="Aggie turd" office:value-type="string">
            <text:p>Aggie turd</text:p>
          </table:table-cell>
          <table:table-cell office:value="2.0" office:value-type="float">
            <text:p>2.0</text:p>
          </table:table-cell>
          <table:table-cell/>
        </table:table-row>
        <table:table-row>
          <table:table-cell office:string-value="Sun Jul 21 19:10:03 EDT 2019" office:value-type="string">
            <text:p>Sun Jul 21 19:10:03 EDT 2019</text:p>
          </table:table-cell>
          <table:table-cell office:string-value="Dog" office:value-type="string">
            <text:p>Dog</text:p>
          </table:table-cell>
          <table:table-cell office:string-value="Tansei" office:value-type="string">
            <text:p>Tansei</text:p>
          </table:table-cell>
          <table:table-cell office:string-value="Duffus" office:value-type="string">
            <text:p>Duffus</text:p>
          </table:table-cell>
          <table:table-cell office:value="7.0" office:value-type="float">
            <text:p>7.0</text:p>
          </table:table-cell>
          <table:table-cell office:string-value="Shiba Inu" office:value-type="string">
            <text:p>Shiba Inu</text:p>
          </table:table-cell>
        </table:table-row>
        <table:table-row>
          <table:table-cell office:string-value="Sun Jul 21 19:10:27 EDT 2019" office:value-type="string">
            <text:p>Sun Jul 21 19:10:27 EDT 2019</text:p>
          </table:table-cell>
          <table:table-cell office:string-value="Cat" office:value-type="string">
            <text:p>Cat</text:p>
          </table:table-cell>
          <table:table-cell office:string-value="Edith" office:value-type="string">
            <text:p>Edith</text:p>
          </table:table-cell>
          <table:table-cell office:string-value="Eduf Monster" office:value-type="string">
            <text:p>Eduf Monster</text:p>
          </table:table-cell>
          <table:table-cell office:value="1.0" office:value-type="float">
            <text:p>1.0</text:p>
          </table:table-cell>
          <table:table-cell/>
        </table:table-row>
        <table:table-row>
          <table:table-cell office:string-value="Sun Jul 21 19:10:38 EDT 2019" office:value-type="string">
            <text:p>Sun Jul 21 19:10:38 EDT 2019</text:p>
          </table:table-cell>
          <table:table-cell office:string-value="Cat" office:value-type="string">
            <text:p>Cat</text:p>
          </table:table-cell>
          <table:table-cell office:string-value="Mini" office:value-type="string">
            <text:p>Mini</text:p>
          </table:table-cell>
          <table:table-cell office:string-value="Mimi" office:value-type="string">
            <text:p>Mimi</text:p>
          </table:table-cell>
          <table:table-cell office:value="13.0" office:value-type="float">
            <text:p>13.0</text:p>
          </table:table-cell>
          <table:table-cell office:string-value="Tuxedo " office:value-type="string">
            <text:p>Tuxedo </text:p>
          </table:table-cell>
        </table:table-row>
        <table:table-row>
          <table:table-cell office:string-value="Sun Jul 21 19:11:02 EDT 2019" office:value-type="string">
            <text:p>Sun Jul 21 19:11:02 EDT 2019</text:p>
          </table:table-cell>
          <table:table-cell office:string-value="Cat" office:value-type="string">
            <text:p>Cat</text:p>
          </table:table-cell>
          <table:table-cell office:string-value="Theodore " office:value-type="string">
            <text:p>Theodore </text:p>
          </table:table-cell>
          <table:table-cell office:string-value="Ted" office:value-type="string">
            <text:p>Ted</text:p>
          </table:table-cell>
          <table:table-cell office:value="4.0" office:value-type="float">
            <text:p>4.0</text:p>
          </table:table-cell>
          <table:table-cell office:string-value="persian" office:value-type="string">
            <text:p>persian</text:p>
          </table:table-cell>
        </table:table-row>
        <table:table-row>
          <table:table-cell office:string-value="Sun Jul 21 19:11:27 EDT 2019" office:value-type="string">
            <text:p>Sun Jul 21 19:11:27 EDT 2019</text:p>
          </table:table-cell>
          <table:table-cell office:string-value="Dog" office:value-type="string">
            <text:p>Dog</text:p>
          </table:table-cell>
          <table:table-cell office:string-value="Molly" office:value-type="string">
            <text:p>Molly</text:p>
          </table:table-cell>
          <table:table-cell office:string-value="Molly" office:value-type="string">
            <text:p>Molly</text:p>
          </table:table-cell>
          <table:table-cell office:value="16.0" office:value-type="float">
            <text:p>16.0</text:p>
          </table:table-cell>
          <table:table-cell office:string-value="Golden retriever " office:value-type="string">
            <text:p>Golden retriever </text:p>
          </table:table-cell>
        </table:table-row>
        <table:table-row>
          <table:table-cell office:string-value="Sun Jul 21 19:11:29 EDT 2019" office:value-type="string">
            <text:p>Sun Jul 21 19:11:29 EDT 2019</text:p>
          </table:table-cell>
          <table:table-cell office:string-value="Dog" office:value-type="string">
            <text:p>Dog</text:p>
          </table:table-cell>
          <table:table-cell office:string-value="Duke Dukington" office:value-type="string">
            <text:p>Duke Dukington</text:p>
          </table:table-cell>
          <table:table-cell office:string-value="Duka" office:value-type="string">
            <text:p>Duka</text:p>
          </table:table-cell>
          <table:table-cell office:value="3.0" office:value-type="float">
            <text:p>3.0</text:p>
          </table:table-cell>
          <table:table-cell office:string-value="chihuahua mix" office:value-type="string">
            <text:p>chihuahua mix</text:p>
          </table:table-cell>
        </table:table-row>
        <table:table-row>
          <table:table-cell office:string-value="Sun Jul 21 19:11:58 EDT 2019" office:value-type="string">
            <text:p>Sun Jul 21 19:11:58 EDT 2019</text:p>
          </table:table-cell>
          <table:table-cell office:string-value="Cat" office:value-type="string">
            <text:p>Cat</text:p>
          </table:table-cell>
          <table:table-cell office:string-value="Oliver Newton" office:value-type="string">
            <text:p>Oliver Newton</text:p>
          </table:table-cell>
          <table:table-cell office:string-value="Ollie" office:value-type="string">
            <text:p>Ollie</text:p>
          </table:table-cell>
          <table:table-cell office:value="4.0" office:value-type="float">
            <text:p>4.0</text:p>
          </table:table-cell>
          <table:table-cell office:string-value="Maine Coon" office:value-type="string">
            <text:p>Maine Coon</text:p>
          </table:table-cell>
        </table:table-row>
        <table:table-row>
          <table:table-cell office:string-value="Sun Jul 21 19:12:20 EDT 2019" office:value-type="string">
            <text:p>Sun Jul 21 19:12:20 EDT 2019</text:p>
          </table:table-cell>
          <table:table-cell office:string-value="Dog" office:value-type="string">
            <text:p>Dog</text:p>
          </table:table-cell>
          <table:table-cell office:string-value="Prince Phillip the 2nd" office:value-type="string">
            <text:p>Prince Phillip the 2nd</text:p>
          </table:table-cell>
          <table:table-cell office:string-value="Phillip, Daddy-o" office:value-type="string">
            <text:p>Phillip, Daddy-o</text:p>
          </table:table-cell>
          <table:table-cell office:value="12.0" office:value-type="float">
            <text:p>12.0</text:p>
          </table:table-cell>
          <table:table-cell office:string-value="West Highland White Terrier" office:value-type="string">
            <text:p>West Highland White Terrier</text:p>
          </table:table-cell>
        </table:table-row>
        <table:table-row>
          <table:table-cell office:string-value="Sun Jul 21 19:12:29 EDT 2019" office:value-type="string">
            <text:p>Sun Jul 21 19:12:29 EDT 2019</text:p>
          </table:table-cell>
          <table:table-cell office:string-value="Cat" office:value-type="string">
            <text:p>Cat</text:p>
          </table:table-cell>
          <table:table-cell office:string-value="Starla" office:value-type="string">
            <text:p>Starla</text:p>
          </table:table-cell>
          <table:table-cell office:string-value="Starla" office:value-type="string">
            <text:p>Starla</text:p>
          </table:table-cell>
          <table:table-cell office:value="4.0" office:value-type="float">
            <text:p>4.0</text:p>
          </table:table-cell>
          <table:table-cell office:string-value="Domestic shorthair " office:value-type="string">
            <text:p>Domestic shorthair </text:p>
          </table:table-cell>
        </table:table-row>
        <table:table-row>
          <table:table-cell office:string-value="Sun Jul 21 19:13:27 EDT 2019" office:value-type="string">
            <text:p>Sun Jul 21 19:13:27 EDT 2019</text:p>
          </table:table-cell>
          <table:table-cell office:string-value="Dog" office:value-type="string">
            <text:p>Dog</text:p>
          </table:table-cell>
          <table:table-cell office:string-value="Petey" office:value-type="string">
            <text:p>Petey</text:p>
          </table:table-cell>
          <table:table-cell office:string-value="Petey poopoo head" office:value-type="string">
            <text:p>Petey poopoo head</text:p>
          </table:table-cell>
          <table:table-cell office:value="11.0" office:value-type="float">
            <text:p>11.0</text:p>
          </table:table-cell>
          <table:table-cell office:string-value="West highland white terrier" office:value-type="string">
            <text:p>West highland white terrier</text:p>
          </table:table-cell>
        </table:table-row>
        <table:table-row>
          <table:table-cell office:string-value="Sun Jul 21 19:13:56 EDT 2019" office:value-type="string">
            <text:p>Sun Jul 21 19:13:56 EDT 2019</text:p>
          </table:table-cell>
          <table:table-cell office:string-value="Dog" office:value-type="string">
            <text:p>Dog</text:p>
          </table:table-cell>
          <table:table-cell office:string-value="President Nixon " office:value-type="string">
            <text:p>President Nixon </text:p>
          </table:table-cell>
          <table:table-cell office:string-value="Nixy " office:value-type="string">
            <text:p>Nixy </text:p>
          </table:table-cell>
          <table:table-cell office:value="8.0" office:value-type="float">
            <text:p>8.0</text:p>
          </table:table-cell>
          <table:table-cell office:string-value="Mixed breed (looks very hound-y)" office:value-type="string">
            <text:p>Mixed breed (looks very hound-y)</text:p>
          </table:table-cell>
        </table:table-row>
        <table:table-row>
          <table:table-cell office:string-value="Sun Jul 21 19:14:02 EDT 2019" office:value-type="string">
            <text:p>Sun Jul 21 19:14:02 EDT 2019</text:p>
          </table:table-cell>
          <table:table-cell office:string-value="Dog" office:value-type="string">
            <text:p>Dog</text:p>
          </table:table-cell>
          <table:table-cell office:string-value="Daisy Doodle Fat Kid with Butt Spots" office:value-type="string">
            <text:p>Daisy Doodle Fat Kid with Butt Spots</text:p>
          </table:table-cell>
          <table:table-cell office:string-value="Daisy " office:value-type="string">
            <text:p>Daisy </text:p>
          </table:table-cell>
          <table:table-cell office:value="4.0" office:value-type="float">
            <text:p>4.0</text:p>
          </table:table-cell>
          <table:table-cell office:string-value="Hound x" office:value-type="string">
            <text:p>Hound x</text:p>
          </table:table-cell>
        </table:table-row>
        <table:table-row>
          <table:table-cell office:string-value="Sun Jul 21 19:14:06 EDT 2019" office:value-type="string">
            <text:p>Sun Jul 21 19:14:06 EDT 2019</text:p>
          </table:table-cell>
          <table:table-cell office:string-value="Dog" office:value-type="string">
            <text:p>Dog</text:p>
          </table:table-cell>
          <table:table-cell office:string-value="Benry of Willowbrook" office:value-type="string">
            <text:p>Benry of Willowbrook</text:p>
          </table:table-cell>
          <table:table-cell office:string-value="Benry" office:value-type="string">
            <text:p>Benry</text:p>
          </table:table-cell>
          <table:table-cell office:value="8.0" office:value-type="float">
            <text:p>8.0</text:p>
          </table:table-cell>
          <table:table-cell office:string-value="Golden Retriever " office:value-type="string">
            <text:p>Golden Retriever </text:p>
          </table:table-cell>
        </table:table-row>
        <table:table-row>
          <table:table-cell office:string-value="Sun Jul 21 19:14:43 EDT 2019" office:value-type="string">
            <text:p>Sun Jul 21 19:14:43 EDT 2019</text:p>
          </table:table-cell>
          <table:table-cell office:string-value="Dog" office:value-type="string">
            <text:p>Dog</text:p>
          </table:table-cell>
          <table:table-cell office:string-value="Qoda" office:value-type="string">
            <text:p>Qoda</text:p>
          </table:table-cell>
          <table:table-cell office:string-value="Qoda" office:value-type="string">
            <text:p>Qoda</text:p>
          </table:table-cell>
          <table:table-cell office:string-value="2,5" office:value-type="string">
            <text:p>2,5</text:p>
          </table:table-cell>
          <table:table-cell office:string-value="Golden retriever" office:value-type="string">
            <text:p>Golden retriever</text:p>
          </table:table-cell>
        </table:table-row>
        <table:table-row>
          <table:table-cell office:string-value="Sun Jul 21 19:15:16 EDT 2019" office:value-type="string">
            <text:p>Sun Jul 21 19:15:16 EDT 2019</text:p>
          </table:table-cell>
          <table:table-cell office:string-value="Dog" office:value-type="string">
            <text:p>Dog</text:p>
          </table:table-cell>
          <table:table-cell office:string-value="Ziggy Starsog" office:value-type="string">
            <text:p>Ziggy Starsog</text:p>
          </table:table-cell>
          <table:table-cell office:string-value="Zig" office:value-type="string">
            <text:p>Zig</text:p>
          </table:table-cell>
          <table:table-cell office:value="1.5" office:value-type="float">
            <text:p>1.5</text:p>
          </table:table-cell>
          <table:table-cell office:string-value="Hound x" office:value-type="string">
            <text:p>Hound x</text:p>
          </table:table-cell>
        </table:table-row>
        <table:table-row>
          <table:table-cell office:string-value="Sun Jul 21 19:15:17 EDT 2019" office:value-type="string">
            <text:p>Sun Jul 21 19:15:17 EDT 2019</text:p>
          </table:table-cell>
          <table:table-cell office:string-value="Dog" office:value-type="string">
            <text:p>Dog</text:p>
          </table:table-cell>
          <table:table-cell office:string-value="Samuel Labrador" office:value-type="string">
            <text:p>Samuel Labrador</text:p>
          </table:table-cell>
          <table:table-cell office:string-value="Sam" office:value-type="string">
            <text:p>Sam</text:p>
          </table:table-cell>
          <table:table-cell office:value="13.0" office:value-type="float">
            <text:p>13.0</text:p>
          </table:table-cell>
          <table:table-cell office:string-value="Labrador" office:value-type="string">
            <text:p>Labrador</text:p>
          </table:table-cell>
        </table:table-row>
        <table:table-row>
          <table:table-cell office:string-value="Sun Jul 21 19:16:14 EDT 2019" office:value-type="string">
            <text:p>Sun Jul 21 19:16:14 EDT 2019</text:p>
          </table:table-cell>
          <table:table-cell office:string-value="Hamster" office:value-type="string">
            <text:p>Hamster</text:p>
          </table:table-cell>
          <table:table-cell office:string-value="Princess Consuela Banana Hammock" office:value-type="string">
            <text:p>Princess Consuela Banana Hammock</text:p>
          </table:table-cell>
          <table:table-cell office:string-value="Banana" office:value-type="string">
            <text:p>Banana</text:p>
          </table:table-cell>
          <table:table-cell office:string-value="Deceased " office:value-type="string">
            <text:p>Deceased </text:p>
          </table:table-cell>
          <table:table-cell/>
        </table:table-row>
        <table:table-row>
          <table:table-cell office:string-value="Sun Jul 21 19:17:40 EDT 2019" office:value-type="string">
            <text:p>Sun Jul 21 19:17:40 EDT 2019</text:p>
          </table:table-cell>
          <table:table-cell office:string-value="Dog" office:value-type="string">
            <text:p>Dog</text:p>
          </table:table-cell>
          <table:table-cell office:string-value="Bentley Boy" office:value-type="string">
            <text:p>Bentley Boy</text:p>
          </table:table-cell>
          <table:table-cell office:string-value="Bentley" office:value-type="string">
            <text:p>Bentley</text:p>
          </table:table-cell>
          <table:table-cell office:value="13.0" office:value-type="float">
            <text:p>13.0</text:p>
          </table:table-cell>
          <table:table-cell office:string-value="Shi-tzu/Bichon " office:value-type="string">
            <text:p>Shi-tzu/Bichon </text:p>
          </table:table-cell>
        </table:table-row>
        <table:table-row>
          <table:table-cell office:string-value="Sun Jul 21 19:17:42 EDT 2019" office:value-type="string">
            <text:p>Sun Jul 21 19:17:42 EDT 2019</text:p>
          </table:table-cell>
          <table:table-cell office:string-value="Dog" office:value-type="string">
            <text:p>Dog</text:p>
          </table:table-cell>
          <table:table-cell office:string-value="Taco Belle " office:value-type="string">
            <text:p>Taco Belle </text:p>
          </table:table-cell>
          <table:table-cell office:string-value="Taco" office:value-type="string">
            <text:p>Taco</text:p>
          </table:table-cell>
          <table:table-cell office:string-value="So so old" office:value-type="string">
            <text:p>So so old</text:p>
          </table:table-cell>
          <table:table-cell office:string-value="Taco" office:value-type="string">
            <text:p>Taco</text:p>
          </table:table-cell>
        </table:table-row>
        <table:table-row>
          <table:table-cell office:string-value="Sun Jul 21 19:17:43 EDT 2019" office:value-type="string">
            <text:p>Sun Jul 21 19:17:43 EDT 2019</text:p>
          </table:table-cell>
          <table:table-cell office:string-value="Dog" office:value-type="string">
            <text:p>Dog</text:p>
          </table:table-cell>
          <table:table-cell office:string-value="Pluto" office:value-type="string">
            <text:p>Pluto</text:p>
          </table:table-cell>
          <table:table-cell office:string-value="Pluto" office:value-type="string">
            <text:p>Pluto</text:p>
          </table:table-cell>
          <table:table-cell office:string-value="Deceased" office:value-type="string">
            <text:p>Deceased</text:p>
          </table:table-cell>
          <table:table-cell office:string-value="Golden Retriever " office:value-type="string">
            <text:p>Golden Retriever </text:p>
          </table:table-cell>
        </table:table-row>
        <table:table-row>
          <table:table-cell office:string-value="Sun Jul 21 19:18:09 EDT 2019" office:value-type="string">
            <text:p>Sun Jul 21 19:18:09 EDT 2019</text:p>
          </table:table-cell>
          <table:table-cell office:string-value="Hamster" office:value-type="string">
            <text:p>Hamster</text:p>
          </table:table-cell>
          <table:table-cell office:string-value="Scooter Computer" office:value-type="string">
            <text:p>Scooter Computer</text:p>
          </table:table-cell>
          <table:table-cell office:string-value="Scooter" office:value-type="string">
            <text:p>Scooter</text:p>
          </table:table-cell>
          <table:table-cell office:value="2.0" office:value-type="float">
            <text:p>2.0</text:p>
          </table:table-cell>
          <table:table-cell/>
        </table:table-row>
        <table:table-row>
          <table:table-cell office:string-value="Sun Jul 21 19:18:54 EDT 2019" office:value-type="string">
            <text:p>Sun Jul 21 19:18:54 EDT 2019</text:p>
          </table:table-cell>
          <table:table-cell office:string-value="Dog" office:value-type="string">
            <text:p>Dog</text:p>
          </table:table-cell>
          <table:table-cell office:string-value="Toby" office:value-type="string">
            <text:p>Toby</text:p>
          </table:table-cell>
          <table:table-cell office:string-value="Toby" office:value-type="string">
            <text:p>Toby</text:p>
          </table:table-cell>
          <table:table-cell office:value="6.0" office:value-type="float">
            <text:p>6.0</text:p>
          </table:table-cell>
          <table:table-cell office:string-value="Beagle mix" office:value-type="string">
            <text:p>Beagle mix</text:p>
          </table:table-cell>
        </table:table-row>
        <table:table-row>
          <table:table-cell office:string-value="Sun Jul 21 19:19:07 EDT 2019" office:value-type="string">
            <text:p>Sun Jul 21 19:19:07 EDT 2019</text:p>
          </table:table-cell>
          <table:table-cell office:string-value="Dog" office:value-type="string">
            <text:p>Dog</text:p>
          </table:table-cell>
          <table:table-cell office:string-value="Harlee " office:value-type="string">
            <text:p>Harlee </text:p>
          </table:table-cell>
          <table:table-cell office:string-value="Harlee" office:value-type="string">
            <text:p>Harlee</text:p>
          </table:table-cell>
          <table:table-cell office:value="3.0" office:value-type="float">
            <text:p>3.0</text:p>
          </table:table-cell>
          <table:table-cell office:string-value="Anatolian Shepherd" office:value-type="string">
            <text:p>Anatolian Shepherd</text:p>
          </table:table-cell>
        </table:table-row>
        <table:table-row>
          <table:table-cell office:string-value="Sun Jul 21 19:20:33 EDT 2019" office:value-type="string">
            <text:p>Sun Jul 21 19:20:33 EDT 2019</text:p>
          </table:table-cell>
          <table:table-cell office:string-value="Dog" office:value-type="string">
            <text:p>Dog</text:p>
          </table:table-cell>
          <table:table-cell office:string-value="Nessa" office:value-type="string">
            <text:p>Nessa</text:p>
          </table:table-cell>
          <table:table-cell office:string-value="Nessa" office:value-type="string">
            <text:p>Nessa</text:p>
          </table:table-cell>
          <table:table-cell office:value="1.0" office:value-type="float">
            <text:p>1.0</text:p>
          </table:table-cell>
          <table:table-cell office:string-value="Golden Retriever" office:value-type="string">
            <text:p>Golden Retriever</text:p>
          </table:table-cell>
        </table:table-row>
        <table:table-row>
          <table:table-cell office:string-value="Sun Jul 21 19:21:17 EDT 2019" office:value-type="string">
            <text:p>Sun Jul 21 19:21:17 EDT 2019</text:p>
          </table:table-cell>
          <table:table-cell office:string-value="Dog" office:value-type="string">
            <text:p>Dog</text:p>
          </table:table-cell>
          <table:table-cell office:string-value="Biscuit Bandit " office:value-type="string">
            <text:p>Biscuit Bandit </text:p>
          </table:table-cell>
          <table:table-cell office:string-value="Bandit" office:value-type="string">
            <text:p>Bandit</text:p>
          </table:table-cell>
          <table:table-cell office:value="3.0" office:value-type="float">
            <text:p>3.0</text:p>
          </table:table-cell>
          <table:table-cell office:string-value="Labrador " office:value-type="string">
            <text:p>Labrador </text:p>
          </table:table-cell>
        </table:table-row>
        <table:table-row>
          <table:table-cell office:string-value="Sun Jul 21 19:21:25 EDT 2019" office:value-type="string">
            <text:p>Sun Jul 21 19:21:25 EDT 2019</text:p>
          </table:table-cell>
          <table:table-cell office:string-value="Cat" office:value-type="string">
            <text:p>Cat</text:p>
          </table:table-cell>
          <table:table-cell office:string-value="Sophie" office:value-type="string">
            <text:p>Sophie</text:p>
          </table:table-cell>
          <table:table-cell office:string-value="Fuzzbutt" office:value-type="string">
            <text:p>Fuzzbutt</text:p>
          </table:table-cell>
          <table:table-cell office:value="2.0" office:value-type="float">
            <text:p>2.0</text:p>
          </table:table-cell>
          <table:table-cell/>
        </table:table-row>
        <table:table-row>
          <table:table-cell office:string-value="Sun Jul 21 19:21:30 EDT 2019" office:value-type="string">
            <text:p>Sun Jul 21 19:21:30 EDT 2019</text:p>
          </table:table-cell>
          <table:table-cell office:string-value="Dog" office:value-type="string">
            <text:p>Dog</text:p>
          </table:table-cell>
          <table:table-cell office:string-value="The Real Slim Sadie " office:value-type="string">
            <text:p>The Real Slim Sadie </text:p>
          </table:table-cell>
          <table:table-cell office:string-value="Sadie " office:value-type="string">
            <text:p>Sadie </text:p>
          </table:table-cell>
          <table:table-cell office:value="1.5" office:value-type="float">
            <text:p>1.5</text:p>
          </table:table-cell>
          <table:table-cell office:string-value="Golden Retriever" office:value-type="string">
            <text:p>Golden Retriever</text:p>
          </table:table-cell>
        </table:table-row>
        <table:table-row>
          <table:table-cell office:string-value="Sun Jul 21 19:21:30 EDT 2019" office:value-type="string">
            <text:p>Sun Jul 21 19:21:30 EDT 2019</text:p>
          </table:table-cell>
          <table:table-cell office:string-value="Dog" office:value-type="string">
            <text:p>Dog</text:p>
          </table:table-cell>
          <table:table-cell office:string-value="Quincy Sugarplum" office:value-type="string">
            <text:p>Quincy Sugarplum</text:p>
          </table:table-cell>
          <table:table-cell office:string-value="Quincy " office:value-type="string">
            <text:p>Quincy </text:p>
          </table:table-cell>
          <table:table-cell office:value="3.0" office:value-type="float">
            <text:p>3.0</text:p>
          </table:table-cell>
          <table:table-cell office:string-value="Golden Retriever " office:value-type="string">
            <text:p>Golden Retriever </text:p>
          </table:table-cell>
        </table:table-row>
        <table:table-row>
          <table:table-cell office:string-value="Sun Jul 21 19:21:51 EDT 2019" office:value-type="string">
            <text:p>Sun Jul 21 19:21:51 EDT 2019</text:p>
          </table:table-cell>
          <table:table-cell office:string-value="Dog" office:value-type="string">
            <text:p>Dog</text:p>
          </table:table-cell>
          <table:table-cell office:string-value="Skipper Doo" office:value-type="string">
            <text:p>Skipper Doo</text:p>
          </table:table-cell>
          <table:table-cell office:string-value="Skip" office:value-type="string">
            <text:p>Skip</text:p>
          </table:table-cell>
          <table:table-cell office:value="4.0" office:value-type="float">
            <text:p>4.0</text:p>
          </table:table-cell>
          <table:table-cell office:string-value="Yorkie " office:value-type="string">
            <text:p>Yorkie </text:p>
          </table:table-cell>
        </table:table-row>
        <table:table-row>
          <table:table-cell office:string-value="Sun Jul 21 19:21:58 EDT 2019" office:value-type="string">
            <text:p>Sun Jul 21 19:21:58 EDT 2019</text:p>
          </table:table-cell>
          <table:table-cell office:string-value="Dog" office:value-type="string">
            <text:p>Dog</text:p>
          </table:table-cell>
          <table:table-cell office:string-value="Sam Ruffalo" office:value-type="string">
            <text:p>Sam Ruffalo</text:p>
          </table:table-cell>
          <table:table-cell office:string-value="Sam" office:value-type="string">
            <text:p>Sam</text:p>
          </table:table-cell>
          <table:table-cell office:value="6.0" office:value-type="float">
            <text:p>6.0</text:p>
          </table:table-cell>
          <table:table-cell office:string-value="Golden Retriever/Lab Mix" office:value-type="string">
            <text:p>Golden Retriever/Lab Mix</text:p>
          </table:table-cell>
        </table:table-row>
        <table:table-row>
          <table:table-cell office:string-value="Sun Jul 21 19:22:04 EDT 2019" office:value-type="string">
            <text:p>Sun Jul 21 19:22:04 EDT 2019</text:p>
          </table:table-cell>
          <table:table-cell office:string-value="Dog" office:value-type="string">
            <text:p>Dog</text:p>
          </table:table-cell>
          <table:table-cell office:string-value="Brutus Buckeye" office:value-type="string">
            <text:p>Brutus Buckeye</text:p>
          </table:table-cell>
          <table:table-cell office:string-value="Brutus " office:value-type="string">
            <text:p>Brutus </text:p>
          </table:table-cell>
          <table:table-cell office:string-value="Just passed away at age 11" office:value-type="string">
            <text:p>Just passed away at age 11</text:p>
          </table:table-cell>
          <table:table-cell office:string-value="Golden retriever " office:value-type="string">
            <text:p>Golden retriever </text:p>
          </table:table-cell>
        </table:table-row>
        <table:table-row>
          <table:table-cell office:string-value="Sun Jul 21 19:22:48 EDT 2019" office:value-type="string">
            <text:p>Sun Jul 21 19:22:48 EDT 2019</text:p>
          </table:table-cell>
          <table:table-cell office:string-value="Dog" office:value-type="string">
            <text:p>Dog</text:p>
          </table:table-cell>
          <table:table-cell office:string-value="crespo " office:value-type="string">
            <text:p>crespo </text:p>
          </table:table-cell>
          <table:table-cell office:string-value="crespo or baby 😂" office:value-type="string">
            <text:p>crespo or baby 😂</text:p>
          </table:table-cell>
          <table:table-cell office:value="12.0" office:value-type="float">
            <text:p>12.0</text:p>
          </table:table-cell>
          <table:table-cell office:string-value="shihtzu and mixed " office:value-type="string">
            <text:p>shihtzu and mixed </text:p>
          </table:table-cell>
        </table:table-row>
        <table:table-row>
          <table:table-cell office:string-value="Sun Jul 21 19:22:58 EDT 2019" office:value-type="string">
            <text:p>Sun Jul 21 19:22:58 EDT 2019</text:p>
          </table:table-cell>
          <table:table-cell office:string-value="Dog" office:value-type="string">
            <text:p>Dog</text:p>
          </table:table-cell>
          <table:table-cell office:string-value="Rossignol" office:value-type="string">
            <text:p>Rossignol</text:p>
          </table:table-cell>
          <table:table-cell office:string-value="Rozzie" office:value-type="string">
            <text:p>Rozzie</text:p>
          </table:table-cell>
          <table:table-cell office:string-value="Dead :(" office:value-type="string">
            <text:p>Dead :(</text:p>
          </table:table-cell>
          <table:table-cell office:string-value="Siberian husky" office:value-type="string">
            <text:p>Siberian husky</text:p>
          </table:table-cell>
        </table:table-row>
        <table:table-row>
          <table:table-cell office:string-value="Sun Jul 21 19:23:27 EDT 2019" office:value-type="string">
            <text:p>Sun Jul 21 19:23:27 EDT 2019</text:p>
          </table:table-cell>
          <table:table-cell office:string-value="Hamster" office:value-type="string">
            <text:p>Hamster</text:p>
          </table:table-cell>
          <table:table-cell office:string-value="Peaches" office:value-type="string">
            <text:p>Peaches</text:p>
          </table:table-cell>
          <table:table-cell office:string-value="Peaches" office:value-type="string">
            <text:p>Peaches</text:p>
          </table:table-cell>
          <table:table-cell office:value="3.0" office:value-type="float">
            <text:p>3.0</text:p>
          </table:table-cell>
          <table:table-cell/>
        </table:table-row>
        <table:table-row>
          <table:table-cell office:string-value="Sun Jul 21 19:23:55 EDT 2019" office:value-type="string">
            <text:p>Sun Jul 21 19:23:55 EDT 2019</text:p>
          </table:table-cell>
          <table:table-cell office:string-value="Dog" office:value-type="string">
            <text:p>Dog</text:p>
          </table:table-cell>
          <table:table-cell office:string-value="Pepper" office:value-type="string">
            <text:p>Pepper</text:p>
          </table:table-cell>
          <table:table-cell office:string-value="Pepper" office:value-type="string">
            <text:p>Pepper</text:p>
          </table:table-cell>
          <table:table-cell office:value="4.0" office:value-type="float">
            <text:p>4.0</text:p>
          </table:table-cell>
          <table:table-cell office:string-value="Mix" office:value-type="string">
            <text:p>Mix</text:p>
          </table:table-cell>
        </table:table-row>
        <table:table-row>
          <table:table-cell office:string-value="Sun Jul 21 19:24:04 EDT 2019" office:value-type="string">
            <text:p>Sun Jul 21 19:24:04 EDT 2019</text:p>
          </table:table-cell>
          <table:table-cell office:string-value="Dog" office:value-type="string">
            <text:p>Dog</text:p>
          </table:table-cell>
          <table:table-cell office:string-value="Amaya" office:value-type="string">
            <text:p>Amaya</text:p>
          </table:table-cell>
          <table:table-cell office:string-value="Maya" office:value-type="string">
            <text:p>Maya</text:p>
          </table:table-cell>
          <table:table-cell office:value="6.0" office:value-type="float">
            <text:p>6.0</text:p>
          </table:table-cell>
          <table:table-cell office:string-value="Siberian Husky" office:value-type="string">
            <text:p>Siberian Husky</text:p>
          </table:table-cell>
        </table:table-row>
        <table:table-row>
          <table:table-cell office:string-value="Sun Jul 21 19:24:21 EDT 2019" office:value-type="string">
            <text:p>Sun Jul 21 19:24:21 EDT 2019</text:p>
          </table:table-cell>
          <table:table-cell office:string-value="Cat" office:value-type="string">
            <text:p>Cat</text:p>
          </table:table-cell>
          <table:table-cell office:string-value="Eloise " office:value-type="string">
            <text:p>Eloise </text:p>
          </table:table-cell>
          <table:table-cell office:string-value="Ellie" office:value-type="string">
            <text:p>Ellie</text:p>
          </table:table-cell>
          <table:table-cell office:value="10.0" office:value-type="float">
            <text:p>10.0</text:p>
          </table:table-cell>
          <table:table-cell/>
        </table:table-row>
        <table:table-row>
          <table:table-cell office:string-value="Sun Jul 21 19:24:47 EDT 2019" office:value-type="string">
            <text:p>Sun Jul 21 19:24:47 EDT 2019</text:p>
          </table:table-cell>
          <table:table-cell office:string-value="Cat" office:value-type="string">
            <text:p>Cat</text:p>
          </table:table-cell>
          <table:table-cell office:string-value="Olive" office:value-type="string">
            <text:p>Olive</text:p>
          </table:table-cell>
          <table:table-cell office:string-value="Ollie" office:value-type="string">
            <text:p>Ollie</text:p>
          </table:table-cell>
          <table:table-cell office:value="4.0" office:value-type="float">
            <text:p>4.0</text:p>
          </table:table-cell>
          <table:table-cell/>
        </table:table-row>
        <table:table-row>
          <table:table-cell office:string-value="Sun Jul 21 19:25:04 EDT 2019" office:value-type="string">
            <text:p>Sun Jul 21 19:25:04 EDT 2019</text:p>
          </table:table-cell>
          <table:table-cell office:string-value="Cat" office:value-type="string">
            <text:p>Cat</text:p>
          </table:table-cell>
          <table:table-cell office:string-value="Kiki Buntain" office:value-type="string">
            <text:p>Kiki Buntain</text:p>
          </table:table-cell>
          <table:table-cell office:string-value="Kiki" office:value-type="string">
            <text:p>Kiki</text:p>
          </table:table-cell>
          <table:table-cell office:string-value="18ish" office:value-type="string">
            <text:p>18ish</text:p>
          </table:table-cell>
          <table:table-cell office:string-value="Mutt" office:value-type="string">
            <text:p>Mutt</text:p>
          </table:table-cell>
        </table:table-row>
        <table:table-row>
          <table:table-cell office:string-value="Sun Jul 21 19:25:15 EDT 2019" office:value-type="string">
            <text:p>Sun Jul 21 19:25:15 EDT 2019</text:p>
          </table:table-cell>
          <table:table-cell office:string-value="Dog" office:value-type="string">
            <text:p>Dog</text:p>
          </table:table-cell>
          <table:table-cell office:string-value="Tiger " office:value-type="string">
            <text:p>Tiger </text:p>
          </table:table-cell>
          <table:table-cell office:string-value="Tiger" office:value-type="string">
            <text:p>Tiger</text:p>
          </table:table-cell>
          <table:table-cell office:value="12.0" office:value-type="float">
            <text:p>12.0</text:p>
          </table:table-cell>
          <table:table-cell/>
        </table:table-row>
        <table:table-row>
          <table:table-cell office:string-value="Sun Jul 21 19:25:26 EDT 2019" office:value-type="string">
            <text:p>Sun Jul 21 19:25:26 EDT 2019</text:p>
          </table:table-cell>
          <table:table-cell office:string-value="Dog" office:value-type="string">
            <text:p>Dog</text:p>
          </table:table-cell>
          <table:table-cell office:string-value="Bonnie" office:value-type="string">
            <text:p>Bonnie</text:p>
          </table:table-cell>
          <table:table-cell office:string-value="Bonnie" office:value-type="string">
            <text:p>Bonnie</text:p>
          </table:table-cell>
          <table:table-cell office:value="8.0" office:value-type="float">
            <text:p>8.0</text:p>
          </table:table-cell>
          <table:table-cell office:string-value="Westie" office:value-type="string">
            <text:p>Westie</text:p>
          </table:table-cell>
        </table:table-row>
        <table:table-row>
          <table:table-cell office:string-value="Sun Jul 21 19:26:21 EDT 2019" office:value-type="string">
            <text:p>Sun Jul 21 19:26:21 EDT 2019</text:p>
          </table:table-cell>
          <table:table-cell office:string-value="Dog" office:value-type="string">
            <text:p>Dog</text:p>
          </table:table-cell>
          <table:table-cell office:string-value="abby" office:value-type="string">
            <text:p>abby</text:p>
          </table:table-cell>
          <table:table-cell office:string-value="abby" office:value-type="string">
            <text:p>abby</text:p>
          </table:table-cell>
          <table:table-cell office:value="11.0" office:value-type="float">
            <text:p>11.0</text:p>
          </table:table-cell>
          <table:table-cell office:string-value="cavalier King Charles spaniel" office:value-type="string">
            <text:p>cavalier King Charles spaniel</text:p>
          </table:table-cell>
        </table:table-row>
        <table:table-row>
          <table:table-cell office:string-value="Sun Jul 21 19:26:35 EDT 2019" office:value-type="string">
            <text:p>Sun Jul 21 19:26:35 EDT 2019</text:p>
          </table:table-cell>
          <table:table-cell office:string-value="Lizard" office:value-type="string">
            <text:p>Lizard</text:p>
          </table:table-cell>
          <table:table-cell office:string-value="Gomez" office:value-type="string">
            <text:p>Gomez</text:p>
          </table:table-cell>
          <table:table-cell office:string-value="Gomie" office:value-type="string">
            <text:p>Gomie</text:p>
          </table:table-cell>
          <table:table-cell office:value="10.0" office:value-type="float">
            <text:p>10.0</text:p>
          </table:table-cell>
          <table:table-cell office:string-value="High yellow leopard gecko" office:value-type="string">
            <text:p>High yellow leopard gecko</text:p>
          </table:table-cell>
        </table:table-row>
        <table:table-row>
          <table:table-cell office:string-value="Sun Jul 21 19:26:48 EDT 2019" office:value-type="string">
            <text:p>Sun Jul 21 19:26:48 EDT 2019</text:p>
          </table:table-cell>
          <table:table-cell office:string-value="Dog" office:value-type="string">
            <text:p>Dog</text:p>
          </table:table-cell>
          <table:table-cell office:string-value="Cooper" office:value-type="string">
            <text:p>Cooper</text:p>
          </table:table-cell>
          <table:table-cell office:string-value="Coop" office:value-type="string">
            <text:p>Coop</text:p>
          </table:table-cell>
          <table:table-cell office:value="7.0" office:value-type="float">
            <text:p>7.0</text:p>
          </table:table-cell>
          <table:table-cell office:string-value="Labrador " office:value-type="string">
            <text:p>Labrador </text:p>
          </table:table-cell>
        </table:table-row>
        <table:table-row>
          <table:table-cell office:string-value="Sun Jul 21 19:27:36 EDT 2019" office:value-type="string">
            <text:p>Sun Jul 21 19:27:36 EDT 2019</text:p>
          </table:table-cell>
          <table:table-cell office:string-value="Dog" office:value-type="string">
            <text:p>Dog</text:p>
          </table:table-cell>
          <table:table-cell office:string-value="Chase" office:value-type="string">
            <text:p>Chase</text:p>
          </table:table-cell>
          <table:table-cell office:string-value="Chase" office:value-type="string">
            <text:p>Chase</text:p>
          </table:table-cell>
          <table:table-cell office:value="3.0" office:value-type="float">
            <text:p>3.0</text:p>
          </table:table-cell>
          <table:table-cell office:string-value="Husky mix" office:value-type="string">
            <text:p>Husky mix</text:p>
          </table:table-cell>
        </table:table-row>
        <table:table-row>
          <table:table-cell office:string-value="Sun Jul 21 19:27:37 EDT 2019" office:value-type="string">
            <text:p>Sun Jul 21 19:27:37 EDT 2019</text:p>
          </table:table-cell>
          <table:table-cell office:string-value="Hamster" office:value-type="string">
            <text:p>Hamster</text:p>
          </table:table-cell>
          <table:table-cell office:string-value="Steve Hammond" office:value-type="string">
            <text:p>Steve Hammond</text:p>
          </table:table-cell>
          <table:table-cell office:string-value="Steve" office:value-type="string">
            <text:p>Steve</text:p>
          </table:table-cell>
          <table:table-cell office:string-value="4 months " office:value-type="string">
            <text:p>4 months </text:p>
          </table:table-cell>
          <table:table-cell office:string-value="Russian Campbell" office:value-type="string">
            <text:p>Russian Campbell</text:p>
          </table:table-cell>
        </table:table-row>
        <table:table-row>
          <table:table-cell office:string-value="Sun Jul 21 19:27:51 EDT 2019" office:value-type="string">
            <text:p>Sun Jul 21 19:27:51 EDT 2019</text:p>
          </table:table-cell>
          <table:table-cell office:string-value="Dog" office:value-type="string">
            <text:p>Dog</text:p>
          </table:table-cell>
          <table:table-cell office:string-value="Riley Jenkins" office:value-type="string">
            <text:p>Riley Jenkins</text:p>
          </table:table-cell>
          <table:table-cell office:string-value="Riley" office:value-type="string">
            <text:p>Riley</text:p>
          </table:table-cell>
          <table:table-cell office:string-value="18 months" office:value-type="string">
            <text:p>18 months</text:p>
          </table:table-cell>
          <table:table-cell office:string-value="Golden Retriever" office:value-type="string">
            <text:p>Golden Retriever</text:p>
          </table:table-cell>
        </table:table-row>
        <table:table-row>
          <table:table-cell office:string-value="Sun Jul 21 19:27:52 EDT 2019" office:value-type="string">
            <text:p>Sun Jul 21 19:27:52 EDT 2019</text:p>
          </table:table-cell>
          <table:table-cell office:string-value="Dog" office:value-type="string">
            <text:p>Dog</text:p>
          </table:table-cell>
          <table:table-cell office:string-value="Montgomery T Dog " office:value-type="string">
            <text:p>Montgomery T Dog </text:p>
          </table:table-cell>
          <table:table-cell office:string-value="Monty, monkey, monkeyrunk, " office:value-type="string">
            <text:p>Monty, monkey, monkeyrunk, </text:p>
          </table:table-cell>
          <table:table-cell office:value="2.0" office:value-type="float">
            <text:p>2.0</text:p>
          </table:table-cell>
          <table:table-cell office:string-value="Dalmatian labrador Cross " office:value-type="string">
            <text:p>Dalmatian labrador Cross </text:p>
          </table:table-cell>
        </table:table-row>
        <table:table-row>
          <table:table-cell office:string-value="Sun Jul 21 19:28:36 EDT 2019" office:value-type="string">
            <text:p>Sun Jul 21 19:28:36 EDT 2019</text:p>
          </table:table-cell>
          <table:table-cell office:string-value="Dog" office:value-type="string">
            <text:p>Dog</text:p>
          </table:table-cell>
          <table:table-cell office:string-value="Nana Roo" office:value-type="string">
            <text:p>Nana Roo</text:p>
          </table:table-cell>
          <table:table-cell office:string-value="Nana" office:value-type="string">
            <text:p>Nana</text:p>
          </table:table-cell>
          <table:table-cell office:value="5.0" office:value-type="float">
            <text:p>5.0</text:p>
          </table:table-cell>
          <table:table-cell office:string-value="German Shepherd " office:value-type="string">
            <text:p>German Shepherd </text:p>
          </table:table-cell>
        </table:table-row>
        <table:table-row>
          <table:table-cell office:string-value="Sun Jul 21 19:28:52 EDT 2019" office:value-type="string">
            <text:p>Sun Jul 21 19:28:52 EDT 2019</text:p>
          </table:table-cell>
          <table:table-cell office:string-value="Cat" office:value-type="string">
            <text:p>Cat</text:p>
          </table:table-cell>
          <table:table-cell office:string-value="Ella Grey" office:value-type="string">
            <text:p>Ella Grey</text:p>
          </table:table-cell>
          <table:table-cell office:string-value="Ella" office:value-type="string">
            <text:p>Ella</text:p>
          </table:table-cell>
          <table:table-cell office:value="7.0" office:value-type="float">
            <text:p>7.0</text:p>
          </table:table-cell>
          <table:table-cell/>
        </table:table-row>
        <table:table-row>
          <table:table-cell office:string-value="Sun Jul 21 19:29:30 EDT 2019" office:value-type="string">
            <text:p>Sun Jul 21 19:29:30 EDT 2019</text:p>
          </table:table-cell>
          <table:table-cell office:string-value="Dog" office:value-type="string">
            <text:p>Dog</text:p>
          </table:table-cell>
          <table:table-cell office:string-value="Callie " office:value-type="string">
            <text:p>Callie </text:p>
          </table:table-cell>
          <table:table-cell office:string-value="Cal Gal (the golden)" office:value-type="string">
            <text:p>Cal Gal (the golden)</text:p>
          </table:table-cell>
          <table:table-cell office:value="3.0" office:value-type="float">
            <text:p>3.0</text:p>
          </table:table-cell>
          <table:table-cell office:string-value="Golden  retriever!" office:value-type="string">
            <text:p>Golden <text:s text:c="1"/>retriever!</text:p>
          </table:table-cell>
        </table:table-row>
        <table:table-row>
          <table:table-cell office:string-value="Sun Jul 21 19:29:31 EDT 2019" office:value-type="string">
            <text:p>Sun Jul 21 19:29:31 EDT 2019</text:p>
          </table:table-cell>
          <table:table-cell office:string-value="Dog" office:value-type="string">
            <text:p>Dog</text:p>
          </table:table-cell>
          <table:table-cell office:string-value="Rocco Norbert" office:value-type="string">
            <text:p>Rocco Norbert</text:p>
          </table:table-cell>
          <table:table-cell office:string-value="Rocco" office:value-type="string">
            <text:p>Rocco</text:p>
          </table:table-cell>
          <table:table-cell office:value="10.0" office:value-type="float">
            <text:p>10.0</text:p>
          </table:table-cell>
          <table:table-cell office:string-value="Golden Retriever / Chow" office:value-type="string">
            <text:p>Golden Retriever / Chow</text:p>
          </table:table-cell>
        </table:table-row>
        <table:table-row>
          <table:table-cell office:string-value="Sun Jul 21 19:29:34 EDT 2019" office:value-type="string">
            <text:p>Sun Jul 21 19:29:34 EDT 2019</text:p>
          </table:table-cell>
          <table:table-cell office:string-value="Dog" office:value-type="string">
            <text:p>Dog</text:p>
          </table:table-cell>
          <table:table-cell office:string-value="Jack" office:value-type="string">
            <text:p>Jack</text:p>
          </table:table-cell>
          <table:table-cell office:string-value="Jack" office:value-type="string">
            <text:p>Jack</text:p>
          </table:table-cell>
          <table:table-cell office:value="3.0" office:value-type="float">
            <text:p>3.0</text:p>
          </table:table-cell>
          <table:table-cell office:string-value="Terrier something or other" office:value-type="string">
            <text:p>Terrier something or other</text:p>
          </table:table-cell>
        </table:table-row>
        <table:table-row>
          <table:table-cell office:string-value="Sun Jul 21 19:29:51 EDT 2019" office:value-type="string">
            <text:p>Sun Jul 21 19:29:51 EDT 2019</text:p>
          </table:table-cell>
          <table:table-cell office:string-value="Dog" office:value-type="string">
            <text:p>Dog</text:p>
          </table:table-cell>
          <table:table-cell office:string-value="Ted" office:value-type="string">
            <text:p>Ted</text:p>
          </table:table-cell>
          <table:table-cell office:string-value="Ted" office:value-type="string">
            <text:p>Ted</text:p>
          </table:table-cell>
          <table:table-cell office:string-value="6 months" office:value-type="string">
            <text:p>6 months</text:p>
          </table:table-cell>
          <table:table-cell office:string-value="Welsh Terrier" office:value-type="string">
            <text:p>Welsh Terrier</text:p>
          </table:table-cell>
        </table:table-row>
        <table:table-row>
          <table:table-cell office:string-value="Sun Jul 21 19:29:52 EDT 2019" office:value-type="string">
            <text:p>Sun Jul 21 19:29:52 EDT 2019</text:p>
          </table:table-cell>
          <table:table-cell office:string-value="Snake" office:value-type="string">
            <text:p>Snake</text:p>
          </table:table-cell>
          <table:table-cell office:string-value="Desiree" office:value-type="string">
            <text:p>Desiree</text:p>
          </table:table-cell>
          <table:table-cell office:string-value="Desiree" office:value-type="string">
            <text:p>Desiree</text:p>
          </table:table-cell>
          <table:table-cell office:value="11.0" office:value-type="float">
            <text:p>11.0</text:p>
          </table:table-cell>
          <table:table-cell office:string-value="Rosy boa" office:value-type="string">
            <text:p>Rosy boa</text:p>
          </table:table-cell>
        </table:table-row>
        <table:table-row>
          <table:table-cell office:string-value="Sun Jul 21 19:30:01 EDT 2019" office:value-type="string">
            <text:p>Sun Jul 21 19:30:01 EDT 2019</text:p>
          </table:table-cell>
          <table:table-cell office:string-value="Dog" office:value-type="string">
            <text:p>Dog</text:p>
          </table:table-cell>
          <table:table-cell office:string-value="Jaida Lynn" office:value-type="string">
            <text:p>Jaida Lynn</text:p>
          </table:table-cell>
          <table:table-cell office:string-value="Jaida" office:value-type="string">
            <text:p>Jaida</text:p>
          </table:table-cell>
          <table:table-cell office:value="12.0" office:value-type="float">
            <text:p>12.0</text:p>
          </table:table-cell>
          <table:table-cell office:string-value="Black lab / terrier" office:value-type="string">
            <text:p>Black lab / terrier</text:p>
          </table:table-cell>
        </table:table-row>
        <table:table-row>
          <table:table-cell office:string-value="Sun Jul 21 19:30:16 EDT 2019" office:value-type="string">
            <text:p>Sun Jul 21 19:30:16 EDT 2019</text:p>
          </table:table-cell>
          <table:table-cell office:string-value="Snake" office:value-type="string">
            <text:p>Snake</text:p>
          </table:table-cell>
          <table:table-cell office:string-value="Gaia" office:value-type="string">
            <text:p>Gaia</text:p>
          </table:table-cell>
          <table:table-cell office:string-value="Gaia" office:value-type="string">
            <text:p>Gaia</text:p>
          </table:table-cell>
          <table:table-cell office:value="10.0" office:value-type="float">
            <text:p>10.0</text:p>
          </table:table-cell>
          <table:table-cell office:string-value="Dumeril’s boa" office:value-type="string">
            <text:p>Dumeril’s boa</text:p>
          </table:table-cell>
        </table:table-row>
        <table:table-row>
          <table:table-cell office:string-value="Sun Jul 21 19:30:38 EDT 2019" office:value-type="string">
            <text:p>Sun Jul 21 19:30:38 EDT 2019</text:p>
          </table:table-cell>
          <table:table-cell office:string-value="Dog" office:value-type="string">
            <text:p>Dog</text:p>
          </table:table-cell>
          <table:table-cell office:string-value="Daisy Lulu" office:value-type="string">
            <text:p>Daisy Lulu</text:p>
          </table:table-cell>
          <table:table-cell office:string-value="Daisy" office:value-type="string">
            <text:p>Daisy</text:p>
          </table:table-cell>
          <table:table-cell office:value="9.0" office:value-type="float">
            <text:p>9.0</text:p>
          </table:table-cell>
          <table:table-cell office:string-value="Toy poodle" office:value-type="string">
            <text:p>Toy poodle</text:p>
          </table:table-cell>
        </table:table-row>
        <table:table-row>
          <table:table-cell office:string-value="Sun Jul 21 19:30:57 EDT 2019" office:value-type="string">
            <text:p>Sun Jul 21 19:30:57 EDT 2019</text:p>
          </table:table-cell>
          <table:table-cell office:string-value="Cat" office:value-type="string">
            <text:p>Cat</text:p>
          </table:table-cell>
          <table:table-cell office:string-value="Phillip" office:value-type="string">
            <text:p>Phillip</text:p>
          </table:table-cell>
          <table:table-cell office:string-value="Phillip" office:value-type="string">
            <text:p>Phillip</text:p>
          </table:table-cell>
          <table:table-cell office:string-value="16+" office:value-type="string">
            <text:p>16+</text:p>
          </table:table-cell>
          <table:table-cell office:string-value="Yellow buddy tabby?" office:value-type="string">
            <text:p>Yellow buddy tabby?</text:p>
          </table:table-cell>
        </table:table-row>
        <table:table-row>
          <table:table-cell office:string-value="Sun Jul 21 19:31:00 EDT 2019" office:value-type="string">
            <text:p>Sun Jul 21 19:31:00 EDT 2019</text:p>
          </table:table-cell>
          <table:table-cell office:string-value="Cat" office:value-type="string">
            <text:p>Cat</text:p>
          </table:table-cell>
          <table:table-cell office:string-value="Sunni" office:value-type="string">
            <text:p>Sunni</text:p>
          </table:table-cell>
          <table:table-cell office:string-value="Sunni" office:value-type="string">
            <text:p>Sunni</text:p>
          </table:table-cell>
          <table:table-cell office:value="10.0" office:value-type="float">
            <text:p>10.0</text:p>
          </table:table-cell>
          <table:table-cell office:string-value="Birman" office:value-type="string">
            <text:p>Birman</text:p>
          </table:table-cell>
        </table:table-row>
        <table:table-row>
          <table:table-cell office:string-value="Sun Jul 21 19:31:26 EDT 2019" office:value-type="string">
            <text:p>Sun Jul 21 19:31:26 EDT 2019</text:p>
          </table:table-cell>
          <table:table-cell office:string-value="Cat" office:value-type="string">
            <text:p>Cat</text:p>
          </table:table-cell>
          <table:table-cell office:string-value="Nymeria" office:value-type="string">
            <text:p>Nymeria</text:p>
          </table:table-cell>
          <table:table-cell office:string-value="Nym" office:value-type="string">
            <text:p>Nym</text:p>
          </table:table-cell>
          <table:table-cell office:value="5.0" office:value-type="float">
            <text:p>5.0</text:p>
          </table:table-cell>
          <table:table-cell office:string-value="DMH" office:value-type="string">
            <text:p>DMH</text:p>
          </table:table-cell>
        </table:table-row>
        <table:table-row>
          <table:table-cell office:string-value="Sun Jul 21 19:31:39 EDT 2019" office:value-type="string">
            <text:p>Sun Jul 21 19:31:39 EDT 2019</text:p>
          </table:table-cell>
          <table:table-cell office:string-value="Cat" office:value-type="string">
            <text:p>Cat</text:p>
          </table:table-cell>
          <table:table-cell office:string-value="Scarlett" office:value-type="string">
            <text:p>Scarlett</text:p>
          </table:table-cell>
          <table:table-cell office:string-value="Scar" office:value-type="string">
            <text:p>Scar</text:p>
          </table:table-cell>
          <table:table-cell office:string-value="about 8 or 9" office:value-type="string">
            <text:p>about 8 or 9</text:p>
          </table:table-cell>
          <table:table-cell office:string-value="n/a" office:value-type="string">
            <text:p>n/a</text:p>
          </table:table-cell>
        </table:table-row>
        <table:table-row>
          <table:table-cell office:string-value="Sun Jul 21 19:31:50 EDT 2019" office:value-type="string">
            <text:p>Sun Jul 21 19:31:50 EDT 2019</text:p>
          </table:table-cell>
          <table:table-cell office:string-value="Cat" office:value-type="string">
            <text:p>Cat</text:p>
          </table:table-cell>
          <table:table-cell office:string-value="Ink" office:value-type="string">
            <text:p>Ink</text:p>
          </table:table-cell>
          <table:table-cell office:string-value="Ink" office:value-type="string">
            <text:p>Ink</text:p>
          </table:table-cell>
          <table:table-cell office:string-value="6mo" office:value-type="string">
            <text:p>6mo</text:p>
          </table:table-cell>
          <table:table-cell office:string-value="DMH" office:value-type="string">
            <text:p>DMH</text:p>
          </table:table-cell>
        </table:table-row>
        <table:table-row>
          <table:table-cell office:string-value="Sun Jul 21 19:32:07 EDT 2019" office:value-type="string">
            <text:p>Sun Jul 21 19:32:07 EDT 2019</text:p>
          </table:table-cell>
          <table:table-cell office:string-value="Cat" office:value-type="string">
            <text:p>Cat</text:p>
          </table:table-cell>
          <table:table-cell office:string-value="Drew" office:value-type="string">
            <text:p>Drew</text:p>
          </table:table-cell>
          <table:table-cell office:string-value="Drewbeans" office:value-type="string">
            <text:p>Drewbeans</text:p>
          </table:table-cell>
          <table:table-cell office:value="7.0" office:value-type="float">
            <text:p>7.0</text:p>
          </table:table-cell>
          <table:table-cell/>
        </table:table-row>
        <table:table-row>
          <table:table-cell office:string-value="Sun Jul 21 19:32:20 EDT 2019" office:value-type="string">
            <text:p>Sun Jul 21 19:32:20 EDT 2019</text:p>
          </table:table-cell>
          <table:table-cell office:string-value="Dog" office:value-type="string">
            <text:p>Dog</text:p>
          </table:table-cell>
          <table:table-cell office:string-value="Titus " office:value-type="string">
            <text:p>Titus </text:p>
          </table:table-cell>
          <table:table-cell office:string-value="Titus " office:value-type="string">
            <text:p>Titus </text:p>
          </table:table-cell>
          <table:table-cell office:value="7.0" office:value-type="float">
            <text:p>7.0</text:p>
          </table:table-cell>
          <table:table-cell office:string-value="Lab " office:value-type="string">
            <text:p>Lab </text:p>
          </table:table-cell>
        </table:table-row>
        <table:table-row>
          <table:table-cell office:string-value="Sun Jul 21 19:32:35 EDT 2019" office:value-type="string">
            <text:p>Sun Jul 21 19:32:35 EDT 2019</text:p>
          </table:table-cell>
          <table:table-cell office:string-value="Cat" office:value-type="string">
            <text:p>Cat</text:p>
          </table:table-cell>
          <table:table-cell office:string-value="Midna" office:value-type="string">
            <text:p>Midna</text:p>
          </table:table-cell>
          <table:table-cell office:string-value="Midna" office:value-type="string">
            <text:p>Midna</text:p>
          </table:table-cell>
          <table:table-cell office:value="8.0" office:value-type="float">
            <text:p>8.0</text:p>
          </table:table-cell>
          <table:table-cell office:string-value="Dsh" office:value-type="string">
            <text:p>Dsh</text:p>
          </table:table-cell>
        </table:table-row>
        <table:table-row>
          <table:table-cell office:string-value="Sun Jul 21 19:32:39 EDT 2019" office:value-type="string">
            <text:p>Sun Jul 21 19:32:39 EDT 2019</text:p>
          </table:table-cell>
          <table:table-cell office:string-value="Dog" office:value-type="string">
            <text:p>Dog</text:p>
          </table:table-cell>
          <table:table-cell office:string-value="Cookie Asparagus " office:value-type="string">
            <text:p>Cookie Asparagus </text:p>
          </table:table-cell>
          <table:table-cell office:string-value="Cookie" office:value-type="string">
            <text:p>Cookie</text:p>
          </table:table-cell>
          <table:table-cell office:value="11.0" office:value-type="float">
            <text:p>11.0</text:p>
          </table:table-cell>
          <table:table-cell office:string-value="Chihuahua Jack Russell Terrier" office:value-type="string">
            <text:p>Chihuahua Jack Russell Terrier</text:p>
          </table:table-cell>
        </table:table-row>
        <table:table-row>
          <table:table-cell office:string-value="Sun Jul 21 19:32:41 EDT 2019" office:value-type="string">
            <text:p>Sun Jul 21 19:32:41 EDT 2019</text:p>
          </table:table-cell>
          <table:table-cell office:string-value="Dog" office:value-type="string">
            <text:p>Dog</text:p>
          </table:table-cell>
          <table:table-cell office:string-value="Tessa Leigh" office:value-type="string">
            <text:p>Tessa Leigh</text:p>
          </table:table-cell>
          <table:table-cell office:string-value="Tessa" office:value-type="string">
            <text:p>Tessa</text:p>
          </table:table-cell>
          <table:table-cell office:value="11.0" office:value-type="float">
            <text:p>11.0</text:p>
          </table:table-cell>
          <table:table-cell office:string-value="Labradoodle (mom is yellow lab dad is poodle)" office:value-type="string">
            <text:p>Labradoodle (mom is yellow lab dad is poodle)</text:p>
          </table:table-cell>
        </table:table-row>
        <table:table-row>
          <table:table-cell office:string-value="Sun Jul 21 19:32:48 EDT 2019" office:value-type="string">
            <text:p>Sun Jul 21 19:32:48 EDT 2019</text:p>
          </table:table-cell>
          <table:table-cell office:string-value="Dog" office:value-type="string">
            <text:p>Dog</text:p>
          </table:table-cell>
          <table:table-cell office:string-value="Ali" office:value-type="string">
            <text:p>Ali</text:p>
          </table:table-cell>
          <table:table-cell office:string-value="Ali" office:value-type="string">
            <text:p>Ali</text:p>
          </table:table-cell>
          <table:table-cell office:value="5.0" office:value-type="float">
            <text:p>5.0</text:p>
          </table:table-cell>
          <table:table-cell office:string-value="Greyhound" office:value-type="string">
            <text:p>Greyhound</text:p>
          </table:table-cell>
        </table:table-row>
        <table:table-row>
          <table:table-cell office:string-value="Sun Jul 21 19:32:56 EDT 2019" office:value-type="string">
            <text:p>Sun Jul 21 19:32:56 EDT 2019</text:p>
          </table:table-cell>
          <table:table-cell office:string-value="Dog" office:value-type="string">
            <text:p>Dog</text:p>
          </table:table-cell>
          <table:table-cell office:string-value="Daisy" office:value-type="string">
            <text:p>Daisy</text:p>
          </table:table-cell>
          <table:table-cell office:string-value="Daisy/Dandelion" office:value-type="string">
            <text:p>Daisy/Dandelion</text:p>
          </table:table-cell>
          <table:table-cell office:value="4.0" office:value-type="float">
            <text:p>4.0</text:p>
          </table:table-cell>
          <table:table-cell office:string-value="Lab mix " office:value-type="string">
            <text:p>Lab mix </text:p>
          </table:table-cell>
        </table:table-row>
        <table:table-row>
          <table:table-cell office:string-value="Sun Jul 21 19:33:02 EDT 2019" office:value-type="string">
            <text:p>Sun Jul 21 19:33:02 EDT 2019</text:p>
          </table:table-cell>
          <table:table-cell office:string-value="Dog" office:value-type="string">
            <text:p>Dog</text:p>
          </table:table-cell>
          <table:table-cell office:string-value="Lucky " office:value-type="string">
            <text:p>Lucky </text:p>
          </table:table-cell>
          <table:table-cell office:string-value="Luck luck " office:value-type="string">
            <text:p>Luck luck </text:p>
          </table:table-cell>
          <table:table-cell office:value="5.0" office:value-type="float">
            <text:p>5.0</text:p>
          </table:table-cell>
          <table:table-cell office:string-value="Lab" office:value-type="string">
            <text:p>Lab</text:p>
          </table:table-cell>
        </table:table-row>
        <table:table-row>
          <table:table-cell office:string-value="Sun Jul 21 19:33:14 EDT 2019" office:value-type="string">
            <text:p>Sun Jul 21 19:33:14 EDT 2019</text:p>
          </table:table-cell>
          <table:table-cell office:string-value="Cat" office:value-type="string">
            <text:p>Cat</text:p>
          </table:table-cell>
          <table:table-cell office:string-value="Rex" office:value-type="string">
            <text:p>Rex</text:p>
          </table:table-cell>
          <table:table-cell office:string-value="Rex" office:value-type="string">
            <text:p>Rex</text:p>
          </table:table-cell>
          <table:table-cell office:value="7.0" office:value-type="float">
            <text:p>7.0</text:p>
          </table:table-cell>
          <table:table-cell office:string-value="Maine coon" office:value-type="string">
            <text:p>Maine coon</text:p>
          </table:table-cell>
        </table:table-row>
        <table:table-row>
          <table:table-cell office:string-value="Sun Jul 21 19:33:23 EDT 2019" office:value-type="string">
            <text:p>Sun Jul 21 19:33:23 EDT 2019</text:p>
          </table:table-cell>
          <table:table-cell office:string-value="Dog" office:value-type="string">
            <text:p>Dog</text:p>
          </table:table-cell>
          <table:table-cell office:string-value="Harper Jean" office:value-type="string">
            <text:p>Harper Jean</text:p>
          </table:table-cell>
          <table:table-cell office:string-value="Harper Jean" office:value-type="string">
            <text:p>Harper Jean</text:p>
          </table:table-cell>
          <table:table-cell office:value="1.5" office:value-type="float">
            <text:p>1.5</text:p>
          </table:table-cell>
          <table:table-cell office:string-value="German Shepard mix" office:value-type="string">
            <text:p>German Shepard mix</text:p>
          </table:table-cell>
        </table:table-row>
        <table:table-row>
          <table:table-cell office:string-value="Sun Jul 21 19:33:25 EDT 2019" office:value-type="string">
            <text:p>Sun Jul 21 19:33:25 EDT 2019</text:p>
          </table:table-cell>
          <table:table-cell office:string-value="Cat" office:value-type="string">
            <text:p>Cat</text:p>
          </table:table-cell>
          <table:table-cell office:string-value="Maverick" office:value-type="string">
            <text:p>Maverick</text:p>
          </table:table-cell>
          <table:table-cell office:string-value="Maverick" office:value-type="string">
            <text:p>Maverick</text:p>
          </table:table-cell>
          <table:table-cell office:value="2.0" office:value-type="float">
            <text:p>2.0</text:p>
          </table:table-cell>
          <table:table-cell/>
        </table:table-row>
        <table:table-row>
          <table:table-cell office:string-value="Sun Jul 21 19:33:26 EDT 2019" office:value-type="string">
            <text:p>Sun Jul 21 19:33:26 EDT 2019</text:p>
          </table:table-cell>
          <table:table-cell office:string-value="Hermit Crab" office:value-type="string">
            <text:p>Hermit Crab</text:p>
          </table:table-cell>
          <table:table-cell office:string-value="Rork" office:value-type="string">
            <text:p>Rork</text:p>
          </table:table-cell>
          <table:table-cell office:string-value="Rork" office:value-type="string">
            <text:p>Rork</text:p>
          </table:table-cell>
          <table:table-cell office:value="2.0" office:value-type="float">
            <text:p>2.0</text:p>
          </table:table-cell>
          <table:table-cell/>
        </table:table-row>
        <table:table-row>
          <table:table-cell office:string-value="Sun Jul 21 19:33:40 EDT 2019" office:value-type="string">
            <text:p>Sun Jul 21 19:33:40 EDT 2019</text:p>
          </table:table-cell>
          <table:table-cell office:string-value="Cat" office:value-type="string">
            <text:p>Cat</text:p>
          </table:table-cell>
          <table:table-cell office:string-value="Tina Fay" office:value-type="string">
            <text:p>Tina Fay</text:p>
          </table:table-cell>
          <table:table-cell office:string-value="Tina" office:value-type="string">
            <text:p>Tina</text:p>
          </table:table-cell>
          <table:table-cell office:value="6.0" office:value-type="float">
            <text:p>6.0</text:p>
          </table:table-cell>
          <table:table-cell/>
        </table:table-row>
        <table:table-row>
          <table:table-cell office:string-value="Sun Jul 21 19:33:43 EDT 2019" office:value-type="string">
            <text:p>Sun Jul 21 19:33:43 EDT 2019</text:p>
          </table:table-cell>
          <table:table-cell office:string-value="Cat" office:value-type="string">
            <text:p>Cat</text:p>
          </table:table-cell>
          <table:table-cell office:string-value="Sophie" office:value-type="string">
            <text:p>Sophie</text:p>
          </table:table-cell>
          <table:table-cell office:string-value="Sophie" office:value-type="string">
            <text:p>Sophie</text:p>
          </table:table-cell>
          <table:table-cell office:value="4.0" office:value-type="float">
            <text:p>4.0</text:p>
          </table:table-cell>
          <table:table-cell office:string-value="Dsh" office:value-type="string">
            <text:p>Dsh</text:p>
          </table:table-cell>
        </table:table-row>
        <table:table-row>
          <table:table-cell office:string-value="Sun Jul 21 19:33:48 EDT 2019" office:value-type="string">
            <text:p>Sun Jul 21 19:33:48 EDT 2019</text:p>
          </table:table-cell>
          <table:table-cell office:string-value="Dog" office:value-type="string">
            <text:p>Dog</text:p>
          </table:table-cell>
          <table:table-cell office:string-value="Max-well" office:value-type="string">
            <text:p>Max-well</text:p>
          </table:table-cell>
          <table:table-cell office:string-value="Max" office:value-type="string">
            <text:p>Max</text:p>
          </table:table-cell>
          <table:table-cell office:string-value="Six" office:value-type="string">
            <text:p>Six</text:p>
          </table:table-cell>
          <table:table-cell office:string-value="Golden  retriever  " office:value-type="string">
            <text:p>Golden <text:s text:c="1"/>retriever <text:s text:c="1"/></text:p>
          </table:table-cell>
        </table:table-row>
        <table:table-row>
          <table:table-cell office:string-value="Sun Jul 21 19:33:53 EDT 2019" office:value-type="string">
            <text:p>Sun Jul 21 19:33:53 EDT 2019</text:p>
          </table:table-cell>
          <table:table-cell office:string-value="Dog" office:value-type="string">
            <text:p>Dog</text:p>
          </table:table-cell>
          <table:table-cell office:string-value="Mica" office:value-type="string">
            <text:p>Mica</text:p>
          </table:table-cell>
          <table:table-cell office:string-value="Mica" office:value-type="string">
            <text:p>Mica</text:p>
          </table:table-cell>
          <table:table-cell office:value="6.0" office:value-type="float">
            <text:p>6.0</text:p>
          </table:table-cell>
          <table:table-cell office:string-value="Lab mix" office:value-type="string">
            <text:p>Lab mix</text:p>
          </table:table-cell>
        </table:table-row>
        <table:table-row>
          <table:table-cell office:string-value="Sun Jul 21 19:34:11 EDT 2019" office:value-type="string">
            <text:p>Sun Jul 21 19:34:11 EDT 2019</text:p>
          </table:table-cell>
          <table:table-cell office:string-value="Cat" office:value-type="string">
            <text:p>Cat</text:p>
          </table:table-cell>
          <table:table-cell office:string-value="Patches" office:value-type="string">
            <text:p>Patches</text:p>
          </table:table-cell>
          <table:table-cell office:string-value="Patches " office:value-type="string">
            <text:p>Patches </text:p>
          </table:table-cell>
          <table:table-cell office:value="10.0" office:value-type="float">
            <text:p>10.0</text:p>
          </table:table-cell>
          <table:table-cell office:string-value="Tuxedo cat" office:value-type="string">
            <text:p>Tuxedo cat</text:p>
          </table:table-cell>
        </table:table-row>
        <table:table-row>
          <table:table-cell office:string-value="Sun Jul 21 19:34:13 EDT 2019" office:value-type="string">
            <text:p>Sun Jul 21 19:34:13 EDT 2019</text:p>
          </table:table-cell>
          <table:table-cell office:string-value="Cat" office:value-type="string">
            <text:p>Cat</text:p>
          </table:table-cell>
          <table:table-cell office:string-value="Asch" office:value-type="string">
            <text:p>Asch</text:p>
          </table:table-cell>
          <table:table-cell office:string-value="Asch" office:value-type="string">
            <text:p>Asch</text:p>
          </table:table-cell>
          <table:table-cell office:value="4.0" office:value-type="float">
            <text:p>4.0</text:p>
          </table:table-cell>
          <table:table-cell office:string-value="Dsh" office:value-type="string">
            <text:p>Dsh</text:p>
          </table:table-cell>
        </table:table-row>
        <table:table-row>
          <table:table-cell office:string-value="Sun Jul 21 19:35:11 EDT 2019" office:value-type="string">
            <text:p>Sun Jul 21 19:35:11 EDT 2019</text:p>
          </table:table-cell>
          <table:table-cell office:string-value="Rodent" office:value-type="string">
            <text:p>Rodent</text:p>
          </table:table-cell>
          <table:table-cell office:string-value="Yuri" office:value-type="string">
            <text:p>Yuri</text:p>
          </table:table-cell>
          <table:table-cell office:string-value="Yuri" office:value-type="string">
            <text:p>Yuri</text:p>
          </table:table-cell>
          <table:table-cell office:value="1.0" office:value-type="float">
            <text:p>1.0</text:p>
          </table:table-cell>
          <table:table-cell office:string-value="Rat" office:value-type="string">
            <text:p>Rat</text:p>
          </table:table-cell>
        </table:table-row>
        <table:table-row>
          <table:table-cell office:string-value="Sun Jul 21 19:35:36 EDT 2019" office:value-type="string">
            <text:p>Sun Jul 21 19:35:36 EDT 2019</text:p>
          </table:table-cell>
          <table:table-cell office:string-value="Rodent" office:value-type="string">
            <text:p>Rodent</text:p>
          </table:table-cell>
          <table:table-cell office:string-value="Ravio" office:value-type="string">
            <text:p>Ravio</text:p>
          </table:table-cell>
          <table:table-cell office:string-value="Ravio" office:value-type="string">
            <text:p>Ravio</text:p>
          </table:table-cell>
          <table:table-cell office:value="1.0" office:value-type="float">
            <text:p>1.0</text:p>
          </table:table-cell>
          <table:table-cell office:string-value="Rat" office:value-type="string">
            <text:p>Rat</text:p>
          </table:table-cell>
        </table:table-row>
        <table:table-row>
          <table:table-cell office:string-value="Sun Jul 21 19:35:42 EDT 2019" office:value-type="string">
            <text:p>Sun Jul 21 19:35:42 EDT 2019</text:p>
          </table:table-cell>
          <table:table-cell office:string-value="Dog" office:value-type="string">
            <text:p>Dog</text:p>
          </table:table-cell>
          <table:table-cell office:string-value="Sylvester Balboa" office:value-type="string">
            <text:p>Sylvester Balboa</text:p>
          </table:table-cell>
          <table:table-cell office:string-value="Sly" office:value-type="string">
            <text:p>Sly</text:p>
          </table:table-cell>
          <table:table-cell office:value="6.0" office:value-type="float">
            <text:p>6.0</text:p>
          </table:table-cell>
          <table:table-cell office:string-value="Golden Retriever " office:value-type="string">
            <text:p>Golden Retriever </text:p>
          </table:table-cell>
        </table:table-row>
        <table:table-row>
          <table:table-cell office:string-value="Sun Jul 21 19:35:55 EDT 2019" office:value-type="string">
            <text:p>Sun Jul 21 19:35:55 EDT 2019</text:p>
          </table:table-cell>
          <table:table-cell office:string-value="Dog" office:value-type="string">
            <text:p>Dog</text:p>
          </table:table-cell>
          <table:table-cell office:string-value="Mia Roo " office:value-type="string">
            <text:p>Mia Roo </text:p>
          </table:table-cell>
          <table:table-cell office:string-value="Mia" office:value-type="string">
            <text:p>Mia</text:p>
          </table:table-cell>
          <table:table-cell office:value="11.0" office:value-type="float">
            <text:p>11.0</text:p>
          </table:table-cell>
          <table:table-cell office:string-value="Australian Sheppard " office:value-type="string">
            <text:p>Australian Sheppard </text:p>
          </table:table-cell>
        </table:table-row>
        <table:table-row>
          <table:table-cell office:string-value="Sun Jul 21 19:36:12 EDT 2019" office:value-type="string">
            <text:p>Sun Jul 21 19:36:12 EDT 2019</text:p>
          </table:table-cell>
          <table:table-cell office:string-value="Rodent" office:value-type="string">
            <text:p>Rodent</text:p>
          </table:table-cell>
          <table:table-cell office:string-value="Melody" office:value-type="string">
            <text:p>Melody</text:p>
          </table:table-cell>
          <table:table-cell office:string-value="Melody" office:value-type="string">
            <text:p>Melody</text:p>
          </table:table-cell>
          <table:table-cell office:value="1.0" office:value-type="float">
            <text:p>1.0</text:p>
          </table:table-cell>
          <table:table-cell office:string-value="Winter white hamster" office:value-type="string">
            <text:p>Winter white hamster</text:p>
          </table:table-cell>
        </table:table-row>
        <table:table-row>
          <table:table-cell office:string-value="Sun Jul 21 19:36:14 EDT 2019" office:value-type="string">
            <text:p>Sun Jul 21 19:36:14 EDT 2019</text:p>
          </table:table-cell>
          <table:table-cell office:string-value="Dog" office:value-type="string">
            <text:p>Dog</text:p>
          </table:table-cell>
          <table:table-cell office:string-value="Casper Tiberus" office:value-type="string">
            <text:p>Casper Tiberus</text:p>
          </table:table-cell>
          <table:table-cell office:string-value="Casp" office:value-type="string">
            <text:p>Casp</text:p>
          </table:table-cell>
          <table:table-cell office:value="4.0" office:value-type="float">
            <text:p>4.0</text:p>
          </table:table-cell>
          <table:table-cell office:string-value="Mixed" office:value-type="string">
            <text:p>Mixed</text:p>
          </table:table-cell>
        </table:table-row>
        <table:table-row>
          <table:table-cell office:string-value="Sun Jul 21 19:36:16 EDT 2019" office:value-type="string">
            <text:p>Sun Jul 21 19:36:16 EDT 2019</text:p>
          </table:table-cell>
          <table:table-cell office:string-value="Dog" office:value-type="string">
            <text:p>Dog</text:p>
          </table:table-cell>
          <table:table-cell office:string-value="Chummy" office:value-type="string">
            <text:p>Chummy</text:p>
          </table:table-cell>
          <table:table-cell office:string-value="Chumbles" office:value-type="string">
            <text:p>Chumbles</text:p>
          </table:table-cell>
          <table:table-cell office:value="5.0" office:value-type="float">
            <text:p>5.0</text:p>
          </table:table-cell>
          <table:table-cell office:string-value="Labradoodle" office:value-type="string">
            <text:p>Labradoodle</text:p>
          </table:table-cell>
        </table:table-row>
        <table:table-row>
          <table:table-cell office:string-value="Sun Jul 21 19:36:32 EDT 2019" office:value-type="string">
            <text:p>Sun Jul 21 19:36:32 EDT 2019</text:p>
          </table:table-cell>
          <table:table-cell office:string-value="Dog" office:value-type="string">
            <text:p>Dog</text:p>
          </table:table-cell>
          <table:table-cell office:string-value="Luna Bean " office:value-type="string">
            <text:p>Luna Bean </text:p>
          </table:table-cell>
          <table:table-cell office:string-value="Luna" office:value-type="string">
            <text:p>Luna</text:p>
          </table:table-cell>
          <table:table-cell office:value="7.0" office:value-type="float">
            <text:p>7.0</text:p>
          </table:table-cell>
          <table:table-cell office:string-value="Italian greyhound x chihuahua" office:value-type="string">
            <text:p>Italian greyhound x chihuahua</text:p>
          </table:table-cell>
        </table:table-row>
        <table:table-row>
          <table:table-cell office:string-value="Sun Jul 21 19:36:40 EDT 2019" office:value-type="string">
            <text:p>Sun Jul 21 19:36:40 EDT 2019</text:p>
          </table:table-cell>
          <table:table-cell office:string-value="Rodent" office:value-type="string">
            <text:p>Rodent</text:p>
          </table:table-cell>
          <table:table-cell office:string-value="Brown Gerbil" office:value-type="string">
            <text:p>Brown Gerbil</text:p>
          </table:table-cell>
          <table:table-cell office:string-value="Brown Gerb" office:value-type="string">
            <text:p>Brown Gerb</text:p>
          </table:table-cell>
          <table:table-cell office:value="2.0" office:value-type="float">
            <text:p>2.0</text:p>
          </table:table-cell>
          <table:table-cell office:string-value="Gerbil" office:value-type="string">
            <text:p>Gerbil</text:p>
          </table:table-cell>
        </table:table-row>
        <table:table-row>
          <table:table-cell office:string-value="Sun Jul 21 19:36:52 EDT 2019" office:value-type="string">
            <text:p>Sun Jul 21 19:36:52 EDT 2019</text:p>
          </table:table-cell>
          <table:table-cell office:string-value="Cat" office:value-type="string">
            <text:p>Cat</text:p>
          </table:table-cell>
          <table:table-cell office:string-value="Gabby Comacho" office:value-type="string">
            <text:p>Gabby Comacho</text:p>
          </table:table-cell>
          <table:table-cell office:string-value="Cho Cho" office:value-type="string">
            <text:p>Cho Cho</text:p>
          </table:table-cell>
          <table:table-cell office:value="16.0" office:value-type="float">
            <text:p>16.0</text:p>
          </table:table-cell>
          <table:table-cell office:string-value="Domestic Shorthair" office:value-type="string">
            <text:p>Domestic Shorthair</text:p>
          </table:table-cell>
        </table:table-row>
        <table:table-row>
          <table:table-cell office:string-value="Sun Jul 21 19:37:03 EDT 2019" office:value-type="string">
            <text:p>Sun Jul 21 19:37:03 EDT 2019</text:p>
          </table:table-cell>
          <table:table-cell office:string-value="Rodent" office:value-type="string">
            <text:p>Rodent</text:p>
          </table:table-cell>
          <table:table-cell office:string-value="White Gerbil" office:value-type="string">
            <text:p>White Gerbil</text:p>
          </table:table-cell>
          <table:table-cell office:string-value="White Gerb" office:value-type="string">
            <text:p>White Gerb</text:p>
          </table:table-cell>
          <table:table-cell office:value="2.0" office:value-type="float">
            <text:p>2.0</text:p>
          </table:table-cell>
          <table:table-cell office:string-value="Gerbil" office:value-type="string">
            <text:p>Gerbil</text:p>
          </table:table-cell>
        </table:table-row>
        <table:table-row>
          <table:table-cell office:string-value="Sun Jul 21 19:37:07 EDT 2019" office:value-type="string">
            <text:p>Sun Jul 21 19:37:07 EDT 2019</text:p>
          </table:table-cell>
          <table:table-cell office:string-value="Dog" office:value-type="string">
            <text:p>Dog</text:p>
          </table:table-cell>
          <table:table-cell office:string-value="Sofie Tooter Scooter " office:value-type="string">
            <text:p>Sofie Tooter Scooter </text:p>
          </table:table-cell>
          <table:table-cell office:string-value="Sofie" office:value-type="string">
            <text:p>Sofie</text:p>
          </table:table-cell>
          <table:table-cell office:value="7.0" office:value-type="float">
            <text:p>7.0</text:p>
          </table:table-cell>
          <table:table-cell office:string-value="Chihuahua" office:value-type="string">
            <text:p>Chihuahua</text:p>
          </table:table-cell>
        </table:table-row>
        <table:table-row>
          <table:table-cell office:string-value="Sun Jul 21 19:37:16 EDT 2019" office:value-type="string">
            <text:p>Sun Jul 21 19:37:16 EDT 2019</text:p>
          </table:table-cell>
          <table:table-cell office:string-value="Dog" office:value-type="string">
            <text:p>Dog</text:p>
          </table:table-cell>
          <table:table-cell office:string-value="Mojo" office:value-type="string">
            <text:p>Mojo</text:p>
          </table:table-cell>
          <table:table-cell office:string-value="Mojo" office:value-type="string">
            <text:p>Mojo</text:p>
          </table:table-cell>
          <table:table-cell office:value="5.0" office:value-type="float">
            <text:p>5.0</text:p>
          </table:table-cell>
          <table:table-cell office:string-value="Labradoodle" office:value-type="string">
            <text:p>Labradoodle</text:p>
          </table:table-cell>
        </table:table-row>
        <table:table-row>
          <table:table-cell office:string-value="Sun Jul 21 19:37:26 EDT 2019" office:value-type="string">
            <text:p>Sun Jul 21 19:37:26 EDT 2019</text:p>
          </table:table-cell>
          <table:table-cell office:string-value="Dog" office:value-type="string">
            <text:p>Dog</text:p>
          </table:table-cell>
          <table:table-cell office:string-value="Grace " office:value-type="string">
            <text:p>Grace </text:p>
          </table:table-cell>
          <table:table-cell office:string-value="Grace" office:value-type="string">
            <text:p>Grace</text:p>
          </table:table-cell>
          <table:table-cell office:string-value="1 year" office:value-type="string">
            <text:p>1 year</text:p>
          </table:table-cell>
          <table:table-cell office:string-value="Mix" office:value-type="string">
            <text:p>Mix</text:p>
          </table:table-cell>
        </table:table-row>
        <table:table-row>
          <table:table-cell office:string-value="Sun Jul 21 19:37:34 EDT 2019" office:value-type="string">
            <text:p>Sun Jul 21 19:37:34 EDT 2019</text:p>
          </table:table-cell>
          <table:table-cell office:string-value="Cat" office:value-type="string">
            <text:p>Cat</text:p>
          </table:table-cell>
          <table:table-cell office:string-value="Misha " office:value-type="string">
            <text:p>Misha </text:p>
          </table:table-cell>
          <table:table-cell office:string-value="Misha " office:value-type="string">
            <text:p>Misha </text:p>
          </table:table-cell>
          <table:table-cell office:value="8.0" office:value-type="float">
            <text:p>8.0</text:p>
          </table:table-cell>
          <table:table-cell office:string-value="Tabby " office:value-type="string">
            <text:p>Tabby </text:p>
          </table:table-cell>
        </table:table-row>
        <table:table-row>
          <table:table-cell office:string-value="Sun Jul 21 19:37:42 EDT 2019" office:value-type="string">
            <text:p>Sun Jul 21 19:37:42 EDT 2019</text:p>
          </table:table-cell>
          <table:table-cell office:string-value="Dog" office:value-type="string">
            <text:p>Dog</text:p>
          </table:table-cell>
          <table:table-cell office:string-value="Frankie" office:value-type="string">
            <text:p>Frankie</text:p>
          </table:table-cell>
          <table:table-cell office:string-value="Frankie" office:value-type="string">
            <text:p>Frankie</text:p>
          </table:table-cell>
          <table:table-cell office:value="1.0" office:value-type="float">
            <text:p>1.0</text:p>
          </table:table-cell>
          <table:table-cell office:string-value="Mix" office:value-type="string">
            <text:p>Mix</text:p>
          </table:table-cell>
        </table:table-row>
        <table:table-row>
          <table:table-cell office:string-value="Sun Jul 21 19:37:45 EDT 2019" office:value-type="string">
            <text:p>Sun Jul 21 19:37:45 EDT 2019</text:p>
          </table:table-cell>
          <table:table-cell office:string-value="Rodent" office:value-type="string">
            <text:p>Rodent</text:p>
          </table:table-cell>
          <table:table-cell office:string-value="Dollar dollar bills y'all" office:value-type="string">
            <text:p>Dollar dollar bills y'all</text:p>
          </table:table-cell>
          <table:table-cell office:string-value="Bill" office:value-type="string">
            <text:p>Bill</text:p>
          </table:table-cell>
          <table:table-cell office:value="2.0" office:value-type="float">
            <text:p>2.0</text:p>
          </table:table-cell>
          <table:table-cell office:string-value="Guinea Pig" office:value-type="string">
            <text:p>Guinea Pig</text:p>
          </table:table-cell>
        </table:table-row>
        <table:table-row>
          <table:table-cell office:string-value="Sun Jul 21 19:37:52 EDT 2019" office:value-type="string">
            <text:p>Sun Jul 21 19:37:52 EDT 2019</text:p>
          </table:table-cell>
          <table:table-cell office:string-value="Dog" office:value-type="string">
            <text:p>Dog</text:p>
          </table:table-cell>
          <table:table-cell office:string-value="Osa" office:value-type="string">
            <text:p>Osa</text:p>
          </table:table-cell>
          <table:table-cell office:string-value="Osa" office:value-type="string">
            <text:p>Osa</text:p>
          </table:table-cell>
          <table:table-cell office:value="9.0" office:value-type="float">
            <text:p>9.0</text:p>
          </table:table-cell>
          <table:table-cell office:string-value="Akita husky mix " office:value-type="string">
            <text:p>Akita husky mix </text:p>
          </table:table-cell>
        </table:table-row>
        <table:table-row>
          <table:table-cell office:string-value="Sun Jul 21 19:37:57 EDT 2019" office:value-type="string">
            <text:p>Sun Jul 21 19:37:57 EDT 2019</text:p>
          </table:table-cell>
          <table:table-cell office:string-value="Dog" office:value-type="string">
            <text:p>Dog</text:p>
          </table:table-cell>
          <table:table-cell office:string-value="Dixie" office:value-type="string">
            <text:p>Dixie</text:p>
          </table:table-cell>
          <table:table-cell office:string-value="Dixie" office:value-type="string">
            <text:p>Dixie</text:p>
          </table:table-cell>
          <table:table-cell office:string-value="12 or 13" office:value-type="string">
            <text:p>12 or 13</text:p>
          </table:table-cell>
          <table:table-cell office:string-value="Pitbull mix" office:value-type="string">
            <text:p>Pitbull mix</text:p>
          </table:table-cell>
        </table:table-row>
        <table:table-row>
          <table:table-cell office:string-value="Sun Jul 21 19:38:14 EDT 2019" office:value-type="string">
            <text:p>Sun Jul 21 19:38:14 EDT 2019</text:p>
          </table:table-cell>
          <table:table-cell office:string-value="Cat" office:value-type="string">
            <text:p>Cat</text:p>
          </table:table-cell>
          <table:table-cell office:string-value="Barnabas " office:value-type="string">
            <text:p>Barnabas </text:p>
          </table:table-cell>
          <table:table-cell office:string-value="Bucky " office:value-type="string">
            <text:p>Bucky </text:p>
          </table:table-cell>
          <table:table-cell office:string-value="11 months " office:value-type="string">
            <text:p>11 months </text:p>
          </table:table-cell>
          <table:table-cell office:string-value="Mix " office:value-type="string">
            <text:p>Mix </text:p>
          </table:table-cell>
        </table:table-row>
        <table:table-row>
          <table:table-cell office:string-value="Sun Jul 21 19:38:15 EDT 2019" office:value-type="string">
            <text:p>Sun Jul 21 19:38:15 EDT 2019</text:p>
          </table:table-cell>
          <table:table-cell office:string-value="Dog" office:value-type="string">
            <text:p>Dog</text:p>
          </table:table-cell>
          <table:table-cell office:string-value="Nina" office:value-type="string">
            <text:p>Nina</text:p>
          </table:table-cell>
          <table:table-cell office:string-value="Nina" office:value-type="string">
            <text:p>Nina</text:p>
          </table:table-cell>
          <table:table-cell office:value="7.0" office:value-type="float">
            <text:p>7.0</text:p>
          </table:table-cell>
          <table:table-cell office:string-value="West highland terrier" office:value-type="string">
            <text:p>West highland terrier</text:p>
          </table:table-cell>
        </table:table-row>
        <table:table-row>
          <table:table-cell office:string-value="Sun Jul 21 19:38:27 EDT 2019" office:value-type="string">
            <text:p>Sun Jul 21 19:38:27 EDT 2019</text:p>
          </table:table-cell>
          <table:table-cell office:string-value="Cat" office:value-type="string">
            <text:p>Cat</text:p>
          </table:table-cell>
          <table:table-cell office:string-value="Bitsy" office:value-type="string">
            <text:p>Bitsy</text:p>
          </table:table-cell>
          <table:table-cell office:string-value="Bitsy" office:value-type="string">
            <text:p>Bitsy</text:p>
          </table:table-cell>
          <table:table-cell office:value="15.0" office:value-type="float">
            <text:p>15.0</text:p>
          </table:table-cell>
          <table:table-cell office:string-value="Domestic shorthair" office:value-type="string">
            <text:p>Domestic shorthair</text:p>
          </table:table-cell>
        </table:table-row>
        <table:table-row>
          <table:table-cell office:string-value="Sun Jul 21 19:39:10 EDT 2019" office:value-type="string">
            <text:p>Sun Jul 21 19:39:10 EDT 2019</text:p>
          </table:table-cell>
          <table:table-cell office:string-value="Dog" office:value-type="string">
            <text:p>Dog</text:p>
          </table:table-cell>
          <table:table-cell office:string-value="Rachel" office:value-type="string">
            <text:p>Rachel</text:p>
          </table:table-cell>
          <table:table-cell office:string-value="Rachel " office:value-type="string">
            <text:p>Rachel </text:p>
          </table:table-cell>
          <table:table-cell office:value="8.0" office:value-type="float">
            <text:p>8.0</text:p>
          </table:table-cell>
          <table:table-cell office:string-value="Schnauzer " office:value-type="string">
            <text:p>Schnauzer </text:p>
          </table:table-cell>
        </table:table-row>
        <table:table-row>
          <table:table-cell office:string-value="Sun Jul 21 19:40:12 EDT 2019" office:value-type="string">
            <text:p>Sun Jul 21 19:40:12 EDT 2019</text:p>
          </table:table-cell>
          <table:table-cell office:string-value="Dog" office:value-type="string">
            <text:p>Dog</text:p>
          </table:table-cell>
          <table:table-cell office:string-value="Piper" office:value-type="string">
            <text:p>Piper</text:p>
          </table:table-cell>
          <table:table-cell office:string-value="Piper" office:value-type="string">
            <text:p>Piper</text:p>
          </table:table-cell>
          <table:table-cell office:value="9.0" office:value-type="float">
            <text:p>9.0</text:p>
          </table:table-cell>
          <table:table-cell office:string-value="Labrador retriever (chocolate)" office:value-type="string">
            <text:p>Labrador retriever (chocolate)</text:p>
          </table:table-cell>
        </table:table-row>
        <table:table-row>
          <table:table-cell office:string-value="Sun Jul 21 19:40:13 EDT 2019" office:value-type="string">
            <text:p>Sun Jul 21 19:40:13 EDT 2019</text:p>
          </table:table-cell>
          <table:table-cell office:string-value="Dog" office:value-type="string">
            <text:p>Dog</text:p>
          </table:table-cell>
          <table:table-cell office:string-value="Bella" office:value-type="string">
            <text:p>Bella</text:p>
          </table:table-cell>
          <table:table-cell office:string-value="Belly" office:value-type="string">
            <text:p>Belly</text:p>
          </table:table-cell>
          <table:table-cell office:value="10.0" office:value-type="float">
            <text:p>10.0</text:p>
          </table:table-cell>
          <table:table-cell office:string-value="Yorkie" office:value-type="string">
            <text:p>Yorkie</text:p>
          </table:table-cell>
        </table:table-row>
        <table:table-row>
          <table:table-cell office:string-value="Sun Jul 21 19:40:20 EDT 2019" office:value-type="string">
            <text:p>Sun Jul 21 19:40:20 EDT 2019</text:p>
          </table:table-cell>
          <table:table-cell office:string-value="Dog" office:value-type="string">
            <text:p>Dog</text:p>
          </table:table-cell>
          <table:table-cell office:string-value="Queen Khaleesi" office:value-type="string">
            <text:p>Queen Khaleesi</text:p>
          </table:table-cell>
          <table:table-cell office:string-value="Queenie" office:value-type="string">
            <text:p>Queenie</text:p>
          </table:table-cell>
          <table:table-cell office:value="12.0" office:value-type="float">
            <text:p>12.0</text:p>
          </table:table-cell>
          <table:table-cell office:string-value="Mountain Dog mix" office:value-type="string">
            <text:p>Mountain Dog mix</text:p>
          </table:table-cell>
        </table:table-row>
        <table:table-row>
          <table:table-cell office:string-value="Sun Jul 21 19:40:38 EDT 2019" office:value-type="string">
            <text:p>Sun Jul 21 19:40:38 EDT 2019</text:p>
          </table:table-cell>
          <table:table-cell office:string-value="Cat" office:value-type="string">
            <text:p>Cat</text:p>
          </table:table-cell>
          <table:table-cell office:string-value="Pumpkin" office:value-type="string">
            <text:p>Pumpkin</text:p>
          </table:table-cell>
          <table:table-cell office:string-value="Pumpkin" office:value-type="string">
            <text:p>Pumpkin</text:p>
          </table:table-cell>
          <table:table-cell office:value="6.0" office:value-type="float">
            <text:p>6.0</text:p>
          </table:table-cell>
          <table:table-cell/>
        </table:table-row>
        <table:table-row>
          <table:table-cell office:string-value="Sun Jul 21 19:40:55 EDT 2019" office:value-type="string">
            <text:p>Sun Jul 21 19:40:55 EDT 2019</text:p>
          </table:table-cell>
          <table:table-cell office:string-value="Dog" office:value-type="string">
            <text:p>Dog</text:p>
          </table:table-cell>
          <table:table-cell office:string-value="Bridget " office:value-type="string">
            <text:p>Bridget </text:p>
          </table:table-cell>
          <table:table-cell office:string-value="Bridgy, Pookie bridge " office:value-type="string">
            <text:p>Bridgy, Pookie bridge </text:p>
          </table:table-cell>
          <table:table-cell office:value="15.0" office:value-type="float">
            <text:p>15.0</text:p>
          </table:table-cell>
          <table:table-cell office:string-value="Mutt" office:value-type="string">
            <text:p>Mutt</text:p>
          </table:table-cell>
        </table:table-row>
        <table:table-row>
          <table:table-cell office:string-value="Sun Jul 21 19:40:58 EDT 2019" office:value-type="string">
            <text:p>Sun Jul 21 19:40:58 EDT 2019</text:p>
          </table:table-cell>
          <table:table-cell office:string-value="Dog" office:value-type="string">
            <text:p>Dog</text:p>
          </table:table-cell>
          <table:table-cell office:string-value="Bodacious " office:value-type="string">
            <text:p>Bodacious </text:p>
          </table:table-cell>
          <table:table-cell office:string-value="Bodie" office:value-type="string">
            <text:p>Bodie</text:p>
          </table:table-cell>
          <table:table-cell office:value="14.0" office:value-type="float">
            <text:p>14.0</text:p>
          </table:table-cell>
          <table:table-cell office:string-value="Labrador retriever (black)" office:value-type="string">
            <text:p>Labrador retriever (black)</text:p>
          </table:table-cell>
        </table:table-row>
        <table:table-row>
          <table:table-cell office:string-value="Sun Jul 21 19:41:21 EDT 2019" office:value-type="string">
            <text:p>Sun Jul 21 19:41:21 EDT 2019</text:p>
          </table:table-cell>
          <table:table-cell office:string-value="Dog" office:value-type="string">
            <text:p>Dog</text:p>
          </table:table-cell>
          <table:table-cell office:string-value="Mama Rose" office:value-type="string">
            <text:p>Mama Rose</text:p>
          </table:table-cell>
          <table:table-cell office:string-value="Rosie " office:value-type="string">
            <text:p>Rosie </text:p>
          </table:table-cell>
          <table:table-cell office:value="7.0" office:value-type="float">
            <text:p>7.0</text:p>
          </table:table-cell>
          <table:table-cell office:string-value="Pit bull " office:value-type="string">
            <text:p>Pit bull </text:p>
          </table:table-cell>
        </table:table-row>
        <table:table-row>
          <table:table-cell office:string-value="Sun Jul 21 19:41:25 EDT 2019" office:value-type="string">
            <text:p>Sun Jul 21 19:41:25 EDT 2019</text:p>
          </table:table-cell>
          <table:table-cell office:string-value="Dog" office:value-type="string">
            <text:p>Dog</text:p>
          </table:table-cell>
          <table:table-cell office:string-value="Augustus" office:value-type="string">
            <text:p>Augustus</text:p>
          </table:table-cell>
          <table:table-cell office:string-value="Gus" office:value-type="string">
            <text:p>Gus</text:p>
          </table:table-cell>
          <table:table-cell office:string-value="Almost 8 " office:value-type="string">
            <text:p>Almost 8 </text:p>
          </table:table-cell>
          <table:table-cell office:string-value="Golden retriever " office:value-type="string">
            <text:p>Golden retriever </text:p>
          </table:table-cell>
        </table:table-row>
        <table:table-row>
          <table:table-cell office:string-value="Sun Jul 21 19:41:35 EDT 2019" office:value-type="string">
            <text:p>Sun Jul 21 19:41:35 EDT 2019</text:p>
          </table:table-cell>
          <table:table-cell office:string-value="Cat" office:value-type="string">
            <text:p>Cat</text:p>
          </table:table-cell>
          <table:table-cell office:string-value="Sunshine" office:value-type="string">
            <text:p>Sunshine</text:p>
          </table:table-cell>
          <table:table-cell office:string-value="Sunshine" office:value-type="string">
            <text:p>Sunshine</text:p>
          </table:table-cell>
          <table:table-cell office:value="7.0" office:value-type="float">
            <text:p>7.0</text:p>
          </table:table-cell>
          <table:table-cell office:string-value="Tiger stripe (orange)" office:value-type="string">
            <text:p>Tiger stripe (orange)</text:p>
          </table:table-cell>
        </table:table-row>
        <table:table-row>
          <table:table-cell office:string-value="Sun Jul 21 19:42:52 EDT 2019" office:value-type="string">
            <text:p>Sun Jul 21 19:42:52 EDT 2019</text:p>
          </table:table-cell>
          <table:table-cell office:string-value="Dog" office:value-type="string">
            <text:p>Dog</text:p>
          </table:table-cell>
          <table:table-cell office:string-value="Tater" office:value-type="string">
            <text:p>Tater</text:p>
          </table:table-cell>
          <table:table-cell office:string-value="Tater" office:value-type="string">
            <text:p>Tater</text:p>
          </table:table-cell>
          <table:table-cell office:string-value="3 months" office:value-type="string">
            <text:p>3 months</text:p>
          </table:table-cell>
          <table:table-cell office:string-value="Labrador &amp; great pieraneese" office:value-type="string">
            <text:p>Labrador &amp; great pieraneese</text:p>
          </table:table-cell>
        </table:table-row>
        <table:table-row>
          <table:table-cell office:string-value="Sun Jul 21 19:42:55 EDT 2019" office:value-type="string">
            <text:p>Sun Jul 21 19:42:55 EDT 2019</text:p>
          </table:table-cell>
          <table:table-cell office:string-value="Cat" office:value-type="string">
            <text:p>Cat</text:p>
          </table:table-cell>
          <table:table-cell office:string-value="Millicent " office:value-type="string">
            <text:p>Millicent </text:p>
          </table:table-cell>
          <table:table-cell office:string-value="Millie" office:value-type="string">
            <text:p>Millie</text:p>
          </table:table-cell>
          <table:table-cell office:value="6.0" office:value-type="float">
            <text:p>6.0</text:p>
          </table:table-cell>
          <table:table-cell/>
        </table:table-row>
        <table:table-row>
          <table:table-cell office:string-value="Sun Jul 21 19:43:11 EDT 2019" office:value-type="string">
            <text:p>Sun Jul 21 19:43:11 EDT 2019</text:p>
          </table:table-cell>
          <table:table-cell office:string-value="Hedgehog" office:value-type="string">
            <text:p>Hedgehog</text:p>
          </table:table-cell>
          <table:table-cell office:string-value="Gustavus Ericius Hedgehog of the North" office:value-type="string">
            <text:p>Gustavus Ericius Hedgehog of the North</text:p>
          </table:table-cell>
          <table:table-cell office:string-value="Gus" office:value-type="string">
            <text:p>Gus</text:p>
          </table:table-cell>
          <table:table-cell office:string-value="1.5 years" office:value-type="string">
            <text:p>1.5 years</text:p>
          </table:table-cell>
          <table:table-cell/>
        </table:table-row>
        <table:table-row>
          <table:table-cell office:string-value="Sun Jul 21 19:43:16 EDT 2019" office:value-type="string">
            <text:p>Sun Jul 21 19:43:16 EDT 2019</text:p>
          </table:table-cell>
          <table:table-cell office:string-value="Dog" office:value-type="string">
            <text:p>Dog</text:p>
          </table:table-cell>
          <table:table-cell office:string-value="Beverly Ann" office:value-type="string">
            <text:p>Beverly Ann</text:p>
          </table:table-cell>
          <table:table-cell office:string-value="Beverlana" office:value-type="string">
            <text:p>Beverlana</text:p>
          </table:table-cell>
          <table:table-cell office:value="13.0" office:value-type="float">
            <text:p>13.0</text:p>
          </table:table-cell>
          <table:table-cell office:string-value="Golden Retriever " office:value-type="string">
            <text:p>Golden Retriever </text:p>
          </table:table-cell>
        </table:table-row>
        <table:table-row>
          <table:table-cell office:string-value="Sun Jul 21 19:43:40 EDT 2019" office:value-type="string">
            <text:p>Sun Jul 21 19:43:40 EDT 2019</text:p>
          </table:table-cell>
          <table:table-cell office:string-value="Dog" office:value-type="string">
            <text:p>Dog</text:p>
          </table:table-cell>
          <table:table-cell office:string-value="Cora Smalls" office:value-type="string">
            <text:p>Cora Smalls</text:p>
          </table:table-cell>
          <table:table-cell office:string-value="Cora" office:value-type="string">
            <text:p>Cora</text:p>
          </table:table-cell>
          <table:table-cell office:string-value="~3" office:value-type="string">
            <text:p>~3</text:p>
          </table:table-cell>
          <table:table-cell office:string-value="havanese?" office:value-type="string">
            <text:p>havanese?</text:p>
          </table:table-cell>
        </table:table-row>
        <table:table-row>
          <table:table-cell office:string-value="Sun Jul 21 19:43:40 EDT 2019" office:value-type="string">
            <text:p>Sun Jul 21 19:43:40 EDT 2019</text:p>
          </table:table-cell>
          <table:table-cell office:string-value="Dog" office:value-type="string">
            <text:p>Dog</text:p>
          </table:table-cell>
          <table:table-cell office:string-value="Jasper" office:value-type="string">
            <text:p>Jasper</text:p>
          </table:table-cell>
          <table:table-cell office:string-value="Jasper" office:value-type="string">
            <text:p>Jasper</text:p>
          </table:table-cell>
          <table:table-cell office:value="16.0" office:value-type="float">
            <text:p>16.0</text:p>
          </table:table-cell>
          <table:table-cell office:string-value="dalmation/beagle" office:value-type="string">
            <text:p>dalmation/beagle</text:p>
          </table:table-cell>
        </table:table-row>
        <table:table-row>
          <table:table-cell office:string-value="Sun Jul 21 19:43:41 EDT 2019" office:value-type="string">
            <text:p>Sun Jul 21 19:43:41 EDT 2019</text:p>
          </table:table-cell>
          <table:table-cell office:string-value="Cat" office:value-type="string">
            <text:p>Cat</text:p>
          </table:table-cell>
          <table:table-cell office:string-value="Dust" office:value-type="string">
            <text:p>Dust</text:p>
          </table:table-cell>
          <table:table-cell office:string-value="Dust" office:value-type="string">
            <text:p>Dust</text:p>
          </table:table-cell>
          <table:table-cell office:value="1.0" office:value-type="float">
            <text:p>1.0</text:p>
          </table:table-cell>
          <table:table-cell/>
        </table:table-row>
        <table:table-row>
          <table:table-cell office:string-value="Sun Jul 21 19:43:50 EDT 2019" office:value-type="string">
            <text:p>Sun Jul 21 19:43:50 EDT 2019</text:p>
          </table:table-cell>
          <table:table-cell office:string-value="Dog" office:value-type="string">
            <text:p>Dog</text:p>
          </table:table-cell>
          <table:table-cell office:string-value="Caleb" office:value-type="string">
            <text:p>Caleb</text:p>
          </table:table-cell>
          <table:table-cell office:string-value=" caliber " office:value-type="string">
            <text:p> caliber </text:p>
          </table:table-cell>
          <table:table-cell office:value="1.5" office:value-type="float">
            <text:p>1.5</text:p>
          </table:table-cell>
          <table:table-cell office:string-value="Blue Tick Coon Hound" office:value-type="string">
            <text:p>Blue Tick Coon Hound</text:p>
          </table:table-cell>
        </table:table-row>
        <table:table-row>
          <table:table-cell office:string-value="Sun Jul 21 19:44:10 EDT 2019" office:value-type="string">
            <text:p>Sun Jul 21 19:44:10 EDT 2019</text:p>
          </table:table-cell>
          <table:table-cell office:string-value="Dog" office:value-type="string">
            <text:p>Dog</text:p>
          </table:table-cell>
          <table:table-cell office:string-value="Tonka" office:value-type="string">
            <text:p>Tonka</text:p>
          </table:table-cell>
          <table:table-cell office:string-value="Tonks, Tonkers, Sir Tail" office:value-type="string">
            <text:p>Tonks, Tonkers, Sir Tail</text:p>
          </table:table-cell>
          <table:table-cell office:value="8.0" office:value-type="float">
            <text:p>8.0</text:p>
          </table:table-cell>
          <table:table-cell office:string-value="Newfoundland " office:value-type="string">
            <text:p>Newfoundland </text:p>
          </table:table-cell>
        </table:table-row>
        <table:table-row>
          <table:table-cell office:string-value="Sun Jul 21 19:44:29 EDT 2019" office:value-type="string">
            <text:p>Sun Jul 21 19:44:29 EDT 2019</text:p>
          </table:table-cell>
          <table:table-cell office:string-value="Bird" office:value-type="string">
            <text:p>Bird</text:p>
          </table:table-cell>
          <table:table-cell office:string-value="Spike" office:value-type="string">
            <text:p>Spike</text:p>
          </table:table-cell>
          <table:table-cell office:string-value="Spiker-doodle" office:value-type="string">
            <text:p>Spiker-doodle</text:p>
          </table:table-cell>
          <table:table-cell office:value="13.0" office:value-type="float">
            <text:p>13.0</text:p>
          </table:table-cell>
          <table:table-cell office:string-value="Cockatiel " office:value-type="string">
            <text:p>Cockatiel </text:p>
          </table:table-cell>
        </table:table-row>
        <table:table-row>
          <table:table-cell office:string-value="Sun Jul 21 19:44:40 EDT 2019" office:value-type="string">
            <text:p>Sun Jul 21 19:44:40 EDT 2019</text:p>
          </table:table-cell>
          <table:table-cell office:string-value="Cat" office:value-type="string">
            <text:p>Cat</text:p>
          </table:table-cell>
          <table:table-cell office:string-value="Ash" office:value-type="string">
            <text:p>Ash</text:p>
          </table:table-cell>
          <table:table-cell office:string-value="Ashy boy " office:value-type="string">
            <text:p>Ashy boy </text:p>
          </table:table-cell>
          <table:table-cell office:value="9.0" office:value-type="float">
            <text:p>9.0</text:p>
          </table:table-cell>
          <table:table-cell/>
        </table:table-row>
        <table:table-row>
          <table:table-cell office:string-value="Sun Jul 21 19:44:52 EDT 2019" office:value-type="string">
            <text:p>Sun Jul 21 19:44:52 EDT 2019</text:p>
          </table:table-cell>
          <table:table-cell office:string-value="Cat" office:value-type="string">
            <text:p>Cat</text:p>
          </table:table-cell>
          <table:table-cell office:string-value="Blossom " office:value-type="string">
            <text:p>Blossom </text:p>
          </table:table-cell>
          <table:table-cell office:string-value="Moose" office:value-type="string">
            <text:p>Moose</text:p>
          </table:table-cell>
          <table:table-cell office:string-value="6 years old" office:value-type="string">
            <text:p>6 years old</text:p>
          </table:table-cell>
          <table:table-cell office:string-value="British long hair " office:value-type="string">
            <text:p>British long hair </text:p>
          </table:table-cell>
        </table:table-row>
        <table:table-row>
          <table:table-cell office:string-value="Sun Jul 21 19:44:52 EDT 2019" office:value-type="string">
            <text:p>Sun Jul 21 19:44:52 EDT 2019</text:p>
          </table:table-cell>
          <table:table-cell office:string-value="Cat" office:value-type="string">
            <text:p>Cat</text:p>
          </table:table-cell>
          <table:table-cell office:string-value="Violet " office:value-type="string">
            <text:p>Violet </text:p>
          </table:table-cell>
          <table:table-cell office:string-value="Violet " office:value-type="string">
            <text:p>Violet </text:p>
          </table:table-cell>
          <table:table-cell office:value="14.0" office:value-type="float">
            <text:p>14.0</text:p>
          </table:table-cell>
          <table:table-cell office:string-value="Shorthair " office:value-type="string">
            <text:p>Shorthair </text:p>
          </table:table-cell>
        </table:table-row>
        <table:table-row>
          <table:table-cell office:string-value="Sun Jul 21 19:45:10 EDT 2019" office:value-type="string">
            <text:p>Sun Jul 21 19:45:10 EDT 2019</text:p>
          </table:table-cell>
          <table:table-cell office:string-value="Cat" office:value-type="string">
            <text:p>Cat</text:p>
          </table:table-cell>
          <table:table-cell office:string-value="Thor " office:value-type="string">
            <text:p>Thor </text:p>
          </table:table-cell>
          <table:table-cell office:string-value="Thor" office:value-type="string">
            <text:p>Thor</text:p>
          </table:table-cell>
          <table:table-cell office:value="4.0" office:value-type="float">
            <text:p>4.0</text:p>
          </table:table-cell>
          <table:table-cell/>
        </table:table-row>
        <table:table-row>
          <table:table-cell office:string-value="Sun Jul 21 19:45:14 EDT 2019" office:value-type="string">
            <text:p>Sun Jul 21 19:45:14 EDT 2019</text:p>
          </table:table-cell>
          <table:table-cell office:string-value="Dog" office:value-type="string">
            <text:p>Dog</text:p>
          </table:table-cell>
          <table:table-cell office:string-value="Hank " office:value-type="string">
            <text:p>Hank </text:p>
          </table:table-cell>
          <table:table-cell office:string-value="Baby" office:value-type="string">
            <text:p>Baby</text:p>
          </table:table-cell>
          <table:table-cell office:value="2.0" office:value-type="float">
            <text:p>2.0</text:p>
          </table:table-cell>
          <table:table-cell office:string-value="Boxer" office:value-type="string">
            <text:p>Boxer</text:p>
          </table:table-cell>
        </table:table-row>
        <table:table-row>
          <table:table-cell office:string-value="Sun Jul 21 19:45:27 EDT 2019" office:value-type="string">
            <text:p>Sun Jul 21 19:45:27 EDT 2019</text:p>
          </table:table-cell>
          <table:table-cell office:string-value="Dog" office:value-type="string">
            <text:p>Dog</text:p>
          </table:table-cell>
          <table:table-cell office:string-value="Brandy" office:value-type="string">
            <text:p>Brandy</text:p>
          </table:table-cell>
          <table:table-cell office:string-value="Puddin" office:value-type="string">
            <text:p>Puddin</text:p>
          </table:table-cell>
          <table:table-cell office:value="5.0" office:value-type="float">
            <text:p>5.0</text:p>
          </table:table-cell>
          <table:table-cell office:string-value="Lab/pitbull mix" office:value-type="string">
            <text:p>Lab/pitbull mix</text:p>
          </table:table-cell>
        </table:table-row>
        <table:table-row>
          <table:table-cell office:string-value="Sun Jul 21 19:45:42 EDT 2019" office:value-type="string">
            <text:p>Sun Jul 21 19:45:42 EDT 2019</text:p>
          </table:table-cell>
          <table:table-cell office:string-value="Cat" office:value-type="string">
            <text:p>Cat</text:p>
          </table:table-cell>
          <table:table-cell office:string-value="Lily " office:value-type="string">
            <text:p>Lily </text:p>
          </table:table-cell>
          <table:table-cell office:string-value="Lillibutt" office:value-type="string">
            <text:p>Lillibutt</text:p>
          </table:table-cell>
          <table:table-cell office:value="11.0" office:value-type="float">
            <text:p>11.0</text:p>
          </table:table-cell>
          <table:table-cell office:string-value="Shorthair " office:value-type="string">
            <text:p>Shorthair </text:p>
          </table:table-cell>
        </table:table-row>
        <table:table-row>
          <table:table-cell office:string-value="Sun Jul 21 19:45:54 EDT 2019" office:value-type="string">
            <text:p>Sun Jul 21 19:45:54 EDT 2019</text:p>
          </table:table-cell>
          <table:table-cell office:string-value="Dog" office:value-type="string">
            <text:p>Dog</text:p>
          </table:table-cell>
          <table:table-cell office:string-value="Sir Squeaksalot the Second" office:value-type="string">
            <text:p>Sir Squeaksalot the Second</text:p>
          </table:table-cell>
          <table:table-cell office:string-value="Twoie" office:value-type="string">
            <text:p>Twoie</text:p>
          </table:table-cell>
          <table:table-cell office:value="9.0" office:value-type="float">
            <text:p>9.0</text:p>
          </table:table-cell>
          <table:table-cell office:string-value="Chinese Crested Powder Ouff" office:value-type="string">
            <text:p>Chinese Crested Powder Ouff</text:p>
          </table:table-cell>
        </table:table-row>
        <table:table-row>
          <table:table-cell office:string-value="Sun Jul 21 19:46:29 EDT 2019" office:value-type="string">
            <text:p>Sun Jul 21 19:46:29 EDT 2019</text:p>
          </table:table-cell>
          <table:table-cell office:string-value="Cat" office:value-type="string">
            <text:p>Cat</text:p>
          </table:table-cell>
          <table:table-cell office:string-value="Buddy" office:value-type="string">
            <text:p>Buddy</text:p>
          </table:table-cell>
          <table:table-cell office:string-value="Buddy Boi" office:value-type="string">
            <text:p>Buddy Boi</text:p>
          </table:table-cell>
          <table:table-cell office:value="4.0" office:value-type="float">
            <text:p>4.0</text:p>
          </table:table-cell>
          <table:table-cell office:string-value="Shorthair " office:value-type="string">
            <text:p>Shorthair </text:p>
          </table:table-cell>
        </table:table-row>
        <table:table-row>
          <table:table-cell office:string-value="Sun Jul 21 19:48:10 EDT 2019" office:value-type="string">
            <text:p>Sun Jul 21 19:48:10 EDT 2019</text:p>
          </table:table-cell>
          <table:table-cell office:string-value="Dog" office:value-type="string">
            <text:p>Dog</text:p>
          </table:table-cell>
          <table:table-cell office:string-value="Colby Jack" office:value-type="string">
            <text:p>Colby Jack</text:p>
          </table:table-cell>
          <table:table-cell office:string-value="Jack" office:value-type="string">
            <text:p>Jack</text:p>
          </table:table-cell>
          <table:table-cell office:value="5.0" office:value-type="float">
            <text:p>5.0</text:p>
          </table:table-cell>
          <table:table-cell office:string-value="German Shepherd " office:value-type="string">
            <text:p>German Shepherd </text:p>
          </table:table-cell>
        </table:table-row>
        <table:table-row>
          <table:table-cell office:string-value="Sun Jul 21 19:48:15 EDT 2019" office:value-type="string">
            <text:p>Sun Jul 21 19:48:15 EDT 2019</text:p>
          </table:table-cell>
          <table:table-cell office:string-value="Dog" office:value-type="string">
            <text:p>Dog</text:p>
          </table:table-cell>
          <table:table-cell office:string-value="Cooper" office:value-type="string">
            <text:p>Cooper</text:p>
          </table:table-cell>
          <table:table-cell office:string-value="Coop" office:value-type="string">
            <text:p>Coop</text:p>
          </table:table-cell>
          <table:table-cell office:string-value="6 weeks (is coming home in 2 weeks!)" office:value-type="string">
            <text:p>6 weeks (is coming home in 2 weeks!)</text:p>
          </table:table-cell>
          <table:table-cell office:string-value="Labradoodle " office:value-type="string">
            <text:p>Labradoodle </text:p>
          </table:table-cell>
        </table:table-row>
        <table:table-row>
          <table:table-cell office:string-value="Sun Jul 21 19:48:26 EDT 2019" office:value-type="string">
            <text:p>Sun Jul 21 19:48:26 EDT 2019</text:p>
          </table:table-cell>
          <table:table-cell office:string-value="Dog" office:value-type="string">
            <text:p>Dog</text:p>
          </table:table-cell>
          <table:table-cell office:string-value="Murphy " office:value-type="string">
            <text:p>Murphy </text:p>
          </table:table-cell>
          <table:table-cell office:string-value="Murph" office:value-type="string">
            <text:p>Murph</text:p>
          </table:table-cell>
          <table:table-cell office:value="1.0" office:value-type="float">
            <text:p>1.0</text:p>
          </table:table-cell>
          <table:table-cell office:string-value="Goldendoodle" office:value-type="string">
            <text:p>Goldendoodle</text:p>
          </table:table-cell>
        </table:table-row>
        <table:table-row>
          <table:table-cell office:string-value="Sun Jul 21 19:49:35 EDT 2019" office:value-type="string">
            <text:p>Sun Jul 21 19:49:35 EDT 2019</text:p>
          </table:table-cell>
          <table:table-cell office:string-value="Dog" office:value-type="string">
            <text:p>Dog</text:p>
          </table:table-cell>
          <table:table-cell office:string-value="phineas" office:value-type="string">
            <text:p>phineas</text:p>
          </table:table-cell>
          <table:table-cell/>
          <table:table-cell office:value="7.0" office:value-type="float">
            <text:p>7.0</text:p>
          </table:table-cell>
          <table:table-cell office:string-value="irish soft-coated wheaten terrier" office:value-type="string">
            <text:p>irish soft-coated wheaten terrier</text:p>
          </table:table-cell>
        </table:table-row>
        <table:table-row>
          <table:table-cell office:string-value="Sun Jul 21 19:49:39 EDT 2019" office:value-type="string">
            <text:p>Sun Jul 21 19:49:39 EDT 2019</text:p>
          </table:table-cell>
          <table:table-cell office:string-value="Dog" office:value-type="string">
            <text:p>Dog</text:p>
          </table:table-cell>
          <table:table-cell office:string-value="Peach" office:value-type="string">
            <text:p>Peach</text:p>
          </table:table-cell>
          <table:table-cell office:string-value="Peach" office:value-type="string">
            <text:p>Peach</text:p>
          </table:table-cell>
          <table:table-cell office:value="2.0" office:value-type="float">
            <text:p>2.0</text:p>
          </table:table-cell>
          <table:table-cell office:string-value="Mixed" office:value-type="string">
            <text:p>Mixed</text:p>
          </table:table-cell>
        </table:table-row>
        <table:table-row>
          <table:table-cell office:string-value="Sun Jul 21 19:49:55 EDT 2019" office:value-type="string">
            <text:p>Sun Jul 21 19:49:55 EDT 2019</text:p>
          </table:table-cell>
          <table:table-cell office:string-value="Dog" office:value-type="string">
            <text:p>Dog</text:p>
          </table:table-cell>
          <table:table-cell office:string-value="moose alexander" office:value-type="string">
            <text:p>moose alexander</text:p>
          </table:table-cell>
          <table:table-cell office:string-value="moose" office:value-type="string">
            <text:p>moose</text:p>
          </table:table-cell>
          <table:table-cell office:string-value="8 months" office:value-type="string">
            <text:p>8 months</text:p>
          </table:table-cell>
          <table:table-cell office:string-value="maltipoo" office:value-type="string">
            <text:p>maltipoo</text:p>
          </table:table-cell>
        </table:table-row>
        <table:table-row>
          <table:table-cell office:string-value="Sun Jul 21 19:50:15 EDT 2019" office:value-type="string">
            <text:p>Sun Jul 21 19:50:15 EDT 2019</text:p>
          </table:table-cell>
          <table:table-cell office:string-value="Cat" office:value-type="string">
            <text:p>Cat</text:p>
          </table:table-cell>
          <table:table-cell office:string-value="eliza goose" office:value-type="string">
            <text:p>eliza goose</text:p>
          </table:table-cell>
          <table:table-cell office:string-value="eliza" office:value-type="string">
            <text:p>eliza</text:p>
          </table:table-cell>
          <table:table-cell office:value="2.0" office:value-type="float">
            <text:p>2.0</text:p>
          </table:table-cell>
          <table:table-cell office:string-value="grey" office:value-type="string">
            <text:p>grey</text:p>
          </table:table-cell>
        </table:table-row>
        <table:table-row>
          <table:table-cell office:string-value="Sun Jul 21 19:50:18 EDT 2019" office:value-type="string">
            <text:p>Sun Jul 21 19:50:18 EDT 2019</text:p>
          </table:table-cell>
          <table:table-cell office:string-value="Rodent" office:value-type="string">
            <text:p>Rodent</text:p>
          </table:table-cell>
          <table:table-cell office:string-value="Nibbles" office:value-type="string">
            <text:p>Nibbles</text:p>
          </table:table-cell>
          <table:table-cell office:string-value="Nibsey" office:value-type="string">
            <text:p>Nibsey</text:p>
          </table:table-cell>
          <table:table-cell office:value="5.0" office:value-type="float">
            <text:p>5.0</text:p>
          </table:table-cell>
          <table:table-cell office:string-value="Guinea Pig" office:value-type="string">
            <text:p>Guinea Pig</text:p>
          </table:table-cell>
        </table:table-row>
        <table:table-row>
          <table:table-cell office:string-value="Sun Jul 21 19:50:35 EDT 2019" office:value-type="string">
            <text:p>Sun Jul 21 19:50:35 EDT 2019</text:p>
          </table:table-cell>
          <table:table-cell office:string-value="Cat" office:value-type="string">
            <text:p>Cat</text:p>
          </table:table-cell>
          <table:table-cell office:string-value="Chichi" office:value-type="string">
            <text:p>Chichi</text:p>
          </table:table-cell>
          <table:table-cell office:string-value="Chichi" office:value-type="string">
            <text:p>Chichi</text:p>
          </table:table-cell>
          <table:table-cell office:value="9.0" office:value-type="float">
            <text:p>9.0</text:p>
          </table:table-cell>
          <table:table-cell office:string-value="Tabby" office:value-type="string">
            <text:p>Tabby</text:p>
          </table:table-cell>
        </table:table-row>
        <table:table-row>
          <table:table-cell office:string-value="Sun Jul 21 19:50:47 EDT 2019" office:value-type="string">
            <text:p>Sun Jul 21 19:50:47 EDT 2019</text:p>
          </table:table-cell>
          <table:table-cell office:string-value="Cat" office:value-type="string">
            <text:p>Cat</text:p>
          </table:table-cell>
          <table:table-cell office:string-value="isabella" office:value-type="string">
            <text:p>isabella</text:p>
          </table:table-cell>
          <table:table-cell office:string-value="izzy" office:value-type="string">
            <text:p>izzy</text:p>
          </table:table-cell>
          <table:table-cell office:value="4.0" office:value-type="float">
            <text:p>4.0</text:p>
          </table:table-cell>
          <table:table-cell/>
        </table:table-row>
        <table:table-row>
          <table:table-cell office:string-value="Sun Jul 21 19:50:56 EDT 2019" office:value-type="string">
            <text:p>Sun Jul 21 19:50:56 EDT 2019</text:p>
          </table:table-cell>
          <table:table-cell office:string-value="Dog" office:value-type="string">
            <text:p>Dog</text:p>
          </table:table-cell>
          <table:table-cell office:string-value="Ruby" office:value-type="string">
            <text:p>Ruby</text:p>
          </table:table-cell>
          <table:table-cell office:string-value="Ruebs" office:value-type="string">
            <text:p>Ruebs</text:p>
          </table:table-cell>
          <table:table-cell office:value="6.0" office:value-type="float">
            <text:p>6.0</text:p>
          </table:table-cell>
          <table:table-cell office:string-value="Rhodesian ridgeback" office:value-type="string">
            <text:p>Rhodesian ridgeback</text:p>
          </table:table-cell>
        </table:table-row>
        <table:table-row>
          <table:table-cell office:string-value="Sun Jul 21 19:51:44 EDT 2019" office:value-type="string">
            <text:p>Sun Jul 21 19:51:44 EDT 2019</text:p>
          </table:table-cell>
          <table:table-cell office:string-value="Dog" office:value-type="string">
            <text:p>Dog</text:p>
          </table:table-cell>
          <table:table-cell office:string-value="Ruby" office:value-type="string">
            <text:p>Ruby</text:p>
          </table:table-cell>
          <table:table-cell office:string-value="Ruby" office:value-type="string">
            <text:p>Ruby</text:p>
          </table:table-cell>
          <table:table-cell office:value="4.0" office:value-type="float">
            <text:p>4.0</text:p>
          </table:table-cell>
          <table:table-cell office:string-value="Labrador retriever" office:value-type="string">
            <text:p>Labrador retriever</text:p>
          </table:table-cell>
        </table:table-row>
        <table:table-row>
          <table:table-cell office:string-value="Sun Jul 21 19:52:21 EDT 2019" office:value-type="string">
            <text:p>Sun Jul 21 19:52:21 EDT 2019</text:p>
          </table:table-cell>
          <table:table-cell office:string-value="Dog" office:value-type="string">
            <text:p>Dog</text:p>
          </table:table-cell>
          <table:table-cell office:string-value="Min Ottende Bold" office:value-type="string">
            <text:p>Min Ottende Bold</text:p>
          </table:table-cell>
          <table:table-cell office:string-value="Otte" office:value-type="string">
            <text:p>Otte</text:p>
          </table:table-cell>
          <table:table-cell office:value="9.0" office:value-type="float">
            <text:p>9.0</text:p>
          </table:table-cell>
          <table:table-cell office:string-value="Black Labrador" office:value-type="string">
            <text:p>Black Labrador</text:p>
          </table:table-cell>
        </table:table-row>
        <table:table-row>
          <table:table-cell office:string-value="Sun Jul 21 19:53:18 EDT 2019" office:value-type="string">
            <text:p>Sun Jul 21 19:53:18 EDT 2019</text:p>
          </table:table-cell>
          <table:table-cell office:string-value="Dog" office:value-type="string">
            <text:p>Dog</text:p>
          </table:table-cell>
          <table:table-cell office:string-value="Min fine Nimina Beana" office:value-type="string">
            <text:p>Min fine Nimina Beana</text:p>
          </table:table-cell>
          <table:table-cell office:string-value="Mina" office:value-type="string">
            <text:p>Mina</text:p>
          </table:table-cell>
          <table:table-cell office:value="6.0" office:value-type="float">
            <text:p>6.0</text:p>
          </table:table-cell>
          <table:table-cell office:string-value="Yellow Labrador " office:value-type="string">
            <text:p>Yellow Labrador </text:p>
          </table:table-cell>
        </table:table-row>
        <table:table-row>
          <table:table-cell office:string-value="Sun Jul 21 19:53:31 EDT 2019" office:value-type="string">
            <text:p>Sun Jul 21 19:53:31 EDT 2019</text:p>
          </table:table-cell>
          <table:table-cell office:string-value="Dog" office:value-type="string">
            <text:p>Dog</text:p>
          </table:table-cell>
          <table:table-cell office:string-value="Lucy " office:value-type="string">
            <text:p>Lucy </text:p>
          </table:table-cell>
          <table:table-cell office:string-value="Lu" office:value-type="string">
            <text:p>Lu</text:p>
          </table:table-cell>
          <table:table-cell office:value="3.0" office:value-type="float">
            <text:p>3.0</text:p>
          </table:table-cell>
          <table:table-cell office:string-value="Great Pyrenees " office:value-type="string">
            <text:p>Great Pyrenees </text:p>
          </table:table-cell>
        </table:table-row>
        <table:table-row>
          <table:table-cell office:string-value="Sun Jul 21 19:53:31 EDT 2019" office:value-type="string">
            <text:p>Sun Jul 21 19:53:31 EDT 2019</text:p>
          </table:table-cell>
          <table:table-cell office:string-value="Cat" office:value-type="string">
            <text:p>Cat</text:p>
          </table:table-cell>
          <table:table-cell office:string-value="Belvedere" office:value-type="string">
            <text:p>Belvedere</text:p>
          </table:table-cell>
          <table:table-cell office:string-value="Biff" office:value-type="string">
            <text:p>Biff</text:p>
          </table:table-cell>
          <table:table-cell office:string-value="16ish" office:value-type="string">
            <text:p>16ish</text:p>
          </table:table-cell>
          <table:table-cell office:string-value="shorthair mackerel tabby" office:value-type="string">
            <text:p>shorthair mackerel tabby</text:p>
          </table:table-cell>
        </table:table-row>
        <table:table-row>
          <table:table-cell office:string-value="Sun Jul 21 19:53:51 EDT 2019" office:value-type="string">
            <text:p>Sun Jul 21 19:53:51 EDT 2019</text:p>
          </table:table-cell>
          <table:table-cell office:string-value="Cat" office:value-type="string">
            <text:p>Cat</text:p>
          </table:table-cell>
          <table:table-cell office:string-value="heaven" office:value-type="string">
            <text:p>heaven</text:p>
          </table:table-cell>
          <table:table-cell office:string-value="kitty" office:value-type="string">
            <text:p>kitty</text:p>
          </table:table-cell>
          <table:table-cell office:value="8.0" office:value-type="float">
            <text:p>8.0</text:p>
          </table:table-cell>
          <table:table-cell office:string-value="tortoise shell" office:value-type="string">
            <text:p>tortoise shell</text:p>
          </table:table-cell>
        </table:table-row>
        <table:table-row>
          <table:table-cell office:string-value="Sun Jul 21 19:54:23 EDT 2019" office:value-type="string">
            <text:p>Sun Jul 21 19:54:23 EDT 2019</text:p>
          </table:table-cell>
          <table:table-cell office:string-value="Dog" office:value-type="string">
            <text:p>Dog</text:p>
          </table:table-cell>
          <table:table-cell office:string-value="lucy lu" office:value-type="string">
            <text:p>lucy lu</text:p>
          </table:table-cell>
          <table:table-cell office:string-value="luey" office:value-type="string">
            <text:p>luey</text:p>
          </table:table-cell>
          <table:table-cell office:value="4.0" office:value-type="float">
            <text:p>4.0</text:p>
          </table:table-cell>
          <table:table-cell office:string-value="basset hound " office:value-type="string">
            <text:p>basset hound </text:p>
          </table:table-cell>
        </table:table-row>
        <table:table-row>
          <table:table-cell office:string-value="Sun Jul 21 19:54:57 EDT 2019" office:value-type="string">
            <text:p>Sun Jul 21 19:54:57 EDT 2019</text:p>
          </table:table-cell>
          <table:table-cell office:string-value="Dog" office:value-type="string">
            <text:p>Dog</text:p>
          </table:table-cell>
          <table:table-cell office:string-value="Katniss Underfoot" office:value-type="string">
            <text:p>Katniss Underfoot</text:p>
          </table:table-cell>
          <table:table-cell office:string-value="Katniss" office:value-type="string">
            <text:p>Katniss</text:p>
          </table:table-cell>
          <table:table-cell office:value="9.0" office:value-type="float">
            <text:p>9.0</text:p>
          </table:table-cell>
          <table:table-cell office:string-value="Pit bull ish" office:value-type="string">
            <text:p>Pit bull ish</text:p>
          </table:table-cell>
        </table:table-row>
        <table:table-row>
          <table:table-cell office:string-value="Sun Jul 21 19:56:27 EDT 2019" office:value-type="string">
            <text:p>Sun Jul 21 19:56:27 EDT 2019</text:p>
          </table:table-cell>
          <table:table-cell office:string-value="Dog" office:value-type="string">
            <text:p>Dog</text:p>
          </table:table-cell>
          <table:table-cell office:string-value="Sadie" office:value-type="string">
            <text:p>Sadie</text:p>
          </table:table-cell>
          <table:table-cell office:string-value="Sayd" office:value-type="string">
            <text:p>Sayd</text:p>
          </table:table-cell>
          <table:table-cell office:value="13.0" office:value-type="float">
            <text:p>13.0</text:p>
          </table:table-cell>
          <table:table-cell office:string-value="Border Collie" office:value-type="string">
            <text:p>Border Collie</text:p>
          </table:table-cell>
        </table:table-row>
        <table:table-row>
          <table:table-cell office:string-value="Sun Jul 21 19:56:29 EDT 2019" office:value-type="string">
            <text:p>Sun Jul 21 19:56:29 EDT 2019</text:p>
          </table:table-cell>
          <table:table-cell office:string-value="Dog" office:value-type="string">
            <text:p>Dog</text:p>
          </table:table-cell>
          <table:table-cell office:string-value="Coco  Chanel mademoiselle " office:value-type="string">
            <text:p>Coco <text:s text:c="1"/>Chanel mademoiselle </text:p>
          </table:table-cell>
          <table:table-cell office:string-value="Coco" office:value-type="string">
            <text:p>Coco</text:p>
          </table:table-cell>
          <table:table-cell office:value="5.0" office:value-type="float">
            <text:p>5.0</text:p>
          </table:table-cell>
          <table:table-cell office:string-value="Golden retriever " office:value-type="string">
            <text:p>Golden retriever </text:p>
          </table:table-cell>
        </table:table-row>
        <table:table-row>
          <table:table-cell office:string-value="Sun Jul 21 19:56:48 EDT 2019" office:value-type="string">
            <text:p>Sun Jul 21 19:56:48 EDT 2019</text:p>
          </table:table-cell>
          <table:table-cell office:string-value="Dog" office:value-type="string">
            <text:p>Dog</text:p>
          </table:table-cell>
          <table:table-cell office:string-value="Maggie" office:value-type="string">
            <text:p>Maggie</text:p>
          </table:table-cell>
          <table:table-cell office:string-value="Mags" office:value-type="string">
            <text:p>Mags</text:p>
          </table:table-cell>
          <table:table-cell office:value="8.0" office:value-type="float">
            <text:p>8.0</text:p>
          </table:table-cell>
          <table:table-cell office:string-value="Border Collie" office:value-type="string">
            <text:p>Border Collie</text:p>
          </table:table-cell>
        </table:table-row>
        <table:table-row>
          <table:table-cell office:string-value="Sun Jul 21 19:58:07 EDT 2019" office:value-type="string">
            <text:p>Sun Jul 21 19:58:07 EDT 2019</text:p>
          </table:table-cell>
          <table:table-cell office:string-value="Dog" office:value-type="string">
            <text:p>Dog</text:p>
          </table:table-cell>
          <table:table-cell office:string-value="Gunner baker" office:value-type="string">
            <text:p>Gunner baker</text:p>
          </table:table-cell>
          <table:table-cell office:string-value="Gunner " office:value-type="string">
            <text:p>Gunner </text:p>
          </table:table-cell>
          <table:table-cell office:value="12.0" office:value-type="float">
            <text:p>12.0</text:p>
          </table:table-cell>
          <table:table-cell office:string-value="Lab" office:value-type="string">
            <text:p>Lab</text:p>
          </table:table-cell>
        </table:table-row>
        <table:table-row>
          <table:table-cell office:string-value="Sun Jul 21 19:58:37 EDT 2019" office:value-type="string">
            <text:p>Sun Jul 21 19:58:37 EDT 2019</text:p>
          </table:table-cell>
          <table:table-cell office:string-value="Rabbit" office:value-type="string">
            <text:p>Rabbit</text:p>
          </table:table-cell>
          <table:table-cell office:string-value="Lady Sybil" office:value-type="string">
            <text:p>Lady Sybil</text:p>
          </table:table-cell>
          <table:table-cell office:string-value="Lady" office:value-type="string">
            <text:p>Lady</text:p>
          </table:table-cell>
          <table:table-cell office:string-value="1.75 years" office:value-type="string">
            <text:p>1.75 years</text:p>
          </table:table-cell>
          <table:table-cell office:string-value="Holland Lop" office:value-type="string">
            <text:p>Holland Lop</text:p>
          </table:table-cell>
        </table:table-row>
        <table:table-row>
          <table:table-cell office:string-value="Sun Jul 21 19:58:44 EDT 2019" office:value-type="string">
            <text:p>Sun Jul 21 19:58:44 EDT 2019</text:p>
          </table:table-cell>
          <table:table-cell office:string-value="Cat" office:value-type="string">
            <text:p>Cat</text:p>
          </table:table-cell>
          <table:table-cell office:string-value="Ashley Williams" office:value-type="string">
            <text:p>Ashley Williams</text:p>
          </table:table-cell>
          <table:table-cell office:string-value="Ash" office:value-type="string">
            <text:p>Ash</text:p>
          </table:table-cell>
          <table:table-cell office:string-value="8 years" office:value-type="string">
            <text:p>8 years</text:p>
          </table:table-cell>
          <table:table-cell office:string-value="Maine Coon" office:value-type="string">
            <text:p>Maine Coon</text:p>
          </table:table-cell>
        </table:table-row>
        <table:table-row>
          <table:table-cell office:string-value="Sun Jul 21 19:58:49 EDT 2019" office:value-type="string">
            <text:p>Sun Jul 21 19:58:49 EDT 2019</text:p>
          </table:table-cell>
          <table:table-cell office:string-value="Dog" office:value-type="string">
            <text:p>Dog</text:p>
          </table:table-cell>
          <table:table-cell office:string-value="April in Paris " office:value-type="string">
            <text:p>April in Paris </text:p>
          </table:table-cell>
          <table:table-cell office:string-value="Paris " office:value-type="string">
            <text:p>Paris </text:p>
          </table:table-cell>
          <table:table-cell office:value="6.0" office:value-type="float">
            <text:p>6.0</text:p>
          </table:table-cell>
          <table:table-cell office:string-value="Golden retriever " office:value-type="string">
            <text:p>Golden retriever </text:p>
          </table:table-cell>
        </table:table-row>
        <table:table-row>
          <table:table-cell office:string-value="Sun Jul 21 19:58:56 EDT 2019" office:value-type="string">
            <text:p>Sun Jul 21 19:58:56 EDT 2019</text:p>
          </table:table-cell>
          <table:table-cell office:string-value="Rabbit" office:value-type="string">
            <text:p>Rabbit</text:p>
          </table:table-cell>
          <table:table-cell office:string-value="Colby" office:value-type="string">
            <text:p>Colby</text:p>
          </table:table-cell>
          <table:table-cell/>
          <table:table-cell office:value="3.0" office:value-type="float">
            <text:p>3.0</text:p>
          </table:table-cell>
          <table:table-cell/>
        </table:table-row>
        <table:table-row>
          <table:table-cell office:string-value="Sun Jul 21 19:59:00 EDT 2019" office:value-type="string">
            <text:p>Sun Jul 21 19:59:00 EDT 2019</text:p>
          </table:table-cell>
          <table:table-cell office:string-value="Cat" office:value-type="string">
            <text:p>Cat</text:p>
          </table:table-cell>
          <table:table-cell office:string-value="Mister" office:value-type="string">
            <text:p>Mister</text:p>
          </table:table-cell>
          <table:table-cell office:string-value="Mister" office:value-type="string">
            <text:p>Mister</text:p>
          </table:table-cell>
          <table:table-cell office:value="2.0" office:value-type="float">
            <text:p>2.0</text:p>
          </table:table-cell>
          <table:table-cell office:string-value="American Shorthair" office:value-type="string">
            <text:p>American Shorthair</text:p>
          </table:table-cell>
        </table:table-row>
        <table:table-row>
          <table:table-cell office:string-value="Sun Jul 21 19:59:19 EDT 2019" office:value-type="string">
            <text:p>Sun Jul 21 19:59:19 EDT 2019</text:p>
          </table:table-cell>
          <table:table-cell office:string-value="Cat" office:value-type="string">
            <text:p>Cat</text:p>
          </table:table-cell>
          <table:table-cell office:string-value="Goku" office:value-type="string">
            <text:p>Goku</text:p>
          </table:table-cell>
          <table:table-cell office:string-value="Tutu" office:value-type="string">
            <text:p>Tutu</text:p>
          </table:table-cell>
          <table:table-cell office:string-value="2 years" office:value-type="string">
            <text:p>2 years</text:p>
          </table:table-cell>
          <table:table-cell/>
        </table:table-row>
        <table:table-row>
          <table:table-cell office:string-value="Sun Jul 21 19:59:38 EDT 2019" office:value-type="string">
            <text:p>Sun Jul 21 19:59:38 EDT 2019</text:p>
          </table:table-cell>
          <table:table-cell office:string-value="Gold Fish" office:value-type="string">
            <text:p>Gold Fish</text:p>
          </table:table-cell>
          <table:table-cell office:string-value="Miles" office:value-type="string">
            <text:p>Miles</text:p>
          </table:table-cell>
          <table:table-cell office:string-value="Miles" office:value-type="string">
            <text:p>Miles</text:p>
          </table:table-cell>
          <table:table-cell office:value="5.0" office:value-type="float">
            <text:p>5.0</text:p>
          </table:table-cell>
          <table:table-cell office:string-value="Goldfish" office:value-type="string">
            <text:p>Goldfish</text:p>
          </table:table-cell>
        </table:table-row>
        <table:table-row>
          <table:table-cell office:string-value="Sun Jul 21 19:59:43 EDT 2019" office:value-type="string">
            <text:p>Sun Jul 21 19:59:43 EDT 2019</text:p>
          </table:table-cell>
          <table:table-cell office:string-value="Cat" office:value-type="string">
            <text:p>Cat</text:p>
          </table:table-cell>
          <table:table-cell office:string-value="Fuzzball" office:value-type="string">
            <text:p>Fuzzball</text:p>
          </table:table-cell>
          <table:table-cell office:string-value="Fuzzybutt" office:value-type="string">
            <text:p>Fuzzybutt</text:p>
          </table:table-cell>
          <table:table-cell office:value="10.0" office:value-type="float">
            <text:p>10.0</text:p>
          </table:table-cell>
          <table:table-cell office:string-value="American shorthair " office:value-type="string">
            <text:p>American shorthair </text:p>
          </table:table-cell>
        </table:table-row>
        <table:table-row>
          <table:table-cell office:string-value="Sun Jul 21 19:59:54 EDT 2019" office:value-type="string">
            <text:p>Sun Jul 21 19:59:54 EDT 2019</text:p>
          </table:table-cell>
          <table:table-cell office:string-value="Dog" office:value-type="string">
            <text:p>Dog</text:p>
          </table:table-cell>
          <table:table-cell office:string-value="Felix" office:value-type="string">
            <text:p>Felix</text:p>
          </table:table-cell>
          <table:table-cell office:string-value="Felix" office:value-type="string">
            <text:p>Felix</text:p>
          </table:table-cell>
          <table:table-cell office:value="2.0" office:value-type="float">
            <text:p>2.0</text:p>
          </table:table-cell>
          <table:table-cell/>
        </table:table-row>
        <table:table-row>
          <table:table-cell office:string-value="Sun Jul 21 20:00:18 EDT 2019" office:value-type="string">
            <text:p>Sun Jul 21 20:00:18 EDT 2019</text:p>
          </table:table-cell>
          <table:table-cell office:string-value="Cat" office:value-type="string">
            <text:p>Cat</text:p>
          </table:table-cell>
          <table:table-cell office:string-value="Benjamin" office:value-type="string">
            <text:p>Benjamin</text:p>
          </table:table-cell>
          <table:table-cell office:string-value="Ben" office:value-type="string">
            <text:p>Ben</text:p>
          </table:table-cell>
          <table:table-cell office:value="14.0" office:value-type="float">
            <text:p>14.0</text:p>
          </table:table-cell>
          <table:table-cell/>
        </table:table-row>
        <table:table-row>
          <table:table-cell office:string-value="Sun Jul 21 20:00:00 EDT 2019" office:value-type="string">
            <text:p>Sun Jul 21 20:00:00 EDT 2019</text:p>
          </table:table-cell>
          <table:table-cell office:string-value="Dog" office:value-type="string">
            <text:p>Dog</text:p>
          </table:table-cell>
          <table:table-cell office:string-value="Woodruff" office:value-type="string">
            <text:p>Woodruff</text:p>
          </table:table-cell>
          <table:table-cell office:string-value="Woody" office:value-type="string">
            <text:p>Woody</text:p>
          </table:table-cell>
          <table:table-cell office:value="10.0" office:value-type="float">
            <text:p>10.0</text:p>
          </table:table-cell>
          <table:table-cell office:string-value="Saint Bernard/Cocker Spaniel" office:value-type="string">
            <text:p>Saint Bernard/Cocker Spaniel</text:p>
          </table:table-cell>
        </table:table-row>
        <table:table-row>
          <table:table-cell office:string-value="Sun Jul 21 20:00:31 EDT 2019" office:value-type="string">
            <text:p>Sun Jul 21 20:00:31 EDT 2019</text:p>
          </table:table-cell>
          <table:table-cell office:string-value="Cat" office:value-type="string">
            <text:p>Cat</text:p>
          </table:table-cell>
          <table:table-cell office:string-value="Tibby" office:value-type="string">
            <text:p>Tibby</text:p>
          </table:table-cell>
          <table:table-cell office:string-value="Tib or Monster " office:value-type="string">
            <text:p>Tib or Monster </text:p>
          </table:table-cell>
          <table:table-cell office:value="3.0" office:value-type="float">
            <text:p>3.0</text:p>
          </table:table-cell>
          <table:table-cell office:string-value="Unknown " office:value-type="string">
            <text:p>Unknown </text:p>
          </table:table-cell>
        </table:table-row>
        <table:table-row>
          <table:table-cell office:string-value="Sun Jul 21 20:01:12 EDT 2019" office:value-type="string">
            <text:p>Sun Jul 21 20:01:12 EDT 2019</text:p>
          </table:table-cell>
          <table:table-cell office:string-value="Dog" office:value-type="string">
            <text:p>Dog</text:p>
          </table:table-cell>
          <table:table-cell office:string-value="Kitty take your gloves off" office:value-type="string">
            <text:p>Kitty take your gloves off</text:p>
          </table:table-cell>
          <table:table-cell office:string-value="Reba " office:value-type="string">
            <text:p>Reba </text:p>
          </table:table-cell>
          <table:table-cell office:value="8.0" office:value-type="float">
            <text:p>8.0</text:p>
          </table:table-cell>
          <table:table-cell office:string-value="Golden retriever " office:value-type="string">
            <text:p>Golden retriever </text:p>
          </table:table-cell>
        </table:table-row>
        <table:table-row>
          <table:table-cell office:string-value="Sun Jul 21 20:02:12 EDT 2019" office:value-type="string">
            <text:p>Sun Jul 21 20:02:12 EDT 2019</text:p>
          </table:table-cell>
          <table:table-cell office:string-value="Cat" office:value-type="string">
            <text:p>Cat</text:p>
          </table:table-cell>
          <table:table-cell office:string-value="Honey" office:value-type="string">
            <text:p>Honey</text:p>
          </table:table-cell>
          <table:table-cell office:string-value="Honey" office:value-type="string">
            <text:p>Honey</text:p>
          </table:table-cell>
          <table:table-cell office:value="7.0" office:value-type="float">
            <text:p>7.0</text:p>
          </table:table-cell>
          <table:table-cell office:string-value="Tabby" office:value-type="string">
            <text:p>Tabby</text:p>
          </table:table-cell>
        </table:table-row>
        <table:table-row>
          <table:table-cell office:string-value="Sun Jul 21 20:02:25 EDT 2019" office:value-type="string">
            <text:p>Sun Jul 21 20:02:25 EDT 2019</text:p>
          </table:table-cell>
          <table:table-cell office:string-value="Dog" office:value-type="string">
            <text:p>Dog</text:p>
          </table:table-cell>
          <table:table-cell office:string-value="Mulligan" office:value-type="string">
            <text:p>Mulligan</text:p>
          </table:table-cell>
          <table:table-cell office:string-value="Mull" office:value-type="string">
            <text:p>Mull</text:p>
          </table:table-cell>
          <table:table-cell office:value="12.0" office:value-type="float">
            <text:p>12.0</text:p>
          </table:table-cell>
          <table:table-cell office:string-value="Golden" office:value-type="string">
            <text:p>Golden</text:p>
          </table:table-cell>
        </table:table-row>
        <table:table-row>
          <table:table-cell office:string-value="Sun Jul 21 20:02:32 EDT 2019" office:value-type="string">
            <text:p>Sun Jul 21 20:02:32 EDT 2019</text:p>
          </table:table-cell>
          <table:table-cell office:string-value="Dog" office:value-type="string">
            <text:p>Dog</text:p>
          </table:table-cell>
          <table:table-cell office:string-value="Loki" office:value-type="string">
            <text:p>Loki</text:p>
          </table:table-cell>
          <table:table-cell office:string-value="Loki aka goof ball " office:value-type="string">
            <text:p>Loki aka goof ball </text:p>
          </table:table-cell>
          <table:table-cell office:string-value="8 months " office:value-type="string">
            <text:p>8 months </text:p>
          </table:table-cell>
          <table:table-cell office:string-value="Golden retriever " office:value-type="string">
            <text:p>Golden retriever </text:p>
          </table:table-cell>
        </table:table-row>
        <table:table-row>
          <table:table-cell office:string-value="Sun Jul 21 20:03:25 EDT 2019" office:value-type="string">
            <text:p>Sun Jul 21 20:03:25 EDT 2019</text:p>
          </table:table-cell>
          <table:table-cell office:string-value="Dog" office:value-type="string">
            <text:p>Dog</text:p>
          </table:table-cell>
          <table:table-cell office:string-value="Okemo" office:value-type="string">
            <text:p>Okemo</text:p>
          </table:table-cell>
          <table:table-cell office:string-value="Okemo" office:value-type="string">
            <text:p>Okemo</text:p>
          </table:table-cell>
          <table:table-cell office:value="8.0" office:value-type="float">
            <text:p>8.0</text:p>
          </table:table-cell>
          <table:table-cell office:string-value="Australian Cattle Dog" office:value-type="string">
            <text:p>Australian Cattle Dog</text:p>
          </table:table-cell>
        </table:table-row>
        <table:table-row>
          <table:table-cell office:string-value="Sun Jul 21 20:03:28 EDT 2019" office:value-type="string">
            <text:p>Sun Jul 21 20:03:28 EDT 2019</text:p>
          </table:table-cell>
          <table:table-cell office:string-value="Dog" office:value-type="string">
            <text:p>Dog</text:p>
          </table:table-cell>
          <table:table-cell office:string-value="Beau " office:value-type="string">
            <text:p>Beau </text:p>
          </table:table-cell>
          <table:table-cell office:string-value="Beau" office:value-type="string">
            <text:p>Beau</text:p>
          </table:table-cell>
          <table:table-cell office:string-value="1 1/2" office:value-type="string">
            <text:p>1 1/2</text:p>
          </table:table-cell>
          <table:table-cell office:string-value="Golden Retriever mix " office:value-type="string">
            <text:p>Golden Retriever mix </text:p>
          </table:table-cell>
        </table:table-row>
        <table:table-row>
          <table:table-cell office:string-value="Sun Jul 21 20:04:23 EDT 2019" office:value-type="string">
            <text:p>Sun Jul 21 20:04:23 EDT 2019</text:p>
          </table:table-cell>
          <table:table-cell office:string-value="Cat" office:value-type="string">
            <text:p>Cat</text:p>
          </table:table-cell>
          <table:table-cell office:string-value="Lucy " office:value-type="string">
            <text:p>Lucy </text:p>
          </table:table-cell>
          <table:table-cell office:string-value="Lucy" office:value-type="string">
            <text:p>Lucy</text:p>
          </table:table-cell>
          <table:table-cell office:value="6.0" office:value-type="float">
            <text:p>6.0</text:p>
          </table:table-cell>
          <table:table-cell/>
        </table:table-row>
        <table:table-row>
          <table:table-cell office:string-value="Sun Jul 21 20:04:33 EDT 2019" office:value-type="string">
            <text:p>Sun Jul 21 20:04:33 EDT 2019</text:p>
          </table:table-cell>
          <table:table-cell office:string-value="Dog" office:value-type="string">
            <text:p>Dog</text:p>
          </table:table-cell>
          <table:table-cell office:string-value="Zack attack" office:value-type="string">
            <text:p>Zack attack</text:p>
          </table:table-cell>
          <table:table-cell office:string-value="Zack" office:value-type="string">
            <text:p>Zack</text:p>
          </table:table-cell>
          <table:table-cell office:value="10.0" office:value-type="float">
            <text:p>10.0</text:p>
          </table:table-cell>
          <table:table-cell office:string-value="Golden retriever" office:value-type="string">
            <text:p>Golden retriever</text:p>
          </table:table-cell>
        </table:table-row>
        <table:table-row>
          <table:table-cell office:string-value="Sun Jul 21 20:05:02 EDT 2019" office:value-type="string">
            <text:p>Sun Jul 21 20:05:02 EDT 2019</text:p>
          </table:table-cell>
          <table:table-cell office:string-value="Dog" office:value-type="string">
            <text:p>Dog</text:p>
          </table:table-cell>
          <table:table-cell office:string-value="Kendall" office:value-type="string">
            <text:p>Kendall</text:p>
          </table:table-cell>
          <table:table-cell office:string-value="Kendall" office:value-type="string">
            <text:p>Kendall</text:p>
          </table:table-cell>
          <table:table-cell office:value="4.0" office:value-type="float">
            <text:p>4.0</text:p>
          </table:table-cell>
          <table:table-cell office:string-value="Hound lab mix" office:value-type="string">
            <text:p>Hound lab mix</text:p>
          </table:table-cell>
        </table:table-row>
        <table:table-row>
          <table:table-cell office:string-value="Sun Jul 21 20:05:13 EDT 2019" office:value-type="string">
            <text:p>Sun Jul 21 20:05:13 EDT 2019</text:p>
          </table:table-cell>
          <table:table-cell office:string-value="Dog" office:value-type="string">
            <text:p>Dog</text:p>
          </table:table-cell>
          <table:table-cell office:string-value="Bailey" office:value-type="string">
            <text:p>Bailey</text:p>
          </table:table-cell>
          <table:table-cell office:string-value="Bailey" office:value-type="string">
            <text:p>Bailey</text:p>
          </table:table-cell>
          <table:table-cell office:value="1.0" office:value-type="float">
            <text:p>1.0</text:p>
          </table:table-cell>
          <table:table-cell office:string-value="Lab/pointer" office:value-type="string">
            <text:p>Lab/pointer</text:p>
          </table:table-cell>
        </table:table-row>
        <table:table-row>
          <table:table-cell office:string-value="Sun Jul 21 20:05:25 EDT 2019" office:value-type="string">
            <text:p>Sun Jul 21 20:05:25 EDT 2019</text:p>
          </table:table-cell>
          <table:table-cell office:string-value="Dog" office:value-type="string">
            <text:p>Dog</text:p>
          </table:table-cell>
          <table:table-cell office:string-value="Ranger" office:value-type="string">
            <text:p>Ranger</text:p>
          </table:table-cell>
          <table:table-cell office:string-value="Ranger" office:value-type="string">
            <text:p>Ranger</text:p>
          </table:table-cell>
          <table:table-cell office:value="11.0" office:value-type="float">
            <text:p>11.0</text:p>
          </table:table-cell>
          <table:table-cell office:string-value="German Shepherd/Husky" office:value-type="string">
            <text:p>German Shepherd/Husky</text:p>
          </table:table-cell>
        </table:table-row>
        <table:table-row>
          <table:table-cell office:string-value="Sun Jul 21 20:05:27 EDT 2019" office:value-type="string">
            <text:p>Sun Jul 21 20:05:27 EDT 2019</text:p>
          </table:table-cell>
          <table:table-cell office:string-value="Dog" office:value-type="string">
            <text:p>Dog</text:p>
          </table:table-cell>
          <table:table-cell office:string-value="Dan" office:value-type="string">
            <text:p>Dan</text:p>
          </table:table-cell>
          <table:table-cell office:string-value="Dan" office:value-type="string">
            <text:p>Dan</text:p>
          </table:table-cell>
          <table:table-cell office:value="12.0" office:value-type="float">
            <text:p>12.0</text:p>
          </table:table-cell>
          <table:table-cell office:string-value="Basenjji mix" office:value-type="string">
            <text:p>Basenjji mix</text:p>
          </table:table-cell>
        </table:table-row>
        <table:table-row>
          <table:table-cell office:string-value="Sun Jul 21 20:05:31 EDT 2019" office:value-type="string">
            <text:p>Sun Jul 21 20:05:31 EDT 2019</text:p>
          </table:table-cell>
          <table:table-cell office:string-value="Dog" office:value-type="string">
            <text:p>Dog</text:p>
          </table:table-cell>
          <table:table-cell office:string-value="Sir Maximillion of Binghamton" office:value-type="string">
            <text:p>Sir Maximillion of Binghamton</text:p>
          </table:table-cell>
          <table:table-cell office:string-value="Max" office:value-type="string">
            <text:p>Max</text:p>
          </table:table-cell>
          <table:table-cell office:value="10.0" office:value-type="float">
            <text:p>10.0</text:p>
          </table:table-cell>
          <table:table-cell office:string-value="Golden Retriever" office:value-type="string">
            <text:p>Golden Retriever</text:p>
          </table:table-cell>
        </table:table-row>
        <table:table-row>
          <table:table-cell office:string-value="Sun Jul 21 20:05:35 EDT 2019" office:value-type="string">
            <text:p>Sun Jul 21 20:05:35 EDT 2019</text:p>
          </table:table-cell>
          <table:table-cell office:string-value="Dog" office:value-type="string">
            <text:p>Dog</text:p>
          </table:table-cell>
          <table:table-cell office:string-value="Freya" office:value-type="string">
            <text:p>Freya</text:p>
          </table:table-cell>
          <table:table-cell office:string-value="Freya" office:value-type="string">
            <text:p>Freya</text:p>
          </table:table-cell>
          <table:table-cell office:value="3.0" office:value-type="float">
            <text:p>3.0</text:p>
          </table:table-cell>
          <table:table-cell office:string-value="Pointer/sharpei" office:value-type="string">
            <text:p>Pointer/sharpei</text:p>
          </table:table-cell>
        </table:table-row>
        <table:table-row>
          <table:table-cell office:string-value="Sun Jul 21 20:05:57 EDT 2019" office:value-type="string">
            <text:p>Sun Jul 21 20:05:57 EDT 2019</text:p>
          </table:table-cell>
          <table:table-cell office:string-value="Dog" office:value-type="string">
            <text:p>Dog</text:p>
          </table:table-cell>
          <table:table-cell office:string-value="Jackson" office:value-type="string">
            <text:p>Jackson</text:p>
          </table:table-cell>
          <table:table-cell office:string-value="Jax" office:value-type="string">
            <text:p>Jax</text:p>
          </table:table-cell>
          <table:table-cell office:value="14.0" office:value-type="float">
            <text:p>14.0</text:p>
          </table:table-cell>
          <table:table-cell office:string-value="Golden mix " office:value-type="string">
            <text:p>Golden mix </text:p>
          </table:table-cell>
        </table:table-row>
        <table:table-row>
          <table:table-cell office:string-value="Sun Jul 21 20:06:09 EDT 2019" office:value-type="string">
            <text:p>Sun Jul 21 20:06:09 EDT 2019</text:p>
          </table:table-cell>
          <table:table-cell office:string-value="Dog" office:value-type="string">
            <text:p>Dog</text:p>
          </table:table-cell>
          <table:table-cell office:string-value="Kurama" office:value-type="string">
            <text:p>Kurama</text:p>
          </table:table-cell>
          <table:table-cell office:string-value="Kdog" office:value-type="string">
            <text:p>Kdog</text:p>
          </table:table-cell>
          <table:table-cell office:value="3.0" office:value-type="float">
            <text:p>3.0</text:p>
          </table:table-cell>
          <table:table-cell/>
        </table:table-row>
        <table:table-row>
          <table:table-cell office:string-value="Sun Jul 21 20:06:13 EDT 2019" office:value-type="string">
            <text:p>Sun Jul 21 20:06:13 EDT 2019</text:p>
          </table:table-cell>
          <table:table-cell office:string-value="Dog" office:value-type="string">
            <text:p>Dog</text:p>
          </table:table-cell>
          <table:table-cell office:string-value="Luchik" office:value-type="string">
            <text:p>Luchik</text:p>
          </table:table-cell>
          <table:table-cell office:string-value="Luchik or Luci" office:value-type="string">
            <text:p>Luchik or Luci</text:p>
          </table:table-cell>
          <table:table-cell office:value="5.0" office:value-type="float">
            <text:p>5.0</text:p>
          </table:table-cell>
          <table:table-cell office:string-value="White German Shepherd-Husky" office:value-type="string">
            <text:p>White German Shepherd-Husky</text:p>
          </table:table-cell>
        </table:table-row>
        <table:table-row>
          <table:table-cell office:string-value="Sun Jul 21 20:06:24 EDT 2019" office:value-type="string">
            <text:p>Sun Jul 21 20:06:24 EDT 2019</text:p>
          </table:table-cell>
          <table:table-cell office:string-value="Dog" office:value-type="string">
            <text:p>Dog</text:p>
          </table:table-cell>
          <table:table-cell office:string-value="Pippi Hyde" office:value-type="string">
            <text:p>Pippi Hyde</text:p>
          </table:table-cell>
          <table:table-cell office:string-value="Pippi" office:value-type="string">
            <text:p>Pippi</text:p>
          </table:table-cell>
          <table:table-cell office:value="11.0" office:value-type="float">
            <text:p>11.0</text:p>
          </table:table-cell>
          <table:table-cell office:string-value="cocker spaniel" office:value-type="string">
            <text:p>cocker spaniel</text:p>
          </table:table-cell>
        </table:table-row>
        <table:table-row>
          <table:table-cell office:string-value="Sun Jul 21 20:06:35 EDT 2019" office:value-type="string">
            <text:p>Sun Jul 21 20:06:35 EDT 2019</text:p>
          </table:table-cell>
          <table:table-cell office:string-value="Cat" office:value-type="string">
            <text:p>Cat</text:p>
          </table:table-cell>
          <table:table-cell office:string-value="Scarlet" office:value-type="string">
            <text:p>Scarlet</text:p>
          </table:table-cell>
          <table:table-cell office:string-value="Purrincess Kitty" office:value-type="string">
            <text:p>Purrincess Kitty</text:p>
          </table:table-cell>
          <table:table-cell office:value="13.0" office:value-type="float">
            <text:p>13.0</text:p>
          </table:table-cell>
          <table:table-cell office:string-value="Domestic shorthair" office:value-type="string">
            <text:p>Domestic shorthair</text:p>
          </table:table-cell>
        </table:table-row>
        <table:table-row>
          <table:table-cell office:string-value="Sun Jul 21 20:06:50 EDT 2019" office:value-type="string">
            <text:p>Sun Jul 21 20:06:50 EDT 2019</text:p>
          </table:table-cell>
          <table:table-cell office:string-value="Dog" office:value-type="string">
            <text:p>Dog</text:p>
          </table:table-cell>
          <table:table-cell office:string-value="Pearly" office:value-type="string">
            <text:p>Pearly</text:p>
          </table:table-cell>
          <table:table-cell office:string-value="Pearl" office:value-type="string">
            <text:p>Pearl</text:p>
          </table:table-cell>
          <table:table-cell office:value="5.5" office:value-type="float">
            <text:p>5.5</text:p>
          </table:table-cell>
          <table:table-cell office:string-value="Husky mix" office:value-type="string">
            <text:p>Husky mix</text:p>
          </table:table-cell>
        </table:table-row>
        <table:table-row>
          <table:table-cell office:string-value="Sun Jul 21 20:07:01 EDT 2019" office:value-type="string">
            <text:p>Sun Jul 21 20:07:01 EDT 2019</text:p>
          </table:table-cell>
          <table:table-cell office:string-value="Cat" office:value-type="string">
            <text:p>Cat</text:p>
          </table:table-cell>
          <table:table-cell office:string-value="Sebastian" office:value-type="string">
            <text:p>Sebastian</text:p>
          </table:table-cell>
          <table:table-cell office:string-value="Monkey" office:value-type="string">
            <text:p>Monkey</text:p>
          </table:table-cell>
          <table:table-cell office:value="12.0" office:value-type="float">
            <text:p>12.0</text:p>
          </table:table-cell>
          <table:table-cell office:string-value="Domestic shorthair " office:value-type="string">
            <text:p>Domestic shorthair </text:p>
          </table:table-cell>
        </table:table-row>
        <table:table-row>
          <table:table-cell office:string-value="Sun Jul 21 20:07:17 EDT 2019" office:value-type="string">
            <text:p>Sun Jul 21 20:07:17 EDT 2019</text:p>
          </table:table-cell>
          <table:table-cell office:string-value="Dog" office:value-type="string">
            <text:p>Dog</text:p>
          </table:table-cell>
          <table:table-cell office:string-value="Walter" office:value-type="string">
            <text:p>Walter</text:p>
          </table:table-cell>
          <table:table-cell office:string-value="Walty" office:value-type="string">
            <text:p>Walty</text:p>
          </table:table-cell>
          <table:table-cell office:string-value="Six" office:value-type="string">
            <text:p>Six</text:p>
          </table:table-cell>
          <table:table-cell office:string-value="Spaniel Mix" office:value-type="string">
            <text:p>Spaniel Mix</text:p>
          </table:table-cell>
        </table:table-row>
        <table:table-row>
          <table:table-cell office:string-value="Sun Jul 21 20:07:22 EDT 2019" office:value-type="string">
            <text:p>Sun Jul 21 20:07:22 EDT 2019</text:p>
          </table:table-cell>
          <table:table-cell office:string-value="Cat" office:value-type="string">
            <text:p>Cat</text:p>
          </table:table-cell>
          <table:table-cell office:string-value="Reeses Pieces" office:value-type="string">
            <text:p>Reeses Pieces</text:p>
          </table:table-cell>
          <table:table-cell office:string-value="Reesie" office:value-type="string">
            <text:p>Reesie</text:p>
          </table:table-cell>
          <table:table-cell office:value="2.0" office:value-type="float">
            <text:p>2.0</text:p>
          </table:table-cell>
          <table:table-cell office:string-value="Domestic Short Hair" office:value-type="string">
            <text:p>Domestic Short Hair</text:p>
          </table:table-cell>
        </table:table-row>
        <table:table-row>
          <table:table-cell office:string-value="Sun Jul 21 20:07:48 EDT 2019" office:value-type="string">
            <text:p>Sun Jul 21 20:07:48 EDT 2019</text:p>
          </table:table-cell>
          <table:table-cell office:string-value="Dog" office:value-type="string">
            <text:p>Dog</text:p>
          </table:table-cell>
          <table:table-cell office:string-value="Buddy of Bailey's Irish Cream" office:value-type="string">
            <text:p>Buddy of Bailey's Irish Cream</text:p>
          </table:table-cell>
          <table:table-cell office:string-value="Buddy" office:value-type="string">
            <text:p>Buddy</text:p>
          </table:table-cell>
          <table:table-cell office:value="11.0" office:value-type="float">
            <text:p>11.0</text:p>
          </table:table-cell>
          <table:table-cell office:string-value="Black Lab" office:value-type="string">
            <text:p>Black Lab</text:p>
          </table:table-cell>
        </table:table-row>
        <table:table-row>
          <table:table-cell office:string-value="Sun Jul 21 20:08:05 EDT 2019" office:value-type="string">
            <text:p>Sun Jul 21 20:08:05 EDT 2019</text:p>
          </table:table-cell>
          <table:table-cell office:string-value="Dog" office:value-type="string">
            <text:p>Dog</text:p>
          </table:table-cell>
          <table:table-cell office:string-value="Belle" office:value-type="string">
            <text:p>Belle</text:p>
          </table:table-cell>
          <table:table-cell office:string-value="Belle" office:value-type="string">
            <text:p>Belle</text:p>
          </table:table-cell>
          <table:table-cell office:value="15.0" office:value-type="float">
            <text:p>15.0</text:p>
          </table:table-cell>
          <table:table-cell office:string-value="Golden retriever" office:value-type="string">
            <text:p>Golden retriever</text:p>
          </table:table-cell>
        </table:table-row>
        <table:table-row>
          <table:table-cell office:string-value="Sun Jul 21 20:08:05 EDT 2019" office:value-type="string">
            <text:p>Sun Jul 21 20:08:05 EDT 2019</text:p>
          </table:table-cell>
          <table:table-cell office:string-value="Cat" office:value-type="string">
            <text:p>Cat</text:p>
          </table:table-cell>
          <table:table-cell office:string-value="Sushi Roll" office:value-type="string">
            <text:p>Sushi Roll</text:p>
          </table:table-cell>
          <table:table-cell office:string-value="Sushi" office:value-type="string">
            <text:p>Sushi</text:p>
          </table:table-cell>
          <table:table-cell office:value="1.5" office:value-type="float">
            <text:p>1.5</text:p>
          </table:table-cell>
          <table:table-cell office:string-value="American Bobtail" office:value-type="string">
            <text:p>American Bobtail</text:p>
          </table:table-cell>
        </table:table-row>
        <table:table-row>
          <table:table-cell office:string-value="Sun Jul 21 20:08:26 EDT 2019" office:value-type="string">
            <text:p>Sun Jul 21 20:08:26 EDT 2019</text:p>
          </table:table-cell>
          <table:table-cell office:string-value="Dog" office:value-type="string">
            <text:p>Dog</text:p>
          </table:table-cell>
          <table:table-cell office:string-value="Zoe Marie" office:value-type="string">
            <text:p>Zoe Marie</text:p>
          </table:table-cell>
          <table:table-cell office:string-value="Zoe" office:value-type="string">
            <text:p>Zoe</text:p>
          </table:table-cell>
          <table:table-cell office:value="6.0" office:value-type="float">
            <text:p>6.0</text:p>
          </table:table-cell>
          <table:table-cell office:string-value="German shepherd mix" office:value-type="string">
            <text:p>German shepherd mix</text:p>
          </table:table-cell>
        </table:table-row>
        <table:table-row>
          <table:table-cell office:string-value="Sun Jul 21 20:08:47 EDT 2019" office:value-type="string">
            <text:p>Sun Jul 21 20:08:47 EDT 2019</text:p>
          </table:table-cell>
          <table:table-cell office:string-value="Dog" office:value-type="string">
            <text:p>Dog</text:p>
          </table:table-cell>
          <table:table-cell office:string-value="Wilson" office:value-type="string">
            <text:p>Wilson</text:p>
          </table:table-cell>
          <table:table-cell office:string-value="Wilson" office:value-type="string">
            <text:p>Wilson</text:p>
          </table:table-cell>
          <table:table-cell office:value="4.0" office:value-type="float">
            <text:p>4.0</text:p>
          </table:table-cell>
          <table:table-cell office:string-value="Lab mix" office:value-type="string">
            <text:p>Lab mix</text:p>
          </table:table-cell>
        </table:table-row>
        <table:table-row>
          <table:table-cell office:string-value="Sun Jul 21 20:09:27 EDT 2019" office:value-type="string">
            <text:p>Sun Jul 21 20:09:27 EDT 2019</text:p>
          </table:table-cell>
          <table:table-cell office:string-value="Cat" office:value-type="string">
            <text:p>Cat</text:p>
          </table:table-cell>
          <table:table-cell office:string-value="Mochi" office:value-type="string">
            <text:p>Mochi</text:p>
          </table:table-cell>
          <table:table-cell office:string-value="Mochi" office:value-type="string">
            <text:p>Mochi</text:p>
          </table:table-cell>
          <table:table-cell office:value="1.5" office:value-type="float">
            <text:p>1.5</text:p>
          </table:table-cell>
          <table:table-cell office:string-value="American Bobtail" office:value-type="string">
            <text:p>American Bobtail</text:p>
          </table:table-cell>
        </table:table-row>
        <table:table-row>
          <table:table-cell office:string-value="Sun Jul 21 20:09:30 EDT 2019" office:value-type="string">
            <text:p>Sun Jul 21 20:09:30 EDT 2019</text:p>
          </table:table-cell>
          <table:table-cell office:string-value="Dog" office:value-type="string">
            <text:p>Dog</text:p>
          </table:table-cell>
          <table:table-cell office:string-value="Reesie " office:value-type="string">
            <text:p>Reesie </text:p>
          </table:table-cell>
          <table:table-cell office:string-value="Reesie" office:value-type="string">
            <text:p>Reesie</text:p>
          </table:table-cell>
          <table:table-cell office:value="14.0" office:value-type="float">
            <text:p>14.0</text:p>
          </table:table-cell>
          <table:table-cell office:string-value="Yorkshire Terrior" office:value-type="string">
            <text:p>Yorkshire Terrior</text:p>
          </table:table-cell>
        </table:table-row>
        <table:table-row>
          <table:table-cell office:string-value="Sun Jul 21 20:09:48 EDT 2019" office:value-type="string">
            <text:p>Sun Jul 21 20:09:48 EDT 2019</text:p>
          </table:table-cell>
          <table:table-cell office:string-value="Cat" office:value-type="string">
            <text:p>Cat</text:p>
          </table:table-cell>
          <table:table-cell office:string-value="Sasuke" office:value-type="string">
            <text:p>Sasuke</text:p>
          </table:table-cell>
          <table:table-cell office:string-value="Sasuke " office:value-type="string">
            <text:p>Sasuke </text:p>
          </table:table-cell>
          <table:table-cell office:value="6.0" office:value-type="float">
            <text:p>6.0</text:p>
          </table:table-cell>
          <table:table-cell office:string-value="Mixed " office:value-type="string">
            <text:p>Mixed </text:p>
          </table:table-cell>
        </table:table-row>
        <table:table-row>
          <table:table-cell office:string-value="Sun Jul 21 20:09:51 EDT 2019" office:value-type="string">
            <text:p>Sun Jul 21 20:09:51 EDT 2019</text:p>
          </table:table-cell>
          <table:table-cell office:string-value="Cat" office:value-type="string">
            <text:p>Cat</text:p>
          </table:table-cell>
          <table:table-cell office:string-value="Sasuke" office:value-type="string">
            <text:p>Sasuke</text:p>
          </table:table-cell>
          <table:table-cell office:string-value="Sasuke " office:value-type="string">
            <text:p>Sasuke </text:p>
          </table:table-cell>
          <table:table-cell office:value="6.0" office:value-type="float">
            <text:p>6.0</text:p>
          </table:table-cell>
          <table:table-cell office:string-value="Mixed " office:value-type="string">
            <text:p>Mixed </text:p>
          </table:table-cell>
        </table:table-row>
        <table:table-row>
          <table:table-cell office:string-value="Sun Jul 21 20:10:07 EDT 2019" office:value-type="string">
            <text:p>Sun Jul 21 20:10:07 EDT 2019</text:p>
          </table:table-cell>
          <table:table-cell office:string-value="Dog" office:value-type="string">
            <text:p>Dog</text:p>
          </table:table-cell>
          <table:table-cell office:string-value="Bocephus Ray" office:value-type="string">
            <text:p>Bocephus Ray</text:p>
          </table:table-cell>
          <table:table-cell office:string-value="Bo" office:value-type="string">
            <text:p>Bo</text:p>
          </table:table-cell>
          <table:table-cell office:value="6.0" office:value-type="float">
            <text:p>6.0</text:p>
          </table:table-cell>
          <table:table-cell office:string-value="German shepherd mix" office:value-type="string">
            <text:p>German shepherd mix</text:p>
          </table:table-cell>
        </table:table-row>
        <table:table-row>
          <table:table-cell office:string-value="Sun Jul 21 20:10:17 EDT 2019" office:value-type="string">
            <text:p>Sun Jul 21 20:10:17 EDT 2019</text:p>
          </table:table-cell>
          <table:table-cell office:string-value="Dog" office:value-type="string">
            <text:p>Dog</text:p>
          </table:table-cell>
          <table:table-cell office:string-value="Gunner" office:value-type="string">
            <text:p>Gunner</text:p>
          </table:table-cell>
          <table:table-cell office:string-value="Gunny" office:value-type="string">
            <text:p>Gunny</text:p>
          </table:table-cell>
          <table:table-cell office:value="5.0" office:value-type="float">
            <text:p>5.0</text:p>
          </table:table-cell>
          <table:table-cell office:string-value="Yellow Lab" office:value-type="string">
            <text:p>Yellow Lab</text:p>
          </table:table-cell>
        </table:table-row>
        <table:table-row>
          <table:table-cell office:string-value="Sun Jul 21 20:10:24 EDT 2019" office:value-type="string">
            <text:p>Sun Jul 21 20:10:24 EDT 2019</text:p>
          </table:table-cell>
          <table:table-cell office:string-value="Dog" office:value-type="string">
            <text:p>Dog</text:p>
          </table:table-cell>
          <table:table-cell office:string-value="Stella" office:value-type="string">
            <text:p>Stella</text:p>
          </table:table-cell>
          <table:table-cell office:string-value="Stella" office:value-type="string">
            <text:p>Stella</text:p>
          </table:table-cell>
          <table:table-cell office:value="12.0" office:value-type="float">
            <text:p>12.0</text:p>
          </table:table-cell>
          <table:table-cell office:string-value="Daschund mix" office:value-type="string">
            <text:p>Daschund mix</text:p>
          </table:table-cell>
        </table:table-row>
        <table:table-row>
          <table:table-cell office:string-value="Sun Jul 21 20:10:24 EDT 2019" office:value-type="string">
            <text:p>Sun Jul 21 20:10:24 EDT 2019</text:p>
          </table:table-cell>
          <table:table-cell office:string-value="Dog" office:value-type="string">
            <text:p>Dog</text:p>
          </table:table-cell>
          <table:table-cell office:string-value="Bailey's Irish Cream" office:value-type="string">
            <text:p>Bailey's Irish Cream</text:p>
          </table:table-cell>
          <table:table-cell office:string-value="Bailey" office:value-type="string">
            <text:p>Bailey</text:p>
          </table:table-cell>
          <table:table-cell office:string-value="13 (crossed rainbow bridge 2016)" office:value-type="string">
            <text:p>13 (crossed rainbow bridge 2016)</text:p>
          </table:table-cell>
          <table:table-cell office:string-value="&quot;Black Golden Retriever&quot; (GR/choc lab)" office:value-type="string">
            <text:p>"Black Golden Retriever" (GR/choc lab)</text:p>
          </table:table-cell>
        </table:table-row>
        <table:table-row>
          <table:table-cell office:string-value="Sun Jul 21 20:10:27 EDT 2019" office:value-type="string">
            <text:p>Sun Jul 21 20:10:27 EDT 2019</text:p>
          </table:table-cell>
          <table:table-cell office:string-value="Cat" office:value-type="string">
            <text:p>Cat</text:p>
          </table:table-cell>
          <table:table-cell office:string-value="Abigail" office:value-type="string">
            <text:p>Abigail</text:p>
          </table:table-cell>
          <table:table-cell office:string-value="Abby" office:value-type="string">
            <text:p>Abby</text:p>
          </table:table-cell>
          <table:table-cell office:string-value="8 years " office:value-type="string">
            <text:p>8 years </text:p>
          </table:table-cell>
          <table:table-cell office:string-value="Siamese " office:value-type="string">
            <text:p>Siamese </text:p>
          </table:table-cell>
        </table:table-row>
        <table:table-row>
          <table:table-cell office:string-value="Sun Jul 21 20:10:53 EDT 2019" office:value-type="string">
            <text:p>Sun Jul 21 20:10:53 EDT 2019</text:p>
          </table:table-cell>
          <table:table-cell office:string-value="Dog" office:value-type="string">
            <text:p>Dog</text:p>
          </table:table-cell>
          <table:table-cell office:string-value="Poppy" office:value-type="string">
            <text:p>Poppy</text:p>
          </table:table-cell>
          <table:table-cell office:string-value="Pops" office:value-type="string">
            <text:p>Pops</text:p>
          </table:table-cell>
          <table:table-cell office:value="16.0" office:value-type="float">
            <text:p>16.0</text:p>
          </table:table-cell>
          <table:table-cell office:string-value="Jack Russell " office:value-type="string">
            <text:p>Jack Russell </text:p>
          </table:table-cell>
        </table:table-row>
        <table:table-row>
          <table:table-cell office:string-value="Sun Jul 21 20:11:12 EDT 2019" office:value-type="string">
            <text:p>Sun Jul 21 20:11:12 EDT 2019</text:p>
          </table:table-cell>
          <table:table-cell office:string-value="Dog" office:value-type="string">
            <text:p>Dog</text:p>
          </table:table-cell>
          <table:table-cell office:string-value="Nina" office:value-type="string">
            <text:p>Nina</text:p>
          </table:table-cell>
          <table:table-cell office:string-value="Beans" office:value-type="string">
            <text:p>Beans</text:p>
          </table:table-cell>
          <table:table-cell office:string-value="12 1/2" office:value-type="string">
            <text:p>12 1/2</text:p>
          </table:table-cell>
          <table:table-cell office:string-value="Flat Coated Retriever " office:value-type="string">
            <text:p>Flat Coated Retriever </text:p>
          </table:table-cell>
        </table:table-row>
        <table:table-row>
          <table:table-cell office:string-value="Sun Jul 21 20:12:20 EDT 2019" office:value-type="string">
            <text:p>Sun Jul 21 20:12:20 EDT 2019</text:p>
          </table:table-cell>
          <table:table-cell office:string-value="Cat" office:value-type="string">
            <text:p>Cat</text:p>
          </table:table-cell>
          <table:table-cell office:string-value="Boris" office:value-type="string">
            <text:p>Boris</text:p>
          </table:table-cell>
          <table:table-cell office:string-value="Boris" office:value-type="string">
            <text:p>Boris</text:p>
          </table:table-cell>
          <table:table-cell office:value="3.0" office:value-type="float">
            <text:p>3.0</text:p>
          </table:table-cell>
          <table:table-cell office:string-value="Spinx" office:value-type="string">
            <text:p>Spinx</text:p>
          </table:table-cell>
        </table:table-row>
        <table:table-row>
          <table:table-cell office:string-value="Sun Jul 21 20:12:21 EDT 2019" office:value-type="string">
            <text:p>Sun Jul 21 20:12:21 EDT 2019</text:p>
          </table:table-cell>
          <table:table-cell office:string-value="Cat" office:value-type="string">
            <text:p>Cat</text:p>
          </table:table-cell>
          <table:table-cell office:string-value="Smoochey " office:value-type="string">
            <text:p>Smoochey </text:p>
          </table:table-cell>
          <table:table-cell office:string-value="Moo moo cow/ moochey " office:value-type="string">
            <text:p>Moo moo cow/ moochey </text:p>
          </table:table-cell>
          <table:table-cell office:string-value="18 years " office:value-type="string">
            <text:p>18 years </text:p>
          </table:table-cell>
          <table:table-cell office:string-value="Domestic short hair " office:value-type="string">
            <text:p>Domestic short hair </text:p>
          </table:table-cell>
        </table:table-row>
        <table:table-row>
          <table:table-cell office:string-value="Sun Jul 21 20:13:16 EDT 2019" office:value-type="string">
            <text:p>Sun Jul 21 20:13:16 EDT 2019</text:p>
          </table:table-cell>
          <table:table-cell office:string-value="Cat" office:value-type="string">
            <text:p>Cat</text:p>
          </table:table-cell>
          <table:table-cell office:string-value="Toast Malone" office:value-type="string">
            <text:p>Toast Malone</text:p>
          </table:table-cell>
          <table:table-cell office:string-value="Toast " office:value-type="string">
            <text:p>Toast </text:p>
          </table:table-cell>
          <table:table-cell office:value="5.0" office:value-type="float">
            <text:p>5.0</text:p>
          </table:table-cell>
          <table:table-cell/>
        </table:table-row>
        <table:table-row>
          <table:table-cell office:string-value="Sun Jul 21 20:13:34 EDT 2019" office:value-type="string">
            <text:p>Sun Jul 21 20:13:34 EDT 2019</text:p>
          </table:table-cell>
          <table:table-cell office:string-value="Cat" office:value-type="string">
            <text:p>Cat</text:p>
          </table:table-cell>
          <table:table-cell office:string-value="Hex" office:value-type="string">
            <text:p>Hex</text:p>
          </table:table-cell>
          <table:table-cell office:string-value="Hex" office:value-type="string">
            <text:p>Hex</text:p>
          </table:table-cell>
          <table:table-cell office:value="8.0" office:value-type="float">
            <text:p>8.0</text:p>
          </table:table-cell>
          <table:table-cell/>
        </table:table-row>
        <table:table-row>
          <table:table-cell office:string-value="Sun Jul 21 20:14:01 EDT 2019" office:value-type="string">
            <text:p>Sun Jul 21 20:14:01 EDT 2019</text:p>
          </table:table-cell>
          <table:table-cell office:string-value="Cat" office:value-type="string">
            <text:p>Cat</text:p>
          </table:table-cell>
          <table:table-cell office:string-value="Smudge of Grey" office:value-type="string">
            <text:p>Smudge of Grey</text:p>
          </table:table-cell>
          <table:table-cell office:string-value="Smudge" office:value-type="string">
            <text:p>Smudge</text:p>
          </table:table-cell>
          <table:table-cell office:value="7.0" office:value-type="float">
            <text:p>7.0</text:p>
          </table:table-cell>
          <table:table-cell/>
        </table:table-row>
        <table:table-row>
          <table:table-cell office:string-value="Sun Jul 21 20:14:01 EDT 2019" office:value-type="string">
            <text:p>Sun Jul 21 20:14:01 EDT 2019</text:p>
          </table:table-cell>
          <table:table-cell office:string-value="Dog" office:value-type="string">
            <text:p>Dog</text:p>
          </table:table-cell>
          <table:table-cell office:string-value="Charlotte" office:value-type="string">
            <text:p>Charlotte</text:p>
          </table:table-cell>
          <table:table-cell office:string-value="Char" office:value-type="string">
            <text:p>Char</text:p>
          </table:table-cell>
          <table:table-cell office:value="4.0" office:value-type="float">
            <text:p>4.0</text:p>
          </table:table-cell>
          <table:table-cell office:string-value="Beagle/Jack Russel" office:value-type="string">
            <text:p>Beagle/Jack Russel</text:p>
          </table:table-cell>
        </table:table-row>
        <table:table-row>
          <table:table-cell office:string-value="Sun Jul 21 20:14:02 EDT 2019" office:value-type="string">
            <text:p>Sun Jul 21 20:14:02 EDT 2019</text:p>
          </table:table-cell>
          <table:table-cell office:string-value="Dog" office:value-type="string">
            <text:p>Dog</text:p>
          </table:table-cell>
          <table:table-cell office:string-value="Ms. Cuddles" office:value-type="string">
            <text:p>Ms. Cuddles</text:p>
          </table:table-cell>
          <table:table-cell office:string-value="Cuddles" office:value-type="string">
            <text:p>Cuddles</text:p>
          </table:table-cell>
          <table:table-cell office:value="13.75" office:value-type="float">
            <text:p>13.75</text:p>
          </table:table-cell>
          <table:table-cell office:string-value="&quot;Chiffon&quot; (Shih Tzu/Brussels Griffon)" office:value-type="string">
            <text:p>"Chiffon" (Shih Tzu/Brussels Griffon)</text:p>
          </table:table-cell>
        </table:table-row>
        <table:table-row>
          <table:table-cell office:string-value="Sun Jul 21 20:14:28 EDT 2019" office:value-type="string">
            <text:p>Sun Jul 21 20:14:28 EDT 2019</text:p>
          </table:table-cell>
          <table:table-cell office:string-value="Dog" office:value-type="string">
            <text:p>Dog</text:p>
          </table:table-cell>
          <table:table-cell office:string-value="Wayne Rooney" office:value-type="string">
            <text:p>Wayne Rooney</text:p>
          </table:table-cell>
          <table:table-cell office:string-value="Roo" office:value-type="string">
            <text:p>Roo</text:p>
          </table:table-cell>
          <table:table-cell office:value="13.0" office:value-type="float">
            <text:p>13.0</text:p>
          </table:table-cell>
          <table:table-cell office:string-value="Border Collie" office:value-type="string">
            <text:p>Border Collie</text:p>
          </table:table-cell>
        </table:table-row>
        <table:table-row>
          <table:table-cell office:string-value="Sun Jul 21 20:14:33 EDT 2019" office:value-type="string">
            <text:p>Sun Jul 21 20:14:33 EDT 2019</text:p>
          </table:table-cell>
          <table:table-cell office:string-value="Dog" office:value-type="string">
            <text:p>Dog</text:p>
          </table:table-cell>
          <table:table-cell office:string-value="Snack" office:value-type="string">
            <text:p>Snack</text:p>
          </table:table-cell>
          <table:table-cell office:string-value="Snack" office:value-type="string">
            <text:p>Snack</text:p>
          </table:table-cell>
          <table:table-cell office:value="2.0" office:value-type="float">
            <text:p>2.0</text:p>
          </table:table-cell>
          <table:table-cell office:string-value="Rottweiler/cocker spaniel mix" office:value-type="string">
            <text:p>Rottweiler/cocker spaniel mix</text:p>
          </table:table-cell>
        </table:table-row>
        <table:table-row>
          <table:table-cell office:string-value="Sun Jul 21 20:14:45 EDT 2019" office:value-type="string">
            <text:p>Sun Jul 21 20:14:45 EDT 2019</text:p>
          </table:table-cell>
          <table:table-cell office:string-value="Cat" office:value-type="string">
            <text:p>Cat</text:p>
          </table:table-cell>
          <table:table-cell office:string-value="Skipper" office:value-type="string">
            <text:p>Skipper</text:p>
          </table:table-cell>
          <table:table-cell office:string-value="Skips" office:value-type="string">
            <text:p>Skips</text:p>
          </table:table-cell>
          <table:table-cell office:value="16.0" office:value-type="float">
            <text:p>16.0</text:p>
          </table:table-cell>
          <table:table-cell/>
        </table:table-row>
        <table:table-row>
          <table:table-cell office:string-value="Sun Jul 21 20:14:50 EDT 2019" office:value-type="string">
            <text:p>Sun Jul 21 20:14:50 EDT 2019</text:p>
          </table:table-cell>
          <table:table-cell office:string-value="Cat" office:value-type="string">
            <text:p>Cat</text:p>
          </table:table-cell>
          <table:table-cell office:string-value="Nacho Bell Grande" office:value-type="string">
            <text:p>Nacho Bell Grande</text:p>
          </table:table-cell>
          <table:table-cell office:string-value="Bean, nacho, " office:value-type="string">
            <text:p>Bean, nacho, </text:p>
          </table:table-cell>
          <table:table-cell office:value="1.0" office:value-type="float">
            <text:p>1.0</text:p>
          </table:table-cell>
          <table:table-cell office:string-value="Yes" office:value-type="string">
            <text:p>Yes</text:p>
          </table:table-cell>
        </table:table-row>
        <table:table-row>
          <table:table-cell office:string-value="Sun Jul 21 20:15:53 EDT 2019" office:value-type="string">
            <text:p>Sun Jul 21 20:15:53 EDT 2019</text:p>
          </table:table-cell>
          <table:table-cell office:string-value="Dog" office:value-type="string">
            <text:p>Dog</text:p>
          </table:table-cell>
          <table:table-cell office:string-value="Hazel" office:value-type="string">
            <text:p>Hazel</text:p>
          </table:table-cell>
          <table:table-cell office:string-value="Zelly, ZZ, Hayzelly" office:value-type="string">
            <text:p>Zelly, ZZ, Hayzelly</text:p>
          </table:table-cell>
          <table:table-cell office:value="3.0" office:value-type="float">
            <text:p>3.0</text:p>
          </table:table-cell>
          <table:table-cell office:string-value="Golden Retriever" office:value-type="string">
            <text:p>Golden Retriever</text:p>
          </table:table-cell>
        </table:table-row>
        <table:table-row>
          <table:table-cell office:string-value="Sun Jul 21 20:15:56 EDT 2019" office:value-type="string">
            <text:p>Sun Jul 21 20:15:56 EDT 2019</text:p>
          </table:table-cell>
          <table:table-cell office:string-value="Dog" office:value-type="string">
            <text:p>Dog</text:p>
          </table:table-cell>
          <table:table-cell office:string-value="Luna Calamity Barnes" office:value-type="string">
            <text:p>Luna Calamity Barnes</text:p>
          </table:table-cell>
          <table:table-cell office:string-value="Luna" office:value-type="string">
            <text:p>Luna</text:p>
          </table:table-cell>
          <table:table-cell office:string-value="~9" office:value-type="string">
            <text:p>~9</text:p>
          </table:table-cell>
          <table:table-cell office:string-value="Mutt" office:value-type="string">
            <text:p>Mutt</text:p>
          </table:table-cell>
        </table:table-row>
        <table:table-row>
          <table:table-cell office:string-value="Sun Jul 21 20:16:18 EDT 2019" office:value-type="string">
            <text:p>Sun Jul 21 20:16:18 EDT 2019</text:p>
          </table:table-cell>
          <table:table-cell office:string-value="Dog" office:value-type="string">
            <text:p>Dog</text:p>
          </table:table-cell>
          <table:table-cell office:string-value="Hiro Barnes" office:value-type="string">
            <text:p>Hiro Barnes</text:p>
          </table:table-cell>
          <table:table-cell office:string-value="Hiro" office:value-type="string">
            <text:p>Hiro</text:p>
          </table:table-cell>
          <table:table-cell office:value="5.0" office:value-type="float">
            <text:p>5.0</text:p>
          </table:table-cell>
          <table:table-cell office:string-value="Mutt" office:value-type="string">
            <text:p>Mutt</text:p>
          </table:table-cell>
        </table:table-row>
        <table:table-row>
          <table:table-cell office:string-value="Sun Jul 21 20:16:32 EDT 2019" office:value-type="string">
            <text:p>Sun Jul 21 20:16:32 EDT 2019</text:p>
          </table:table-cell>
          <table:table-cell office:string-value="Dog" office:value-type="string">
            <text:p>Dog</text:p>
          </table:table-cell>
          <table:table-cell office:string-value="Ramsey" office:value-type="string">
            <text:p>Ramsey</text:p>
          </table:table-cell>
          <table:table-cell office:string-value="Ramsey" office:value-type="string">
            <text:p>Ramsey</text:p>
          </table:table-cell>
          <table:table-cell office:string-value="4 months" office:value-type="string">
            <text:p>4 months</text:p>
          </table:table-cell>
          <table:table-cell office:string-value="Labrador" office:value-type="string">
            <text:p>Labrador</text:p>
          </table:table-cell>
        </table:table-row>
        <table:table-row>
          <table:table-cell office:string-value="Sun Jul 21 20:16:33 EDT 2019" office:value-type="string">
            <text:p>Sun Jul 21 20:16:33 EDT 2019</text:p>
          </table:table-cell>
          <table:table-cell office:string-value="Dog" office:value-type="string">
            <text:p>Dog</text:p>
          </table:table-cell>
          <table:table-cell office:string-value="Stella Diane" office:value-type="string">
            <text:p>Stella Diane</text:p>
          </table:table-cell>
          <table:table-cell office:string-value="Stella" office:value-type="string">
            <text:p>Stella</text:p>
          </table:table-cell>
          <table:table-cell office:value="6.0" office:value-type="float">
            <text:p>6.0</text:p>
          </table:table-cell>
          <table:table-cell office:string-value="Havanese type mix " office:value-type="string">
            <text:p>Havanese type mix </text:p>
          </table:table-cell>
        </table:table-row>
        <table:table-row>
          <table:table-cell office:string-value="Sun Jul 21 20:16:54 EDT 2019" office:value-type="string">
            <text:p>Sun Jul 21 20:16:54 EDT 2019</text:p>
          </table:table-cell>
          <table:table-cell office:string-value="Dog" office:value-type="string">
            <text:p>Dog</text:p>
          </table:table-cell>
          <table:table-cell office:string-value="Trigger " office:value-type="string">
            <text:p>Trigger </text:p>
          </table:table-cell>
          <table:table-cell office:string-value="Trig" office:value-type="string">
            <text:p>Trig</text:p>
          </table:table-cell>
          <table:table-cell office:value="4.0" office:value-type="float">
            <text:p>4.0</text:p>
          </table:table-cell>
          <table:table-cell office:string-value="Labrador Retriever" office:value-type="string">
            <text:p>Labrador Retriever</text:p>
          </table:table-cell>
        </table:table-row>
        <table:table-row>
          <table:table-cell office:string-value="Sun Jul 21 20:17:22 EDT 2019" office:value-type="string">
            <text:p>Sun Jul 21 20:17:22 EDT 2019</text:p>
          </table:table-cell>
          <table:table-cell office:string-value="Cat" office:value-type="string">
            <text:p>Cat</text:p>
          </table:table-cell>
          <table:table-cell office:string-value="Noodle" office:value-type="string">
            <text:p>Noodle</text:p>
          </table:table-cell>
          <table:table-cell office:string-value="Noodle" office:value-type="string">
            <text:p>Noodle</text:p>
          </table:table-cell>
          <table:table-cell office:value="3.0" office:value-type="float">
            <text:p>3.0</text:p>
          </table:table-cell>
          <table:table-cell office:string-value="Calico/domestic shorthair" office:value-type="string">
            <text:p>Calico/domestic shorthair</text:p>
          </table:table-cell>
        </table:table-row>
        <table:table-row>
          <table:table-cell office:string-value="Sun Jul 21 20:18:31 EDT 2019" office:value-type="string">
            <text:p>Sun Jul 21 20:18:31 EDT 2019</text:p>
          </table:table-cell>
          <table:table-cell office:string-value="Dog" office:value-type="string">
            <text:p>Dog</text:p>
          </table:table-cell>
          <table:table-cell office:string-value="Héloïse" office:value-type="string">
            <text:p>Héloïse</text:p>
          </table:table-cell>
          <table:table-cell office:string-value="Héloïse " office:value-type="string">
            <text:p>Héloïse </text:p>
          </table:table-cell>
          <table:table-cell office:string-value="9-11 (est.)" office:value-type="string">
            <text:p>9-11 (est.)</text:p>
          </table:table-cell>
          <table:table-cell office:string-value="Papillon mix" office:value-type="string">
            <text:p>Papillon mix</text:p>
          </table:table-cell>
        </table:table-row>
        <table:table-row>
          <table:table-cell office:string-value="Sun Jul 21 20:19:46 EDT 2019" office:value-type="string">
            <text:p>Sun Jul 21 20:19:46 EDT 2019</text:p>
          </table:table-cell>
          <table:table-cell office:string-value="Dog" office:value-type="string">
            <text:p>Dog</text:p>
          </table:table-cell>
          <table:table-cell office:string-value="Scout McGee" office:value-type="string">
            <text:p>Scout McGee</text:p>
          </table:table-cell>
          <table:table-cell office:string-value="Scout" office:value-type="string">
            <text:p>Scout</text:p>
          </table:table-cell>
          <table:table-cell office:value="12.0" office:value-type="float">
            <text:p>12.0</text:p>
          </table:table-cell>
          <table:table-cell office:string-value="Spitz" office:value-type="string">
            <text:p>Spitz</text:p>
          </table:table-cell>
        </table:table-row>
        <table:table-row>
          <table:table-cell office:string-value="Sun Jul 21 20:20:21 EDT 2019" office:value-type="string">
            <text:p>Sun Jul 21 20:20:21 EDT 2019</text:p>
          </table:table-cell>
          <table:table-cell office:string-value="Dog" office:value-type="string">
            <text:p>Dog</text:p>
          </table:table-cell>
          <table:table-cell office:string-value="Milo" office:value-type="string">
            <text:p>Milo</text:p>
          </table:table-cell>
          <table:table-cell office:string-value="Milo" office:value-type="string">
            <text:p>Milo</text:p>
          </table:table-cell>
          <table:table-cell office:value="2.0" office:value-type="float">
            <text:p>2.0</text:p>
          </table:table-cell>
          <table:table-cell office:string-value="Golden retriever" office:value-type="string">
            <text:p>Golden retriever</text:p>
          </table:table-cell>
        </table:table-row>
        <table:table-row>
          <table:table-cell office:string-value="Sun Jul 21 20:20:34 EDT 2019" office:value-type="string">
            <text:p>Sun Jul 21 20:20:34 EDT 2019</text:p>
          </table:table-cell>
          <table:table-cell office:string-value="Dog" office:value-type="string">
            <text:p>Dog</text:p>
          </table:table-cell>
          <table:table-cell office:string-value="Kolbie" office:value-type="string">
            <text:p>Kolbie</text:p>
          </table:table-cell>
          <table:table-cell office:string-value="Kolbie" office:value-type="string">
            <text:p>Kolbie</text:p>
          </table:table-cell>
          <table:table-cell office:value="10.0" office:value-type="float">
            <text:p>10.0</text:p>
          </table:table-cell>
          <table:table-cell office:string-value="Beagle" office:value-type="string">
            <text:p>Beagle</text:p>
          </table:table-cell>
        </table:table-row>
        <table:table-row>
          <table:table-cell office:string-value="Sun Jul 21 20:20:51 EDT 2019" office:value-type="string">
            <text:p>Sun Jul 21 20:20:51 EDT 2019</text:p>
          </table:table-cell>
          <table:table-cell office:string-value="Dog" office:value-type="string">
            <text:p>Dog</text:p>
          </table:table-cell>
          <table:table-cell office:string-value="Rhyannon's Princess Nikita" office:value-type="string">
            <text:p>Rhyannon's Princess Nikita</text:p>
          </table:table-cell>
          <table:table-cell office:string-value="Nikki" office:value-type="string">
            <text:p>Nikki</text:p>
          </table:table-cell>
          <table:table-cell office:value="10.5" office:value-type="float">
            <text:p>10.5</text:p>
          </table:table-cell>
          <table:table-cell office:string-value="Siberian Husky" office:value-type="string">
            <text:p>Siberian Husky</text:p>
          </table:table-cell>
        </table:table-row>
        <table:table-row>
          <table:table-cell office:string-value="Sun Jul 21 20:20:54 EDT 2019" office:value-type="string">
            <text:p>Sun Jul 21 20:20:54 EDT 2019</text:p>
          </table:table-cell>
          <table:table-cell office:string-value="Cat" office:value-type="string">
            <text:p>Cat</text:p>
          </table:table-cell>
          <table:table-cell office:string-value="Scram" office:value-type="string">
            <text:p>Scram</text:p>
          </table:table-cell>
          <table:table-cell office:string-value="Scrammies" office:value-type="string">
            <text:p>Scrammies</text:p>
          </table:table-cell>
          <table:table-cell office:value="2.0" office:value-type="float">
            <text:p>2.0</text:p>
          </table:table-cell>
          <table:table-cell office:string-value="Domestic medium hair" office:value-type="string">
            <text:p>Domestic medium hair</text:p>
          </table:table-cell>
        </table:table-row>
        <table:table-row>
          <table:table-cell office:string-value="Sun Jul 21 20:21:13 EDT 2019" office:value-type="string">
            <text:p>Sun Jul 21 20:21:13 EDT 2019</text:p>
          </table:table-cell>
          <table:table-cell office:string-value="Cat" office:value-type="string">
            <text:p>Cat</text:p>
          </table:table-cell>
          <table:table-cell office:string-value="Darwin" office:value-type="string">
            <text:p>Darwin</text:p>
          </table:table-cell>
          <table:table-cell office:string-value="Cat" office:value-type="string">
            <text:p>Cat</text:p>
          </table:table-cell>
          <table:table-cell office:value="7.0" office:value-type="float">
            <text:p>7.0</text:p>
          </table:table-cell>
          <table:table-cell/>
        </table:table-row>
        <table:table-row>
          <table:table-cell office:string-value="Sun Jul 21 20:21:16 EDT 2019" office:value-type="string">
            <text:p>Sun Jul 21 20:21:16 EDT 2019</text:p>
          </table:table-cell>
          <table:table-cell office:string-value="Cat" office:value-type="string">
            <text:p>Cat</text:p>
          </table:table-cell>
          <table:table-cell office:string-value="Leo" office:value-type="string">
            <text:p>Leo</text:p>
          </table:table-cell>
          <table:table-cell office:string-value="Leo" office:value-type="string">
            <text:p>Leo</text:p>
          </table:table-cell>
          <table:table-cell office:value="16.0" office:value-type="float">
            <text:p>16.0</text:p>
          </table:table-cell>
          <table:table-cell/>
        </table:table-row>
        <table:table-row>
          <table:table-cell office:string-value="Sun Jul 21 20:21:27 EDT 2019" office:value-type="string">
            <text:p>Sun Jul 21 20:21:27 EDT 2019</text:p>
          </table:table-cell>
          <table:table-cell office:string-value="Cat" office:value-type="string">
            <text:p>Cat</text:p>
          </table:table-cell>
          <table:table-cell office:string-value="Kanga" office:value-type="string">
            <text:p>Kanga</text:p>
          </table:table-cell>
          <table:table-cell office:string-value="Kanga" office:value-type="string">
            <text:p>Kanga</text:p>
          </table:table-cell>
          <table:table-cell office:value="4.0" office:value-type="float">
            <text:p>4.0</text:p>
          </table:table-cell>
          <table:table-cell office:string-value="Calico/Tabby" office:value-type="string">
            <text:p>Calico/Tabby</text:p>
          </table:table-cell>
        </table:table-row>
        <table:table-row>
          <table:table-cell office:string-value="Sun Jul 21 20:21:37 EDT 2019" office:value-type="string">
            <text:p>Sun Jul 21 20:21:37 EDT 2019</text:p>
          </table:table-cell>
          <table:table-cell office:string-value="Rabbit" office:value-type="string">
            <text:p>Rabbit</text:p>
          </table:table-cell>
          <table:table-cell office:string-value="Winona" office:value-type="string">
            <text:p>Winona</text:p>
          </table:table-cell>
          <table:table-cell office:string-value="Winnie" office:value-type="string">
            <text:p>Winnie</text:p>
          </table:table-cell>
          <table:table-cell office:value="2.0" office:value-type="float">
            <text:p>2.0</text:p>
          </table:table-cell>
          <table:table-cell/>
        </table:table-row>
        <table:table-row>
          <table:table-cell office:string-value="Sun Jul 21 20:22:00 EDT 2019" office:value-type="string">
            <text:p>Sun Jul 21 20:22:00 EDT 2019</text:p>
          </table:table-cell>
          <table:table-cell office:string-value="Cat" office:value-type="string">
            <text:p>Cat</text:p>
          </table:table-cell>
          <table:table-cell office:string-value="Bugaloo Bonzai" office:value-type="string">
            <text:p>Bugaloo Bonzai</text:p>
          </table:table-cell>
          <table:table-cell office:string-value="Bug" office:value-type="string">
            <text:p>Bug</text:p>
          </table:table-cell>
          <table:table-cell office:value="7.0" office:value-type="float">
            <text:p>7.0</text:p>
          </table:table-cell>
          <table:table-cell/>
        </table:table-row>
        <table:table-row>
          <table:table-cell office:string-value="Sun Jul 21 20:22:17 EDT 2019" office:value-type="string">
            <text:p>Sun Jul 21 20:22:17 EDT 2019</text:p>
          </table:table-cell>
          <table:table-cell office:string-value="Dog" office:value-type="string">
            <text:p>Dog</text:p>
          </table:table-cell>
          <table:table-cell office:string-value="Malcolm P. Dog" office:value-type="string">
            <text:p>Malcolm P. Dog</text:p>
          </table:table-cell>
          <table:table-cell office:string-value="Malcolm" office:value-type="string">
            <text:p>Malcolm</text:p>
          </table:table-cell>
          <table:table-cell office:value="17.0" office:value-type="float">
            <text:p>17.0</text:p>
          </table:table-cell>
          <table:table-cell office:string-value="Mix/mutt/disaster" office:value-type="string">
            <text:p>Mix/mutt/disaster</text:p>
          </table:table-cell>
        </table:table-row>
        <table:table-row>
          <table:table-cell office:string-value="Sun Jul 21 20:23:13 EDT 2019" office:value-type="string">
            <text:p>Sun Jul 21 20:23:13 EDT 2019</text:p>
          </table:table-cell>
          <table:table-cell office:string-value="Dog" office:value-type="string">
            <text:p>Dog</text:p>
          </table:table-cell>
          <table:table-cell office:string-value="Maxwell T. Bone" office:value-type="string">
            <text:p>Maxwell T. Bone</text:p>
          </table:table-cell>
          <table:table-cell office:string-value="Max (Alias: BrownDog)" office:value-type="string">
            <text:p>Max (Alias: BrownDog)</text:p>
          </table:table-cell>
          <table:table-cell office:value="11.0" office:value-type="float">
            <text:p>11.0</text:p>
          </table:table-cell>
          <table:table-cell office:string-value="Chocolate Lab" office:value-type="string">
            <text:p>Chocolate Lab</text:p>
          </table:table-cell>
        </table:table-row>
        <table:table-row>
          <table:table-cell office:string-value="Sun Jul 21 20:24:23 EDT 2019" office:value-type="string">
            <text:p>Sun Jul 21 20:24:23 EDT 2019</text:p>
          </table:table-cell>
          <table:table-cell office:string-value="Cat" office:value-type="string">
            <text:p>Cat</text:p>
          </table:table-cell>
          <table:table-cell office:string-value="Patches" office:value-type="string">
            <text:p>Patches</text:p>
          </table:table-cell>
          <table:table-cell office:string-value="Patch" office:value-type="string">
            <text:p>Patch</text:p>
          </table:table-cell>
          <table:table-cell office:value="8.0" office:value-type="float">
            <text:p>8.0</text:p>
          </table:table-cell>
          <table:table-cell/>
        </table:table-row>
        <table:table-row>
          <table:table-cell office:string-value="Sun Jul 21 20:24:32 EDT 2019" office:value-type="string">
            <text:p>Sun Jul 21 20:24:32 EDT 2019</text:p>
          </table:table-cell>
          <table:table-cell office:string-value="Dog" office:value-type="string">
            <text:p>Dog</text:p>
          </table:table-cell>
          <table:table-cell office:string-value="Indy" office:value-type="string">
            <text:p>Indy</text:p>
          </table:table-cell>
          <table:table-cell office:string-value="Indy" office:value-type="string">
            <text:p>Indy</text:p>
          </table:table-cell>
          <table:table-cell office:value="8.0" office:value-type="float">
            <text:p>8.0</text:p>
          </table:table-cell>
          <table:table-cell office:string-value="Poodle/beagle" office:value-type="string">
            <text:p>Poodle/beagle</text:p>
          </table:table-cell>
        </table:table-row>
        <table:table-row>
          <table:table-cell office:string-value="Sun Jul 21 20:24:39 EDT 2019" office:value-type="string">
            <text:p>Sun Jul 21 20:24:39 EDT 2019</text:p>
          </table:table-cell>
          <table:table-cell office:string-value="Dog" office:value-type="string">
            <text:p>Dog</text:p>
          </table:table-cell>
          <table:table-cell office:string-value="Cody Fluffball" office:value-type="string">
            <text:p>Cody Fluffball</text:p>
          </table:table-cell>
          <table:table-cell office:string-value="Cody " office:value-type="string">
            <text:p>Cody </text:p>
          </table:table-cell>
          <table:table-cell office:value="11.0" office:value-type="float">
            <text:p>11.0</text:p>
          </table:table-cell>
          <table:table-cell office:string-value="Golden retriever " office:value-type="string">
            <text:p>Golden retriever </text:p>
          </table:table-cell>
        </table:table-row>
        <table:table-row>
          <table:table-cell office:string-value="Sun Jul 21 20:24:58 EDT 2019" office:value-type="string">
            <text:p>Sun Jul 21 20:24:58 EDT 2019</text:p>
          </table:table-cell>
          <table:table-cell office:string-value="Dog" office:value-type="string">
            <text:p>Dog</text:p>
          </table:table-cell>
          <table:table-cell office:string-value="Fudge" office:value-type="string">
            <text:p>Fudge</text:p>
          </table:table-cell>
          <table:table-cell office:string-value="Fudgie " office:value-type="string">
            <text:p>Fudgie </text:p>
          </table:table-cell>
          <table:table-cell office:value="6.0" office:value-type="float">
            <text:p>6.0</text:p>
          </table:table-cell>
          <table:table-cell office:string-value="Pug/beagle mix" office:value-type="string">
            <text:p>Pug/beagle mix</text:p>
          </table:table-cell>
        </table:table-row>
        <table:table-row>
          <table:table-cell office:string-value="Sun Jul 21 20:25:32 EDT 2019" office:value-type="string">
            <text:p>Sun Jul 21 20:25:32 EDT 2019</text:p>
          </table:table-cell>
          <table:table-cell office:string-value="Dog" office:value-type="string">
            <text:p>Dog</text:p>
          </table:table-cell>
          <table:table-cell office:string-value="Mia" office:value-type="string">
            <text:p>Mia</text:p>
          </table:table-cell>
          <table:table-cell office:string-value="Mia" office:value-type="string">
            <text:p>Mia</text:p>
          </table:table-cell>
          <table:table-cell office:value="13.0" office:value-type="float">
            <text:p>13.0</text:p>
          </table:table-cell>
          <table:table-cell office:string-value="Golden retriever " office:value-type="string">
            <text:p>Golden retriever </text:p>
          </table:table-cell>
        </table:table-row>
        <table:table-row>
          <table:table-cell office:string-value="Sun Jul 21 20:26:25 EDT 2019" office:value-type="string">
            <text:p>Sun Jul 21 20:26:25 EDT 2019</text:p>
          </table:table-cell>
          <table:table-cell office:string-value="Cat" office:value-type="string">
            <text:p>Cat</text:p>
          </table:table-cell>
          <table:table-cell office:string-value="Louie" office:value-type="string">
            <text:p>Louie</text:p>
          </table:table-cell>
          <table:table-cell office:string-value="Louie" office:value-type="string">
            <text:p>Louie</text:p>
          </table:table-cell>
          <table:table-cell office:value="4.0" office:value-type="float">
            <text:p>4.0</text:p>
          </table:table-cell>
          <table:table-cell/>
        </table:table-row>
        <table:table-row>
          <table:table-cell office:string-value="Sun Jul 21 20:26:41 EDT 2019" office:value-type="string">
            <text:p>Sun Jul 21 20:26:41 EDT 2019</text:p>
          </table:table-cell>
          <table:table-cell office:string-value="Cat" office:value-type="string">
            <text:p>Cat</text:p>
          </table:table-cell>
          <table:table-cell office:string-value="Mitzi Junebug Kandinsky" office:value-type="string">
            <text:p>Mitzi Junebug Kandinsky</text:p>
          </table:table-cell>
          <table:table-cell office:string-value="Mitzi" office:value-type="string">
            <text:p>Mitzi</text:p>
          </table:table-cell>
          <table:table-cell office:value="8.0" office:value-type="float">
            <text:p>8.0</text:p>
          </table:table-cell>
          <table:table-cell/>
        </table:table-row>
        <table:table-row>
          <table:table-cell office:string-value="Sun Jul 21 20:27:05 EDT 2019" office:value-type="string">
            <text:p>Sun Jul 21 20:27:05 EDT 2019</text:p>
          </table:table-cell>
          <table:table-cell office:string-value="Dog" office:value-type="string">
            <text:p>Dog</text:p>
          </table:table-cell>
          <table:table-cell office:string-value="Megan Gabriela Ortega" office:value-type="string">
            <text:p>Megan Gabriela Ortega</text:p>
          </table:table-cell>
          <table:table-cell office:string-value="Moo" office:value-type="string">
            <text:p>Moo</text:p>
          </table:table-cell>
          <table:table-cell office:value="11.0" office:value-type="float">
            <text:p>11.0</text:p>
          </table:table-cell>
          <table:table-cell office:string-value="Boxer" office:value-type="string">
            <text:p>Boxer</text:p>
          </table:table-cell>
        </table:table-row>
        <table:table-row>
          <table:table-cell office:string-value="Sun Jul 21 20:27:09 EDT 2019" office:value-type="string">
            <text:p>Sun Jul 21 20:27:09 EDT 2019</text:p>
          </table:table-cell>
          <table:table-cell office:string-value="Cat" office:value-type="string">
            <text:p>Cat</text:p>
          </table:table-cell>
          <table:table-cell office:string-value="Bernie" office:value-type="string">
            <text:p>Bernie</text:p>
          </table:table-cell>
          <table:table-cell office:string-value="Bernie (Bernard if naughty)" office:value-type="string">
            <text:p>Bernie (Bernard if naughty)</text:p>
          </table:table-cell>
          <table:table-cell office:value="2.0" office:value-type="float">
            <text:p>2.0</text:p>
          </table:table-cell>
          <table:table-cell office:string-value="Domestic long hair" office:value-type="string">
            <text:p>Domestic long hair</text:p>
          </table:table-cell>
        </table:table-row>
        <table:table-row>
          <table:table-cell office:string-value="Sun Jul 21 20:27:11 EDT 2019" office:value-type="string">
            <text:p>Sun Jul 21 20:27:11 EDT 2019</text:p>
          </table:table-cell>
          <table:table-cell office:string-value="Dog" office:value-type="string">
            <text:p>Dog</text:p>
          </table:table-cell>
          <table:table-cell office:string-value="Bel" office:value-type="string">
            <text:p>Bel</text:p>
          </table:table-cell>
          <table:table-cell office:string-value="Bel" office:value-type="string">
            <text:p>Bel</text:p>
          </table:table-cell>
          <table:table-cell office:value="7.0" office:value-type="float">
            <text:p>7.0</text:p>
          </table:table-cell>
          <table:table-cell office:string-value="Cocker spaniel" office:value-type="string">
            <text:p>Cocker spaniel</text:p>
          </table:table-cell>
        </table:table-row>
        <table:table-row>
          <table:table-cell office:string-value="Sun Jul 21 20:27:23 EDT 2019" office:value-type="string">
            <text:p>Sun Jul 21 20:27:23 EDT 2019</text:p>
          </table:table-cell>
          <table:table-cell office:string-value="Dog" office:value-type="string">
            <text:p>Dog</text:p>
          </table:table-cell>
          <table:table-cell office:string-value="Artie" office:value-type="string">
            <text:p>Artie</text:p>
          </table:table-cell>
          <table:table-cell office:string-value="Artie Party" office:value-type="string">
            <text:p>Artie Party</text:p>
          </table:table-cell>
          <table:table-cell office:value="14.0" office:value-type="float">
            <text:p>14.0</text:p>
          </table:table-cell>
          <table:table-cell office:string-value="Golden Retriever" office:value-type="string">
            <text:p>Golden Retriever</text:p>
          </table:table-cell>
        </table:table-row>
        <table:table-row>
          <table:table-cell office:string-value="Sun Jul 21 20:27:35 EDT 2019" office:value-type="string">
            <text:p>Sun Jul 21 20:27:35 EDT 2019</text:p>
          </table:table-cell>
          <table:table-cell office:string-value="Dog" office:value-type="string">
            <text:p>Dog</text:p>
          </table:table-cell>
          <table:table-cell office:string-value="Snickers" office:value-type="string">
            <text:p>Snickers</text:p>
          </table:table-cell>
          <table:table-cell office:string-value="Snickers" office:value-type="string">
            <text:p>Snickers</text:p>
          </table:table-cell>
          <table:table-cell office:value="9.0" office:value-type="float">
            <text:p>9.0</text:p>
          </table:table-cell>
          <table:table-cell office:string-value="beagle/german shepherd mix" office:value-type="string">
            <text:p>beagle/german shepherd mix</text:p>
          </table:table-cell>
        </table:table-row>
        <table:table-row>
          <table:table-cell office:string-value="Sun Jul 21 20:27:37 EDT 2019" office:value-type="string">
            <text:p>Sun Jul 21 20:27:37 EDT 2019</text:p>
          </table:table-cell>
          <table:table-cell office:string-value="Cat" office:value-type="string">
            <text:p>Cat</text:p>
          </table:table-cell>
          <table:table-cell office:string-value="Hazel " office:value-type="string">
            <text:p>Hazel </text:p>
          </table:table-cell>
          <table:table-cell office:string-value="Hazel" office:value-type="string">
            <text:p>Hazel</text:p>
          </table:table-cell>
          <table:table-cell office:value="4.0" office:value-type="float">
            <text:p>4.0</text:p>
          </table:table-cell>
          <table:table-cell office:string-value="Domestic short hair" office:value-type="string">
            <text:p>Domestic short hair</text:p>
          </table:table-cell>
        </table:table-row>
        <table:table-row>
          <table:table-cell office:string-value="Sun Jul 21 20:27:45 EDT 2019" office:value-type="string">
            <text:p>Sun Jul 21 20:27:45 EDT 2019</text:p>
          </table:table-cell>
          <table:table-cell office:string-value="Dog" office:value-type="string">
            <text:p>Dog</text:p>
          </table:table-cell>
          <table:table-cell office:string-value="Blue" office:value-type="string">
            <text:p>Blue</text:p>
          </table:table-cell>
          <table:table-cell office:string-value="Blue" office:value-type="string">
            <text:p>Blue</text:p>
          </table:table-cell>
          <table:table-cell office:value="7.0" office:value-type="float">
            <text:p>7.0</text:p>
          </table:table-cell>
          <table:table-cell office:string-value="Blue heeler mix" office:value-type="string">
            <text:p>Blue heeler mix</text:p>
          </table:table-cell>
        </table:table-row>
        <table:table-row>
          <table:table-cell office:string-value="Sun Jul 21 20:28:14 EDT 2019" office:value-type="string">
            <text:p>Sun Jul 21 20:28:14 EDT 2019</text:p>
          </table:table-cell>
          <table:table-cell office:string-value="Dog" office:value-type="string">
            <text:p>Dog</text:p>
          </table:table-cell>
          <table:table-cell office:string-value="Wally" office:value-type="string">
            <text:p>Wally</text:p>
          </table:table-cell>
          <table:table-cell office:string-value="WaWa" office:value-type="string">
            <text:p>WaWa</text:p>
          </table:table-cell>
          <table:table-cell office:value="2.0" office:value-type="float">
            <text:p>2.0</text:p>
          </table:table-cell>
          <table:table-cell office:string-value="Golden retriever mix" office:value-type="string">
            <text:p>Golden retriever mix</text:p>
          </table:table-cell>
        </table:table-row>
        <table:table-row>
          <table:table-cell office:string-value="Sun Jul 21 20:28:28 EDT 2019" office:value-type="string">
            <text:p>Sun Jul 21 20:28:28 EDT 2019</text:p>
          </table:table-cell>
          <table:table-cell office:string-value="Dog" office:value-type="string">
            <text:p>Dog</text:p>
          </table:table-cell>
          <table:table-cell office:string-value="Copper" office:value-type="string">
            <text:p>Copper</text:p>
          </table:table-cell>
          <table:table-cell office:string-value="Copper" office:value-type="string">
            <text:p>Copper</text:p>
          </table:table-cell>
          <table:table-cell office:value="10.0" office:value-type="float">
            <text:p>10.0</text:p>
          </table:table-cell>
          <table:table-cell office:string-value="Chihuahua mix" office:value-type="string">
            <text:p>Chihuahua mix</text:p>
          </table:table-cell>
        </table:table-row>
        <table:table-row>
          <table:table-cell office:string-value="Sun Jul 21 20:29:13 EDT 2019" office:value-type="string">
            <text:p>Sun Jul 21 20:29:13 EDT 2019</text:p>
          </table:table-cell>
          <table:table-cell office:string-value="Cat" office:value-type="string">
            <text:p>Cat</text:p>
          </table:table-cell>
          <table:table-cell office:string-value="Harold" office:value-type="string">
            <text:p>Harold</text:p>
          </table:table-cell>
          <table:table-cell office:string-value="Harry" office:value-type="string">
            <text:p>Harry</text:p>
          </table:table-cell>
          <table:table-cell office:string-value="6 weeks" office:value-type="string">
            <text:p>6 weeks</text:p>
          </table:table-cell>
          <table:table-cell office:string-value="Cat" office:value-type="string">
            <text:p>Cat</text:p>
          </table:table-cell>
        </table:table-row>
        <table:table-row>
          <table:table-cell office:string-value="Sun Jul 21 20:29:27 EDT 2019" office:value-type="string">
            <text:p>Sun Jul 21 20:29:27 EDT 2019</text:p>
          </table:table-cell>
          <table:table-cell office:string-value="Lizard" office:value-type="string">
            <text:p>Lizard</text:p>
          </table:table-cell>
          <table:table-cell office:string-value="Birdie" office:value-type="string">
            <text:p>Birdie</text:p>
          </table:table-cell>
          <table:table-cell office:string-value="Baby liz" office:value-type="string">
            <text:p>Baby liz</text:p>
          </table:table-cell>
          <table:table-cell office:value="7.0" office:value-type="float">
            <text:p>7.0</text:p>
          </table:table-cell>
          <table:table-cell/>
        </table:table-row>
        <table:table-row>
          <table:table-cell office:string-value="Sun Jul 21 20:30:52 EDT 2019" office:value-type="string">
            <text:p>Sun Jul 21 20:30:52 EDT 2019</text:p>
          </table:table-cell>
          <table:table-cell office:string-value="Cat" office:value-type="string">
            <text:p>Cat</text:p>
          </table:table-cell>
          <table:table-cell office:string-value="Sir Jonathan Pooh Cat" office:value-type="string">
            <text:p>Sir Jonathan Pooh Cat</text:p>
          </table:table-cell>
          <table:table-cell office:string-value="Jonathan" office:value-type="string">
            <text:p>Jonathan</text:p>
          </table:table-cell>
          <table:table-cell office:value="10.0" office:value-type="float">
            <text:p>10.0</text:p>
          </table:table-cell>
          <table:table-cell office:string-value="Persian " office:value-type="string">
            <text:p>Persian </text:p>
          </table:table-cell>
        </table:table-row>
        <table:table-row>
          <table:table-cell office:string-value="Sun Jul 21 20:31:32 EDT 2019" office:value-type="string">
            <text:p>Sun Jul 21 20:31:32 EDT 2019</text:p>
          </table:table-cell>
          <table:table-cell office:string-value="Dog" office:value-type="string">
            <text:p>Dog</text:p>
          </table:table-cell>
          <table:table-cell office:string-value="Juliet" office:value-type="string">
            <text:p>Juliet</text:p>
          </table:table-cell>
          <table:table-cell office:string-value="Jules" office:value-type="string">
            <text:p>Jules</text:p>
          </table:table-cell>
          <table:table-cell office:value="2.0" office:value-type="float">
            <text:p>2.0</text:p>
          </table:table-cell>
          <table:table-cell office:string-value="Pit bull" office:value-type="string">
            <text:p>Pit bull</text:p>
          </table:table-cell>
        </table:table-row>
        <table:table-row>
          <table:table-cell office:string-value="Sun Jul 21 20:31:52 EDT 2019" office:value-type="string">
            <text:p>Sun Jul 21 20:31:52 EDT 2019</text:p>
          </table:table-cell>
          <table:table-cell office:string-value="Cat" office:value-type="string">
            <text:p>Cat</text:p>
          </table:table-cell>
          <table:table-cell office:string-value="Scout" office:value-type="string">
            <text:p>Scout</text:p>
          </table:table-cell>
          <table:table-cell office:string-value="Scout" office:value-type="string">
            <text:p>Scout</text:p>
          </table:table-cell>
          <table:table-cell office:value="9.0" office:value-type="float">
            <text:p>9.0</text:p>
          </table:table-cell>
          <table:table-cell office:string-value="Tabby" office:value-type="string">
            <text:p>Tabby</text:p>
          </table:table-cell>
        </table:table-row>
        <table:table-row>
          <table:table-cell office:string-value="Sun Jul 21 20:32:07 EDT 2019" office:value-type="string">
            <text:p>Sun Jul 21 20:32:07 EDT 2019</text:p>
          </table:table-cell>
          <table:table-cell office:string-value="Dog" office:value-type="string">
            <text:p>Dog</text:p>
          </table:table-cell>
          <table:table-cell office:string-value="Dasher" office:value-type="string">
            <text:p>Dasher</text:p>
          </table:table-cell>
          <table:table-cell office:string-value="Dash" office:value-type="string">
            <text:p>Dash</text:p>
          </table:table-cell>
          <table:table-cell office:value="8.0" office:value-type="float">
            <text:p>8.0</text:p>
          </table:table-cell>
          <table:table-cell office:string-value="Spanador" office:value-type="string">
            <text:p>Spanador</text:p>
          </table:table-cell>
        </table:table-row>
        <table:table-row>
          <table:table-cell office:string-value="Sun Jul 21 20:32:17 EDT 2019" office:value-type="string">
            <text:p>Sun Jul 21 20:32:17 EDT 2019</text:p>
          </table:table-cell>
          <table:table-cell office:string-value="Dog" office:value-type="string">
            <text:p>Dog</text:p>
          </table:table-cell>
          <table:table-cell office:string-value="Grace" office:value-type="string">
            <text:p>Grace</text:p>
          </table:table-cell>
          <table:table-cell office:string-value="Gracie" office:value-type="string">
            <text:p>Gracie</text:p>
          </table:table-cell>
          <table:table-cell office:value="5.0" office:value-type="float">
            <text:p>5.0</text:p>
          </table:table-cell>
          <table:table-cell office:string-value="Labrador Retriever" office:value-type="string">
            <text:p>Labrador Retriever</text:p>
          </table:table-cell>
        </table:table-row>
        <table:table-row>
          <table:table-cell office:string-value="Sun Jul 21 20:32:35 EDT 2019" office:value-type="string">
            <text:p>Sun Jul 21 20:32:35 EDT 2019</text:p>
          </table:table-cell>
          <table:table-cell office:string-value="Dog" office:value-type="string">
            <text:p>Dog</text:p>
          </table:table-cell>
          <table:table-cell office:string-value="Ruby" office:value-type="string">
            <text:p>Ruby</text:p>
          </table:table-cell>
          <table:table-cell office:string-value="Ruby" office:value-type="string">
            <text:p>Ruby</text:p>
          </table:table-cell>
          <table:table-cell office:value="12.0" office:value-type="float">
            <text:p>12.0</text:p>
          </table:table-cell>
          <table:table-cell office:string-value="Mutt" office:value-type="string">
            <text:p>Mutt</text:p>
          </table:table-cell>
        </table:table-row>
        <table:table-row>
          <table:table-cell office:string-value="Sun Jul 21 20:32:36 EDT 2019" office:value-type="string">
            <text:p>Sun Jul 21 20:32:36 EDT 2019</text:p>
          </table:table-cell>
          <table:table-cell office:string-value="Bird" office:value-type="string">
            <text:p>Bird</text:p>
          </table:table-cell>
          <table:table-cell office:string-value="Nugget" office:value-type="string">
            <text:p>Nugget</text:p>
          </table:table-cell>
          <table:table-cell office:string-value="Nugget" office:value-type="string">
            <text:p>Nugget</text:p>
          </table:table-cell>
          <table:table-cell office:value="2.0" office:value-type="float">
            <text:p>2.0</text:p>
          </table:table-cell>
          <table:table-cell office:string-value="Ringneck Dove" office:value-type="string">
            <text:p>Ringneck Dove</text:p>
          </table:table-cell>
        </table:table-row>
        <table:table-row>
          <table:table-cell office:string-value="Sun Jul 21 20:32:50 EDT 2019" office:value-type="string">
            <text:p>Sun Jul 21 20:32:50 EDT 2019</text:p>
          </table:table-cell>
          <table:table-cell office:string-value="Dog" office:value-type="string">
            <text:p>Dog</text:p>
          </table:table-cell>
          <table:table-cell office:string-value="Levi" office:value-type="string">
            <text:p>Levi</text:p>
          </table:table-cell>
          <table:table-cell office:string-value="Lee" office:value-type="string">
            <text:p>Lee</text:p>
          </table:table-cell>
          <table:table-cell office:value="6.0" office:value-type="float">
            <text:p>6.0</text:p>
          </table:table-cell>
          <table:table-cell office:string-value="Australian Shepherd" office:value-type="string">
            <text:p>Australian Shepherd</text:p>
          </table:table-cell>
        </table:table-row>
        <table:table-row>
          <table:table-cell office:string-value="Sun Jul 21 20:33:33 EDT 2019" office:value-type="string">
            <text:p>Sun Jul 21 20:33:33 EDT 2019</text:p>
          </table:table-cell>
          <table:table-cell office:string-value="Dog" office:value-type="string">
            <text:p>Dog</text:p>
          </table:table-cell>
          <table:table-cell office:string-value="Elle Loki Bean" office:value-type="string">
            <text:p>Elle Loki Bean</text:p>
          </table:table-cell>
          <table:table-cell office:string-value="Bellie" office:value-type="string">
            <text:p>Bellie</text:p>
          </table:table-cell>
          <table:table-cell office:value="1.0" office:value-type="float">
            <text:p>1.0</text:p>
          </table:table-cell>
          <table:table-cell office:string-value="Boxer mix" office:value-type="string">
            <text:p>Boxer mix</text:p>
          </table:table-cell>
        </table:table-row>
        <table:table-row>
          <table:table-cell office:string-value="Sun Jul 21 20:34:19 EDT 2019" office:value-type="string">
            <text:p>Sun Jul 21 20:34:19 EDT 2019</text:p>
          </table:table-cell>
          <table:table-cell office:string-value="Dog" office:value-type="string">
            <text:p>Dog</text:p>
          </table:table-cell>
          <table:table-cell office:string-value="Dorthea Dix" office:value-type="string">
            <text:p>Dorthea Dix</text:p>
          </table:table-cell>
          <table:table-cell office:string-value="Doge" office:value-type="string">
            <text:p>Doge</text:p>
          </table:table-cell>
          <table:table-cell office:value="5.0" office:value-type="float">
            <text:p>5.0</text:p>
          </table:table-cell>
          <table:table-cell office:string-value="Golden Retriever" office:value-type="string">
            <text:p>Golden Retriever</text:p>
          </table:table-cell>
        </table:table-row>
        <table:table-row>
          <table:table-cell office:string-value="Sun Jul 21 20:34:21 EDT 2019" office:value-type="string">
            <text:p>Sun Jul 21 20:34:21 EDT 2019</text:p>
          </table:table-cell>
          <table:table-cell office:string-value="Dog" office:value-type="string">
            <text:p>Dog</text:p>
          </table:table-cell>
          <table:table-cell office:string-value="Layla Bo Peep" office:value-type="string">
            <text:p>Layla Bo Peep</text:p>
          </table:table-cell>
          <table:table-cell office:string-value="Layla" office:value-type="string">
            <text:p>Layla</text:p>
          </table:table-cell>
          <table:table-cell office:string-value="4 months" office:value-type="string">
            <text:p>4 months</text:p>
          </table:table-cell>
          <table:table-cell office:string-value="Puggle" office:value-type="string">
            <text:p>Puggle</text:p>
          </table:table-cell>
        </table:table-row>
        <table:table-row>
          <table:table-cell office:string-value="Sun Jul 21 20:34:38 EDT 2019" office:value-type="string">
            <text:p>Sun Jul 21 20:34:38 EDT 2019</text:p>
          </table:table-cell>
          <table:table-cell office:string-value="Dog" office:value-type="string">
            <text:p>Dog</text:p>
          </table:table-cell>
          <table:table-cell office:string-value="Rocky " office:value-type="string">
            <text:p>Rocky </text:p>
          </table:table-cell>
          <table:table-cell office:string-value="Rocky " office:value-type="string">
            <text:p>Rocky </text:p>
          </table:table-cell>
          <table:table-cell office:value="12.0" office:value-type="float">
            <text:p>12.0</text:p>
          </table:table-cell>
          <table:table-cell office:string-value="Beagle mutt " office:value-type="string">
            <text:p>Beagle mutt </text:p>
          </table:table-cell>
        </table:table-row>
        <table:table-row>
          <table:table-cell office:string-value="Sun Jul 21 20:35:09 EDT 2019" office:value-type="string">
            <text:p>Sun Jul 21 20:35:09 EDT 2019</text:p>
          </table:table-cell>
          <table:table-cell office:string-value="Dog" office:value-type="string">
            <text:p>Dog</text:p>
          </table:table-cell>
          <table:table-cell office:string-value="Tillith" office:value-type="string">
            <text:p>Tillith</text:p>
          </table:table-cell>
          <table:table-cell office:string-value="Tilly/TillBear" office:value-type="string">
            <text:p>Tilly/TillBear</text:p>
          </table:table-cell>
          <table:table-cell office:value="8.0" office:value-type="float">
            <text:p>8.0</text:p>
          </table:table-cell>
          <table:table-cell office:string-value="Hound mix " office:value-type="string">
            <text:p>Hound mix </text:p>
          </table:table-cell>
        </table:table-row>
        <table:table-row>
          <table:table-cell office:string-value="Sun Jul 21 20:36:00 EDT 2019" office:value-type="string">
            <text:p>Sun Jul 21 20:36:00 EDT 2019</text:p>
          </table:table-cell>
          <table:table-cell office:string-value="Dog" office:value-type="string">
            <text:p>Dog</text:p>
          </table:table-cell>
          <table:table-cell office:string-value="Rollo" office:value-type="string">
            <text:p>Rollo</text:p>
          </table:table-cell>
          <table:table-cell office:string-value="Rollo" office:value-type="string">
            <text:p>Rollo</text:p>
          </table:table-cell>
          <table:table-cell office:value="3.5" office:value-type="float">
            <text:p>3.5</text:p>
          </table:table-cell>
          <table:table-cell office:string-value="Yellow lab" office:value-type="string">
            <text:p>Yellow lab</text:p>
          </table:table-cell>
        </table:table-row>
        <table:table-row>
          <table:table-cell office:string-value="Sun Jul 21 20:37:12 EDT 2019" office:value-type="string">
            <text:p>Sun Jul 21 20:37:12 EDT 2019</text:p>
          </table:table-cell>
          <table:table-cell office:string-value="Dog" office:value-type="string">
            <text:p>Dog</text:p>
          </table:table-cell>
          <table:table-cell office:string-value="Nisku" office:value-type="string">
            <text:p>Nisku</text:p>
          </table:table-cell>
          <table:table-cell office:string-value="Nisku" office:value-type="string">
            <text:p>Nisku</text:p>
          </table:table-cell>
          <table:table-cell office:value="2.0" office:value-type="float">
            <text:p>2.0</text:p>
          </table:table-cell>
          <table:table-cell office:string-value="G-shep mix" office:value-type="string">
            <text:p>G-shep mix</text:p>
          </table:table-cell>
        </table:table-row>
        <table:table-row>
          <table:table-cell office:string-value="Sun Jul 21 20:37:25 EDT 2019" office:value-type="string">
            <text:p>Sun Jul 21 20:37:25 EDT 2019</text:p>
          </table:table-cell>
          <table:table-cell office:string-value="Cat" office:value-type="string">
            <text:p>Cat</text:p>
          </table:table-cell>
          <table:table-cell office:string-value="Cat" office:value-type="string">
            <text:p>Cat</text:p>
          </table:table-cell>
          <table:table-cell office:string-value="Cat" office:value-type="string">
            <text:p>Cat</text:p>
          </table:table-cell>
          <table:table-cell office:value="8.0" office:value-type="float">
            <text:p>8.0</text:p>
          </table:table-cell>
          <table:table-cell office:string-value="domestic long hair" office:value-type="string">
            <text:p>domestic long hair</text:p>
          </table:table-cell>
        </table:table-row>
        <table:table-row>
          <table:table-cell office:string-value="Sun Jul 21 20:37:45 EDT 2019" office:value-type="string">
            <text:p>Sun Jul 21 20:37:45 EDT 2019</text:p>
          </table:table-cell>
          <table:table-cell office:string-value="Cat" office:value-type="string">
            <text:p>Cat</text:p>
          </table:table-cell>
          <table:table-cell office:string-value="peaches" office:value-type="string">
            <text:p>peaches</text:p>
          </table:table-cell>
          <table:table-cell office:string-value="peaches" office:value-type="string">
            <text:p>peaches</text:p>
          </table:table-cell>
          <table:table-cell office:value="5.0" office:value-type="float">
            <text:p>5.0</text:p>
          </table:table-cell>
          <table:table-cell office:string-value="persian" office:value-type="string">
            <text:p>persian</text:p>
          </table:table-cell>
        </table:table-row>
        <table:table-row>
          <table:table-cell office:string-value="Sun Jul 21 20:37:54 EDT 2019" office:value-type="string">
            <text:p>Sun Jul 21 20:37:54 EDT 2019</text:p>
          </table:table-cell>
          <table:table-cell office:string-value="Dog" office:value-type="string">
            <text:p>Dog</text:p>
          </table:table-cell>
          <table:table-cell office:string-value="Sadie Jo" office:value-type="string">
            <text:p>Sadie Jo</text:p>
          </table:table-cell>
          <table:table-cell office:string-value="Sadie or Tato" office:value-type="string">
            <text:p>Sadie or Tato</text:p>
          </table:table-cell>
          <table:table-cell office:value="5.0" office:value-type="float">
            <text:p>5.0</text:p>
          </table:table-cell>
          <table:table-cell office:string-value="Yellow Labrador retriever " office:value-type="string">
            <text:p>Yellow Labrador retriever </text:p>
          </table:table-cell>
        </table:table-row>
        <table:table-row>
          <table:table-cell office:string-value="Sun Jul 21 20:38:06 EDT 2019" office:value-type="string">
            <text:p>Sun Jul 21 20:38:06 EDT 2019</text:p>
          </table:table-cell>
          <table:table-cell office:string-value="Dog" office:value-type="string">
            <text:p>Dog</text:p>
          </table:table-cell>
          <table:table-cell office:string-value="lady" office:value-type="string">
            <text:p>lady</text:p>
          </table:table-cell>
          <table:table-cell office:string-value="lady" office:value-type="string">
            <text:p>lady</text:p>
          </table:table-cell>
          <table:table-cell office:value="9.0" office:value-type="float">
            <text:p>9.0</text:p>
          </table:table-cell>
          <table:table-cell office:string-value="bernese mountain dog " office:value-type="string">
            <text:p>bernese mountain dog </text:p>
          </table:table-cell>
        </table:table-row>
        <table:table-row>
          <table:table-cell office:string-value="Sun Jul 21 20:38:20 EDT 2019" office:value-type="string">
            <text:p>Sun Jul 21 20:38:20 EDT 2019</text:p>
          </table:table-cell>
          <table:table-cell office:string-value="Dog" office:value-type="string">
            <text:p>Dog</text:p>
          </table:table-cell>
          <table:table-cell office:string-value="Sammy Q" office:value-type="string">
            <text:p>Sammy Q</text:p>
          </table:table-cell>
          <table:table-cell office:string-value="Sam" office:value-type="string">
            <text:p>Sam</text:p>
          </table:table-cell>
          <table:table-cell office:string-value="10 years" office:value-type="string">
            <text:p>10 years</text:p>
          </table:table-cell>
          <table:table-cell office:string-value="Golden retriever mix" office:value-type="string">
            <text:p>Golden retriever mix</text:p>
          </table:table-cell>
        </table:table-row>
        <table:table-row>
          <table:table-cell office:string-value="Sun Jul 21 20:38:34 EDT 2019" office:value-type="string">
            <text:p>Sun Jul 21 20:38:34 EDT 2019</text:p>
          </table:table-cell>
          <table:table-cell office:string-value="Cat" office:value-type="string">
            <text:p>Cat</text:p>
          </table:table-cell>
          <table:table-cell office:string-value="Cookie" office:value-type="string">
            <text:p>Cookie</text:p>
          </table:table-cell>
          <table:table-cell office:string-value="Cookaroo " office:value-type="string">
            <text:p>Cookaroo </text:p>
          </table:table-cell>
          <table:table-cell office:value="9.0" office:value-type="float">
            <text:p>9.0</text:p>
          </table:table-cell>
          <table:table-cell office:string-value="Siamese Mix" office:value-type="string">
            <text:p>Siamese Mix</text:p>
          </table:table-cell>
        </table:table-row>
        <table:table-row>
          <table:table-cell office:string-value="Sun Jul 21 20:39:00 EDT 2019" office:value-type="string">
            <text:p>Sun Jul 21 20:39:00 EDT 2019</text:p>
          </table:table-cell>
          <table:table-cell office:string-value="Cat" office:value-type="string">
            <text:p>Cat</text:p>
          </table:table-cell>
          <table:table-cell office:string-value="Pepper" office:value-type="string">
            <text:p>Pepper</text:p>
          </table:table-cell>
          <table:table-cell office:string-value="Bebs " office:value-type="string">
            <text:p>Bebs </text:p>
          </table:table-cell>
          <table:table-cell office:value="4.0" office:value-type="float">
            <text:p>4.0</text:p>
          </table:table-cell>
          <table:table-cell office:string-value="Tabby Mix" office:value-type="string">
            <text:p>Tabby Mix</text:p>
          </table:table-cell>
        </table:table-row>
        <table:table-row>
          <table:table-cell office:string-value="Sun Jul 21 20:39:58 EDT 2019" office:value-type="string">
            <text:p>Sun Jul 21 20:39:58 EDT 2019</text:p>
          </table:table-cell>
          <table:table-cell office:string-value="Cat" office:value-type="string">
            <text:p>Cat</text:p>
          </table:table-cell>
          <table:table-cell office:string-value="ipod" office:value-type="string">
            <text:p>ipod</text:p>
          </table:table-cell>
          <table:table-cell office:string-value="ipod" office:value-type="string">
            <text:p>ipod</text:p>
          </table:table-cell>
          <table:table-cell office:value="12.0" office:value-type="float">
            <text:p>12.0</text:p>
          </table:table-cell>
          <table:table-cell/>
        </table:table-row>
        <table:table-row>
          <table:table-cell office:string-value="Sun Jul 21 20:40:28 EDT 2019" office:value-type="string">
            <text:p>Sun Jul 21 20:40:28 EDT 2019</text:p>
          </table:table-cell>
          <table:table-cell office:string-value="Cat" office:value-type="string">
            <text:p>Cat</text:p>
          </table:table-cell>
          <table:table-cell office:string-value="hank the cowcat" office:value-type="string">
            <text:p>hank the cowcat</text:p>
          </table:table-cell>
          <table:table-cell office:string-value="hank" office:value-type="string">
            <text:p>hank</text:p>
          </table:table-cell>
          <table:table-cell office:value="12.0" office:value-type="float">
            <text:p>12.0</text:p>
          </table:table-cell>
          <table:table-cell/>
        </table:table-row>
        <table:table-row>
          <table:table-cell office:string-value="Sun Jul 21 20:40:55 EDT 2019" office:value-type="string">
            <text:p>Sun Jul 21 20:40:55 EDT 2019</text:p>
          </table:table-cell>
          <table:table-cell office:string-value="Dog" office:value-type="string">
            <text:p>Dog</text:p>
          </table:table-cell>
          <table:table-cell office:string-value="Oliver Phish" office:value-type="string">
            <text:p>Oliver Phish</text:p>
          </table:table-cell>
          <table:table-cell office:string-value="Oliver" office:value-type="string">
            <text:p>Oliver</text:p>
          </table:table-cell>
          <table:table-cell office:value="2.0" office:value-type="float">
            <text:p>2.0</text:p>
          </table:table-cell>
          <table:table-cell office:string-value="Pit bull mix" office:value-type="string">
            <text:p>Pit bull mix</text:p>
          </table:table-cell>
        </table:table-row>
        <table:table-row>
          <table:table-cell office:string-value="Sun Jul 21 20:41:12 EDT 2019" office:value-type="string">
            <text:p>Sun Jul 21 20:41:12 EDT 2019</text:p>
          </table:table-cell>
          <table:table-cell office:string-value="Dog" office:value-type="string">
            <text:p>Dog</text:p>
          </table:table-cell>
          <table:table-cell office:string-value="Cleopatra " office:value-type="string">
            <text:p>Cleopatra </text:p>
          </table:table-cell>
          <table:table-cell office:string-value="cleo" office:value-type="string">
            <text:p>cleo</text:p>
          </table:table-cell>
          <table:table-cell office:value="6.0" office:value-type="float">
            <text:p>6.0</text:p>
          </table:table-cell>
          <table:table-cell office:string-value="Italian mastiff" office:value-type="string">
            <text:p>Italian mastiff</text:p>
          </table:table-cell>
        </table:table-row>
        <table:table-row>
          <table:table-cell office:string-value="Sun Jul 21 20:41:18 EDT 2019" office:value-type="string">
            <text:p>Sun Jul 21 20:41:18 EDT 2019</text:p>
          </table:table-cell>
          <table:table-cell office:string-value="Dog" office:value-type="string">
            <text:p>Dog</text:p>
          </table:table-cell>
          <table:table-cell office:string-value="Birdie" office:value-type="string">
            <text:p>Birdie</text:p>
          </table:table-cell>
          <table:table-cell office:string-value="Birdir" office:value-type="string">
            <text:p>Birdir</text:p>
          </table:table-cell>
          <table:table-cell office:value="1.0" office:value-type="float">
            <text:p>1.0</text:p>
          </table:table-cell>
          <table:table-cell office:string-value="Labradoodle" office:value-type="string">
            <text:p>Labradoodle</text:p>
          </table:table-cell>
        </table:table-row>
        <table:table-row>
          <table:table-cell office:string-value="Sun Jul 21 20:41:57 EDT 2019" office:value-type="string">
            <text:p>Sun Jul 21 20:41:57 EDT 2019</text:p>
          </table:table-cell>
          <table:table-cell office:string-value="Dog" office:value-type="string">
            <text:p>Dog</text:p>
          </table:table-cell>
          <table:table-cell office:string-value="Murphy" office:value-type="string">
            <text:p>Murphy</text:p>
          </table:table-cell>
          <table:table-cell office:string-value="Murph" office:value-type="string">
            <text:p>Murph</text:p>
          </table:table-cell>
          <table:table-cell office:string-value="7 mo" office:value-type="string">
            <text:p>7 mo</text:p>
          </table:table-cell>
          <table:table-cell office:string-value="Golden Retriever" office:value-type="string">
            <text:p>Golden Retriever</text:p>
          </table:table-cell>
        </table:table-row>
        <table:table-row>
          <table:table-cell office:string-value="Sun Jul 21 20:42:36 EDT 2019" office:value-type="string">
            <text:p>Sun Jul 21 20:42:36 EDT 2019</text:p>
          </table:table-cell>
          <table:table-cell office:string-value="Dog" office:value-type="string">
            <text:p>Dog</text:p>
          </table:table-cell>
          <table:table-cell office:string-value="Ryder" office:value-type="string">
            <text:p>Ryder</text:p>
          </table:table-cell>
          <table:table-cell office:string-value="Ryder" office:value-type="string">
            <text:p>Ryder</text:p>
          </table:table-cell>
          <table:table-cell office:value="14.0" office:value-type="float">
            <text:p>14.0</text:p>
          </table:table-cell>
          <table:table-cell office:string-value="Yellow lab mix" office:value-type="string">
            <text:p>Yellow lab mix</text:p>
          </table:table-cell>
        </table:table-row>
        <table:table-row>
          <table:table-cell office:string-value="Sun Jul 21 20:42:55 EDT 2019" office:value-type="string">
            <text:p>Sun Jul 21 20:42:55 EDT 2019</text:p>
          </table:table-cell>
          <table:table-cell office:string-value="Dog" office:value-type="string">
            <text:p>Dog</text:p>
          </table:table-cell>
          <table:table-cell office:string-value="Talani Snowmageddon " office:value-type="string">
            <text:p>Talani Snowmageddon </text:p>
          </table:table-cell>
          <table:table-cell office:string-value="Milo" office:value-type="string">
            <text:p>Milo</text:p>
          </table:table-cell>
          <table:table-cell office:string-value="4.5 mos" office:value-type="string">
            <text:p>4.5 mos</text:p>
          </table:table-cell>
          <table:table-cell office:string-value="Golden Retriever" office:value-type="string">
            <text:p>Golden Retriever</text:p>
          </table:table-cell>
        </table:table-row>
        <table:table-row>
          <table:table-cell office:string-value="Sun Jul 21 20:42:57 EDT 2019" office:value-type="string">
            <text:p>Sun Jul 21 20:42:57 EDT 2019</text:p>
          </table:table-cell>
          <table:table-cell office:string-value="Dog" office:value-type="string">
            <text:p>Dog</text:p>
          </table:table-cell>
          <table:table-cell office:string-value="Winnie the Blue" office:value-type="string">
            <text:p>Winnie the Blue</text:p>
          </table:table-cell>
          <table:table-cell office:string-value="Winnie" office:value-type="string">
            <text:p>Winnie</text:p>
          </table:table-cell>
          <table:table-cell office:string-value="11 months" office:value-type="string">
            <text:p>11 months</text:p>
          </table:table-cell>
          <table:table-cell office:string-value="Pit bull " office:value-type="string">
            <text:p>Pit bull </text:p>
          </table:table-cell>
        </table:table-row>
        <table:table-row>
          <table:table-cell office:string-value="Sun Jul 21 20:43:32 EDT 2019" office:value-type="string">
            <text:p>Sun Jul 21 20:43:32 EDT 2019</text:p>
          </table:table-cell>
          <table:table-cell office:string-value="Dog" office:value-type="string">
            <text:p>Dog</text:p>
          </table:table-cell>
          <table:table-cell office:string-value="Scarlett" office:value-type="string">
            <text:p>Scarlett</text:p>
          </table:table-cell>
          <table:table-cell office:string-value="Scarlett" office:value-type="string">
            <text:p>Scarlett</text:p>
          </table:table-cell>
          <table:table-cell office:string-value="3 months" office:value-type="string">
            <text:p>3 months</text:p>
          </table:table-cell>
          <table:table-cell office:string-value="King Charles Cavalier Spaniel" office:value-type="string">
            <text:p>King Charles Cavalier Spaniel</text:p>
          </table:table-cell>
        </table:table-row>
        <table:table-row>
          <table:table-cell office:string-value="Sun Jul 21 20:43:34 EDT 2019" office:value-type="string">
            <text:p>Sun Jul 21 20:43:34 EDT 2019</text:p>
          </table:table-cell>
          <table:table-cell office:string-value="Dog" office:value-type="string">
            <text:p>Dog</text:p>
          </table:table-cell>
          <table:table-cell office:string-value="Gus" office:value-type="string">
            <text:p>Gus</text:p>
          </table:table-cell>
          <table:table-cell office:string-value="Gus" office:value-type="string">
            <text:p>Gus</text:p>
          </table:table-cell>
          <table:table-cell office:string-value="11 years" office:value-type="string">
            <text:p>11 years</text:p>
          </table:table-cell>
          <table:table-cell office:string-value="Golden Retriever " office:value-type="string">
            <text:p>Golden Retriever </text:p>
          </table:table-cell>
        </table:table-row>
        <table:table-row>
          <table:table-cell office:string-value="Sun Jul 21 20:43:20 EDT 2019" office:value-type="string">
            <text:p>Sun Jul 21 20:43:20 EDT 2019</text:p>
          </table:table-cell>
          <table:table-cell office:string-value="Dog" office:value-type="string">
            <text:p>Dog</text:p>
          </table:table-cell>
          <table:table-cell office:string-value="Dixie Marie" office:value-type="string">
            <text:p>Dixie Marie</text:p>
          </table:table-cell>
          <table:table-cell office:string-value="Dixie" office:value-type="string">
            <text:p>Dixie</text:p>
          </table:table-cell>
          <table:table-cell office:value="8.0" office:value-type="float">
            <text:p>8.0</text:p>
          </table:table-cell>
          <table:table-cell office:string-value="St. Bernard" office:value-type="string">
            <text:p>St. Bernard</text:p>
          </table:table-cell>
        </table:table-row>
        <table:table-row>
          <table:table-cell office:string-value="Sun Jul 21 20:43:39 EDT 2019" office:value-type="string">
            <text:p>Sun Jul 21 20:43:39 EDT 2019</text:p>
          </table:table-cell>
          <table:table-cell office:string-value="Dog" office:value-type="string">
            <text:p>Dog</text:p>
          </table:table-cell>
          <table:table-cell office:string-value="Heidi" office:value-type="string">
            <text:p>Heidi</text:p>
          </table:table-cell>
          <table:table-cell office:string-value="Heidi" office:value-type="string">
            <text:p>Heidi</text:p>
          </table:table-cell>
          <table:table-cell office:value="2.0" office:value-type="float">
            <text:p>2.0</text:p>
          </table:table-cell>
          <table:table-cell office:string-value="St. Bernard" office:value-type="string">
            <text:p>St. Bernard</text:p>
          </table:table-cell>
        </table:table-row>
        <table:table-row>
          <table:table-cell office:string-value="Sun Jul 21 20:44:00 EDT 2019" office:value-type="string">
            <text:p>Sun Jul 21 20:44:00 EDT 2019</text:p>
          </table:table-cell>
          <table:table-cell office:string-value="Dog" office:value-type="string">
            <text:p>Dog</text:p>
          </table:table-cell>
          <table:table-cell office:string-value="Phin" office:value-type="string">
            <text:p>Phin</text:p>
          </table:table-cell>
          <table:table-cell office:string-value="Phin" office:value-type="string">
            <text:p>Phin</text:p>
          </table:table-cell>
          <table:table-cell office:value="2.0" office:value-type="float">
            <text:p>2.0</text:p>
          </table:table-cell>
          <table:table-cell office:string-value="St. Bernard " office:value-type="string">
            <text:p>St. Bernard </text:p>
          </table:table-cell>
        </table:table-row>
        <table:table-row>
          <table:table-cell office:string-value="Sun Jul 21 20:44:19 EDT 2019" office:value-type="string">
            <text:p>Sun Jul 21 20:44:19 EDT 2019</text:p>
          </table:table-cell>
          <table:table-cell office:string-value="Dog" office:value-type="string">
            <text:p>Dog</text:p>
          </table:table-cell>
          <table:table-cell office:string-value="Jager" office:value-type="string">
            <text:p>Jager</text:p>
          </table:table-cell>
          <table:table-cell office:string-value="Jager" office:value-type="string">
            <text:p>Jager</text:p>
          </table:table-cell>
          <table:table-cell office:string-value="12 years" office:value-type="string">
            <text:p>12 years</text:p>
          </table:table-cell>
          <table:table-cell office:string-value="Labrador Retriever " office:value-type="string">
            <text:p>Labrador Retriever </text:p>
          </table:table-cell>
        </table:table-row>
        <table:table-row>
          <table:table-cell office:string-value="Sun Jul 21 20:45:08 EDT 2019" office:value-type="string">
            <text:p>Sun Jul 21 20:45:08 EDT 2019</text:p>
          </table:table-cell>
          <table:table-cell office:string-value="Dog" office:value-type="string">
            <text:p>Dog</text:p>
          </table:table-cell>
          <table:table-cell office:string-value="Brown Bear" office:value-type="string">
            <text:p>Brown Bear</text:p>
          </table:table-cell>
          <table:table-cell office:string-value="Bear" office:value-type="string">
            <text:p>Bear</text:p>
          </table:table-cell>
          <table:table-cell office:value="7.0" office:value-type="float">
            <text:p>7.0</text:p>
          </table:table-cell>
          <table:table-cell/>
        </table:table-row>
        <table:table-row>
          <table:table-cell office:string-value="Sun Jul 21 20:45:47 EDT 2019" office:value-type="string">
            <text:p>Sun Jul 21 20:45:47 EDT 2019</text:p>
          </table:table-cell>
          <table:table-cell office:string-value="Dog" office:value-type="string">
            <text:p>Dog</text:p>
          </table:table-cell>
          <table:table-cell office:string-value="Lucy" office:value-type="string">
            <text:p>Lucy</text:p>
          </table:table-cell>
          <table:table-cell office:string-value="Lucy" office:value-type="string">
            <text:p>Lucy</text:p>
          </table:table-cell>
          <table:table-cell office:value="4.0" office:value-type="float">
            <text:p>4.0</text:p>
          </table:table-cell>
          <table:table-cell office:string-value="Golden Retriever " office:value-type="string">
            <text:p>Golden Retriever </text:p>
          </table:table-cell>
        </table:table-row>
        <table:table-row>
          <table:table-cell office:string-value="Sun Jul 21 20:46:36 EDT 2019" office:value-type="string">
            <text:p>Sun Jul 21 20:46:36 EDT 2019</text:p>
          </table:table-cell>
          <table:table-cell office:string-value="Dog" office:value-type="string">
            <text:p>Dog</text:p>
          </table:table-cell>
          <table:table-cell office:string-value="Kahlua " office:value-type="string">
            <text:p>Kahlua </text:p>
          </table:table-cell>
          <table:table-cell office:string-value="Chicky-chix" office:value-type="string">
            <text:p>Chicky-chix</text:p>
          </table:table-cell>
          <table:table-cell office:string-value="10monthd" office:value-type="string">
            <text:p>10monthd</text:p>
          </table:table-cell>
          <table:table-cell office:string-value="Mutt" office:value-type="string">
            <text:p>Mutt</text:p>
          </table:table-cell>
        </table:table-row>
        <table:table-row>
          <table:table-cell office:string-value="Sun Jul 21 20:46:46 EDT 2019" office:value-type="string">
            <text:p>Sun Jul 21 20:46:46 EDT 2019</text:p>
          </table:table-cell>
          <table:table-cell office:string-value="Cat" office:value-type="string">
            <text:p>Cat</text:p>
          </table:table-cell>
          <table:table-cell office:string-value="Epinephrine" office:value-type="string">
            <text:p>Epinephrine</text:p>
          </table:table-cell>
          <table:table-cell office:string-value="Epi" office:value-type="string">
            <text:p>Epi</text:p>
          </table:table-cell>
          <table:table-cell office:value="9.0" office:value-type="float">
            <text:p>9.0</text:p>
          </table:table-cell>
          <table:table-cell office:string-value="Mix" office:value-type="string">
            <text:p>Mix</text:p>
          </table:table-cell>
        </table:table-row>
        <table:table-row>
          <table:table-cell office:string-value="Sun Jul 21 20:47:04 EDT 2019" office:value-type="string">
            <text:p>Sun Jul 21 20:47:04 EDT 2019</text:p>
          </table:table-cell>
          <table:table-cell office:string-value="Dog" office:value-type="string">
            <text:p>Dog</text:p>
          </table:table-cell>
          <table:table-cell office:string-value="Baylei" office:value-type="string">
            <text:p>Baylei</text:p>
          </table:table-cell>
          <table:table-cell office:string-value="Stinky" office:value-type="string">
            <text:p>Stinky</text:p>
          </table:table-cell>
          <table:table-cell office:string-value="1 year" office:value-type="string">
            <text:p>1 year</text:p>
          </table:table-cell>
          <table:table-cell office:string-value="Silver lab" office:value-type="string">
            <text:p>Silver lab</text:p>
          </table:table-cell>
        </table:table-row>
        <table:table-row>
          <table:table-cell office:string-value="Sun Jul 21 20:47:20 EDT 2019" office:value-type="string">
            <text:p>Sun Jul 21 20:47:20 EDT 2019</text:p>
          </table:table-cell>
          <table:table-cell office:string-value="Dog" office:value-type="string">
            <text:p>Dog</text:p>
          </table:table-cell>
          <table:table-cell office:string-value="Baylei" office:value-type="string">
            <text:p>Baylei</text:p>
          </table:table-cell>
          <table:table-cell office:string-value="Stinky" office:value-type="string">
            <text:p>Stinky</text:p>
          </table:table-cell>
          <table:table-cell office:string-value="1 year" office:value-type="string">
            <text:p>1 year</text:p>
          </table:table-cell>
          <table:table-cell office:string-value="Silver lab" office:value-type="string">
            <text:p>Silver lab</text:p>
          </table:table-cell>
        </table:table-row>
        <table:table-row>
          <table:table-cell office:string-value="Sun Jul 21 20:47:21 EDT 2019" office:value-type="string">
            <text:p>Sun Jul 21 20:47:21 EDT 2019</text:p>
          </table:table-cell>
          <table:table-cell office:string-value="Cat" office:value-type="string">
            <text:p>Cat</text:p>
          </table:table-cell>
          <table:table-cell office:string-value="That Cat" office:value-type="string">
            <text:p>That Cat</text:p>
          </table:table-cell>
          <table:table-cell office:string-value="T.C." office:value-type="string">
            <text:p>T.C.</text:p>
          </table:table-cell>
          <table:table-cell office:value="9.0" office:value-type="float">
            <text:p>9.0</text:p>
          </table:table-cell>
          <table:table-cell office:string-value="Mix" office:value-type="string">
            <text:p>Mix</text:p>
          </table:table-cell>
        </table:table-row>
        <table:table-row>
          <table:table-cell office:string-value="Sun Jul 21 20:48:03 EDT 2019" office:value-type="string">
            <text:p>Sun Jul 21 20:48:03 EDT 2019</text:p>
          </table:table-cell>
          <table:table-cell office:string-value="Dog" office:value-type="string">
            <text:p>Dog</text:p>
          </table:table-cell>
          <table:table-cell office:string-value="Rocky" office:value-type="string">
            <text:p>Rocky</text:p>
          </table:table-cell>
          <table:table-cell office:string-value="Rocky" office:value-type="string">
            <text:p>Rocky</text:p>
          </table:table-cell>
          <table:table-cell office:value="5.0" office:value-type="float">
            <text:p>5.0</text:p>
          </table:table-cell>
          <table:table-cell office:string-value="Pit bull/lab mix" office:value-type="string">
            <text:p>Pit bull/lab mix</text:p>
          </table:table-cell>
        </table:table-row>
        <table:table-row>
          <table:table-cell office:string-value="Sun Jul 21 20:48:04 EDT 2019" office:value-type="string">
            <text:p>Sun Jul 21 20:48:04 EDT 2019</text:p>
          </table:table-cell>
          <table:table-cell office:string-value="Bird" office:value-type="string">
            <text:p>Bird</text:p>
          </table:table-cell>
          <table:table-cell office:string-value="Buddy Ryan " office:value-type="string">
            <text:p>Buddy Ryan </text:p>
          </table:table-cell>
          <table:table-cell office:string-value="Buddy " office:value-type="string">
            <text:p>Buddy </text:p>
          </table:table-cell>
          <table:table-cell office:value="12.0" office:value-type="float">
            <text:p>12.0</text:p>
          </table:table-cell>
          <table:table-cell/>
        </table:table-row>
        <table:table-row>
          <table:table-cell office:string-value="Sun Jul 21 20:48:25 EDT 2019" office:value-type="string">
            <text:p>Sun Jul 21 20:48:25 EDT 2019</text:p>
          </table:table-cell>
          <table:table-cell office:string-value="Dog" office:value-type="string">
            <text:p>Dog</text:p>
          </table:table-cell>
          <table:table-cell office:string-value="Abigail" office:value-type="string">
            <text:p>Abigail</text:p>
          </table:table-cell>
          <table:table-cell office:string-value="Abby" office:value-type="string">
            <text:p>Abby</text:p>
          </table:table-cell>
          <table:table-cell office:value="4.0" office:value-type="float">
            <text:p>4.0</text:p>
          </table:table-cell>
          <table:table-cell office:string-value="Pit bull" office:value-type="string">
            <text:p>Pit bull</text:p>
          </table:table-cell>
        </table:table-row>
        <table:table-row>
          <table:table-cell office:string-value="Sun Jul 21 20:48:36 EDT 2019" office:value-type="string">
            <text:p>Sun Jul 21 20:48:36 EDT 2019</text:p>
          </table:table-cell>
          <table:table-cell office:string-value="Dog" office:value-type="string">
            <text:p>Dog</text:p>
          </table:table-cell>
          <table:table-cell office:string-value="Kira " office:value-type="string">
            <text:p>Kira </text:p>
          </table:table-cell>
          <table:table-cell office:string-value="Kira/Squishy " office:value-type="string">
            <text:p>Kira/Squishy </text:p>
          </table:table-cell>
          <table:table-cell office:value="15.0" office:value-type="float">
            <text:p>15.0</text:p>
          </table:table-cell>
          <table:table-cell office:string-value="Beagle" office:value-type="string">
            <text:p>Beagle</text:p>
          </table:table-cell>
        </table:table-row>
        <table:table-row>
          <table:table-cell office:string-value="Sun Jul 21 20:48:39 EDT 2019" office:value-type="string">
            <text:p>Sun Jul 21 20:48:39 EDT 2019</text:p>
          </table:table-cell>
          <table:table-cell office:string-value="Dog" office:value-type="string">
            <text:p>Dog</text:p>
          </table:table-cell>
          <table:table-cell office:string-value="Sammy" office:value-type="string">
            <text:p>Sammy</text:p>
          </table:table-cell>
          <table:table-cell office:string-value="Sam sam" office:value-type="string">
            <text:p>Sam sam</text:p>
          </table:table-cell>
          <table:table-cell office:value="6.0" office:value-type="float">
            <text:p>6.0</text:p>
          </table:table-cell>
          <table:table-cell office:string-value="Golden retriever lab mix" office:value-type="string">
            <text:p>Golden retriever lab mix</text:p>
          </table:table-cell>
        </table:table-row>
        <table:table-row>
          <table:table-cell office:string-value="Sun Jul 21 20:49:39 EDT 2019" office:value-type="string">
            <text:p>Sun Jul 21 20:49:39 EDT 2019</text:p>
          </table:table-cell>
          <table:table-cell office:string-value="Dog" office:value-type="string">
            <text:p>Dog</text:p>
          </table:table-cell>
          <table:table-cell office:string-value="Piper Marie" office:value-type="string">
            <text:p>Piper Marie</text:p>
          </table:table-cell>
          <table:table-cell office:string-value="Piper" office:value-type="string">
            <text:p>Piper</text:p>
          </table:table-cell>
          <table:table-cell office:value="4.0" office:value-type="float">
            <text:p>4.0</text:p>
          </table:table-cell>
          <table:table-cell office:string-value="Newfoundland mix" office:value-type="string">
            <text:p>Newfoundland mix</text:p>
          </table:table-cell>
        </table:table-row>
        <table:table-row>
          <table:table-cell office:string-value="Sun Jul 21 20:50:01 EDT 2019" office:value-type="string">
            <text:p>Sun Jul 21 20:50:01 EDT 2019</text:p>
          </table:table-cell>
          <table:table-cell office:string-value="Dog" office:value-type="string">
            <text:p>Dog</text:p>
          </table:table-cell>
          <table:table-cell office:string-value="Charlene " office:value-type="string">
            <text:p>Charlene </text:p>
          </table:table-cell>
          <table:table-cell office:string-value="Charlie" office:value-type="string">
            <text:p>Charlie</text:p>
          </table:table-cell>
          <table:table-cell office:value="12.0" office:value-type="float">
            <text:p>12.0</text:p>
          </table:table-cell>
          <table:table-cell office:string-value="Lab Mix" office:value-type="string">
            <text:p>Lab Mix</text:p>
          </table:table-cell>
        </table:table-row>
        <table:table-row>
          <table:table-cell office:string-value="Sun Jul 21 20:52:01 EDT 2019" office:value-type="string">
            <text:p>Sun Jul 21 20:52:01 EDT 2019</text:p>
          </table:table-cell>
          <table:table-cell office:string-value="Dog" office:value-type="string">
            <text:p>Dog</text:p>
          </table:table-cell>
          <table:table-cell office:string-value="Thor Mighty God of Thunder" office:value-type="string">
            <text:p>Thor Mighty God of Thunder</text:p>
          </table:table-cell>
          <table:table-cell office:string-value="Thor" office:value-type="string">
            <text:p>Thor</text:p>
          </table:table-cell>
          <table:table-cell office:value="9.0" office:value-type="float">
            <text:p>9.0</text:p>
          </table:table-cell>
          <table:table-cell office:string-value="  dachshund mix " office:value-type="string">
            <text:p> <text:s text:c="1"/>dachshund mix </text:p>
          </table:table-cell>
        </table:table-row>
        <table:table-row>
          <table:table-cell office:string-value="Sun Jul 21 20:52:26 EDT 2019" office:value-type="string">
            <text:p>Sun Jul 21 20:52:26 EDT 2019</text:p>
          </table:table-cell>
          <table:table-cell office:string-value="Dog" office:value-type="string">
            <text:p>Dog</text:p>
          </table:table-cell>
          <table:table-cell office:string-value="Cody Anne" office:value-type="string">
            <text:p>Cody Anne</text:p>
          </table:table-cell>
          <table:table-cell office:string-value="Cody" office:value-type="string">
            <text:p>Cody</text:p>
          </table:table-cell>
          <table:table-cell office:string-value="2 years" office:value-type="string">
            <text:p>2 years</text:p>
          </table:table-cell>
          <table:table-cell office:string-value="Golden retriever" office:value-type="string">
            <text:p>Golden retriever</text:p>
          </table:table-cell>
        </table:table-row>
        <table:table-row>
          <table:table-cell office:string-value="Sun Jul 21 20:52:39 EDT 2019" office:value-type="string">
            <text:p>Sun Jul 21 20:52:39 EDT 2019</text:p>
          </table:table-cell>
          <table:table-cell office:string-value="Cat" office:value-type="string">
            <text:p>Cat</text:p>
          </table:table-cell>
          <table:table-cell office:string-value="Caesar " office:value-type="string">
            <text:p>Caesar </text:p>
          </table:table-cell>
          <table:table-cell office:string-value="Jeff-jeff" office:value-type="string">
            <text:p>Jeff-jeff</text:p>
          </table:table-cell>
          <table:table-cell office:value="9.0" office:value-type="float">
            <text:p>9.0</text:p>
          </table:table-cell>
          <table:table-cell office:string-value="Unknown " office:value-type="string">
            <text:p>Unknown </text:p>
          </table:table-cell>
        </table:table-row>
        <table:table-row>
          <table:table-cell office:string-value="Sun Jul 21 20:52:49 EDT 2019" office:value-type="string">
            <text:p>Sun Jul 21 20:52:49 EDT 2019</text:p>
          </table:table-cell>
          <table:table-cell office:string-value="Dog" office:value-type="string">
            <text:p>Dog</text:p>
          </table:table-cell>
          <table:table-cell office:string-value="Tessa" office:value-type="string">
            <text:p>Tessa</text:p>
          </table:table-cell>
          <table:table-cell office:string-value="Tessa" office:value-type="string">
            <text:p>Tessa</text:p>
          </table:table-cell>
          <table:table-cell office:value="11.0" office:value-type="float">
            <text:p>11.0</text:p>
          </table:table-cell>
          <table:table-cell office:string-value="German Shepherd Dog" office:value-type="string">
            <text:p>German Shepherd Dog</text:p>
          </table:table-cell>
        </table:table-row>
        <table:table-row>
          <table:table-cell office:string-value="Sun Jul 21 20:53:31 EDT 2019" office:value-type="string">
            <text:p>Sun Jul 21 20:53:31 EDT 2019</text:p>
          </table:table-cell>
          <table:table-cell office:string-value="Cat" office:value-type="string">
            <text:p>Cat</text:p>
          </table:table-cell>
          <table:table-cell office:string-value="Theia" office:value-type="string">
            <text:p>Theia</text:p>
          </table:table-cell>
          <table:table-cell office:string-value="Kitty, booger butt, fluffybutt" office:value-type="string">
            <text:p>Kitty, booger butt, fluffybutt</text:p>
          </table:table-cell>
          <table:table-cell office:value="11.0" office:value-type="float">
            <text:p>11.0</text:p>
          </table:table-cell>
          <table:table-cell office:string-value="Domestic long haired " office:value-type="string">
            <text:p>Domestic long haired </text:p>
          </table:table-cell>
        </table:table-row>
        <table:table-row>
          <table:table-cell office:string-value="Sun Jul 21 20:53:52 EDT 2019" office:value-type="string">
            <text:p>Sun Jul 21 20:53:52 EDT 2019</text:p>
          </table:table-cell>
          <table:table-cell office:string-value="Cat" office:value-type="string">
            <text:p>Cat</text:p>
          </table:table-cell>
          <table:table-cell office:string-value="Minerva Mcgonagall " office:value-type="string">
            <text:p>Minerva Mcgonagall </text:p>
          </table:table-cell>
          <table:table-cell office:string-value="Minna" office:value-type="string">
            <text:p>Minna</text:p>
          </table:table-cell>
          <table:table-cell office:value="5.0" office:value-type="float">
            <text:p>5.0</text:p>
          </table:table-cell>
          <table:table-cell office:string-value="Tabby " office:value-type="string">
            <text:p>Tabby </text:p>
          </table:table-cell>
        </table:table-row>
        <table:table-row>
          <table:table-cell office:string-value="Sun Jul 21 20:55:20 EDT 2019" office:value-type="string">
            <text:p>Sun Jul 21 20:55:20 EDT 2019</text:p>
          </table:table-cell>
          <table:table-cell office:string-value="Dog" office:value-type="string">
            <text:p>Dog</text:p>
          </table:table-cell>
          <table:table-cell office:string-value="Lily" office:value-type="string">
            <text:p>Lily</text:p>
          </table:table-cell>
          <table:table-cell office:string-value="Lily" office:value-type="string">
            <text:p>Lily</text:p>
          </table:table-cell>
          <table:table-cell office:value="10.0" office:value-type="float">
            <text:p>10.0</text:p>
          </table:table-cell>
          <table:table-cell office:string-value="Shepherd chow mix" office:value-type="string">
            <text:p>Shepherd chow mix</text:p>
          </table:table-cell>
        </table:table-row>
        <table:table-row>
          <table:table-cell office:string-value="Sun Jul 21 20:55:28 EDT 2019" office:value-type="string">
            <text:p>Sun Jul 21 20:55:28 EDT 2019</text:p>
          </table:table-cell>
          <table:table-cell office:string-value="Dog" office:value-type="string">
            <text:p>Dog</text:p>
          </table:table-cell>
          <table:table-cell office:string-value="Butters" office:value-type="string">
            <text:p>Butters</text:p>
          </table:table-cell>
          <table:table-cell office:string-value="Butters" office:value-type="string">
            <text:p>Butters</text:p>
          </table:table-cell>
          <table:table-cell office:value="9.0" office:value-type="float">
            <text:p>9.0</text:p>
          </table:table-cell>
          <table:table-cell office:string-value="Shepherd Mix" office:value-type="string">
            <text:p>Shepherd Mix</text:p>
          </table:table-cell>
        </table:table-row>
        <table:table-row>
          <table:table-cell office:string-value="Sun Jul 21 20:55:56 EDT 2019" office:value-type="string">
            <text:p>Sun Jul 21 20:55:56 EDT 2019</text:p>
          </table:table-cell>
          <table:table-cell office:string-value="Dog" office:value-type="string">
            <text:p>Dog</text:p>
          </table:table-cell>
          <table:table-cell office:string-value="Marigold" office:value-type="string">
            <text:p>Marigold</text:p>
          </table:table-cell>
          <table:table-cell office:string-value="Marigold" office:value-type="string">
            <text:p>Marigold</text:p>
          </table:table-cell>
          <table:table-cell office:value="8.0" office:value-type="float">
            <text:p>8.0</text:p>
          </table:table-cell>
          <table:table-cell office:string-value="Heinz 57 mutt" office:value-type="string">
            <text:p>Heinz 57 mutt</text:p>
          </table:table-cell>
        </table:table-row>
        <table:table-row>
          <table:table-cell office:string-value="Sun Jul 21 20:55:56 EDT 2019" office:value-type="string">
            <text:p>Sun Jul 21 20:55:56 EDT 2019</text:p>
          </table:table-cell>
          <table:table-cell office:string-value="Dog" office:value-type="string">
            <text:p>Dog</text:p>
          </table:table-cell>
          <table:table-cell office:string-value="Prince Romeo" office:value-type="string">
            <text:p>Prince Romeo</text:p>
          </table:table-cell>
          <table:table-cell office:string-value="Romey" office:value-type="string">
            <text:p>Romey</text:p>
          </table:table-cell>
          <table:table-cell office:value="8.0" office:value-type="float">
            <text:p>8.0</text:p>
          </table:table-cell>
          <table:table-cell office:string-value="Miniature Pinscher" office:value-type="string">
            <text:p>Miniature Pinscher</text:p>
          </table:table-cell>
        </table:table-row>
        <table:table-row>
          <table:table-cell office:string-value="Sun Jul 21 20:56:23 EDT 2019" office:value-type="string">
            <text:p>Sun Jul 21 20:56:23 EDT 2019</text:p>
          </table:table-cell>
          <table:table-cell office:string-value="Cat" office:value-type="string">
            <text:p>Cat</text:p>
          </table:table-cell>
          <table:table-cell office:string-value="Teacher’s Pet" office:value-type="string">
            <text:p>Teacher’s Pet</text:p>
          </table:table-cell>
          <table:table-cell office:string-value="Teeps" office:value-type="string">
            <text:p>Teeps</text:p>
          </table:table-cell>
          <table:table-cell office:value="2.0" office:value-type="float">
            <text:p>2.0</text:p>
          </table:table-cell>
          <table:table-cell/>
        </table:table-row>
        <table:table-row>
          <table:table-cell office:string-value="Sun Jul 21 20:56:41 EDT 2019" office:value-type="string">
            <text:p>Sun Jul 21 20:56:41 EDT 2019</text:p>
          </table:table-cell>
          <table:table-cell office:string-value="Cat" office:value-type="string">
            <text:p>Cat</text:p>
          </table:table-cell>
          <table:table-cell office:string-value="Wimpy" office:value-type="string">
            <text:p>Wimpy</text:p>
          </table:table-cell>
          <table:table-cell office:string-value="Wimpy" office:value-type="string">
            <text:p>Wimpy</text:p>
          </table:table-cell>
          <table:table-cell office:value="2.0" office:value-type="float">
            <text:p>2.0</text:p>
          </table:table-cell>
          <table:table-cell/>
        </table:table-row>
        <table:table-row>
          <table:table-cell office:string-value="Sun Jul 21 20:56:54 EDT 2019" office:value-type="string">
            <text:p>Sun Jul 21 20:56:54 EDT 2019</text:p>
          </table:table-cell>
          <table:table-cell office:string-value="Cat" office:value-type="string">
            <text:p>Cat</text:p>
          </table:table-cell>
          <table:table-cell office:string-value="Lucy" office:value-type="string">
            <text:p>Lucy</text:p>
          </table:table-cell>
          <table:table-cell office:string-value="Lucy" office:value-type="string">
            <text:p>Lucy</text:p>
          </table:table-cell>
          <table:table-cell office:value="2.0" office:value-type="float">
            <text:p>2.0</text:p>
          </table:table-cell>
          <table:table-cell/>
        </table:table-row>
        <table:table-row>
          <table:table-cell office:string-value="Sun Jul 21 20:58:03 EDT 2019" office:value-type="string">
            <text:p>Sun Jul 21 20:58:03 EDT 2019</text:p>
          </table:table-cell>
          <table:table-cell office:string-value="Dog" office:value-type="string">
            <text:p>Dog</text:p>
          </table:table-cell>
          <table:table-cell office:string-value="Snickers the First, Head Woofer" office:value-type="string">
            <text:p>Snickers the First, Head Woofer</text:p>
          </table:table-cell>
          <table:table-cell office:string-value="Snickers" office:value-type="string">
            <text:p>Snickers</text:p>
          </table:table-cell>
          <table:table-cell office:value="6.0" office:value-type="float">
            <text:p>6.0</text:p>
          </table:table-cell>
          <table:table-cell office:string-value="Yorkiepoo" office:value-type="string">
            <text:p>Yorkiepoo</text:p>
          </table:table-cell>
        </table:table-row>
        <table:table-row>
          <table:table-cell office:string-value="Sun Jul 21 20:58:53 EDT 2019" office:value-type="string">
            <text:p>Sun Jul 21 20:58:53 EDT 2019</text:p>
          </table:table-cell>
          <table:table-cell office:string-value="Dog" office:value-type="string">
            <text:p>Dog</text:p>
          </table:table-cell>
          <table:table-cell office:string-value="Lucky" office:value-type="string">
            <text:p>Lucky</text:p>
          </table:table-cell>
          <table:table-cell office:string-value="Lucky" office:value-type="string">
            <text:p>Lucky</text:p>
          </table:table-cell>
          <table:table-cell office:value="3.0" office:value-type="float">
            <text:p>3.0</text:p>
          </table:table-cell>
          <table:table-cell office:string-value="Lab/blue heeler/mixed breed" office:value-type="string">
            <text:p>Lab/blue heeler/mixed breed</text:p>
          </table:table-cell>
        </table:table-row>
        <table:table-row>
          <table:table-cell office:string-value="Sun Jul 21 20:59:08 EDT 2019" office:value-type="string">
            <text:p>Sun Jul 21 20:59:08 EDT 2019</text:p>
          </table:table-cell>
          <table:table-cell office:string-value="Dog" office:value-type="string">
            <text:p>Dog</text:p>
          </table:table-cell>
          <table:table-cell office:string-value="Ares" office:value-type="string">
            <text:p>Ares</text:p>
          </table:table-cell>
          <table:table-cell office:string-value="Ares" office:value-type="string">
            <text:p>Ares</text:p>
          </table:table-cell>
          <table:table-cell office:value="8.0" office:value-type="float">
            <text:p>8.0</text:p>
          </table:table-cell>
          <table:table-cell office:string-value="Olde English Bulldog" office:value-type="string">
            <text:p>Olde English Bulldog</text:p>
          </table:table-cell>
        </table:table-row>
        <table:table-row>
          <table:table-cell office:string-value="Sun Jul 21 20:59:37 EDT 2019" office:value-type="string">
            <text:p>Sun Jul 21 20:59:37 EDT 2019</text:p>
          </table:table-cell>
          <table:table-cell office:string-value="Cat" office:value-type="string">
            <text:p>Cat</text:p>
          </table:table-cell>
          <table:table-cell office:string-value="Skylar " office:value-type="string">
            <text:p>Skylar </text:p>
          </table:table-cell>
          <table:table-cell office:string-value="Sweet boii, my beautiful baby boy" office:value-type="string">
            <text:p>Sweet boii, my beautiful baby boy</text:p>
          </table:table-cell>
          <table:table-cell office:value="3.0" office:value-type="float">
            <text:p>3.0</text:p>
          </table:table-cell>
          <table:table-cell/>
        </table:table-row>
        <table:table-row>
          <table:table-cell office:string-value="Sun Jul 21 20:59:41 EDT 2019" office:value-type="string">
            <text:p>Sun Jul 21 20:59:41 EDT 2019</text:p>
          </table:table-cell>
          <table:table-cell office:string-value="Dog" office:value-type="string">
            <text:p>Dog</text:p>
          </table:table-cell>
          <table:table-cell office:string-value="Maximillian " office:value-type="string">
            <text:p>Maximillian </text:p>
          </table:table-cell>
          <table:table-cell office:string-value="Max" office:value-type="string">
            <text:p>Max</text:p>
          </table:table-cell>
          <table:table-cell office:value="13.0" office:value-type="float">
            <text:p>13.0</text:p>
          </table:table-cell>
          <table:table-cell office:string-value="Golden retriever " office:value-type="string">
            <text:p>Golden retriever </text:p>
          </table:table-cell>
        </table:table-row>
        <table:table-row>
          <table:table-cell office:string-value="Sun Jul 21 20:59:43 EDT 2019" office:value-type="string">
            <text:p>Sun Jul 21 20:59:43 EDT 2019</text:p>
          </table:table-cell>
          <table:table-cell office:string-value="Dog" office:value-type="string">
            <text:p>Dog</text:p>
          </table:table-cell>
          <table:table-cell office:string-value="Rogue" office:value-type="string">
            <text:p>Rogue</text:p>
          </table:table-cell>
          <table:table-cell office:string-value="Rogue" office:value-type="string">
            <text:p>Rogue</text:p>
          </table:table-cell>
          <table:table-cell office:value="6.0" office:value-type="float">
            <text:p>6.0</text:p>
          </table:table-cell>
          <table:table-cell office:string-value="Border collie/weimerheimer/mixed breed" office:value-type="string">
            <text:p>Border collie/weimerheimer/mixed breed</text:p>
          </table:table-cell>
        </table:table-row>
        <table:table-row>
          <table:table-cell office:string-value="Sun Jul 21 21:00:34 EDT 2019" office:value-type="string">
            <text:p>Sun Jul 21 21:00:34 EDT 2019</text:p>
          </table:table-cell>
          <table:table-cell office:string-value="Cat" office:value-type="string">
            <text:p>Cat</text:p>
          </table:table-cell>
          <table:table-cell office:string-value="Sweety" office:value-type="string">
            <text:p>Sweety</text:p>
          </table:table-cell>
          <table:table-cell office:string-value="Sweety" office:value-type="string">
            <text:p>Sweety</text:p>
          </table:table-cell>
          <table:table-cell office:string-value="Unknown " office:value-type="string">
            <text:p>Unknown </text:p>
          </table:table-cell>
          <table:table-cell office:string-value="Domestic longhair " office:value-type="string">
            <text:p>Domestic longhair </text:p>
          </table:table-cell>
        </table:table-row>
        <table:table-row>
          <table:table-cell office:string-value="Sun Jul 21 21:00:56 EDT 2019" office:value-type="string">
            <text:p>Sun Jul 21 21:00:56 EDT 2019</text:p>
          </table:table-cell>
          <table:table-cell office:string-value="Cat" office:value-type="string">
            <text:p>Cat</text:p>
          </table:table-cell>
          <table:table-cell office:string-value="Benny" office:value-type="string">
            <text:p>Benny</text:p>
          </table:table-cell>
          <table:table-cell office:string-value="Ben" office:value-type="string">
            <text:p>Ben</text:p>
          </table:table-cell>
          <table:table-cell office:string-value="4 years " office:value-type="string">
            <text:p>4 years </text:p>
          </table:table-cell>
          <table:table-cell office:string-value="Domestic shorthair " office:value-type="string">
            <text:p>Domestic shorthair </text:p>
          </table:table-cell>
        </table:table-row>
        <table:table-row>
          <table:table-cell office:string-value="Sun Jul 21 21:00:57 EDT 2019" office:value-type="string">
            <text:p>Sun Jul 21 21:00:57 EDT 2019</text:p>
          </table:table-cell>
          <table:table-cell office:string-value="Dog" office:value-type="string">
            <text:p>Dog</text:p>
          </table:table-cell>
          <table:table-cell office:string-value="Ace" office:value-type="string">
            <text:p>Ace</text:p>
          </table:table-cell>
          <table:table-cell/>
          <table:table-cell office:value="1.0" office:value-type="float">
            <text:p>1.0</text:p>
          </table:table-cell>
          <table:table-cell office:string-value="American Hairless Terrier " office:value-type="string">
            <text:p>American Hairless Terrier </text:p>
          </table:table-cell>
        </table:table-row>
        <table:table-row>
          <table:table-cell office:string-value="Sun Jul 21 21:01:22 EDT 2019" office:value-type="string">
            <text:p>Sun Jul 21 21:01:22 EDT 2019</text:p>
          </table:table-cell>
          <table:table-cell office:string-value="Dog" office:value-type="string">
            <text:p>Dog</text:p>
          </table:table-cell>
          <table:table-cell office:string-value="Ava" office:value-type="string">
            <text:p>Ava</text:p>
          </table:table-cell>
          <table:table-cell/>
          <table:table-cell office:value="4.0" office:value-type="float">
            <text:p>4.0</text:p>
          </table:table-cell>
          <table:table-cell office:string-value="American Hairless Terrier" office:value-type="string">
            <text:p>American Hairless Terrier</text:p>
          </table:table-cell>
        </table:table-row>
        <table:table-row>
          <table:table-cell office:string-value="Sun Jul 21 21:01:46 EDT 2019" office:value-type="string">
            <text:p>Sun Jul 21 21:01:46 EDT 2019</text:p>
          </table:table-cell>
          <table:table-cell office:string-value="Dog" office:value-type="string">
            <text:p>Dog</text:p>
          </table:table-cell>
          <table:table-cell office:string-value="Winnifred" office:value-type="string">
            <text:p>Winnifred</text:p>
          </table:table-cell>
          <table:table-cell office:string-value="Winnie" office:value-type="string">
            <text:p>Winnie</text:p>
          </table:table-cell>
          <table:table-cell office:value="6.0" office:value-type="float">
            <text:p>6.0</text:p>
          </table:table-cell>
          <table:table-cell office:string-value="Shitzu/poodle mix" office:value-type="string">
            <text:p>Shitzu/poodle mix</text:p>
          </table:table-cell>
        </table:table-row>
        <table:table-row>
          <table:table-cell office:string-value="Sun Jul 21 21:02:35 EDT 2019" office:value-type="string">
            <text:p>Sun Jul 21 21:02:35 EDT 2019</text:p>
          </table:table-cell>
          <table:table-cell office:string-value="Dog" office:value-type="string">
            <text:p>Dog</text:p>
          </table:table-cell>
          <table:table-cell office:string-value="Mika " office:value-type="string">
            <text:p>Mika </text:p>
          </table:table-cell>
          <table:table-cell office:string-value="Mika" office:value-type="string">
            <text:p>Mika</text:p>
          </table:table-cell>
          <table:table-cell office:value="8.0" office:value-type="float">
            <text:p>8.0</text:p>
          </table:table-cell>
          <table:table-cell office:string-value="Pitbull &amp; Lab mix" office:value-type="string">
            <text:p>Pitbull &amp; Lab mix</text:p>
          </table:table-cell>
        </table:table-row>
        <table:table-row>
          <table:table-cell office:string-value="Sun Jul 21 21:03:21 EDT 2019" office:value-type="string">
            <text:p>Sun Jul 21 21:03:21 EDT 2019</text:p>
          </table:table-cell>
          <table:table-cell office:string-value="Dog" office:value-type="string">
            <text:p>Dog</text:p>
          </table:table-cell>
          <table:table-cell office:string-value="Charlie Elizabeth Begonias " office:value-type="string">
            <text:p>Charlie Elizabeth Begonias </text:p>
          </table:table-cell>
          <table:table-cell office:string-value="Charlie " office:value-type="string">
            <text:p>Charlie </text:p>
          </table:table-cell>
          <table:table-cell office:value="5.0" office:value-type="float">
            <text:p>5.0</text:p>
          </table:table-cell>
          <table:table-cell office:string-value="Labradoodle " office:value-type="string">
            <text:p>Labradoodle </text:p>
          </table:table-cell>
        </table:table-row>
        <table:table-row>
          <table:table-cell office:string-value="Sun Jul 21 21:04:15 EDT 2019" office:value-type="string">
            <text:p>Sun Jul 21 21:04:15 EDT 2019</text:p>
          </table:table-cell>
          <table:table-cell office:string-value="Dog" office:value-type="string">
            <text:p>Dog</text:p>
          </table:table-cell>
          <table:table-cell office:string-value="Jack Ass" office:value-type="string">
            <text:p>Jack Ass</text:p>
          </table:table-cell>
          <table:table-cell office:string-value="Jack, Jackie" office:value-type="string">
            <text:p>Jack, Jackie</text:p>
          </table:table-cell>
          <table:table-cell office:value="5.0" office:value-type="float">
            <text:p>5.0</text:p>
          </table:table-cell>
          <table:table-cell office:string-value="Border Collie Australian shepherd mix " office:value-type="string">
            <text:p>Border Collie Australian shepherd mix </text:p>
          </table:table-cell>
        </table:table-row>
        <table:table-row>
          <table:table-cell office:string-value="Sun Jul 21 21:05:02 EDT 2019" office:value-type="string">
            <text:p>Sun Jul 21 21:05:02 EDT 2019</text:p>
          </table:table-cell>
          <table:table-cell office:string-value="Cat" office:value-type="string">
            <text:p>Cat</text:p>
          </table:table-cell>
          <table:table-cell office:string-value="Bean" office:value-type="string">
            <text:p>Bean</text:p>
          </table:table-cell>
          <table:table-cell office:string-value="Cat" office:value-type="string">
            <text:p>Cat</text:p>
          </table:table-cell>
          <table:table-cell office:value="7.0" office:value-type="float">
            <text:p>7.0</text:p>
          </table:table-cell>
          <table:table-cell/>
        </table:table-row>
        <table:table-row>
          <table:table-cell office:string-value="Sun Jul 21 21:05:33 EDT 2019" office:value-type="string">
            <text:p>Sun Jul 21 21:05:33 EDT 2019</text:p>
          </table:table-cell>
          <table:table-cell office:string-value="Cat" office:value-type="string">
            <text:p>Cat</text:p>
          </table:table-cell>
          <table:table-cell office:string-value="Skipps" office:value-type="string">
            <text:p>Skipps</text:p>
          </table:table-cell>
          <table:table-cell office:string-value="Skipper" office:value-type="string">
            <text:p>Skipper</text:p>
          </table:table-cell>
          <table:table-cell office:value="1.0" office:value-type="float">
            <text:p>1.0</text:p>
          </table:table-cell>
          <table:table-cell/>
        </table:table-row>
        <table:table-row>
          <table:table-cell office:string-value="Sun Jul 21 21:06:08 EDT 2019" office:value-type="string">
            <text:p>Sun Jul 21 21:06:08 EDT 2019</text:p>
          </table:table-cell>
          <table:table-cell office:string-value="Cat" office:value-type="string">
            <text:p>Cat</text:p>
          </table:table-cell>
          <table:table-cell office:string-value="Carly Q Cat" office:value-type="string">
            <text:p>Carly Q Cat</text:p>
          </table:table-cell>
          <table:table-cell office:string-value="Carl" office:value-type="string">
            <text:p>Carl</text:p>
          </table:table-cell>
          <table:table-cell office:value="5.0" office:value-type="float">
            <text:p>5.0</text:p>
          </table:table-cell>
          <table:table-cell/>
        </table:table-row>
        <table:table-row>
          <table:table-cell office:string-value="Sun Jul 21 21:06:44 EDT 2019" office:value-type="string">
            <text:p>Sun Jul 21 21:06:44 EDT 2019</text:p>
          </table:table-cell>
          <table:table-cell office:string-value="Dog" office:value-type="string">
            <text:p>Dog</text:p>
          </table:table-cell>
          <table:table-cell office:string-value="Dan" office:value-type="string">
            <text:p>Dan</text:p>
          </table:table-cell>
          <table:table-cell office:string-value="Digger" office:value-type="string">
            <text:p>Digger</text:p>
          </table:table-cell>
          <table:table-cell office:value="13.0" office:value-type="float">
            <text:p>13.0</text:p>
          </table:table-cell>
          <table:table-cell office:string-value="pug" office:value-type="string">
            <text:p>pug</text:p>
          </table:table-cell>
        </table:table-row>
        <table:table-row>
          <table:table-cell office:string-value="Sun Jul 21 21:07:24 EDT 2019" office:value-type="string">
            <text:p>Sun Jul 21 21:07:24 EDT 2019</text:p>
          </table:table-cell>
          <table:table-cell office:string-value="Dog" office:value-type="string">
            <text:p>Dog</text:p>
          </table:table-cell>
          <table:table-cell office:string-value="Koko" office:value-type="string">
            <text:p>Koko</text:p>
          </table:table-cell>
          <table:table-cell office:string-value="Koko" office:value-type="string">
            <text:p>Koko</text:p>
          </table:table-cell>
          <table:table-cell office:value="4.0" office:value-type="float">
            <text:p>4.0</text:p>
          </table:table-cell>
          <table:table-cell office:string-value="French Bulldog" office:value-type="string">
            <text:p>French Bulldog</text:p>
          </table:table-cell>
        </table:table-row>
        <table:table-row>
          <table:table-cell office:string-value="Sun Jul 21 21:07:41 EDT 2019" office:value-type="string">
            <text:p>Sun Jul 21 21:07:41 EDT 2019</text:p>
          </table:table-cell>
          <table:table-cell office:string-value="Dog" office:value-type="string">
            <text:p>Dog</text:p>
          </table:table-cell>
          <table:table-cell office:string-value="Archibald" office:value-type="string">
            <text:p>Archibald</text:p>
          </table:table-cell>
          <table:table-cell office:string-value="Archie" office:value-type="string">
            <text:p>Archie</text:p>
          </table:table-cell>
          <table:table-cell office:value="2.0" office:value-type="float">
            <text:p>2.0</text:p>
          </table:table-cell>
          <table:table-cell office:string-value="Golden retriever " office:value-type="string">
            <text:p>Golden retriever </text:p>
          </table:table-cell>
        </table:table-row>
        <table:table-row>
          <table:table-cell office:string-value="Sun Jul 21 21:07:48 EDT 2019" office:value-type="string">
            <text:p>Sun Jul 21 21:07:48 EDT 2019</text:p>
          </table:table-cell>
          <table:table-cell office:string-value="Dog" office:value-type="string">
            <text:p>Dog</text:p>
          </table:table-cell>
          <table:table-cell office:string-value="Sassie" office:value-type="string">
            <text:p>Sassie</text:p>
          </table:table-cell>
          <table:table-cell office:string-value="Sassie" office:value-type="string">
            <text:p>Sassie</text:p>
          </table:table-cell>
          <table:table-cell office:value="19.0" office:value-type="float">
            <text:p>19.0</text:p>
          </table:table-cell>
          <table:table-cell office:string-value="Poodle" office:value-type="string">
            <text:p>Poodle</text:p>
          </table:table-cell>
        </table:table-row>
        <table:table-row>
          <table:table-cell office:string-value="Sun Jul 21 21:08:10 EDT 2019" office:value-type="string">
            <text:p>Sun Jul 21 21:08:10 EDT 2019</text:p>
          </table:table-cell>
          <table:table-cell office:string-value="Dog" office:value-type="string">
            <text:p>Dog</text:p>
          </table:table-cell>
          <table:table-cell office:string-value="Zoe" office:value-type="string">
            <text:p>Zoe</text:p>
          </table:table-cell>
          <table:table-cell office:string-value="Zoe" office:value-type="string">
            <text:p>Zoe</text:p>
          </table:table-cell>
          <table:table-cell office:value="12.0" office:value-type="float">
            <text:p>12.0</text:p>
          </table:table-cell>
          <table:table-cell office:string-value="Shitzu-Poodle" office:value-type="string">
            <text:p>Shitzu-Poodle</text:p>
          </table:table-cell>
        </table:table-row>
        <table:table-row>
          <table:table-cell office:string-value="Sun Jul 21 21:09:22 EDT 2019" office:value-type="string">
            <text:p>Sun Jul 21 21:09:22 EDT 2019</text:p>
          </table:table-cell>
          <table:table-cell office:string-value="Dog" office:value-type="string">
            <text:p>Dog</text:p>
          </table:table-cell>
          <table:table-cell office:string-value="Bobo" office:value-type="string">
            <text:p>Bobo</text:p>
          </table:table-cell>
          <table:table-cell office:string-value="Bobes " office:value-type="string">
            <text:p>Bobes </text:p>
          </table:table-cell>
          <table:table-cell office:value="10.0" office:value-type="float">
            <text:p>10.0</text:p>
          </table:table-cell>
          <table:table-cell office:string-value="Mutt" office:value-type="string">
            <text:p>Mutt</text:p>
          </table:table-cell>
        </table:table-row>
        <table:table-row>
          <table:table-cell office:string-value="Sun Jul 21 21:09:51 EDT 2019" office:value-type="string">
            <text:p>Sun Jul 21 21:09:51 EDT 2019</text:p>
          </table:table-cell>
          <table:table-cell office:string-value="Cat" office:value-type="string">
            <text:p>Cat</text:p>
          </table:table-cell>
          <table:table-cell office:string-value="Sofi" office:value-type="string">
            <text:p>Sofi</text:p>
          </table:table-cell>
          <table:table-cell office:string-value="Sofi May Bofi" office:value-type="string">
            <text:p>Sofi May Bofi</text:p>
          </table:table-cell>
          <table:table-cell office:value="2.0" office:value-type="float">
            <text:p>2.0</text:p>
          </table:table-cell>
          <table:table-cell office:string-value="Calico" office:value-type="string">
            <text:p>Calico</text:p>
          </table:table-cell>
        </table:table-row>
        <table:table-row>
          <table:table-cell office:string-value="Sun Jul 21 21:11:03 EDT 2019" office:value-type="string">
            <text:p>Sun Jul 21 21:11:03 EDT 2019</text:p>
          </table:table-cell>
          <table:table-cell office:string-value="Dog" office:value-type="string">
            <text:p>Dog</text:p>
          </table:table-cell>
          <table:table-cell office:string-value="Isiah Thomas" office:value-type="string">
            <text:p>Isiah Thomas</text:p>
          </table:table-cell>
          <table:table-cell office:string-value="Izzy" office:value-type="string">
            <text:p>Izzy</text:p>
          </table:table-cell>
          <table:table-cell office:string-value="3 months" office:value-type="string">
            <text:p>3 months</text:p>
          </table:table-cell>
          <table:table-cell office:string-value="Mainecoon" office:value-type="string">
            <text:p>Mainecoon</text:p>
          </table:table-cell>
        </table:table-row>
        <table:table-row>
          <table:table-cell office:string-value="Sun Jul 21 21:11:45 EDT 2019" office:value-type="string">
            <text:p>Sun Jul 21 21:11:45 EDT 2019</text:p>
          </table:table-cell>
          <table:table-cell office:string-value="Dog" office:value-type="string">
            <text:p>Dog</text:p>
          </table:table-cell>
          <table:table-cell office:string-value="Sir Pete the Pup" office:value-type="string">
            <text:p>Sir Pete the Pup</text:p>
          </table:table-cell>
          <table:table-cell office:string-value="Pete" office:value-type="string">
            <text:p>Pete</text:p>
          </table:table-cell>
          <table:table-cell office:value="12.0" office:value-type="float">
            <text:p>12.0</text:p>
          </table:table-cell>
          <table:table-cell office:string-value="chihuahua" office:value-type="string">
            <text:p>chihuahua</text:p>
          </table:table-cell>
        </table:table-row>
        <table:table-row>
          <table:table-cell office:string-value="Sun Jul 21 21:11:58 EDT 2019" office:value-type="string">
            <text:p>Sun Jul 21 21:11:58 EDT 2019</text:p>
          </table:table-cell>
          <table:table-cell office:string-value="Dog" office:value-type="string">
            <text:p>Dog</text:p>
          </table:table-cell>
          <table:table-cell office:string-value="Roux Stir" office:value-type="string">
            <text:p>Roux Stir</text:p>
          </table:table-cell>
          <table:table-cell office:string-value="Roux" office:value-type="string">
            <text:p>Roux</text:p>
          </table:table-cell>
          <table:table-cell office:value="8.0" office:value-type="float">
            <text:p>8.0</text:p>
          </table:table-cell>
          <table:table-cell office:string-value="Catahoula mix" office:value-type="string">
            <text:p>Catahoula mix</text:p>
          </table:table-cell>
        </table:table-row>
        <table:table-row>
          <table:table-cell office:string-value="Sun Jul 21 21:12:25 EDT 2019" office:value-type="string">
            <text:p>Sun Jul 21 21:12:25 EDT 2019</text:p>
          </table:table-cell>
          <table:table-cell office:string-value="Dog" office:value-type="string">
            <text:p>Dog</text:p>
          </table:table-cell>
          <table:table-cell office:string-value="Lucy Scramble " office:value-type="string">
            <text:p>Lucy Scramble </text:p>
          </table:table-cell>
          <table:table-cell office:string-value="Lucy" office:value-type="string">
            <text:p>Lucy</text:p>
          </table:table-cell>
          <table:table-cell office:value="5.0" office:value-type="float">
            <text:p>5.0</text:p>
          </table:table-cell>
          <table:table-cell office:string-value="Boxer" office:value-type="string">
            <text:p>Boxer</text:p>
          </table:table-cell>
        </table:table-row>
        <table:table-row>
          <table:table-cell office:string-value="Sun Jul 21 21:13:17 EDT 2019" office:value-type="string">
            <text:p>Sun Jul 21 21:13:17 EDT 2019</text:p>
          </table:table-cell>
          <table:table-cell office:string-value="Dog" office:value-type="string">
            <text:p>Dog</text:p>
          </table:table-cell>
          <table:table-cell office:string-value="Junebug " office:value-type="string">
            <text:p>Junebug </text:p>
          </table:table-cell>
          <table:table-cell office:string-value="Junebug" office:value-type="string">
            <text:p>Junebug</text:p>
          </table:table-cell>
          <table:table-cell office:value="10.0" office:value-type="float">
            <text:p>10.0</text:p>
          </table:table-cell>
          <table:table-cell office:string-value="Shepard mix" office:value-type="string">
            <text:p>Shepard mix</text:p>
          </table:table-cell>
        </table:table-row>
        <table:table-row>
          <table:table-cell office:string-value="Sun Jul 21 21:13:25 EDT 2019" office:value-type="string">
            <text:p>Sun Jul 21 21:13:25 EDT 2019</text:p>
          </table:table-cell>
          <table:table-cell office:string-value="Dog" office:value-type="string">
            <text:p>Dog</text:p>
          </table:table-cell>
          <table:table-cell office:string-value="Crinkle" office:value-type="string">
            <text:p>Crinkle</text:p>
          </table:table-cell>
          <table:table-cell office:string-value="Crink-a-dink" office:value-type="string">
            <text:p>Crink-a-dink</text:p>
          </table:table-cell>
          <table:table-cell office:value="7.0" office:value-type="float">
            <text:p>7.0</text:p>
          </table:table-cell>
          <table:table-cell office:string-value="Rhodesian ridgeback " office:value-type="string">
            <text:p>Rhodesian ridgeback </text:p>
          </table:table-cell>
        </table:table-row>
        <table:table-row>
          <table:table-cell office:string-value="Sun Jul 21 21:17:44 EDT 2019" office:value-type="string">
            <text:p>Sun Jul 21 21:17:44 EDT 2019</text:p>
          </table:table-cell>
          <table:table-cell office:string-value="Frog" office:value-type="string">
            <text:p>Frog</text:p>
          </table:table-cell>
          <table:table-cell office:string-value="George" office:value-type="string">
            <text:p>George</text:p>
          </table:table-cell>
          <table:table-cell office:string-value="George" office:value-type="string">
            <text:p>George</text:p>
          </table:table-cell>
          <table:table-cell office:string-value="Unknown" office:value-type="string">
            <text:p>Unknown</text:p>
          </table:table-cell>
          <table:table-cell office:string-value="Metamorphic" office:value-type="string">
            <text:p>Metamorphic</text:p>
          </table:table-cell>
        </table:table-row>
        <table:table-row>
          <table:table-cell office:string-value="Sun Jul 21 21:18:58 EDT 2019" office:value-type="string">
            <text:p>Sun Jul 21 21:18:58 EDT 2019</text:p>
          </table:table-cell>
          <table:table-cell office:string-value="Dog" office:value-type="string">
            <text:p>Dog</text:p>
          </table:table-cell>
          <table:table-cell office:string-value="Smokey" office:value-type="string">
            <text:p>Smokey</text:p>
          </table:table-cell>
          <table:table-cell office:string-value="Spooky" office:value-type="string">
            <text:p>Spooky</text:p>
          </table:table-cell>
          <table:table-cell office:value="14.0" office:value-type="float">
            <text:p>14.0</text:p>
          </table:table-cell>
          <table:table-cell office:string-value="Mutt" office:value-type="string">
            <text:p>Mutt</text:p>
          </table:table-cell>
        </table:table-row>
        <table:table-row>
          <table:table-cell office:string-value="Sun Jul 21 21:19:25 EDT 2019" office:value-type="string">
            <text:p>Sun Jul 21 21:19:25 EDT 2019</text:p>
          </table:table-cell>
          <table:table-cell office:string-value="Dog" office:value-type="string">
            <text:p>Dog</text:p>
          </table:table-cell>
          <table:table-cell office:string-value="Daisy May" office:value-type="string">
            <text:p>Daisy May</text:p>
          </table:table-cell>
          <table:table-cell office:string-value="Daisy " office:value-type="string">
            <text:p>Daisy </text:p>
          </table:table-cell>
          <table:table-cell office:value="3.0" office:value-type="float">
            <text:p>3.0</text:p>
          </table:table-cell>
          <table:table-cell office:string-value="Lab mix " office:value-type="string">
            <text:p>Lab mix </text:p>
          </table:table-cell>
        </table:table-row>
        <table:table-row>
          <table:table-cell office:string-value="Sun Jul 21 21:20:10 EDT 2019" office:value-type="string">
            <text:p>Sun Jul 21 21:20:10 EDT 2019</text:p>
          </table:table-cell>
          <table:table-cell office:string-value="Dog" office:value-type="string">
            <text:p>Dog</text:p>
          </table:table-cell>
          <table:table-cell office:string-value="Crimson" office:value-type="string">
            <text:p>Crimson</text:p>
          </table:table-cell>
          <table:table-cell office:string-value="Crimson" office:value-type="string">
            <text:p>Crimson</text:p>
          </table:table-cell>
          <table:table-cell office:value="9.0" office:value-type="float">
            <text:p>9.0</text:p>
          </table:table-cell>
          <table:table-cell office:string-value="Beagle &amp; Lab/German Shepherd mix" office:value-type="string">
            <text:p>Beagle &amp; Lab/German Shepherd mix</text:p>
          </table:table-cell>
        </table:table-row>
        <table:table-row>
          <table:table-cell office:string-value="Sun Jul 21 21:20:33 EDT 2019" office:value-type="string">
            <text:p>Sun Jul 21 21:20:33 EDT 2019</text:p>
          </table:table-cell>
          <table:table-cell office:string-value="Dog" office:value-type="string">
            <text:p>Dog</text:p>
          </table:table-cell>
          <table:table-cell office:string-value="Tide" office:value-type="string">
            <text:p>Tide</text:p>
          </table:table-cell>
          <table:table-cell office:string-value="Tide Dog" office:value-type="string">
            <text:p>Tide Dog</text:p>
          </table:table-cell>
          <table:table-cell office:value="9.0" office:value-type="float">
            <text:p>9.0</text:p>
          </table:table-cell>
          <table:table-cell office:string-value="Beagle &amp; Lab/German Shepherd mix" office:value-type="string">
            <text:p>Beagle &amp; Lab/German Shepherd mix</text:p>
          </table:table-cell>
        </table:table-row>
        <table:table-row>
          <table:table-cell office:string-value="Sun Jul 21 21:21:55 EDT 2019" office:value-type="string">
            <text:p>Sun Jul 21 21:21:55 EDT 2019</text:p>
          </table:table-cell>
          <table:table-cell office:string-value="Card Board Poster " office:value-type="string">
            <text:p>Card Board Poster </text:p>
          </table:table-cell>
          <table:table-cell office:string-value="Kendall Jenner " office:value-type="string">
            <text:p>Kendall Jenner </text:p>
          </table:table-cell>
          <table:table-cell office:string-value="Ken" office:value-type="string">
            <text:p>Ken</text:p>
          </table:table-cell>
          <table:table-cell office:value="23.0" office:value-type="float">
            <text:p>23.0</text:p>
          </table:table-cell>
          <table:table-cell office:string-value="Human " office:value-type="string">
            <text:p>Human </text:p>
          </table:table-cell>
        </table:table-row>
        <table:table-row>
          <table:table-cell office:string-value="Sun Jul 21 21:21:17 EDT 2019" office:value-type="string">
            <text:p>Sun Jul 21 21:21:17 EDT 2019</text:p>
          </table:table-cell>
          <table:table-cell office:string-value="Dog" office:value-type="string">
            <text:p>Dog</text:p>
          </table:table-cell>
          <table:table-cell office:string-value="Sophie" office:value-type="string">
            <text:p>Sophie</text:p>
          </table:table-cell>
          <table:table-cell office:string-value="Sophie" office:value-type="string">
            <text:p>Sophie</text:p>
          </table:table-cell>
          <table:table-cell office:value="10.0" office:value-type="float">
            <text:p>10.0</text:p>
          </table:table-cell>
          <table:table-cell office:string-value="Lab &amp; Jack Russell Mix" office:value-type="string">
            <text:p>Lab &amp; Jack Russell Mix</text:p>
          </table:table-cell>
        </table:table-row>
        <table:table-row>
          <table:table-cell office:string-value="Sun Jul 21 21:21:17 EDT 2019" office:value-type="string">
            <text:p>Sun Jul 21 21:21:17 EDT 2019</text:p>
          </table:table-cell>
          <table:table-cell office:string-value="Dog" office:value-type="string">
            <text:p>Dog</text:p>
          </table:table-cell>
          <table:table-cell office:string-value="Sir Nigel Petrie of the Poofybottom Clan" office:value-type="string">
            <text:p>Sir Nigel Petrie of the Poofybottom Clan</text:p>
          </table:table-cell>
          <table:table-cell office:string-value="Nigel" office:value-type="string">
            <text:p>Nigel</text:p>
          </table:table-cell>
          <table:table-cell office:value="12.0" office:value-type="float">
            <text:p>12.0</text:p>
          </table:table-cell>
          <table:table-cell office:string-value="Pomeranian/terrier mix" office:value-type="string">
            <text:p>Pomeranian/terrier mix</text:p>
          </table:table-cell>
        </table:table-row>
        <table:table-row>
          <table:table-cell office:string-value="Sun Jul 21 21:23:39 EDT 2019" office:value-type="string">
            <text:p>Sun Jul 21 21:23:39 EDT 2019</text:p>
          </table:table-cell>
          <table:table-cell office:string-value="Dog" office:value-type="string">
            <text:p>Dog</text:p>
          </table:table-cell>
          <table:table-cell office:string-value="Tobi" office:value-type="string">
            <text:p>Tobi</text:p>
          </table:table-cell>
          <table:table-cell office:string-value="Bobo, Tib Tob, Tibbi Bibbi, Corn Chip" office:value-type="string">
            <text:p>Bobo, Tib Tob, Tibbi Bibbi, Corn Chip</text:p>
          </table:table-cell>
          <table:table-cell office:value="10.0" office:value-type="float">
            <text:p>10.0</text:p>
          </table:table-cell>
          <table:table-cell office:string-value="Newfoundland/St. Bernard" office:value-type="string">
            <text:p>Newfoundland/St. Bernard</text:p>
          </table:table-cell>
        </table:table-row>
        <table:table-row>
          <table:table-cell office:string-value="Sun Jul 21 21:24:35 EDT 2019" office:value-type="string">
            <text:p>Sun Jul 21 21:24:35 EDT 2019</text:p>
          </table:table-cell>
          <table:table-cell office:string-value="Dog" office:value-type="string">
            <text:p>Dog</text:p>
          </table:table-cell>
          <table:table-cell office:string-value="Bruin " office:value-type="string">
            <text:p>Bruin </text:p>
          </table:table-cell>
          <table:table-cell office:string-value="Bru " office:value-type="string">
            <text:p>Bru </text:p>
          </table:table-cell>
          <table:table-cell office:value="7.0" office:value-type="float">
            <text:p>7.0</text:p>
          </table:table-cell>
          <table:table-cell office:string-value="Golden retriever " office:value-type="string">
            <text:p>Golden retriever </text:p>
          </table:table-cell>
        </table:table-row>
        <table:table-row>
          <table:table-cell office:string-value="Sun Jul 21 21:26:37 EDT 2019" office:value-type="string">
            <text:p>Sun Jul 21 21:26:37 EDT 2019</text:p>
          </table:table-cell>
          <table:table-cell office:string-value="Dog" office:value-type="string">
            <text:p>Dog</text:p>
          </table:table-cell>
          <table:table-cell office:string-value="Lucinda Jean" office:value-type="string">
            <text:p>Lucinda Jean</text:p>
          </table:table-cell>
          <table:table-cell office:string-value="Lucy" office:value-type="string">
            <text:p>Lucy</text:p>
          </table:table-cell>
          <table:table-cell office:value="1.0" office:value-type="float">
            <text:p>1.0</text:p>
          </table:table-cell>
          <table:table-cell office:string-value="Golden Retriever" office:value-type="string">
            <text:p>Golden Retriever</text:p>
          </table:table-cell>
        </table:table-row>
        <table:table-row>
          <table:table-cell office:string-value="Sun Jul 21 21:27:05 EDT 2019" office:value-type="string">
            <text:p>Sun Jul 21 21:27:05 EDT 2019</text:p>
          </table:table-cell>
          <table:table-cell office:string-value="Dog" office:value-type="string">
            <text:p>Dog</text:p>
          </table:table-cell>
          <table:table-cell office:string-value="Dave" office:value-type="string">
            <text:p>Dave</text:p>
          </table:table-cell>
          <table:table-cell office:string-value="Dave" office:value-type="string">
            <text:p>Dave</text:p>
          </table:table-cell>
          <table:table-cell office:value="4.5" office:value-type="float">
            <text:p>4.5</text:p>
          </table:table-cell>
          <table:table-cell office:string-value="Golden Retriever " office:value-type="string">
            <text:p>Golden Retriever </text:p>
          </table:table-cell>
        </table:table-row>
        <table:table-row>
          <table:table-cell office:string-value="Sun Jul 21 21:28:50 EDT 2019" office:value-type="string">
            <text:p>Sun Jul 21 21:28:50 EDT 2019</text:p>
          </table:table-cell>
          <table:table-cell office:string-value="Dog" office:value-type="string">
            <text:p>Dog</text:p>
          </table:table-cell>
          <table:table-cell office:string-value="Harper Valley" office:value-type="string">
            <text:p>Harper Valley</text:p>
          </table:table-cell>
          <table:table-cell office:string-value="Harper" office:value-type="string">
            <text:p>Harper</text:p>
          </table:table-cell>
          <table:table-cell office:string-value="3 months " office:value-type="string">
            <text:p>3 months </text:p>
          </table:table-cell>
          <table:table-cell office:string-value="Dachshund " office:value-type="string">
            <text:p>Dachshund </text:p>
          </table:table-cell>
        </table:table-row>
        <table:table-row>
          <table:table-cell office:string-value="Sun Jul 21 21:29:31 EDT 2019" office:value-type="string">
            <text:p>Sun Jul 21 21:29:31 EDT 2019</text:p>
          </table:table-cell>
          <table:table-cell office:string-value="Cat" office:value-type="string">
            <text:p>Cat</text:p>
          </table:table-cell>
          <table:table-cell office:string-value="calleigh Marie " office:value-type="string">
            <text:p>calleigh Marie </text:p>
          </table:table-cell>
          <table:table-cell office:string-value="Calleigh" office:value-type="string">
            <text:p>Calleigh</text:p>
          </table:table-cell>
          <table:table-cell office:value="14.0" office:value-type="float">
            <text:p>14.0</text:p>
          </table:table-cell>
          <table:table-cell office:string-value="Dsh " office:value-type="string">
            <text:p>Dsh </text:p>
          </table:table-cell>
        </table:table-row>
        <table:table-row>
          <table:table-cell office:string-value="Sun Jul 21 21:29:36 EDT 2019" office:value-type="string">
            <text:p>Sun Jul 21 21:29:36 EDT 2019</text:p>
          </table:table-cell>
          <table:table-cell office:string-value="Dog" office:value-type="string">
            <text:p>Dog</text:p>
          </table:table-cell>
          <table:table-cell office:string-value="Buster Brown" office:value-type="string">
            <text:p>Buster Brown</text:p>
          </table:table-cell>
          <table:table-cell office:string-value="Buster" office:value-type="string">
            <text:p>Buster</text:p>
          </table:table-cell>
          <table:table-cell office:value="11.0" office:value-type="float">
            <text:p>11.0</text:p>
          </table:table-cell>
          <table:table-cell office:string-value="Mutt (boxer, pug, beagle, Boston terrier mix possibly)" office:value-type="string">
            <text:p>Mutt (boxer, pug, beagle, Boston terrier mix possibly)</text:p>
          </table:table-cell>
        </table:table-row>
        <table:table-row>
          <table:table-cell office:string-value="Sun Jul 21 21:29:44 EDT 2019" office:value-type="string">
            <text:p>Sun Jul 21 21:29:44 EDT 2019</text:p>
          </table:table-cell>
          <table:table-cell office:string-value="Gold Fish" office:value-type="string">
            <text:p>Gold Fish</text:p>
          </table:table-cell>
          <table:table-cell office:string-value="Øptifish" office:value-type="string">
            <text:p>Øptifish</text:p>
          </table:table-cell>
          <table:table-cell office:string-value="Øptifish" office:value-type="string">
            <text:p>Øptifish</text:p>
          </table:table-cell>
          <table:table-cell office:string-value="2 weeks" office:value-type="string">
            <text:p>2 weeks</text:p>
          </table:table-cell>
          <table:table-cell office:string-value="Orange " office:value-type="string">
            <text:p>Orange </text:p>
          </table:table-cell>
        </table:table-row>
        <table:table-row>
          <table:table-cell office:string-value="Sun Jul 21 21:29:56 EDT 2019" office:value-type="string">
            <text:p>Sun Jul 21 21:29:56 EDT 2019</text:p>
          </table:table-cell>
          <table:table-cell office:string-value="Dog" office:value-type="string">
            <text:p>Dog</text:p>
          </table:table-cell>
          <table:table-cell office:string-value="Leila " office:value-type="string">
            <text:p>Leila </text:p>
          </table:table-cell>
          <table:table-cell office:string-value="Leila!!" office:value-type="string">
            <text:p>Leila!!</text:p>
          </table:table-cell>
          <table:table-cell office:string-value="5ish" office:value-type="string">
            <text:p>5ish</text:p>
          </table:table-cell>
          <table:table-cell office:string-value="Pointer " office:value-type="string">
            <text:p>Pointer </text:p>
          </table:table-cell>
        </table:table-row>
        <table:table-row>
          <table:table-cell office:string-value="Sun Jul 21 21:29:59 EDT 2019" office:value-type="string">
            <text:p>Sun Jul 21 21:29:59 EDT 2019</text:p>
          </table:table-cell>
          <table:table-cell office:string-value="Dog" office:value-type="string">
            <text:p>Dog</text:p>
          </table:table-cell>
          <table:table-cell office:string-value="Trixie" office:value-type="string">
            <text:p>Trixie</text:p>
          </table:table-cell>
          <table:table-cell office:string-value="Trixie Treat" office:value-type="string">
            <text:p>Trixie Treat</text:p>
          </table:table-cell>
          <table:table-cell office:value="3.0" office:value-type="float">
            <text:p>3.0</text:p>
          </table:table-cell>
          <table:table-cell office:string-value="Golden Retriever " office:value-type="string">
            <text:p>Golden Retriever </text:p>
          </table:table-cell>
        </table:table-row>
        <table:table-row>
          <table:table-cell office:string-value="Sun Jul 21 21:31:25 EDT 2019" office:value-type="string">
            <text:p>Sun Jul 21 21:31:25 EDT 2019</text:p>
          </table:table-cell>
          <table:table-cell office:string-value="Dog" office:value-type="string">
            <text:p>Dog</text:p>
          </table:table-cell>
          <table:table-cell office:string-value="Archer" office:value-type="string">
            <text:p>Archer</text:p>
          </table:table-cell>
          <table:table-cell office:string-value="Archibald " office:value-type="string">
            <text:p>Archibald </text:p>
          </table:table-cell>
          <table:table-cell office:string-value="9ish" office:value-type="string">
            <text:p>9ish</text:p>
          </table:table-cell>
          <table:table-cell office:string-value="Lab mix " office:value-type="string">
            <text:p>Lab mix </text:p>
          </table:table-cell>
        </table:table-row>
        <table:table-row>
          <table:table-cell office:string-value="Sun Jul 21 21:32:22 EDT 2019" office:value-type="string">
            <text:p>Sun Jul 21 21:32:22 EDT 2019</text:p>
          </table:table-cell>
          <table:table-cell office:string-value="Dog" office:value-type="string">
            <text:p>Dog</text:p>
          </table:table-cell>
          <table:table-cell office:string-value="Josie Pancakes Fluffybottom" office:value-type="string">
            <text:p>Josie Pancakes Fluffybottom</text:p>
          </table:table-cell>
          <table:table-cell office:string-value="Josie" office:value-type="string">
            <text:p>Josie</text:p>
          </table:table-cell>
          <table:table-cell office:value="8.0" office:value-type="float">
            <text:p>8.0</text:p>
          </table:table-cell>
          <table:table-cell office:string-value="Heinz 57" office:value-type="string">
            <text:p>Heinz 57</text:p>
          </table:table-cell>
        </table:table-row>
        <table:table-row>
          <table:table-cell office:string-value="Sun Jul 21 21:35:58 EDT 2019" office:value-type="string">
            <text:p>Sun Jul 21 21:35:58 EDT 2019</text:p>
          </table:table-cell>
          <table:table-cell office:string-value="Cat" office:value-type="string">
            <text:p>Cat</text:p>
          </table:table-cell>
          <table:table-cell office:string-value="Tiger Jack" office:value-type="string">
            <text:p>Tiger Jack</text:p>
          </table:table-cell>
          <table:table-cell office:string-value="Jack" office:value-type="string">
            <text:p>Jack</text:p>
          </table:table-cell>
          <table:table-cell office:value="6.75" office:value-type="float">
            <text:p>6.75</text:p>
          </table:table-cell>
          <table:table-cell office:string-value="Tabby" office:value-type="string">
            <text:p>Tabby</text:p>
          </table:table-cell>
        </table:table-row>
        <table:table-row>
          <table:table-cell office:string-value="Sun Jul 21 21:36:38 EDT 2019" office:value-type="string">
            <text:p>Sun Jul 21 21:36:38 EDT 2019</text:p>
          </table:table-cell>
          <table:table-cell office:string-value="Cat" office:value-type="string">
            <text:p>Cat</text:p>
          </table:table-cell>
          <table:table-cell office:string-value="William Orange" office:value-type="string">
            <text:p>William Orange</text:p>
          </table:table-cell>
          <table:table-cell office:string-value="Willie" office:value-type="string">
            <text:p>Willie</text:p>
          </table:table-cell>
          <table:table-cell office:value="6.75" office:value-type="float">
            <text:p>6.75</text:p>
          </table:table-cell>
          <table:table-cell office:string-value="Tabby" office:value-type="string">
            <text:p>Tabby</text:p>
          </table:table-cell>
        </table:table-row>
        <table:table-row>
          <table:table-cell office:string-value="Sun Jul 21 21:39:23 EDT 2019" office:value-type="string">
            <text:p>Sun Jul 21 21:39:23 EDT 2019</text:p>
          </table:table-cell>
          <table:table-cell office:string-value="Dog" office:value-type="string">
            <text:p>Dog</text:p>
          </table:table-cell>
          <table:table-cell office:string-value="Zeus" office:value-type="string">
            <text:p>Zeus</text:p>
          </table:table-cell>
          <table:table-cell office:string-value="Zu" office:value-type="string">
            <text:p>Zu</text:p>
          </table:table-cell>
          <table:table-cell office:string-value="1 1/2" office:value-type="string">
            <text:p>1 1/2</text:p>
          </table:table-cell>
          <table:table-cell office:string-value="Great Dane " office:value-type="string">
            <text:p>Great Dane </text:p>
          </table:table-cell>
        </table:table-row>
        <table:table-row>
          <table:table-cell office:string-value="Sun Jul 21 21:39:27 EDT 2019" office:value-type="string">
            <text:p>Sun Jul 21 21:39:27 EDT 2019</text:p>
          </table:table-cell>
          <table:table-cell office:string-value="Dog" office:value-type="string">
            <text:p>Dog</text:p>
          </table:table-cell>
          <table:table-cell office:string-value="Shooter" office:value-type="string">
            <text:p>Shooter</text:p>
          </table:table-cell>
          <table:table-cell office:string-value="Shooter" office:value-type="string">
            <text:p>Shooter</text:p>
          </table:table-cell>
          <table:table-cell office:value="8.0" office:value-type="float">
            <text:p>8.0</text:p>
          </table:table-cell>
          <table:table-cell office:string-value="Blue Heeler" office:value-type="string">
            <text:p>Blue Heeler</text:p>
          </table:table-cell>
        </table:table-row>
        <table:table-row>
          <table:table-cell office:string-value="Sun Jul 21 21:39:42 EDT 2019" office:value-type="string">
            <text:p>Sun Jul 21 21:39:42 EDT 2019</text:p>
          </table:table-cell>
          <table:table-cell office:string-value="Dog" office:value-type="string">
            <text:p>Dog</text:p>
          </table:table-cell>
          <table:table-cell office:string-value="Ellie" office:value-type="string">
            <text:p>Ellie</text:p>
          </table:table-cell>
          <table:table-cell office:string-value="Ellie" office:value-type="string">
            <text:p>Ellie</text:p>
          </table:table-cell>
          <table:table-cell office:value="8.0" office:value-type="float">
            <text:p>8.0</text:p>
          </table:table-cell>
          <table:table-cell office:string-value="Yellow lab" office:value-type="string">
            <text:p>Yellow lab</text:p>
          </table:table-cell>
        </table:table-row>
        <table:table-row>
          <table:table-cell office:string-value="Sun Jul 21 21:40:04 EDT 2019" office:value-type="string">
            <text:p>Sun Jul 21 21:40:04 EDT 2019</text:p>
          </table:table-cell>
          <table:table-cell office:string-value="Dog" office:value-type="string">
            <text:p>Dog</text:p>
          </table:table-cell>
          <table:table-cell office:string-value="Macie" office:value-type="string">
            <text:p>Macie</text:p>
          </table:table-cell>
          <table:table-cell office:string-value="Mace" office:value-type="string">
            <text:p>Mace</text:p>
          </table:table-cell>
          <table:table-cell office:value="8.0" office:value-type="float">
            <text:p>8.0</text:p>
          </table:table-cell>
          <table:table-cell office:string-value="GOLDEN " office:value-type="string">
            <text:p>GOLDEN </text:p>
          </table:table-cell>
        </table:table-row>
        <table:table-row>
          <table:table-cell office:string-value="Sun Jul 21 21:40:28 EDT 2019" office:value-type="string">
            <text:p>Sun Jul 21 21:40:28 EDT 2019</text:p>
          </table:table-cell>
          <table:table-cell office:string-value="Dog" office:value-type="string">
            <text:p>Dog</text:p>
          </table:table-cell>
          <table:table-cell office:string-value="Maddie" office:value-type="string">
            <text:p>Maddie</text:p>
          </table:table-cell>
          <table:table-cell office:string-value="Bubbis" office:value-type="string">
            <text:p>Bubbis</text:p>
          </table:table-cell>
          <table:table-cell office:value="17.0" office:value-type="float">
            <text:p>17.0</text:p>
          </table:table-cell>
          <table:table-cell office:string-value="Shih tzu" office:value-type="string">
            <text:p>Shih tzu</text:p>
          </table:table-cell>
        </table:table-row>
        <table:table-row>
          <table:table-cell office:string-value="Sun Jul 21 21:41:51 EDT 2019" office:value-type="string">
            <text:p>Sun Jul 21 21:41:51 EDT 2019</text:p>
          </table:table-cell>
          <table:table-cell office:string-value="Cat" office:value-type="string">
            <text:p>Cat</text:p>
          </table:table-cell>
          <table:table-cell office:string-value="Motown" office:value-type="string">
            <text:p>Motown</text:p>
          </table:table-cell>
          <table:table-cell office:string-value="Mo" office:value-type="string">
            <text:p>Mo</text:p>
          </table:table-cell>
          <table:table-cell office:value="8.0" office:value-type="float">
            <text:p>8.0</text:p>
          </table:table-cell>
          <table:table-cell office:string-value="Domestic Longhair" office:value-type="string">
            <text:p>Domestic Longhair</text:p>
          </table:table-cell>
        </table:table-row>
        <table:table-row>
          <table:table-cell office:string-value="Sun Jul 21 21:43:51 EDT 2019" office:value-type="string">
            <text:p>Sun Jul 21 21:43:51 EDT 2019</text:p>
          </table:table-cell>
          <table:table-cell office:string-value="Fish" office:value-type="string">
            <text:p>Fish</text:p>
          </table:table-cell>
          <table:table-cell office:string-value="Spot" office:value-type="string">
            <text:p>Spot</text:p>
          </table:table-cell>
          <table:table-cell office:string-value="Spot" office:value-type="string">
            <text:p>Spot</text:p>
          </table:table-cell>
          <table:table-cell office:string-value="6 months" office:value-type="string">
            <text:p>6 months</text:p>
          </table:table-cell>
          <table:table-cell office:string-value="Betta" office:value-type="string">
            <text:p>Betta</text:p>
          </table:table-cell>
        </table:table-row>
        <table:table-row>
          <table:table-cell office:string-value="Sun Jul 21 21:43:53 EDT 2019" office:value-type="string">
            <text:p>Sun Jul 21 21:43:53 EDT 2019</text:p>
          </table:table-cell>
          <table:table-cell office:string-value="Dog" office:value-type="string">
            <text:p>Dog</text:p>
          </table:table-cell>
          <table:table-cell office:string-value="Squirt" office:value-type="string">
            <text:p>Squirt</text:p>
          </table:table-cell>
          <table:table-cell office:string-value="Squirt" office:value-type="string">
            <text:p>Squirt</text:p>
          </table:table-cell>
          <table:table-cell office:value="7.0" office:value-type="float">
            <text:p>7.0</text:p>
          </table:table-cell>
          <table:table-cell office:string-value="Bulldog" office:value-type="string">
            <text:p>Bulldog</text:p>
          </table:table-cell>
        </table:table-row>
        <table:table-row>
          <table:table-cell office:string-value="Sun Jul 21 21:43:30 EDT 2019" office:value-type="string">
            <text:p>Sun Jul 21 21:43:30 EDT 2019</text:p>
          </table:table-cell>
          <table:table-cell office:string-value="Dog" office:value-type="string">
            <text:p>Dog</text:p>
          </table:table-cell>
          <table:table-cell office:string-value="Samantha Marie" office:value-type="string">
            <text:p>Samantha Marie</text:p>
          </table:table-cell>
          <table:table-cell office:string-value="Sammie" office:value-type="string">
            <text:p>Sammie</text:p>
          </table:table-cell>
          <table:table-cell office:value="8.0" office:value-type="float">
            <text:p>8.0</text:p>
          </table:table-cell>
          <table:table-cell office:string-value="Mutt" office:value-type="string">
            <text:p>Mutt</text:p>
          </table:table-cell>
        </table:table-row>
        <table:table-row>
          <table:table-cell office:string-value="Sun Jul 21 21:44:06 EDT 2019" office:value-type="string">
            <text:p>Sun Jul 21 21:44:06 EDT 2019</text:p>
          </table:table-cell>
          <table:table-cell office:string-value="Dog" office:value-type="string">
            <text:p>Dog</text:p>
          </table:table-cell>
          <table:table-cell office:string-value="Quincy" office:value-type="string">
            <text:p>Quincy</text:p>
          </table:table-cell>
          <table:table-cell office:string-value="Quincy" office:value-type="string">
            <text:p>Quincy</text:p>
          </table:table-cell>
          <table:table-cell office:value="5.0" office:value-type="float">
            <text:p>5.0</text:p>
          </table:table-cell>
          <table:table-cell office:string-value="Chow mix" office:value-type="string">
            <text:p>Chow mix</text:p>
          </table:table-cell>
        </table:table-row>
        <table:table-row>
          <table:table-cell office:string-value="Sun Jul 21 21:44:39 EDT 2019" office:value-type="string">
            <text:p>Sun Jul 21 21:44:39 EDT 2019</text:p>
          </table:table-cell>
          <table:table-cell office:string-value="Dog" office:value-type="string">
            <text:p>Dog</text:p>
          </table:table-cell>
          <table:table-cell office:string-value="Cajun " office:value-type="string">
            <text:p>Cajun </text:p>
          </table:table-cell>
          <table:table-cell office:string-value="Cajun " office:value-type="string">
            <text:p>Cajun </text:p>
          </table:table-cell>
          <table:table-cell office:string-value="6 1/2" office:value-type="string">
            <text:p>6 1/2</text:p>
          </table:table-cell>
          <table:table-cell office:string-value="Golden lab mix" office:value-type="string">
            <text:p>Golden lab mix</text:p>
          </table:table-cell>
        </table:table-row>
        <table:table-row>
          <table:table-cell office:string-value="Sun Jul 21 21:45:10 EDT 2019" office:value-type="string">
            <text:p>Sun Jul 21 21:45:10 EDT 2019</text:p>
          </table:table-cell>
          <table:table-cell office:string-value="Dog" office:value-type="string">
            <text:p>Dog</text:p>
          </table:table-cell>
          <table:table-cell office:string-value="Duke" office:value-type="string">
            <text:p>Duke</text:p>
          </table:table-cell>
          <table:table-cell office:string-value="Dukie Doo" office:value-type="string">
            <text:p>Dukie Doo</text:p>
          </table:table-cell>
          <table:table-cell office:value="3.0" office:value-type="float">
            <text:p>3.0</text:p>
          </table:table-cell>
          <table:table-cell office:string-value="Pit bull" office:value-type="string">
            <text:p>Pit bull</text:p>
          </table:table-cell>
        </table:table-row>
        <table:table-row>
          <table:table-cell office:string-value="Sun Jul 21 21:45:51 EDT 2019" office:value-type="string">
            <text:p>Sun Jul 21 21:45:51 EDT 2019</text:p>
          </table:table-cell>
          <table:table-cell office:string-value="Dog" office:value-type="string">
            <text:p>Dog</text:p>
          </table:table-cell>
          <table:table-cell office:string-value="Daisy" office:value-type="string">
            <text:p>Daisy</text:p>
          </table:table-cell>
          <table:table-cell office:string-value="Daisy Dee" office:value-type="string">
            <text:p>Daisy Dee</text:p>
          </table:table-cell>
          <table:table-cell office:value="3.0" office:value-type="float">
            <text:p>3.0</text:p>
          </table:table-cell>
          <table:table-cell office:string-value="Pit bull" office:value-type="string">
            <text:p>Pit bull</text:p>
          </table:table-cell>
        </table:table-row>
        <table:table-row>
          <table:table-cell office:string-value="Sun Jul 21 21:46:02 EDT 2019" office:value-type="string">
            <text:p>Sun Jul 21 21:46:02 EDT 2019</text:p>
          </table:table-cell>
          <table:table-cell office:string-value="Dog" office:value-type="string">
            <text:p>Dog</text:p>
          </table:table-cell>
          <table:table-cell office:string-value="Nico" office:value-type="string">
            <text:p>Nico</text:p>
          </table:table-cell>
          <table:table-cell office:string-value="Nico" office:value-type="string">
            <text:p>Nico</text:p>
          </table:table-cell>
          <table:table-cell office:value="4.0" office:value-type="float">
            <text:p>4.0</text:p>
          </table:table-cell>
          <table:table-cell office:string-value="Pug/Boston Terrier Mix" office:value-type="string">
            <text:p>Pug/Boston Terrier Mix</text:p>
          </table:table-cell>
        </table:table-row>
        <table:table-row>
          <table:table-cell office:string-value="Sun Jul 21 21:46:06 EDT 2019" office:value-type="string">
            <text:p>Sun Jul 21 21:46:06 EDT 2019</text:p>
          </table:table-cell>
          <table:table-cell office:string-value="Dog" office:value-type="string">
            <text:p>Dog</text:p>
          </table:table-cell>
          <table:table-cell office:string-value="Chance McCoy " office:value-type="string">
            <text:p>Chance McCoy </text:p>
          </table:table-cell>
          <table:table-cell office:string-value="Chance" office:value-type="string">
            <text:p>Chance</text:p>
          </table:table-cell>
          <table:table-cell office:value="10.0" office:value-type="float">
            <text:p>10.0</text:p>
          </table:table-cell>
          <table:table-cell office:string-value="Golden Retriever " office:value-type="string">
            <text:p>Golden Retriever </text:p>
          </table:table-cell>
        </table:table-row>
        <table:table-row>
          <table:table-cell office:string-value="Sun Jul 21 21:46:34 EDT 2019" office:value-type="string">
            <text:p>Sun Jul 21 21:46:34 EDT 2019</text:p>
          </table:table-cell>
          <table:table-cell office:string-value="Dog" office:value-type="string">
            <text:p>Dog</text:p>
          </table:table-cell>
          <table:table-cell office:string-value="Kobi" office:value-type="string">
            <text:p>Kobi</text:p>
          </table:table-cell>
          <table:table-cell office:string-value="Kobi" office:value-type="string">
            <text:p>Kobi</text:p>
          </table:table-cell>
          <table:table-cell office:value="11.0" office:value-type="float">
            <text:p>11.0</text:p>
          </table:table-cell>
          <table:table-cell office:string-value="Pitt Bull Mix" office:value-type="string">
            <text:p>Pitt Bull Mix</text:p>
          </table:table-cell>
        </table:table-row>
        <table:table-row>
          <table:table-cell office:string-value="Sun Jul 21 21:47:08 EDT 2019" office:value-type="string">
            <text:p>Sun Jul 21 21:47:08 EDT 2019</text:p>
          </table:table-cell>
          <table:table-cell office:string-value="Dog" office:value-type="string">
            <text:p>Dog</text:p>
          </table:table-cell>
          <table:table-cell office:string-value="Maila " office:value-type="string">
            <text:p>Maila </text:p>
          </table:table-cell>
          <table:table-cell office:string-value="Maila Moose" office:value-type="string">
            <text:p>Maila Moose</text:p>
          </table:table-cell>
          <table:table-cell office:value="1.0" office:value-type="float">
            <text:p>1.0</text:p>
          </table:table-cell>
          <table:table-cell office:string-value="South African Mastiff" office:value-type="string">
            <text:p>South African Mastiff</text:p>
          </table:table-cell>
        </table:table-row>
        <table:table-row>
          <table:table-cell office:string-value="Sun Jul 21 21:48:10 EDT 2019" office:value-type="string">
            <text:p>Sun Jul 21 21:48:10 EDT 2019</text:p>
          </table:table-cell>
          <table:table-cell office:string-value="Horse" office:value-type="string">
            <text:p>Horse</text:p>
          </table:table-cell>
          <table:table-cell office:string-value="Domino" office:value-type="string">
            <text:p>Domino</text:p>
          </table:table-cell>
          <table:table-cell office:string-value="Dommi" office:value-type="string">
            <text:p>Dommi</text:p>
          </table:table-cell>
          <table:table-cell office:value="6.0" office:value-type="float">
            <text:p>6.0</text:p>
          </table:table-cell>
          <table:table-cell office:string-value="Paint" office:value-type="string">
            <text:p>Paint</text:p>
          </table:table-cell>
        </table:table-row>
        <table:table-row>
          <table:table-cell office:string-value="Sun Jul 21 21:48:44 EDT 2019" office:value-type="string">
            <text:p>Sun Jul 21 21:48:44 EDT 2019</text:p>
          </table:table-cell>
          <table:table-cell office:string-value="Dog" office:value-type="string">
            <text:p>Dog</text:p>
          </table:table-cell>
          <table:table-cell office:string-value="Phineas" office:value-type="string">
            <text:p>Phineas</text:p>
          </table:table-cell>
          <table:table-cell office:string-value="Phin" office:value-type="string">
            <text:p>Phin</text:p>
          </table:table-cell>
          <table:table-cell office:value="3.0" office:value-type="float">
            <text:p>3.0</text:p>
          </table:table-cell>
          <table:table-cell office:string-value="Lab" office:value-type="string">
            <text:p>Lab</text:p>
          </table:table-cell>
        </table:table-row>
        <table:table-row>
          <table:table-cell office:string-value="Sun Jul 21 21:48:57 EDT 2019" office:value-type="string">
            <text:p>Sun Jul 21 21:48:57 EDT 2019</text:p>
          </table:table-cell>
          <table:table-cell office:string-value="Dog" office:value-type="string">
            <text:p>Dog</text:p>
          </table:table-cell>
          <table:table-cell office:string-value="Cody" office:value-type="string">
            <text:p>Cody</text:p>
          </table:table-cell>
          <table:table-cell office:string-value="Vody" office:value-type="string">
            <text:p>Vody</text:p>
          </table:table-cell>
          <table:table-cell office:value="20.0" office:value-type="float">
            <text:p>20.0</text:p>
          </table:table-cell>
          <table:table-cell office:string-value="Labrador retriever " office:value-type="string">
            <text:p>Labrador retriever </text:p>
          </table:table-cell>
        </table:table-row>
        <table:table-row>
          <table:table-cell office:string-value="Sun Jul 21 21:50:37 EDT 2019" office:value-type="string">
            <text:p>Sun Jul 21 21:50:37 EDT 2019</text:p>
          </table:table-cell>
          <table:table-cell office:string-value="Dog" office:value-type="string">
            <text:p>Dog</text:p>
          </table:table-cell>
          <table:table-cell office:string-value="Perry" office:value-type="string">
            <text:p>Perry</text:p>
          </table:table-cell>
          <table:table-cell office:string-value="Perry" office:value-type="string">
            <text:p>Perry</text:p>
          </table:table-cell>
          <table:table-cell office:value="3.0" office:value-type="float">
            <text:p>3.0</text:p>
          </table:table-cell>
          <table:table-cell office:string-value="Lab" office:value-type="string">
            <text:p>Lab</text:p>
          </table:table-cell>
        </table:table-row>
        <table:table-row>
          <table:table-cell office:string-value="Sun Jul 21 21:50:38 EDT 2019" office:value-type="string">
            <text:p>Sun Jul 21 21:50:38 EDT 2019</text:p>
          </table:table-cell>
          <table:table-cell office:string-value="Hen" office:value-type="string">
            <text:p>Hen</text:p>
          </table:table-cell>
          <table:table-cell office:string-value="Gregory Peck" office:value-type="string">
            <text:p>Gregory Peck</text:p>
          </table:table-cell>
          <table:table-cell office:string-value="Greggie" office:value-type="string">
            <text:p>Greggie</text:p>
          </table:table-cell>
          <table:table-cell office:value="2.0" office:value-type="float">
            <text:p>2.0</text:p>
          </table:table-cell>
          <table:table-cell office:string-value="Bantam Cochin-Chicken" office:value-type="string">
            <text:p>Bantam Cochin-Chicken</text:p>
          </table:table-cell>
        </table:table-row>
        <table:table-row>
          <table:table-cell office:string-value="Sun Jul 21 21:50:54 EDT 2019" office:value-type="string">
            <text:p>Sun Jul 21 21:50:54 EDT 2019</text:p>
          </table:table-cell>
          <table:table-cell office:string-value="Dog" office:value-type="string">
            <text:p>Dog</text:p>
          </table:table-cell>
          <table:table-cell office:string-value="Call it a night Sir Dudley" office:value-type="string">
            <text:p>Call it a night Sir Dudley</text:p>
          </table:table-cell>
          <table:table-cell office:string-value="Dudley" office:value-type="string">
            <text:p>Dudley</text:p>
          </table:table-cell>
          <table:table-cell office:string-value="5 years" office:value-type="string">
            <text:p>5 years</text:p>
          </table:table-cell>
          <table:table-cell office:string-value="Golden Retriever " office:value-type="string">
            <text:p>Golden Retriever </text:p>
          </table:table-cell>
        </table:table-row>
        <table:table-row>
          <table:table-cell office:string-value="Sun Jul 21 21:51:39 EDT 2019" office:value-type="string">
            <text:p>Sun Jul 21 21:51:39 EDT 2019</text:p>
          </table:table-cell>
          <table:table-cell office:string-value="Dog" office:value-type="string">
            <text:p>Dog</text:p>
          </table:table-cell>
          <table:table-cell office:string-value="Madison Brooke" office:value-type="string">
            <text:p>Madison Brooke</text:p>
          </table:table-cell>
          <table:table-cell office:string-value="Maddy" office:value-type="string">
            <text:p>Maddy</text:p>
          </table:table-cell>
          <table:table-cell office:string-value="7 years old" office:value-type="string">
            <text:p>7 years old</text:p>
          </table:table-cell>
          <table:table-cell office:string-value="Foxhound Mix" office:value-type="string">
            <text:p>Foxhound Mix</text:p>
          </table:table-cell>
        </table:table-row>
        <table:table-row>
          <table:table-cell office:string-value="Sun Jul 21 21:51:56 EDT 2019" office:value-type="string">
            <text:p>Sun Jul 21 21:51:56 EDT 2019</text:p>
          </table:table-cell>
          <table:table-cell office:string-value="Cat" office:value-type="string">
            <text:p>Cat</text:p>
          </table:table-cell>
          <table:table-cell office:string-value="Pandors" office:value-type="string">
            <text:p>Pandors</text:p>
          </table:table-cell>
          <table:table-cell office:string-value="Pandora" office:value-type="string">
            <text:p>Pandora</text:p>
          </table:table-cell>
          <table:table-cell office:string-value="10 years" office:value-type="string">
            <text:p>10 years</text:p>
          </table:table-cell>
          <table:table-cell office:string-value="Unknown" office:value-type="string">
            <text:p>Unknown</text:p>
          </table:table-cell>
        </table:table-row>
        <table:table-row>
          <table:table-cell office:string-value="Sun Jul 21 21:52:15 EDT 2019" office:value-type="string">
            <text:p>Sun Jul 21 21:52:15 EDT 2019</text:p>
          </table:table-cell>
          <table:table-cell office:string-value="Dog" office:value-type="string">
            <text:p>Dog</text:p>
          </table:table-cell>
          <table:table-cell office:string-value="Like Francis" office:value-type="string">
            <text:p>Like Francis</text:p>
          </table:table-cell>
          <table:table-cell office:string-value="Luke" office:value-type="string">
            <text:p>Luke</text:p>
          </table:table-cell>
          <table:table-cell office:string-value="8 years old" office:value-type="string">
            <text:p>8 years old</text:p>
          </table:table-cell>
          <table:table-cell office:string-value="Treeing Walker Coonhound Mix" office:value-type="string">
            <text:p>Treeing Walker Coonhound Mix</text:p>
          </table:table-cell>
        </table:table-row>
        <table:table-row>
          <table:table-cell office:string-value="Sun Jul 21 21:52:12 EDT 2019" office:value-type="string">
            <text:p>Sun Jul 21 21:52:12 EDT 2019</text:p>
          </table:table-cell>
          <table:table-cell office:string-value="Cat" office:value-type="string">
            <text:p>Cat</text:p>
          </table:table-cell>
          <table:table-cell office:string-value="Bo Bo" office:value-type="string">
            <text:p>Bo Bo</text:p>
          </table:table-cell>
          <table:table-cell office:string-value="Bo Bo" office:value-type="string">
            <text:p>Bo Bo</text:p>
          </table:table-cell>
          <table:table-cell office:value="4.0" office:value-type="float">
            <text:p>4.0</text:p>
          </table:table-cell>
          <table:table-cell/>
        </table:table-row>
        <table:table-row>
          <table:table-cell office:string-value="Sun Jul 21 21:52:39 EDT 2019" office:value-type="string">
            <text:p>Sun Jul 21 21:52:39 EDT 2019</text:p>
          </table:table-cell>
          <table:table-cell office:string-value="Cat" office:value-type="string">
            <text:p>Cat</text:p>
          </table:table-cell>
          <table:table-cell office:string-value="Zooey" office:value-type="string">
            <text:p>Zooey</text:p>
          </table:table-cell>
          <table:table-cell office:string-value="Zooey" office:value-type="string">
            <text:p>Zooey</text:p>
          </table:table-cell>
          <table:table-cell office:value="8.0" office:value-type="float">
            <text:p>8.0</text:p>
          </table:table-cell>
          <table:table-cell/>
        </table:table-row>
        <table:table-row>
          <table:table-cell office:string-value="Sun Jul 21 21:53:22 EDT 2019" office:value-type="string">
            <text:p>Sun Jul 21 21:53:22 EDT 2019</text:p>
          </table:table-cell>
          <table:table-cell office:string-value="Cat" office:value-type="string">
            <text:p>Cat</text:p>
          </table:table-cell>
          <table:table-cell office:string-value="Mollie " office:value-type="string">
            <text:p>Mollie </text:p>
          </table:table-cell>
          <table:table-cell office:string-value="Mollie" office:value-type="string">
            <text:p>Mollie</text:p>
          </table:table-cell>
          <table:table-cell office:value="2.0" office:value-type="float">
            <text:p>2.0</text:p>
          </table:table-cell>
          <table:table-cell office:string-value="Evil " office:value-type="string">
            <text:p>Evil </text:p>
          </table:table-cell>
        </table:table-row>
        <table:table-row>
          <table:table-cell office:string-value="Sun Jul 21 21:53:43 EDT 2019" office:value-type="string">
            <text:p>Sun Jul 21 21:53:43 EDT 2019</text:p>
          </table:table-cell>
          <table:table-cell office:string-value="Cat" office:value-type="string">
            <text:p>Cat</text:p>
          </table:table-cell>
          <table:table-cell office:string-value="JJ" office:value-type="string">
            <text:p>JJ</text:p>
          </table:table-cell>
          <table:table-cell office:string-value="JJ" office:value-type="string">
            <text:p>JJ</text:p>
          </table:table-cell>
          <table:table-cell office:string-value="6 months" office:value-type="string">
            <text:p>6 months</text:p>
          </table:table-cell>
          <table:table-cell/>
        </table:table-row>
        <table:table-row>
          <table:table-cell office:string-value="Sun Jul 21 21:54:07 EDT 2019" office:value-type="string">
            <text:p>Sun Jul 21 21:54:07 EDT 2019</text:p>
          </table:table-cell>
          <table:table-cell office:string-value="Cat" office:value-type="string">
            <text:p>Cat</text:p>
          </table:table-cell>
          <table:table-cell office:string-value="Jenson Button. (Last name pronounced Boo Tawn)" office:value-type="string">
            <text:p>Jenson Button. (Last name pronounced Boo Tawn)</text:p>
          </table:table-cell>
          <table:table-cell office:string-value="Boo Bear, JB, or Button (Pronounced Boo Tawn)" office:value-type="string">
            <text:p>Boo Bear, JB, or Button (Pronounced Boo Tawn)</text:p>
          </table:table-cell>
          <table:table-cell office:string-value="8 years old" office:value-type="string">
            <text:p>8 years old</text:p>
          </table:table-cell>
          <table:table-cell office:string-value="Mix" office:value-type="string">
            <text:p>Mix</text:p>
          </table:table-cell>
        </table:table-row>
        <table:table-row>
          <table:table-cell office:string-value="Sun Jul 21 21:55:29 EDT 2019" office:value-type="string">
            <text:p>Sun Jul 21 21:55:29 EDT 2019</text:p>
          </table:table-cell>
          <table:table-cell office:string-value="Dog" office:value-type="string">
            <text:p>Dog</text:p>
          </table:table-cell>
          <table:table-cell office:string-value="Pilikia" office:value-type="string">
            <text:p>Pilikia</text:p>
          </table:table-cell>
          <table:table-cell office:string-value="Pili" office:value-type="string">
            <text:p>Pili</text:p>
          </table:table-cell>
          <table:table-cell office:value="14.0" office:value-type="float">
            <text:p>14.0</text:p>
          </table:table-cell>
          <table:table-cell office:string-value="Chihuahua " office:value-type="string">
            <text:p>Chihuahua </text:p>
          </table:table-cell>
        </table:table-row>
        <table:table-row>
          <table:table-cell office:string-value="Sun Jul 21 21:57:00 EDT 2019" office:value-type="string">
            <text:p>Sun Jul 21 21:57:00 EDT 2019</text:p>
          </table:table-cell>
          <table:table-cell office:string-value="Dog" office:value-type="string">
            <text:p>Dog</text:p>
          </table:table-cell>
          <table:table-cell office:string-value="Mia Pieper" office:value-type="string">
            <text:p>Mia Pieper</text:p>
          </table:table-cell>
          <table:table-cell office:string-value="Mia " office:value-type="string">
            <text:p>Mia </text:p>
          </table:table-cell>
          <table:table-cell office:value="3.0" office:value-type="float">
            <text:p>3.0</text:p>
          </table:table-cell>
          <table:table-cell office:string-value="Black lab/ greyhound mix " office:value-type="string">
            <text:p>Black lab/ greyhound mix </text:p>
          </table:table-cell>
        </table:table-row>
        <table:table-row>
          <table:table-cell office:string-value="Sun Jul 21 21:55:40 EDT 2019" office:value-type="string">
            <text:p>Sun Jul 21 21:55:40 EDT 2019</text:p>
          </table:table-cell>
          <table:table-cell office:string-value="Cat" office:value-type="string">
            <text:p>Cat</text:p>
          </table:table-cell>
          <table:table-cell office:string-value="Nova Blake" office:value-type="string">
            <text:p>Nova Blake</text:p>
          </table:table-cell>
          <table:table-cell office:string-value="Nova" office:value-type="string">
            <text:p>Nova</text:p>
          </table:table-cell>
          <table:table-cell office:string-value="1 year " office:value-type="string">
            <text:p>1 year </text:p>
          </table:table-cell>
          <table:table-cell office:string-value="Tabby " office:value-type="string">
            <text:p>Tabby </text:p>
          </table:table-cell>
        </table:table-row>
        <table:table-row>
          <table:table-cell office:string-value="Sun Jul 21 21:59:31 EDT 2019" office:value-type="string">
            <text:p>Sun Jul 21 21:59:31 EDT 2019</text:p>
          </table:table-cell>
          <table:table-cell office:string-value="Dog" office:value-type="string">
            <text:p>Dog</text:p>
          </table:table-cell>
          <table:table-cell office:string-value="Pepper Potts" office:value-type="string">
            <text:p>Pepper Potts</text:p>
          </table:table-cell>
          <table:table-cell office:string-value="Pepper" office:value-type="string">
            <text:p>Pepper</text:p>
          </table:table-cell>
          <table:table-cell office:value="6.0" office:value-type="float">
            <text:p>6.0</text:p>
          </table:table-cell>
          <table:table-cell office:string-value="Golden Retriever" office:value-type="string">
            <text:p>Golden Retriever</text:p>
          </table:table-cell>
        </table:table-row>
        <table:table-row>
          <table:table-cell office:string-value="Sun Jul 21 22:00:00 EDT 2019" office:value-type="string">
            <text:p>Sun Jul 21 22:00:00 EDT 2019</text:p>
          </table:table-cell>
          <table:table-cell office:string-value="Dog" office:value-type="string">
            <text:p>Dog</text:p>
          </table:table-cell>
          <table:table-cell office:string-value="Scruffy" office:value-type="string">
            <text:p>Scruffy</text:p>
          </table:table-cell>
          <table:table-cell office:string-value="Scruffy" office:value-type="string">
            <text:p>Scruffy</text:p>
          </table:table-cell>
          <table:table-cell office:string-value="Dead" office:value-type="string">
            <text:p>Dead</text:p>
          </table:table-cell>
          <table:table-cell office:string-value="Mutt" office:value-type="string">
            <text:p>Mutt</text:p>
          </table:table-cell>
        </table:table-row>
        <table:table-row>
          <table:table-cell office:string-value="Sun Jul 21 21:59:44 EDT 2019" office:value-type="string">
            <text:p>Sun Jul 21 21:59:44 EDT 2019</text:p>
          </table:table-cell>
          <table:table-cell office:string-value="Cat" office:value-type="string">
            <text:p>Cat</text:p>
          </table:table-cell>
          <table:table-cell office:string-value="Nikolai Maranov" office:value-type="string">
            <text:p>Nikolai Maranov</text:p>
          </table:table-cell>
          <table:table-cell office:string-value="Mr. M" office:value-type="string">
            <text:p>Mr. M</text:p>
          </table:table-cell>
          <table:table-cell office:string-value="12 years old" office:value-type="string">
            <text:p>12 years old</text:p>
          </table:table-cell>
          <table:table-cell office:string-value="Maine Coon" office:value-type="string">
            <text:p>Maine Coon</text:p>
          </table:table-cell>
        </table:table-row>
        <table:table-row>
          <table:table-cell office:string-value="Sun Jul 21 22:00:09 EDT 2019" office:value-type="string">
            <text:p>Sun Jul 21 22:00:09 EDT 2019</text:p>
          </table:table-cell>
          <table:table-cell office:string-value="Cat" office:value-type="string">
            <text:p>Cat</text:p>
          </table:table-cell>
          <table:table-cell office:string-value="Django" office:value-type="string">
            <text:p>Django</text:p>
          </table:table-cell>
          <table:table-cell office:string-value="Django" office:value-type="string">
            <text:p>Django</text:p>
          </table:table-cell>
          <table:table-cell office:value="16.0" office:value-type="float">
            <text:p>16.0</text:p>
          </table:table-cell>
          <table:table-cell office:string-value="Tuxedo cat" office:value-type="string">
            <text:p>Tuxedo cat</text:p>
          </table:table-cell>
        </table:table-row>
        <table:table-row>
          <table:table-cell office:string-value="Sun Jul 21 22:01:49 EDT 2019" office:value-type="string">
            <text:p>Sun Jul 21 22:01:49 EDT 2019</text:p>
          </table:table-cell>
          <table:table-cell office:string-value="Dog" office:value-type="string">
            <text:p>Dog</text:p>
          </table:table-cell>
          <table:table-cell office:string-value="Princess Jessi" office:value-type="string">
            <text:p>Princess Jessi</text:p>
          </table:table-cell>
          <table:table-cell office:string-value="Jessi" office:value-type="string">
            <text:p>Jessi</text:p>
          </table:table-cell>
          <table:table-cell office:value="7.0" office:value-type="float">
            <text:p>7.0</text:p>
          </table:table-cell>
          <table:table-cell/>
        </table:table-row>
        <table:table-row>
          <table:table-cell office:string-value="Sun Jul 21 22:00:27 EDT 2019" office:value-type="string">
            <text:p>Sun Jul 21 22:00:27 EDT 2019</text:p>
          </table:table-cell>
          <table:table-cell office:string-value="Dog" office:value-type="string">
            <text:p>Dog</text:p>
          </table:table-cell>
          <table:table-cell office:string-value="Mowgli" office:value-type="string">
            <text:p>Mowgli</text:p>
          </table:table-cell>
          <table:table-cell/>
          <table:table-cell office:value="1.0" office:value-type="float">
            <text:p>1.0</text:p>
          </table:table-cell>
          <table:table-cell office:string-value="Lab" office:value-type="string">
            <text:p>Lab</text:p>
          </table:table-cell>
        </table:table-row>
        <table:table-row>
          <table:table-cell office:string-value="Sun Jul 21 22:00:40 EDT 2019" office:value-type="string">
            <text:p>Sun Jul 21 22:00:40 EDT 2019</text:p>
          </table:table-cell>
          <table:table-cell office:string-value="Luna" office:value-type="string">
            <text:p>Luna</text:p>
          </table:table-cell>
          <table:table-cell/>
          <table:table-cell/>
          <table:table-cell office:value="2.0" office:value-type="float">
            <text:p>2.0</text:p>
          </table:table-cell>
          <table:table-cell office:string-value="Lab" office:value-type="string">
            <text:p>Lab</text:p>
          </table:table-cell>
        </table:table-row>
        <table:table-row>
          <table:table-cell office:string-value="Sun Jul 21 22:01:12 EDT 2019" office:value-type="string">
            <text:p>Sun Jul 21 22:01:12 EDT 2019</text:p>
          </table:table-cell>
          <table:table-cell office:string-value="Dog" office:value-type="string">
            <text:p>Dog</text:p>
          </table:table-cell>
          <table:table-cell office:string-value="Wille" office:value-type="string">
            <text:p>Wille</text:p>
          </table:table-cell>
          <table:table-cell office:string-value="Willie" office:value-type="string">
            <text:p>Willie</text:p>
          </table:table-cell>
          <table:table-cell office:value="8.0" office:value-type="float">
            <text:p>8.0</text:p>
          </table:table-cell>
          <table:table-cell/>
        </table:table-row>
        <table:table-row>
          <table:table-cell office:string-value="Sun Jul 21 22:02:15 EDT 2019" office:value-type="string">
            <text:p>Sun Jul 21 22:02:15 EDT 2019</text:p>
          </table:table-cell>
          <table:table-cell office:string-value="Dog" office:value-type="string">
            <text:p>Dog</text:p>
          </table:table-cell>
          <table:table-cell office:string-value="Otto" office:value-type="string">
            <text:p>Otto</text:p>
          </table:table-cell>
          <table:table-cell office:string-value="Otto" office:value-type="string">
            <text:p>Otto</text:p>
          </table:table-cell>
          <table:table-cell office:value="1.5" office:value-type="float">
            <text:p>1.5</text:p>
          </table:table-cell>
          <table:table-cell office:string-value="Doberman/Basset Hound" office:value-type="string">
            <text:p>Doberman/Basset Hound</text:p>
          </table:table-cell>
        </table:table-row>
        <table:table-row>
          <table:table-cell office:string-value="Sun Jul 21 22:02:35 EDT 2019" office:value-type="string">
            <text:p>Sun Jul 21 22:02:35 EDT 2019</text:p>
          </table:table-cell>
          <table:table-cell office:string-value="Cat" office:value-type="string">
            <text:p>Cat</text:p>
          </table:table-cell>
          <table:table-cell office:string-value="Momma Martha" office:value-type="string">
            <text:p>Momma Martha</text:p>
          </table:table-cell>
          <table:table-cell office:string-value="Martha" office:value-type="string">
            <text:p>Martha</text:p>
          </table:table-cell>
          <table:table-cell office:value="5.0" office:value-type="float">
            <text:p>5.0</text:p>
          </table:table-cell>
          <table:table-cell office:string-value="DSH" office:value-type="string">
            <text:p>DSH</text:p>
          </table:table-cell>
        </table:table-row>
        <table:table-row>
          <table:table-cell office:string-value="Sun Jul 21 22:03:14 EDT 2019" office:value-type="string">
            <text:p>Sun Jul 21 22:03:14 EDT 2019</text:p>
          </table:table-cell>
          <table:table-cell office:string-value="Dog" office:value-type="string">
            <text:p>Dog</text:p>
          </table:table-cell>
          <table:table-cell office:string-value="Optimus" office:value-type="string">
            <text:p>Optimus</text:p>
          </table:table-cell>
          <table:table-cell office:string-value="Opti" office:value-type="string">
            <text:p>Opti</text:p>
          </table:table-cell>
          <table:table-cell office:value="7.0" office:value-type="float">
            <text:p>7.0</text:p>
          </table:table-cell>
          <table:table-cell office:string-value="Maltese" office:value-type="string">
            <text:p>Maltese</text:p>
          </table:table-cell>
        </table:table-row>
        <table:table-row>
          <table:table-cell office:string-value="Sun Jul 21 22:05:50 EDT 2019" office:value-type="string">
            <text:p>Sun Jul 21 22:05:50 EDT 2019</text:p>
          </table:table-cell>
          <table:table-cell office:string-value="Dog" office:value-type="string">
            <text:p>Dog</text:p>
          </table:table-cell>
          <table:table-cell office:string-value="Memphis Mumford " office:value-type="string">
            <text:p>Memphis Mumford </text:p>
          </table:table-cell>
          <table:table-cell office:string-value="Memphis" office:value-type="string">
            <text:p>Memphis</text:p>
          </table:table-cell>
          <table:table-cell office:value="2.0" office:value-type="float">
            <text:p>2.0</text:p>
          </table:table-cell>
          <table:table-cell office:string-value="Cane Corso Mastiff" office:value-type="string">
            <text:p>Cane Corso Mastiff</text:p>
          </table:table-cell>
        </table:table-row>
        <table:table-row>
          <table:table-cell office:string-value="Sun Jul 21 22:05:56 EDT 2019" office:value-type="string">
            <text:p>Sun Jul 21 22:05:56 EDT 2019</text:p>
          </table:table-cell>
          <table:table-cell office:string-value="Cat" office:value-type="string">
            <text:p>Cat</text:p>
          </table:table-cell>
          <table:table-cell office:string-value="Antoine" office:value-type="string">
            <text:p>Antoine</text:p>
          </table:table-cell>
          <table:table-cell office:string-value="Toine" office:value-type="string">
            <text:p>Toine</text:p>
          </table:table-cell>
          <table:table-cell office:value="8.0" office:value-type="float">
            <text:p>8.0</text:p>
          </table:table-cell>
          <table:table-cell office:string-value="Tabby cat" office:value-type="string">
            <text:p>Tabby cat</text:p>
          </table:table-cell>
        </table:table-row>
        <table:table-row>
          <table:table-cell office:string-value="Sun Jul 21 22:06:28 EDT 2019" office:value-type="string">
            <text:p>Sun Jul 21 22:06:28 EDT 2019</text:p>
          </table:table-cell>
          <table:table-cell office:string-value="Dog" office:value-type="string">
            <text:p>Dog</text:p>
          </table:table-cell>
          <table:table-cell office:string-value="Louie" office:value-type="string">
            <text:p>Louie</text:p>
          </table:table-cell>
          <table:table-cell office:string-value="Louie" office:value-type="string">
            <text:p>Louie</text:p>
          </table:table-cell>
          <table:table-cell office:value="6.0" office:value-type="float">
            <text:p>6.0</text:p>
          </table:table-cell>
          <table:table-cell office:string-value="Lab/bloodhound mix" office:value-type="string">
            <text:p>Lab/bloodhound mix</text:p>
          </table:table-cell>
        </table:table-row>
        <table:table-row>
          <table:table-cell office:string-value="Sun Jul 21 22:06:33 EDT 2019" office:value-type="string">
            <text:p>Sun Jul 21 22:06:33 EDT 2019</text:p>
          </table:table-cell>
          <table:table-cell office:string-value="Cat" office:value-type="string">
            <text:p>Cat</text:p>
          </table:table-cell>
          <table:table-cell office:string-value="Hunter Pounce" office:value-type="string">
            <text:p>Hunter Pounce</text:p>
          </table:table-cell>
          <table:table-cell office:string-value="Caracat" office:value-type="string">
            <text:p>Caracat</text:p>
          </table:table-cell>
          <table:table-cell office:value="8.0" office:value-type="float">
            <text:p>8.0</text:p>
          </table:table-cell>
          <table:table-cell office:string-value="Shorthair cat" office:value-type="string">
            <text:p>Shorthair cat</text:p>
          </table:table-cell>
        </table:table-row>
        <table:table-row>
          <table:table-cell office:string-value="Sun Jul 21 22:06:50 EDT 2019" office:value-type="string">
            <text:p>Sun Jul 21 22:06:50 EDT 2019</text:p>
          </table:table-cell>
          <table:table-cell office:string-value="Dog" office:value-type="string">
            <text:p>Dog</text:p>
          </table:table-cell>
          <table:table-cell office:string-value="Anna" office:value-type="string">
            <text:p>Anna</text:p>
          </table:table-cell>
          <table:table-cell office:string-value="Anna" office:value-type="string">
            <text:p>Anna</text:p>
          </table:table-cell>
          <table:table-cell office:value="5.0" office:value-type="float">
            <text:p>5.0</text:p>
          </table:table-cell>
          <table:table-cell/>
        </table:table-row>
        <table:table-row>
          <table:table-cell office:string-value="Sun Jul 21 22:07:20 EDT 2019" office:value-type="string">
            <text:p>Sun Jul 21 22:07:20 EDT 2019</text:p>
          </table:table-cell>
          <table:table-cell office:string-value="Dog" office:value-type="string">
            <text:p>Dog</text:p>
          </table:table-cell>
          <table:table-cell office:string-value="Chester " office:value-type="string">
            <text:p>Chester </text:p>
          </table:table-cell>
          <table:table-cell office:string-value="Chester" office:value-type="string">
            <text:p>Chester</text:p>
          </table:table-cell>
          <table:table-cell office:value="13.0" office:value-type="float">
            <text:p>13.0</text:p>
          </table:table-cell>
          <table:table-cell office:string-value="Nova Scotia Duck Toller" office:value-type="string">
            <text:p>Nova Scotia Duck Toller</text:p>
          </table:table-cell>
        </table:table-row>
        <table:table-row>
          <table:table-cell office:string-value="Sun Jul 21 22:07:30 EDT 2019" office:value-type="string">
            <text:p>Sun Jul 21 22:07:30 EDT 2019</text:p>
          </table:table-cell>
          <table:table-cell office:string-value="Dog" office:value-type="string">
            <text:p>Dog</text:p>
          </table:table-cell>
          <table:table-cell office:string-value="Zeus Theodore" office:value-type="string">
            <text:p>Zeus Theodore</text:p>
          </table:table-cell>
          <table:table-cell office:string-value="Zeus" office:value-type="string">
            <text:p>Zeus</text:p>
          </table:table-cell>
          <table:table-cell office:value="7.0" office:value-type="float">
            <text:p>7.0</text:p>
          </table:table-cell>
          <table:table-cell office:string-value="Schnoodle (schnauzer/poodle)" office:value-type="string">
            <text:p>Schnoodle (schnauzer/poodle)</text:p>
          </table:table-cell>
        </table:table-row>
        <table:table-row>
          <table:table-cell office:string-value="Sun Jul 21 22:07:42 EDT 2019" office:value-type="string">
            <text:p>Sun Jul 21 22:07:42 EDT 2019</text:p>
          </table:table-cell>
          <table:table-cell office:string-value="Dog" office:value-type="string">
            <text:p>Dog</text:p>
          </table:table-cell>
          <table:table-cell office:string-value="Ripley" office:value-type="string">
            <text:p>Ripley</text:p>
          </table:table-cell>
          <table:table-cell office:string-value="Ripley" office:value-type="string">
            <text:p>Ripley</text:p>
          </table:table-cell>
          <table:table-cell office:value="13.0" office:value-type="float">
            <text:p>13.0</text:p>
          </table:table-cell>
          <table:table-cell office:string-value="Golden Retriever" office:value-type="string">
            <text:p>Golden Retriever</text:p>
          </table:table-cell>
        </table:table-row>
        <table:table-row>
          <table:table-cell office:string-value="Sun Jul 21 22:07:45 EDT 2019" office:value-type="string">
            <text:p>Sun Jul 21 22:07:45 EDT 2019</text:p>
          </table:table-cell>
          <table:table-cell office:string-value="Dog" office:value-type="string">
            <text:p>Dog</text:p>
          </table:table-cell>
          <table:table-cell office:string-value="Beau" office:value-type="string">
            <text:p>Beau</text:p>
          </table:table-cell>
          <table:table-cell office:string-value="Beau Beau " office:value-type="string">
            <text:p>Beau Beau </text:p>
          </table:table-cell>
          <table:table-cell office:value="4.0" office:value-type="float">
            <text:p>4.0</text:p>
          </table:table-cell>
          <table:table-cell office:string-value="Goldendoodle" office:value-type="string">
            <text:p>Goldendoodle</text:p>
          </table:table-cell>
        </table:table-row>
        <table:table-row>
          <table:table-cell office:string-value="Sun Jul 21 22:08:06 EDT 2019" office:value-type="string">
            <text:p>Sun Jul 21 22:08:06 EDT 2019</text:p>
          </table:table-cell>
          <table:table-cell office:string-value="Dog" office:value-type="string">
            <text:p>Dog</text:p>
          </table:table-cell>
          <table:table-cell office:string-value="Lucy" office:value-type="string">
            <text:p>Lucy</text:p>
          </table:table-cell>
          <table:table-cell office:string-value="Lucy" office:value-type="string">
            <text:p>Lucy</text:p>
          </table:table-cell>
          <table:table-cell office:value="9.0" office:value-type="float">
            <text:p>9.0</text:p>
          </table:table-cell>
          <table:table-cell office:string-value="Golden Retriever" office:value-type="string">
            <text:p>Golden Retriever</text:p>
          </table:table-cell>
        </table:table-row>
        <table:table-row>
          <table:table-cell office:string-value="Sun Jul 21 22:08:45 EDT 2019" office:value-type="string">
            <text:p>Sun Jul 21 22:08:45 EDT 2019</text:p>
          </table:table-cell>
          <table:table-cell office:string-value="Dog" office:value-type="string">
            <text:p>Dog</text:p>
          </table:table-cell>
          <table:table-cell office:string-value="Penelope " office:value-type="string">
            <text:p>Penelope </text:p>
          </table:table-cell>
          <table:table-cell office:string-value="Penny" office:value-type="string">
            <text:p>Penny</text:p>
          </table:table-cell>
          <table:table-cell office:value="3.0" office:value-type="float">
            <text:p>3.0</text:p>
          </table:table-cell>
          <table:table-cell office:string-value="Maltese" office:value-type="string">
            <text:p>Maltese</text:p>
          </table:table-cell>
        </table:table-row>
        <table:table-row>
          <table:table-cell office:string-value="Sun Jul 21 22:08:45 EDT 2019" office:value-type="string">
            <text:p>Sun Jul 21 22:08:45 EDT 2019</text:p>
          </table:table-cell>
          <table:table-cell office:string-value="Dog" office:value-type="string">
            <text:p>Dog</text:p>
          </table:table-cell>
          <table:table-cell office:string-value="Callie" office:value-type="string">
            <text:p>Callie</text:p>
          </table:table-cell>
          <table:table-cell office:string-value="Cal" office:value-type="string">
            <text:p>Cal</text:p>
          </table:table-cell>
          <table:table-cell office:value="4.0" office:value-type="float">
            <text:p>4.0</text:p>
          </table:table-cell>
          <table:table-cell office:string-value="Golden retriever" office:value-type="string">
            <text:p>Golden retriever</text:p>
          </table:table-cell>
        </table:table-row>
        <table:table-row>
          <table:table-cell office:string-value="Sun Jul 21 22:08:21 EDT 2019" office:value-type="string">
            <text:p>Sun Jul 21 22:08:21 EDT 2019</text:p>
          </table:table-cell>
          <table:table-cell office:string-value="Dog" office:value-type="string">
            <text:p>Dog</text:p>
          </table:table-cell>
          <table:table-cell office:string-value="Jake" office:value-type="string">
            <text:p>Jake</text:p>
          </table:table-cell>
          <table:table-cell office:string-value="Jakey poo poo head" office:value-type="string">
            <text:p>Jakey poo poo head</text:p>
          </table:table-cell>
          <table:table-cell office:value="2.0" office:value-type="float">
            <text:p>2.0</text:p>
          </table:table-cell>
          <table:table-cell office:string-value="Golden doodle" office:value-type="string">
            <text:p>Golden doodle</text:p>
          </table:table-cell>
        </table:table-row>
        <table:table-row>
          <table:table-cell office:string-value="Sun Jul 21 22:09:28 EDT 2019" office:value-type="string">
            <text:p>Sun Jul 21 22:09:28 EDT 2019</text:p>
          </table:table-cell>
          <table:table-cell office:string-value="Dog" office:value-type="string">
            <text:p>Dog</text:p>
          </table:table-cell>
          <table:table-cell office:string-value="Willie" office:value-type="string">
            <text:p>Willie</text:p>
          </table:table-cell>
          <table:table-cell office:string-value="Willie" office:value-type="string">
            <text:p>Willie</text:p>
          </table:table-cell>
          <table:table-cell office:value="2.5" office:value-type="float">
            <text:p>2.5</text:p>
          </table:table-cell>
          <table:table-cell office:string-value="Lab mix" office:value-type="string">
            <text:p>Lab mix</text:p>
          </table:table-cell>
        </table:table-row>
        <table:table-row>
          <table:table-cell office:string-value="Sun Jul 21 22:12:41 EDT 2019" office:value-type="string">
            <text:p>Sun Jul 21 22:12:41 EDT 2019</text:p>
          </table:table-cell>
          <table:table-cell office:string-value="Dog" office:value-type="string">
            <text:p>Dog</text:p>
          </table:table-cell>
          <table:table-cell office:string-value="package" office:value-type="string">
            <text:p>package</text:p>
          </table:table-cell>
          <table:table-cell office:string-value="package" office:value-type="string">
            <text:p>package</text:p>
          </table:table-cell>
          <table:table-cell office:value="1.0" office:value-type="float">
            <text:p>1.0</text:p>
          </table:table-cell>
          <table:table-cell office:string-value="Dalmatian mix" office:value-type="string">
            <text:p>Dalmatian mix</text:p>
          </table:table-cell>
        </table:table-row>
        <table:table-row>
          <table:table-cell office:string-value="Sun Jul 21 22:12:53 EDT 2019" office:value-type="string">
            <text:p>Sun Jul 21 22:12:53 EDT 2019</text:p>
          </table:table-cell>
          <table:table-cell office:string-value="Cat" office:value-type="string">
            <text:p>Cat</text:p>
          </table:table-cell>
          <table:table-cell office:string-value="Algernon " office:value-type="string">
            <text:p>Algernon </text:p>
          </table:table-cell>
          <table:table-cell office:string-value="Algy, Gu" office:value-type="string">
            <text:p>Algy, Gu</text:p>
          </table:table-cell>
          <table:table-cell office:value="11.0" office:value-type="float">
            <text:p>11.0</text:p>
          </table:table-cell>
          <table:table-cell/>
        </table:table-row>
        <table:table-row>
          <table:table-cell office:string-value="Sun Jul 21 22:13:07 EDT 2019" office:value-type="string">
            <text:p>Sun Jul 21 22:13:07 EDT 2019</text:p>
          </table:table-cell>
          <table:table-cell office:string-value="Kitty Meow" office:value-type="string">
            <text:p>Kitty Meow</text:p>
          </table:table-cell>
          <table:table-cell office:string-value="Pickles!" office:value-type="string">
            <text:p>Pickles!</text:p>
          </table:table-cell>
          <table:table-cell office:string-value="Pickles or Pumpkin or Cutie Pie or Little Darlin" office:value-type="string">
            <text:p>Pickles or Pumpkin or Cutie Pie or Little Darlin</text:p>
          </table:table-cell>
          <table:table-cell office:value="3.0" office:value-type="float">
            <text:p>3.0</text:p>
          </table:table-cell>
          <table:table-cell office:string-value="Torti" office:value-type="string">
            <text:p>Torti</text:p>
          </table:table-cell>
        </table:table-row>
        <table:table-row>
          <table:table-cell office:string-value="Sun Jul 21 22:13:08 EDT 2019" office:value-type="string">
            <text:p>Sun Jul 21 22:13:08 EDT 2019</text:p>
          </table:table-cell>
          <table:table-cell office:string-value="Cat" office:value-type="string">
            <text:p>Cat</text:p>
          </table:table-cell>
          <table:table-cell office:string-value="jiblit" office:value-type="string">
            <text:p>jiblit</text:p>
          </table:table-cell>
          <table:table-cell office:string-value="tiny jib " office:value-type="string">
            <text:p>tiny jib </text:p>
          </table:table-cell>
          <table:table-cell office:value="1.0" office:value-type="float">
            <text:p>1.0</text:p>
          </table:table-cell>
          <table:table-cell/>
        </table:table-row>
        <table:table-row>
          <table:table-cell office:string-value="Sun Jul 21 22:13:19 EDT 2019" office:value-type="string">
            <text:p>Sun Jul 21 22:13:19 EDT 2019</text:p>
          </table:table-cell>
          <table:table-cell office:string-value="Dog" office:value-type="string">
            <text:p>Dog</text:p>
          </table:table-cell>
          <table:table-cell office:string-value="Luna" office:value-type="string">
            <text:p>Luna</text:p>
          </table:table-cell>
          <table:table-cell office:string-value="Luna" office:value-type="string">
            <text:p>Luna</text:p>
          </table:table-cell>
          <table:table-cell office:value="5.0" office:value-type="float">
            <text:p>5.0</text:p>
          </table:table-cell>
          <table:table-cell office:string-value="Yorkie " office:value-type="string">
            <text:p>Yorkie </text:p>
          </table:table-cell>
        </table:table-row>
        <table:table-row>
          <table:table-cell office:string-value="Sun Jul 21 22:13:39 EDT 2019" office:value-type="string">
            <text:p>Sun Jul 21 22:13:39 EDT 2019</text:p>
          </table:table-cell>
          <table:table-cell office:string-value="Dog" office:value-type="string">
            <text:p>Dog</text:p>
          </table:table-cell>
          <table:table-cell office:string-value="Delilah" office:value-type="string">
            <text:p>Delilah</text:p>
          </table:table-cell>
          <table:table-cell office:string-value="Lila" office:value-type="string">
            <text:p>Lila</text:p>
          </table:table-cell>
          <table:table-cell office:value="4.0" office:value-type="float">
            <text:p>4.0</text:p>
          </table:table-cell>
          <table:table-cell office:string-value="Lab" office:value-type="string">
            <text:p>Lab</text:p>
          </table:table-cell>
        </table:table-row>
        <table:table-row>
          <table:table-cell office:string-value="Sun Jul 21 22:15:54 EDT 2019" office:value-type="string">
            <text:p>Sun Jul 21 22:15:54 EDT 2019</text:p>
          </table:table-cell>
          <table:table-cell office:string-value="Cat" office:value-type="string">
            <text:p>Cat</text:p>
          </table:table-cell>
          <table:table-cell office:string-value="Celie" office:value-type="string">
            <text:p>Celie</text:p>
          </table:table-cell>
          <table:table-cell office:string-value="Celie" office:value-type="string">
            <text:p>Celie</text:p>
          </table:table-cell>
          <table:table-cell office:value="7.0" office:value-type="float">
            <text:p>7.0</text:p>
          </table:table-cell>
          <table:table-cell office:string-value="Tabby" office:value-type="string">
            <text:p>Tabby</text:p>
          </table:table-cell>
        </table:table-row>
        <table:table-row>
          <table:table-cell office:string-value="Sun Jul 21 22:16:07 EDT 2019" office:value-type="string">
            <text:p>Sun Jul 21 22:16:07 EDT 2019</text:p>
          </table:table-cell>
          <table:table-cell office:string-value="Cat" office:value-type="string">
            <text:p>Cat</text:p>
          </table:table-cell>
          <table:table-cell office:string-value="Sophie" office:value-type="string">
            <text:p>Sophie</text:p>
          </table:table-cell>
          <table:table-cell office:string-value="Sophie" office:value-type="string">
            <text:p>Sophie</text:p>
          </table:table-cell>
          <table:table-cell office:value="7.0" office:value-type="float">
            <text:p>7.0</text:p>
          </table:table-cell>
          <table:table-cell office:string-value="Tabby" office:value-type="string">
            <text:p>Tabby</text:p>
          </table:table-cell>
        </table:table-row>
        <table:table-row>
          <table:table-cell office:string-value="Sun Jul 21 22:16:17 EDT 2019" office:value-type="string">
            <text:p>Sun Jul 21 22:16:17 EDT 2019</text:p>
          </table:table-cell>
          <table:table-cell office:string-value="Cat" office:value-type="string">
            <text:p>Cat</text:p>
          </table:table-cell>
          <table:table-cell office:string-value="Oliver Wendell Holmes" office:value-type="string">
            <text:p>Oliver Wendell Holmes</text:p>
          </table:table-cell>
          <table:table-cell office:string-value="Oliver" office:value-type="string">
            <text:p>Oliver</text:p>
          </table:table-cell>
          <table:table-cell office:value="9.0" office:value-type="float">
            <text:p>9.0</text:p>
          </table:table-cell>
          <table:table-cell/>
        </table:table-row>
        <table:table-row>
          <table:table-cell office:string-value="Sun Jul 21 22:16:30 EDT 2019" office:value-type="string">
            <text:p>Sun Jul 21 22:16:30 EDT 2019</text:p>
          </table:table-cell>
          <table:table-cell office:string-value="Dog" office:value-type="string">
            <text:p>Dog</text:p>
          </table:table-cell>
          <table:table-cell office:string-value="Josephine " office:value-type="string">
            <text:p>Josephine </text:p>
          </table:table-cell>
          <table:table-cell office:string-value="Josie" office:value-type="string">
            <text:p>Josie</text:p>
          </table:table-cell>
          <table:table-cell office:value="4.0" office:value-type="float">
            <text:p>4.0</text:p>
          </table:table-cell>
          <table:table-cell office:string-value="Border Collie/Pit Mix " office:value-type="string">
            <text:p>Border Collie/Pit Mix </text:p>
          </table:table-cell>
        </table:table-row>
        <table:table-row>
          <table:table-cell office:string-value="Sun Jul 21 22:17:49 EDT 2019" office:value-type="string">
            <text:p>Sun Jul 21 22:17:49 EDT 2019</text:p>
          </table:table-cell>
          <table:table-cell office:string-value="Dog" office:value-type="string">
            <text:p>Dog</text:p>
          </table:table-cell>
          <table:table-cell office:string-value="Russell D." office:value-type="string">
            <text:p>Russell D.</text:p>
          </table:table-cell>
          <table:table-cell office:string-value="Rusty" office:value-type="string">
            <text:p>Rusty</text:p>
          </table:table-cell>
          <table:table-cell office:value="9.0" office:value-type="float">
            <text:p>9.0</text:p>
          </table:table-cell>
          <table:table-cell office:string-value="Mutt" office:value-type="string">
            <text:p>Mutt</text:p>
          </table:table-cell>
        </table:table-row>
        <table:table-row>
          <table:table-cell office:string-value="Sun Jul 21 22:17:51 EDT 2019" office:value-type="string">
            <text:p>Sun Jul 21 22:17:51 EDT 2019</text:p>
          </table:table-cell>
          <table:table-cell office:string-value="Dog" office:value-type="string">
            <text:p>Dog</text:p>
          </table:table-cell>
          <table:table-cell office:string-value="Excalibur Insubordinate O’Mallie IX " office:value-type="string">
            <text:p>Excalibur Insubordinate O’Mallie IX </text:p>
          </table:table-cell>
          <table:table-cell office:string-value="Cali " office:value-type="string">
            <text:p>Cali </text:p>
          </table:table-cell>
          <table:table-cell office:value="2.0" office:value-type="float">
            <text:p>2.0</text:p>
          </table:table-cell>
          <table:table-cell office:string-value="Golden Retriever " office:value-type="string">
            <text:p>Golden Retriever </text:p>
          </table:table-cell>
        </table:table-row>
        <table:table-row>
          <table:table-cell office:string-value="Sun Jul 21 22:18:57 EDT 2019" office:value-type="string">
            <text:p>Sun Jul 21 22:18:57 EDT 2019</text:p>
          </table:table-cell>
          <table:table-cell office:string-value="Dog" office:value-type="string">
            <text:p>Dog</text:p>
          </table:table-cell>
          <table:table-cell office:string-value="Darth Vada Mae" office:value-type="string">
            <text:p>Darth Vada Mae</text:p>
          </table:table-cell>
          <table:table-cell office:string-value="Vada" office:value-type="string">
            <text:p>Vada</text:p>
          </table:table-cell>
          <table:table-cell office:value="7.0" office:value-type="float">
            <text:p>7.0</text:p>
          </table:table-cell>
          <table:table-cell office:string-value="Border collie/corgi" office:value-type="string">
            <text:p>Border collie/corgi</text:p>
          </table:table-cell>
        </table:table-row>
        <table:table-row>
          <table:table-cell office:string-value="Sun Jul 21 22:19:02 EDT 2019" office:value-type="string">
            <text:p>Sun Jul 21 22:19:02 EDT 2019</text:p>
          </table:table-cell>
          <table:table-cell office:string-value="Cat" office:value-type="string">
            <text:p>Cat</text:p>
          </table:table-cell>
          <table:table-cell office:string-value="Felix" office:value-type="string">
            <text:p>Felix</text:p>
          </table:table-cell>
          <table:table-cell office:string-value="Felix" office:value-type="string">
            <text:p>Felix</text:p>
          </table:table-cell>
          <table:table-cell office:value="12.0" office:value-type="float">
            <text:p>12.0</text:p>
          </table:table-cell>
          <table:table-cell office:string-value="Domestic Shorthair" office:value-type="string">
            <text:p>Domestic Shorthair</text:p>
          </table:table-cell>
        </table:table-row>
        <table:table-row>
          <table:table-cell office:string-value="Sun Jul 21 22:19:32 EDT 2019" office:value-type="string">
            <text:p>Sun Jul 21 22:19:32 EDT 2019</text:p>
          </table:table-cell>
          <table:table-cell office:string-value="Dog" office:value-type="string">
            <text:p>Dog</text:p>
          </table:table-cell>
          <table:table-cell office:string-value="Butterscotch" office:value-type="string">
            <text:p>Butterscotch</text:p>
          </table:table-cell>
          <table:table-cell office:string-value="Butters" office:value-type="string">
            <text:p>Butters</text:p>
          </table:table-cell>
          <table:table-cell office:string-value="9? 10???" office:value-type="string">
            <text:p>9? 10???</text:p>
          </table:table-cell>
          <table:table-cell office:string-value="mutt" office:value-type="string">
            <text:p>mutt</text:p>
          </table:table-cell>
        </table:table-row>
        <table:table-row>
          <table:table-cell office:string-value="Sun Jul 21 22:19:55 EDT 2019" office:value-type="string">
            <text:p>Sun Jul 21 22:19:55 EDT 2019</text:p>
          </table:table-cell>
          <table:table-cell office:string-value="Dog" office:value-type="string">
            <text:p>Dog</text:p>
          </table:table-cell>
          <table:table-cell office:string-value="Emma Jean Jelly Bean" office:value-type="string">
            <text:p>Emma Jean Jelly Bean</text:p>
          </table:table-cell>
          <table:table-cell office:string-value="Emma" office:value-type="string">
            <text:p>Emma</text:p>
          </table:table-cell>
          <table:table-cell office:value="13.0" office:value-type="float">
            <text:p>13.0</text:p>
          </table:table-cell>
          <table:table-cell office:string-value="Shih tzu" office:value-type="string">
            <text:p>Shih tzu</text:p>
          </table:table-cell>
        </table:table-row>
        <table:table-row>
          <table:table-cell office:string-value="Sun Jul 21 22:19:58 EDT 2019" office:value-type="string">
            <text:p>Sun Jul 21 22:19:58 EDT 2019</text:p>
          </table:table-cell>
          <table:table-cell office:string-value="Cat" office:value-type="string">
            <text:p>Cat</text:p>
          </table:table-cell>
          <table:table-cell office:string-value="Binky" office:value-type="string">
            <text:p>Binky</text:p>
          </table:table-cell>
          <table:table-cell office:string-value="Binky" office:value-type="string">
            <text:p>Binky</text:p>
          </table:table-cell>
          <table:table-cell office:value="2.0" office:value-type="float">
            <text:p>2.0</text:p>
          </table:table-cell>
          <table:table-cell office:string-value="domestic shorthair" office:value-type="string">
            <text:p>domestic shorthair</text:p>
          </table:table-cell>
        </table:table-row>
        <table:table-row>
          <table:table-cell office:string-value="Sun Jul 21 22:20:17 EDT 2019" office:value-type="string">
            <text:p>Sun Jul 21 22:20:17 EDT 2019</text:p>
          </table:table-cell>
          <table:table-cell office:string-value="Cat" office:value-type="string">
            <text:p>Cat</text:p>
          </table:table-cell>
          <table:table-cell office:string-value="Sox" office:value-type="string">
            <text:p>Sox</text:p>
          </table:table-cell>
          <table:table-cell office:string-value="Sox" office:value-type="string">
            <text:p>Sox</text:p>
          </table:table-cell>
          <table:table-cell office:value="10.0" office:value-type="float">
            <text:p>10.0</text:p>
          </table:table-cell>
          <table:table-cell office:string-value="domestic shorthair " office:value-type="string">
            <text:p>domestic shorthair </text:p>
          </table:table-cell>
        </table:table-row>
        <table:table-row>
          <table:table-cell office:string-value="Sun Jul 21 22:21:23 EDT 2019" office:value-type="string">
            <text:p>Sun Jul 21 22:21:23 EDT 2019</text:p>
          </table:table-cell>
          <table:table-cell office:string-value="Dog" office:value-type="string">
            <text:p>Dog</text:p>
          </table:table-cell>
          <table:table-cell office:string-value="Rigby" office:value-type="string">
            <text:p>Rigby</text:p>
          </table:table-cell>
          <table:table-cell office:string-value="Rigs" office:value-type="string">
            <text:p>Rigs</text:p>
          </table:table-cell>
          <table:table-cell office:string-value="6?" office:value-type="string">
            <text:p>6?</text:p>
          </table:table-cell>
          <table:table-cell office:string-value="Boston terrier" office:value-type="string">
            <text:p>Boston terrier</text:p>
          </table:table-cell>
        </table:table-row>
        <table:table-row>
          <table:table-cell office:string-value="Sun Jul 21 22:22:12 EDT 2019" office:value-type="string">
            <text:p>Sun Jul 21 22:22:12 EDT 2019</text:p>
          </table:table-cell>
          <table:table-cell office:string-value="Dog" office:value-type="string">
            <text:p>Dog</text:p>
          </table:table-cell>
          <table:table-cell office:string-value="Sir Scribbles Of the Shire" office:value-type="string">
            <text:p>Sir Scribbles Of the Shire</text:p>
          </table:table-cell>
          <table:table-cell office:string-value="Scribbles" office:value-type="string">
            <text:p>Scribbles</text:p>
          </table:table-cell>
          <table:table-cell office:value="5.0" office:value-type="float">
            <text:p>5.0</text:p>
          </table:table-cell>
          <table:table-cell office:string-value="Shih tzu/corgi " office:value-type="string">
            <text:p>Shih tzu/corgi </text:p>
          </table:table-cell>
        </table:table-row>
        <table:table-row>
          <table:table-cell office:string-value="Sun Jul 21 22:21:58 EDT 2019" office:value-type="string">
            <text:p>Sun Jul 21 22:21:58 EDT 2019</text:p>
          </table:table-cell>
          <table:table-cell office:string-value="Cat" office:value-type="string">
            <text:p>Cat</text:p>
          </table:table-cell>
          <table:table-cell office:string-value="Herbert Fitzgerald" office:value-type="string">
            <text:p>Herbert Fitzgerald</text:p>
          </table:table-cell>
          <table:table-cell office:string-value="Bertie" office:value-type="string">
            <text:p>Bertie</text:p>
          </table:table-cell>
          <table:table-cell office:value="3.0" office:value-type="float">
            <text:p>3.0</text:p>
          </table:table-cell>
          <table:table-cell office:string-value="Ragdoll" office:value-type="string">
            <text:p>Ragdoll</text:p>
          </table:table-cell>
        </table:table-row>
        <table:table-row>
          <table:table-cell office:string-value="Sun Jul 21 22:22:22 EDT 2019" office:value-type="string">
            <text:p>Sun Jul 21 22:22:22 EDT 2019</text:p>
          </table:table-cell>
          <table:table-cell office:string-value="Cat" office:value-type="string">
            <text:p>Cat</text:p>
          </table:table-cell>
          <table:table-cell office:string-value="Gary" office:value-type="string">
            <text:p>Gary</text:p>
          </table:table-cell>
          <table:table-cell office:string-value="Gary" office:value-type="string">
            <text:p>Gary</text:p>
          </table:table-cell>
          <table:table-cell office:string-value="About 3" office:value-type="string">
            <text:p>About 3</text:p>
          </table:table-cell>
          <table:table-cell office:string-value="Tabby" office:value-type="string">
            <text:p>Tabby</text:p>
          </table:table-cell>
        </table:table-row>
        <table:table-row>
          <table:table-cell office:string-value="Sun Jul 21 22:22:27 EDT 2019" office:value-type="string">
            <text:p>Sun Jul 21 22:22:27 EDT 2019</text:p>
          </table:table-cell>
          <table:table-cell office:string-value="Cat" office:value-type="string">
            <text:p>Cat</text:p>
          </table:table-cell>
          <table:table-cell office:string-value="Cassandra" office:value-type="string">
            <text:p>Cassandra</text:p>
          </table:table-cell>
          <table:table-cell office:string-value="Cassie" office:value-type="string">
            <text:p>Cassie</text:p>
          </table:table-cell>
          <table:table-cell office:value="7.0" office:value-type="float">
            <text:p>7.0</text:p>
          </table:table-cell>
          <table:table-cell office:string-value="Siamese Mix" office:value-type="string">
            <text:p>Siamese Mix</text:p>
          </table:table-cell>
        </table:table-row>
        <table:table-row>
          <table:table-cell office:string-value="Sun Jul 21 22:23:01 EDT 2019" office:value-type="string">
            <text:p>Sun Jul 21 22:23:01 EDT 2019</text:p>
          </table:table-cell>
          <table:table-cell office:string-value="Cat" office:value-type="string">
            <text:p>Cat</text:p>
          </table:table-cell>
          <table:table-cell office:string-value="Moose" office:value-type="string">
            <text:p>Moose</text:p>
          </table:table-cell>
          <table:table-cell office:string-value="Moose" office:value-type="string">
            <text:p>Moose</text:p>
          </table:table-cell>
          <table:table-cell office:string-value="2 months" office:value-type="string">
            <text:p>2 months</text:p>
          </table:table-cell>
          <table:table-cell office:string-value="Calico" office:value-type="string">
            <text:p>Calico</text:p>
          </table:table-cell>
        </table:table-row>
        <table:table-row>
          <table:table-cell office:string-value="Sun Jul 21 22:23:27 EDT 2019" office:value-type="string">
            <text:p>Sun Jul 21 22:23:27 EDT 2019</text:p>
          </table:table-cell>
          <table:table-cell office:string-value="Dog" office:value-type="string">
            <text:p>Dog</text:p>
          </table:table-cell>
          <table:table-cell office:string-value="Tele" office:value-type="string">
            <text:p>Tele</text:p>
          </table:table-cell>
          <table:table-cell office:string-value="Tele" office:value-type="string">
            <text:p>Tele</text:p>
          </table:table-cell>
          <table:table-cell office:value="11.0" office:value-type="float">
            <text:p>11.0</text:p>
          </table:table-cell>
          <table:table-cell office:string-value="Lab" office:value-type="string">
            <text:p>Lab</text:p>
          </table:table-cell>
        </table:table-row>
        <table:table-row>
          <table:table-cell office:string-value="Sun Jul 21 22:23:52 EDT 2019" office:value-type="string">
            <text:p>Sun Jul 21 22:23:52 EDT 2019</text:p>
          </table:table-cell>
          <table:table-cell office:string-value="Dog" office:value-type="string">
            <text:p>Dog</text:p>
          </table:table-cell>
          <table:table-cell office:string-value="Maggie" office:value-type="string">
            <text:p>Maggie</text:p>
          </table:table-cell>
          <table:table-cell office:string-value="Pooper" office:value-type="string">
            <text:p>Pooper</text:p>
          </table:table-cell>
          <table:table-cell office:value="14.0" office:value-type="float">
            <text:p>14.0</text:p>
          </table:table-cell>
          <table:table-cell office:string-value="dachshund " office:value-type="string">
            <text:p>dachshund </text:p>
          </table:table-cell>
        </table:table-row>
        <table:table-row>
          <table:table-cell office:string-value="Sun Jul 21 22:24:45 EDT 2019" office:value-type="string">
            <text:p>Sun Jul 21 22:24:45 EDT 2019</text:p>
          </table:table-cell>
          <table:table-cell office:string-value="Cat" office:value-type="string">
            <text:p>Cat</text:p>
          </table:table-cell>
          <table:table-cell office:string-value="Daniel" office:value-type="string">
            <text:p>Daniel</text:p>
          </table:table-cell>
          <table:table-cell office:string-value="Daniel" office:value-type="string">
            <text:p>Daniel</text:p>
          </table:table-cell>
          <table:table-cell office:value="16.0" office:value-type="float">
            <text:p>16.0</text:p>
          </table:table-cell>
          <table:table-cell office:string-value="Oriental Shorthair" office:value-type="string">
            <text:p>Oriental Shorthair</text:p>
          </table:table-cell>
        </table:table-row>
        <table:table-row>
          <table:table-cell office:string-value="Sun Jul 21 22:25:26 EDT 2019" office:value-type="string">
            <text:p>Sun Jul 21 22:25:26 EDT 2019</text:p>
          </table:table-cell>
          <table:table-cell office:string-value="Cat" office:value-type="string">
            <text:p>Cat</text:p>
          </table:table-cell>
          <table:table-cell office:string-value="Kitty" office:value-type="string">
            <text:p>Kitty</text:p>
          </table:table-cell>
          <table:table-cell office:string-value="Kitty" office:value-type="string">
            <text:p>Kitty</text:p>
          </table:table-cell>
          <table:table-cell office:value="16.0" office:value-type="float">
            <text:p>16.0</text:p>
          </table:table-cell>
          <table:table-cell office:string-value="DSH" office:value-type="string">
            <text:p>DSH</text:p>
          </table:table-cell>
        </table:table-row>
        <table:table-row>
          <table:table-cell office:string-value="Sun Jul 21 22:25:40 EDT 2019" office:value-type="string">
            <text:p>Sun Jul 21 22:25:40 EDT 2019</text:p>
          </table:table-cell>
          <table:table-cell office:string-value="Dog" office:value-type="string">
            <text:p>Dog</text:p>
          </table:table-cell>
          <table:table-cell office:string-value="Daisy Mae" office:value-type="string">
            <text:p>Daisy Mae</text:p>
          </table:table-cell>
          <table:table-cell office:string-value="Daisy" office:value-type="string">
            <text:p>Daisy</text:p>
          </table:table-cell>
          <table:table-cell office:value="11.0" office:value-type="float">
            <text:p>11.0</text:p>
          </table:table-cell>
          <table:table-cell office:string-value="Golden Retriever " office:value-type="string">
            <text:p>Golden Retriever </text:p>
          </table:table-cell>
        </table:table-row>
        <table:table-row>
          <table:table-cell office:string-value="Sun Jul 21 22:27:53 EDT 2019" office:value-type="string">
            <text:p>Sun Jul 21 22:27:53 EDT 2019</text:p>
          </table:table-cell>
          <table:table-cell office:string-value="Dog" office:value-type="string">
            <text:p>Dog</text:p>
          </table:table-cell>
          <table:table-cell office:string-value="Bug" office:value-type="string">
            <text:p>Bug</text:p>
          </table:table-cell>
          <table:table-cell office:string-value="bug" office:value-type="string">
            <text:p>bug</text:p>
          </table:table-cell>
          <table:table-cell office:value="6.0" office:value-type="float">
            <text:p>6.0</text:p>
          </table:table-cell>
          <table:table-cell office:string-value="Jack russel mutt" office:value-type="string">
            <text:p>Jack russel mutt</text:p>
          </table:table-cell>
        </table:table-row>
        <table:table-row>
          <table:table-cell office:string-value="Sun Jul 21 22:28:08 EDT 2019" office:value-type="string">
            <text:p>Sun Jul 21 22:28:08 EDT 2019</text:p>
          </table:table-cell>
          <table:table-cell office:string-value="Dog" office:value-type="string">
            <text:p>Dog</text:p>
          </table:table-cell>
          <table:table-cell office:string-value="Rayven" office:value-type="string">
            <text:p>Rayven</text:p>
          </table:table-cell>
          <table:table-cell office:string-value="Ray" office:value-type="string">
            <text:p>Ray</text:p>
          </table:table-cell>
          <table:table-cell office:value="6.0" office:value-type="float">
            <text:p>6.0</text:p>
          </table:table-cell>
          <table:table-cell office:string-value="German Shepherd" office:value-type="string">
            <text:p>German Shepherd</text:p>
          </table:table-cell>
        </table:table-row>
        <table:table-row>
          <table:table-cell office:string-value="Sun Jul 21 22:28:12 EDT 2019" office:value-type="string">
            <text:p>Sun Jul 21 22:28:12 EDT 2019</text:p>
          </table:table-cell>
          <table:table-cell office:string-value="Dog" office:value-type="string">
            <text:p>Dog</text:p>
          </table:table-cell>
          <table:table-cell office:string-value="puppy girl" office:value-type="string">
            <text:p>puppy girl</text:p>
          </table:table-cell>
          <table:table-cell office:string-value="puppy" office:value-type="string">
            <text:p>puppy</text:p>
          </table:table-cell>
          <table:table-cell office:value="4.0" office:value-type="float">
            <text:p>4.0</text:p>
          </table:table-cell>
          <table:table-cell office:string-value="Jack russel" office:value-type="string">
            <text:p>Jack russel</text:p>
          </table:table-cell>
        </table:table-row>
        <table:table-row>
          <table:table-cell office:string-value="Sun Jul 21 22:28:28 EDT 2019" office:value-type="string">
            <text:p>Sun Jul 21 22:28:28 EDT 2019</text:p>
          </table:table-cell>
          <table:table-cell office:string-value="Dog" office:value-type="string">
            <text:p>Dog</text:p>
          </table:table-cell>
          <table:table-cell office:string-value="beyoncé " office:value-type="string">
            <text:p>beyoncé </text:p>
          </table:table-cell>
          <table:table-cell office:string-value="beyoncé " office:value-type="string">
            <text:p>beyoncé </text:p>
          </table:table-cell>
          <table:table-cell office:value="2.0" office:value-type="float">
            <text:p>2.0</text:p>
          </table:table-cell>
          <table:table-cell office:string-value="chihuahua " office:value-type="string">
            <text:p>chihuahua </text:p>
          </table:table-cell>
        </table:table-row>
        <table:table-row>
          <table:table-cell office:string-value="Sun Jul 21 22:30:21 EDT 2019" office:value-type="string">
            <text:p>Sun Jul 21 22:30:21 EDT 2019</text:p>
          </table:table-cell>
          <table:table-cell office:string-value="Dog" office:value-type="string">
            <text:p>Dog</text:p>
          </table:table-cell>
          <table:table-cell office:string-value="Pippa Mad" office:value-type="string">
            <text:p>Pippa Mad</text:p>
          </table:table-cell>
          <table:table-cell office:string-value="Pippa" office:value-type="string">
            <text:p>Pippa</text:p>
          </table:table-cell>
          <table:table-cell office:value="2.0" office:value-type="float">
            <text:p>2.0</text:p>
          </table:table-cell>
          <table:table-cell office:string-value="Havanese  " office:value-type="string">
            <text:p>Havanese <text:s text:c="1"/></text:p>
          </table:table-cell>
        </table:table-row>
        <table:table-row>
          <table:table-cell office:string-value="Sun Jul 21 22:30:35 EDT 2019" office:value-type="string">
            <text:p>Sun Jul 21 22:30:35 EDT 2019</text:p>
          </table:table-cell>
          <table:table-cell office:string-value="Dog" office:value-type="string">
            <text:p>Dog</text:p>
          </table:table-cell>
          <table:table-cell office:string-value="Tails Balboa" office:value-type="string">
            <text:p>Tails Balboa</text:p>
          </table:table-cell>
          <table:table-cell office:string-value="Tails " office:value-type="string">
            <text:p>Tails </text:p>
          </table:table-cell>
          <table:table-cell office:value="14.0" office:value-type="float">
            <text:p>14.0</text:p>
          </table:table-cell>
          <table:table-cell office:string-value="Chihuahua " office:value-type="string">
            <text:p>Chihuahua </text:p>
          </table:table-cell>
        </table:table-row>
        <table:table-row>
          <table:table-cell office:string-value="Sun Jul 21 22:31:00 EDT 2019" office:value-type="string">
            <text:p>Sun Jul 21 22:31:00 EDT 2019</text:p>
          </table:table-cell>
          <table:table-cell office:string-value="Dog" office:value-type="string">
            <text:p>Dog</text:p>
          </table:table-cell>
          <table:table-cell office:string-value="Tara Balboa" office:value-type="string">
            <text:p>Tara Balboa</text:p>
          </table:table-cell>
          <table:table-cell office:string-value="Tara" office:value-type="string">
            <text:p>Tara</text:p>
          </table:table-cell>
          <table:table-cell office:value="6.0" office:value-type="float">
            <text:p>6.0</text:p>
          </table:table-cell>
          <table:table-cell office:string-value="Chihuahua " office:value-type="string">
            <text:p>Chihuahua </text:p>
          </table:table-cell>
        </table:table-row>
        <table:table-row>
          <table:table-cell office:string-value="Sun Jul 21 22:35:26 EDT 2019" office:value-type="string">
            <text:p>Sun Jul 21 22:35:26 EDT 2019</text:p>
          </table:table-cell>
          <table:table-cell office:string-value="Dog" office:value-type="string">
            <text:p>Dog</text:p>
          </table:table-cell>
          <table:table-cell office:string-value="Mia" office:value-type="string">
            <text:p>Mia</text:p>
          </table:table-cell>
          <table:table-cell office:string-value="Mimi" office:value-type="string">
            <text:p>Mimi</text:p>
          </table:table-cell>
          <table:table-cell office:string-value="&lt;1" office:value-type="string">
            <text:p>&lt;1</text:p>
          </table:table-cell>
          <table:table-cell office:string-value="Chihuahua" office:value-type="string">
            <text:p>Chihuahua</text:p>
          </table:table-cell>
        </table:table-row>
        <table:table-row>
          <table:table-cell office:string-value="Sun Jul 21 22:34:11 EDT 2019" office:value-type="string">
            <text:p>Sun Jul 21 22:34:11 EDT 2019</text:p>
          </table:table-cell>
          <table:table-cell office:string-value="Dog" office:value-type="string">
            <text:p>Dog</text:p>
          </table:table-cell>
          <table:table-cell office:string-value="Slainte" office:value-type="string">
            <text:p>Slainte</text:p>
          </table:table-cell>
          <table:table-cell office:string-value="Slainte" office:value-type="string">
            <text:p>Slainte</text:p>
          </table:table-cell>
          <table:table-cell office:value="12.0" office:value-type="float">
            <text:p>12.0</text:p>
          </table:table-cell>
          <table:table-cell office:string-value="Chiweenie" office:value-type="string">
            <text:p>Chiweenie</text:p>
          </table:table-cell>
        </table:table-row>
        <table:table-row>
          <table:table-cell office:string-value="Sun Jul 21 22:35:49 EDT 2019" office:value-type="string">
            <text:p>Sun Jul 21 22:35:49 EDT 2019</text:p>
          </table:table-cell>
          <table:table-cell office:string-value="Cat" office:value-type="string">
            <text:p>Cat</text:p>
          </table:table-cell>
          <table:table-cell office:string-value="Persephone" office:value-type="string">
            <text:p>Persephone</text:p>
          </table:table-cell>
          <table:table-cell office:string-value="Persnuffy" office:value-type="string">
            <text:p>Persnuffy</text:p>
          </table:table-cell>
          <table:table-cell office:value="11.0" office:value-type="float">
            <text:p>11.0</text:p>
          </table:table-cell>
          <table:table-cell/>
        </table:table-row>
        <table:table-row>
          <table:table-cell office:string-value="Sun Jul 21 22:35:50 EDT 2019" office:value-type="string">
            <text:p>Sun Jul 21 22:35:50 EDT 2019</text:p>
          </table:table-cell>
          <table:table-cell office:string-value="Cat" office:value-type="string">
            <text:p>Cat</text:p>
          </table:table-cell>
          <table:table-cell office:string-value="Piper" office:value-type="string">
            <text:p>Piper</text:p>
          </table:table-cell>
          <table:table-cell office:string-value="Pipes" office:value-type="string">
            <text:p>Pipes</text:p>
          </table:table-cell>
          <table:table-cell office:value="1.0" office:value-type="float">
            <text:p>1.0</text:p>
          </table:table-cell>
          <table:table-cell/>
        </table:table-row>
        <table:table-row>
          <table:table-cell office:string-value="Sun Jul 21 22:36:42 EDT 2019" office:value-type="string">
            <text:p>Sun Jul 21 22:36:42 EDT 2019</text:p>
          </table:table-cell>
          <table:table-cell office:string-value="Cat" office:value-type="string">
            <text:p>Cat</text:p>
          </table:table-cell>
          <table:table-cell office:string-value="Belle" office:value-type="string">
            <text:p>Belle</text:p>
          </table:table-cell>
          <table:table-cell office:string-value="Tiny Kitten" office:value-type="string">
            <text:p>Tiny Kitten</text:p>
          </table:table-cell>
          <table:table-cell office:value="12.0" office:value-type="float">
            <text:p>12.0</text:p>
          </table:table-cell>
          <table:table-cell/>
        </table:table-row>
        <table:table-row>
          <table:table-cell office:string-value="Sun Jul 21 22:37:27 EDT 2019" office:value-type="string">
            <text:p>Sun Jul 21 22:37:27 EDT 2019</text:p>
          </table:table-cell>
          <table:table-cell office:string-value="Cat" office:value-type="string">
            <text:p>Cat</text:p>
          </table:table-cell>
          <table:table-cell office:string-value="Nyx" office:value-type="string">
            <text:p>Nyx</text:p>
          </table:table-cell>
          <table:table-cell office:string-value="Nyxapooski" office:value-type="string">
            <text:p>Nyxapooski</text:p>
          </table:table-cell>
          <table:table-cell office:value="8.0" office:value-type="float">
            <text:p>8.0</text:p>
          </table:table-cell>
          <table:table-cell/>
        </table:table-row>
        <table:table-row>
          <table:table-cell office:string-value="Sun Jul 21 22:38:48 EDT 2019" office:value-type="string">
            <text:p>Sun Jul 21 22:38:48 EDT 2019</text:p>
          </table:table-cell>
          <table:table-cell office:string-value="Dog" office:value-type="string">
            <text:p>Dog</text:p>
          </table:table-cell>
          <table:table-cell office:string-value="Clyde Frog the Dog" office:value-type="string">
            <text:p>Clyde Frog the Dog</text:p>
          </table:table-cell>
          <table:table-cell office:string-value="Clyde " office:value-type="string">
            <text:p>Clyde </text:p>
          </table:table-cell>
          <table:table-cell office:value="3.75" office:value-type="float">
            <text:p>3.75</text:p>
          </table:table-cell>
          <table:table-cell office:string-value="Yellow Labrador " office:value-type="string">
            <text:p>Yellow Labrador </text:p>
          </table:table-cell>
        </table:table-row>
        <table:table-row>
          <table:table-cell office:string-value="Sun Jul 21 22:38:04 EDT 2019" office:value-type="string">
            <text:p>Sun Jul 21 22:38:04 EDT 2019</text:p>
          </table:table-cell>
          <table:table-cell office:string-value="Cat" office:value-type="string">
            <text:p>Cat</text:p>
          </table:table-cell>
          <table:table-cell office:string-value="Baby Tiger" office:value-type="string">
            <text:p>Baby Tiger</text:p>
          </table:table-cell>
          <table:table-cell office:string-value="Tiger bub" office:value-type="string">
            <text:p>Tiger bub</text:p>
          </table:table-cell>
          <table:table-cell office:value="11.0" office:value-type="float">
            <text:p>11.0</text:p>
          </table:table-cell>
          <table:table-cell/>
        </table:table-row>
        <table:table-row>
          <table:table-cell office:string-value="Sun Jul 21 22:38:43 EDT 2019" office:value-type="string">
            <text:p>Sun Jul 21 22:38:43 EDT 2019</text:p>
          </table:table-cell>
          <table:table-cell office:string-value="Cat" office:value-type="string">
            <text:p>Cat</text:p>
          </table:table-cell>
          <table:table-cell office:string-value="Havoc" office:value-type="string">
            <text:p>Havoc</text:p>
          </table:table-cell>
          <table:table-cell office:string-value="BB" office:value-type="string">
            <text:p>BB</text:p>
          </table:table-cell>
          <table:table-cell office:value="2.0" office:value-type="float">
            <text:p>2.0</text:p>
          </table:table-cell>
          <table:table-cell/>
        </table:table-row>
        <table:table-row>
          <table:table-cell office:string-value="Sun Jul 21 22:40:35 EDT 2019" office:value-type="string">
            <text:p>Sun Jul 21 22:40:35 EDT 2019</text:p>
          </table:table-cell>
          <table:table-cell office:string-value="Dog" office:value-type="string">
            <text:p>Dog</text:p>
          </table:table-cell>
          <table:table-cell office:string-value="Asher" office:value-type="string">
            <text:p>Asher</text:p>
          </table:table-cell>
          <table:table-cell office:string-value="Ashie" office:value-type="string">
            <text:p>Ashie</text:p>
          </table:table-cell>
          <table:table-cell office:value="9.0" office:value-type="float">
            <text:p>9.0</text:p>
          </table:table-cell>
          <table:table-cell office:string-value="Golden retriever" office:value-type="string">
            <text:p>Golden retriever</text:p>
          </table:table-cell>
        </table:table-row>
        <table:table-row>
          <table:table-cell office:string-value="Sun Jul 21 22:40:37 EDT 2019" office:value-type="string">
            <text:p>Sun Jul 21 22:40:37 EDT 2019</text:p>
          </table:table-cell>
          <table:table-cell office:string-value="Dog" office:value-type="string">
            <text:p>Dog</text:p>
          </table:table-cell>
          <table:table-cell office:string-value="Miley" office:value-type="string">
            <text:p>Miley</text:p>
          </table:table-cell>
          <table:table-cell office:string-value="Miley" office:value-type="string">
            <text:p>Miley</text:p>
          </table:table-cell>
          <table:table-cell office:value="13.5" office:value-type="float">
            <text:p>13.5</text:p>
          </table:table-cell>
          <table:table-cell office:string-value="Mutt" office:value-type="string">
            <text:p>Mutt</text:p>
          </table:table-cell>
        </table:table-row>
        <table:table-row>
          <table:table-cell office:string-value="Sun Jul 21 22:40:40 EDT 2019" office:value-type="string">
            <text:p>Sun Jul 21 22:40:40 EDT 2019</text:p>
          </table:table-cell>
          <table:table-cell office:string-value="Cat" office:value-type="string">
            <text:p>Cat</text:p>
          </table:table-cell>
          <table:table-cell office:string-value="Tux" office:value-type="string">
            <text:p>Tux</text:p>
          </table:table-cell>
          <table:table-cell office:string-value="Monsieur Tux" office:value-type="string">
            <text:p>Monsieur Tux</text:p>
          </table:table-cell>
          <table:table-cell office:value="2.0" office:value-type="float">
            <text:p>2.0</text:p>
          </table:table-cell>
          <table:table-cell/>
        </table:table-row>
        <table:table-row>
          <table:table-cell office:string-value="Sun Jul 21 22:41:00 EDT 2019" office:value-type="string">
            <text:p>Sun Jul 21 22:41:00 EDT 2019</text:p>
          </table:table-cell>
          <table:table-cell office:string-value="Horse" office:value-type="string">
            <text:p>Horse</text:p>
          </table:table-cell>
          <table:table-cell office:string-value="Paisley Desert Melody " office:value-type="string">
            <text:p>Paisley Desert Melody </text:p>
          </table:table-cell>
          <table:table-cell office:string-value="Melody" office:value-type="string">
            <text:p>Melody</text:p>
          </table:table-cell>
          <table:table-cell office:value="7.0" office:value-type="float">
            <text:p>7.0</text:p>
          </table:table-cell>
          <table:table-cell office:string-value="Mustang (horse)" office:value-type="string">
            <text:p>Mustang (horse)</text:p>
          </table:table-cell>
        </table:table-row>
        <table:table-row>
          <table:table-cell office:string-value="Sun Jul 21 22:41:06 EDT 2019" office:value-type="string">
            <text:p>Sun Jul 21 22:41:06 EDT 2019</text:p>
          </table:table-cell>
          <table:table-cell office:string-value="Dog" office:value-type="string">
            <text:p>Dog</text:p>
          </table:table-cell>
          <table:table-cell office:string-value="Suzie" office:value-type="string">
            <text:p>Suzie</text:p>
          </table:table-cell>
          <table:table-cell office:string-value="Suzie" office:value-type="string">
            <text:p>Suzie</text:p>
          </table:table-cell>
          <table:table-cell office:value="5.0" office:value-type="float">
            <text:p>5.0</text:p>
          </table:table-cell>
          <table:table-cell office:string-value="Chocolate lab" office:value-type="string">
            <text:p>Chocolate lab</text:p>
          </table:table-cell>
        </table:table-row>
        <table:table-row>
          <table:table-cell office:string-value="Sun Jul 21 22:41:27 EDT 2019" office:value-type="string">
            <text:p>Sun Jul 21 22:41:27 EDT 2019</text:p>
          </table:table-cell>
          <table:table-cell office:string-value="Dog" office:value-type="string">
            <text:p>Dog</text:p>
          </table:table-cell>
          <table:table-cell office:string-value="Joshua" office:value-type="string">
            <text:p>Joshua</text:p>
          </table:table-cell>
          <table:table-cell office:string-value="Joshie" office:value-type="string">
            <text:p>Joshie</text:p>
          </table:table-cell>
          <table:table-cell office:value="9.0" office:value-type="float">
            <text:p>9.0</text:p>
          </table:table-cell>
          <table:table-cell office:string-value="Golden retreiver" office:value-type="string">
            <text:p>Golden retreiver</text:p>
          </table:table-cell>
        </table:table-row>
        <table:table-row>
          <table:table-cell office:string-value="Sun Jul 21 22:42:08 EDT 2019" office:value-type="string">
            <text:p>Sun Jul 21 22:42:08 EDT 2019</text:p>
          </table:table-cell>
          <table:table-cell office:string-value="Dog" office:value-type="string">
            <text:p>Dog</text:p>
          </table:table-cell>
          <table:table-cell office:string-value="Kona Kai" office:value-type="string">
            <text:p>Kona Kai</text:p>
          </table:table-cell>
          <table:table-cell office:string-value="Kona" office:value-type="string">
            <text:p>Kona</text:p>
          </table:table-cell>
          <table:table-cell office:value="2.0" office:value-type="float">
            <text:p>2.0</text:p>
          </table:table-cell>
          <table:table-cell office:string-value="Mutt: half terrific, half amazing (most likely golden retriever/German Shepherd " office:value-type="string">
            <text:p>Mutt: half terrific, half amazing (most likely golden retriever/German Shepherd </text:p>
          </table:table-cell>
        </table:table-row>
        <table:table-row>
          <table:table-cell office:string-value="Sun Jul 21 22:42:19 EDT 2019" office:value-type="string">
            <text:p>Sun Jul 21 22:42:19 EDT 2019</text:p>
          </table:table-cell>
          <table:table-cell office:string-value="Cat" office:value-type="string">
            <text:p>Cat</text:p>
          </table:table-cell>
          <table:table-cell office:string-value="Simba" office:value-type="string">
            <text:p>Simba</text:p>
          </table:table-cell>
          <table:table-cell office:string-value="Simba" office:value-type="string">
            <text:p>Simba</text:p>
          </table:table-cell>
          <table:table-cell office:value="6.0" office:value-type="float">
            <text:p>6.0</text:p>
          </table:table-cell>
          <table:table-cell office:string-value="DSH (He orange)" office:value-type="string">
            <text:p>DSH (He orange)</text:p>
          </table:table-cell>
        </table:table-row>
        <table:table-row>
          <table:table-cell office:string-value="Sun Jul 21 22:43:03 EDT 2019" office:value-type="string">
            <text:p>Sun Jul 21 22:43:03 EDT 2019</text:p>
          </table:table-cell>
          <table:table-cell office:string-value="Dog" office:value-type="string">
            <text:p>Dog</text:p>
          </table:table-cell>
          <table:table-cell office:string-value="Charlie" office:value-type="string">
            <text:p>Charlie</text:p>
          </table:table-cell>
          <table:table-cell office:string-value="Charlie" office:value-type="string">
            <text:p>Charlie</text:p>
          </table:table-cell>
          <table:table-cell office:value="11.0" office:value-type="float">
            <text:p>11.0</text:p>
          </table:table-cell>
          <table:table-cell office:string-value="Boston Terrier x Pug" office:value-type="string">
            <text:p>Boston Terrier x Pug</text:p>
          </table:table-cell>
        </table:table-row>
        <table:table-row>
          <table:table-cell office:string-value="Sun Jul 21 22:43:10 EDT 2019" office:value-type="string">
            <text:p>Sun Jul 21 22:43:10 EDT 2019</text:p>
          </table:table-cell>
          <table:table-cell office:string-value="Turtle" office:value-type="string">
            <text:p>Turtle</text:p>
          </table:table-cell>
          <table:table-cell office:string-value="Lucky" office:value-type="string">
            <text:p>Lucky</text:p>
          </table:table-cell>
          <table:table-cell office:string-value="Lucky" office:value-type="string">
            <text:p>Lucky</text:p>
          </table:table-cell>
          <table:table-cell office:string-value="Unknown" office:value-type="string">
            <text:p>Unknown</text:p>
          </table:table-cell>
          <table:table-cell office:string-value="Desert tortoise" office:value-type="string">
            <text:p>Desert tortoise</text:p>
          </table:table-cell>
        </table:table-row>
        <table:table-row>
          <table:table-cell office:string-value="Sun Jul 21 22:43:40 EDT 2019" office:value-type="string">
            <text:p>Sun Jul 21 22:43:40 EDT 2019</text:p>
          </table:table-cell>
          <table:table-cell office:string-value="Cat" office:value-type="string">
            <text:p>Cat</text:p>
          </table:table-cell>
          <table:table-cell office:string-value="Duncan" office:value-type="string">
            <text:p>Duncan</text:p>
          </table:table-cell>
          <table:table-cell office:string-value="Duncan" office:value-type="string">
            <text:p>Duncan</text:p>
          </table:table-cell>
          <table:table-cell office:value="5.5" office:value-type="float">
            <text:p>5.5</text:p>
          </table:table-cell>
          <table:table-cell office:string-value="NA" office:value-type="string">
            <text:p>NA</text:p>
          </table:table-cell>
        </table:table-row>
        <table:table-row>
          <table:table-cell office:string-value="Sun Jul 21 22:44:09 EDT 2019" office:value-type="string">
            <text:p>Sun Jul 21 22:44:09 EDT 2019</text:p>
          </table:table-cell>
          <table:table-cell office:string-value="Dog" office:value-type="string">
            <text:p>Dog</text:p>
          </table:table-cell>
          <table:table-cell office:string-value="Lucky" office:value-type="string">
            <text:p>Lucky</text:p>
          </table:table-cell>
          <table:table-cell office:string-value="Lucky" office:value-type="string">
            <text:p>Lucky</text:p>
          </table:table-cell>
          <table:table-cell office:value="4.0" office:value-type="float">
            <text:p>4.0</text:p>
          </table:table-cell>
          <table:table-cell office:string-value="Lab retriever " office:value-type="string">
            <text:p>Lab retriever </text:p>
          </table:table-cell>
        </table:table-row>
        <table:table-row>
          <table:table-cell office:string-value="Sun Jul 21 22:44:24 EDT 2019" office:value-type="string">
            <text:p>Sun Jul 21 22:44:24 EDT 2019</text:p>
          </table:table-cell>
          <table:table-cell office:string-value="Dog" office:value-type="string">
            <text:p>Dog</text:p>
          </table:table-cell>
          <table:table-cell office:string-value="Lily Ann " office:value-type="string">
            <text:p>Lily Ann </text:p>
          </table:table-cell>
          <table:table-cell office:string-value="Lily" office:value-type="string">
            <text:p>Lily</text:p>
          </table:table-cell>
          <table:table-cell office:value="3.0" office:value-type="float">
            <text:p>3.0</text:p>
          </table:table-cell>
          <table:table-cell office:string-value="Golden retriever " office:value-type="string">
            <text:p>Golden retriever </text:p>
          </table:table-cell>
        </table:table-row>
        <table:table-row>
          <table:table-cell office:string-value="Sun Jul 21 22:44:37 EDT 2019" office:value-type="string">
            <text:p>Sun Jul 21 22:44:37 EDT 2019</text:p>
          </table:table-cell>
          <table:table-cell office:string-value="Dog" office:value-type="string">
            <text:p>Dog</text:p>
          </table:table-cell>
          <table:table-cell office:string-value="Robbie" office:value-type="string">
            <text:p>Robbie</text:p>
          </table:table-cell>
          <table:table-cell office:string-value="Robbie" office:value-type="string">
            <text:p>Robbie</text:p>
          </table:table-cell>
          <table:table-cell office:value="10.0" office:value-type="float">
            <text:p>10.0</text:p>
          </table:table-cell>
          <table:table-cell office:string-value="West Highland White" office:value-type="string">
            <text:p>West Highland White</text:p>
          </table:table-cell>
        </table:table-row>
        <table:table-row>
          <table:table-cell office:string-value="Sun Jul 21 22:44:38 EDT 2019" office:value-type="string">
            <text:p>Sun Jul 21 22:44:38 EDT 2019</text:p>
          </table:table-cell>
          <table:table-cell office:string-value="Dog" office:value-type="string">
            <text:p>Dog</text:p>
          </table:table-cell>
          <table:table-cell office:string-value="Chance " office:value-type="string">
            <text:p>Chance </text:p>
          </table:table-cell>
          <table:table-cell office:string-value="Chance " office:value-type="string">
            <text:p>Chance </text:p>
          </table:table-cell>
          <table:table-cell office:value="4.0" office:value-type="float">
            <text:p>4.0</text:p>
          </table:table-cell>
          <table:table-cell office:string-value="Lab Retriever " office:value-type="string">
            <text:p>Lab Retriever </text:p>
          </table:table-cell>
        </table:table-row>
        <table:table-row>
          <table:table-cell office:string-value="Sun Jul 21 22:45:29 EDT 2019" office:value-type="string">
            <text:p>Sun Jul 21 22:45:29 EDT 2019</text:p>
          </table:table-cell>
          <table:table-cell office:string-value="Cat" office:value-type="string">
            <text:p>Cat</text:p>
          </table:table-cell>
          <table:table-cell office:string-value="Mir Hector" office:value-type="string">
            <text:p>Mir Hector</text:p>
          </table:table-cell>
          <table:table-cell office:string-value="Mir" office:value-type="string">
            <text:p>Mir</text:p>
          </table:table-cell>
          <table:table-cell office:value="11.5" office:value-type="float">
            <text:p>11.5</text:p>
          </table:table-cell>
          <table:table-cell office:string-value="Domestic shorthair" office:value-type="string">
            <text:p>Domestic shorthair</text:p>
          </table:table-cell>
        </table:table-row>
        <table:table-row>
          <table:table-cell office:string-value="Sun Jul 21 22:45:37 EDT 2019" office:value-type="string">
            <text:p>Sun Jul 21 22:45:37 EDT 2019</text:p>
          </table:table-cell>
          <table:table-cell office:string-value="Cat" office:value-type="string">
            <text:p>Cat</text:p>
          </table:table-cell>
          <table:table-cell office:string-value="Clover" office:value-type="string">
            <text:p>Clover</text:p>
          </table:table-cell>
          <table:table-cell office:string-value="Clo" office:value-type="string">
            <text:p>Clo</text:p>
          </table:table-cell>
          <table:table-cell office:string-value="2-3" office:value-type="string">
            <text:p>2-3</text:p>
          </table:table-cell>
          <table:table-cell/>
        </table:table-row>
        <table:table-row>
          <table:table-cell office:string-value="Sun Jul 21 22:46:05 EDT 2019" office:value-type="string">
            <text:p>Sun Jul 21 22:46:05 EDT 2019</text:p>
          </table:table-cell>
          <table:table-cell office:string-value="Cat" office:value-type="string">
            <text:p>Cat</text:p>
          </table:table-cell>
          <table:table-cell office:string-value="Lacerta Grace" office:value-type="string">
            <text:p>Lacerta Grace</text:p>
          </table:table-cell>
          <table:table-cell office:string-value="Laci" office:value-type="string">
            <text:p>Laci</text:p>
          </table:table-cell>
          <table:table-cell office:value="11.0" office:value-type="float">
            <text:p>11.0</text:p>
          </table:table-cell>
          <table:table-cell office:string-value="Domestic shorthair" office:value-type="string">
            <text:p>Domestic shorthair</text:p>
          </table:table-cell>
        </table:table-row>
        <table:table-row>
          <table:table-cell office:string-value="Sun Jul 21 22:46:08 EDT 2019" office:value-type="string">
            <text:p>Sun Jul 21 22:46:08 EDT 2019</text:p>
          </table:table-cell>
          <table:table-cell office:string-value="Dog" office:value-type="string">
            <text:p>Dog</text:p>
          </table:table-cell>
          <table:table-cell office:string-value="McGregor" office:value-type="string">
            <text:p>McGregor</text:p>
          </table:table-cell>
          <table:table-cell office:string-value="Gregs" office:value-type="string">
            <text:p>Gregs</text:p>
          </table:table-cell>
          <table:table-cell office:value="11.0" office:value-type="float">
            <text:p>11.0</text:p>
          </table:table-cell>
          <table:table-cell office:string-value="Scottish Terrier" office:value-type="string">
            <text:p>Scottish Terrier</text:p>
          </table:table-cell>
        </table:table-row>
        <table:table-row>
          <table:table-cell office:string-value="Sun Jul 21 22:46:10 EDT 2019" office:value-type="string">
            <text:p>Sun Jul 21 22:46:10 EDT 2019</text:p>
          </table:table-cell>
          <table:table-cell office:string-value="Cat" office:value-type="string">
            <text:p>Cat</text:p>
          </table:table-cell>
          <table:table-cell office:string-value="Mosephus" office:value-type="string">
            <text:p>Mosephus</text:p>
          </table:table-cell>
          <table:table-cell office:string-value="Mo" office:value-type="string">
            <text:p>Mo</text:p>
          </table:table-cell>
          <table:table-cell office:string-value="3-4" office:value-type="string">
            <text:p>3-4</text:p>
          </table:table-cell>
          <table:table-cell/>
        </table:table-row>
        <table:table-row>
          <table:table-cell office:string-value="Sun Jul 21 22:46:50 EDT 2019" office:value-type="string">
            <text:p>Sun Jul 21 22:46:50 EDT 2019</text:p>
          </table:table-cell>
          <table:table-cell office:string-value="Dog" office:value-type="string">
            <text:p>Dog</text:p>
          </table:table-cell>
          <table:table-cell office:string-value="Maggie" office:value-type="string">
            <text:p>Maggie</text:p>
          </table:table-cell>
          <table:table-cell office:string-value="Mags, maggals" office:value-type="string">
            <text:p>Mags, maggals</text:p>
          </table:table-cell>
          <table:table-cell office:value="6.0" office:value-type="float">
            <text:p>6.0</text:p>
          </table:table-cell>
          <table:table-cell office:string-value="Corgi" office:value-type="string">
            <text:p>Corgi</text:p>
          </table:table-cell>
        </table:table-row>
        <table:table-row>
          <table:table-cell office:string-value="Sun Jul 21 22:46:55 EDT 2019" office:value-type="string">
            <text:p>Sun Jul 21 22:46:55 EDT 2019</text:p>
          </table:table-cell>
          <table:table-cell office:string-value="Dog" office:value-type="string">
            <text:p>Dog</text:p>
          </table:table-cell>
          <table:table-cell office:string-value="Boo Radley Beauregard " office:value-type="string">
            <text:p>Boo Radley Beauregard </text:p>
          </table:table-cell>
          <table:table-cell office:string-value="Boo" office:value-type="string">
            <text:p>Boo</text:p>
          </table:table-cell>
          <table:table-cell office:value="5.0" office:value-type="float">
            <text:p>5.0</text:p>
          </table:table-cell>
          <table:table-cell office:string-value="Hound mix" office:value-type="string">
            <text:p>Hound mix</text:p>
          </table:table-cell>
        </table:table-row>
        <table:table-row>
          <table:table-cell office:string-value="Sun Jul 21 22:48:01 EDT 2019" office:value-type="string">
            <text:p>Sun Jul 21 22:48:01 EDT 2019</text:p>
          </table:table-cell>
          <table:table-cell office:string-value="Cat" office:value-type="string">
            <text:p>Cat</text:p>
          </table:table-cell>
          <table:table-cell office:string-value="Pictor James" office:value-type="string">
            <text:p>Pictor James</text:p>
          </table:table-cell>
          <table:table-cell office:string-value="Pictor " office:value-type="string">
            <text:p>Pictor </text:p>
          </table:table-cell>
          <table:table-cell office:value="8.0" office:value-type="float">
            <text:p>8.0</text:p>
          </table:table-cell>
          <table:table-cell office:string-value="Lynx point Siamese" office:value-type="string">
            <text:p>Lynx point Siamese</text:p>
          </table:table-cell>
        </table:table-row>
        <table:table-row>
          <table:table-cell office:string-value="Sun Jul 21 22:48:12 EDT 2019" office:value-type="string">
            <text:p>Sun Jul 21 22:48:12 EDT 2019</text:p>
          </table:table-cell>
          <table:table-cell office:string-value="Cat" office:value-type="string">
            <text:p>Cat</text:p>
          </table:table-cell>
          <table:table-cell office:string-value="Yellowie" office:value-type="string">
            <text:p>Yellowie</text:p>
          </table:table-cell>
          <table:table-cell office:string-value="Old man" office:value-type="string">
            <text:p>Old man</text:p>
          </table:table-cell>
          <table:table-cell office:value="19.0" office:value-type="float">
            <text:p>19.0</text:p>
          </table:table-cell>
          <table:table-cell/>
        </table:table-row>
        <table:table-row>
          <table:table-cell office:string-value="Sun Jul 21 22:48:30 EDT 2019" office:value-type="string">
            <text:p>Sun Jul 21 22:48:30 EDT 2019</text:p>
          </table:table-cell>
          <table:table-cell office:string-value="Cat" office:value-type="string">
            <text:p>Cat</text:p>
          </table:table-cell>
          <table:table-cell office:string-value="Sylvio" office:value-type="string">
            <text:p>Sylvio</text:p>
          </table:table-cell>
          <table:table-cell office:string-value="Syl" office:value-type="string">
            <text:p>Syl</text:p>
          </table:table-cell>
          <table:table-cell office:value="14.0" office:value-type="float">
            <text:p>14.0</text:p>
          </table:table-cell>
          <table:table-cell/>
        </table:table-row>
        <table:table-row>
          <table:table-cell office:string-value="Sun Jul 21 22:48:30 EDT 2019" office:value-type="string">
            <text:p>Sun Jul 21 22:48:30 EDT 2019</text:p>
          </table:table-cell>
          <table:table-cell office:string-value="Dog" office:value-type="string">
            <text:p>Dog</text:p>
          </table:table-cell>
          <table:table-cell office:string-value="Jean Louise" office:value-type="string">
            <text:p>Jean Louise</text:p>
          </table:table-cell>
          <table:table-cell office:string-value="Scout" office:value-type="string">
            <text:p>Scout</text:p>
          </table:table-cell>
          <table:table-cell office:value="2.5" office:value-type="float">
            <text:p>2.5</text:p>
          </table:table-cell>
          <table:table-cell office:string-value="Golden Retriever" office:value-type="string">
            <text:p>Golden Retriever</text:p>
          </table:table-cell>
        </table:table-row>
        <table:table-row>
          <table:table-cell office:string-value="Sun Jul 21 22:48:54 EDT 2019" office:value-type="string">
            <text:p>Sun Jul 21 22:48:54 EDT 2019</text:p>
          </table:table-cell>
          <table:table-cell office:string-value="Cat" office:value-type="string">
            <text:p>Cat</text:p>
          </table:table-cell>
          <table:table-cell office:string-value="Cooper Kent DeGroat" office:value-type="string">
            <text:p>Cooper Kent DeGroat</text:p>
          </table:table-cell>
          <table:table-cell office:string-value="Cooper/Tooper" office:value-type="string">
            <text:p>Cooper/Tooper</text:p>
          </table:table-cell>
          <table:table-cell office:value="1.0" office:value-type="float">
            <text:p>1.0</text:p>
          </table:table-cell>
          <table:table-cell office:string-value="Tuxedo Cat " office:value-type="string">
            <text:p>Tuxedo Cat </text:p>
          </table:table-cell>
        </table:table-row>
        <table:table-row>
          <table:table-cell office:string-value="Sun Jul 21 22:49:17 EDT 2019" office:value-type="string">
            <text:p>Sun Jul 21 22:49:17 EDT 2019</text:p>
          </table:table-cell>
          <table:table-cell office:string-value="Dog" office:value-type="string">
            <text:p>Dog</text:p>
          </table:table-cell>
          <table:table-cell office:string-value="Java Joe" office:value-type="string">
            <text:p>Java Joe</text:p>
          </table:table-cell>
          <table:table-cell office:string-value="Joe" office:value-type="string">
            <text:p>Joe</text:p>
          </table:table-cell>
          <table:table-cell office:string-value="7 weeks" office:value-type="string">
            <text:p>7 weeks</text:p>
          </table:table-cell>
          <table:table-cell office:string-value="Corgi" office:value-type="string">
            <text:p>Corgi</text:p>
          </table:table-cell>
        </table:table-row>
        <table:table-row>
          <table:table-cell office:string-value="Sun Jul 21 22:49:40 EDT 2019" office:value-type="string">
            <text:p>Sun Jul 21 22:49:40 EDT 2019</text:p>
          </table:table-cell>
          <table:table-cell office:string-value="Dog" office:value-type="string">
            <text:p>Dog</text:p>
          </table:table-cell>
          <table:table-cell office:string-value="Heidi hoho" office:value-type="string">
            <text:p>Heidi hoho</text:p>
          </table:table-cell>
          <table:table-cell office:string-value="Heidi" office:value-type="string">
            <text:p>Heidi</text:p>
          </table:table-cell>
          <table:table-cell office:value="7.0" office:value-type="float">
            <text:p>7.0</text:p>
          </table:table-cell>
          <table:table-cell office:string-value="Rescue " office:value-type="string">
            <text:p>Rescue </text:p>
          </table:table-cell>
        </table:table-row>
        <table:table-row>
          <table:table-cell office:string-value="Sun Jul 21 22:50:53 EDT 2019" office:value-type="string">
            <text:p>Sun Jul 21 22:50:53 EDT 2019</text:p>
          </table:table-cell>
          <table:table-cell office:string-value="Dog" office:value-type="string">
            <text:p>Dog</text:p>
          </table:table-cell>
          <table:table-cell office:string-value="Finlay Heisenberg " office:value-type="string">
            <text:p>Finlay Heisenberg </text:p>
          </table:table-cell>
          <table:table-cell office:string-value="Finn" office:value-type="string">
            <text:p>Finn</text:p>
          </table:table-cell>
          <table:table-cell office:string-value="8 years old" office:value-type="string">
            <text:p>8 years old</text:p>
          </table:table-cell>
          <table:table-cell office:string-value="Shetland Sheepdog" office:value-type="string">
            <text:p>Shetland Sheepdog</text:p>
          </table:table-cell>
        </table:table-row>
        <table:table-row>
          <table:table-cell office:string-value="Sun Jul 21 22:51:01 EDT 2019" office:value-type="string">
            <text:p>Sun Jul 21 22:51:01 EDT 2019</text:p>
          </table:table-cell>
          <table:table-cell office:string-value="Cat" office:value-type="string">
            <text:p>Cat</text:p>
          </table:table-cell>
          <table:table-cell office:string-value="Porkchop " office:value-type="string">
            <text:p>Porkchop </text:p>
          </table:table-cell>
          <table:table-cell office:string-value="Porkie" office:value-type="string">
            <text:p>Porkie</text:p>
          </table:table-cell>
          <table:table-cell office:value="4.0" office:value-type="float">
            <text:p>4.0</text:p>
          </table:table-cell>
          <table:table-cell office:string-value="Rescue " office:value-type="string">
            <text:p>Rescue </text:p>
          </table:table-cell>
        </table:table-row>
        <table:table-row>
          <table:table-cell office:string-value="Sun Jul 21 22:51:05 EDT 2019" office:value-type="string">
            <text:p>Sun Jul 21 22:51:05 EDT 2019</text:p>
          </table:table-cell>
          <table:table-cell office:string-value="Dog" office:value-type="string">
            <text:p>Dog</text:p>
          </table:table-cell>
          <table:table-cell office:string-value="Nala Belle" office:value-type="string">
            <text:p>Nala Belle</text:p>
          </table:table-cell>
          <table:table-cell office:string-value="Nala" office:value-type="string">
            <text:p>Nala</text:p>
          </table:table-cell>
          <table:table-cell office:value="11.0" office:value-type="float">
            <text:p>11.0</text:p>
          </table:table-cell>
          <table:table-cell office:string-value="Golden retriever" office:value-type="string">
            <text:p>Golden retriever</text:p>
          </table:table-cell>
        </table:table-row>
        <table:table-row>
          <table:table-cell office:string-value="Sun Jul 21 22:51:36 EDT 2019" office:value-type="string">
            <text:p>Sun Jul 21 22:51:36 EDT 2019</text:p>
          </table:table-cell>
          <table:table-cell office:string-value="Cat" office:value-type="string">
            <text:p>Cat</text:p>
          </table:table-cell>
          <table:table-cell office:string-value="Lila" office:value-type="string">
            <text:p>Lila</text:p>
          </table:table-cell>
          <table:table-cell office:string-value="Lielee" office:value-type="string">
            <text:p>Lielee</text:p>
          </table:table-cell>
          <table:table-cell office:value="10.0" office:value-type="float">
            <text:p>10.0</text:p>
          </table:table-cell>
          <table:table-cell office:string-value="Long hair domestic " office:value-type="string">
            <text:p>Long hair domestic </text:p>
          </table:table-cell>
        </table:table-row>
        <table:table-row>
          <table:table-cell office:string-value="Sun Jul 21 22:52:13 EDT 2019" office:value-type="string">
            <text:p>Sun Jul 21 22:52:13 EDT 2019</text:p>
          </table:table-cell>
          <table:table-cell office:string-value="Dog" office:value-type="string">
            <text:p>Dog</text:p>
          </table:table-cell>
          <table:table-cell office:string-value="Matelin Paco Junior" office:value-type="string">
            <text:p>Matelin Paco Junior</text:p>
          </table:table-cell>
          <table:table-cell office:string-value="Mate" office:value-type="string">
            <text:p>Mate</text:p>
          </table:table-cell>
          <table:table-cell office:value="9.0" office:value-type="float">
            <text:p>9.0</text:p>
          </table:table-cell>
          <table:table-cell office:string-value="Australian Shepherd " office:value-type="string">
            <text:p>Australian Shepherd </text:p>
          </table:table-cell>
        </table:table-row>
        <table:table-row>
          <table:table-cell office:string-value="Sun Jul 21 22:51:45 EDT 2019" office:value-type="string">
            <text:p>Sun Jul 21 22:51:45 EDT 2019</text:p>
          </table:table-cell>
          <table:table-cell office:string-value="Cat" office:value-type="string">
            <text:p>Cat</text:p>
          </table:table-cell>
          <table:table-cell office:string-value="Applesauce " office:value-type="string">
            <text:p>Applesauce </text:p>
          </table:table-cell>
          <table:table-cell office:string-value="Apple" office:value-type="string">
            <text:p>Apple</text:p>
          </table:table-cell>
          <table:table-cell office:value="2.0" office:value-type="float">
            <text:p>2.0</text:p>
          </table:table-cell>
          <table:table-cell office:string-value="Rescue " office:value-type="string">
            <text:p>Rescue </text:p>
          </table:table-cell>
        </table:table-row>
        <table:table-row>
          <table:table-cell office:string-value="Sun Jul 21 22:52:47 EDT 2019" office:value-type="string">
            <text:p>Sun Jul 21 22:52:47 EDT 2019</text:p>
          </table:table-cell>
          <table:table-cell office:string-value="Dog" office:value-type="string">
            <text:p>Dog</text:p>
          </table:table-cell>
          <table:table-cell office:string-value="Eddie " office:value-type="string">
            <text:p>Eddie </text:p>
          </table:table-cell>
          <table:table-cell office:string-value="Eddie" office:value-type="string">
            <text:p>Eddie</text:p>
          </table:table-cell>
          <table:table-cell office:value="8.0" office:value-type="float">
            <text:p>8.0</text:p>
          </table:table-cell>
          <table:table-cell office:string-value="Chihuahua " office:value-type="string">
            <text:p>Chihuahua </text:p>
          </table:table-cell>
        </table:table-row>
        <table:table-row>
          <table:table-cell office:string-value="Sun Jul 21 22:52:17 EDT 2019" office:value-type="string">
            <text:p>Sun Jul 21 22:52:17 EDT 2019</text:p>
          </table:table-cell>
          <table:table-cell office:string-value="Dog" office:value-type="string">
            <text:p>Dog</text:p>
          </table:table-cell>
          <table:table-cell office:string-value="Sir Thompson Squigglebutt" office:value-type="string">
            <text:p>Sir Thompson Squigglebutt</text:p>
          </table:table-cell>
          <table:table-cell office:string-value="Tommy" office:value-type="string">
            <text:p>Tommy</text:p>
          </table:table-cell>
          <table:table-cell office:value="7.0" office:value-type="float">
            <text:p>7.0</text:p>
          </table:table-cell>
          <table:table-cell office:string-value="Chihuahua" office:value-type="string">
            <text:p>Chihuahua</text:p>
          </table:table-cell>
        </table:table-row>
        <table:table-row>
          <table:table-cell office:string-value="Sun Jul 21 22:53:16 EDT 2019" office:value-type="string">
            <text:p>Sun Jul 21 22:53:16 EDT 2019</text:p>
          </table:table-cell>
          <table:table-cell office:string-value="Dog" office:value-type="string">
            <text:p>Dog</text:p>
          </table:table-cell>
          <table:table-cell office:string-value="Miss Kasey Bubbles " office:value-type="string">
            <text:p>Miss Kasey Bubbles </text:p>
          </table:table-cell>
          <table:table-cell office:string-value="Kasey" office:value-type="string">
            <text:p>Kasey</text:p>
          </table:table-cell>
          <table:table-cell office:value="8.0" office:value-type="float">
            <text:p>8.0</text:p>
          </table:table-cell>
          <table:table-cell office:string-value="English Setter" office:value-type="string">
            <text:p>English Setter</text:p>
          </table:table-cell>
        </table:table-row>
        <table:table-row>
          <table:table-cell office:string-value="Sun Jul 21 22:53:44 EDT 2019" office:value-type="string">
            <text:p>Sun Jul 21 22:53:44 EDT 2019</text:p>
          </table:table-cell>
          <table:table-cell office:string-value="Dog" office:value-type="string">
            <text:p>Dog</text:p>
          </table:table-cell>
          <table:table-cell office:string-value="Angel " office:value-type="string">
            <text:p>Angel </text:p>
          </table:table-cell>
          <table:table-cell office:string-value="Angel" office:value-type="string">
            <text:p>Angel</text:p>
          </table:table-cell>
          <table:table-cell office:value="9.0" office:value-type="float">
            <text:p>9.0</text:p>
          </table:table-cell>
          <table:table-cell office:string-value="Golden retriever" office:value-type="string">
            <text:p>Golden retriever</text:p>
          </table:table-cell>
        </table:table-row>
        <table:table-row>
          <table:table-cell office:string-value="Sun Jul 21 22:54:06 EDT 2019" office:value-type="string">
            <text:p>Sun Jul 21 22:54:06 EDT 2019</text:p>
          </table:table-cell>
          <table:table-cell office:string-value="Dog" office:value-type="string">
            <text:p>Dog</text:p>
          </table:table-cell>
          <table:table-cell office:string-value="Loosie" office:value-type="string">
            <text:p>Loosie</text:p>
          </table:table-cell>
          <table:table-cell office:string-value="Goose" office:value-type="string">
            <text:p>Goose</text:p>
          </table:table-cell>
          <table:table-cell office:value="15.0" office:value-type="float">
            <text:p>15.0</text:p>
          </table:table-cell>
          <table:table-cell office:string-value="Whippet" office:value-type="string">
            <text:p>Whippet</text:p>
          </table:table-cell>
        </table:table-row>
        <table:table-row>
          <table:table-cell office:string-value="Sun Jul 21 22:54:17 EDT 2019" office:value-type="string">
            <text:p>Sun Jul 21 22:54:17 EDT 2019</text:p>
          </table:table-cell>
          <table:table-cell office:string-value="Bird" office:value-type="string">
            <text:p>Bird</text:p>
          </table:table-cell>
          <table:table-cell office:string-value="Ruby " office:value-type="string">
            <text:p>Ruby </text:p>
          </table:table-cell>
          <table:table-cell office:string-value="Ruby" office:value-type="string">
            <text:p>Ruby</text:p>
          </table:table-cell>
          <table:table-cell office:value="2.0" office:value-type="float">
            <text:p>2.0</text:p>
          </table:table-cell>
          <table:table-cell office:string-value="Parakeet " office:value-type="string">
            <text:p>Parakeet </text:p>
          </table:table-cell>
        </table:table-row>
        <table:table-row>
          <table:table-cell office:string-value="Sun Jul 21 22:54:39 EDT 2019" office:value-type="string">
            <text:p>Sun Jul 21 22:54:39 EDT 2019</text:p>
          </table:table-cell>
          <table:table-cell office:string-value="Dog" office:value-type="string">
            <text:p>Dog</text:p>
          </table:table-cell>
          <table:table-cell office:string-value="Sophie " office:value-type="string">
            <text:p>Sophie </text:p>
          </table:table-cell>
          <table:table-cell office:string-value="Sophie" office:value-type="string">
            <text:p>Sophie</text:p>
          </table:table-cell>
          <table:table-cell office:value="14.0" office:value-type="float">
            <text:p>14.0</text:p>
          </table:table-cell>
          <table:table-cell office:string-value="Whippet" office:value-type="string">
            <text:p>Whippet</text:p>
          </table:table-cell>
        </table:table-row>
        <table:table-row>
          <table:table-cell office:string-value="Sun Jul 21 22:55:13 EDT 2019" office:value-type="string">
            <text:p>Sun Jul 21 22:55:13 EDT 2019</text:p>
          </table:table-cell>
          <table:table-cell office:string-value="Lizard" office:value-type="string">
            <text:p>Lizard</text:p>
          </table:table-cell>
          <table:table-cell office:string-value="Robert " office:value-type="string">
            <text:p>Robert </text:p>
          </table:table-cell>
          <table:table-cell office:string-value="Robbie" office:value-type="string">
            <text:p>Robbie</text:p>
          </table:table-cell>
          <table:table-cell office:value="1.0" office:value-type="float">
            <text:p>1.0</text:p>
          </table:table-cell>
          <table:table-cell office:string-value="Leopard gecko " office:value-type="string">
            <text:p>Leopard gecko </text:p>
          </table:table-cell>
        </table:table-row>
        <table:table-row>
          <table:table-cell office:string-value="Sun Jul 21 22:55:17 EDT 2019" office:value-type="string">
            <text:p>Sun Jul 21 22:55:17 EDT 2019</text:p>
          </table:table-cell>
          <table:table-cell office:string-value="Dog" office:value-type="string">
            <text:p>Dog</text:p>
          </table:table-cell>
          <table:table-cell office:string-value="Douglas" office:value-type="string">
            <text:p>Douglas</text:p>
          </table:table-cell>
          <table:table-cell office:string-value="Douglas" office:value-type="string">
            <text:p>Douglas</text:p>
          </table:table-cell>
          <table:table-cell office:value="10.0" office:value-type="float">
            <text:p>10.0</text:p>
          </table:table-cell>
          <table:table-cell office:string-value="Basset Hound" office:value-type="string">
            <text:p>Basset Hound</text:p>
          </table:table-cell>
        </table:table-row>
        <table:table-row>
          <table:table-cell office:string-value="Sun Jul 21 22:55:36 EDT 2019" office:value-type="string">
            <text:p>Sun Jul 21 22:55:36 EDT 2019</text:p>
          </table:table-cell>
          <table:table-cell office:string-value="Dog" office:value-type="string">
            <text:p>Dog</text:p>
          </table:table-cell>
          <table:table-cell office:string-value="Zoi" office:value-type="string">
            <text:p>Zoi</text:p>
          </table:table-cell>
          <table:table-cell office:string-value="Z" office:value-type="string">
            <text:p>Z</text:p>
          </table:table-cell>
          <table:table-cell office:value="1.0" office:value-type="float">
            <text:p>1.0</text:p>
          </table:table-cell>
          <table:table-cell office:string-value="English Setter" office:value-type="string">
            <text:p>English Setter</text:p>
          </table:table-cell>
        </table:table-row>
        <table:table-row>
          <table:table-cell office:string-value="Sun Jul 21 22:55:53 EDT 2019" office:value-type="string">
            <text:p>Sun Jul 21 22:55:53 EDT 2019</text:p>
          </table:table-cell>
          <table:table-cell office:string-value="Cat" office:value-type="string">
            <text:p>Cat</text:p>
          </table:table-cell>
          <table:table-cell office:string-value="Menke" office:value-type="string">
            <text:p>Menke</text:p>
          </table:table-cell>
          <table:table-cell office:string-value="Menke" office:value-type="string">
            <text:p>Menke</text:p>
          </table:table-cell>
          <table:table-cell office:value="4.0" office:value-type="float">
            <text:p>4.0</text:p>
          </table:table-cell>
          <table:table-cell office:string-value="Manx " office:value-type="string">
            <text:p>Manx </text:p>
          </table:table-cell>
        </table:table-row>
        <table:table-row>
          <table:table-cell office:string-value="Sun Jul 21 22:56:01 EDT 2019" office:value-type="string">
            <text:p>Sun Jul 21 22:56:01 EDT 2019</text:p>
          </table:table-cell>
          <table:table-cell office:string-value="Dog" office:value-type="string">
            <text:p>Dog</text:p>
          </table:table-cell>
          <table:table-cell office:string-value="Jasper" office:value-type="string">
            <text:p>Jasper</text:p>
          </table:table-cell>
          <table:table-cell office:string-value="Jasper" office:value-type="string">
            <text:p>Jasper</text:p>
          </table:table-cell>
          <table:table-cell office:value="14.0" office:value-type="float">
            <text:p>14.0</text:p>
          </table:table-cell>
          <table:table-cell office:string-value="Whippet" office:value-type="string">
            <text:p>Whippet</text:p>
          </table:table-cell>
        </table:table-row>
        <table:table-row>
          <table:table-cell office:string-value="Sun Jul 21 22:56:23 EDT 2019" office:value-type="string">
            <text:p>Sun Jul 21 22:56:23 EDT 2019</text:p>
          </table:table-cell>
          <table:table-cell office:string-value="Dog" office:value-type="string">
            <text:p>Dog</text:p>
          </table:table-cell>
          <table:table-cell office:string-value="Rupert" office:value-type="string">
            <text:p>Rupert</text:p>
          </table:table-cell>
          <table:table-cell office:string-value="Roo" office:value-type="string">
            <text:p>Roo</text:p>
          </table:table-cell>
          <table:table-cell office:value="3.0" office:value-type="float">
            <text:p>3.0</text:p>
          </table:table-cell>
          <table:table-cell office:string-value="Basset Hound" office:value-type="string">
            <text:p>Basset Hound</text:p>
          </table:table-cell>
        </table:table-row>
        <table:table-row>
          <table:table-cell office:string-value="Sun Jul 21 22:56:57 EDT 2019" office:value-type="string">
            <text:p>Sun Jul 21 22:56:57 EDT 2019</text:p>
          </table:table-cell>
          <table:table-cell office:string-value="Dog" office:value-type="string">
            <text:p>Dog</text:p>
          </table:table-cell>
          <table:table-cell office:string-value="Spencer" office:value-type="string">
            <text:p>Spencer</text:p>
          </table:table-cell>
          <table:table-cell office:string-value="Spence" office:value-type="string">
            <text:p>Spence</text:p>
          </table:table-cell>
          <table:table-cell office:value="10.0" office:value-type="float">
            <text:p>10.0</text:p>
          </table:table-cell>
          <table:table-cell office:string-value="Pointer " office:value-type="string">
            <text:p>Pointer </text:p>
          </table:table-cell>
        </table:table-row>
        <table:table-row>
          <table:table-cell office:string-value="Sun Jul 21 22:57:32 EDT 2019" office:value-type="string">
            <text:p>Sun Jul 21 22:57:32 EDT 2019</text:p>
          </table:table-cell>
          <table:table-cell office:string-value="Dog" office:value-type="string">
            <text:p>Dog</text:p>
          </table:table-cell>
          <table:table-cell office:string-value="Sir Clyde Bootsie Sideeye" office:value-type="string">
            <text:p>Sir Clyde Bootsie Sideeye</text:p>
          </table:table-cell>
          <table:table-cell office:string-value="Clyde " office:value-type="string">
            <text:p>Clyde </text:p>
          </table:table-cell>
          <table:table-cell office:value="11.0" office:value-type="float">
            <text:p>11.0</text:p>
          </table:table-cell>
          <table:table-cell office:string-value="Chihuahua " office:value-type="string">
            <text:p>Chihuahua </text:p>
          </table:table-cell>
        </table:table-row>
        <table:table-row>
          <table:table-cell office:string-value="Sun Jul 21 22:58:00 EDT 2019" office:value-type="string">
            <text:p>Sun Jul 21 22:58:00 EDT 2019</text:p>
          </table:table-cell>
          <table:table-cell office:string-value="Dog" office:value-type="string">
            <text:p>Dog</text:p>
          </table:table-cell>
          <table:table-cell office:string-value="Daisy Mae" office:value-type="string">
            <text:p>Daisy Mae</text:p>
          </table:table-cell>
          <table:table-cell office:string-value="Daisy" office:value-type="string">
            <text:p>Daisy</text:p>
          </table:table-cell>
          <table:table-cell office:value="7.0" office:value-type="float">
            <text:p>7.0</text:p>
          </table:table-cell>
          <table:table-cell office:string-value="Goldendoodle" office:value-type="string">
            <text:p>Goldendoodle</text:p>
          </table:table-cell>
        </table:table-row>
        <table:table-row>
          <table:table-cell office:string-value="Sun Jul 21 23:01:49 EDT 2019" office:value-type="string">
            <text:p>Sun Jul 21 23:01:49 EDT 2019</text:p>
          </table:table-cell>
          <table:table-cell office:string-value="Dog" office:value-type="string">
            <text:p>Dog</text:p>
          </table:table-cell>
          <table:table-cell office:string-value="Teddy Bear" office:value-type="string">
            <text:p>Teddy Bear</text:p>
          </table:table-cell>
          <table:table-cell office:string-value="Teddy" office:value-type="string">
            <text:p>Teddy</text:p>
          </table:table-cell>
          <table:table-cell office:value="11.0" office:value-type="float">
            <text:p>11.0</text:p>
          </table:table-cell>
          <table:table-cell office:string-value="Chow chow/Australian Shepard " office:value-type="string">
            <text:p>Chow chow/Australian Shepard </text:p>
          </table:table-cell>
        </table:table-row>
        <table:table-row>
          <table:table-cell office:string-value="Sun Jul 21 23:06:09 EDT 2019" office:value-type="string">
            <text:p>Sun Jul 21 23:06:09 EDT 2019</text:p>
          </table:table-cell>
          <table:table-cell office:string-value="Dog" office:value-type="string">
            <text:p>Dog</text:p>
          </table:table-cell>
          <table:table-cell office:string-value="Edward Gene " office:value-type="string">
            <text:p>Edward Gene </text:p>
          </table:table-cell>
          <table:table-cell office:string-value="Eddy" office:value-type="string">
            <text:p>Eddy</text:p>
          </table:table-cell>
          <table:table-cell office:value="15.0" office:value-type="float">
            <text:p>15.0</text:p>
          </table:table-cell>
          <table:table-cell office:string-value="Golden Retriever " office:value-type="string">
            <text:p>Golden Retriever </text:p>
          </table:table-cell>
        </table:table-row>
        <table:table-row>
          <table:table-cell office:string-value="Sun Jul 21 23:05:40 EDT 2019" office:value-type="string">
            <text:p>Sun Jul 21 23:05:40 EDT 2019</text:p>
          </table:table-cell>
          <table:table-cell office:string-value="Dog" office:value-type="string">
            <text:p>Dog</text:p>
          </table:table-cell>
          <table:table-cell office:string-value="Peaches Monroe" office:value-type="string">
            <text:p>Peaches Monroe</text:p>
          </table:table-cell>
          <table:table-cell office:string-value="Peaches" office:value-type="string">
            <text:p>Peaches</text:p>
          </table:table-cell>
          <table:table-cell office:value="4.0" office:value-type="float">
            <text:p>4.0</text:p>
          </table:table-cell>
          <table:table-cell office:string-value="Jack Russell Terrier " office:value-type="string">
            <text:p>Jack Russell Terrier </text:p>
          </table:table-cell>
        </table:table-row>
        <table:table-row>
          <table:table-cell office:string-value="Sun Jul 21 23:06:19 EDT 2019" office:value-type="string">
            <text:p>Sun Jul 21 23:06:19 EDT 2019</text:p>
          </table:table-cell>
          <table:table-cell office:string-value="Dog" office:value-type="string">
            <text:p>Dog</text:p>
          </table:table-cell>
          <table:table-cell office:string-value="Sir Nicholas" office:value-type="string">
            <text:p>Sir Nicholas</text:p>
          </table:table-cell>
          <table:table-cell office:string-value="Nick" office:value-type="string">
            <text:p>Nick</text:p>
          </table:table-cell>
          <table:table-cell office:value="9.0" office:value-type="float">
            <text:p>9.0</text:p>
          </table:table-cell>
          <table:table-cell office:string-value="Corgi/jack russell " office:value-type="string">
            <text:p>Corgi/jack russell </text:p>
          </table:table-cell>
        </table:table-row>
        <table:table-row>
          <table:table-cell office:string-value="Sun Jul 21 23:06:25 EDT 2019" office:value-type="string">
            <text:p>Sun Jul 21 23:06:25 EDT 2019</text:p>
          </table:table-cell>
          <table:table-cell office:string-value="Dog" office:value-type="string">
            <text:p>Dog</text:p>
          </table:table-cell>
          <table:table-cell office:string-value="Eowyn" office:value-type="string">
            <text:p>Eowyn</text:p>
          </table:table-cell>
          <table:table-cell office:string-value="Eo" office:value-type="string">
            <text:p>Eo</text:p>
          </table:table-cell>
          <table:table-cell office:value="13.0" office:value-type="float">
            <text:p>13.0</text:p>
          </table:table-cell>
          <table:table-cell office:string-value="Shih tzu" office:value-type="string">
            <text:p>Shih tzu</text:p>
          </table:table-cell>
        </table:table-row>
        <table:table-row>
          <table:table-cell office:string-value="Sun Jul 21 23:06:41 EDT 2019" office:value-type="string">
            <text:p>Sun Jul 21 23:06:41 EDT 2019</text:p>
          </table:table-cell>
          <table:table-cell office:string-value="Dog" office:value-type="string">
            <text:p>Dog</text:p>
          </table:table-cell>
          <table:table-cell office:string-value="Jayden" office:value-type="string">
            <text:p>Jayden</text:p>
          </table:table-cell>
          <table:table-cell office:string-value="Denden" office:value-type="string">
            <text:p>Denden</text:p>
          </table:table-cell>
          <table:table-cell office:value="8.0" office:value-type="float">
            <text:p>8.0</text:p>
          </table:table-cell>
          <table:table-cell office:string-value="Shih tzu" office:value-type="string">
            <text:p>Shih tzu</text:p>
          </table:table-cell>
        </table:table-row>
        <table:table-row>
          <table:table-cell office:string-value="Sun Jul 21 23:06:55 EDT 2019" office:value-type="string">
            <text:p>Sun Jul 21 23:06:55 EDT 2019</text:p>
          </table:table-cell>
          <table:table-cell office:string-value="Dog" office:value-type="string">
            <text:p>Dog</text:p>
          </table:table-cell>
          <table:table-cell office:string-value="Joey" office:value-type="string">
            <text:p>Joey</text:p>
          </table:table-cell>
          <table:table-cell office:string-value="Jo" office:value-type="string">
            <text:p>Jo</text:p>
          </table:table-cell>
          <table:table-cell office:value="1.0" office:value-type="float">
            <text:p>1.0</text:p>
          </table:table-cell>
          <table:table-cell office:string-value="Golden retriever" office:value-type="string">
            <text:p>Golden retriever</text:p>
          </table:table-cell>
        </table:table-row>
        <table:table-row>
          <table:table-cell office:string-value="Sun Jul 21 23:08:33 EDT 2019" office:value-type="string">
            <text:p>Sun Jul 21 23:08:33 EDT 2019</text:p>
          </table:table-cell>
          <table:table-cell office:string-value="Dog" office:value-type="string">
            <text:p>Dog</text:p>
          </table:table-cell>
          <table:table-cell office:string-value="Walker Texas Ranger " office:value-type="string">
            <text:p>Walker Texas Ranger </text:p>
          </table:table-cell>
          <table:table-cell office:string-value="Wally" office:value-type="string">
            <text:p>Wally</text:p>
          </table:table-cell>
          <table:table-cell office:value="1.0" office:value-type="float">
            <text:p>1.0</text:p>
          </table:table-cell>
          <table:table-cell office:string-value="Labrador Mix " office:value-type="string">
            <text:p>Labrador Mix </text:p>
          </table:table-cell>
        </table:table-row>
        <table:table-row>
          <table:table-cell office:string-value="Sun Jul 21 23:08:52 EDT 2019" office:value-type="string">
            <text:p>Sun Jul 21 23:08:52 EDT 2019</text:p>
          </table:table-cell>
          <table:table-cell office:string-value="Dog" office:value-type="string">
            <text:p>Dog</text:p>
          </table:table-cell>
          <table:table-cell office:string-value="Mike Mussina " office:value-type="string">
            <text:p>Mike Mussina </text:p>
          </table:table-cell>
          <table:table-cell office:string-value="Moose" office:value-type="string">
            <text:p>Moose</text:p>
          </table:table-cell>
          <table:table-cell office:value="1.0" office:value-type="float">
            <text:p>1.0</text:p>
          </table:table-cell>
          <table:table-cell office:string-value="Labrador mix " office:value-type="string">
            <text:p>Labrador mix </text:p>
          </table:table-cell>
        </table:table-row>
        <table:table-row>
          <table:table-cell office:string-value="Sun Jul 21 23:10:08 EDT 2019" office:value-type="string">
            <text:p>Sun Jul 21 23:10:08 EDT 2019</text:p>
          </table:table-cell>
          <table:table-cell office:string-value="Cat" office:value-type="string">
            <text:p>Cat</text:p>
          </table:table-cell>
          <table:table-cell office:string-value="Azuca" office:value-type="string">
            <text:p>Azuca</text:p>
          </table:table-cell>
          <table:table-cell office:string-value="Zucchini" office:value-type="string">
            <text:p>Zucchini</text:p>
          </table:table-cell>
          <table:table-cell office:value="8.0" office:value-type="float">
            <text:p>8.0</text:p>
          </table:table-cell>
          <table:table-cell/>
        </table:table-row>
        <table:table-row>
          <table:table-cell office:string-value="Sun Jul 21 23:13:48 EDT 2019" office:value-type="string">
            <text:p>Sun Jul 21 23:13:48 EDT 2019</text:p>
          </table:table-cell>
          <table:table-cell office:string-value="Cat" office:value-type="string">
            <text:p>Cat</text:p>
          </table:table-cell>
          <table:table-cell office:string-value="Lady Bluebelle" office:value-type="string">
            <text:p>Lady Bluebelle</text:p>
          </table:table-cell>
          <table:table-cell office:string-value="Bluebelle" office:value-type="string">
            <text:p>Bluebelle</text:p>
          </table:table-cell>
          <table:table-cell office:value="16.0" office:value-type="float">
            <text:p>16.0</text:p>
          </table:table-cell>
          <table:table-cell office:string-value="DMH " office:value-type="string">
            <text:p>DMH </text:p>
          </table:table-cell>
        </table:table-row>
        <table:table-row>
          <table:table-cell office:string-value="Sun Jul 21 23:12:08 EDT 2019" office:value-type="string">
            <text:p>Sun Jul 21 23:12:08 EDT 2019</text:p>
          </table:table-cell>
          <table:table-cell office:string-value="Dog" office:value-type="string">
            <text:p>Dog</text:p>
          </table:table-cell>
          <table:table-cell office:string-value="Demon Deacon" office:value-type="string">
            <text:p>Demon Deacon</text:p>
          </table:table-cell>
          <table:table-cell office:string-value="Deke" office:value-type="string">
            <text:p>Deke</text:p>
          </table:table-cell>
          <table:table-cell office:value="13.0" office:value-type="float">
            <text:p>13.0</text:p>
          </table:table-cell>
          <table:table-cell office:string-value="Golden Retreiver" office:value-type="string">
            <text:p>Golden Retreiver</text:p>
          </table:table-cell>
        </table:table-row>
        <table:table-row>
          <table:table-cell office:string-value="Sun Jul 21 23:12:01 EDT 2019" office:value-type="string">
            <text:p>Sun Jul 21 23:12:01 EDT 2019</text:p>
          </table:table-cell>
          <table:table-cell office:string-value="Dog" office:value-type="string">
            <text:p>Dog</text:p>
          </table:table-cell>
          <table:table-cell office:string-value="benny the tiny von hudehoff" office:value-type="string">
            <text:p>benny the tiny von hudehoff</text:p>
          </table:table-cell>
          <table:table-cell office:string-value="benny" office:value-type="string">
            <text:p>benny</text:p>
          </table:table-cell>
          <table:table-cell office:value="5.0" office:value-type="float">
            <text:p>5.0</text:p>
          </table:table-cell>
          <table:table-cell office:string-value="yorkshire" office:value-type="string">
            <text:p>yorkshire</text:p>
          </table:table-cell>
        </table:table-row>
        <table:table-row>
          <table:table-cell office:string-value="Sun Jul 21 23:14:17 EDT 2019" office:value-type="string">
            <text:p>Sun Jul 21 23:14:17 EDT 2019</text:p>
          </table:table-cell>
          <table:table-cell office:string-value="Dog" office:value-type="string">
            <text:p>Dog</text:p>
          </table:table-cell>
          <table:table-cell office:string-value="Jacky" office:value-type="string">
            <text:p>Jacky</text:p>
          </table:table-cell>
          <table:table-cell office:string-value="Jack" office:value-type="string">
            <text:p>Jack</text:p>
          </table:table-cell>
          <table:table-cell office:value="3.0" office:value-type="float">
            <text:p>3.0</text:p>
          </table:table-cell>
          <table:table-cell office:string-value="Golden Retriever" office:value-type="string">
            <text:p>Golden Retriever</text:p>
          </table:table-cell>
        </table:table-row>
        <table:table-row>
          <table:table-cell office:string-value="Sun Jul 21 23:14:47 EDT 2019" office:value-type="string">
            <text:p>Sun Jul 21 23:14:47 EDT 2019</text:p>
          </table:table-cell>
          <table:table-cell office:string-value="Dog" office:value-type="string">
            <text:p>Dog</text:p>
          </table:table-cell>
          <table:table-cell office:string-value="Gigi" office:value-type="string">
            <text:p>Gigi</text:p>
          </table:table-cell>
          <table:table-cell office:string-value="Gigi" office:value-type="string">
            <text:p>Gigi</text:p>
          </table:table-cell>
          <table:table-cell office:value="10.0" office:value-type="float">
            <text:p>10.0</text:p>
          </table:table-cell>
          <table:table-cell office:string-value="Golden Retriever " office:value-type="string">
            <text:p>Golden Retriever </text:p>
          </table:table-cell>
        </table:table-row>
        <table:table-row>
          <table:table-cell office:string-value="Sun Jul 21 23:15:03 EDT 2019" office:value-type="string">
            <text:p>Sun Jul 21 23:15:03 EDT 2019</text:p>
          </table:table-cell>
          <table:table-cell office:string-value="Dog" office:value-type="string">
            <text:p>Dog</text:p>
          </table:table-cell>
          <table:table-cell office:string-value="Liontamer’s Nelson M Mandela " office:value-type="string">
            <text:p>Liontamer’s Nelson M Mandela </text:p>
          </table:table-cell>
          <table:table-cell office:string-value="Nelson " office:value-type="string">
            <text:p>Nelson </text:p>
          </table:table-cell>
          <table:table-cell office:value="2.0" office:value-type="float">
            <text:p>2.0</text:p>
          </table:table-cell>
          <table:table-cell office:string-value="Rhodesian Ridgeback " office:value-type="string">
            <text:p>Rhodesian Ridgeback </text:p>
          </table:table-cell>
        </table:table-row>
        <table:table-row>
          <table:table-cell office:string-value="Sun Jul 21 23:15:17 EDT 2019" office:value-type="string">
            <text:p>Sun Jul 21 23:15:17 EDT 2019</text:p>
          </table:table-cell>
          <table:table-cell office:string-value="Dog" office:value-type="string">
            <text:p>Dog</text:p>
          </table:table-cell>
          <table:table-cell office:string-value="Toby" office:value-type="string">
            <text:p>Toby</text:p>
          </table:table-cell>
          <table:table-cell office:string-value="Toby" office:value-type="string">
            <text:p>Toby</text:p>
          </table:table-cell>
          <table:table-cell office:value="12.0" office:value-type="float">
            <text:p>12.0</text:p>
          </table:table-cell>
          <table:table-cell office:string-value="Golden Retriever" office:value-type="string">
            <text:p>Golden Retriever</text:p>
          </table:table-cell>
        </table:table-row>
        <table:table-row>
          <table:table-cell office:string-value="Sun Jul 21 23:15:32 EDT 2019" office:value-type="string">
            <text:p>Sun Jul 21 23:15:32 EDT 2019</text:p>
          </table:table-cell>
          <table:table-cell office:string-value="Dog" office:value-type="string">
            <text:p>Dog</text:p>
          </table:table-cell>
          <table:table-cell office:string-value="Sugar" office:value-type="string">
            <text:p>Sugar</text:p>
          </table:table-cell>
          <table:table-cell office:string-value="Sugar" office:value-type="string">
            <text:p>Sugar</text:p>
          </table:table-cell>
          <table:table-cell office:value="13.0" office:value-type="float">
            <text:p>13.0</text:p>
          </table:table-cell>
          <table:table-cell office:string-value="Mix" office:value-type="string">
            <text:p>Mix</text:p>
          </table:table-cell>
        </table:table-row>
        <table:table-row>
          <table:table-cell office:string-value="Sun Jul 21 23:15:36 EDT 2019" office:value-type="string">
            <text:p>Sun Jul 21 23:15:36 EDT 2019</text:p>
          </table:table-cell>
          <table:table-cell office:string-value="Cat" office:value-type="string">
            <text:p>Cat</text:p>
          </table:table-cell>
          <table:table-cell office:string-value="Rey" office:value-type="string">
            <text:p>Rey</text:p>
          </table:table-cell>
          <table:table-cell office:string-value="Rey" office:value-type="string">
            <text:p>Rey</text:p>
          </table:table-cell>
          <table:table-cell office:value="2.0" office:value-type="float">
            <text:p>2.0</text:p>
          </table:table-cell>
          <table:table-cell/>
        </table:table-row>
        <table:table-row>
          <table:table-cell office:string-value="Sun Jul 21 23:15:36 EDT 2019" office:value-type="string">
            <text:p>Sun Jul 21 23:15:36 EDT 2019</text:p>
          </table:table-cell>
          <table:table-cell office:string-value="Dog" office:value-type="string">
            <text:p>Dog</text:p>
          </table:table-cell>
          <table:table-cell office:string-value="Mackley" office:value-type="string">
            <text:p>Mackley</text:p>
          </table:table-cell>
          <table:table-cell office:string-value="Mackey" office:value-type="string">
            <text:p>Mackey</text:p>
          </table:table-cell>
          <table:table-cell office:value="4.0" office:value-type="float">
            <text:p>4.0</text:p>
          </table:table-cell>
          <table:table-cell office:string-value="American Bulldog" office:value-type="string">
            <text:p>American Bulldog</text:p>
          </table:table-cell>
        </table:table-row>
        <table:table-row>
          <table:table-cell office:string-value="Sun Jul 21 23:15:44 EDT 2019" office:value-type="string">
            <text:p>Sun Jul 21 23:15:44 EDT 2019</text:p>
          </table:table-cell>
          <table:table-cell office:string-value="Cat" office:value-type="string">
            <text:p>Cat</text:p>
          </table:table-cell>
          <table:table-cell office:string-value="Gordon BaNarNar" office:value-type="string">
            <text:p>Gordon BaNarNar</text:p>
          </table:table-cell>
          <table:table-cell office:string-value="Gordon" office:value-type="string">
            <text:p>Gordon</text:p>
          </table:table-cell>
          <table:table-cell office:value="6.0" office:value-type="float">
            <text:p>6.0</text:p>
          </table:table-cell>
          <table:table-cell office:string-value="Tabby" office:value-type="string">
            <text:p>Tabby</text:p>
          </table:table-cell>
        </table:table-row>
        <table:table-row>
          <table:table-cell office:string-value="Sun Jul 21 23:15:49 EDT 2019" office:value-type="string">
            <text:p>Sun Jul 21 23:15:49 EDT 2019</text:p>
          </table:table-cell>
          <table:table-cell office:string-value="Dog" office:value-type="string">
            <text:p>Dog</text:p>
          </table:table-cell>
          <table:table-cell office:string-value="Sugar" office:value-type="string">
            <text:p>Sugar</text:p>
          </table:table-cell>
          <table:table-cell office:string-value="Sugar" office:value-type="string">
            <text:p>Sugar</text:p>
          </table:table-cell>
          <table:table-cell office:value="5.0" office:value-type="float">
            <text:p>5.0</text:p>
          </table:table-cell>
          <table:table-cell office:string-value="Golden Retriever" office:value-type="string">
            <text:p>Golden Retriever</text:p>
          </table:table-cell>
        </table:table-row>
        <table:table-row>
          <table:table-cell office:string-value="Sun Jul 21 23:16:18 EDT 2019" office:value-type="string">
            <text:p>Sun Jul 21 23:16:18 EDT 2019</text:p>
          </table:table-cell>
          <table:table-cell office:string-value="Dog" office:value-type="string">
            <text:p>Dog</text:p>
          </table:table-cell>
          <table:table-cell office:string-value="Minnie" office:value-type="string">
            <text:p>Minnie</text:p>
          </table:table-cell>
          <table:table-cell office:string-value="Minnie" office:value-type="string">
            <text:p>Minnie</text:p>
          </table:table-cell>
          <table:table-cell office:value="10.0" office:value-type="float">
            <text:p>10.0</text:p>
          </table:table-cell>
          <table:table-cell office:string-value="Min pin" office:value-type="string">
            <text:p>Min pin</text:p>
          </table:table-cell>
        </table:table-row>
        <table:table-row>
          <table:table-cell office:string-value="Sun Jul 21 23:18:09 EDT 2019" office:value-type="string">
            <text:p>Sun Jul 21 23:18:09 EDT 2019</text:p>
          </table:table-cell>
          <table:table-cell office:string-value="Dog" office:value-type="string">
            <text:p>Dog</text:p>
          </table:table-cell>
          <table:table-cell office:string-value="Meeko letang" office:value-type="string">
            <text:p>Meeko letang</text:p>
          </table:table-cell>
          <table:table-cell office:string-value="Bubby" office:value-type="string">
            <text:p>Bubby</text:p>
          </table:table-cell>
          <table:table-cell office:string-value="3 years" office:value-type="string">
            <text:p>3 years</text:p>
          </table:table-cell>
          <table:table-cell office:string-value="Rough collie" office:value-type="string">
            <text:p>Rough collie</text:p>
          </table:table-cell>
        </table:table-row>
        <table:table-row>
          <table:table-cell office:string-value="Sun Jul 21 23:20:18 EDT 2019" office:value-type="string">
            <text:p>Sun Jul 21 23:20:18 EDT 2019</text:p>
          </table:table-cell>
          <table:table-cell office:string-value="Cat" office:value-type="string">
            <text:p>Cat</text:p>
          </table:table-cell>
          <table:table-cell office:string-value="Mephistopheles, der leibhaftige Teufel, Lord of the Underworld, Bringer of Darkness  " office:value-type="string">
            <text:p>Mephistopheles, der leibhaftige Teufel, Lord of the Underworld, Bringer of Darkness <text:s text:c="1"/></text:p>
          </table:table-cell>
          <table:table-cell office:string-value="Felix" office:value-type="string">
            <text:p>Felix</text:p>
          </table:table-cell>
          <table:table-cell office:value="11.0" office:value-type="float">
            <text:p>11.0</text:p>
          </table:table-cell>
          <table:table-cell office:string-value="DSH" office:value-type="string">
            <text:p>DSH</text:p>
          </table:table-cell>
        </table:table-row>
        <table:table-row>
          <table:table-cell office:string-value="Sun Jul 21 23:20:55 EDT 2019" office:value-type="string">
            <text:p>Sun Jul 21 23:20:55 EDT 2019</text:p>
          </table:table-cell>
          <table:table-cell office:string-value="Dog" office:value-type="string">
            <text:p>Dog</text:p>
          </table:table-cell>
          <table:table-cell office:string-value="Oddjob" office:value-type="string">
            <text:p>Oddjob</text:p>
          </table:table-cell>
          <table:table-cell office:string-value="Jobby" office:value-type="string">
            <text:p>Jobby</text:p>
          </table:table-cell>
          <table:table-cell office:value="11.0" office:value-type="float">
            <text:p>11.0</text:p>
          </table:table-cell>
          <table:table-cell office:string-value="Puggle" office:value-type="string">
            <text:p>Puggle</text:p>
          </table:table-cell>
        </table:table-row>
        <table:table-row>
          <table:table-cell office:string-value="Sun Jul 21 23:20:57 EDT 2019" office:value-type="string">
            <text:p>Sun Jul 21 23:20:57 EDT 2019</text:p>
          </table:table-cell>
          <table:table-cell office:string-value="Cat" office:value-type="string">
            <text:p>Cat</text:p>
          </table:table-cell>
          <table:table-cell office:string-value="River" office:value-type="string">
            <text:p>River</text:p>
          </table:table-cell>
          <table:table-cell office:string-value="River" office:value-type="string">
            <text:p>River</text:p>
          </table:table-cell>
          <table:table-cell office:value="8.0" office:value-type="float">
            <text:p>8.0</text:p>
          </table:table-cell>
          <table:table-cell office:string-value="DSH Orange Tabby" office:value-type="string">
            <text:p>DSH Orange Tabby</text:p>
          </table:table-cell>
        </table:table-row>
        <table:table-row>
          <table:table-cell office:string-value="Sun Jul 21 23:22:54 EDT 2019" office:value-type="string">
            <text:p>Sun Jul 21 23:22:54 EDT 2019</text:p>
          </table:table-cell>
          <table:table-cell office:string-value="Dog" office:value-type="string">
            <text:p>Dog</text:p>
          </table:table-cell>
          <table:table-cell office:string-value="Charleston Wesley" office:value-type="string">
            <text:p>Charleston Wesley</text:p>
          </table:table-cell>
          <table:table-cell office:string-value="Charlie" office:value-type="string">
            <text:p>Charlie</text:p>
          </table:table-cell>
          <table:table-cell office:value="1.0" office:value-type="float">
            <text:p>1.0</text:p>
          </table:table-cell>
          <table:table-cell office:string-value="Goldendoodle" office:value-type="string">
            <text:p>Goldendoodle</text:p>
          </table:table-cell>
        </table:table-row>
        <table:table-row>
          <table:table-cell office:string-value="Sun Jul 21 23:23:18 EDT 2019" office:value-type="string">
            <text:p>Sun Jul 21 23:23:18 EDT 2019</text:p>
          </table:table-cell>
          <table:table-cell office:string-value="Dog" office:value-type="string">
            <text:p>Dog</text:p>
          </table:table-cell>
          <table:table-cell office:string-value="Shelby" office:value-type="string">
            <text:p>Shelby</text:p>
          </table:table-cell>
          <table:table-cell office:string-value="Shelb " office:value-type="string">
            <text:p>Shelb </text:p>
          </table:table-cell>
          <table:table-cell office:string-value="3 months (puppy puppy!!!!)" office:value-type="string">
            <text:p>3 months (puppy puppy!!!!)</text:p>
          </table:table-cell>
          <table:table-cell office:string-value="Mutt" office:value-type="string">
            <text:p>Mutt</text:p>
          </table:table-cell>
        </table:table-row>
        <table:table-row>
          <table:table-cell office:string-value="Sun Jul 21 23:23:43 EDT 2019" office:value-type="string">
            <text:p>Sun Jul 21 23:23:43 EDT 2019</text:p>
          </table:table-cell>
          <table:table-cell office:string-value="Dog" office:value-type="string">
            <text:p>Dog</text:p>
          </table:table-cell>
          <table:table-cell office:string-value="Barracuda " office:value-type="string">
            <text:p>Barracuda </text:p>
          </table:table-cell>
          <table:table-cell office:string-value="Cuda " office:value-type="string">
            <text:p>Cuda </text:p>
          </table:table-cell>
          <table:table-cell office:string-value="3 months " office:value-type="string">
            <text:p>3 months </text:p>
          </table:table-cell>
          <table:table-cell office:string-value="GSD Mix " office:value-type="string">
            <text:p>GSD Mix </text:p>
          </table:table-cell>
        </table:table-row>
        <table:table-row>
          <table:table-cell office:string-value="Sun Jul 21 23:24:03 EDT 2019" office:value-type="string">
            <text:p>Sun Jul 21 23:24:03 EDT 2019</text:p>
          </table:table-cell>
          <table:table-cell office:string-value="Hamster" office:value-type="string">
            <text:p>Hamster</text:p>
          </table:table-cell>
          <table:table-cell office:string-value="Lilapution Marie" office:value-type="string">
            <text:p>Lilapution Marie</text:p>
          </table:table-cell>
          <table:table-cell office:string-value="Lilla" office:value-type="string">
            <text:p>Lilla</text:p>
          </table:table-cell>
          <table:table-cell office:value="0.0" office:value-type="float">
            <text:p>0.0</text:p>
          </table:table-cell>
          <table:table-cell/>
        </table:table-row>
        <table:table-row>
          <table:table-cell office:string-value="Sun Jul 21 23:24:07 EDT 2019" office:value-type="string">
            <text:p>Sun Jul 21 23:24:07 EDT 2019</text:p>
          </table:table-cell>
          <table:table-cell office:string-value="Dog" office:value-type="string">
            <text:p>Dog</text:p>
          </table:table-cell>
          <table:table-cell office:string-value="Daisy " office:value-type="string">
            <text:p>Daisy </text:p>
          </table:table-cell>
          <table:table-cell office:string-value="Daisy" office:value-type="string">
            <text:p>Daisy</text:p>
          </table:table-cell>
          <table:table-cell office:value="5.0" office:value-type="float">
            <text:p>5.0</text:p>
          </table:table-cell>
          <table:table-cell office:string-value="Chocolate lab mix" office:value-type="string">
            <text:p>Chocolate lab mix</text:p>
          </table:table-cell>
        </table:table-row>
        <table:table-row>
          <table:table-cell office:string-value="Sun Jul 21 23:24:08 EDT 2019" office:value-type="string">
            <text:p>Sun Jul 21 23:24:08 EDT 2019</text:p>
          </table:table-cell>
          <table:table-cell office:string-value="Dog" office:value-type="string">
            <text:p>Dog</text:p>
          </table:table-cell>
          <table:table-cell office:string-value="Moose Van Haus Huenink" office:value-type="string">
            <text:p>Moose Van Haus Huenink</text:p>
          </table:table-cell>
          <table:table-cell office:string-value="Moose" office:value-type="string">
            <text:p>Moose</text:p>
          </table:table-cell>
          <table:table-cell office:value="3.0" office:value-type="float">
            <text:p>3.0</text:p>
          </table:table-cell>
          <table:table-cell office:string-value="Rottweiler" office:value-type="string">
            <text:p>Rottweiler</text:p>
          </table:table-cell>
        </table:table-row>
        <table:table-row>
          <table:table-cell office:string-value="Sun Jul 21 23:24:26 EDT 2019" office:value-type="string">
            <text:p>Sun Jul 21 23:24:26 EDT 2019</text:p>
          </table:table-cell>
          <table:table-cell office:string-value="Dog" office:value-type="string">
            <text:p>Dog</text:p>
          </table:table-cell>
          <table:table-cell office:string-value="Princess Bella Marie" office:value-type="string">
            <text:p>Princess Bella Marie</text:p>
          </table:table-cell>
          <table:table-cell office:string-value="Bella" office:value-type="string">
            <text:p>Bella</text:p>
          </table:table-cell>
          <table:table-cell office:value="11.0" office:value-type="float">
            <text:p>11.0</text:p>
          </table:table-cell>
          <table:table-cell office:string-value="Mini Dachshund/Beagle mix" office:value-type="string">
            <text:p>Mini Dachshund/Beagle mix</text:p>
          </table:table-cell>
        </table:table-row>
        <table:table-row>
          <table:table-cell office:string-value="Sun Jul 21 23:24:28 EDT 2019" office:value-type="string">
            <text:p>Sun Jul 21 23:24:28 EDT 2019</text:p>
          </table:table-cell>
          <table:table-cell office:string-value="Hamster" office:value-type="string">
            <text:p>Hamster</text:p>
          </table:table-cell>
          <table:table-cell office:string-value="Turtle Dove" office:value-type="string">
            <text:p>Turtle Dove</text:p>
          </table:table-cell>
          <table:table-cell office:string-value="Turtle" office:value-type="string">
            <text:p>Turtle</text:p>
          </table:table-cell>
          <table:table-cell office:value="0.0" office:value-type="float">
            <text:p>0.0</text:p>
          </table:table-cell>
          <table:table-cell office:string-value="Syrian" office:value-type="string">
            <text:p>Syrian</text:p>
          </table:table-cell>
        </table:table-row>
        <table:table-row>
          <table:table-cell office:string-value="Sun Jul 21 23:24:42 EDT 2019" office:value-type="string">
            <text:p>Sun Jul 21 23:24:42 EDT 2019</text:p>
          </table:table-cell>
          <table:table-cell office:string-value="Dog" office:value-type="string">
            <text:p>Dog</text:p>
          </table:table-cell>
          <table:table-cell office:string-value="Geno Stoneycreek Pugh" office:value-type="string">
            <text:p>Geno Stoneycreek Pugh</text:p>
          </table:table-cell>
          <table:table-cell office:string-value="Beans" office:value-type="string">
            <text:p>Beans</text:p>
          </table:table-cell>
          <table:table-cell office:value="2.0" office:value-type="float">
            <text:p>2.0</text:p>
          </table:table-cell>
          <table:table-cell office:string-value="Rottweiler" office:value-type="string">
            <text:p>Rottweiler</text:p>
          </table:table-cell>
        </table:table-row>
        <table:table-row>
          <table:table-cell office:string-value="Sun Jul 21 23:24:44 EDT 2019" office:value-type="string">
            <text:p>Sun Jul 21 23:24:44 EDT 2019</text:p>
          </table:table-cell>
          <table:table-cell office:string-value="Cat" office:value-type="string">
            <text:p>Cat</text:p>
          </table:table-cell>
          <table:table-cell office:string-value="Axel daxel" office:value-type="string">
            <text:p>Axel daxel</text:p>
          </table:table-cell>
          <table:table-cell office:string-value="Axel" office:value-type="string">
            <text:p>Axel</text:p>
          </table:table-cell>
          <table:table-cell office:value="9.0" office:value-type="float">
            <text:p>9.0</text:p>
          </table:table-cell>
          <table:table-cell office:string-value="Short hair domestic " office:value-type="string">
            <text:p>Short hair domestic </text:p>
          </table:table-cell>
        </table:table-row>
        <table:table-row>
          <table:table-cell office:string-value="Sun Jul 21 23:25:05 EDT 2019" office:value-type="string">
            <text:p>Sun Jul 21 23:25:05 EDT 2019</text:p>
          </table:table-cell>
          <table:table-cell office:string-value="Fish" office:value-type="string">
            <text:p>Fish</text:p>
          </table:table-cell>
          <table:table-cell office:string-value="Michael Lee" office:value-type="string">
            <text:p>Michael Lee</text:p>
          </table:table-cell>
          <table:table-cell office:string-value="Michael " office:value-type="string">
            <text:p>Michael </text:p>
          </table:table-cell>
          <table:table-cell office:string-value="11 months" office:value-type="string">
            <text:p>11 months</text:p>
          </table:table-cell>
          <table:table-cell office:string-value="Betta " office:value-type="string">
            <text:p>Betta </text:p>
          </table:table-cell>
        </table:table-row>
        <table:table-row>
          <table:table-cell office:string-value="Sun Jul 21 23:25:12 EDT 2019" office:value-type="string">
            <text:p>Sun Jul 21 23:25:12 EDT 2019</text:p>
          </table:table-cell>
          <table:table-cell office:string-value="Cat" office:value-type="string">
            <text:p>Cat</text:p>
          </table:table-cell>
          <table:table-cell office:string-value="Babe Ruthy" office:value-type="string">
            <text:p>Babe Ruthy</text:p>
          </table:table-cell>
          <table:table-cell office:string-value="Babe" office:value-type="string">
            <text:p>Babe</text:p>
          </table:table-cell>
          <table:table-cell office:value="9.0" office:value-type="float">
            <text:p>9.0</text:p>
          </table:table-cell>
          <table:table-cell office:string-value="Domestic short hair " office:value-type="string">
            <text:p>Domestic short hair </text:p>
          </table:table-cell>
        </table:table-row>
        <table:table-row>
          <table:table-cell office:string-value="Sun Jul 21 23:25:14 EDT 2019" office:value-type="string">
            <text:p>Sun Jul 21 23:25:14 EDT 2019</text:p>
          </table:table-cell>
          <table:table-cell office:string-value="Dog" office:value-type="string">
            <text:p>Dog</text:p>
          </table:table-cell>
          <table:table-cell office:string-value="Sadie Mae" office:value-type="string">
            <text:p>Sadie Mae</text:p>
          </table:table-cell>
          <table:table-cell office:string-value="Sadie" office:value-type="string">
            <text:p>Sadie</text:p>
          </table:table-cell>
          <table:table-cell office:value="6.0" office:value-type="float">
            <text:p>6.0</text:p>
          </table:table-cell>
          <table:table-cell office:string-value="German Shorthaired Pointer" office:value-type="string">
            <text:p>German Shorthaired Pointer</text:p>
          </table:table-cell>
        </table:table-row>
        <table:table-row>
          <table:table-cell office:string-value="Sun Jul 21 23:25:38 EDT 2019" office:value-type="string">
            <text:p>Sun Jul 21 23:25:38 EDT 2019</text:p>
          </table:table-cell>
          <table:table-cell office:string-value="Rodent" office:value-type="string">
            <text:p>Rodent</text:p>
          </table:table-cell>
          <table:table-cell office:string-value="Stanley " office:value-type="string">
            <text:p>Stanley </text:p>
          </table:table-cell>
          <table:table-cell office:string-value="Stan Bug" office:value-type="string">
            <text:p>Stan Bug</text:p>
          </table:table-cell>
          <table:table-cell office:value="0.0" office:value-type="float">
            <text:p>0.0</text:p>
          </table:table-cell>
          <table:table-cell office:string-value="Chinchilla" office:value-type="string">
            <text:p>Chinchilla</text:p>
          </table:table-cell>
        </table:table-row>
        <table:table-row>
          <table:table-cell office:string-value="Sun Jul 21 23:25:54 EDT 2019" office:value-type="string">
            <text:p>Sun Jul 21 23:25:54 EDT 2019</text:p>
          </table:table-cell>
          <table:table-cell office:string-value="Dog" office:value-type="string">
            <text:p>Dog</text:p>
          </table:table-cell>
          <table:table-cell office:string-value="Ruby Sue" office:value-type="string">
            <text:p>Ruby Sue</text:p>
          </table:table-cell>
          <table:table-cell office:string-value="Ruby" office:value-type="string">
            <text:p>Ruby</text:p>
          </table:table-cell>
          <table:table-cell office:value="3.0" office:value-type="float">
            <text:p>3.0</text:p>
          </table:table-cell>
          <table:table-cell office:string-value="Blue tick Coonhound" office:value-type="string">
            <text:p>Blue tick Coonhound</text:p>
          </table:table-cell>
        </table:table-row>
        <table:table-row>
          <table:table-cell office:string-value="Sun Jul 21 23:26:27 EDT 2019" office:value-type="string">
            <text:p>Sun Jul 21 23:26:27 EDT 2019</text:p>
          </table:table-cell>
          <table:table-cell office:string-value="Rabbit" office:value-type="string">
            <text:p>Rabbit</text:p>
          </table:table-cell>
          <table:table-cell office:string-value="Richard Fineman" office:value-type="string">
            <text:p>Richard Fineman</text:p>
          </table:table-cell>
          <table:table-cell office:string-value="Richie" office:value-type="string">
            <text:p>Richie</text:p>
          </table:table-cell>
          <table:table-cell office:value="4.0" office:value-type="float">
            <text:p>4.0</text:p>
          </table:table-cell>
          <table:table-cell/>
        </table:table-row>
        <table:table-row>
          <table:table-cell office:string-value="Sun Jul 21 23:27:49 EDT 2019" office:value-type="string">
            <text:p>Sun Jul 21 23:27:49 EDT 2019</text:p>
          </table:table-cell>
          <table:table-cell office:string-value="Dog" office:value-type="string">
            <text:p>Dog</text:p>
          </table:table-cell>
          <table:table-cell office:string-value="Zoey" office:value-type="string">
            <text:p>Zoey</text:p>
          </table:table-cell>
          <table:table-cell office:string-value="Zoey/zozo" office:value-type="string">
            <text:p>Zoey/zozo</text:p>
          </table:table-cell>
          <table:table-cell office:value="8.0" office:value-type="float">
            <text:p>8.0</text:p>
          </table:table-cell>
          <table:table-cell office:string-value="Golden retriever" office:value-type="string">
            <text:p>Golden retriever</text:p>
          </table:table-cell>
        </table:table-row>
        <table:table-row>
          <table:table-cell office:string-value="Sun Jul 21 23:28:39 EDT 2019" office:value-type="string">
            <text:p>Sun Jul 21 23:28:39 EDT 2019</text:p>
          </table:table-cell>
          <table:table-cell office:string-value="Dog" office:value-type="string">
            <text:p>Dog</text:p>
          </table:table-cell>
          <table:table-cell office:string-value="Apollo" office:value-type="string">
            <text:p>Apollo</text:p>
          </table:table-cell>
          <table:table-cell office:string-value="Apollo" office:value-type="string">
            <text:p>Apollo</text:p>
          </table:table-cell>
          <table:table-cell office:value="10.0" office:value-type="float">
            <text:p>10.0</text:p>
          </table:table-cell>
          <table:table-cell office:string-value="Boxer" office:value-type="string">
            <text:p>Boxer</text:p>
          </table:table-cell>
        </table:table-row>
        <table:table-row>
          <table:table-cell office:string-value="Sun Jul 21 23:28:51 EDT 2019" office:value-type="string">
            <text:p>Sun Jul 21 23:28:51 EDT 2019</text:p>
          </table:table-cell>
          <table:table-cell office:string-value="Dog" office:value-type="string">
            <text:p>Dog</text:p>
          </table:table-cell>
          <table:table-cell office:string-value="Petey" office:value-type="string">
            <text:p>Petey</text:p>
          </table:table-cell>
          <table:table-cell office:string-value="Pete" office:value-type="string">
            <text:p>Pete</text:p>
          </table:table-cell>
          <table:table-cell office:value="11.0" office:value-type="float">
            <text:p>11.0</text:p>
          </table:table-cell>
          <table:table-cell office:string-value="lab mix" office:value-type="string">
            <text:p>lab mix</text:p>
          </table:table-cell>
        </table:table-row>
        <table:table-row>
          <table:table-cell office:string-value="Sun Jul 21 23:29:32 EDT 2019" office:value-type="string">
            <text:p>Sun Jul 21 23:29:32 EDT 2019</text:p>
          </table:table-cell>
          <table:table-cell office:string-value="Cat" office:value-type="string">
            <text:p>Cat</text:p>
          </table:table-cell>
          <table:table-cell office:string-value="Scuto" office:value-type="string">
            <text:p>Scuto</text:p>
          </table:table-cell>
          <table:table-cell office:string-value="Scutie" office:value-type="string">
            <text:p>Scutie</text:p>
          </table:table-cell>
          <table:table-cell office:value="10.0" office:value-type="float">
            <text:p>10.0</text:p>
          </table:table-cell>
          <table:table-cell office:string-value="Burmese" office:value-type="string">
            <text:p>Burmese</text:p>
          </table:table-cell>
        </table:table-row>
        <table:table-row>
          <table:table-cell office:string-value="Sun Jul 21 23:29:12 EDT 2019" office:value-type="string">
            <text:p>Sun Jul 21 23:29:12 EDT 2019</text:p>
          </table:table-cell>
          <table:table-cell office:string-value="Dog" office:value-type="string">
            <text:p>Dog</text:p>
          </table:table-cell>
          <table:table-cell office:string-value="Sadie Blue" office:value-type="string">
            <text:p>Sadie Blue</text:p>
          </table:table-cell>
          <table:table-cell office:string-value="Sadie" office:value-type="string">
            <text:p>Sadie</text:p>
          </table:table-cell>
          <table:table-cell office:value="9.0" office:value-type="float">
            <text:p>9.0</text:p>
          </table:table-cell>
          <table:table-cell office:string-value="Border collie mix" office:value-type="string">
            <text:p>Border collie mix</text:p>
          </table:table-cell>
        </table:table-row>
        <table:table-row>
          <table:table-cell office:string-value="Sun Jul 21 23:29:47 EDT 2019" office:value-type="string">
            <text:p>Sun Jul 21 23:29:47 EDT 2019</text:p>
          </table:table-cell>
          <table:table-cell office:string-value="Dog" office:value-type="string">
            <text:p>Dog</text:p>
          </table:table-cell>
          <table:table-cell office:string-value="Mira" office:value-type="string">
            <text:p>Mira</text:p>
          </table:table-cell>
          <table:table-cell office:string-value="Weetum" office:value-type="string">
            <text:p>Weetum</text:p>
          </table:table-cell>
          <table:table-cell office:value="13.5" office:value-type="float">
            <text:p>13.5</text:p>
          </table:table-cell>
          <table:table-cell office:string-value="lab/greyhound" office:value-type="string">
            <text:p>lab/greyhound</text:p>
          </table:table-cell>
        </table:table-row>
        <table:table-row>
          <table:table-cell office:string-value="Sun Jul 21 23:30:23 EDT 2019" office:value-type="string">
            <text:p>Sun Jul 21 23:30:23 EDT 2019</text:p>
          </table:table-cell>
          <table:table-cell office:string-value="Dog" office:value-type="string">
            <text:p>Dog</text:p>
          </table:table-cell>
          <table:table-cell office:string-value="Ginger" office:value-type="string">
            <text:p>Ginger</text:p>
          </table:table-cell>
          <table:table-cell office:string-value="Ginger" office:value-type="string">
            <text:p>Ginger</text:p>
          </table:table-cell>
          <table:table-cell office:string-value="We aren’t sure- around 8-10" office:value-type="string">
            <text:p>We aren’t sure- around 8-10</text:p>
          </table:table-cell>
          <table:table-cell office:string-value="Staffordshire mix" office:value-type="string">
            <text:p>Staffordshire mix</text:p>
          </table:table-cell>
        </table:table-row>
        <table:table-row>
          <table:table-cell office:string-value="Sun Jul 21 23:30:28 EDT 2019" office:value-type="string">
            <text:p>Sun Jul 21 23:30:28 EDT 2019</text:p>
          </table:table-cell>
          <table:table-cell office:string-value="Cat" office:value-type="string">
            <text:p>Cat</text:p>
          </table:table-cell>
          <table:table-cell office:string-value="Cookie Dough" office:value-type="string">
            <text:p>Cookie Dough</text:p>
          </table:table-cell>
          <table:table-cell office:string-value="Miss Dough" office:value-type="string">
            <text:p>Miss Dough</text:p>
          </table:table-cell>
          <table:table-cell office:value="6.0" office:value-type="float">
            <text:p>6.0</text:p>
          </table:table-cell>
          <table:table-cell office:string-value="cat" office:value-type="string">
            <text:p>cat</text:p>
          </table:table-cell>
        </table:table-row>
        <table:table-row>
          <table:table-cell office:string-value="Sun Jul 21 23:30:56 EDT 2019" office:value-type="string">
            <text:p>Sun Jul 21 23:30:56 EDT 2019</text:p>
          </table:table-cell>
          <table:table-cell office:string-value="Tortoise" office:value-type="string">
            <text:p>Tortoise</text:p>
          </table:table-cell>
          <table:table-cell office:string-value="Kachu" office:value-type="string">
            <text:p>Kachu</text:p>
          </table:table-cell>
          <table:table-cell office:string-value="Kachu" office:value-type="string">
            <text:p>Kachu</text:p>
          </table:table-cell>
          <table:table-cell office:string-value="4 years " office:value-type="string">
            <text:p>4 years </text:p>
          </table:table-cell>
          <table:table-cell/>
        </table:table-row>
        <table:table-row>
          <table:table-cell office:string-value="Sun Jul 21 23:32:49 EDT 2019" office:value-type="string">
            <text:p>Sun Jul 21 23:32:49 EDT 2019</text:p>
          </table:table-cell>
          <table:table-cell office:string-value="Dog" office:value-type="string">
            <text:p>Dog</text:p>
          </table:table-cell>
          <table:table-cell office:string-value="Hairy Potter" office:value-type="string">
            <text:p>Hairy Potter</text:p>
          </table:table-cell>
          <table:table-cell office:string-value="Hairy" office:value-type="string">
            <text:p>Hairy</text:p>
          </table:table-cell>
          <table:table-cell office:value="12.0" office:value-type="float">
            <text:p>12.0</text:p>
          </table:table-cell>
          <table:table-cell office:string-value="Smol terrier" office:value-type="string">
            <text:p>Smol terrier</text:p>
          </table:table-cell>
        </table:table-row>
        <table:table-row>
          <table:table-cell office:string-value="Sun Jul 21 23:34:59 EDT 2019" office:value-type="string">
            <text:p>Sun Jul 21 23:34:59 EDT 2019</text:p>
          </table:table-cell>
          <table:table-cell office:string-value="Dog" office:value-type="string">
            <text:p>Dog</text:p>
          </table:table-cell>
          <table:table-cell office:string-value="Cricket" office:value-type="string">
            <text:p>Cricket</text:p>
          </table:table-cell>
          <table:table-cell office:string-value="Crickita " office:value-type="string">
            <text:p>Crickita </text:p>
          </table:table-cell>
          <table:table-cell office:string-value="Deceaced 12 years :(" office:value-type="string">
            <text:p>Deceaced 12 years :(</text:p>
          </table:table-cell>
          <table:table-cell office:string-value="Half schitzu, half long haired miniature dachshund " office:value-type="string">
            <text:p>Half schitzu, half long haired miniature dachshund </text:p>
          </table:table-cell>
        </table:table-row>
        <table:table-row>
          <table:table-cell office:string-value="Sun Jul 21 23:34:50 EDT 2019" office:value-type="string">
            <text:p>Sun Jul 21 23:34:50 EDT 2019</text:p>
          </table:table-cell>
          <table:table-cell office:string-value="Dog" office:value-type="string">
            <text:p>Dog</text:p>
          </table:table-cell>
          <table:table-cell office:string-value="Xenia Marie" office:value-type="string">
            <text:p>Xenia Marie</text:p>
          </table:table-cell>
          <table:table-cell office:string-value="Xenia" office:value-type="string">
            <text:p>Xenia</text:p>
          </table:table-cell>
          <table:table-cell office:value="8.0" office:value-type="float">
            <text:p>8.0</text:p>
          </table:table-cell>
          <table:table-cell office:string-value="German Shepherd" office:value-type="string">
            <text:p>German Shepherd</text:p>
          </table:table-cell>
        </table:table-row>
        <table:table-row>
          <table:table-cell office:string-value="Sun Jul 21 23:35:12 EDT 2019" office:value-type="string">
            <text:p>Sun Jul 21 23:35:12 EDT 2019</text:p>
          </table:table-cell>
          <table:table-cell office:string-value="Rodent" office:value-type="string">
            <text:p>Rodent</text:p>
          </table:table-cell>
          <table:table-cell office:string-value="Potato" office:value-type="string">
            <text:p>Potato</text:p>
          </table:table-cell>
          <table:table-cell office:string-value="Tot" office:value-type="string">
            <text:p>Tot</text:p>
          </table:table-cell>
          <table:table-cell office:value="3.0" office:value-type="float">
            <text:p>3.0</text:p>
          </table:table-cell>
          <table:table-cell office:string-value="Abyssinian Guineapig " office:value-type="string">
            <text:p>Abyssinian Guineapig </text:p>
          </table:table-cell>
        </table:table-row>
        <table:table-row>
          <table:table-cell office:string-value="Sun Jul 21 23:35:33 EDT 2019" office:value-type="string">
            <text:p>Sun Jul 21 23:35:33 EDT 2019</text:p>
          </table:table-cell>
          <table:table-cell office:string-value="Dog" office:value-type="string">
            <text:p>Dog</text:p>
          </table:table-cell>
          <table:table-cell office:string-value="Daisy Mae" office:value-type="string">
            <text:p>Daisy Mae</text:p>
          </table:table-cell>
          <table:table-cell office:string-value="Daisy" office:value-type="string">
            <text:p>Daisy</text:p>
          </table:table-cell>
          <table:table-cell office:value="12.0" office:value-type="float">
            <text:p>12.0</text:p>
          </table:table-cell>
          <table:table-cell office:string-value="Cairn Terrier" office:value-type="string">
            <text:p>Cairn Terrier</text:p>
          </table:table-cell>
        </table:table-row>
        <table:table-row>
          <table:table-cell office:string-value="Sun Jul 21 23:37:32 EDT 2019" office:value-type="string">
            <text:p>Sun Jul 21 23:37:32 EDT 2019</text:p>
          </table:table-cell>
          <table:table-cell office:string-value="Dog" office:value-type="string">
            <text:p>Dog</text:p>
          </table:table-cell>
          <table:table-cell office:string-value="Ashe" office:value-type="string">
            <text:p>Ashe</text:p>
          </table:table-cell>
          <table:table-cell office:string-value="Ashe" office:value-type="string">
            <text:p>Ashe</text:p>
          </table:table-cell>
          <table:table-cell office:value="3.0" office:value-type="float">
            <text:p>3.0</text:p>
          </table:table-cell>
          <table:table-cell office:string-value="American standard chinchilla " office:value-type="string">
            <text:p>American standard chinchilla </text:p>
          </table:table-cell>
        </table:table-row>
        <table:table-row>
          <table:table-cell office:string-value="Sun Jul 21 23:40:44 EDT 2019" office:value-type="string">
            <text:p>Sun Jul 21 23:40:44 EDT 2019</text:p>
          </table:table-cell>
          <table:table-cell office:string-value="Gold Fish" office:value-type="string">
            <text:p>Gold Fish</text:p>
          </table:table-cell>
          <table:table-cell office:string-value="Mr. Moesby" office:value-type="string">
            <text:p>Mr. Moesby</text:p>
          </table:table-cell>
          <table:table-cell office:string-value="Mr. Moesby" office:value-type="string">
            <text:p>Mr. Moesby</text:p>
          </table:table-cell>
          <table:table-cell office:string-value="3 years approx. " office:value-type="string">
            <text:p>3 years approx. </text:p>
          </table:table-cell>
          <table:table-cell office:string-value="Goldfish (common)" office:value-type="string">
            <text:p>Goldfish (common)</text:p>
          </table:table-cell>
        </table:table-row>
        <table:table-row>
          <table:table-cell office:string-value="Sun Jul 21 23:39:18 EDT 2019" office:value-type="string">
            <text:p>Sun Jul 21 23:39:18 EDT 2019</text:p>
          </table:table-cell>
          <table:table-cell office:string-value="Gold Fish" office:value-type="string">
            <text:p>Gold Fish</text:p>
          </table:table-cell>
          <table:table-cell office:string-value="Helen" office:value-type="string">
            <text:p>Helen</text:p>
          </table:table-cell>
          <table:table-cell office:string-value="Helen" office:value-type="string">
            <text:p>Helen</text:p>
          </table:table-cell>
          <table:table-cell office:string-value="3 years (approx)" office:value-type="string">
            <text:p>3 years (approx)</text:p>
          </table:table-cell>
          <table:table-cell office:string-value="Goldfish (tiny)" office:value-type="string">
            <text:p>Goldfish (tiny)</text:p>
          </table:table-cell>
        </table:table-row>
        <table:table-row>
          <table:table-cell office:string-value="Sun Jul 21 23:41:25 EDT 2019" office:value-type="string">
            <text:p>Sun Jul 21 23:41:25 EDT 2019</text:p>
          </table:table-cell>
          <table:table-cell office:string-value="Dog" office:value-type="string">
            <text:p>Dog</text:p>
          </table:table-cell>
          <table:table-cell office:string-value="Skylar" office:value-type="string">
            <text:p>Skylar</text:p>
          </table:table-cell>
          <table:table-cell office:string-value="Sky dog" office:value-type="string">
            <text:p>Sky dog</text:p>
          </table:table-cell>
          <table:table-cell office:value="15.0" office:value-type="float">
            <text:p>15.0</text:p>
          </table:table-cell>
          <table:table-cell office:string-value="Mini Aussie" office:value-type="string">
            <text:p>Mini Aussie</text:p>
          </table:table-cell>
        </table:table-row>
        <table:table-row>
          <table:table-cell office:string-value="Sun Jul 21 23:43:06 EDT 2019" office:value-type="string">
            <text:p>Sun Jul 21 23:43:06 EDT 2019</text:p>
          </table:table-cell>
          <table:table-cell office:string-value="Dog" office:value-type="string">
            <text:p>Dog</text:p>
          </table:table-cell>
          <table:table-cell office:string-value="Maybus Dogstoevsky" office:value-type="string">
            <text:p>Maybus Dogstoevsky</text:p>
          </table:table-cell>
          <table:table-cell office:string-value="Maybe" office:value-type="string">
            <text:p>Maybe</text:p>
          </table:table-cell>
          <table:table-cell office:value="11.0" office:value-type="float">
            <text:p>11.0</text:p>
          </table:table-cell>
          <table:table-cell office:string-value="Treeing Walker Coonhound" office:value-type="string">
            <text:p>Treeing Walker Coonhound</text:p>
          </table:table-cell>
        </table:table-row>
        <table:table-row>
          <table:table-cell office:string-value="Sun Jul 21 23:43:44 EDT 2019" office:value-type="string">
            <text:p>Sun Jul 21 23:43:44 EDT 2019</text:p>
          </table:table-cell>
          <table:table-cell office:string-value="Dog" office:value-type="string">
            <text:p>Dog</text:p>
          </table:table-cell>
          <table:table-cell office:string-value="Kahlua " office:value-type="string">
            <text:p>Kahlua </text:p>
          </table:table-cell>
          <table:table-cell office:string-value="Louie, LouLou, KaHULA, FlufferNutter" office:value-type="string">
            <text:p>Louie, LouLou, KaHULA, FlufferNutter</text:p>
          </table:table-cell>
          <table:table-cell office:value="7.0" office:value-type="float">
            <text:p>7.0</text:p>
          </table:table-cell>
          <table:table-cell office:string-value="Mini Aussie" office:value-type="string">
            <text:p>Mini Aussie</text:p>
          </table:table-cell>
        </table:table-row>
        <table:table-row>
          <table:table-cell office:string-value="Sun Jul 21 23:44:05 EDT 2019" office:value-type="string">
            <text:p>Sun Jul 21 23:44:05 EDT 2019</text:p>
          </table:table-cell>
          <table:table-cell office:string-value="Cat" office:value-type="string">
            <text:p>Cat</text:p>
          </table:table-cell>
          <table:table-cell office:string-value="Foster" office:value-type="string">
            <text:p>Foster</text:p>
          </table:table-cell>
          <table:table-cell office:string-value="Foster" office:value-type="string">
            <text:p>Foster</text:p>
          </table:table-cell>
          <table:table-cell office:value="13.0" office:value-type="float">
            <text:p>13.0</text:p>
          </table:table-cell>
          <table:table-cell office:string-value="Domestic Shorthair - Gray Tabby" office:value-type="string">
            <text:p>Domestic Shorthair - Gray Tabby</text:p>
          </table:table-cell>
        </table:table-row>
        <table:table-row>
          <table:table-cell office:string-value="Sun Jul 21 23:44:34 EDT 2019" office:value-type="string">
            <text:p>Sun Jul 21 23:44:34 EDT 2019</text:p>
          </table:table-cell>
          <table:table-cell office:string-value="Cat" office:value-type="string">
            <text:p>Cat</text:p>
          </table:table-cell>
          <table:table-cell office:string-value="Reese" office:value-type="string">
            <text:p>Reese</text:p>
          </table:table-cell>
          <table:table-cell office:string-value="Reese" office:value-type="string">
            <text:p>Reese</text:p>
          </table:table-cell>
          <table:table-cell office:value="13.0" office:value-type="float">
            <text:p>13.0</text:p>
          </table:table-cell>
          <table:table-cell office:string-value="Domestic Shorthair - Tortoiseshell " office:value-type="string">
            <text:p>Domestic Shorthair - Tortoiseshell </text:p>
          </table:table-cell>
        </table:table-row>
        <table:table-row>
          <table:table-cell office:string-value="Sun Jul 21 23:44:48 EDT 2019" office:value-type="string">
            <text:p>Sun Jul 21 23:44:48 EDT 2019</text:p>
          </table:table-cell>
          <table:table-cell office:string-value="Dog" office:value-type="string">
            <text:p>Dog</text:p>
          </table:table-cell>
          <table:table-cell office:string-value="Maggie pie thatcher" office:value-type="string">
            <text:p>Maggie pie thatcher</text:p>
          </table:table-cell>
          <table:table-cell office:string-value="Maggie" office:value-type="string">
            <text:p>Maggie</text:p>
          </table:table-cell>
          <table:table-cell office:string-value="4 months" office:value-type="string">
            <text:p>4 months</text:p>
          </table:table-cell>
          <table:table-cell office:string-value="Blue lacy " office:value-type="string">
            <text:p>Blue lacy </text:p>
          </table:table-cell>
        </table:table-row>
        <table:table-row>
          <table:table-cell office:string-value="Sun Jul 21 23:46:11 EDT 2019" office:value-type="string">
            <text:p>Sun Jul 21 23:46:11 EDT 2019</text:p>
          </table:table-cell>
          <table:table-cell office:string-value="Dog" office:value-type="string">
            <text:p>Dog</text:p>
          </table:table-cell>
          <table:table-cell office:string-value="Ashildr" office:value-type="string">
            <text:p>Ashildr</text:p>
          </table:table-cell>
          <table:table-cell office:string-value="Ashy" office:value-type="string">
            <text:p>Ashy</text:p>
          </table:table-cell>
          <table:table-cell office:value="1.0" office:value-type="float">
            <text:p>1.0</text:p>
          </table:table-cell>
          <table:table-cell office:string-value="Boxer" office:value-type="string">
            <text:p>Boxer</text:p>
          </table:table-cell>
        </table:table-row>
        <table:table-row>
          <table:table-cell office:string-value="Sun Jul 21 23:46:18 EDT 2019" office:value-type="string">
            <text:p>Sun Jul 21 23:46:18 EDT 2019</text:p>
          </table:table-cell>
          <table:table-cell office:string-value="Dog" office:value-type="string">
            <text:p>Dog</text:p>
          </table:table-cell>
          <table:table-cell office:string-value="Elsa" office:value-type="string">
            <text:p>Elsa</text:p>
          </table:table-cell>
          <table:table-cell office:string-value="Stinky poo poo" office:value-type="string">
            <text:p>Stinky poo poo</text:p>
          </table:table-cell>
          <table:table-cell office:string-value="4-1/2" office:value-type="string">
            <text:p>4-1/2</text:p>
          </table:table-cell>
          <table:table-cell office:string-value="German Shepherd" office:value-type="string">
            <text:p>German Shepherd</text:p>
          </table:table-cell>
        </table:table-row>
        <table:table-row>
          <table:table-cell office:string-value="Sun Jul 21 23:46:58 EDT 2019" office:value-type="string">
            <text:p>Sun Jul 21 23:46:58 EDT 2019</text:p>
          </table:table-cell>
          <table:table-cell office:string-value="Dog" office:value-type="string">
            <text:p>Dog</text:p>
          </table:table-cell>
          <table:table-cell office:string-value="Belle" office:value-type="string">
            <text:p>Belle</text:p>
          </table:table-cell>
          <table:table-cell office:string-value="Stinky poo poo too" office:value-type="string">
            <text:p>Stinky poo poo too</text:p>
          </table:table-cell>
          <table:table-cell office:string-value="4-1/2" office:value-type="string">
            <text:p>4-1/2</text:p>
          </table:table-cell>
          <table:table-cell office:string-value="Golden retriever" office:value-type="string">
            <text:p>Golden retriever</text:p>
          </table:table-cell>
        </table:table-row>
        <table:table-row>
          <table:table-cell office:string-value="Sun Jul 21 23:47:36 EDT 2019" office:value-type="string">
            <text:p>Sun Jul 21 23:47:36 EDT 2019</text:p>
          </table:table-cell>
          <table:table-cell office:string-value="Cat" office:value-type="string">
            <text:p>Cat</text:p>
          </table:table-cell>
          <table:table-cell office:string-value="Mufasa" office:value-type="string">
            <text:p>Mufasa</text:p>
          </table:table-cell>
          <table:table-cell office:string-value="Mufasa" office:value-type="string">
            <text:p>Mufasa</text:p>
          </table:table-cell>
          <table:table-cell office:string-value="~14" office:value-type="string">
            <text:p>~14</text:p>
          </table:table-cell>
          <table:table-cell office:string-value="Yellow tabby long hair" office:value-type="string">
            <text:p>Yellow tabby long hair</text:p>
          </table:table-cell>
        </table:table-row>
        <table:table-row>
          <table:table-cell office:string-value="Sun Jul 21 23:47:52 EDT 2019" office:value-type="string">
            <text:p>Sun Jul 21 23:47:52 EDT 2019</text:p>
          </table:table-cell>
          <table:table-cell office:string-value="Dog" office:value-type="string">
            <text:p>Dog</text:p>
          </table:table-cell>
          <table:table-cell office:string-value="Zeus" office:value-type="string">
            <text:p>Zeus</text:p>
          </table:table-cell>
          <table:table-cell office:string-value="Zeusy" office:value-type="string">
            <text:p>Zeusy</text:p>
          </table:table-cell>
          <table:table-cell office:value="8.0" office:value-type="float">
            <text:p>8.0</text:p>
          </table:table-cell>
          <table:table-cell office:string-value="Jack Russel mix" office:value-type="string">
            <text:p>Jack Russel mix</text:p>
          </table:table-cell>
        </table:table-row>
        <table:table-row>
          <table:table-cell office:string-value="Sun Jul 21 23:48:14 EDT 2019" office:value-type="string">
            <text:p>Sun Jul 21 23:48:14 EDT 2019</text:p>
          </table:table-cell>
          <table:table-cell office:string-value="Rodent" office:value-type="string">
            <text:p>Rodent</text:p>
          </table:table-cell>
          <table:table-cell office:string-value="Niblet" office:value-type="string">
            <text:p>Niblet</text:p>
          </table:table-cell>
          <table:table-cell office:string-value="Fat pig" office:value-type="string">
            <text:p>Fat pig</text:p>
          </table:table-cell>
          <table:table-cell office:string-value="~4" office:value-type="string">
            <text:p>~4</text:p>
          </table:table-cell>
          <table:table-cell office:string-value="Guinea pig " office:value-type="string">
            <text:p>Guinea pig </text:p>
          </table:table-cell>
        </table:table-row>
        <table:table-row>
          <table:table-cell office:string-value="Sun Jul 21 23:48:57 EDT 2019" office:value-type="string">
            <text:p>Sun Jul 21 23:48:57 EDT 2019</text:p>
          </table:table-cell>
          <table:table-cell office:string-value="Dog" office:value-type="string">
            <text:p>Dog</text:p>
          </table:table-cell>
          <table:table-cell office:string-value="Molly" office:value-type="string">
            <text:p>Molly</text:p>
          </table:table-cell>
          <table:table-cell office:string-value="Miss Pants" office:value-type="string">
            <text:p>Miss Pants</text:p>
          </table:table-cell>
          <table:table-cell office:value="6.0" office:value-type="float">
            <text:p>6.0</text:p>
          </table:table-cell>
          <table:table-cell office:string-value="Lab mix" office:value-type="string">
            <text:p>Lab mix</text:p>
          </table:table-cell>
        </table:table-row>
        <table:table-row>
          <table:table-cell office:string-value="Sun Jul 21 23:49:11 EDT 2019" office:value-type="string">
            <text:p>Sun Jul 21 23:49:11 EDT 2019</text:p>
          </table:table-cell>
          <table:table-cell office:string-value="Cat" office:value-type="string">
            <text:p>Cat</text:p>
          </table:table-cell>
          <table:table-cell office:string-value="Valerie Spaceship Pizza Party" office:value-type="string">
            <text:p>Valerie Spaceship Pizza Party</text:p>
          </table:table-cell>
          <table:table-cell office:string-value="Bubba" office:value-type="string">
            <text:p>Bubba</text:p>
          </table:table-cell>
          <table:table-cell office:value="6.0" office:value-type="float">
            <text:p>6.0</text:p>
          </table:table-cell>
          <table:table-cell office:string-value="Domestic shorthair" office:value-type="string">
            <text:p>Domestic shorthair</text:p>
          </table:table-cell>
        </table:table-row>
        <table:table-row>
          <table:table-cell office:string-value="Sun Jul 21 23:49:53 EDT 2019" office:value-type="string">
            <text:p>Sun Jul 21 23:49:53 EDT 2019</text:p>
          </table:table-cell>
          <table:table-cell office:string-value="Hamster" office:value-type="string">
            <text:p>Hamster</text:p>
          </table:table-cell>
          <table:table-cell office:string-value="Penelope" office:value-type="string">
            <text:p>Penelope</text:p>
          </table:table-cell>
          <table:table-cell office:string-value="Penne" office:value-type="string">
            <text:p>Penne</text:p>
          </table:table-cell>
          <table:table-cell office:value="1.0" office:value-type="float">
            <text:p>1.0</text:p>
          </table:table-cell>
          <table:table-cell office:string-value="Syrian" office:value-type="string">
            <text:p>Syrian</text:p>
          </table:table-cell>
        </table:table-row>
        <table:table-row>
          <table:table-cell office:string-value="Sun Jul 21 23:49:54 EDT 2019" office:value-type="string">
            <text:p>Sun Jul 21 23:49:54 EDT 2019</text:p>
          </table:table-cell>
          <table:table-cell office:string-value="Cat" office:value-type="string">
            <text:p>Cat</text:p>
          </table:table-cell>
          <table:table-cell office:string-value="Peanut" office:value-type="string">
            <text:p>Peanut</text:p>
          </table:table-cell>
          <table:table-cell office:string-value="Peenie paneenie" office:value-type="string">
            <text:p>Peenie paneenie</text:p>
          </table:table-cell>
          <table:table-cell office:string-value="4 months" office:value-type="string">
            <text:p>4 months</text:p>
          </table:table-cell>
          <table:table-cell office:string-value="Calico" office:value-type="string">
            <text:p>Calico</text:p>
          </table:table-cell>
        </table:table-row>
        <table:table-row>
          <table:table-cell office:string-value="Sun Jul 21 23:51:39 EDT 2019" office:value-type="string">
            <text:p>Sun Jul 21 23:51:39 EDT 2019</text:p>
          </table:table-cell>
          <table:table-cell office:string-value="Cat" office:value-type="string">
            <text:p>Cat</text:p>
          </table:table-cell>
          <table:table-cell office:string-value="Jupiter" office:value-type="string">
            <text:p>Jupiter</text:p>
          </table:table-cell>
          <table:table-cell office:string-value="  Monsieur Jups" office:value-type="string">
            <text:p> <text:s text:c="1"/>Monsieur Jups</text:p>
          </table:table-cell>
          <table:table-cell office:value="6.0" office:value-type="float">
            <text:p>6.0</text:p>
          </table:table-cell>
          <table:table-cell office:string-value="Domestic short hair" office:value-type="string">
            <text:p>Domestic short hair</text:p>
          </table:table-cell>
        </table:table-row>
        <table:table-row>
          <table:table-cell office:string-value="Sun Jul 21 23:52:38 EDT 2019" office:value-type="string">
            <text:p>Sun Jul 21 23:52:38 EDT 2019</text:p>
          </table:table-cell>
          <table:table-cell office:string-value="Dog" office:value-type="string">
            <text:p>Dog</text:p>
          </table:table-cell>
          <table:table-cell office:string-value="Chip" office:value-type="string">
            <text:p>Chip</text:p>
          </table:table-cell>
          <table:table-cell office:string-value="Chippy, Chipper, Dumbo, or Chipper Dipper" office:value-type="string">
            <text:p>Chippy, Chipper, Dumbo, or Chipper Dipper</text:p>
          </table:table-cell>
          <table:table-cell office:string-value="13.5 years" office:value-type="string">
            <text:p>13.5 years</text:p>
          </table:table-cell>
          <table:table-cell office:string-value="Yellow Lab" office:value-type="string">
            <text:p>Yellow Lab</text:p>
          </table:table-cell>
        </table:table-row>
        <table:table-row>
          <table:table-cell office:string-value="Mon Jul 22 00:00:19 EDT 2019" office:value-type="string">
            <text:p>Mon Jul 22 00:00:19 EDT 2019</text:p>
          </table:table-cell>
          <table:table-cell office:string-value="Dog" office:value-type="string">
            <text:p>Dog</text:p>
          </table:table-cell>
          <table:table-cell office:string-value="Chewustuffer Asshole" office:value-type="string">
            <text:p>Chewustuffer Asshole</text:p>
          </table:table-cell>
          <table:table-cell office:string-value="Chewy" office:value-type="string">
            <text:p>Chewy</text:p>
          </table:table-cell>
          <table:table-cell office:value="2.0" office:value-type="float">
            <text:p>2.0</text:p>
          </table:table-cell>
          <table:table-cell office:string-value="Golden Retriever" office:value-type="string">
            <text:p>Golden Retriever</text:p>
          </table:table-cell>
        </table:table-row>
        <table:table-row>
          <table:table-cell office:string-value="Mon Jul 22 00:00:59 EDT 2019" office:value-type="string">
            <text:p>Mon Jul 22 00:00:59 EDT 2019</text:p>
          </table:table-cell>
          <table:table-cell office:string-value="Dog" office:value-type="string">
            <text:p>Dog</text:p>
          </table:table-cell>
          <table:table-cell office:string-value="Sailor Moon" office:value-type="string">
            <text:p>Sailor Moon</text:p>
          </table:table-cell>
          <table:table-cell office:string-value="Either Sailor or Moon" office:value-type="string">
            <text:p>Either Sailor or Moon</text:p>
          </table:table-cell>
          <table:table-cell office:value="4.0" office:value-type="float">
            <text:p>4.0</text:p>
          </table:table-cell>
          <table:table-cell office:string-value="Newfoundland" office:value-type="string">
            <text:p>Newfoundland</text:p>
          </table:table-cell>
        </table:table-row>
        <table:table-row>
          <table:table-cell office:string-value="Mon Jul 22 00:01:01 EDT 2019" office:value-type="string">
            <text:p>Mon Jul 22 00:01:01 EDT 2019</text:p>
          </table:table-cell>
          <table:table-cell office:string-value="Dog" office:value-type="string">
            <text:p>Dog</text:p>
          </table:table-cell>
          <table:table-cell office:string-value="Navigator’s Sipsey River PrinceS" office:value-type="string">
            <text:p>Navigator’s Sipsey River PrinceS</text:p>
          </table:table-cell>
          <table:table-cell office:string-value="Sipsey" office:value-type="string">
            <text:p>Sipsey</text:p>
          </table:table-cell>
          <table:table-cell office:value="11.0" office:value-type="float">
            <text:p>11.0</text:p>
          </table:table-cell>
          <table:table-cell office:string-value="Labrador Retreiver" office:value-type="string">
            <text:p>Labrador Retreiver</text:p>
          </table:table-cell>
        </table:table-row>
        <table:table-row>
          <table:table-cell office:string-value="Mon Jul 22 00:01:03 EDT 2019" office:value-type="string">
            <text:p>Mon Jul 22 00:01:03 EDT 2019</text:p>
          </table:table-cell>
          <table:table-cell office:string-value="Dog" office:value-type="string">
            <text:p>Dog</text:p>
          </table:table-cell>
          <table:table-cell office:string-value="Buddy" office:value-type="string">
            <text:p>Buddy</text:p>
          </table:table-cell>
          <table:table-cell office:string-value="Bud" office:value-type="string">
            <text:p>Bud</text:p>
          </table:table-cell>
          <table:table-cell office:value="9.0" office:value-type="float">
            <text:p>9.0</text:p>
          </table:table-cell>
          <table:table-cell office:string-value="Border collie " office:value-type="string">
            <text:p>Border collie </text:p>
          </table:table-cell>
        </table:table-row>
        <table:table-row>
          <table:table-cell office:string-value="Mon Jul 22 00:01:40 EDT 2019" office:value-type="string">
            <text:p>Mon Jul 22 00:01:40 EDT 2019</text:p>
          </table:table-cell>
          <table:table-cell office:string-value="Dog" office:value-type="string">
            <text:p>Dog</text:p>
          </table:table-cell>
          <table:table-cell office:string-value="Brown Butter Biscuit" office:value-type="string">
            <text:p>Brown Butter Biscuit</text:p>
          </table:table-cell>
          <table:table-cell office:string-value="Biscuit" office:value-type="string">
            <text:p>Biscuit</text:p>
          </table:table-cell>
          <table:table-cell office:value="12.0" office:value-type="float">
            <text:p>12.0</text:p>
          </table:table-cell>
          <table:table-cell office:string-value="Labrador Retriever" office:value-type="string">
            <text:p>Labrador Retriever</text:p>
          </table:table-cell>
        </table:table-row>
        <table:table-row>
          <table:table-cell office:string-value="Mon Jul 22 00:02:05 EDT 2019" office:value-type="string">
            <text:p>Mon Jul 22 00:02:05 EDT 2019</text:p>
          </table:table-cell>
          <table:table-cell office:string-value="Dog" office:value-type="string">
            <text:p>Dog</text:p>
          </table:table-cell>
          <table:table-cell office:string-value="Millie" office:value-type="string">
            <text:p>Millie</text:p>
          </table:table-cell>
          <table:table-cell office:string-value="Lil mil" office:value-type="string">
            <text:p>Lil mil</text:p>
          </table:table-cell>
          <table:table-cell office:value="13.0" office:value-type="float">
            <text:p>13.0</text:p>
          </table:table-cell>
          <table:table-cell office:string-value="Shih tsu cross " office:value-type="string">
            <text:p>Shih tsu cross </text:p>
          </table:table-cell>
        </table:table-row>
        <table:table-row>
          <table:table-cell office:string-value="Mon Jul 22 00:03:31 EDT 2019" office:value-type="string">
            <text:p>Mon Jul 22 00:03:31 EDT 2019</text:p>
          </table:table-cell>
          <table:table-cell office:string-value="Dog" office:value-type="string">
            <text:p>Dog</text:p>
          </table:table-cell>
          <table:table-cell office:string-value="Jonah" office:value-type="string">
            <text:p>Jonah</text:p>
          </table:table-cell>
          <table:table-cell office:string-value="Jonah" office:value-type="string">
            <text:p>Jonah</text:p>
          </table:table-cell>
          <table:table-cell office:value="5.0" office:value-type="float">
            <text:p>5.0</text:p>
          </table:table-cell>
          <table:table-cell office:string-value="Lab/Collie" office:value-type="string">
            <text:p>Lab/Collie</text:p>
          </table:table-cell>
        </table:table-row>
        <table:table-row>
          <table:table-cell office:string-value="Mon Jul 22 00:04:10 EDT 2019" office:value-type="string">
            <text:p>Mon Jul 22 00:04:10 EDT 2019</text:p>
          </table:table-cell>
          <table:table-cell office:string-value="Dog" office:value-type="string">
            <text:p>Dog</text:p>
          </table:table-cell>
          <table:table-cell office:string-value="Diggs" office:value-type="string">
            <text:p>Diggs</text:p>
          </table:table-cell>
          <table:table-cell office:string-value="Diggs" office:value-type="string">
            <text:p>Diggs</text:p>
          </table:table-cell>
          <table:table-cell office:string-value="9 years" office:value-type="string">
            <text:p>9 years</text:p>
          </table:table-cell>
          <table:table-cell office:string-value="Australian Cattle Dog" office:value-type="string">
            <text:p>Australian Cattle Dog</text:p>
          </table:table-cell>
        </table:table-row>
        <table:table-row>
          <table:table-cell office:string-value="Mon Jul 22 00:04:21 EDT 2019" office:value-type="string">
            <text:p>Mon Jul 22 00:04:21 EDT 2019</text:p>
          </table:table-cell>
          <table:table-cell office:string-value="Bird" office:value-type="string">
            <text:p>Bird</text:p>
          </table:table-cell>
          <table:table-cell office:string-value="Gudlaguba" office:value-type="string">
            <text:p>Gudlaguba</text:p>
          </table:table-cell>
          <table:table-cell office:string-value="guba" office:value-type="string">
            <text:p>guba</text:p>
          </table:table-cell>
          <table:table-cell office:value="2.0" office:value-type="float">
            <text:p>2.0</text:p>
          </table:table-cell>
          <table:table-cell/>
        </table:table-row>
        <table:table-row>
          <table:table-cell office:string-value="Mon Jul 22 00:04:38 EDT 2019" office:value-type="string">
            <text:p>Mon Jul 22 00:04:38 EDT 2019</text:p>
          </table:table-cell>
          <table:table-cell office:string-value="Dog" office:value-type="string">
            <text:p>Dog</text:p>
          </table:table-cell>
          <table:table-cell office:string-value="Herman" office:value-type="string">
            <text:p>Herman</text:p>
          </table:table-cell>
          <table:table-cell office:string-value="Hermie, Herm-Derm, Herbie, Herm-Worm" office:value-type="string">
            <text:p>Hermie, Herm-Derm, Herbie, Herm-Worm</text:p>
          </table:table-cell>
          <table:table-cell office:value="14.0" office:value-type="float">
            <text:p>14.0</text:p>
          </table:table-cell>
          <table:table-cell office:string-value="Dachshund " office:value-type="string">
            <text:p>Dachshund </text:p>
          </table:table-cell>
        </table:table-row>
        <table:table-row>
          <table:table-cell office:string-value="Mon Jul 22 00:05:07 EDT 2019" office:value-type="string">
            <text:p>Mon Jul 22 00:05:07 EDT 2019</text:p>
          </table:table-cell>
          <table:table-cell office:string-value="Cat" office:value-type="string">
            <text:p>Cat</text:p>
          </table:table-cell>
          <table:table-cell office:string-value="Isis" office:value-type="string">
            <text:p>Isis</text:p>
          </table:table-cell>
          <table:table-cell office:string-value="Isis" office:value-type="string">
            <text:p>Isis</text:p>
          </table:table-cell>
          <table:table-cell office:value="9.0" office:value-type="float">
            <text:p>9.0</text:p>
          </table:table-cell>
          <table:table-cell office:string-value="Domestic shorthair" office:value-type="string">
            <text:p>Domestic shorthair</text:p>
          </table:table-cell>
        </table:table-row>
        <table:table-row>
          <table:table-cell office:string-value="Mon Jul 22 00:05:56 EDT 2019" office:value-type="string">
            <text:p>Mon Jul 22 00:05:56 EDT 2019</text:p>
          </table:table-cell>
          <table:table-cell office:string-value="Dog" office:value-type="string">
            <text:p>Dog</text:p>
          </table:table-cell>
          <table:table-cell office:string-value="Datsyuk" office:value-type="string">
            <text:p>Datsyuk</text:p>
          </table:table-cell>
          <table:table-cell office:string-value="Datsyuk" office:value-type="string">
            <text:p>Datsyuk</text:p>
          </table:table-cell>
          <table:table-cell office:string-value="8 mos" office:value-type="string">
            <text:p>8 mos</text:p>
          </table:table-cell>
          <table:table-cell office:string-value="Shepherd mix" office:value-type="string">
            <text:p>Shepherd mix</text:p>
          </table:table-cell>
        </table:table-row>
        <table:table-row>
          <table:table-cell office:string-value="Mon Jul 22 00:06:28 EDT 2019" office:value-type="string">
            <text:p>Mon Jul 22 00:06:28 EDT 2019</text:p>
          </table:table-cell>
          <table:table-cell office:string-value="Dog" office:value-type="string">
            <text:p>Dog</text:p>
          </table:table-cell>
          <table:table-cell office:string-value="Nightwing " office:value-type="string">
            <text:p>Nightwing </text:p>
          </table:table-cell>
          <table:table-cell office:string-value="Nightwing" office:value-type="string">
            <text:p>Nightwing</text:p>
          </table:table-cell>
          <table:table-cell office:value="6.0" office:value-type="float">
            <text:p>6.0</text:p>
          </table:table-cell>
          <table:table-cell office:string-value="Lhasa Apso / Maltese " office:value-type="string">
            <text:p>Lhasa Apso / Maltese </text:p>
          </table:table-cell>
        </table:table-row>
        <table:table-row>
          <table:table-cell office:string-value="Mon Jul 22 00:06:38 EDT 2019" office:value-type="string">
            <text:p>Mon Jul 22 00:06:38 EDT 2019</text:p>
          </table:table-cell>
          <table:table-cell office:string-value="Dog" office:value-type="string">
            <text:p>Dog</text:p>
          </table:table-cell>
          <table:table-cell office:string-value="Isabella" office:value-type="string">
            <text:p>Isabella</text:p>
          </table:table-cell>
          <table:table-cell office:string-value="Bella" office:value-type="string">
            <text:p>Bella</text:p>
          </table:table-cell>
          <table:table-cell office:value="5.0" office:value-type="float">
            <text:p>5.0</text:p>
          </table:table-cell>
          <table:table-cell office:string-value="German Shepard/ Australian Shepard" office:value-type="string">
            <text:p>German Shepard/ Australian Shepard</text:p>
          </table:table-cell>
        </table:table-row>
        <table:table-row>
          <table:table-cell office:string-value="Mon Jul 22 00:07:10 EDT 2019" office:value-type="string">
            <text:p>Mon Jul 22 00:07:10 EDT 2019</text:p>
          </table:table-cell>
          <table:table-cell office:string-value="Dog" office:value-type="string">
            <text:p>Dog</text:p>
          </table:table-cell>
          <table:table-cell office:string-value="Princess Buttercup" office:value-type="string">
            <text:p>Princess Buttercup</text:p>
          </table:table-cell>
          <table:table-cell office:string-value="Princess" office:value-type="string">
            <text:p>Princess</text:p>
          </table:table-cell>
          <table:table-cell office:value="4.0" office:value-type="float">
            <text:p>4.0</text:p>
          </table:table-cell>
          <table:table-cell office:string-value="Lhasa Apso / Maltese " office:value-type="string">
            <text:p>Lhasa Apso / Maltese </text:p>
          </table:table-cell>
        </table:table-row>
        <table:table-row>
          <table:table-cell office:string-value="Mon Jul 22 00:10:07 EDT 2019" office:value-type="string">
            <text:p>Mon Jul 22 00:10:07 EDT 2019</text:p>
          </table:table-cell>
          <table:table-cell office:string-value="Dog" office:value-type="string">
            <text:p>Dog</text:p>
          </table:table-cell>
          <table:table-cell office:string-value="Sir Jake of Zoar" office:value-type="string">
            <text:p>Sir Jake of Zoar</text:p>
          </table:table-cell>
          <table:table-cell office:string-value="Jake" office:value-type="string">
            <text:p>Jake</text:p>
          </table:table-cell>
          <table:table-cell office:value="11.0" office:value-type="float">
            <text:p>11.0</text:p>
          </table:table-cell>
          <table:table-cell office:string-value="Yellow lab" office:value-type="string">
            <text:p>Yellow lab</text:p>
          </table:table-cell>
        </table:table-row>
        <table:table-row>
          <table:table-cell office:string-value="Mon Jul 22 00:10:13 EDT 2019" office:value-type="string">
            <text:p>Mon Jul 22 00:10:13 EDT 2019</text:p>
          </table:table-cell>
          <table:table-cell office:string-value="Cat" office:value-type="string">
            <text:p>Cat</text:p>
          </table:table-cell>
          <table:table-cell office:string-value="Michael Theodore Wazowski" office:value-type="string">
            <text:p>Michael Theodore Wazowski</text:p>
          </table:table-cell>
          <table:table-cell office:string-value="Mike" office:value-type="string">
            <text:p>Mike</text:p>
          </table:table-cell>
          <table:table-cell office:value="2.0" office:value-type="float">
            <text:p>2.0</text:p>
          </table:table-cell>
          <table:table-cell office:string-value="Fuzzball" office:value-type="string">
            <text:p>Fuzzball</text:p>
          </table:table-cell>
        </table:table-row>
        <table:table-row>
          <table:table-cell office:string-value="Mon Jul 22 00:12:11 EDT 2019" office:value-type="string">
            <text:p>Mon Jul 22 00:12:11 EDT 2019</text:p>
          </table:table-cell>
          <table:table-cell office:string-value="Dog" office:value-type="string">
            <text:p>Dog</text:p>
          </table:table-cell>
          <table:table-cell office:string-value="scout" office:value-type="string">
            <text:p>scout</text:p>
          </table:table-cell>
          <table:table-cell office:string-value="scout" office:value-type="string">
            <text:p>scout</text:p>
          </table:table-cell>
          <table:table-cell office:value="6.0" office:value-type="float">
            <text:p>6.0</text:p>
          </table:table-cell>
          <table:table-cell office:string-value="King Charles" office:value-type="string">
            <text:p>King Charles</text:p>
          </table:table-cell>
        </table:table-row>
        <table:table-row>
          <table:table-cell office:string-value="Mon Jul 22 00:11:14 EDT 2019" office:value-type="string">
            <text:p>Mon Jul 22 00:11:14 EDT 2019</text:p>
          </table:table-cell>
          <table:table-cell office:string-value="Dog" office:value-type="string">
            <text:p>Dog</text:p>
          </table:table-cell>
          <table:table-cell office:string-value="Aluxe" office:value-type="string">
            <text:p>Aluxe</text:p>
          </table:table-cell>
          <table:table-cell office:string-value="Aluxe" office:value-type="string">
            <text:p>Aluxe</text:p>
          </table:table-cell>
          <table:table-cell office:value="14.0" office:value-type="float">
            <text:p>14.0</text:p>
          </table:table-cell>
          <table:table-cell office:string-value="Poodle" office:value-type="string">
            <text:p>Poodle</text:p>
          </table:table-cell>
        </table:table-row>
        <table:table-row>
          <table:table-cell office:string-value="Mon Jul 22 00:12:40 EDT 2019" office:value-type="string">
            <text:p>Mon Jul 22 00:12:40 EDT 2019</text:p>
          </table:table-cell>
          <table:table-cell office:string-value="Dog" office:value-type="string">
            <text:p>Dog</text:p>
          </table:table-cell>
          <table:table-cell office:string-value="brownie" office:value-type="string">
            <text:p>brownie</text:p>
          </table:table-cell>
          <table:table-cell office:string-value="brownie" office:value-type="string">
            <text:p>brownie</text:p>
          </table:table-cell>
          <table:table-cell office:value="11.0" office:value-type="float">
            <text:p>11.0</text:p>
          </table:table-cell>
          <table:table-cell office:string-value="king Charles" office:value-type="string">
            <text:p>king Charles</text:p>
          </table:table-cell>
        </table:table-row>
        <table:table-row>
          <table:table-cell office:string-value="Mon Jul 22 00:17:48 EDT 2019" office:value-type="string">
            <text:p>Mon Jul 22 00:17:48 EDT 2019</text:p>
          </table:table-cell>
          <table:table-cell office:string-value="Cat" office:value-type="string">
            <text:p>Cat</text:p>
          </table:table-cell>
          <table:table-cell office:string-value="Catsby" office:value-type="string">
            <text:p>Catsby</text:p>
          </table:table-cell>
          <table:table-cell office:string-value="Catsby" office:value-type="string">
            <text:p>Catsby</text:p>
          </table:table-cell>
          <table:table-cell office:value="12.0" office:value-type="float">
            <text:p>12.0</text:p>
          </table:table-cell>
          <table:table-cell office:string-value="Domestic shorthair" office:value-type="string">
            <text:p>Domestic shorthair</text:p>
          </table:table-cell>
        </table:table-row>
        <table:table-row>
          <table:table-cell office:string-value="Mon Jul 22 00:18:13 EDT 2019" office:value-type="string">
            <text:p>Mon Jul 22 00:18:13 EDT 2019</text:p>
          </table:table-cell>
          <table:table-cell office:string-value="Rabbit" office:value-type="string">
            <text:p>Rabbit</text:p>
          </table:table-cell>
          <table:table-cell office:string-value="Clementine the Lemon" office:value-type="string">
            <text:p>Clementine the Lemon</text:p>
          </table:table-cell>
          <table:table-cell office:string-value="Clem" office:value-type="string">
            <text:p>Clem</text:p>
          </table:table-cell>
          <table:table-cell office:value="7.0" office:value-type="float">
            <text:p>7.0</text:p>
          </table:table-cell>
          <table:table-cell/>
        </table:table-row>
        <table:table-row>
          <table:table-cell office:string-value="Mon Jul 22 00:19:38 EDT 2019" office:value-type="string">
            <text:p>Mon Jul 22 00:19:38 EDT 2019</text:p>
          </table:table-cell>
          <table:table-cell office:string-value="Dog" office:value-type="string">
            <text:p>Dog</text:p>
          </table:table-cell>
          <table:table-cell office:string-value="Shelby May" office:value-type="string">
            <text:p>Shelby May</text:p>
          </table:table-cell>
          <table:table-cell office:string-value="Shelbs" office:value-type="string">
            <text:p>Shelbs</text:p>
          </table:table-cell>
          <table:table-cell office:string-value="6 years and 1 month" office:value-type="string">
            <text:p>6 years and 1 month</text:p>
          </table:table-cell>
          <table:table-cell office:string-value="Terrier Mix" office:value-type="string">
            <text:p>Terrier Mix</text:p>
          </table:table-cell>
        </table:table-row>
        <table:table-row>
          <table:table-cell office:string-value="Mon Jul 22 00:20:59 EDT 2019" office:value-type="string">
            <text:p>Mon Jul 22 00:20:59 EDT 2019</text:p>
          </table:table-cell>
          <table:table-cell office:string-value="Dog" office:value-type="string">
            <text:p>Dog</text:p>
          </table:table-cell>
          <table:table-cell office:string-value="Mr. Henry Midas Darcy" office:value-type="string">
            <text:p>Mr. Henry Midas Darcy</text:p>
          </table:table-cell>
          <table:table-cell office:string-value="Henry" office:value-type="string">
            <text:p>Henry</text:p>
          </table:table-cell>
          <table:table-cell office:value="7.0" office:value-type="float">
            <text:p>7.0</text:p>
          </table:table-cell>
          <table:table-cell office:string-value="Golden Retriever " office:value-type="string">
            <text:p>Golden Retriever </text:p>
          </table:table-cell>
        </table:table-row>
        <table:table-row>
          <table:table-cell office:string-value="Mon Jul 22 00:21:36 EDT 2019" office:value-type="string">
            <text:p>Mon Jul 22 00:21:36 EDT 2019</text:p>
          </table:table-cell>
          <table:table-cell office:string-value="Cat" office:value-type="string">
            <text:p>Cat</text:p>
          </table:table-cell>
          <table:table-cell office:string-value="Hermes" office:value-type="string">
            <text:p>Hermes</text:p>
          </table:table-cell>
          <table:table-cell office:string-value="Hermes" office:value-type="string">
            <text:p>Hermes</text:p>
          </table:table-cell>
          <table:table-cell office:string-value="10 years" office:value-type="string">
            <text:p>10 years</text:p>
          </table:table-cell>
          <table:table-cell office:string-value="Unknown" office:value-type="string">
            <text:p>Unknown</text:p>
          </table:table-cell>
        </table:table-row>
        <table:table-row>
          <table:table-cell office:string-value="Mon Jul 22 00:23:35 EDT 2019" office:value-type="string">
            <text:p>Mon Jul 22 00:23:35 EDT 2019</text:p>
          </table:table-cell>
          <table:table-cell office:string-value="Dog" office:value-type="string">
            <text:p>Dog</text:p>
          </table:table-cell>
          <table:table-cell office:string-value="Annie Reese" office:value-type="string">
            <text:p>Annie Reese</text:p>
          </table:table-cell>
          <table:table-cell office:string-value="Annie" office:value-type="string">
            <text:p>Annie</text:p>
          </table:table-cell>
          <table:table-cell office:value="11.0" office:value-type="float">
            <text:p>11.0</text:p>
          </table:table-cell>
          <table:table-cell office:string-value="Husky/Corgi mix " office:value-type="string">
            <text:p>Husky/Corgi mix </text:p>
          </table:table-cell>
        </table:table-row>
        <table:table-row>
          <table:table-cell office:string-value="Mon Jul 22 00:28:23 EDT 2019" office:value-type="string">
            <text:p>Mon Jul 22 00:28:23 EDT 2019</text:p>
          </table:table-cell>
          <table:table-cell office:string-value="Dog" office:value-type="string">
            <text:p>Dog</text:p>
          </table:table-cell>
          <table:table-cell office:string-value="Blackjack" office:value-type="string">
            <text:p>Blackjack</text:p>
          </table:table-cell>
          <table:table-cell office:string-value="Blackjack" office:value-type="string">
            <text:p>Blackjack</text:p>
          </table:table-cell>
          <table:table-cell office:value="3.0" office:value-type="float">
            <text:p>3.0</text:p>
          </table:table-cell>
          <table:table-cell office:string-value="Lab and pit mix " office:value-type="string">
            <text:p>Lab and pit mix </text:p>
          </table:table-cell>
        </table:table-row>
        <table:table-row>
          <table:table-cell office:string-value="Mon Jul 22 00:29:08 EDT 2019" office:value-type="string">
            <text:p>Mon Jul 22 00:29:08 EDT 2019</text:p>
          </table:table-cell>
          <table:table-cell office:string-value="Cat" office:value-type="string">
            <text:p>Cat</text:p>
          </table:table-cell>
          <table:table-cell office:string-value="Dolly Madison " office:value-type="string">
            <text:p>Dolly Madison </text:p>
          </table:table-cell>
          <table:table-cell office:string-value="Dolly" office:value-type="string">
            <text:p>Dolly</text:p>
          </table:table-cell>
          <table:table-cell office:value="11.0" office:value-type="float">
            <text:p>11.0</text:p>
          </table:table-cell>
          <table:table-cell office:string-value="American short hair" office:value-type="string">
            <text:p>American short hair</text:p>
          </table:table-cell>
        </table:table-row>
        <table:table-row>
          <table:table-cell office:string-value="Mon Jul 22 00:29:49 EDT 2019" office:value-type="string">
            <text:p>Mon Jul 22 00:29:49 EDT 2019</text:p>
          </table:table-cell>
          <table:table-cell office:string-value="Cat" office:value-type="string">
            <text:p>Cat</text:p>
          </table:table-cell>
          <table:table-cell office:string-value="Franklin Roosevelt " office:value-type="string">
            <text:p>Franklin Roosevelt </text:p>
          </table:table-cell>
          <table:table-cell office:string-value="Franklin" office:value-type="string">
            <text:p>Franklin</text:p>
          </table:table-cell>
          <table:table-cell office:value="16.0" office:value-type="float">
            <text:p>16.0</text:p>
          </table:table-cell>
          <table:table-cell office:string-value="Siamese" office:value-type="string">
            <text:p>Siamese</text:p>
          </table:table-cell>
        </table:table-row>
        <table:table-row>
          <table:table-cell office:string-value="Mon Jul 22 00:31:05 EDT 2019" office:value-type="string">
            <text:p>Mon Jul 22 00:31:05 EDT 2019</text:p>
          </table:table-cell>
          <table:table-cell office:string-value="Cat" office:value-type="string">
            <text:p>Cat</text:p>
          </table:table-cell>
          <table:table-cell office:string-value="Abby" office:value-type="string">
            <text:p>Abby</text:p>
          </table:table-cell>
          <table:table-cell office:string-value="Abby" office:value-type="string">
            <text:p>Abby</text:p>
          </table:table-cell>
          <table:table-cell office:value="2.5" office:value-type="float">
            <text:p>2.5</text:p>
          </table:table-cell>
          <table:table-cell/>
        </table:table-row>
        <table:table-row>
          <table:table-cell office:string-value="Mon Jul 22 00:33:18 EDT 2019" office:value-type="string">
            <text:p>Mon Jul 22 00:33:18 EDT 2019</text:p>
          </table:table-cell>
          <table:table-cell office:string-value="Dog" office:value-type="string">
            <text:p>Dog</text:p>
          </table:table-cell>
          <table:table-cell office:string-value="Jaden" office:value-type="string">
            <text:p>Jaden</text:p>
          </table:table-cell>
          <table:table-cell office:string-value="Jaden" office:value-type="string">
            <text:p>Jaden</text:p>
          </table:table-cell>
          <table:table-cell/>
          <table:table-cell office:string-value="8 years" office:value-type="string">
            <text:p>8 years</text:p>
          </table:table-cell>
        </table:table-row>
        <table:table-row>
          <table:table-cell office:string-value="Mon Jul 22 00:34:03 EDT 2019" office:value-type="string">
            <text:p>Mon Jul 22 00:34:03 EDT 2019</text:p>
          </table:table-cell>
          <table:table-cell office:string-value="Dog" office:value-type="string">
            <text:p>Dog</text:p>
          </table:table-cell>
          <table:table-cell office:string-value="Sophie" office:value-type="string">
            <text:p>Sophie</text:p>
          </table:table-cell>
          <table:table-cell office:string-value="Soph" office:value-type="string">
            <text:p>Soph</text:p>
          </table:table-cell>
          <table:table-cell office:string-value="9 years" office:value-type="string">
            <text:p>9 years</text:p>
          </table:table-cell>
          <table:table-cell office:string-value="Golden Retriever" office:value-type="string">
            <text:p>Golden Retriever</text:p>
          </table:table-cell>
        </table:table-row>
        <table:table-row>
          <table:table-cell office:string-value="Mon Jul 22 00:36:23 EDT 2019" office:value-type="string">
            <text:p>Mon Jul 22 00:36:23 EDT 2019</text:p>
          </table:table-cell>
          <table:table-cell office:string-value="Cat" office:value-type="string">
            <text:p>Cat</text:p>
          </table:table-cell>
          <table:table-cell office:string-value="Elizabeth Bennet" office:value-type="string">
            <text:p>Elizabeth Bennet</text:p>
          </table:table-cell>
          <table:table-cell office:string-value="Elizabeth, no!" office:value-type="string">
            <text:p>Elizabeth, no!</text:p>
          </table:table-cell>
          <table:table-cell office:value="13.0" office:value-type="float">
            <text:p>13.0</text:p>
          </table:table-cell>
          <table:table-cell office:string-value="Domestic long-hair" office:value-type="string">
            <text:p>Domestic long-hair</text:p>
          </table:table-cell>
        </table:table-row>
        <table:table-row>
          <table:table-cell office:string-value="Mon Jul 22 00:35:16 EDT 2019" office:value-type="string">
            <text:p>Mon Jul 22 00:35:16 EDT 2019</text:p>
          </table:table-cell>
          <table:table-cell office:string-value="Cat" office:value-type="string">
            <text:p>Cat</text:p>
          </table:table-cell>
          <table:table-cell office:string-value="Amadeus" office:value-type="string">
            <text:p>Amadeus</text:p>
          </table:table-cell>
          <table:table-cell office:string-value="Booboo" office:value-type="string">
            <text:p>Booboo</text:p>
          </table:table-cell>
          <table:table-cell office:value="13.0" office:value-type="float">
            <text:p>13.0</text:p>
          </table:table-cell>
          <table:table-cell office:string-value="Domestic long-hair" office:value-type="string">
            <text:p>Domestic long-hair</text:p>
          </table:table-cell>
        </table:table-row>
        <table:table-row>
          <table:table-cell office:string-value="Mon Jul 22 00:39:02 EDT 2019" office:value-type="string">
            <text:p>Mon Jul 22 00:39:02 EDT 2019</text:p>
          </table:table-cell>
          <table:table-cell office:string-value="Dog" office:value-type="string">
            <text:p>Dog</text:p>
          </table:table-cell>
          <table:table-cell office:string-value="Petey" office:value-type="string">
            <text:p>Petey</text:p>
          </table:table-cell>
          <table:table-cell office:string-value="Petey" office:value-type="string">
            <text:p>Petey</text:p>
          </table:table-cell>
          <table:table-cell office:value="11.0" office:value-type="float">
            <text:p>11.0</text:p>
          </table:table-cell>
          <table:table-cell office:string-value="Golden Retriever" office:value-type="string">
            <text:p>Golden Retriever</text:p>
          </table:table-cell>
        </table:table-row>
        <table:table-row>
          <table:table-cell office:string-value="Mon Jul 22 00:39:30 EDT 2019" office:value-type="string">
            <text:p>Mon Jul 22 00:39:30 EDT 2019</text:p>
          </table:table-cell>
          <table:table-cell office:string-value="Dog" office:value-type="string">
            <text:p>Dog</text:p>
          </table:table-cell>
          <table:table-cell office:string-value="Jack" office:value-type="string">
            <text:p>Jack</text:p>
          </table:table-cell>
          <table:table-cell office:string-value="Jackson" office:value-type="string">
            <text:p>Jackson</text:p>
          </table:table-cell>
          <table:table-cell office:value="11.0" office:value-type="float">
            <text:p>11.0</text:p>
          </table:table-cell>
          <table:table-cell office:string-value="Golden Retriever" office:value-type="string">
            <text:p>Golden Retriever</text:p>
          </table:table-cell>
        </table:table-row>
        <table:table-row>
          <table:table-cell office:string-value="Mon Jul 22 00:41:50 EDT 2019" office:value-type="string">
            <text:p>Mon Jul 22 00:41:50 EDT 2019</text:p>
          </table:table-cell>
          <table:table-cell office:string-value="Dog" office:value-type="string">
            <text:p>Dog</text:p>
          </table:table-cell>
          <table:table-cell office:string-value="Bella" office:value-type="string">
            <text:p>Bella</text:p>
          </table:table-cell>
          <table:table-cell office:string-value="Bell" office:value-type="string">
            <text:p>Bell</text:p>
          </table:table-cell>
          <table:table-cell office:string-value="8 years " office:value-type="string">
            <text:p>8 years </text:p>
          </table:table-cell>
          <table:table-cell office:string-value="Puggle" office:value-type="string">
            <text:p>Puggle</text:p>
          </table:table-cell>
        </table:table-row>
        <table:table-row>
          <table:table-cell office:string-value="Mon Jul 22 00:45:40 EDT 2019" office:value-type="string">
            <text:p>Mon Jul 22 00:45:40 EDT 2019</text:p>
          </table:table-cell>
          <table:table-cell office:string-value="Dog" office:value-type="string">
            <text:p>Dog</text:p>
          </table:table-cell>
          <table:table-cell office:string-value="Starsky Buford" office:value-type="string">
            <text:p>Starsky Buford</text:p>
          </table:table-cell>
          <table:table-cell office:string-value="Starsky" office:value-type="string">
            <text:p>Starsky</text:p>
          </table:table-cell>
          <table:table-cell office:value="7.0" office:value-type="float">
            <text:p>7.0</text:p>
          </table:table-cell>
          <table:table-cell office:string-value="Foxhound (I think)" office:value-type="string">
            <text:p>Foxhound (I think)</text:p>
          </table:table-cell>
        </table:table-row>
        <table:table-row>
          <table:table-cell office:string-value="Mon Jul 22 00:46:20 EDT 2019" office:value-type="string">
            <text:p>Mon Jul 22 00:46:20 EDT 2019</text:p>
          </table:table-cell>
          <table:table-cell office:string-value="Rodent" office:value-type="string">
            <text:p>Rodent</text:p>
          </table:table-cell>
          <table:table-cell office:string-value=" Beatrice" office:value-type="string">
            <text:p> Beatrice</text:p>
          </table:table-cell>
          <table:table-cell office:string-value="Trixie" office:value-type="string">
            <text:p>Trixie</text:p>
          </table:table-cell>
          <table:table-cell office:value="5.0" office:value-type="float">
            <text:p>5.0</text:p>
          </table:table-cell>
          <table:table-cell office:string-value="Mexican black tailed" office:value-type="string">
            <text:p>Mexican black tailed</text:p>
          </table:table-cell>
        </table:table-row>
        <table:table-row>
          <table:table-cell office:string-value="Mon Jul 22 00:46:48 EDT 2019" office:value-type="string">
            <text:p>Mon Jul 22 00:46:48 EDT 2019</text:p>
          </table:table-cell>
          <table:table-cell office:string-value="Dog" office:value-type="string">
            <text:p>Dog</text:p>
          </table:table-cell>
          <table:table-cell office:string-value="Quito" office:value-type="string">
            <text:p>Quito</text:p>
          </table:table-cell>
          <table:table-cell office:string-value="Kiki" office:value-type="string">
            <text:p>Kiki</text:p>
          </table:table-cell>
          <table:table-cell office:value="4.0" office:value-type="float">
            <text:p>4.0</text:p>
          </table:table-cell>
          <table:table-cell office:string-value="Lab/APBT/Great Dane/GSD/Australian Cattle Dog/Rottweiler (Embark confirmed)" office:value-type="string">
            <text:p>Lab/APBT/Great Dane/GSD/Australian Cattle Dog/Rottweiler (Embark confirmed)</text:p>
          </table:table-cell>
        </table:table-row>
        <table:table-row>
          <table:table-cell office:string-value="Mon Jul 22 00:47:08 EDT 2019" office:value-type="string">
            <text:p>Mon Jul 22 00:47:08 EDT 2019</text:p>
          </table:table-cell>
          <table:table-cell office:string-value="Dog" office:value-type="string">
            <text:p>Dog</text:p>
          </table:table-cell>
          <table:table-cell office:string-value="Wiggins" office:value-type="string">
            <text:p>Wiggins</text:p>
          </table:table-cell>
          <table:table-cell office:string-value="Wiggs" office:value-type="string">
            <text:p>Wiggs</text:p>
          </table:table-cell>
          <table:table-cell office:value="3.0" office:value-type="float">
            <text:p>3.0</text:p>
          </table:table-cell>
          <table:table-cell office:string-value="Black lab basset houd mix" office:value-type="string">
            <text:p>Black lab basset houd mix</text:p>
          </table:table-cell>
        </table:table-row>
        <table:table-row>
          <table:table-cell office:string-value="Mon Jul 22 00:47:43 EDT 2019" office:value-type="string">
            <text:p>Mon Jul 22 00:47:43 EDT 2019</text:p>
          </table:table-cell>
          <table:table-cell office:string-value="Bird" office:value-type="string">
            <text:p>Bird</text:p>
          </table:table-cell>
          <table:table-cell office:string-value="Aretha" office:value-type="string">
            <text:p>Aretha</text:p>
          </table:table-cell>
          <table:table-cell office:string-value="The broody one" office:value-type="string">
            <text:p>The broody one</text:p>
          </table:table-cell>
          <table:table-cell office:value="1.0" office:value-type="float">
            <text:p>1.0</text:p>
          </table:table-cell>
          <table:table-cell office:string-value="Black star hen" office:value-type="string">
            <text:p>Black star hen</text:p>
          </table:table-cell>
        </table:table-row>
        <table:table-row>
          <table:table-cell office:string-value="Mon Jul 22 00:49:03 EDT 2019" office:value-type="string">
            <text:p>Mon Jul 22 00:49:03 EDT 2019</text:p>
          </table:table-cell>
          <table:table-cell office:string-value="Snake" office:value-type="string">
            <text:p>Snake</text:p>
          </table:table-cell>
          <table:table-cell office:string-value="Stanley" office:value-type="string">
            <text:p>Stanley</text:p>
          </table:table-cell>
          <table:table-cell office:string-value="Stanley" office:value-type="string">
            <text:p>Stanley</text:p>
          </table:table-cell>
          <table:table-cell office:value="1.0" office:value-type="float">
            <text:p>1.0</text:p>
          </table:table-cell>
          <table:table-cell office:string-value="Ball python" office:value-type="string">
            <text:p>Ball python</text:p>
          </table:table-cell>
        </table:table-row>
        <table:table-row>
          <table:table-cell office:string-value="Mon Jul 22 00:49:37 EDT 2019" office:value-type="string">
            <text:p>Mon Jul 22 00:49:37 EDT 2019</text:p>
          </table:table-cell>
          <table:table-cell office:string-value="Dog" office:value-type="string">
            <text:p>Dog</text:p>
          </table:table-cell>
          <table:table-cell office:string-value="Bella" office:value-type="string">
            <text:p>Bella</text:p>
          </table:table-cell>
          <table:table-cell office:string-value="Smelly Belly" office:value-type="string">
            <text:p>Smelly Belly</text:p>
          </table:table-cell>
          <table:table-cell office:value="13.0" office:value-type="float">
            <text:p>13.0</text:p>
          </table:table-cell>
          <table:table-cell office:string-value="Weimeraner" office:value-type="string">
            <text:p>Weimeraner</text:p>
          </table:table-cell>
        </table:table-row>
        <table:table-row>
          <table:table-cell office:string-value="Mon Jul 22 00:50:08 EDT 2019" office:value-type="string">
            <text:p>Mon Jul 22 00:50:08 EDT 2019</text:p>
          </table:table-cell>
          <table:table-cell office:string-value="Hermit Crab" office:value-type="string">
            <text:p>Hermit Crab</text:p>
          </table:table-cell>
          <table:table-cell office:string-value="Golddigger" office:value-type="string">
            <text:p>Golddigger</text:p>
          </table:table-cell>
          <table:table-cell office:string-value="Goldie" office:value-type="string">
            <text:p>Goldie</text:p>
          </table:table-cell>
          <table:table-cell office:string-value="unknown" office:value-type="string">
            <text:p>unknown</text:p>
          </table:table-cell>
          <table:table-cell office:string-value="Australian" office:value-type="string">
            <text:p>Australian</text:p>
          </table:table-cell>
        </table:table-row>
        <table:table-row>
          <table:table-cell office:string-value="Mon Jul 22 00:51:27 EDT 2019" office:value-type="string">
            <text:p>Mon Jul 22 00:51:27 EDT 2019</text:p>
          </table:table-cell>
          <table:table-cell office:string-value="Dog" office:value-type="string">
            <text:p>Dog</text:p>
          </table:table-cell>
          <table:table-cell office:string-value="Maple" office:value-type="string">
            <text:p>Maple</text:p>
          </table:table-cell>
          <table:table-cell office:string-value="Mapie, Mapes" office:value-type="string">
            <text:p>Mapie, Mapes</text:p>
          </table:table-cell>
          <table:table-cell office:string-value="5 months old " office:value-type="string">
            <text:p>5 months old </text:p>
          </table:table-cell>
          <table:table-cell office:string-value="Shiba Inu" office:value-type="string">
            <text:p>Shiba Inu</text:p>
          </table:table-cell>
        </table:table-row>
        <table:table-row>
          <table:table-cell office:string-value="Mon Jul 22 00:51:57 EDT 2019" office:value-type="string">
            <text:p>Mon Jul 22 00:51:57 EDT 2019</text:p>
          </table:table-cell>
          <table:table-cell office:string-value="Dog" office:value-type="string">
            <text:p>Dog</text:p>
          </table:table-cell>
          <table:table-cell office:string-value="Sara" office:value-type="string">
            <text:p>Sara</text:p>
          </table:table-cell>
          <table:table-cell office:string-value="Sara" office:value-type="string">
            <text:p>Sara</text:p>
          </table:table-cell>
          <table:table-cell office:string-value="7 years old" office:value-type="string">
            <text:p>7 years old</text:p>
          </table:table-cell>
          <table:table-cell office:string-value="Polish Tatra Sheepdog" office:value-type="string">
            <text:p>Polish Tatra Sheepdog</text:p>
          </table:table-cell>
        </table:table-row>
        <table:table-row>
          <table:table-cell office:string-value="Mon Jul 22 00:53:31 EDT 2019" office:value-type="string">
            <text:p>Mon Jul 22 00:53:31 EDT 2019</text:p>
          </table:table-cell>
          <table:table-cell office:string-value="Bees" office:value-type="string">
            <text:p>Bees</text:p>
          </table:table-cell>
          <table:table-cell office:string-value="Professor McGongall (the queen)" office:value-type="string">
            <text:p>Professor McGongall (the queen)</text:p>
          </table:table-cell>
          <table:table-cell office:string-value="Hogwarts (the hive)" office:value-type="string">
            <text:p>Hogwarts (the hive)</text:p>
          </table:table-cell>
          <table:table-cell office:string-value="A few months" office:value-type="string">
            <text:p>A few months</text:p>
          </table:table-cell>
          <table:table-cell/>
        </table:table-row>
        <table:table-row>
          <table:table-cell office:string-value="Mon Jul 22 00:54:17 EDT 2019" office:value-type="string">
            <text:p>Mon Jul 22 00:54:17 EDT 2019</text:p>
          </table:table-cell>
          <table:table-cell office:string-value="Dog" office:value-type="string">
            <text:p>Dog</text:p>
          </table:table-cell>
          <table:table-cell office:string-value="Clementine" office:value-type="string">
            <text:p>Clementine</text:p>
          </table:table-cell>
          <table:table-cell office:string-value="Clem" office:value-type="string">
            <text:p>Clem</text:p>
          </table:table-cell>
          <table:table-cell office:string-value="5.5yrs" office:value-type="string">
            <text:p>5.5yrs</text:p>
          </table:table-cell>
          <table:table-cell office:string-value="Coonhound" office:value-type="string">
            <text:p>Coonhound</text:p>
          </table:table-cell>
        </table:table-row>
        <table:table-row>
          <table:table-cell office:string-value="Mon Jul 22 00:54:30 EDT 2019" office:value-type="string">
            <text:p>Mon Jul 22 00:54:30 EDT 2019</text:p>
          </table:table-cell>
          <table:table-cell office:string-value="Dog" office:value-type="string">
            <text:p>Dog</text:p>
          </table:table-cell>
          <table:table-cell office:string-value="Ali May" office:value-type="string">
            <text:p>Ali May</text:p>
          </table:table-cell>
          <table:table-cell office:string-value="Ali" office:value-type="string">
            <text:p>Ali</text:p>
          </table:table-cell>
          <table:table-cell office:value="12.0" office:value-type="float">
            <text:p>12.0</text:p>
          </table:table-cell>
          <table:table-cell office:string-value="Lab mix" office:value-type="string">
            <text:p>Lab mix</text:p>
          </table:table-cell>
        </table:table-row>
        <table:table-row>
          <table:table-cell office:string-value="Mon Jul 22 00:54:36 EDT 2019" office:value-type="string">
            <text:p>Mon Jul 22 00:54:36 EDT 2019</text:p>
          </table:table-cell>
          <table:table-cell office:string-value="Dog" office:value-type="string">
            <text:p>Dog</text:p>
          </table:table-cell>
          <table:table-cell office:string-value="Aspen" office:value-type="string">
            <text:p>Aspen</text:p>
          </table:table-cell>
          <table:table-cell office:string-value="Ass-pen" office:value-type="string">
            <text:p>Ass-pen</text:p>
          </table:table-cell>
          <table:table-cell office:string-value="3y" office:value-type="string">
            <text:p>3y</text:p>
          </table:table-cell>
          <table:table-cell office:string-value="Coonhound" office:value-type="string">
            <text:p>Coonhound</text:p>
          </table:table-cell>
        </table:table-row>
        <table:table-row>
          <table:table-cell office:string-value="Mon Jul 22 00:54:47 EDT 2019" office:value-type="string">
            <text:p>Mon Jul 22 00:54:47 EDT 2019</text:p>
          </table:table-cell>
          <table:table-cell office:string-value="Dog" office:value-type="string">
            <text:p>Dog</text:p>
          </table:table-cell>
          <table:table-cell office:string-value="Amber" office:value-type="string">
            <text:p>Amber</text:p>
          </table:table-cell>
          <table:table-cell office:string-value="Amber" office:value-type="string">
            <text:p>Amber</text:p>
          </table:table-cell>
          <table:table-cell office:value="2.0" office:value-type="float">
            <text:p>2.0</text:p>
          </table:table-cell>
          <table:table-cell office:string-value="German pointer" office:value-type="string">
            <text:p>German pointer</text:p>
          </table:table-cell>
        </table:table-row>
        <table:table-row>
          <table:table-cell office:string-value="Mon Jul 22 00:54:56 EDT 2019" office:value-type="string">
            <text:p>Mon Jul 22 00:54:56 EDT 2019</text:p>
          </table:table-cell>
          <table:table-cell office:string-value="Rodent" office:value-type="string">
            <text:p>Rodent</text:p>
          </table:table-cell>
          <table:table-cell office:string-value="Diego" office:value-type="string">
            <text:p>Diego</text:p>
          </table:table-cell>
          <table:table-cell office:string-value="Dego Bear" office:value-type="string">
            <text:p>Dego Bear</text:p>
          </table:table-cell>
          <table:table-cell office:value="3.0" office:value-type="float">
            <text:p>3.0</text:p>
          </table:table-cell>
          <table:table-cell office:string-value="guinea pig" office:value-type="string">
            <text:p>guinea pig</text:p>
          </table:table-cell>
        </table:table-row>
        <table:table-row>
          <table:table-cell office:string-value="Mon Jul 22 00:55:09 EDT 2019" office:value-type="string">
            <text:p>Mon Jul 22 00:55:09 EDT 2019</text:p>
          </table:table-cell>
          <table:table-cell office:string-value="Rodent" office:value-type="string">
            <text:p>Rodent</text:p>
          </table:table-cell>
          <table:table-cell office:string-value="Linus" office:value-type="string">
            <text:p>Linus</text:p>
          </table:table-cell>
          <table:table-cell office:string-value="Linus" office:value-type="string">
            <text:p>Linus</text:p>
          </table:table-cell>
          <table:table-cell office:value="1.0" office:value-type="float">
            <text:p>1.0</text:p>
          </table:table-cell>
          <table:table-cell office:string-value="American guinea pig" office:value-type="string">
            <text:p>American guinea pig</text:p>
          </table:table-cell>
        </table:table-row>
        <table:table-row>
          <table:table-cell office:string-value="Mon Jul 22 00:55:10 EDT 2019" office:value-type="string">
            <text:p>Mon Jul 22 00:55:10 EDT 2019</text:p>
          </table:table-cell>
          <table:table-cell office:string-value="Dog" office:value-type="string">
            <text:p>Dog</text:p>
          </table:table-cell>
          <table:table-cell office:string-value="Coquine" office:value-type="string">
            <text:p>Coquine</text:p>
          </table:table-cell>
          <table:table-cell office:string-value="Ti-Chat" office:value-type="string">
            <text:p>Ti-Chat</text:p>
          </table:table-cell>
          <table:table-cell office:value="15.0" office:value-type="float">
            <text:p>15.0</text:p>
          </table:table-cell>
          <table:table-cell office:string-value="Maltese" office:value-type="string">
            <text:p>Maltese</text:p>
          </table:table-cell>
        </table:table-row>
        <table:table-row>
          <table:table-cell office:string-value="Mon Jul 22 00:55:15 EDT 2019" office:value-type="string">
            <text:p>Mon Jul 22 00:55:15 EDT 2019</text:p>
          </table:table-cell>
          <table:table-cell office:string-value="Rodent" office:value-type="string">
            <text:p>Rodent</text:p>
          </table:table-cell>
          <table:table-cell office:string-value="Colby" office:value-type="string">
            <text:p>Colby</text:p>
          </table:table-cell>
          <table:table-cell office:string-value="Colbs" office:value-type="string">
            <text:p>Colbs</text:p>
          </table:table-cell>
          <table:table-cell office:value="3.0" office:value-type="float">
            <text:p>3.0</text:p>
          </table:table-cell>
          <table:table-cell office:string-value="guinea pig" office:value-type="string">
            <text:p>guinea pig</text:p>
          </table:table-cell>
        </table:table-row>
        <table:table-row>
          <table:table-cell office:string-value="Mon Jul 22 00:57:00 EDT 2019" office:value-type="string">
            <text:p>Mon Jul 22 00:57:00 EDT 2019</text:p>
          </table:table-cell>
          <table:table-cell office:string-value="Dog" office:value-type="string">
            <text:p>Dog</text:p>
          </table:table-cell>
          <table:table-cell office:string-value="Medley May " office:value-type="string">
            <text:p>Medley May </text:p>
          </table:table-cell>
          <table:table-cell office:string-value="Med head/big medley" office:value-type="string">
            <text:p>Med head/big medley</text:p>
          </table:table-cell>
          <table:table-cell office:value="8.0" office:value-type="float">
            <text:p>8.0</text:p>
          </table:table-cell>
          <table:table-cell office:string-value="Great Dane " office:value-type="string">
            <text:p>Great Dane </text:p>
          </table:table-cell>
        </table:table-row>
        <table:table-row>
          <table:table-cell office:string-value="Mon Jul 22 00:57:27 EDT 2019" office:value-type="string">
            <text:p>Mon Jul 22 00:57:27 EDT 2019</text:p>
          </table:table-cell>
          <table:table-cell office:string-value="Dog" office:value-type="string">
            <text:p>Dog</text:p>
          </table:table-cell>
          <table:table-cell office:string-value="Maggie " office:value-type="string">
            <text:p>Maggie </text:p>
          </table:table-cell>
          <table:table-cell office:string-value="Mag bag " office:value-type="string">
            <text:p>Mag bag </text:p>
          </table:table-cell>
          <table:table-cell office:value="3.0" office:value-type="float">
            <text:p>3.0</text:p>
          </table:table-cell>
          <table:table-cell office:string-value="Great Dane " office:value-type="string">
            <text:p>Great Dane </text:p>
          </table:table-cell>
        </table:table-row>
        <table:table-row>
          <table:table-cell office:string-value="Mon Jul 22 00:58:21 EDT 2019" office:value-type="string">
            <text:p>Mon Jul 22 00:58:21 EDT 2019</text:p>
          </table:table-cell>
          <table:table-cell office:string-value="Dog" office:value-type="string">
            <text:p>Dog</text:p>
          </table:table-cell>
          <table:table-cell office:string-value="Finn Jethro" office:value-type="string">
            <text:p>Finn Jethro</text:p>
          </table:table-cell>
          <table:table-cell office:string-value="Finny" office:value-type="string">
            <text:p>Finny</text:p>
          </table:table-cell>
          <table:table-cell office:value="7.0" office:value-type="float">
            <text:p>7.0</text:p>
          </table:table-cell>
          <table:table-cell office:string-value="Poodle" office:value-type="string">
            <text:p>Poodle</text:p>
          </table:table-cell>
        </table:table-row>
        <table:table-row>
          <table:table-cell office:string-value="Mon Jul 22 00:59:00 EDT 2019" office:value-type="string">
            <text:p>Mon Jul 22 00:59:00 EDT 2019</text:p>
          </table:table-cell>
          <table:table-cell office:string-value="Dog" office:value-type="string">
            <text:p>Dog</text:p>
          </table:table-cell>
          <table:table-cell office:string-value="Tallulah Lilac" office:value-type="string">
            <text:p>Tallulah Lilac</text:p>
          </table:table-cell>
          <table:table-cell office:string-value="Lulah" office:value-type="string">
            <text:p>Lulah</text:p>
          </table:table-cell>
          <table:table-cell office:value="4.0" office:value-type="float">
            <text:p>4.0</text:p>
          </table:table-cell>
          <table:table-cell office:string-value="Poodle" office:value-type="string">
            <text:p>Poodle</text:p>
          </table:table-cell>
        </table:table-row>
        <table:table-row>
          <table:table-cell office:string-value="Mon Jul 22 01:00:04 EDT 2019" office:value-type="string">
            <text:p>Mon Jul 22 01:00:04 EDT 2019</text:p>
          </table:table-cell>
          <table:table-cell office:string-value="Dog" office:value-type="string">
            <text:p>Dog</text:p>
          </table:table-cell>
          <table:table-cell office:string-value="Bear" office:value-type="string">
            <text:p>Bear</text:p>
          </table:table-cell>
          <table:table-cell office:string-value="Bear" office:value-type="string">
            <text:p>Bear</text:p>
          </table:table-cell>
          <table:table-cell office:value="6.0" office:value-type="float">
            <text:p>6.0</text:p>
          </table:table-cell>
          <table:table-cell office:string-value="Husky - shepherd - collie " office:value-type="string">
            <text:p>Husky - shepherd - collie </text:p>
          </table:table-cell>
        </table:table-row>
        <table:table-row>
          <table:table-cell office:string-value="Mon Jul 22 01:00:45 EDT 2019" office:value-type="string">
            <text:p>Mon Jul 22 01:00:45 EDT 2019</text:p>
          </table:table-cell>
          <table:table-cell office:string-value="Cat" office:value-type="string">
            <text:p>Cat</text:p>
          </table:table-cell>
          <table:table-cell office:string-value="Fuji" office:value-type="string">
            <text:p>Fuji</text:p>
          </table:table-cell>
          <table:table-cell office:string-value="Worm" office:value-type="string">
            <text:p>Worm</text:p>
          </table:table-cell>
          <table:table-cell office:value="9.0" office:value-type="float">
            <text:p>9.0</text:p>
          </table:table-cell>
          <table:table-cell office:string-value="Domestic house cat" office:value-type="string">
            <text:p>Domestic house cat</text:p>
          </table:table-cell>
        </table:table-row>
        <table:table-row>
          <table:table-cell office:string-value="Mon Jul 22 01:03:06 EDT 2019" office:value-type="string">
            <text:p>Mon Jul 22 01:03:06 EDT 2019</text:p>
          </table:table-cell>
          <table:table-cell office:string-value="Dog" office:value-type="string">
            <text:p>Dog</text:p>
          </table:table-cell>
          <table:table-cell office:string-value="Emily" office:value-type="string">
            <text:p>Emily</text:p>
          </table:table-cell>
          <table:table-cell office:string-value="Emily" office:value-type="string">
            <text:p>Emily</text:p>
          </table:table-cell>
          <table:table-cell office:value="7.0" office:value-type="float">
            <text:p>7.0</text:p>
          </table:table-cell>
          <table:table-cell office:string-value="American Pitbull Terrier" office:value-type="string">
            <text:p>American Pitbull Terrier</text:p>
          </table:table-cell>
        </table:table-row>
        <table:table-row>
          <table:table-cell office:string-value="Mon Jul 22 01:02:22 EDT 2019" office:value-type="string">
            <text:p>Mon Jul 22 01:02:22 EDT 2019</text:p>
          </table:table-cell>
          <table:table-cell office:string-value="Dog" office:value-type="string">
            <text:p>Dog</text:p>
          </table:table-cell>
          <table:table-cell office:string-value="Winifred Yankeestaff Arnone" office:value-type="string">
            <text:p>Winifred Yankeestaff Arnone</text:p>
          </table:table-cell>
          <table:table-cell office:string-value="Winnie" office:value-type="string">
            <text:p>Winnie</text:p>
          </table:table-cell>
          <table:table-cell office:value="13.0" office:value-type="float">
            <text:p>13.0</text:p>
          </table:table-cell>
          <table:table-cell office:string-value="English Staffordshire Bull Terrier" office:value-type="string">
            <text:p>English Staffordshire Bull Terrier</text:p>
          </table:table-cell>
        </table:table-row>
        <table:table-row>
          <table:table-cell office:string-value="Mon Jul 22 01:04:54 EDT 2019" office:value-type="string">
            <text:p>Mon Jul 22 01:04:54 EDT 2019</text:p>
          </table:table-cell>
          <table:table-cell office:string-value="Dog" office:value-type="string">
            <text:p>Dog</text:p>
          </table:table-cell>
          <table:table-cell office:string-value="Bella" office:value-type="string">
            <text:p>Bella</text:p>
          </table:table-cell>
          <table:table-cell office:string-value="Bella" office:value-type="string">
            <text:p>Bella</text:p>
          </table:table-cell>
          <table:table-cell office:value="9.0" office:value-type="float">
            <text:p>9.0</text:p>
          </table:table-cell>
          <table:table-cell office:string-value="Shih tzu " office:value-type="string">
            <text:p>Shih tzu </text:p>
          </table:table-cell>
        </table:table-row>
        <table:table-row>
          <table:table-cell office:string-value="Mon Jul 22 01:07:07 EDT 2019" office:value-type="string">
            <text:p>Mon Jul 22 01:07:07 EDT 2019</text:p>
          </table:table-cell>
          <table:table-cell office:string-value="Dog" office:value-type="string">
            <text:p>Dog</text:p>
          </table:table-cell>
          <table:table-cell office:string-value="Mocha Latte" office:value-type="string">
            <text:p>Mocha Latte</text:p>
          </table:table-cell>
          <table:table-cell office:string-value="Moch" office:value-type="string">
            <text:p>Moch</text:p>
          </table:table-cell>
          <table:table-cell office:value="2.0" office:value-type="float">
            <text:p>2.0</text:p>
          </table:table-cell>
          <table:table-cell office:string-value="Retriever/Pitbull " office:value-type="string">
            <text:p>Retriever/Pitbull </text:p>
          </table:table-cell>
        </table:table-row>
        <table:table-row>
          <table:table-cell office:string-value="Mon Jul 22 01:06:53 EDT 2019" office:value-type="string">
            <text:p>Mon Jul 22 01:06:53 EDT 2019</text:p>
          </table:table-cell>
          <table:table-cell office:string-value="Dog" office:value-type="string">
            <text:p>Dog</text:p>
          </table:table-cell>
          <table:table-cell office:string-value="Bentley Rockstaff Jardine Arnone" office:value-type="string">
            <text:p>Bentley Rockstaff Jardine Arnone</text:p>
          </table:table-cell>
          <table:table-cell office:string-value="Bentley" office:value-type="string">
            <text:p>Bentley</text:p>
          </table:table-cell>
          <table:table-cell office:string-value="10 months" office:value-type="string">
            <text:p>10 months</text:p>
          </table:table-cell>
          <table:table-cell office:string-value="English Staffordshire Bull Terrier" office:value-type="string">
            <text:p>English Staffordshire Bull Terrier</text:p>
          </table:table-cell>
        </table:table-row>
        <table:table-row>
          <table:table-cell office:string-value="Mon Jul 22 01:07:27 EDT 2019" office:value-type="string">
            <text:p>Mon Jul 22 01:07:27 EDT 2019</text:p>
          </table:table-cell>
          <table:table-cell office:string-value="Cat" office:value-type="string">
            <text:p>Cat</text:p>
          </table:table-cell>
          <table:table-cell office:string-value="Lili" office:value-type="string">
            <text:p>Lili</text:p>
          </table:table-cell>
          <table:table-cell office:string-value="Lili" office:value-type="string">
            <text:p>Lili</text:p>
          </table:table-cell>
          <table:table-cell office:value="11.0" office:value-type="float">
            <text:p>11.0</text:p>
          </table:table-cell>
          <table:table-cell office:string-value="Russian Blue" office:value-type="string">
            <text:p>Russian Blue</text:p>
          </table:table-cell>
        </table:table-row>
        <table:table-row>
          <table:table-cell office:string-value="Mon Jul 22 01:07:34 EDT 2019" office:value-type="string">
            <text:p>Mon Jul 22 01:07:34 EDT 2019</text:p>
          </table:table-cell>
          <table:table-cell office:string-value="Dog" office:value-type="string">
            <text:p>Dog</text:p>
          </table:table-cell>
          <table:table-cell office:string-value="Freddie Mercury" office:value-type="string">
            <text:p>Freddie Mercury</text:p>
          </table:table-cell>
          <table:table-cell office:string-value="Freddie" office:value-type="string">
            <text:p>Freddie</text:p>
          </table:table-cell>
          <table:table-cell office:value="15.0" office:value-type="float">
            <text:p>15.0</text:p>
          </table:table-cell>
          <table:table-cell office:string-value="Mini Schnauzer" office:value-type="string">
            <text:p>Mini Schnauzer</text:p>
          </table:table-cell>
        </table:table-row>
        <table:table-row>
          <table:table-cell office:string-value="Mon Jul 22 01:08:03 EDT 2019" office:value-type="string">
            <text:p>Mon Jul 22 01:08:03 EDT 2019</text:p>
          </table:table-cell>
          <table:table-cell office:string-value="Dog" office:value-type="string">
            <text:p>Dog</text:p>
          </table:table-cell>
          <table:table-cell office:string-value="Einstein Pancake" office:value-type="string">
            <text:p>Einstein Pancake</text:p>
          </table:table-cell>
          <table:table-cell office:string-value="Einstein " office:value-type="string">
            <text:p>Einstein </text:p>
          </table:table-cell>
          <table:table-cell office:value="11.0" office:value-type="float">
            <text:p>11.0</text:p>
          </table:table-cell>
          <table:table-cell office:string-value="Shih tzu/ poodle" office:value-type="string">
            <text:p>Shih tzu/ poodle</text:p>
          </table:table-cell>
        </table:table-row>
        <table:table-row>
          <table:table-cell office:string-value="Mon Jul 22 01:08:14 EDT 2019" office:value-type="string">
            <text:p>Mon Jul 22 01:08:14 EDT 2019</text:p>
          </table:table-cell>
          <table:table-cell office:string-value="Cat" office:value-type="string">
            <text:p>Cat</text:p>
          </table:table-cell>
          <table:table-cell office:string-value="Kit Marlowe" office:value-type="string">
            <text:p>Kit Marlowe</text:p>
          </table:table-cell>
          <table:table-cell office:string-value="Marlowe" office:value-type="string">
            <text:p>Marlowe</text:p>
          </table:table-cell>
          <table:table-cell office:string-value="11ish?" office:value-type="string">
            <text:p>11ish?</text:p>
          </table:table-cell>
          <table:table-cell office:string-value="Domestic shorthair tabby" office:value-type="string">
            <text:p>Domestic shorthair tabby</text:p>
          </table:table-cell>
        </table:table-row>
        <table:table-row>
          <table:table-cell office:string-value="Mon Jul 22 01:09:01 EDT 2019" office:value-type="string">
            <text:p>Mon Jul 22 01:09:01 EDT 2019</text:p>
          </table:table-cell>
          <table:table-cell office:string-value="Dog" office:value-type="string">
            <text:p>Dog</text:p>
          </table:table-cell>
          <table:table-cell office:string-value="Sir Eggs Benedict" office:value-type="string">
            <text:p>Sir Eggs Benedict</text:p>
          </table:table-cell>
          <table:table-cell office:string-value="Benny" office:value-type="string">
            <text:p>Benny</text:p>
          </table:table-cell>
          <table:table-cell office:value="2.5" office:value-type="float">
            <text:p>2.5</text:p>
          </table:table-cell>
          <table:table-cell office:string-value="Pembroke Welsh Corgi" office:value-type="string">
            <text:p>Pembroke Welsh Corgi</text:p>
          </table:table-cell>
        </table:table-row>
        <table:table-row>
          <table:table-cell office:string-value="Mon Jul 22 01:09:08 EDT 2019" office:value-type="string">
            <text:p>Mon Jul 22 01:09:08 EDT 2019</text:p>
          </table:table-cell>
          <table:table-cell office:string-value="Dog" office:value-type="string">
            <text:p>Dog</text:p>
          </table:table-cell>
          <table:table-cell office:string-value="Bandit " office:value-type="string">
            <text:p>Bandit </text:p>
          </table:table-cell>
          <table:table-cell office:string-value="Ban ban" office:value-type="string">
            <text:p>Ban ban</text:p>
          </table:table-cell>
          <table:table-cell office:value="8.0" office:value-type="float">
            <text:p>8.0</text:p>
          </table:table-cell>
          <table:table-cell office:string-value="Husky" office:value-type="string">
            <text:p>Husky</text:p>
          </table:table-cell>
        </table:table-row>
        <table:table-row>
          <table:table-cell office:string-value="Mon Jul 22 01:10:56 EDT 2019" office:value-type="string">
            <text:p>Mon Jul 22 01:10:56 EDT 2019</text:p>
          </table:table-cell>
          <table:table-cell office:string-value="Cat" office:value-type="string">
            <text:p>Cat</text:p>
          </table:table-cell>
          <table:table-cell office:string-value="Beauregard Montgomery Cat" office:value-type="string">
            <text:p>Beauregard Montgomery Cat</text:p>
          </table:table-cell>
          <table:table-cell office:string-value="Beau" office:value-type="string">
            <text:p>Beau</text:p>
          </table:table-cell>
          <table:table-cell office:value="3.0" office:value-type="float">
            <text:p>3.0</text:p>
          </table:table-cell>
          <table:table-cell office:string-value="Black and White" office:value-type="string">
            <text:p>Black and White</text:p>
          </table:table-cell>
        </table:table-row>
        <table:table-row>
          <table:table-cell office:string-value="Mon Jul 22 01:09:46 EDT 2019" office:value-type="string">
            <text:p>Mon Jul 22 01:09:46 EDT 2019</text:p>
          </table:table-cell>
          <table:table-cell office:string-value="Dog" office:value-type="string">
            <text:p>Dog</text:p>
          </table:table-cell>
          <table:table-cell office:string-value="Mac" office:value-type="string">
            <text:p>Mac</text:p>
          </table:table-cell>
          <table:table-cell office:string-value="Mac" office:value-type="string">
            <text:p>Mac</text:p>
          </table:table-cell>
          <table:table-cell office:value="5.0" office:value-type="float">
            <text:p>5.0</text:p>
          </table:table-cell>
          <table:table-cell office:string-value="Border Collie" office:value-type="string">
            <text:p>Border Collie</text:p>
          </table:table-cell>
        </table:table-row>
        <table:table-row>
          <table:table-cell office:string-value="Mon Jul 22 01:10:21 EDT 2019" office:value-type="string">
            <text:p>Mon Jul 22 01:10:21 EDT 2019</text:p>
          </table:table-cell>
          <table:table-cell office:string-value="Dog" office:value-type="string">
            <text:p>Dog</text:p>
          </table:table-cell>
          <table:table-cell office:string-value="Shepherd E Stoltzfus" office:value-type="string">
            <text:p>Shepherd E Stoltzfus</text:p>
          </table:table-cell>
          <table:table-cell office:string-value="Shep" office:value-type="string">
            <text:p>Shep</text:p>
          </table:table-cell>
          <table:table-cell office:value="5.0" office:value-type="float">
            <text:p>5.0</text:p>
          </table:table-cell>
          <table:table-cell office:string-value="Border Collie" office:value-type="string">
            <text:p>Border Collie</text:p>
          </table:table-cell>
        </table:table-row>
        <table:table-row>
          <table:table-cell office:string-value="Mon Jul 22 01:13:02 EDT 2019" office:value-type="string">
            <text:p>Mon Jul 22 01:13:02 EDT 2019</text:p>
          </table:table-cell>
          <table:table-cell office:string-value="Dog" office:value-type="string">
            <text:p>Dog</text:p>
          </table:table-cell>
          <table:table-cell office:string-value="Cinnamon" office:value-type="string">
            <text:p>Cinnamon</text:p>
          </table:table-cell>
          <table:table-cell office:string-value="Chinamon" office:value-type="string">
            <text:p>Chinamon</text:p>
          </table:table-cell>
          <table:table-cell office:value="4.0" office:value-type="float">
            <text:p>4.0</text:p>
          </table:table-cell>
          <table:table-cell office:string-value="Golden Lab" office:value-type="string">
            <text:p>Golden Lab</text:p>
          </table:table-cell>
        </table:table-row>
        <table:table-row>
          <table:table-cell office:string-value="Mon Jul 22 01:13:03 EDT 2019" office:value-type="string">
            <text:p>Mon Jul 22 01:13:03 EDT 2019</text:p>
          </table:table-cell>
          <table:table-cell office:string-value="Rabbit" office:value-type="string">
            <text:p>Rabbit</text:p>
          </table:table-cell>
          <table:table-cell office:string-value="Greta" office:value-type="string">
            <text:p>Greta</text:p>
          </table:table-cell>
          <table:table-cell office:string-value="Greta" office:value-type="string">
            <text:p>Greta</text:p>
          </table:table-cell>
          <table:table-cell office:value="13.0" office:value-type="float">
            <text:p>13.0</text:p>
          </table:table-cell>
          <table:table-cell office:string-value="Mini Rex" office:value-type="string">
            <text:p>Mini Rex</text:p>
          </table:table-cell>
        </table:table-row>
        <table:table-row>
          <table:table-cell office:string-value="Mon Jul 22 01:19:23 EDT 2019" office:value-type="string">
            <text:p>Mon Jul 22 01:19:23 EDT 2019</text:p>
          </table:table-cell>
          <table:table-cell office:string-value="Dog" office:value-type="string">
            <text:p>Dog</text:p>
          </table:table-cell>
          <table:table-cell office:string-value="Rocky Ciroc" office:value-type="string">
            <text:p>Rocky Ciroc</text:p>
          </table:table-cell>
          <table:table-cell office:string-value="Ciroc" office:value-type="string">
            <text:p>Ciroc</text:p>
          </table:table-cell>
          <table:table-cell office:value="6.0" office:value-type="float">
            <text:p>6.0</text:p>
          </table:table-cell>
          <table:table-cell office:string-value="Bichon Frise" office:value-type="string">
            <text:p>Bichon Frise</text:p>
          </table:table-cell>
        </table:table-row>
        <table:table-row>
          <table:table-cell office:string-value="Mon Jul 22 01:20:08 EDT 2019" office:value-type="string">
            <text:p>Mon Jul 22 01:20:08 EDT 2019</text:p>
          </table:table-cell>
          <table:table-cell office:string-value="Cat" office:value-type="string">
            <text:p>Cat</text:p>
          </table:table-cell>
          <table:table-cell office:string-value="Cloudy" office:value-type="string">
            <text:p>Cloudy</text:p>
          </table:table-cell>
          <table:table-cell office:string-value="Cloudy" office:value-type="string">
            <text:p>Cloudy</text:p>
          </table:table-cell>
          <table:table-cell office:value="9.0" office:value-type="float">
            <text:p>9.0</text:p>
          </table:table-cell>
          <table:table-cell/>
        </table:table-row>
        <table:table-row>
          <table:table-cell office:string-value="Mon Jul 22 01:20:25 EDT 2019" office:value-type="string">
            <text:p>Mon Jul 22 01:20:25 EDT 2019</text:p>
          </table:table-cell>
          <table:table-cell office:string-value="Cat" office:value-type="string">
            <text:p>Cat</text:p>
          </table:table-cell>
          <table:table-cell office:string-value="Sunny" office:value-type="string">
            <text:p>Sunny</text:p>
          </table:table-cell>
          <table:table-cell office:string-value="Sunny" office:value-type="string">
            <text:p>Sunny</text:p>
          </table:table-cell>
          <table:table-cell office:value="5.0" office:value-type="float">
            <text:p>5.0</text:p>
          </table:table-cell>
          <table:table-cell/>
        </table:table-row>
        <table:table-row>
          <table:table-cell office:string-value="Mon Jul 22 01:24:08 EDT 2019" office:value-type="string">
            <text:p>Mon Jul 22 01:24:08 EDT 2019</text:p>
          </table:table-cell>
          <table:table-cell office:string-value="Dog" office:value-type="string">
            <text:p>Dog</text:p>
          </table:table-cell>
          <table:table-cell office:string-value="Jack" office:value-type="string">
            <text:p>Jack</text:p>
          </table:table-cell>
          <table:table-cell office:string-value="Jack" office:value-type="string">
            <text:p>Jack</text:p>
          </table:table-cell>
          <table:table-cell office:value="2.0" office:value-type="float">
            <text:p>2.0</text:p>
          </table:table-cell>
          <table:table-cell office:string-value="Miniature Dachshund" office:value-type="string">
            <text:p>Miniature Dachshund</text:p>
          </table:table-cell>
        </table:table-row>
        <table:table-row>
          <table:table-cell office:string-value="Mon Jul 22 01:23:08 EDT 2019" office:value-type="string">
            <text:p>Mon Jul 22 01:23:08 EDT 2019</text:p>
          </table:table-cell>
          <table:table-cell office:string-value="Dog" office:value-type="string">
            <text:p>Dog</text:p>
          </table:table-cell>
          <table:table-cell office:string-value="Baldrick of Blackadder Bob" office:value-type="string">
            <text:p>Baldrick of Blackadder Bob</text:p>
          </table:table-cell>
          <table:table-cell office:string-value="Bob" office:value-type="string">
            <text:p>Bob</text:p>
          </table:table-cell>
          <table:table-cell office:value="14.0" office:value-type="float">
            <text:p>14.0</text:p>
          </table:table-cell>
          <table:table-cell office:string-value="Miniature Schnauzer" office:value-type="string">
            <text:p>Miniature Schnauzer</text:p>
          </table:table-cell>
        </table:table-row>
        <table:table-row>
          <table:table-cell office:string-value="Mon Jul 22 01:24:49 EDT 2019" office:value-type="string">
            <text:p>Mon Jul 22 01:24:49 EDT 2019</text:p>
          </table:table-cell>
          <table:table-cell office:string-value="Dog" office:value-type="string">
            <text:p>Dog</text:p>
          </table:table-cell>
          <table:table-cell office:string-value="Danny" office:value-type="string">
            <text:p>Danny</text:p>
          </table:table-cell>
          <table:table-cell office:string-value="Danny" office:value-type="string">
            <text:p>Danny</text:p>
          </table:table-cell>
          <table:table-cell office:string-value="deceased" office:value-type="string">
            <text:p>deceased</text:p>
          </table:table-cell>
          <table:table-cell office:string-value="Pomeranian - Indian mongrel mix" office:value-type="string">
            <text:p>Pomeranian - Indian mongrel mix</text:p>
          </table:table-cell>
        </table:table-row>
        <table:table-row>
          <table:table-cell office:string-value="Mon Jul 22 01:29:14 EDT 2019" office:value-type="string">
            <text:p>Mon Jul 22 01:29:14 EDT 2019</text:p>
          </table:table-cell>
          <table:table-cell office:string-value="Dog" office:value-type="string">
            <text:p>Dog</text:p>
          </table:table-cell>
          <table:table-cell office:string-value="Troy" office:value-type="string">
            <text:p>Troy</text:p>
          </table:table-cell>
          <table:table-cell office:string-value="Sweetie" office:value-type="string">
            <text:p>Sweetie</text:p>
          </table:table-cell>
          <table:table-cell office:value="9.0" office:value-type="float">
            <text:p>9.0</text:p>
          </table:table-cell>
          <table:table-cell office:string-value="Pit mix" office:value-type="string">
            <text:p>Pit mix</text:p>
          </table:table-cell>
        </table:table-row>
        <table:table-row>
          <table:table-cell office:string-value="Mon Jul 22 01:39:57 EDT 2019" office:value-type="string">
            <text:p>Mon Jul 22 01:39:57 EDT 2019</text:p>
          </table:table-cell>
          <table:table-cell office:string-value="Dog" office:value-type="string">
            <text:p>Dog</text:p>
          </table:table-cell>
          <table:table-cell office:string-value="Lavender" office:value-type="string">
            <text:p>Lavender</text:p>
          </table:table-cell>
          <table:table-cell office:string-value="Lav" office:value-type="string">
            <text:p>Lav</text:p>
          </table:table-cell>
          <table:table-cell office:value="8.0" office:value-type="float">
            <text:p>8.0</text:p>
          </table:table-cell>
          <table:table-cell office:string-value="Pit bull" office:value-type="string">
            <text:p>Pit bull</text:p>
          </table:table-cell>
        </table:table-row>
        <table:table-row>
          <table:table-cell office:string-value="Mon Jul 22 01:40:19 EDT 2019" office:value-type="string">
            <text:p>Mon Jul 22 01:40:19 EDT 2019</text:p>
          </table:table-cell>
          <table:table-cell office:string-value="Dog" office:value-type="string">
            <text:p>Dog</text:p>
          </table:table-cell>
          <table:table-cell office:string-value="Buddy" office:value-type="string">
            <text:p>Buddy</text:p>
          </table:table-cell>
          <table:table-cell office:string-value="Mr. B" office:value-type="string">
            <text:p>Mr. B</text:p>
          </table:table-cell>
          <table:table-cell office:value="6.0" office:value-type="float">
            <text:p>6.0</text:p>
          </table:table-cell>
          <table:table-cell office:string-value="Golden retriever " office:value-type="string">
            <text:p>Golden retriever </text:p>
          </table:table-cell>
        </table:table-row>
        <table:table-row>
          <table:table-cell office:string-value="Mon Jul 22 01:42:07 EDT 2019" office:value-type="string">
            <text:p>Mon Jul 22 01:42:07 EDT 2019</text:p>
          </table:table-cell>
          <table:table-cell office:string-value="Dog" office:value-type="string">
            <text:p>Dog</text:p>
          </table:table-cell>
          <table:table-cell office:string-value="Chase" office:value-type="string">
            <text:p>Chase</text:p>
          </table:table-cell>
          <table:table-cell office:string-value="Chase" office:value-type="string">
            <text:p>Chase</text:p>
          </table:table-cell>
          <table:table-cell office:value="6.0" office:value-type="float">
            <text:p>6.0</text:p>
          </table:table-cell>
          <table:table-cell office:string-value="Boxer" office:value-type="string">
            <text:p>Boxer</text:p>
          </table:table-cell>
        </table:table-row>
        <table:table-row>
          <table:table-cell office:string-value="Mon Jul 22 01:43:17 EDT 2019" office:value-type="string">
            <text:p>Mon Jul 22 01:43:17 EDT 2019</text:p>
          </table:table-cell>
          <table:table-cell office:string-value="Dog" office:value-type="string">
            <text:p>Dog</text:p>
          </table:table-cell>
          <table:table-cell office:string-value="Charlotte" office:value-type="string">
            <text:p>Charlotte</text:p>
          </table:table-cell>
          <table:table-cell office:string-value="Charlie" office:value-type="string">
            <text:p>Charlie</text:p>
          </table:table-cell>
          <table:table-cell office:string-value="8 human years" office:value-type="string">
            <text:p>8 human years</text:p>
          </table:table-cell>
          <table:table-cell office:string-value="Mostly Border Collie (though she does not behave like one)" office:value-type="string">
            <text:p>Mostly Border Collie (though she does not behave like one)</text:p>
          </table:table-cell>
        </table:table-row>
        <table:table-row>
          <table:table-cell office:string-value="Mon Jul 22 01:43:05 EDT 2019" office:value-type="string">
            <text:p>Mon Jul 22 01:43:05 EDT 2019</text:p>
          </table:table-cell>
          <table:table-cell office:string-value="Dog" office:value-type="string">
            <text:p>Dog</text:p>
          </table:table-cell>
          <table:table-cell office:string-value="Ice" office:value-type="string">
            <text:p>Ice</text:p>
          </table:table-cell>
          <table:table-cell office:string-value="Ice" office:value-type="string">
            <text:p>Ice</text:p>
          </table:table-cell>
          <table:table-cell office:value="14.0" office:value-type="float">
            <text:p>14.0</text:p>
          </table:table-cell>
          <table:table-cell office:string-value="Sharpei/Dachshund mix" office:value-type="string">
            <text:p>Sharpei/Dachshund mix</text:p>
          </table:table-cell>
        </table:table-row>
        <table:table-row>
          <table:table-cell office:string-value="Mon Jul 22 01:44:45 EDT 2019" office:value-type="string">
            <text:p>Mon Jul 22 01:44:45 EDT 2019</text:p>
          </table:table-cell>
          <table:table-cell office:string-value="Betta fish" office:value-type="string">
            <text:p>Betta fish</text:p>
          </table:table-cell>
          <table:table-cell office:string-value="Alpha (the Beta)" office:value-type="string">
            <text:p>Alpha (the Beta)</text:p>
          </table:table-cell>
          <table:table-cell office:string-value="Alpha" office:value-type="string">
            <text:p>Alpha</text:p>
          </table:table-cell>
          <table:table-cell office:string-value="1 month" office:value-type="string">
            <text:p>1 month</text:p>
          </table:table-cell>
          <table:table-cell/>
        </table:table-row>
        <table:table-row>
          <table:table-cell office:string-value="Mon Jul 22 01:45:08 EDT 2019" office:value-type="string">
            <text:p>Mon Jul 22 01:45:08 EDT 2019</text:p>
          </table:table-cell>
          <table:table-cell office:string-value="Dog" office:value-type="string">
            <text:p>Dog</text:p>
          </table:table-cell>
          <table:table-cell office:string-value="Dolly" office:value-type="string">
            <text:p>Dolly</text:p>
          </table:table-cell>
          <table:table-cell office:string-value="Dolly" office:value-type="string">
            <text:p>Dolly</text:p>
          </table:table-cell>
          <table:table-cell office:string-value="7 &amp; 1/2 months" office:value-type="string">
            <text:p>7 &amp; 1/2 months</text:p>
          </table:table-cell>
          <table:table-cell office:string-value="Lab mix" office:value-type="string">
            <text:p>Lab mix</text:p>
          </table:table-cell>
        </table:table-row>
        <table:table-row>
          <table:table-cell office:string-value="Mon Jul 22 01:48:15 EDT 2019" office:value-type="string">
            <text:p>Mon Jul 22 01:48:15 EDT 2019</text:p>
          </table:table-cell>
          <table:table-cell office:string-value="Dog" office:value-type="string">
            <text:p>Dog</text:p>
          </table:table-cell>
          <table:table-cell office:string-value="Geoffrey" office:value-type="string">
            <text:p>Geoffrey</text:p>
          </table:table-cell>
          <table:table-cell office:string-value="Geoffrey " office:value-type="string">
            <text:p>Geoffrey </text:p>
          </table:table-cell>
          <table:table-cell office:value="1.0" office:value-type="float">
            <text:p>1.0</text:p>
          </table:table-cell>
          <table:table-cell office:string-value="Maltipoo" office:value-type="string">
            <text:p>Maltipoo</text:p>
          </table:table-cell>
        </table:table-row>
        <table:table-row>
          <table:table-cell office:string-value="Mon Jul 22 01:50:54 EDT 2019" office:value-type="string">
            <text:p>Mon Jul 22 01:50:54 EDT 2019</text:p>
          </table:table-cell>
          <table:table-cell office:string-value="Rabbit" office:value-type="string">
            <text:p>Rabbit</text:p>
          </table:table-cell>
          <table:table-cell office:string-value="Aragorn" office:value-type="string">
            <text:p>Aragorn</text:p>
          </table:table-cell>
          <table:table-cell office:string-value="Strider" office:value-type="string">
            <text:p>Strider</text:p>
          </table:table-cell>
          <table:table-cell office:value="5.0" office:value-type="float">
            <text:p>5.0</text:p>
          </table:table-cell>
          <table:table-cell office:string-value="Dwarf lop " office:value-type="string">
            <text:p>Dwarf lop </text:p>
          </table:table-cell>
        </table:table-row>
        <table:table-row>
          <table:table-cell office:string-value="Mon Jul 22 01:51:43 EDT 2019" office:value-type="string">
            <text:p>Mon Jul 22 01:51:43 EDT 2019</text:p>
          </table:table-cell>
          <table:table-cell office:string-value="Rabbit" office:value-type="string">
            <text:p>Rabbit</text:p>
          </table:table-cell>
          <table:table-cell office:string-value="Arwen " office:value-type="string">
            <text:p>Arwen </text:p>
          </table:table-cell>
          <table:table-cell office:string-value="Arwen " office:value-type="string">
            <text:p>Arwen </text:p>
          </table:table-cell>
          <table:table-cell office:value="4.0" office:value-type="float">
            <text:p>4.0</text:p>
          </table:table-cell>
          <table:table-cell office:string-value="Lion head dwarf lop " office:value-type="string">
            <text:p>Lion head dwarf lop </text:p>
          </table:table-cell>
        </table:table-row>
        <table:table-row>
          <table:table-cell office:string-value="Mon Jul 22 01:52:22 EDT 2019" office:value-type="string">
            <text:p>Mon Jul 22 01:52:22 EDT 2019</text:p>
          </table:table-cell>
          <table:table-cell office:string-value="Dog" office:value-type="string">
            <text:p>Dog</text:p>
          </table:table-cell>
          <table:table-cell office:string-value="Holly " office:value-type="string">
            <text:p>Holly </text:p>
          </table:table-cell>
          <table:table-cell office:string-value="Holly" office:value-type="string">
            <text:p>Holly</text:p>
          </table:table-cell>
          <table:table-cell office:value="8.5" office:value-type="float">
            <text:p>8.5</text:p>
          </table:table-cell>
          <table:table-cell office:string-value="Golden retriever " office:value-type="string">
            <text:p>Golden retriever </text:p>
          </table:table-cell>
        </table:table-row>
        <table:table-row>
          <table:table-cell office:string-value="Mon Jul 22 01:57:04 EDT 2019" office:value-type="string">
            <text:p>Mon Jul 22 01:57:04 EDT 2019</text:p>
          </table:table-cell>
          <table:table-cell office:string-value="Dog" office:value-type="string">
            <text:p>Dog</text:p>
          </table:table-cell>
          <table:table-cell office:string-value="coco pollybird" office:value-type="string">
            <text:p>coco pollybird</text:p>
          </table:table-cell>
          <table:table-cell office:string-value="coco" office:value-type="string">
            <text:p>coco</text:p>
          </table:table-cell>
          <table:table-cell office:value="10.0" office:value-type="float">
            <text:p>10.0</text:p>
          </table:table-cell>
          <table:table-cell office:string-value="cocker spaniel" office:value-type="string">
            <text:p>cocker spaniel</text:p>
          </table:table-cell>
        </table:table-row>
        <table:table-row>
          <table:table-cell office:string-value="Mon Jul 22 01:58:19 EDT 2019" office:value-type="string">
            <text:p>Mon Jul 22 01:58:19 EDT 2019</text:p>
          </table:table-cell>
          <table:table-cell office:string-value="Dog" office:value-type="string">
            <text:p>Dog</text:p>
          </table:table-cell>
          <table:table-cell office:string-value="Tim" office:value-type="string">
            <text:p>Tim</text:p>
          </table:table-cell>
          <table:table-cell office:string-value="Tim" office:value-type="string">
            <text:p>Tim</text:p>
          </table:table-cell>
          <table:table-cell office:value="12.0" office:value-type="float">
            <text:p>12.0</text:p>
          </table:table-cell>
          <table:table-cell office:string-value="Beagle" office:value-type="string">
            <text:p>Beagle</text:p>
          </table:table-cell>
        </table:table-row>
        <table:table-row>
          <table:table-cell office:string-value="Mon Jul 22 02:01:17 EDT 2019" office:value-type="string">
            <text:p>Mon Jul 22 02:01:17 EDT 2019</text:p>
          </table:table-cell>
          <table:table-cell office:string-value="Dog" office:value-type="string">
            <text:p>Dog</text:p>
          </table:table-cell>
          <table:table-cell office:string-value="Magui Josefina Primera Mercado" office:value-type="string">
            <text:p>Magui Josefina Primera Mercado</text:p>
          </table:table-cell>
          <table:table-cell office:string-value="Moñoñito" office:value-type="string">
            <text:p>Moñoñito</text:p>
          </table:table-cell>
          <table:table-cell office:string-value="16(+)" office:value-type="string">
            <text:p>16(+)</text:p>
          </table:table-cell>
          <table:table-cell office:string-value="English Cocker Spaniel" office:value-type="string">
            <text:p>English Cocker Spaniel</text:p>
          </table:table-cell>
        </table:table-row>
        <table:table-row>
          <table:table-cell office:string-value="Mon Jul 22 01:59:47 EDT 2019" office:value-type="string">
            <text:p>Mon Jul 22 01:59:47 EDT 2019</text:p>
          </table:table-cell>
          <table:table-cell office:string-value="Turtle" office:value-type="string">
            <text:p>Turtle</text:p>
          </table:table-cell>
          <table:table-cell office:string-value="Robustiana" office:value-type="string">
            <text:p>Robustiana</text:p>
          </table:table-cell>
          <table:table-cell office:string-value="Robby" office:value-type="string">
            <text:p>Robby</text:p>
          </table:table-cell>
          <table:table-cell office:value="5.0" office:value-type="float">
            <text:p>5.0</text:p>
          </table:table-cell>
          <table:table-cell/>
        </table:table-row>
        <table:table-row>
          <table:table-cell office:string-value="Mon Jul 22 02:02:03 EDT 2019" office:value-type="string">
            <text:p>Mon Jul 22 02:02:03 EDT 2019</text:p>
          </table:table-cell>
          <table:table-cell office:string-value="Dog" office:value-type="string">
            <text:p>Dog</text:p>
          </table:table-cell>
          <table:table-cell office:string-value="Scooby" office:value-type="string">
            <text:p>Scooby</text:p>
          </table:table-cell>
          <table:table-cell office:string-value="Scoob" office:value-type="string">
            <text:p>Scoob</text:p>
          </table:table-cell>
          <table:table-cell office:string-value="Unknown" office:value-type="string">
            <text:p>Unknown</text:p>
          </table:table-cell>
          <table:table-cell office:string-value="American cocker Spaniel" office:value-type="string">
            <text:p>American cocker Spaniel</text:p>
          </table:table-cell>
        </table:table-row>
        <table:table-row>
          <table:table-cell office:string-value="Mon Jul 22 02:02:51 EDT 2019" office:value-type="string">
            <text:p>Mon Jul 22 02:02:51 EDT 2019</text:p>
          </table:table-cell>
          <table:table-cell office:string-value="Dog" office:value-type="string">
            <text:p>Dog</text:p>
          </table:table-cell>
          <table:table-cell office:string-value="Balto José" office:value-type="string">
            <text:p>Balto José</text:p>
          </table:table-cell>
          <table:table-cell office:string-value="Bartolo" office:value-type="string">
            <text:p>Bartolo</text:p>
          </table:table-cell>
          <table:table-cell office:string-value="Six" office:value-type="string">
            <text:p>Six</text:p>
          </table:table-cell>
          <table:table-cell/>
        </table:table-row>
        <table:table-row>
          <table:table-cell office:string-value="Mon Jul 22 02:03:28 EDT 2019" office:value-type="string">
            <text:p>Mon Jul 22 02:03:28 EDT 2019</text:p>
          </table:table-cell>
          <table:table-cell office:string-value="Bird" office:value-type="string">
            <text:p>Bird</text:p>
          </table:table-cell>
          <table:table-cell office:string-value="Lulú Anastasia" office:value-type="string">
            <text:p>Lulú Anastasia</text:p>
          </table:table-cell>
          <table:table-cell office:string-value="Pollo" office:value-type="string">
            <text:p>Pollo</text:p>
          </table:table-cell>
          <table:table-cell office:value="16.0" office:value-type="float">
            <text:p>16.0</text:p>
          </table:table-cell>
          <table:table-cell/>
        </table:table-row>
        <table:table-row>
          <table:table-cell office:string-value="Mon Jul 22 02:07:52 EDT 2019" office:value-type="string">
            <text:p>Mon Jul 22 02:07:52 EDT 2019</text:p>
          </table:table-cell>
          <table:table-cell office:string-value="Dog" office:value-type="string">
            <text:p>Dog</text:p>
          </table:table-cell>
          <table:table-cell office:string-value="Xena Badass McAwesome Princess Flufflepuffs of the Ashen Fields of Mordor" office:value-type="string">
            <text:p>Xena Badass McAwesome Princess Flufflepuffs of the Ashen Fields of Mordor</text:p>
          </table:table-cell>
          <table:table-cell office:string-value="Xena" office:value-type="string">
            <text:p>Xena</text:p>
          </table:table-cell>
          <table:table-cell office:value="6.0" office:value-type="float">
            <text:p>6.0</text:p>
          </table:table-cell>
          <table:table-cell office:string-value="Golden Retriever" office:value-type="string">
            <text:p>Golden Retriever</text:p>
          </table:table-cell>
        </table:table-row>
        <table:table-row>
          <table:table-cell office:string-value="Mon Jul 22 02:08:03 EDT 2019" office:value-type="string">
            <text:p>Mon Jul 22 02:08:03 EDT 2019</text:p>
          </table:table-cell>
          <table:table-cell office:string-value="Dog" office:value-type="string">
            <text:p>Dog</text:p>
          </table:table-cell>
          <table:table-cell office:string-value="Wilbur" office:value-type="string">
            <text:p>Wilbur</text:p>
          </table:table-cell>
          <table:table-cell office:string-value="Wilby " office:value-type="string">
            <text:p>Wilby </text:p>
          </table:table-cell>
          <table:table-cell office:value="6.0" office:value-type="float">
            <text:p>6.0</text:p>
          </table:table-cell>
          <table:table-cell office:string-value="French X British Bulldog" office:value-type="string">
            <text:p>French X British Bulldog</text:p>
          </table:table-cell>
        </table:table-row>
        <table:table-row>
          <table:table-cell office:string-value="Mon Jul 22 02:08:45 EDT 2019" office:value-type="string">
            <text:p>Mon Jul 22 02:08:45 EDT 2019</text:p>
          </table:table-cell>
          <table:table-cell office:string-value="Dog" office:value-type="string">
            <text:p>Dog</text:p>
          </table:table-cell>
          <table:table-cell office:string-value="Rowena Ravenclaw" office:value-type="string">
            <text:p>Rowena Ravenclaw</text:p>
          </table:table-cell>
          <table:table-cell office:string-value="Puppy" office:value-type="string">
            <text:p>Puppy</text:p>
          </table:table-cell>
          <table:table-cell office:value="3.0" office:value-type="float">
            <text:p>3.0</text:p>
          </table:table-cell>
          <table:table-cell office:string-value="Rhodesian ridgeback" office:value-type="string">
            <text:p>Rhodesian ridgeback</text:p>
          </table:table-cell>
        </table:table-row>
        <table:table-row>
          <table:table-cell office:string-value="Mon Jul 22 02:09:28 EDT 2019" office:value-type="string">
            <text:p>Mon Jul 22 02:09:28 EDT 2019</text:p>
          </table:table-cell>
          <table:table-cell office:string-value="Dog" office:value-type="string">
            <text:p>Dog</text:p>
          </table:table-cell>
          <table:table-cell office:string-value="Magnificent" office:value-type="string">
            <text:p>Magnificent</text:p>
          </table:table-cell>
          <table:table-cell office:string-value="Maggie" office:value-type="string">
            <text:p>Maggie</text:p>
          </table:table-cell>
          <table:table-cell office:value="7.0" office:value-type="float">
            <text:p>7.0</text:p>
          </table:table-cell>
          <table:table-cell office:string-value="King Charles/papillon mix" office:value-type="string">
            <text:p>King Charles/papillon mix</text:p>
          </table:table-cell>
        </table:table-row>
        <table:table-row>
          <table:table-cell office:string-value="Mon Jul 22 02:08:57 EDT 2019" office:value-type="string">
            <text:p>Mon Jul 22 02:08:57 EDT 2019</text:p>
          </table:table-cell>
          <table:table-cell office:string-value="Dog" office:value-type="string">
            <text:p>Dog</text:p>
          </table:table-cell>
          <table:table-cell office:string-value="Nova" office:value-type="string">
            <text:p>Nova</text:p>
          </table:table-cell>
          <table:table-cell office:string-value="Scoosh " office:value-type="string">
            <text:p>Scoosh </text:p>
          </table:table-cell>
          <table:table-cell office:string-value="7 months " office:value-type="string">
            <text:p>7 months </text:p>
          </table:table-cell>
          <table:table-cell office:string-value="Cocker Spaniel " office:value-type="string">
            <text:p>Cocker Spaniel </text:p>
          </table:table-cell>
        </table:table-row>
        <table:table-row>
          <table:table-cell office:string-value="Mon Jul 22 02:10:40 EDT 2019" office:value-type="string">
            <text:p>Mon Jul 22 02:10:40 EDT 2019</text:p>
          </table:table-cell>
          <table:table-cell office:string-value="Dog" office:value-type="string">
            <text:p>Dog</text:p>
          </table:table-cell>
          <table:table-cell office:string-value="Penny " office:value-type="string">
            <text:p>Penny </text:p>
          </table:table-cell>
          <table:table-cell office:string-value="Penny" office:value-type="string">
            <text:p>Penny</text:p>
          </table:table-cell>
          <table:table-cell office:value="12.0" office:value-type="float">
            <text:p>12.0</text:p>
          </table:table-cell>
          <table:table-cell office:string-value="Ray terrier " office:value-type="string">
            <text:p>Ray terrier </text:p>
          </table:table-cell>
        </table:table-row>
        <table:table-row>
          <table:table-cell office:string-value="Mon Jul 22 02:11:01 EDT 2019" office:value-type="string">
            <text:p>Mon Jul 22 02:11:01 EDT 2019</text:p>
          </table:table-cell>
          <table:table-cell office:string-value="Cat" office:value-type="string">
            <text:p>Cat</text:p>
          </table:table-cell>
          <table:table-cell office:string-value="Jasper " office:value-type="string">
            <text:p>Jasper </text:p>
          </table:table-cell>
          <table:table-cell office:string-value="Jasper" office:value-type="string">
            <text:p>Jasper</text:p>
          </table:table-cell>
          <table:table-cell office:value="8.0" office:value-type="float">
            <text:p>8.0</text:p>
          </table:table-cell>
          <table:table-cell/>
        </table:table-row>
        <table:table-row>
          <table:table-cell office:string-value="Mon Jul 22 02:11:58 EDT 2019" office:value-type="string">
            <text:p>Mon Jul 22 02:11:58 EDT 2019</text:p>
          </table:table-cell>
          <table:table-cell office:string-value="Dog" office:value-type="string">
            <text:p>Dog</text:p>
          </table:table-cell>
          <table:table-cell office:string-value="Maisie taters " office:value-type="string">
            <text:p>Maisie taters </text:p>
          </table:table-cell>
          <table:table-cell office:string-value="Maisie " office:value-type="string">
            <text:p>Maisie </text:p>
          </table:table-cell>
          <table:table-cell office:value="2.0" office:value-type="float">
            <text:p>2.0</text:p>
          </table:table-cell>
          <table:table-cell office:string-value="Hound mix " office:value-type="string">
            <text:p>Hound mix </text:p>
          </table:table-cell>
        </table:table-row>
        <table:table-row>
          <table:table-cell office:string-value="Mon Jul 22 02:12:40 EDT 2019" office:value-type="string">
            <text:p>Mon Jul 22 02:12:40 EDT 2019</text:p>
          </table:table-cell>
          <table:table-cell office:string-value="Dog" office:value-type="string">
            <text:p>Dog</text:p>
          </table:table-cell>
          <table:table-cell office:string-value="Guinness " office:value-type="string">
            <text:p>Guinness </text:p>
          </table:table-cell>
          <table:table-cell office:string-value="Guinness " office:value-type="string">
            <text:p>Guinness </text:p>
          </table:table-cell>
          <table:table-cell office:value="9.0" office:value-type="float">
            <text:p>9.0</text:p>
          </table:table-cell>
          <table:table-cell office:string-value="Australian shepherd" office:value-type="string">
            <text:p>Australian shepherd</text:p>
          </table:table-cell>
        </table:table-row>
        <table:table-row>
          <table:table-cell office:string-value="Mon Jul 22 02:12:47 EDT 2019" office:value-type="string">
            <text:p>Mon Jul 22 02:12:47 EDT 2019</text:p>
          </table:table-cell>
          <table:table-cell office:string-value="Dog" office:value-type="string">
            <text:p>Dog</text:p>
          </table:table-cell>
          <table:table-cell office:string-value="Johnny Bee" office:value-type="string">
            <text:p>Johnny Bee</text:p>
          </table:table-cell>
          <table:table-cell office:string-value="Johnny " office:value-type="string">
            <text:p>Johnny </text:p>
          </table:table-cell>
          <table:table-cell office:value="5.0" office:value-type="float">
            <text:p>5.0</text:p>
          </table:table-cell>
          <table:table-cell office:string-value="Boxer mix " office:value-type="string">
            <text:p>Boxer mix </text:p>
          </table:table-cell>
        </table:table-row>
        <table:table-row>
          <table:table-cell office:string-value="Mon Jul 22 02:12:55 EDT 2019" office:value-type="string">
            <text:p>Mon Jul 22 02:12:55 EDT 2019</text:p>
          </table:table-cell>
          <table:table-cell office:string-value="Cat" office:value-type="string">
            <text:p>Cat</text:p>
          </table:table-cell>
          <table:table-cell office:string-value="Emma" office:value-type="string">
            <text:p>Emma</text:p>
          </table:table-cell>
          <table:table-cell office:string-value="Emma-zoo " office:value-type="string">
            <text:p>Emma-zoo </text:p>
          </table:table-cell>
          <table:table-cell office:value="21.0" office:value-type="float">
            <text:p>21.0</text:p>
          </table:table-cell>
          <table:table-cell office:string-value="Calico" office:value-type="string">
            <text:p>Calico</text:p>
          </table:table-cell>
        </table:table-row>
        <table:table-row>
          <table:table-cell office:string-value="Mon Jul 22 02:13:17 EDT 2019" office:value-type="string">
            <text:p>Mon Jul 22 02:13:17 EDT 2019</text:p>
          </table:table-cell>
          <table:table-cell office:string-value="Dog" office:value-type="string">
            <text:p>Dog</text:p>
          </table:table-cell>
          <table:table-cell office:string-value="Mayflower" office:value-type="string">
            <text:p>Mayflower</text:p>
          </table:table-cell>
          <table:table-cell office:string-value="May" office:value-type="string">
            <text:p>May</text:p>
          </table:table-cell>
          <table:table-cell office:value="12.0" office:value-type="float">
            <text:p>12.0</text:p>
          </table:table-cell>
          <table:table-cell office:string-value="Labrador" office:value-type="string">
            <text:p>Labrador</text:p>
          </table:table-cell>
        </table:table-row>
        <table:table-row>
          <table:table-cell office:string-value="Mon Jul 22 02:13:05 EDT 2019" office:value-type="string">
            <text:p>Mon Jul 22 02:13:05 EDT 2019</text:p>
          </table:table-cell>
          <table:table-cell office:string-value="Cat" office:value-type="string">
            <text:p>Cat</text:p>
          </table:table-cell>
          <table:table-cell office:string-value="Benjamin " office:value-type="string">
            <text:p>Benjamin </text:p>
          </table:table-cell>
          <table:table-cell office:string-value="Ben " office:value-type="string">
            <text:p>Ben </text:p>
          </table:table-cell>
          <table:table-cell office:value="6.0" office:value-type="float">
            <text:p>6.0</text:p>
          </table:table-cell>
          <table:table-cell/>
        </table:table-row>
        <table:table-row>
          <table:table-cell office:string-value="Mon Jul 22 02:13:39 EDT 2019" office:value-type="string">
            <text:p>Mon Jul 22 02:13:39 EDT 2019</text:p>
          </table:table-cell>
          <table:table-cell office:string-value="Dog" office:value-type="string">
            <text:p>Dog</text:p>
          </table:table-cell>
          <table:table-cell office:string-value="Roscoe" office:value-type="string">
            <text:p>Roscoe</text:p>
          </table:table-cell>
          <table:table-cell office:string-value="Roscoe" office:value-type="string">
            <text:p>Roscoe</text:p>
          </table:table-cell>
          <table:table-cell office:value="13.0" office:value-type="float">
            <text:p>13.0</text:p>
          </table:table-cell>
          <table:table-cell office:string-value="Beagle " office:value-type="string">
            <text:p>Beagle </text:p>
          </table:table-cell>
        </table:table-row>
        <table:table-row>
          <table:table-cell office:string-value="Mon Jul 22 02:13:40 EDT 2019" office:value-type="string">
            <text:p>Mon Jul 22 02:13:40 EDT 2019</text:p>
          </table:table-cell>
          <table:table-cell office:string-value="Cat" office:value-type="string">
            <text:p>Cat</text:p>
          </table:table-cell>
          <table:table-cell office:string-value="Pitted bear " office:value-type="string">
            <text:p>Pitted bear </text:p>
          </table:table-cell>
          <table:table-cell office:string-value="Pits " office:value-type="string">
            <text:p>Pits </text:p>
          </table:table-cell>
          <table:table-cell office:value="6.0" office:value-type="float">
            <text:p>6.0</text:p>
          </table:table-cell>
          <table:table-cell/>
        </table:table-row>
        <table:table-row>
          <table:table-cell office:string-value="Mon Jul 22 02:14:16 EDT 2019" office:value-type="string">
            <text:p>Mon Jul 22 02:14:16 EDT 2019</text:p>
          </table:table-cell>
          <table:table-cell office:string-value="Cat" office:value-type="string">
            <text:p>Cat</text:p>
          </table:table-cell>
          <table:table-cell office:string-value="Lily " office:value-type="string">
            <text:p>Lily </text:p>
          </table:table-cell>
          <table:table-cell office:string-value="Lily " office:value-type="string">
            <text:p>Lily </text:p>
          </table:table-cell>
          <table:table-cell office:value="20.0" office:value-type="float">
            <text:p>20.0</text:p>
          </table:table-cell>
          <table:table-cell/>
        </table:table-row>
        <table:table-row>
          <table:table-cell office:string-value="Mon Jul 22 02:13:58 EDT 2019" office:value-type="string">
            <text:p>Mon Jul 22 02:13:58 EDT 2019</text:p>
          </table:table-cell>
          <table:table-cell office:string-value="Cat" office:value-type="string">
            <text:p>Cat</text:p>
          </table:table-cell>
          <table:table-cell office:string-value="Maggie" office:value-type="string">
            <text:p>Maggie</text:p>
          </table:table-cell>
          <table:table-cell office:string-value="Maggie" office:value-type="string">
            <text:p>Maggie</text:p>
          </table:table-cell>
          <table:table-cell office:value="19.0" office:value-type="float">
            <text:p>19.0</text:p>
          </table:table-cell>
          <table:table-cell/>
        </table:table-row>
        <table:table-row>
          <table:table-cell office:string-value="Mon Jul 22 02:15:01 EDT 2019" office:value-type="string">
            <text:p>Mon Jul 22 02:15:01 EDT 2019</text:p>
          </table:table-cell>
          <table:table-cell office:string-value="Cat" office:value-type="string">
            <text:p>Cat</text:p>
          </table:table-cell>
          <table:table-cell office:string-value="Tom" office:value-type="string">
            <text:p>Tom</text:p>
          </table:table-cell>
          <table:table-cell office:string-value="Tomsl" office:value-type="string">
            <text:p>Tomsl</text:p>
          </table:table-cell>
          <table:table-cell office:value="18.0" office:value-type="float">
            <text:p>18.0</text:p>
          </table:table-cell>
          <table:table-cell office:string-value="British short-hair" office:value-type="string">
            <text:p>British short-hair</text:p>
          </table:table-cell>
        </table:table-row>
        <table:table-row>
          <table:table-cell office:string-value="Mon Jul 22 02:15:22 EDT 2019" office:value-type="string">
            <text:p>Mon Jul 22 02:15:22 EDT 2019</text:p>
          </table:table-cell>
          <table:table-cell office:string-value="Cat" office:value-type="string">
            <text:p>Cat</text:p>
          </table:table-cell>
          <table:table-cell office:string-value="Gerri" office:value-type="string">
            <text:p>Gerri</text:p>
          </table:table-cell>
          <table:table-cell office:string-value="Gerri" office:value-type="string">
            <text:p>Gerri</text:p>
          </table:table-cell>
          <table:table-cell office:value="17.0" office:value-type="float">
            <text:p>17.0</text:p>
          </table:table-cell>
          <table:table-cell office:string-value="British short-hair" office:value-type="string">
            <text:p>British short-hair</text:p>
          </table:table-cell>
        </table:table-row>
        <table:table-row>
          <table:table-cell office:string-value="Mon Jul 22 02:23:31 EDT 2019" office:value-type="string">
            <text:p>Mon Jul 22 02:23:31 EDT 2019</text:p>
          </table:table-cell>
          <table:table-cell office:string-value="Dog" office:value-type="string">
            <text:p>Dog</text:p>
          </table:table-cell>
          <table:table-cell office:string-value="Ashley" office:value-type="string">
            <text:p>Ashley</text:p>
          </table:table-cell>
          <table:table-cell office:string-value="Ashley" office:value-type="string">
            <text:p>Ashley</text:p>
          </table:table-cell>
          <table:table-cell office:value="5.0" office:value-type="float">
            <text:p>5.0</text:p>
          </table:table-cell>
          <table:table-cell office:string-value="English Cocker Spaniel " office:value-type="string">
            <text:p>English Cocker Spaniel </text:p>
          </table:table-cell>
        </table:table-row>
        <table:table-row>
          <table:table-cell office:string-value="Mon Jul 22 02:22:47 EDT 2019" office:value-type="string">
            <text:p>Mon Jul 22 02:22:47 EDT 2019</text:p>
          </table:table-cell>
          <table:table-cell office:string-value="Cat" office:value-type="string">
            <text:p>Cat</text:p>
          </table:table-cell>
          <table:table-cell office:string-value="Moritz" office:value-type="string">
            <text:p>Moritz</text:p>
          </table:table-cell>
          <table:table-cell office:string-value="Mori" office:value-type="string">
            <text:p>Mori</text:p>
          </table:table-cell>
          <table:table-cell office:string-value="Eight" office:value-type="string">
            <text:p>Eight</text:p>
          </table:table-cell>
          <table:table-cell office:string-value="None" office:value-type="string">
            <text:p>None</text:p>
          </table:table-cell>
        </table:table-row>
        <table:table-row>
          <table:table-cell office:string-value="Mon Jul 22 02:24:37 EDT 2019" office:value-type="string">
            <text:p>Mon Jul 22 02:24:37 EDT 2019</text:p>
          </table:table-cell>
          <table:table-cell office:string-value="Dog" office:value-type="string">
            <text:p>Dog</text:p>
          </table:table-cell>
          <table:table-cell office:string-value="Janis" office:value-type="string">
            <text:p>Janis</text:p>
          </table:table-cell>
          <table:table-cell office:string-value="Janis" office:value-type="string">
            <text:p>Janis</text:p>
          </table:table-cell>
          <table:table-cell office:value="7.0" office:value-type="float">
            <text:p>7.0</text:p>
          </table:table-cell>
          <table:table-cell/>
        </table:table-row>
        <table:table-row>
          <table:table-cell office:string-value="Mon Jul 22 02:29:52 EDT 2019" office:value-type="string">
            <text:p>Mon Jul 22 02:29:52 EDT 2019</text:p>
          </table:table-cell>
          <table:table-cell office:string-value="Dog" office:value-type="string">
            <text:p>Dog</text:p>
          </table:table-cell>
          <table:table-cell office:string-value="Leonardo" office:value-type="string">
            <text:p>Leonardo</text:p>
          </table:table-cell>
          <table:table-cell office:string-value="Leo" office:value-type="string">
            <text:p>Leo</text:p>
          </table:table-cell>
          <table:table-cell office:value="7.0" office:value-type="float">
            <text:p>7.0</text:p>
          </table:table-cell>
          <table:table-cell office:string-value="Pekingese" office:value-type="string">
            <text:p>Pekingese</text:p>
          </table:table-cell>
        </table:table-row>
        <table:table-row>
          <table:table-cell office:string-value="Mon Jul 22 02:25:28 EDT 2019" office:value-type="string">
            <text:p>Mon Jul 22 02:25:28 EDT 2019</text:p>
          </table:table-cell>
          <table:table-cell office:string-value="Rabbit" office:value-type="string">
            <text:p>Rabbit</text:p>
          </table:table-cell>
          <table:table-cell office:string-value="Cheeky" office:value-type="string">
            <text:p>Cheeky</text:p>
          </table:table-cell>
          <table:table-cell office:string-value="Twatty" office:value-type="string">
            <text:p>Twatty</text:p>
          </table:table-cell>
          <table:table-cell office:value="5.0" office:value-type="float">
            <text:p>5.0</text:p>
          </table:table-cell>
          <table:table-cell/>
        </table:table-row>
        <table:table-row>
          <table:table-cell office:string-value="Mon Jul 22 02:33:54 EDT 2019" office:value-type="string">
            <text:p>Mon Jul 22 02:33:54 EDT 2019</text:p>
          </table:table-cell>
          <table:table-cell office:string-value="Cat" office:value-type="string">
            <text:p>Cat</text:p>
          </table:table-cell>
          <table:table-cell office:string-value="Tyler" office:value-type="string">
            <text:p>Tyler</text:p>
          </table:table-cell>
          <table:table-cell office:string-value="Doofus" office:value-type="string">
            <text:p>Doofus</text:p>
          </table:table-cell>
          <table:table-cell office:value="11.0" office:value-type="float">
            <text:p>11.0</text:p>
          </table:table-cell>
          <table:table-cell office:string-value="Domestic shorthair" office:value-type="string">
            <text:p>Domestic shorthair</text:p>
          </table:table-cell>
        </table:table-row>
        <table:table-row>
          <table:table-cell office:string-value="Mon Jul 22 02:33:18 EDT 2019" office:value-type="string">
            <text:p>Mon Jul 22 02:33:18 EDT 2019</text:p>
          </table:table-cell>
          <table:table-cell office:string-value="Dog" office:value-type="string">
            <text:p>Dog</text:p>
          </table:table-cell>
          <table:table-cell office:string-value="Ceili Kibbles" office:value-type="string">
            <text:p>Ceili Kibbles</text:p>
          </table:table-cell>
          <table:table-cell office:string-value="Ceili (pronounced K-Lee)" office:value-type="string">
            <text:p>Ceili (pronounced K-Lee)</text:p>
          </table:table-cell>
          <table:table-cell office:value="10.0" office:value-type="float">
            <text:p>10.0</text:p>
          </table:table-cell>
          <table:table-cell office:string-value="Golden retriever" office:value-type="string">
            <text:p>Golden retriever</text:p>
          </table:table-cell>
        </table:table-row>
        <table:table-row>
          <table:table-cell office:string-value="Mon Jul 22 02:34:31 EDT 2019" office:value-type="string">
            <text:p>Mon Jul 22 02:34:31 EDT 2019</text:p>
          </table:table-cell>
          <table:table-cell office:string-value="Cat" office:value-type="string">
            <text:p>Cat</text:p>
          </table:table-cell>
          <table:table-cell office:string-value="Kiki" office:value-type="string">
            <text:p>Kiki</text:p>
          </table:table-cell>
          <table:table-cell office:string-value="Kikster" office:value-type="string">
            <text:p>Kikster</text:p>
          </table:table-cell>
          <table:table-cell office:value="11.0" office:value-type="float">
            <text:p>11.0</text:p>
          </table:table-cell>
          <table:table-cell office:string-value="Domestic Shorthair" office:value-type="string">
            <text:p>Domestic Shorthair</text:p>
          </table:table-cell>
        </table:table-row>
        <table:table-row>
          <table:table-cell office:string-value="Mon Jul 22 02:36:33 EDT 2019" office:value-type="string">
            <text:p>Mon Jul 22 02:36:33 EDT 2019</text:p>
          </table:table-cell>
          <table:table-cell office:string-value="Dog" office:value-type="string">
            <text:p>Dog</text:p>
          </table:table-cell>
          <table:table-cell office:string-value="Charlie" office:value-type="string">
            <text:p>Charlie</text:p>
          </table:table-cell>
          <table:table-cell office:string-value="Charlie" office:value-type="string">
            <text:p>Charlie</text:p>
          </table:table-cell>
          <table:table-cell office:string-value="5 months" office:value-type="string">
            <text:p>5 months</text:p>
          </table:table-cell>
          <table:table-cell office:string-value="Bernese mountain dog" office:value-type="string">
            <text:p>Bernese mountain dog</text:p>
          </table:table-cell>
        </table:table-row>
        <table:table-row>
          <table:table-cell office:string-value="Mon Jul 22 02:36:59 EDT 2019" office:value-type="string">
            <text:p>Mon Jul 22 02:36:59 EDT 2019</text:p>
          </table:table-cell>
          <table:table-cell office:string-value="Cat" office:value-type="string">
            <text:p>Cat</text:p>
          </table:table-cell>
          <table:table-cell office:string-value="Oreo" office:value-type="string">
            <text:p>Oreo</text:p>
          </table:table-cell>
          <table:table-cell office:string-value="Oreo" office:value-type="string">
            <text:p>Oreo</text:p>
          </table:table-cell>
          <table:table-cell office:string-value="3 months" office:value-type="string">
            <text:p>3 months</text:p>
          </table:table-cell>
          <table:table-cell office:string-value="Shorthair" office:value-type="string">
            <text:p>Shorthair</text:p>
          </table:table-cell>
        </table:table-row>
        <table:table-row>
          <table:table-cell office:string-value="Mon Jul 22 02:37:42 EDT 2019" office:value-type="string">
            <text:p>Mon Jul 22 02:37:42 EDT 2019</text:p>
          </table:table-cell>
          <table:table-cell office:string-value="Cat" office:value-type="string">
            <text:p>Cat</text:p>
          </table:table-cell>
          <table:table-cell office:string-value="Ichi" office:value-type="string">
            <text:p>Ichi</text:p>
          </table:table-cell>
          <table:table-cell office:string-value="Itch" office:value-type="string">
            <text:p>Itch</text:p>
          </table:table-cell>
          <table:table-cell office:value="8.0" office:value-type="float">
            <text:p>8.0</text:p>
          </table:table-cell>
          <table:table-cell/>
        </table:table-row>
        <table:table-row>
          <table:table-cell office:string-value="Mon Jul 22 02:37:27 EDT 2019" office:value-type="string">
            <text:p>Mon Jul 22 02:37:27 EDT 2019</text:p>
          </table:table-cell>
          <table:table-cell office:string-value="Fish" office:value-type="string">
            <text:p>Fish</text:p>
          </table:table-cell>
          <table:table-cell office:string-value="Mussel " office:value-type="string">
            <text:p>Mussel </text:p>
          </table:table-cell>
          <table:table-cell office:string-value="Muss" office:value-type="string">
            <text:p>Muss</text:p>
          </table:table-cell>
          <table:table-cell office:string-value="3 years" office:value-type="string">
            <text:p>3 years</text:p>
          </table:table-cell>
          <table:table-cell/>
        </table:table-row>
        <table:table-row>
          <table:table-cell office:string-value="Mon Jul 22 02:37:53 EDT 2019" office:value-type="string">
            <text:p>Mon Jul 22 02:37:53 EDT 2019</text:p>
          </table:table-cell>
          <table:table-cell office:string-value="Dog" office:value-type="string">
            <text:p>Dog</text:p>
          </table:table-cell>
          <table:table-cell office:string-value="Mango" office:value-type="string">
            <text:p>Mango</text:p>
          </table:table-cell>
          <table:table-cell office:string-value="Mango" office:value-type="string">
            <text:p>Mango</text:p>
          </table:table-cell>
          <table:table-cell office:string-value="2 years" office:value-type="string">
            <text:p>2 years</text:p>
          </table:table-cell>
          <table:table-cell/>
        </table:table-row>
        <table:table-row>
          <table:table-cell office:string-value="Mon Jul 22 02:38:18 EDT 2019" office:value-type="string">
            <text:p>Mon Jul 22 02:38:18 EDT 2019</text:p>
          </table:table-cell>
          <table:table-cell office:string-value="Hamster" office:value-type="string">
            <text:p>Hamster</text:p>
          </table:table-cell>
          <table:table-cell office:string-value="Muffin" office:value-type="string">
            <text:p>Muffin</text:p>
          </table:table-cell>
          <table:table-cell office:string-value="Muffin" office:value-type="string">
            <text:p>Muffin</text:p>
          </table:table-cell>
          <table:table-cell office:string-value="2 years" office:value-type="string">
            <text:p>2 years</text:p>
          </table:table-cell>
          <table:table-cell/>
        </table:table-row>
        <table:table-row>
          <table:table-cell office:string-value="Mon Jul 22 02:44:19 EDT 2019" office:value-type="string">
            <text:p>Mon Jul 22 02:44:19 EDT 2019</text:p>
          </table:table-cell>
          <table:table-cell office:string-value="Dog" office:value-type="string">
            <text:p>Dog</text:p>
          </table:table-cell>
          <table:table-cell office:string-value="Rufus" office:value-type="string">
            <text:p>Rufus</text:p>
          </table:table-cell>
          <table:table-cell office:string-value="Roofie" office:value-type="string">
            <text:p>Roofie</text:p>
          </table:table-cell>
          <table:table-cell office:value="14.0" office:value-type="float">
            <text:p>14.0</text:p>
          </table:table-cell>
          <table:table-cell office:string-value="Golden Retiever" office:value-type="string">
            <text:p>Golden Retiever</text:p>
          </table:table-cell>
        </table:table-row>
        <table:table-row>
          <table:table-cell office:string-value="Mon Jul 22 02:45:58 EDT 2019" office:value-type="string">
            <text:p>Mon Jul 22 02:45:58 EDT 2019</text:p>
          </table:table-cell>
          <table:table-cell office:string-value="Dog" office:value-type="string">
            <text:p>Dog</text:p>
          </table:table-cell>
          <table:table-cell office:string-value="Daisy" office:value-type="string">
            <text:p>Daisy</text:p>
          </table:table-cell>
          <table:table-cell office:string-value="Daze" office:value-type="string">
            <text:p>Daze</text:p>
          </table:table-cell>
          <table:table-cell office:string-value="4 months" office:value-type="string">
            <text:p>4 months</text:p>
          </table:table-cell>
          <table:table-cell office:string-value="Golden Retriever" office:value-type="string">
            <text:p>Golden Retriever</text:p>
          </table:table-cell>
        </table:table-row>
        <table:table-row>
          <table:table-cell office:string-value="Mon Jul 22 02:44:49 EDT 2019" office:value-type="string">
            <text:p>Mon Jul 22 02:44:49 EDT 2019</text:p>
          </table:table-cell>
          <table:table-cell office:string-value="Dog" office:value-type="string">
            <text:p>Dog</text:p>
          </table:table-cell>
          <table:table-cell office:string-value="Lily" office:value-type="string">
            <text:p>Lily</text:p>
          </table:table-cell>
          <table:table-cell office:string-value="Lils" office:value-type="string">
            <text:p>Lils</text:p>
          </table:table-cell>
          <table:table-cell office:value="13.0" office:value-type="float">
            <text:p>13.0</text:p>
          </table:table-cell>
          <table:table-cell office:string-value="Golden Retriever" office:value-type="string">
            <text:p>Golden Retriever</text:p>
          </table:table-cell>
        </table:table-row>
        <table:table-row>
          <table:table-cell office:string-value="Mon Jul 22 02:45:27 EDT 2019" office:value-type="string">
            <text:p>Mon Jul 22 02:45:27 EDT 2019</text:p>
          </table:table-cell>
          <table:table-cell office:string-value="Dog" office:value-type="string">
            <text:p>Dog</text:p>
          </table:table-cell>
          <table:table-cell office:string-value="Bertie" office:value-type="string">
            <text:p>Bertie</text:p>
          </table:table-cell>
          <table:table-cell office:string-value="Bertie Boy" office:value-type="string">
            <text:p>Bertie Boy</text:p>
          </table:table-cell>
          <table:table-cell office:string-value="4 months" office:value-type="string">
            <text:p>4 months</text:p>
          </table:table-cell>
          <table:table-cell office:string-value="Golden retriever" office:value-type="string">
            <text:p>Golden retriever</text:p>
          </table:table-cell>
        </table:table-row>
        <table:table-row>
          <table:table-cell office:string-value="Mon Jul 22 02:52:41 EDT 2019" office:value-type="string">
            <text:p>Mon Jul 22 02:52:41 EDT 2019</text:p>
          </table:table-cell>
          <table:table-cell office:string-value="Dog" office:value-type="string">
            <text:p>Dog</text:p>
          </table:table-cell>
          <table:table-cell office:string-value="Max" office:value-type="string">
            <text:p>Max</text:p>
          </table:table-cell>
          <table:table-cell office:string-value="Bear" office:value-type="string">
            <text:p>Bear</text:p>
          </table:table-cell>
          <table:table-cell office:value="7.0" office:value-type="float">
            <text:p>7.0</text:p>
          </table:table-cell>
          <table:table-cell office:string-value="Akita" office:value-type="string">
            <text:p>Akita</text:p>
          </table:table-cell>
        </table:table-row>
        <table:table-row>
          <table:table-cell office:string-value="Mon Jul 22 02:52:58 EDT 2019" office:value-type="string">
            <text:p>Mon Jul 22 02:52:58 EDT 2019</text:p>
          </table:table-cell>
          <table:table-cell office:string-value="Dog" office:value-type="string">
            <text:p>Dog</text:p>
          </table:table-cell>
          <table:table-cell office:string-value="Molly" office:value-type="string">
            <text:p>Molly</text:p>
          </table:table-cell>
          <table:table-cell office:string-value="Moo" office:value-type="string">
            <text:p>Moo</text:p>
          </table:table-cell>
          <table:table-cell office:value="7.0" office:value-type="float">
            <text:p>7.0</text:p>
          </table:table-cell>
          <table:table-cell office:string-value="Beagle" office:value-type="string">
            <text:p>Beagle</text:p>
          </table:table-cell>
        </table:table-row>
        <table:table-row>
          <table:table-cell office:string-value="Mon Jul 22 02:53:22 EDT 2019" office:value-type="string">
            <text:p>Mon Jul 22 02:53:22 EDT 2019</text:p>
          </table:table-cell>
          <table:table-cell office:string-value="Dog" office:value-type="string">
            <text:p>Dog</text:p>
          </table:table-cell>
          <table:table-cell office:string-value="Poppy" office:value-type="string">
            <text:p>Poppy</text:p>
          </table:table-cell>
          <table:table-cell office:string-value="Poppy dog" office:value-type="string">
            <text:p>Poppy dog</text:p>
          </table:table-cell>
          <table:table-cell office:value="2.0" office:value-type="float">
            <text:p>2.0</text:p>
          </table:table-cell>
          <table:table-cell office:string-value="Golden retriever!" office:value-type="string">
            <text:p>Golden retriever!</text:p>
          </table:table-cell>
        </table:table-row>
        <table:table-row>
          <table:table-cell office:string-value="Mon Jul 22 02:53:41 EDT 2019" office:value-type="string">
            <text:p>Mon Jul 22 02:53:41 EDT 2019</text:p>
          </table:table-cell>
          <table:table-cell office:string-value="Dog" office:value-type="string">
            <text:p>Dog</text:p>
          </table:table-cell>
          <table:table-cell office:string-value="daisy" office:value-type="string">
            <text:p>daisy</text:p>
          </table:table-cell>
          <table:table-cell office:string-value="Daisy dog" office:value-type="string">
            <text:p>Daisy dog</text:p>
          </table:table-cell>
          <table:table-cell office:value="2.0" office:value-type="float">
            <text:p>2.0</text:p>
          </table:table-cell>
          <table:table-cell office:string-value="Golden retriever! " office:value-type="string">
            <text:p>Golden retriever! </text:p>
          </table:table-cell>
        </table:table-row>
        <table:table-row>
          <table:table-cell office:string-value="Mon Jul 22 02:57:55 EDT 2019" office:value-type="string">
            <text:p>Mon Jul 22 02:57:55 EDT 2019</text:p>
          </table:table-cell>
          <table:table-cell office:string-value="Cat" office:value-type="string">
            <text:p>Cat</text:p>
          </table:table-cell>
          <table:table-cell office:string-value="Nica-Nu" office:value-type="string">
            <text:p>Nica-Nu</text:p>
          </table:table-cell>
          <table:table-cell office:string-value="Nica-NO-GIVE-THAT-BACKQ" office:value-type="string">
            <text:p>Nica-NO-GIVE-THAT-BACKQ</text:p>
          </table:table-cell>
          <table:table-cell office:string-value="21 months" office:value-type="string">
            <text:p>21 months</text:p>
          </table:table-cell>
          <table:table-cell office:string-value="British Shorthair" office:value-type="string">
            <text:p>British Shorthair</text:p>
          </table:table-cell>
        </table:table-row>
        <table:table-row>
          <table:table-cell office:string-value="Mon Jul 22 02:59:50 EDT 2019" office:value-type="string">
            <text:p>Mon Jul 22 02:59:50 EDT 2019</text:p>
          </table:table-cell>
          <table:table-cell office:string-value="Cat" office:value-type="string">
            <text:p>Cat</text:p>
          </table:table-cell>
          <table:table-cell office:string-value="Meredith" office:value-type="string">
            <text:p>Meredith</text:p>
          </table:table-cell>
          <table:table-cell office:string-value="Mer " office:value-type="string">
            <text:p>Mer </text:p>
          </table:table-cell>
          <table:table-cell office:value="8.0" office:value-type="float">
            <text:p>8.0</text:p>
          </table:table-cell>
          <table:table-cell/>
        </table:table-row>
        <table:table-row>
          <table:table-cell office:string-value="Mon Jul 22 02:58:30 EDT 2019" office:value-type="string">
            <text:p>Mon Jul 22 02:58:30 EDT 2019</text:p>
          </table:table-cell>
          <table:table-cell office:string-value="Dog" office:value-type="string">
            <text:p>Dog</text:p>
          </table:table-cell>
          <table:table-cell office:string-value="Koda" office:value-type="string">
            <text:p>Koda</text:p>
          </table:table-cell>
          <table:table-cell office:string-value="Koda" office:value-type="string">
            <text:p>Koda</text:p>
          </table:table-cell>
          <table:table-cell office:value="9.0" office:value-type="float">
            <text:p>9.0</text:p>
          </table:table-cell>
          <table:table-cell office:string-value="Golden retriever " office:value-type="string">
            <text:p>Golden retriever </text:p>
          </table:table-cell>
        </table:table-row>
        <table:table-row>
          <table:table-cell office:string-value="Mon Jul 22 02:59:03 EDT 2019" office:value-type="string">
            <text:p>Mon Jul 22 02:59:03 EDT 2019</text:p>
          </table:table-cell>
          <table:table-cell office:string-value="Dog" office:value-type="string">
            <text:p>Dog</text:p>
          </table:table-cell>
          <table:table-cell office:string-value="Elwood" office:value-type="string">
            <text:p>Elwood</text:p>
          </table:table-cell>
          <table:table-cell office:string-value="Elwood" office:value-type="string">
            <text:p>Elwood</text:p>
          </table:table-cell>
          <table:table-cell office:value="9.0" office:value-type="float">
            <text:p>9.0</text:p>
          </table:table-cell>
          <table:table-cell office:string-value="Golden retriever " office:value-type="string">
            <text:p>Golden retriever </text:p>
          </table:table-cell>
        </table:table-row>
        <table:table-row>
          <table:table-cell office:string-value="Mon Jul 22 02:59:32 EDT 2019" office:value-type="string">
            <text:p>Mon Jul 22 02:59:32 EDT 2019</text:p>
          </table:table-cell>
          <table:table-cell office:string-value="Dog" office:value-type="string">
            <text:p>Dog</text:p>
          </table:table-cell>
          <table:table-cell office:string-value="Jake" office:value-type="string">
            <text:p>Jake</text:p>
          </table:table-cell>
          <table:table-cell office:string-value="Jakey" office:value-type="string">
            <text:p>Jakey</text:p>
          </table:table-cell>
          <table:table-cell office:value="9.0" office:value-type="float">
            <text:p>9.0</text:p>
          </table:table-cell>
          <table:table-cell office:string-value="Golden retriever  " office:value-type="string">
            <text:p>Golden retriever <text:s text:c="1"/></text:p>
          </table:table-cell>
        </table:table-row>
        <table:table-row>
          <table:table-cell office:string-value="Mon Jul 22 03:00:09 EDT 2019" office:value-type="string">
            <text:p>Mon Jul 22 03:00:09 EDT 2019</text:p>
          </table:table-cell>
          <table:table-cell office:string-value="Cat" office:value-type="string">
            <text:p>Cat</text:p>
          </table:table-cell>
          <table:table-cell office:string-value="Blizzard" office:value-type="string">
            <text:p>Blizzard</text:p>
          </table:table-cell>
          <table:table-cell office:string-value="White" office:value-type="string">
            <text:p>White</text:p>
          </table:table-cell>
          <table:table-cell office:value="13.0" office:value-type="float">
            <text:p>13.0</text:p>
          </table:table-cell>
          <table:table-cell/>
        </table:table-row>
        <table:table-row>
          <table:table-cell office:string-value="Mon Jul 22 03:01:31 EDT 2019" office:value-type="string">
            <text:p>Mon Jul 22 03:01:31 EDT 2019</text:p>
          </table:table-cell>
          <table:table-cell office:string-value="Cat" office:value-type="string">
            <text:p>Cat</text:p>
          </table:table-cell>
          <table:table-cell office:string-value="Hemingway" office:value-type="string">
            <text:p>Hemingway</text:p>
          </table:table-cell>
          <table:table-cell office:string-value="Hemi" office:value-type="string">
            <text:p>Hemi</text:p>
          </table:table-cell>
          <table:table-cell office:value="9.0" office:value-type="float">
            <text:p>9.0</text:p>
          </table:table-cell>
          <table:table-cell/>
        </table:table-row>
        <table:table-row>
          <table:table-cell office:string-value="Mon Jul 22 03:00:25 EDT 2019" office:value-type="string">
            <text:p>Mon Jul 22 03:00:25 EDT 2019</text:p>
          </table:table-cell>
          <table:table-cell office:string-value="Cat" office:value-type="string">
            <text:p>Cat</text:p>
          </table:table-cell>
          <table:table-cell office:string-value="George" office:value-type="string">
            <text:p>George</text:p>
          </table:table-cell>
          <table:table-cell office:string-value="Porge" office:value-type="string">
            <text:p>Porge</text:p>
          </table:table-cell>
          <table:table-cell office:value="11.0" office:value-type="float">
            <text:p>11.0</text:p>
          </table:table-cell>
          <table:table-cell/>
        </table:table-row>
        <table:table-row>
          <table:table-cell office:string-value="Mon Jul 22 03:00:32 EDT 2019" office:value-type="string">
            <text:p>Mon Jul 22 03:00:32 EDT 2019</text:p>
          </table:table-cell>
          <table:table-cell office:string-value="Dog" office:value-type="string">
            <text:p>Dog</text:p>
          </table:table-cell>
          <table:table-cell office:string-value="Miles " office:value-type="string">
            <text:p>Miles </text:p>
          </table:table-cell>
          <table:table-cell office:string-value="Miles" office:value-type="string">
            <text:p>Miles</text:p>
          </table:table-cell>
          <table:table-cell office:value="8.0" office:value-type="float">
            <text:p>8.0</text:p>
          </table:table-cell>
          <table:table-cell office:string-value="Labrador " office:value-type="string">
            <text:p>Labrador </text:p>
          </table:table-cell>
        </table:table-row>
        <table:table-row>
          <table:table-cell office:string-value="Mon Jul 22 03:05:20 EDT 2019" office:value-type="string">
            <text:p>Mon Jul 22 03:05:20 EDT 2019</text:p>
          </table:table-cell>
          <table:table-cell office:string-value="Cat" office:value-type="string">
            <text:p>Cat</text:p>
          </table:table-cell>
          <table:table-cell office:string-value="Sherbert" office:value-type="string">
            <text:p>Sherbert</text:p>
          </table:table-cell>
          <table:table-cell office:string-value="Sherbert " office:value-type="string">
            <text:p>Sherbert </text:p>
          </table:table-cell>
          <table:table-cell office:value="1.0" office:value-type="float">
            <text:p>1.0</text:p>
          </table:table-cell>
          <table:table-cell/>
        </table:table-row>
        <table:table-row>
          <table:table-cell office:string-value="Mon Jul 22 03:13:31 EDT 2019" office:value-type="string">
            <text:p>Mon Jul 22 03:13:31 EDT 2019</text:p>
          </table:table-cell>
          <table:table-cell office:string-value="Cat" office:value-type="string">
            <text:p>Cat</text:p>
          </table:table-cell>
          <table:table-cell office:string-value="Liesje" office:value-type="string">
            <text:p>Liesje</text:p>
          </table:table-cell>
          <table:table-cell office:string-value="Liesje" office:value-type="string">
            <text:p>Liesje</text:p>
          </table:table-cell>
          <table:table-cell office:value="5.0" office:value-type="float">
            <text:p>5.0</text:p>
          </table:table-cell>
          <table:table-cell office:string-value="Tortoiseshell" office:value-type="string">
            <text:p>Tortoiseshell</text:p>
          </table:table-cell>
        </table:table-row>
        <table:table-row>
          <table:table-cell office:string-value="Mon Jul 22 03:23:21 EDT 2019" office:value-type="string">
            <text:p>Mon Jul 22 03:23:21 EDT 2019</text:p>
          </table:table-cell>
          <table:table-cell office:string-value="Dog" office:value-type="string">
            <text:p>Dog</text:p>
          </table:table-cell>
          <table:table-cell office:string-value="Indiana " office:value-type="string">
            <text:p>Indiana </text:p>
          </table:table-cell>
          <table:table-cell office:string-value="Indy" office:value-type="string">
            <text:p>Indy</text:p>
          </table:table-cell>
          <table:table-cell office:value="10.0" office:value-type="float">
            <text:p>10.0</text:p>
          </table:table-cell>
          <table:table-cell office:string-value="Springer spaniel" office:value-type="string">
            <text:p>Springer spaniel</text:p>
          </table:table-cell>
        </table:table-row>
        <table:table-row>
          <table:table-cell office:string-value="Mon Jul 22 03:24:04 EDT 2019" office:value-type="string">
            <text:p>Mon Jul 22 03:24:04 EDT 2019</text:p>
          </table:table-cell>
          <table:table-cell office:string-value="Cat" office:value-type="string">
            <text:p>Cat</text:p>
          </table:table-cell>
          <table:table-cell office:string-value="Diego Maradona" office:value-type="string">
            <text:p>Diego Maradona</text:p>
          </table:table-cell>
          <table:table-cell office:string-value="Degs" office:value-type="string">
            <text:p>Degs</text:p>
          </table:table-cell>
          <table:table-cell office:value="3.0" office:value-type="float">
            <text:p>3.0</text:p>
          </table:table-cell>
          <table:table-cell/>
        </table:table-row>
        <table:table-row>
          <table:table-cell office:string-value="Mon Jul 22 03:23:44 EDT 2019" office:value-type="string">
            <text:p>Mon Jul 22 03:23:44 EDT 2019</text:p>
          </table:table-cell>
          <table:table-cell office:string-value="Dog" office:value-type="string">
            <text:p>Dog</text:p>
          </table:table-cell>
          <table:table-cell office:string-value="Maximus Harvey " office:value-type="string">
            <text:p>Maximus Harvey </text:p>
          </table:table-cell>
          <table:table-cell office:string-value="Max" office:value-type="string">
            <text:p>Max</text:p>
          </table:table-cell>
          <table:table-cell office:value="2.0" office:value-type="float">
            <text:p>2.0</text:p>
          </table:table-cell>
          <table:table-cell office:string-value="Golden retriever " office:value-type="string">
            <text:p>Golden retriever </text:p>
          </table:table-cell>
        </table:table-row>
        <table:table-row>
          <table:table-cell office:string-value="Mon Jul 22 03:24:29 EDT 2019" office:value-type="string">
            <text:p>Mon Jul 22 03:24:29 EDT 2019</text:p>
          </table:table-cell>
          <table:table-cell office:string-value="Cat" office:value-type="string">
            <text:p>Cat</text:p>
          </table:table-cell>
          <table:table-cell office:string-value="Paco " office:value-type="string">
            <text:p>Paco </text:p>
          </table:table-cell>
          <table:table-cell office:string-value="PAC man " office:value-type="string">
            <text:p>PAC man </text:p>
          </table:table-cell>
          <table:table-cell office:value="2.0" office:value-type="float">
            <text:p>2.0</text:p>
          </table:table-cell>
          <table:table-cell/>
        </table:table-row>
        <table:table-row>
          <table:table-cell office:string-value="Mon Jul 22 03:26:43 EDT 2019" office:value-type="string">
            <text:p>Mon Jul 22 03:26:43 EDT 2019</text:p>
          </table:table-cell>
          <table:table-cell office:string-value="Dog" office:value-type="string">
            <text:p>Dog</text:p>
          </table:table-cell>
          <table:table-cell office:string-value="Douglas Ray Richardson the Third " office:value-type="string">
            <text:p>Douglas Ray Richardson the Third </text:p>
          </table:table-cell>
          <table:table-cell office:string-value="Doug " office:value-type="string">
            <text:p>Doug </text:p>
          </table:table-cell>
          <table:table-cell office:string-value="6ish" office:value-type="string">
            <text:p>6ish</text:p>
          </table:table-cell>
          <table:table-cell office:string-value="Red heeled " office:value-type="string">
            <text:p>Red heeled </text:p>
          </table:table-cell>
        </table:table-row>
        <table:table-row>
          <table:table-cell office:string-value="Mon Jul 22 03:39:52 EDT 2019" office:value-type="string">
            <text:p>Mon Jul 22 03:39:52 EDT 2019</text:p>
          </table:table-cell>
          <table:table-cell office:string-value="Rodent" office:value-type="string">
            <text:p>Rodent</text:p>
          </table:table-cell>
          <table:table-cell office:string-value="Wilbur" office:value-type="string">
            <text:p>Wilbur</text:p>
          </table:table-cell>
          <table:table-cell office:string-value="Wilbur" office:value-type="string">
            <text:p>Wilbur</text:p>
          </table:table-cell>
          <table:table-cell office:value="1.0" office:value-type="float">
            <text:p>1.0</text:p>
          </table:table-cell>
          <table:table-cell office:string-value="Guinea Pig" office:value-type="string">
            <text:p>Guinea Pig</text:p>
          </table:table-cell>
        </table:table-row>
        <table:table-row>
          <table:table-cell office:string-value="Mon Jul 22 03:39:23 EDT 2019" office:value-type="string">
            <text:p>Mon Jul 22 03:39:23 EDT 2019</text:p>
          </table:table-cell>
          <table:table-cell office:string-value="Rodent" office:value-type="string">
            <text:p>Rodent</text:p>
          </table:table-cell>
          <table:table-cell office:string-value="Vincent" office:value-type="string">
            <text:p>Vincent</text:p>
          </table:table-cell>
          <table:table-cell office:string-value="Vinnie" office:value-type="string">
            <text:p>Vinnie</text:p>
          </table:table-cell>
          <table:table-cell office:string-value="1 year" office:value-type="string">
            <text:p>1 year</text:p>
          </table:table-cell>
          <table:table-cell office:string-value="Guinea Pig" office:value-type="string">
            <text:p>Guinea Pig</text:p>
          </table:table-cell>
        </table:table-row>
        <table:table-row>
          <table:table-cell office:string-value="Mon Jul 22 03:49:47 EDT 2019" office:value-type="string">
            <text:p>Mon Jul 22 03:49:47 EDT 2019</text:p>
          </table:table-cell>
          <table:table-cell office:string-value="Dog" office:value-type="string">
            <text:p>Dog</text:p>
          </table:table-cell>
          <table:table-cell office:string-value="Harley" office:value-type="string">
            <text:p>Harley</text:p>
          </table:table-cell>
          <table:table-cell office:string-value="Gnarly" office:value-type="string">
            <text:p>Gnarly</text:p>
          </table:table-cell>
          <table:table-cell office:value="4.0" office:value-type="float">
            <text:p>4.0</text:p>
          </table:table-cell>
          <table:table-cell office:string-value="Pug" office:value-type="string">
            <text:p>Pug</text:p>
          </table:table-cell>
        </table:table-row>
        <table:table-row>
          <table:table-cell office:string-value="Mon Jul 22 03:50:40 EDT 2019" office:value-type="string">
            <text:p>Mon Jul 22 03:50:40 EDT 2019</text:p>
          </table:table-cell>
          <table:table-cell office:string-value="Tortoise" office:value-type="string">
            <text:p>Tortoise</text:p>
          </table:table-cell>
          <table:table-cell office:string-value="Taco" office:value-type="string">
            <text:p>Taco</text:p>
          </table:table-cell>
          <table:table-cell office:string-value="Taco" office:value-type="string">
            <text:p>Taco</text:p>
          </table:table-cell>
          <table:table-cell office:string-value="≈7" office:value-type="string">
            <text:p>≈7</text:p>
          </table:table-cell>
          <table:table-cell office:string-value="Russian Tortoise" office:value-type="string">
            <text:p>Russian Tortoise</text:p>
          </table:table-cell>
        </table:table-row>
        <table:table-row>
          <table:table-cell office:string-value="Mon Jul 22 03:51:05 EDT 2019" office:value-type="string">
            <text:p>Mon Jul 22 03:51:05 EDT 2019</text:p>
          </table:table-cell>
          <table:table-cell office:string-value="Dog" office:value-type="string">
            <text:p>Dog</text:p>
          </table:table-cell>
          <table:table-cell office:string-value="Buster" office:value-type="string">
            <text:p>Buster</text:p>
          </table:table-cell>
          <table:table-cell office:string-value="Busty " office:value-type="string">
            <text:p>Busty </text:p>
          </table:table-cell>
          <table:table-cell office:value="14.0" office:value-type="float">
            <text:p>14.0</text:p>
          </table:table-cell>
          <table:table-cell office:string-value="Jack Russell" office:value-type="string">
            <text:p>Jack Russell</text:p>
          </table:table-cell>
        </table:table-row>
        <table:table-row>
          <table:table-cell office:string-value="Mon Jul 22 03:51:26 EDT 2019" office:value-type="string">
            <text:p>Mon Jul 22 03:51:26 EDT 2019</text:p>
          </table:table-cell>
          <table:table-cell office:string-value="Dog" office:value-type="string">
            <text:p>Dog</text:p>
          </table:table-cell>
          <table:table-cell office:string-value="Alfie" office:value-type="string">
            <text:p>Alfie</text:p>
          </table:table-cell>
          <table:table-cell office:string-value="Alfie Dude" office:value-type="string">
            <text:p>Alfie Dude</text:p>
          </table:table-cell>
          <table:table-cell office:value="14.0" office:value-type="float">
            <text:p>14.0</text:p>
          </table:table-cell>
          <table:table-cell office:string-value="Jack Russell" office:value-type="string">
            <text:p>Jack Russell</text:p>
          </table:table-cell>
        </table:table-row>
        <table:table-row>
          <table:table-cell office:string-value="Mon Jul 22 03:53:43 EDT 2019" office:value-type="string">
            <text:p>Mon Jul 22 03:53:43 EDT 2019</text:p>
          </table:table-cell>
          <table:table-cell office:string-value="Dog" office:value-type="string">
            <text:p>Dog</text:p>
          </table:table-cell>
          <table:table-cell office:string-value="Mila" office:value-type="string">
            <text:p>Mila</text:p>
          </table:table-cell>
          <table:table-cell office:string-value="Mila" office:value-type="string">
            <text:p>Mila</text:p>
          </table:table-cell>
          <table:table-cell office:value="9.0" office:value-type="float">
            <text:p>9.0</text:p>
          </table:table-cell>
          <table:table-cell office:string-value="Mixed breed Boomer" office:value-type="string">
            <text:p>Mixed breed Boomer</text:p>
          </table:table-cell>
        </table:table-row>
        <table:table-row>
          <table:table-cell office:string-value="Mon Jul 22 03:59:18 EDT 2019" office:value-type="string">
            <text:p>Mon Jul 22 03:59:18 EDT 2019</text:p>
          </table:table-cell>
          <table:table-cell office:string-value="Dog" office:value-type="string">
            <text:p>Dog</text:p>
          </table:table-cell>
          <table:table-cell office:string-value="Zero" office:value-type="string">
            <text:p>Zero</text:p>
          </table:table-cell>
          <table:table-cell office:string-value="Boydog" office:value-type="string">
            <text:p>Boydog</text:p>
          </table:table-cell>
          <table:table-cell office:value="10.0" office:value-type="float">
            <text:p>10.0</text:p>
          </table:table-cell>
          <table:table-cell office:string-value="Rhodesian Ridgeback " office:value-type="string">
            <text:p>Rhodesian Ridgeback </text:p>
          </table:table-cell>
        </table:table-row>
        <table:table-row>
          <table:table-cell office:string-value="Mon Jul 22 04:09:59 EDT 2019" office:value-type="string">
            <text:p>Mon Jul 22 04:09:59 EDT 2019</text:p>
          </table:table-cell>
          <table:table-cell office:string-value="Rabbit" office:value-type="string">
            <text:p>Rabbit</text:p>
          </table:table-cell>
          <table:table-cell office:string-value="Cirkeline" office:value-type="string">
            <text:p>Cirkeline</text:p>
          </table:table-cell>
          <table:table-cell office:string-value="Cirkeline" office:value-type="string">
            <text:p>Cirkeline</text:p>
          </table:table-cell>
          <table:table-cell office:value="7.0" office:value-type="float">
            <text:p>7.0</text:p>
          </table:table-cell>
          <table:table-cell office:string-value="Mixed" office:value-type="string">
            <text:p>Mixed</text:p>
          </table:table-cell>
        </table:table-row>
        <table:table-row>
          <table:table-cell office:string-value="Mon Jul 22 04:14:20 EDT 2019" office:value-type="string">
            <text:p>Mon Jul 22 04:14:20 EDT 2019</text:p>
          </table:table-cell>
          <table:table-cell office:string-value="Dog" office:value-type="string">
            <text:p>Dog</text:p>
          </table:table-cell>
          <table:table-cell office:string-value="Bella Nina; Thomas James; Archie" office:value-type="string">
            <text:p>Bella Nina; Thomas James; Archie</text:p>
          </table:table-cell>
          <table:table-cell office:string-value="Bella; Tom; Archie" office:value-type="string">
            <text:p>Bella; Tom; Archie</text:p>
          </table:table-cell>
          <table:table-cell office:string-value="7yrs; 4yrs; 4mos" office:value-type="string">
            <text:p>7yrs; 4yrs; 4mos</text:p>
          </table:table-cell>
          <table:table-cell office:string-value="German Shepherd x Border Collie; not sure; German Shepherd" office:value-type="string">
            <text:p>German Shepherd x Border Collie; not sure; German Shepherd</text:p>
          </table:table-cell>
        </table:table-row>
        <table:table-row>
          <table:table-cell office:string-value="Mon Jul 22 04:20:07 EDT 2019" office:value-type="string">
            <text:p>Mon Jul 22 04:20:07 EDT 2019</text:p>
          </table:table-cell>
          <table:table-cell office:string-value="Cat" office:value-type="string">
            <text:p>Cat</text:p>
          </table:table-cell>
          <table:table-cell office:string-value="Mao. (As in Chairman Mao,  not miaow or Mayo. " office:value-type="string">
            <text:p>Mao. (As in Chairman Mao, <text:s text:c="1"/>not miaow or Mayo. </text:p>
          </table:table-cell>
          <table:table-cell office:string-value="Mao " office:value-type="string">
            <text:p>Mao </text:p>
          </table:table-cell>
          <table:table-cell office:value="14.0" office:value-type="float">
            <text:p>14.0</text:p>
          </table:table-cell>
          <table:table-cell office:string-value=" Moggy " office:value-type="string">
            <text:p> Moggy </text:p>
          </table:table-cell>
        </table:table-row>
        <table:table-row>
          <table:table-cell office:string-value="Mon Jul 22 04:21:49 EDT 2019" office:value-type="string">
            <text:p>Mon Jul 22 04:21:49 EDT 2019</text:p>
          </table:table-cell>
          <table:table-cell office:string-value="Dog" office:value-type="string">
            <text:p>Dog</text:p>
          </table:table-cell>
          <table:table-cell office:string-value="Briggs" office:value-type="string">
            <text:p>Briggs</text:p>
          </table:table-cell>
          <table:table-cell office:string-value="Briggy" office:value-type="string">
            <text:p>Briggy</text:p>
          </table:table-cell>
          <table:table-cell office:value="10.0" office:value-type="float">
            <text:p>10.0</text:p>
          </table:table-cell>
          <table:table-cell office:string-value="Lab mix" office:value-type="string">
            <text:p>Lab mix</text:p>
          </table:table-cell>
        </table:table-row>
        <table:table-row>
          <table:table-cell office:string-value="Mon Jul 22 04:19:27 EDT 2019" office:value-type="string">
            <text:p>Mon Jul 22 04:19:27 EDT 2019</text:p>
          </table:table-cell>
          <table:table-cell office:string-value="Dog" office:value-type="string">
            <text:p>Dog</text:p>
          </table:table-cell>
          <table:table-cell office:string-value="Mya (The Dog)" office:value-type="string">
            <text:p>Mya (The Dog)</text:p>
          </table:table-cell>
          <table:table-cell office:string-value="My" office:value-type="string">
            <text:p>My</text:p>
          </table:table-cell>
          <table:table-cell office:value="13.0" office:value-type="float">
            <text:p>13.0</text:p>
          </table:table-cell>
          <table:table-cell office:string-value="Yellow Lab" office:value-type="string">
            <text:p>Yellow Lab</text:p>
          </table:table-cell>
        </table:table-row>
        <table:table-row>
          <table:table-cell office:string-value="Mon Jul 22 04:20:03 EDT 2019" office:value-type="string">
            <text:p>Mon Jul 22 04:20:03 EDT 2019</text:p>
          </table:table-cell>
          <table:table-cell office:string-value="Cat" office:value-type="string">
            <text:p>Cat</text:p>
          </table:table-cell>
          <table:table-cell office:string-value="Dee Dee " office:value-type="string">
            <text:p>Dee Dee </text:p>
          </table:table-cell>
          <table:table-cell office:string-value="Dee" office:value-type="string">
            <text:p>Dee</text:p>
          </table:table-cell>
          <table:table-cell office:string-value="13?" office:value-type="string">
            <text:p>13?</text:p>
          </table:table-cell>
          <table:table-cell/>
        </table:table-row>
        <table:table-row>
          <table:table-cell office:string-value="Mon Jul 22 04:20:57 EDT 2019" office:value-type="string">
            <text:p>Mon Jul 22 04:20:57 EDT 2019</text:p>
          </table:table-cell>
          <table:table-cell office:string-value="Dog" office:value-type="string">
            <text:p>Dog</text:p>
          </table:table-cell>
          <table:table-cell office:string-value="Neela" office:value-type="string">
            <text:p>Neela</text:p>
          </table:table-cell>
          <table:table-cell office:string-value="Neely " office:value-type="string">
            <text:p>Neely </text:p>
          </table:table-cell>
          <table:table-cell office:value="8.0" office:value-type="float">
            <text:p>8.0</text:p>
          </table:table-cell>
          <table:table-cell office:string-value="Shih tzu " office:value-type="string">
            <text:p>Shih tzu </text:p>
          </table:table-cell>
        </table:table-row>
        <table:table-row>
          <table:table-cell office:string-value="Mon Jul 22 04:22:46 EDT 2019" office:value-type="string">
            <text:p>Mon Jul 22 04:22:46 EDT 2019</text:p>
          </table:table-cell>
          <table:table-cell office:string-value="Dog" office:value-type="string">
            <text:p>Dog</text:p>
          </table:table-cell>
          <table:table-cell office:string-value="Hank" office:value-type="string">
            <text:p>Hank</text:p>
          </table:table-cell>
          <table:table-cell office:string-value="Hankle " office:value-type="string">
            <text:p>Hankle </text:p>
          </table:table-cell>
          <table:table-cell office:value="2.0" office:value-type="float">
            <text:p>2.0</text:p>
          </table:table-cell>
          <table:table-cell office:string-value="Blue heeler/Australian shepherd" office:value-type="string">
            <text:p>Blue heeler/Australian shepherd</text:p>
          </table:table-cell>
        </table:table-row>
        <table:table-row>
          <table:table-cell office:string-value="Mon Jul 22 04:24:03 EDT 2019" office:value-type="string">
            <text:p>Mon Jul 22 04:24:03 EDT 2019</text:p>
          </table:table-cell>
          <table:table-cell office:string-value="Dog" office:value-type="string">
            <text:p>Dog</text:p>
          </table:table-cell>
          <table:table-cell office:string-value="Button" office:value-type="string">
            <text:p>Button</text:p>
          </table:table-cell>
          <table:table-cell office:string-value="Button" office:value-type="string">
            <text:p>Button</text:p>
          </table:table-cell>
          <table:table-cell office:value="7.0" office:value-type="float">
            <text:p>7.0</text:p>
          </table:table-cell>
          <table:table-cell office:string-value="Cockalier " office:value-type="string">
            <text:p>Cockalier </text:p>
          </table:table-cell>
        </table:table-row>
        <table:table-row>
          <table:table-cell office:string-value="Mon Jul 22 04:23:05 EDT 2019" office:value-type="string">
            <text:p>Mon Jul 22 04:23:05 EDT 2019</text:p>
          </table:table-cell>
          <table:table-cell office:string-value="Dog" office:value-type="string">
            <text:p>Dog</text:p>
          </table:table-cell>
          <table:table-cell office:string-value="Missy Princess" office:value-type="string">
            <text:p>Missy Princess</text:p>
          </table:table-cell>
          <table:table-cell office:string-value="Missy" office:value-type="string">
            <text:p>Missy</text:p>
          </table:table-cell>
          <table:table-cell office:value="14.0" office:value-type="float">
            <text:p>14.0</text:p>
          </table:table-cell>
          <table:table-cell office:string-value="Cocker spaniel" office:value-type="string">
            <text:p>Cocker spaniel</text:p>
          </table:table-cell>
        </table:table-row>
        <table:table-row>
          <table:table-cell office:string-value="Mon Jul 22 04:23:39 EDT 2019" office:value-type="string">
            <text:p>Mon Jul 22 04:23:39 EDT 2019</text:p>
          </table:table-cell>
          <table:table-cell office:string-value="Dog" office:value-type="string">
            <text:p>Dog</text:p>
          </table:table-cell>
          <table:table-cell office:string-value="Prince" office:value-type="string">
            <text:p>Prince</text:p>
          </table:table-cell>
          <table:table-cell office:string-value="Prince" office:value-type="string">
            <text:p>Prince</text:p>
          </table:table-cell>
          <table:table-cell office:value="7.0" office:value-type="float">
            <text:p>7.0</text:p>
          </table:table-cell>
          <table:table-cell office:string-value="German shepherd/golden retriever" office:value-type="string">
            <text:p>German shepherd/golden retriever</text:p>
          </table:table-cell>
        </table:table-row>
        <table:table-row>
          <table:table-cell office:string-value="Mon Jul 22 04:29:55 EDT 2019" office:value-type="string">
            <text:p>Mon Jul 22 04:29:55 EDT 2019</text:p>
          </table:table-cell>
          <table:table-cell office:string-value="Dog" office:value-type="string">
            <text:p>Dog</text:p>
          </table:table-cell>
          <table:table-cell office:string-value="Samuel" office:value-type="string">
            <text:p>Samuel</text:p>
          </table:table-cell>
          <table:table-cell office:string-value="Sam" office:value-type="string">
            <text:p>Sam</text:p>
          </table:table-cell>
          <table:table-cell office:value="8.0" office:value-type="float">
            <text:p>8.0</text:p>
          </table:table-cell>
          <table:table-cell office:string-value="Golden Retriever" office:value-type="string">
            <text:p>Golden Retriever</text:p>
          </table:table-cell>
        </table:table-row>
        <table:table-row>
          <table:table-cell office:string-value="Mon Jul 22 04:30:15 EDT 2019" office:value-type="string">
            <text:p>Mon Jul 22 04:30:15 EDT 2019</text:p>
          </table:table-cell>
          <table:table-cell office:string-value="Cat" office:value-type="string">
            <text:p>Cat</text:p>
          </table:table-cell>
          <table:table-cell office:string-value="Wolfe" office:value-type="string">
            <text:p>Wolfe</text:p>
          </table:table-cell>
          <table:table-cell office:string-value="Buddu" office:value-type="string">
            <text:p>Buddu</text:p>
          </table:table-cell>
          <table:table-cell office:value="11.5" office:value-type="float">
            <text:p>11.5</text:p>
          </table:table-cell>
          <table:table-cell office:string-value="Domestic short hair " office:value-type="string">
            <text:p>Domestic short hair </text:p>
          </table:table-cell>
        </table:table-row>
        <table:table-row>
          <table:table-cell office:string-value="Mon Jul 22 04:31:13 EDT 2019" office:value-type="string">
            <text:p>Mon Jul 22 04:31:13 EDT 2019</text:p>
          </table:table-cell>
          <table:table-cell office:string-value="Cat" office:value-type="string">
            <text:p>Cat</text:p>
          </table:table-cell>
          <table:table-cell office:string-value="Muppet" office:value-type="string">
            <text:p>Muppet</text:p>
          </table:table-cell>
          <table:table-cell office:string-value="Muppy" office:value-type="string">
            <text:p>Muppy</text:p>
          </table:table-cell>
          <table:table-cell office:value="6.0" office:value-type="float">
            <text:p>6.0</text:p>
          </table:table-cell>
          <table:table-cell office:string-value="Tabby" office:value-type="string">
            <text:p>Tabby</text:p>
          </table:table-cell>
        </table:table-row>
        <table:table-row>
          <table:table-cell office:string-value="Mon Jul 22 04:31:51 EDT 2019" office:value-type="string">
            <text:p>Mon Jul 22 04:31:51 EDT 2019</text:p>
          </table:table-cell>
          <table:table-cell office:string-value="Bird" office:value-type="string">
            <text:p>Bird</text:p>
          </table:table-cell>
          <table:table-cell office:string-value="Bruce" office:value-type="string">
            <text:p>Bruce</text:p>
          </table:table-cell>
          <table:table-cell office:string-value="Brucey" office:value-type="string">
            <text:p>Brucey</text:p>
          </table:table-cell>
          <table:table-cell office:value="10.0" office:value-type="float">
            <text:p>10.0</text:p>
          </table:table-cell>
          <table:table-cell office:string-value="Budgerigar" office:value-type="string">
            <text:p>Budgerigar</text:p>
          </table:table-cell>
        </table:table-row>
        <table:table-row>
          <table:table-cell office:string-value="Mon Jul 22 04:58:42 EDT 2019" office:value-type="string">
            <text:p>Mon Jul 22 04:58:42 EDT 2019</text:p>
          </table:table-cell>
          <table:table-cell office:string-value="Dog" office:value-type="string">
            <text:p>Dog</text:p>
          </table:table-cell>
          <table:table-cell office:string-value="Precious Fudge" office:value-type="string">
            <text:p>Precious Fudge</text:p>
          </table:table-cell>
          <table:table-cell office:string-value="Miss Precious" office:value-type="string">
            <text:p>Miss Precious</text:p>
          </table:table-cell>
          <table:table-cell office:value="12.0" office:value-type="float">
            <text:p>12.0</text:p>
          </table:table-cell>
          <table:table-cell office:string-value="Chocolate lab/collie" office:value-type="string">
            <text:p>Chocolate lab/collie</text:p>
          </table:table-cell>
        </table:table-row>
        <table:table-row>
          <table:table-cell office:string-value="Mon Jul 22 04:48:56 EDT 2019" office:value-type="string">
            <text:p>Mon Jul 22 04:48:56 EDT 2019</text:p>
          </table:table-cell>
          <table:table-cell office:string-value="Dog" office:value-type="string">
            <text:p>Dog</text:p>
          </table:table-cell>
          <table:table-cell office:string-value="truffles " office:value-type="string">
            <text:p>truffles </text:p>
          </table:table-cell>
          <table:table-cell office:string-value="truffs " office:value-type="string">
            <text:p>truffs </text:p>
          </table:table-cell>
          <table:table-cell office:value="11.0" office:value-type="float">
            <text:p>11.0</text:p>
          </table:table-cell>
          <table:table-cell office:string-value="chocolate poodle " office:value-type="string">
            <text:p>chocolate poodle </text:p>
          </table:table-cell>
        </table:table-row>
        <table:table-row>
          <table:table-cell office:string-value="Mon Jul 22 04:49:25 EDT 2019" office:value-type="string">
            <text:p>Mon Jul 22 04:49:25 EDT 2019</text:p>
          </table:table-cell>
          <table:table-cell office:string-value="Dog" office:value-type="string">
            <text:p>Dog</text:p>
          </table:table-cell>
          <table:table-cell office:string-value="woodland " office:value-type="string">
            <text:p>woodland </text:p>
          </table:table-cell>
          <table:table-cell office:string-value="woody " office:value-type="string">
            <text:p>woody </text:p>
          </table:table-cell>
          <table:table-cell office:value="4.0" office:value-type="float">
            <text:p>4.0</text:p>
          </table:table-cell>
          <table:table-cell office:string-value="long haired chihuahua " office:value-type="string">
            <text:p>long haired chihuahua </text:p>
          </table:table-cell>
        </table:table-row>
        <table:table-row>
          <table:table-cell office:string-value="Mon Jul 22 05:00:19 EDT 2019" office:value-type="string">
            <text:p>Mon Jul 22 05:00:19 EDT 2019</text:p>
          </table:table-cell>
          <table:table-cell office:string-value="Rodent" office:value-type="string">
            <text:p>Rodent</text:p>
          </table:table-cell>
          <table:table-cell office:string-value="Tomasa" office:value-type="string">
            <text:p>Tomasa</text:p>
          </table:table-cell>
          <table:table-cell office:string-value="Tommy" office:value-type="string">
            <text:p>Tommy</text:p>
          </table:table-cell>
          <table:table-cell office:string-value="1 year 10 months" office:value-type="string">
            <text:p>1 year 10 months</text:p>
          </table:table-cell>
          <table:table-cell office:string-value="Rat" office:value-type="string">
            <text:p>Rat</text:p>
          </table:table-cell>
        </table:table-row>
        <table:table-row>
          <table:table-cell office:string-value="Mon Jul 22 04:59:29 EDT 2019" office:value-type="string">
            <text:p>Mon Jul 22 04:59:29 EDT 2019</text:p>
          </table:table-cell>
          <table:table-cell office:string-value="Dog" office:value-type="string">
            <text:p>Dog</text:p>
          </table:table-cell>
          <table:table-cell office:string-value="Heath M&amp;M" office:value-type="string">
            <text:p>Heath M&amp;M</text:p>
          </table:table-cell>
          <table:table-cell office:string-value="Mr. Peaf" office:value-type="string">
            <text:p>Mr. Peaf</text:p>
          </table:table-cell>
          <table:table-cell office:value="8.0" office:value-type="float">
            <text:p>8.0</text:p>
          </table:table-cell>
          <table:table-cell office:string-value="Australian cattle dog" office:value-type="string">
            <text:p>Australian cattle dog</text:p>
          </table:table-cell>
        </table:table-row>
        <table:table-row>
          <table:table-cell office:string-value="Mon Jul 22 05:00:09 EDT 2019" office:value-type="string">
            <text:p>Mon Jul 22 05:00:09 EDT 2019</text:p>
          </table:table-cell>
          <table:table-cell office:string-value="Dog" office:value-type="string">
            <text:p>Dog</text:p>
          </table:table-cell>
          <table:table-cell office:string-value="Mosley" office:value-type="string">
            <text:p>Mosley</text:p>
          </table:table-cell>
          <table:table-cell office:string-value="Mr. Mosley" office:value-type="string">
            <text:p>Mr. Mosley</text:p>
          </table:table-cell>
          <table:table-cell office:value="6.0" office:value-type="float">
            <text:p>6.0</text:p>
          </table:table-cell>
          <table:table-cell office:string-value="Pitbull/Terrier" office:value-type="string">
            <text:p>Pitbull/Terrier</text:p>
          </table:table-cell>
        </table:table-row>
        <table:table-row>
          <table:table-cell office:string-value="Mon Jul 22 05:01:43 EDT 2019" office:value-type="string">
            <text:p>Mon Jul 22 05:01:43 EDT 2019</text:p>
          </table:table-cell>
          <table:table-cell office:string-value="Dog" office:value-type="string">
            <text:p>Dog</text:p>
          </table:table-cell>
          <table:table-cell office:string-value="Peter" office:value-type="string">
            <text:p>Peter</text:p>
          </table:table-cell>
          <table:table-cell office:string-value="Mr. Peter" office:value-type="string">
            <text:p>Mr. Peter</text:p>
          </table:table-cell>
          <table:table-cell office:value="3.0" office:value-type="float">
            <text:p>3.0</text:p>
          </table:table-cell>
          <table:table-cell/>
        </table:table-row>
        <table:table-row>
          <table:table-cell office:string-value="Mon Jul 22 05:00:44 EDT 2019" office:value-type="string">
            <text:p>Mon Jul 22 05:00:44 EDT 2019</text:p>
          </table:table-cell>
          <table:table-cell office:string-value="Cat" office:value-type="string">
            <text:p>Cat</text:p>
          </table:table-cell>
          <table:table-cell office:string-value="Miss Lucy" office:value-type="string">
            <text:p>Miss Lucy</text:p>
          </table:table-cell>
          <table:table-cell office:string-value="Lucy" office:value-type="string">
            <text:p>Lucy</text:p>
          </table:table-cell>
          <table:table-cell office:value="4.0" office:value-type="float">
            <text:p>4.0</text:p>
          </table:table-cell>
          <table:table-cell office:string-value="Siamese" office:value-type="string">
            <text:p>Siamese</text:p>
          </table:table-cell>
        </table:table-row>
        <table:table-row>
          <table:table-cell office:string-value="Mon Jul 22 05:01:11 EDT 2019" office:value-type="string">
            <text:p>Mon Jul 22 05:01:11 EDT 2019</text:p>
          </table:table-cell>
          <table:table-cell office:string-value="Cat" office:value-type="string">
            <text:p>Cat</text:p>
          </table:table-cell>
          <table:table-cell office:string-value="Miss Molly" office:value-type="string">
            <text:p>Miss Molly</text:p>
          </table:table-cell>
          <table:table-cell office:string-value="Molly" office:value-type="string">
            <text:p>Molly</text:p>
          </table:table-cell>
          <table:table-cell office:value="3.0" office:value-type="float">
            <text:p>3.0</text:p>
          </table:table-cell>
          <table:table-cell/>
        </table:table-row>
        <table:table-row>
          <table:table-cell office:string-value="Mon Jul 22 05:02:58 EDT 2019" office:value-type="string">
            <text:p>Mon Jul 22 05:02:58 EDT 2019</text:p>
          </table:table-cell>
          <table:table-cell office:string-value="Cat" office:value-type="string">
            <text:p>Cat</text:p>
          </table:table-cell>
          <table:table-cell office:string-value="Luna" office:value-type="string">
            <text:p>Luna</text:p>
          </table:table-cell>
          <table:table-cell office:string-value="Luna" office:value-type="string">
            <text:p>Luna</text:p>
          </table:table-cell>
          <table:table-cell office:string-value="4 and a half months " office:value-type="string">
            <text:p>4 and a half months </text:p>
          </table:table-cell>
          <table:table-cell office:string-value="Ragdoll " office:value-type="string">
            <text:p>Ragdoll </text:p>
          </table:table-cell>
        </table:table-row>
        <table:table-row>
          <table:table-cell office:string-value="Mon Jul 22 05:15:44 EDT 2019" office:value-type="string">
            <text:p>Mon Jul 22 05:15:44 EDT 2019</text:p>
          </table:table-cell>
          <table:table-cell office:string-value="Dog" office:value-type="string">
            <text:p>Dog</text:p>
          </table:table-cell>
          <table:table-cell office:string-value="Sammy " office:value-type="string">
            <text:p>Sammy </text:p>
          </table:table-cell>
          <table:table-cell office:string-value="Sammy" office:value-type="string">
            <text:p>Sammy</text:p>
          </table:table-cell>
          <table:table-cell office:value="12.0" office:value-type="float">
            <text:p>12.0</text:p>
          </table:table-cell>
          <table:table-cell office:string-value="Shi Tzu mix " office:value-type="string">
            <text:p>Shi Tzu mix </text:p>
          </table:table-cell>
        </table:table-row>
        <table:table-row>
          <table:table-cell office:string-value="Mon Jul 22 05:19:16 EDT 2019" office:value-type="string">
            <text:p>Mon Jul 22 05:19:16 EDT 2019</text:p>
          </table:table-cell>
          <table:table-cell office:string-value="Dog" office:value-type="string">
            <text:p>Dog</text:p>
          </table:table-cell>
          <table:table-cell office:string-value="Theodore Barkalot" office:value-type="string">
            <text:p>Theodore Barkalot</text:p>
          </table:table-cell>
          <table:table-cell office:string-value="Teddy" office:value-type="string">
            <text:p>Teddy</text:p>
          </table:table-cell>
          <table:table-cell office:value="8.0" office:value-type="float">
            <text:p>8.0</text:p>
          </table:table-cell>
          <table:table-cell office:string-value="Bichon Havanese" office:value-type="string">
            <text:p>Bichon Havanese</text:p>
          </table:table-cell>
        </table:table-row>
        <table:table-row>
          <table:table-cell office:string-value="Mon Jul 22 05:38:11 EDT 2019" office:value-type="string">
            <text:p>Mon Jul 22 05:38:11 EDT 2019</text:p>
          </table:table-cell>
          <table:table-cell office:string-value="Hen" office:value-type="string">
            <text:p>Hen</text:p>
          </table:table-cell>
          <table:table-cell office:string-value="Delphine" office:value-type="string">
            <text:p>Delphine</text:p>
          </table:table-cell>
          <table:table-cell/>
          <table:table-cell office:string-value="2 years" office:value-type="string">
            <text:p>2 years</text:p>
          </table:table-cell>
          <table:table-cell office:string-value="Speckledys" office:value-type="string">
            <text:p>Speckledys</text:p>
          </table:table-cell>
        </table:table-row>
        <table:table-row>
          <table:table-cell office:string-value="Mon Jul 22 06:02:49 EDT 2019" office:value-type="string">
            <text:p>Mon Jul 22 06:02:49 EDT 2019</text:p>
          </table:table-cell>
          <table:table-cell office:string-value="Dog" office:value-type="string">
            <text:p>Dog</text:p>
          </table:table-cell>
          <table:table-cell office:string-value="d'Artagnan" office:value-type="string">
            <text:p>d'Artagnan</text:p>
          </table:table-cell>
          <table:table-cell office:string-value="Dart" office:value-type="string">
            <text:p>Dart</text:p>
          </table:table-cell>
          <table:table-cell office:value="17.0" office:value-type="float">
            <text:p>17.0</text:p>
          </table:table-cell>
          <table:table-cell office:string-value="Pug" office:value-type="string">
            <text:p>Pug</text:p>
          </table:table-cell>
        </table:table-row>
        <table:table-row>
          <table:table-cell office:string-value="Mon Jul 22 06:22:29 EDT 2019" office:value-type="string">
            <text:p>Mon Jul 22 06:22:29 EDT 2019</text:p>
          </table:table-cell>
          <table:table-cell office:string-value="Cat" office:value-type="string">
            <text:p>Cat</text:p>
          </table:table-cell>
          <table:table-cell office:string-value="Fire" office:value-type="string">
            <text:p>Fire</text:p>
          </table:table-cell>
          <table:table-cell office:string-value="Fire" office:value-type="string">
            <text:p>Fire</text:p>
          </table:table-cell>
          <table:table-cell office:string-value="3 months " office:value-type="string">
            <text:p>3 months </text:p>
          </table:table-cell>
          <table:table-cell office:string-value="Short hair" office:value-type="string">
            <text:p>Short hair</text:p>
          </table:table-cell>
        </table:table-row>
        <table:table-row>
          <table:table-cell office:string-value="Mon Jul 22 06:23:01 EDT 2019" office:value-type="string">
            <text:p>Mon Jul 22 06:23:01 EDT 2019</text:p>
          </table:table-cell>
          <table:table-cell office:string-value="Cat" office:value-type="string">
            <text:p>Cat</text:p>
          </table:table-cell>
          <table:table-cell office:string-value="Ash" office:value-type="string">
            <text:p>Ash</text:p>
          </table:table-cell>
          <table:table-cell office:string-value="Ash" office:value-type="string">
            <text:p>Ash</text:p>
          </table:table-cell>
          <table:table-cell office:string-value="3 months" office:value-type="string">
            <text:p>3 months</text:p>
          </table:table-cell>
          <table:table-cell office:string-value="Short hair" office:value-type="string">
            <text:p>Short hair</text:p>
          </table:table-cell>
        </table:table-row>
        <table:table-row>
          <table:table-cell office:string-value="Mon Jul 22 06:23:45 EDT 2019" office:value-type="string">
            <text:p>Mon Jul 22 06:23:45 EDT 2019</text:p>
          </table:table-cell>
          <table:table-cell office:string-value="Cat" office:value-type="string">
            <text:p>Cat</text:p>
          </table:table-cell>
          <table:table-cell office:string-value="Kami" office:value-type="string">
            <text:p>Kami</text:p>
          </table:table-cell>
          <table:table-cell office:string-value="Kam" office:value-type="string">
            <text:p>Kam</text:p>
          </table:table-cell>
          <table:table-cell office:string-value="1 year" office:value-type="string">
            <text:p>1 year</text:p>
          </table:table-cell>
          <table:table-cell office:string-value="Long hair" office:value-type="string">
            <text:p>Long hair</text:p>
          </table:table-cell>
        </table:table-row>
        <table:table-row>
          <table:table-cell office:string-value="Mon Jul 22 06:24:24 EDT 2019" office:value-type="string">
            <text:p>Mon Jul 22 06:24:24 EDT 2019</text:p>
          </table:table-cell>
          <table:table-cell office:string-value="Cat" office:value-type="string">
            <text:p>Cat</text:p>
          </table:table-cell>
          <table:table-cell office:string-value="Kit Kat" office:value-type="string">
            <text:p>Kit Kat</text:p>
          </table:table-cell>
          <table:table-cell office:string-value="Kit" office:value-type="string">
            <text:p>Kit</text:p>
          </table:table-cell>
          <table:table-cell office:string-value="2 months " office:value-type="string">
            <text:p>2 months </text:p>
          </table:table-cell>
          <table:table-cell office:string-value="Medium hair " office:value-type="string">
            <text:p>Medium hair </text:p>
          </table:table-cell>
        </table:table-row>
        <table:table-row>
          <table:table-cell office:string-value="Mon Jul 22 06:38:42 EDT 2019" office:value-type="string">
            <text:p>Mon Jul 22 06:38:42 EDT 2019</text:p>
          </table:table-cell>
          <table:table-cell office:string-value="Dog" office:value-type="string">
            <text:p>Dog</text:p>
          </table:table-cell>
          <table:table-cell office:string-value="Celsius Pele Amadeus Cartier" office:value-type="string">
            <text:p>Celsius Pele Amadeus Cartier</text:p>
          </table:table-cell>
          <table:table-cell office:string-value="Celsius" office:value-type="string">
            <text:p>Celsius</text:p>
          </table:table-cell>
          <table:table-cell office:string-value="11 years" office:value-type="string">
            <text:p>11 years</text:p>
          </table:table-cell>
          <table:table-cell office:string-value="Black Labrador Retriever" office:value-type="string">
            <text:p>Black Labrador Retriever</text:p>
          </table:table-cell>
        </table:table-row>
        <table:table-row>
          <table:table-cell office:string-value="Mon Jul 22 06:39:00 EDT 2019" office:value-type="string">
            <text:p>Mon Jul 22 06:39:00 EDT 2019</text:p>
          </table:table-cell>
          <table:table-cell office:string-value="Dog" office:value-type="string">
            <text:p>Dog</text:p>
          </table:table-cell>
          <table:table-cell office:string-value="Lando Calrisian" office:value-type="string">
            <text:p>Lando Calrisian</text:p>
          </table:table-cell>
          <table:table-cell office:string-value="Lando" office:value-type="string">
            <text:p>Lando</text:p>
          </table:table-cell>
          <table:table-cell office:value="4.0" office:value-type="float">
            <text:p>4.0</text:p>
          </table:table-cell>
          <table:table-cell office:string-value="Labrador" office:value-type="string">
            <text:p>Labrador</text:p>
          </table:table-cell>
        </table:table-row>
        <table:table-row>
          <table:table-cell office:string-value="Mon Jul 22 06:39:29 EDT 2019" office:value-type="string">
            <text:p>Mon Jul 22 06:39:29 EDT 2019</text:p>
          </table:table-cell>
          <table:table-cell office:string-value="Dog" office:value-type="string">
            <text:p>Dog</text:p>
          </table:table-cell>
          <table:table-cell office:string-value="Obi-Wan" office:value-type="string">
            <text:p>Obi-Wan</text:p>
          </table:table-cell>
          <table:table-cell office:string-value="Obi" office:value-type="string">
            <text:p>Obi</text:p>
          </table:table-cell>
          <table:table-cell office:value="2.0" office:value-type="float">
            <text:p>2.0</text:p>
          </table:table-cell>
          <table:table-cell office:string-value="Labrador " office:value-type="string">
            <text:p>Labrador </text:p>
          </table:table-cell>
        </table:table-row>
        <table:table-row>
          <table:table-cell office:string-value="Mon Jul 22 06:39:36 EDT 2019" office:value-type="string">
            <text:p>Mon Jul 22 06:39:36 EDT 2019</text:p>
          </table:table-cell>
          <table:table-cell office:string-value="Dog" office:value-type="string">
            <text:p>Dog</text:p>
          </table:table-cell>
          <table:table-cell office:string-value="Titus Sirius Icarus Cartier" office:value-type="string">
            <text:p>Titus Sirius Icarus Cartier</text:p>
          </table:table-cell>
          <table:table-cell office:string-value="Titus" office:value-type="string">
            <text:p>Titus</text:p>
          </table:table-cell>
          <table:table-cell office:string-value="10 years" office:value-type="string">
            <text:p>10 years</text:p>
          </table:table-cell>
          <table:table-cell office:string-value="Black Labrador Retriever Mix" office:value-type="string">
            <text:p>Black Labrador Retriever Mix</text:p>
          </table:table-cell>
        </table:table-row>
        <table:table-row>
          <table:table-cell office:string-value="Mon Jul 22 06:40:25 EDT 2019" office:value-type="string">
            <text:p>Mon Jul 22 06:40:25 EDT 2019</text:p>
          </table:table-cell>
          <table:table-cell office:string-value="Dog" office:value-type="string">
            <text:p>Dog</text:p>
          </table:table-cell>
          <table:table-cell office:string-value="Samuel T Dogg" office:value-type="string">
            <text:p>Samuel T Dogg</text:p>
          </table:table-cell>
          <table:table-cell office:string-value="Sam" office:value-type="string">
            <text:p>Sam</text:p>
          </table:table-cell>
          <table:table-cell office:string-value="8(ish) (rescue)" office:value-type="string">
            <text:p>8(ish) (rescue)</text:p>
          </table:table-cell>
          <table:table-cell office:string-value="Labrador " office:value-type="string">
            <text:p>Labrador </text:p>
          </table:table-cell>
        </table:table-row>
        <table:table-row>
          <table:table-cell office:string-value="Mon Jul 22 06:44:43 EDT 2019" office:value-type="string">
            <text:p>Mon Jul 22 06:44:43 EDT 2019</text:p>
          </table:table-cell>
          <table:table-cell office:string-value="Cat" office:value-type="string">
            <text:p>Cat</text:p>
          </table:table-cell>
          <table:table-cell office:string-value="Puka Shell" office:value-type="string">
            <text:p>Puka Shell</text:p>
          </table:table-cell>
          <table:table-cell office:string-value="Puka" office:value-type="string">
            <text:p>Puka</text:p>
          </table:table-cell>
          <table:table-cell office:value="3.0" office:value-type="float">
            <text:p>3.0</text:p>
          </table:table-cell>
          <table:table-cell/>
        </table:table-row>
        <table:table-row>
          <table:table-cell office:string-value="Mon Jul 22 06:45:21 EDT 2019" office:value-type="string">
            <text:p>Mon Jul 22 06:45:21 EDT 2019</text:p>
          </table:table-cell>
          <table:table-cell office:string-value="Cat" office:value-type="string">
            <text:p>Cat</text:p>
          </table:table-cell>
          <table:table-cell office:string-value="Lily Pad" office:value-type="string">
            <text:p>Lily Pad</text:p>
          </table:table-cell>
          <table:table-cell office:string-value="Lily" office:value-type="string">
            <text:p>Lily</text:p>
          </table:table-cell>
          <table:table-cell office:value="1.5" office:value-type="float">
            <text:p>1.5</text:p>
          </table:table-cell>
          <table:table-cell/>
        </table:table-row>
        <table:table-row>
          <table:table-cell office:string-value="Mon Jul 22 06:45:42 EDT 2019" office:value-type="string">
            <text:p>Mon Jul 22 06:45:42 EDT 2019</text:p>
          </table:table-cell>
          <table:table-cell office:string-value="Dog" office:value-type="string">
            <text:p>Dog</text:p>
          </table:table-cell>
          <table:table-cell office:string-value="Oreo Ann" office:value-type="string">
            <text:p>Oreo Ann</text:p>
          </table:table-cell>
          <table:table-cell office:string-value="Oreo " office:value-type="string">
            <text:p>Oreo </text:p>
          </table:table-cell>
          <table:table-cell office:value="11.0" office:value-type="float">
            <text:p>11.0</text:p>
          </table:table-cell>
          <table:table-cell/>
        </table:table-row>
        <table:table-row>
          <table:table-cell office:string-value="Mon Jul 22 06:46:12 EDT 2019" office:value-type="string">
            <text:p>Mon Jul 22 06:46:12 EDT 2019</text:p>
          </table:table-cell>
          <table:table-cell office:string-value="Dog" office:value-type="string">
            <text:p>Dog</text:p>
          </table:table-cell>
          <table:table-cell office:string-value="Oliver" office:value-type="string">
            <text:p>Oliver</text:p>
          </table:table-cell>
          <table:table-cell office:string-value="Ollie" office:value-type="string">
            <text:p>Ollie</text:p>
          </table:table-cell>
          <table:table-cell office:value="7.0" office:value-type="float">
            <text:p>7.0</text:p>
          </table:table-cell>
          <table:table-cell/>
        </table:table-row>
        <table:table-row>
          <table:table-cell office:string-value="Mon Jul 22 06:47:51 EDT 2019" office:value-type="string">
            <text:p>Mon Jul 22 06:47:51 EDT 2019</text:p>
          </table:table-cell>
          <table:table-cell office:string-value="Dog" office:value-type="string">
            <text:p>Dog</text:p>
          </table:table-cell>
          <table:table-cell office:string-value="Stamford" office:value-type="string">
            <text:p>Stamford</text:p>
          </table:table-cell>
          <table:table-cell office:string-value="Stamford" office:value-type="string">
            <text:p>Stamford</text:p>
          </table:table-cell>
          <table:table-cell office:value="10.0" office:value-type="float">
            <text:p>10.0</text:p>
          </table:table-cell>
          <table:table-cell office:string-value="Bichon frise cross" office:value-type="string">
            <text:p>Bichon frise cross</text:p>
          </table:table-cell>
        </table:table-row>
        <table:table-row>
          <table:table-cell office:string-value="Mon Jul 22 07:03:56 EDT 2019" office:value-type="string">
            <text:p>Mon Jul 22 07:03:56 EDT 2019</text:p>
          </table:table-cell>
          <table:table-cell office:string-value="Dog" office:value-type="string">
            <text:p>Dog</text:p>
          </table:table-cell>
          <table:table-cell office:string-value="Bentley" office:value-type="string">
            <text:p>Bentley</text:p>
          </table:table-cell>
          <table:table-cell office:string-value="Bentley" office:value-type="string">
            <text:p>Bentley</text:p>
          </table:table-cell>
          <table:table-cell office:value="4.0" office:value-type="float">
            <text:p>4.0</text:p>
          </table:table-cell>
          <table:table-cell office:string-value="Chocolate lab" office:value-type="string">
            <text:p>Chocolate lab</text:p>
          </table:table-cell>
        </table:table-row>
        <table:table-row>
          <table:table-cell office:string-value="Mon Jul 22 07:06:17 EDT 2019" office:value-type="string">
            <text:p>Mon Jul 22 07:06:17 EDT 2019</text:p>
          </table:table-cell>
          <table:table-cell office:string-value="Dog" office:value-type="string">
            <text:p>Dog</text:p>
          </table:table-cell>
          <table:table-cell office:string-value="Lulu" office:value-type="string">
            <text:p>Lulu</text:p>
          </table:table-cell>
          <table:table-cell office:string-value="Lulu" office:value-type="string">
            <text:p>Lulu</text:p>
          </table:table-cell>
          <table:table-cell office:value="10.0" office:value-type="float">
            <text:p>10.0</text:p>
          </table:table-cell>
          <table:table-cell office:string-value="Jack Russell" office:value-type="string">
            <text:p>Jack Russell</text:p>
          </table:table-cell>
        </table:table-row>
        <table:table-row>
          <table:table-cell office:string-value="Mon Jul 22 07:07:29 EDT 2019" office:value-type="string">
            <text:p>Mon Jul 22 07:07:29 EDT 2019</text:p>
          </table:table-cell>
          <table:table-cell office:string-value="Dog" office:value-type="string">
            <text:p>Dog</text:p>
          </table:table-cell>
          <table:table-cell office:string-value="Ella" office:value-type="string">
            <text:p>Ella</text:p>
          </table:table-cell>
          <table:table-cell office:string-value="Elephant" office:value-type="string">
            <text:p>Elephant</text:p>
          </table:table-cell>
          <table:table-cell office:value="8.0" office:value-type="float">
            <text:p>8.0</text:p>
          </table:table-cell>
          <table:table-cell office:string-value="Retriever X labrador" office:value-type="string">
            <text:p>Retriever X labrador</text:p>
          </table:table-cell>
        </table:table-row>
        <table:table-row>
          <table:table-cell office:string-value="Mon Jul 22 07:08:00 EDT 2019" office:value-type="string">
            <text:p>Mon Jul 22 07:08:00 EDT 2019</text:p>
          </table:table-cell>
          <table:table-cell office:string-value="Dog" office:value-type="string">
            <text:p>Dog</text:p>
          </table:table-cell>
          <table:table-cell office:string-value="Roxy" office:value-type="string">
            <text:p>Roxy</text:p>
          </table:table-cell>
          <table:table-cell office:string-value="Roxy" office:value-type="string">
            <text:p>Roxy</text:p>
          </table:table-cell>
          <table:table-cell office:value="5.0" office:value-type="float">
            <text:p>5.0</text:p>
          </table:table-cell>
          <table:table-cell office:string-value="German shepherd" office:value-type="string">
            <text:p>German shepherd</text:p>
          </table:table-cell>
        </table:table-row>
        <table:table-row>
          <table:table-cell office:string-value="Mon Jul 22 07:14:32 EDT 2019" office:value-type="string">
            <text:p>Mon Jul 22 07:14:32 EDT 2019</text:p>
          </table:table-cell>
          <table:table-cell office:string-value="Cat" office:value-type="string">
            <text:p>Cat</text:p>
          </table:table-cell>
          <table:table-cell office:string-value="Andrew Angela" office:value-type="string">
            <text:p>Andrew Angela</text:p>
          </table:table-cell>
          <table:table-cell office:string-value="Andie" office:value-type="string">
            <text:p>Andie</text:p>
          </table:table-cell>
          <table:table-cell office:value="1.5" office:value-type="float">
            <text:p>1.5</text:p>
          </table:table-cell>
          <table:table-cell office:string-value="American shorthair" office:value-type="string">
            <text:p>American shorthair</text:p>
          </table:table-cell>
        </table:table-row>
        <table:table-row>
          <table:table-cell office:string-value="Mon Jul 22 07:15:08 EDT 2019" office:value-type="string">
            <text:p>Mon Jul 22 07:15:08 EDT 2019</text:p>
          </table:table-cell>
          <table:table-cell office:string-value="Cat" office:value-type="string">
            <text:p>Cat</text:p>
          </table:table-cell>
          <table:table-cell office:string-value="Cricket" office:value-type="string">
            <text:p>Cricket</text:p>
          </table:table-cell>
          <table:table-cell office:string-value="Creekee" office:value-type="string">
            <text:p>Creekee</text:p>
          </table:table-cell>
          <table:table-cell office:value="8.0" office:value-type="float">
            <text:p>8.0</text:p>
          </table:table-cell>
          <table:table-cell office:string-value="American shorthair" office:value-type="string">
            <text:p>American shorthair</text:p>
          </table:table-cell>
        </table:table-row>
        <table:table-row>
          <table:table-cell office:string-value="Mon Jul 22 07:16:37 EDT 2019" office:value-type="string">
            <text:p>Mon Jul 22 07:16:37 EDT 2019</text:p>
          </table:table-cell>
          <table:table-cell office:string-value="Dog" office:value-type="string">
            <text:p>Dog</text:p>
          </table:table-cell>
          <table:table-cell office:string-value="Desmond" office:value-type="string">
            <text:p>Desmond</text:p>
          </table:table-cell>
          <table:table-cell office:string-value="Dez" office:value-type="string">
            <text:p>Dez</text:p>
          </table:table-cell>
          <table:table-cell office:value="8.0" office:value-type="float">
            <text:p>8.0</text:p>
          </table:table-cell>
          <table:table-cell office:string-value="English Black Labrador" office:value-type="string">
            <text:p>English Black Labrador</text:p>
          </table:table-cell>
        </table:table-row>
        <table:table-row>
          <table:table-cell office:string-value="Mon Jul 22 07:17:12 EDT 2019" office:value-type="string">
            <text:p>Mon Jul 22 07:17:12 EDT 2019</text:p>
          </table:table-cell>
          <table:table-cell office:string-value="Cat" office:value-type="string">
            <text:p>Cat</text:p>
          </table:table-cell>
          <table:table-cell office:string-value="Tallulah May " office:value-type="string">
            <text:p>Tallulah May </text:p>
          </table:table-cell>
          <table:table-cell office:string-value="Chunky butt" office:value-type="string">
            <text:p>Chunky butt</text:p>
          </table:table-cell>
          <table:table-cell office:value="2.0" office:value-type="float">
            <text:p>2.0</text:p>
          </table:table-cell>
          <table:table-cell office:string-value="American shorthair" office:value-type="string">
            <text:p>American shorthair</text:p>
          </table:table-cell>
        </table:table-row>
        <table:table-row>
          <table:table-cell office:string-value="Mon Jul 22 07:21:29 EDT 2019" office:value-type="string">
            <text:p>Mon Jul 22 07:21:29 EDT 2019</text:p>
          </table:table-cell>
          <table:table-cell office:string-value="Dog" office:value-type="string">
            <text:p>Dog</text:p>
          </table:table-cell>
          <table:table-cell office:string-value="Stella " office:value-type="string">
            <text:p>Stella </text:p>
          </table:table-cell>
          <table:table-cell office:string-value="Stella " office:value-type="string">
            <text:p>Stella </text:p>
          </table:table-cell>
          <table:table-cell office:value="9.0" office:value-type="float">
            <text:p>9.0</text:p>
          </table:table-cell>
          <table:table-cell office:string-value="Hunterway x Collie " office:value-type="string">
            <text:p>Hunterway x Collie </text:p>
          </table:table-cell>
        </table:table-row>
        <table:table-row>
          <table:table-cell office:string-value="Mon Jul 22 07:22:32 EDT 2019" office:value-type="string">
            <text:p>Mon Jul 22 07:22:32 EDT 2019</text:p>
          </table:table-cell>
          <table:table-cell office:string-value="Cat" office:value-type="string">
            <text:p>Cat</text:p>
          </table:table-cell>
          <table:table-cell office:string-value="Snowflake " office:value-type="string">
            <text:p>Snowflake </text:p>
          </table:table-cell>
          <table:table-cell office:string-value="Snow / Snowy" office:value-type="string">
            <text:p>Snow / Snowy</text:p>
          </table:table-cell>
          <table:table-cell office:value="11.0" office:value-type="float">
            <text:p>11.0</text:p>
          </table:table-cell>
          <table:table-cell office:string-value="Main coone x" office:value-type="string">
            <text:p>Main coone x</text:p>
          </table:table-cell>
        </table:table-row>
        <table:table-row>
          <table:table-cell office:string-value="Mon Jul 22 07:24:56 EDT 2019" office:value-type="string">
            <text:p>Mon Jul 22 07:24:56 EDT 2019</text:p>
          </table:table-cell>
          <table:table-cell office:string-value="Dog" office:value-type="string">
            <text:p>Dog</text:p>
          </table:table-cell>
          <table:table-cell office:string-value="Sheena " office:value-type="string">
            <text:p>Sheena </text:p>
          </table:table-cell>
          <table:table-cell office:string-value="Beena" office:value-type="string">
            <text:p>Beena</text:p>
          </table:table-cell>
          <table:table-cell office:value="12.0" office:value-type="float">
            <text:p>12.0</text:p>
          </table:table-cell>
          <table:table-cell office:string-value="Golden" office:value-type="string">
            <text:p>Golden</text:p>
          </table:table-cell>
        </table:table-row>
        <table:table-row>
          <table:table-cell office:string-value="Mon Jul 22 07:25:03 EDT 2019" office:value-type="string">
            <text:p>Mon Jul 22 07:25:03 EDT 2019</text:p>
          </table:table-cell>
          <table:table-cell office:string-value="Cat" office:value-type="string">
            <text:p>Cat</text:p>
          </table:table-cell>
          <table:table-cell office:string-value="Rico" office:value-type="string">
            <text:p>Rico</text:p>
          </table:table-cell>
          <table:table-cell office:string-value="Rico" office:value-type="string">
            <text:p>Rico</text:p>
          </table:table-cell>
          <table:table-cell office:value="13.0" office:value-type="float">
            <text:p>13.0</text:p>
          </table:table-cell>
          <table:table-cell/>
        </table:table-row>
        <table:table-row>
          <table:table-cell office:string-value="Mon Jul 22 07:25:19 EDT 2019" office:value-type="string">
            <text:p>Mon Jul 22 07:25:19 EDT 2019</text:p>
          </table:table-cell>
          <table:table-cell office:string-value="Cat" office:value-type="string">
            <text:p>Cat</text:p>
          </table:table-cell>
          <table:table-cell office:string-value="Sirius Black " office:value-type="string">
            <text:p>Sirius Black </text:p>
          </table:table-cell>
          <table:table-cell office:string-value="Chonk" office:value-type="string">
            <text:p>Chonk</text:p>
          </table:table-cell>
          <table:table-cell office:value="4.0" office:value-type="float">
            <text:p>4.0</text:p>
          </table:table-cell>
          <table:table-cell/>
        </table:table-row>
        <table:table-row>
          <table:table-cell office:string-value="Mon Jul 22 07:25:41 EDT 2019" office:value-type="string">
            <text:p>Mon Jul 22 07:25:41 EDT 2019</text:p>
          </table:table-cell>
          <table:table-cell office:string-value="Cat" office:value-type="string">
            <text:p>Cat</text:p>
          </table:table-cell>
          <table:table-cell office:string-value="Bellatrix Lestrange" office:value-type="string">
            <text:p>Bellatrix Lestrange</text:p>
          </table:table-cell>
          <table:table-cell office:string-value="Bella" office:value-type="string">
            <text:p>Bella</text:p>
          </table:table-cell>
          <table:table-cell office:value="2.0" office:value-type="float">
            <text:p>2.0</text:p>
          </table:table-cell>
          <table:table-cell/>
        </table:table-row>
        <table:table-row>
          <table:table-cell office:string-value="Mon Jul 22 07:28:29 EDT 2019" office:value-type="string">
            <text:p>Mon Jul 22 07:28:29 EDT 2019</text:p>
          </table:table-cell>
          <table:table-cell office:string-value="Dog" office:value-type="string">
            <text:p>Dog</text:p>
          </table:table-cell>
          <table:table-cell office:string-value="Perry the Poodle" office:value-type="string">
            <text:p>Perry the Poodle</text:p>
          </table:table-cell>
          <table:table-cell office:string-value="Perry " office:value-type="string">
            <text:p>Perry </text:p>
          </table:table-cell>
          <table:table-cell office:value="2.0" office:value-type="float">
            <text:p>2.0</text:p>
          </table:table-cell>
          <table:table-cell office:string-value="Standard Poodle" office:value-type="string">
            <text:p>Standard Poodle</text:p>
          </table:table-cell>
        </table:table-row>
        <table:table-row>
          <table:table-cell office:string-value="Mon Jul 22 07:29:16 EDT 2019" office:value-type="string">
            <text:p>Mon Jul 22 07:29:16 EDT 2019</text:p>
          </table:table-cell>
          <table:table-cell office:string-value="Dog" office:value-type="string">
            <text:p>Dog</text:p>
          </table:table-cell>
          <table:table-cell office:string-value="Cody the Corgi" office:value-type="string">
            <text:p>Cody the Corgi</text:p>
          </table:table-cell>
          <table:table-cell office:string-value="Cody" office:value-type="string">
            <text:p>Cody</text:p>
          </table:table-cell>
          <table:table-cell office:value="3.0" office:value-type="float">
            <text:p>3.0</text:p>
          </table:table-cell>
          <table:table-cell office:string-value="Pembroke Welsh Corgi" office:value-type="string">
            <text:p>Pembroke Welsh Corgi</text:p>
          </table:table-cell>
        </table:table-row>
        <table:table-row>
          <table:table-cell office:string-value="Mon Jul 22 07:37:09 EDT 2019" office:value-type="string">
            <text:p>Mon Jul 22 07:37:09 EDT 2019</text:p>
          </table:table-cell>
          <table:table-cell office:string-value="Cat" office:value-type="string">
            <text:p>Cat</text:p>
          </table:table-cell>
          <table:table-cell office:string-value="Princess Penelope Pineapple Pizza" office:value-type="string">
            <text:p>Princess Penelope Pineapple Pizza</text:p>
          </table:table-cell>
          <table:table-cell office:string-value="Kitty" office:value-type="string">
            <text:p>Kitty</text:p>
          </table:table-cell>
          <table:table-cell office:value="3.0" office:value-type="float">
            <text:p>3.0</text:p>
          </table:table-cell>
          <table:table-cell office:string-value="Calico" office:value-type="string">
            <text:p>Calico</text:p>
          </table:table-cell>
        </table:table-row>
        <table:table-row>
          <table:table-cell office:string-value="Mon Jul 22 07:39:11 EDT 2019" office:value-type="string">
            <text:p>Mon Jul 22 07:39:11 EDT 2019</text:p>
          </table:table-cell>
          <table:table-cell office:string-value="Cat" office:value-type="string">
            <text:p>Cat</text:p>
          </table:table-cell>
          <table:table-cell office:string-value="Mel" office:value-type="string">
            <text:p>Mel</text:p>
          </table:table-cell>
          <table:table-cell office:string-value="Melzinga" office:value-type="string">
            <text:p>Melzinga</text:p>
          </table:table-cell>
          <table:table-cell office:value="3.0" office:value-type="float">
            <text:p>3.0</text:p>
          </table:table-cell>
          <table:table-cell/>
        </table:table-row>
        <table:table-row>
          <table:table-cell office:string-value="Mon Jul 22 07:41:28 EDT 2019" office:value-type="string">
            <text:p>Mon Jul 22 07:41:28 EDT 2019</text:p>
          </table:table-cell>
          <table:table-cell office:string-value="Dog" office:value-type="string">
            <text:p>Dog</text:p>
          </table:table-cell>
          <table:table-cell office:string-value="Ginevra Molly" office:value-type="string">
            <text:p>Ginevra Molly</text:p>
          </table:table-cell>
          <table:table-cell office:string-value="Ginny" office:value-type="string">
            <text:p>Ginny</text:p>
          </table:table-cell>
          <table:table-cell office:string-value="18 weeks" office:value-type="string">
            <text:p>18 weeks</text:p>
          </table:table-cell>
          <table:table-cell office:string-value="Golden Retriever " office:value-type="string">
            <text:p>Golden Retriever </text:p>
          </table:table-cell>
        </table:table-row>
        <table:table-row>
          <table:table-cell office:string-value="Mon Jul 22 07:42:04 EDT 2019" office:value-type="string">
            <text:p>Mon Jul 22 07:42:04 EDT 2019</text:p>
          </table:table-cell>
          <table:table-cell office:string-value="Cat" office:value-type="string">
            <text:p>Cat</text:p>
          </table:table-cell>
          <table:table-cell office:string-value="Mel de Melissa Duarte Brandizzi" office:value-type="string">
            <text:p>Mel de Melissa Duarte Brandizzi</text:p>
          </table:table-cell>
          <table:table-cell office:string-value="Mel" office:value-type="string">
            <text:p>Mel</text:p>
          </table:table-cell>
          <table:table-cell office:value="3.0" office:value-type="float">
            <text:p>3.0</text:p>
          </table:table-cell>
          <table:table-cell/>
        </table:table-row>
        <table:table-row>
          <table:table-cell office:string-value="Mon Jul 22 07:43:23 EDT 2019" office:value-type="string">
            <text:p>Mon Jul 22 07:43:23 EDT 2019</text:p>
          </table:table-cell>
          <table:table-cell office:string-value="Cat" office:value-type="string">
            <text:p>Cat</text:p>
          </table:table-cell>
          <table:table-cell office:string-value="Mila Vilela Brandizzi" office:value-type="string">
            <text:p>Mila Vilela Brandizzi</text:p>
          </table:table-cell>
          <table:table-cell office:string-value="Mila" office:value-type="string">
            <text:p>Mila</text:p>
          </table:table-cell>
          <table:table-cell office:value="1.0" office:value-type="float">
            <text:p>1.0</text:p>
          </table:table-cell>
          <table:table-cell/>
        </table:table-row>
        <table:table-row>
          <table:table-cell office:string-value="Mon Jul 22 07:46:02 EDT 2019" office:value-type="string">
            <text:p>Mon Jul 22 07:46:02 EDT 2019</text:p>
          </table:table-cell>
          <table:table-cell office:string-value="Cat" office:value-type="string">
            <text:p>Cat</text:p>
          </table:table-cell>
          <table:table-cell office:string-value="Sushi" office:value-type="string">
            <text:p>Sushi</text:p>
          </table:table-cell>
          <table:table-cell office:string-value="Baby / Sushi Burger " office:value-type="string">
            <text:p>Baby / Sushi Burger </text:p>
          </table:table-cell>
          <table:table-cell office:value="14.0" office:value-type="float">
            <text:p>14.0</text:p>
          </table:table-cell>
          <table:table-cell office:string-value="Black cat" office:value-type="string">
            <text:p>Black cat</text:p>
          </table:table-cell>
        </table:table-row>
        <table:table-row>
          <table:table-cell office:string-value="Mon Jul 22 07:50:18 EDT 2019" office:value-type="string">
            <text:p>Mon Jul 22 07:50:18 EDT 2019</text:p>
          </table:table-cell>
          <table:table-cell office:string-value="Dog" office:value-type="string">
            <text:p>Dog</text:p>
          </table:table-cell>
          <table:table-cell office:string-value="Riley " office:value-type="string">
            <text:p>Riley </text:p>
          </table:table-cell>
          <table:table-cell office:string-value="Riley or Ri (pronounced RHY), but then there’s a bunch of nicknames like (Riley Roo, Roo, Ri Ri, Bud, Buddy, Bub, etc)" office:value-type="string">
            <text:p>Riley or Ri (pronounced RHY), but then there’s a bunch of nicknames like (Riley Roo, Roo, Ri Ri, Bud, Buddy, Bub, etc)</text:p>
          </table:table-cell>
          <table:table-cell office:value="4.0" office:value-type="float">
            <text:p>4.0</text:p>
          </table:table-cell>
          <table:table-cell office:string-value="Husky" office:value-type="string">
            <text:p>Husky</text:p>
          </table:table-cell>
        </table:table-row>
        <table:table-row>
          <table:table-cell office:string-value="Mon Jul 22 07:53:15 EDT 2019" office:value-type="string">
            <text:p>Mon Jul 22 07:53:15 EDT 2019</text:p>
          </table:table-cell>
          <table:table-cell office:string-value="Dog" office:value-type="string">
            <text:p>Dog</text:p>
          </table:table-cell>
          <table:table-cell office:string-value="Cleopatra" office:value-type="string">
            <text:p>Cleopatra</text:p>
          </table:table-cell>
          <table:table-cell office:string-value="Cleo" office:value-type="string">
            <text:p>Cleo</text:p>
          </table:table-cell>
          <table:table-cell office:value="3.0" office:value-type="float">
            <text:p>3.0</text:p>
          </table:table-cell>
          <table:table-cell office:string-value="Greyhound" office:value-type="string">
            <text:p>Greyhound</text:p>
          </table:table-cell>
        </table:table-row>
        <table:table-row>
          <table:table-cell office:string-value="Mon Jul 22 07:59:18 EDT 2019" office:value-type="string">
            <text:p>Mon Jul 22 07:59:18 EDT 2019</text:p>
          </table:table-cell>
          <table:table-cell office:string-value="Dog" office:value-type="string">
            <text:p>Dog</text:p>
          </table:table-cell>
          <table:table-cell office:string-value="Coco" office:value-type="string">
            <text:p>Coco</text:p>
          </table:table-cell>
          <table:table-cell office:string-value="Coco" office:value-type="string">
            <text:p>Coco</text:p>
          </table:table-cell>
          <table:table-cell office:value="10.0" office:value-type="float">
            <text:p>10.0</text:p>
          </table:table-cell>
          <table:table-cell office:string-value="Corgi" office:value-type="string">
            <text:p>Corgi</text:p>
          </table:table-cell>
        </table:table-row>
        <table:table-row>
          <table:table-cell office:string-value="Mon Jul 22 08:01:33 EDT 2019" office:value-type="string">
            <text:p>Mon Jul 22 08:01:33 EDT 2019</text:p>
          </table:table-cell>
          <table:table-cell office:string-value="Dog" office:value-type="string">
            <text:p>Dog</text:p>
          </table:table-cell>
          <table:table-cell office:string-value="Captain" office:value-type="string">
            <text:p>Captain</text:p>
          </table:table-cell>
          <table:table-cell office:string-value="Captain aka Cappie" office:value-type="string">
            <text:p>Captain aka Cappie</text:p>
          </table:table-cell>
          <table:table-cell office:value="14.0" office:value-type="float">
            <text:p>14.0</text:p>
          </table:table-cell>
          <table:table-cell office:string-value="Husky" office:value-type="string">
            <text:p>Husky</text:p>
          </table:table-cell>
        </table:table-row>
        <table:table-row>
          <table:table-cell office:string-value="Mon Jul 22 08:02:45 EDT 2019" office:value-type="string">
            <text:p>Mon Jul 22 08:02:45 EDT 2019</text:p>
          </table:table-cell>
          <table:table-cell office:string-value="Dog" office:value-type="string">
            <text:p>Dog</text:p>
          </table:table-cell>
          <table:table-cell office:string-value="Buddy" office:value-type="string">
            <text:p>Buddy</text:p>
          </table:table-cell>
          <table:table-cell office:string-value="Buddy" office:value-type="string">
            <text:p>Buddy</text:p>
          </table:table-cell>
          <table:table-cell office:value="8.0" office:value-type="float">
            <text:p>8.0</text:p>
          </table:table-cell>
          <table:table-cell office:string-value="Mutt" office:value-type="string">
            <text:p>Mutt</text:p>
          </table:table-cell>
        </table:table-row>
        <table:table-row>
          <table:table-cell office:string-value="Mon Jul 22 08:06:50 EDT 2019" office:value-type="string">
            <text:p>Mon Jul 22 08:06:50 EDT 2019</text:p>
          </table:table-cell>
          <table:table-cell office:string-value="Dog" office:value-type="string">
            <text:p>Dog</text:p>
          </table:table-cell>
          <table:table-cell office:string-value="Magnolia Mae" office:value-type="string">
            <text:p>Magnolia Mae</text:p>
          </table:table-cell>
          <table:table-cell office:string-value="Maggie" office:value-type="string">
            <text:p>Maggie</text:p>
          </table:table-cell>
          <table:table-cell office:value="2.0" office:value-type="float">
            <text:p>2.0</text:p>
          </table:table-cell>
          <table:table-cell office:string-value=" Corgi" office:value-type="string">
            <text:p> Corgi</text:p>
          </table:table-cell>
        </table:table-row>
        <table:table-row>
          <table:table-cell office:string-value="Mon Jul 22 08:12:00 EDT 2019" office:value-type="string">
            <text:p>Mon Jul 22 08:12:00 EDT 2019</text:p>
          </table:table-cell>
          <table:table-cell office:string-value="Dog" office:value-type="string">
            <text:p>Dog</text:p>
          </table:table-cell>
          <table:table-cell office:string-value="Sam" office:value-type="string">
            <text:p>Sam</text:p>
          </table:table-cell>
          <table:table-cell office:string-value="Sammy" office:value-type="string">
            <text:p>Sammy</text:p>
          </table:table-cell>
          <table:table-cell office:value="5.0" office:value-type="float">
            <text:p>5.0</text:p>
          </table:table-cell>
          <table:table-cell office:string-value="Border Collie" office:value-type="string">
            <text:p>Border Collie</text:p>
          </table:table-cell>
        </table:table-row>
        <table:table-row>
          <table:table-cell office:string-value="Mon Jul 22 08:12:12 EDT 2019" office:value-type="string">
            <text:p>Mon Jul 22 08:12:12 EDT 2019</text:p>
          </table:table-cell>
          <table:table-cell office:string-value="Frog" office:value-type="string">
            <text:p>Frog</text:p>
          </table:table-cell>
          <table:table-cell office:string-value="Lily" office:value-type="string">
            <text:p>Lily</text:p>
          </table:table-cell>
          <table:table-cell office:string-value="Lily" office:value-type="string">
            <text:p>Lily</text:p>
          </table:table-cell>
          <table:table-cell office:value="1.0" office:value-type="float">
            <text:p>1.0</text:p>
          </table:table-cell>
          <table:table-cell/>
        </table:table-row>
        <table:table-row>
          <table:table-cell office:string-value="Mon Jul 22 08:15:57 EDT 2019" office:value-type="string">
            <text:p>Mon Jul 22 08:15:57 EDT 2019</text:p>
          </table:table-cell>
          <table:table-cell office:string-value="Dog" office:value-type="string">
            <text:p>Dog</text:p>
          </table:table-cell>
          <table:table-cell office:string-value="Zoey" office:value-type="string">
            <text:p>Zoey</text:p>
          </table:table-cell>
          <table:table-cell office:string-value="Zo" office:value-type="string">
            <text:p>Zo</text:p>
          </table:table-cell>
          <table:table-cell office:value="4.0" office:value-type="float">
            <text:p>4.0</text:p>
          </table:table-cell>
          <table:table-cell office:string-value="mutt" office:value-type="string">
            <text:p>mutt</text:p>
          </table:table-cell>
        </table:table-row>
        <table:table-row>
          <table:table-cell office:string-value="Mon Jul 22 08:18:34 EDT 2019" office:value-type="string">
            <text:p>Mon Jul 22 08:18:34 EDT 2019</text:p>
          </table:table-cell>
          <table:table-cell office:string-value="Cat" office:value-type="string">
            <text:p>Cat</text:p>
          </table:table-cell>
          <table:table-cell office:string-value="Sammy" office:value-type="string">
            <text:p>Sammy</text:p>
          </table:table-cell>
          <table:table-cell office:string-value="Sammy" office:value-type="string">
            <text:p>Sammy</text:p>
          </table:table-cell>
          <table:table-cell office:value="9.0" office:value-type="float">
            <text:p>9.0</text:p>
          </table:table-cell>
          <table:table-cell/>
        </table:table-row>
        <table:table-row>
          <table:table-cell office:string-value="Mon Jul 22 08:19:17 EDT 2019" office:value-type="string">
            <text:p>Mon Jul 22 08:19:17 EDT 2019</text:p>
          </table:table-cell>
          <table:table-cell office:string-value="Cat" office:value-type="string">
            <text:p>Cat</text:p>
          </table:table-cell>
          <table:table-cell office:string-value="Tika" office:value-type="string">
            <text:p>Tika</text:p>
          </table:table-cell>
          <table:table-cell office:string-value="Tika" office:value-type="string">
            <text:p>Tika</text:p>
          </table:table-cell>
          <table:table-cell office:value="8.0" office:value-type="float">
            <text:p>8.0</text:p>
          </table:table-cell>
          <table:table-cell/>
        </table:table-row>
        <table:table-row>
          <table:table-cell office:string-value="Mon Jul 22 08:22:29 EDT 2019" office:value-type="string">
            <text:p>Mon Jul 22 08:22:29 EDT 2019</text:p>
          </table:table-cell>
          <table:table-cell office:string-value="Cat" office:value-type="string">
            <text:p>Cat</text:p>
          </table:table-cell>
          <table:table-cell office:string-value="Prince William" office:value-type="string">
            <text:p>Prince William</text:p>
          </table:table-cell>
          <table:table-cell office:string-value="William" office:value-type="string">
            <text:p>William</text:p>
          </table:table-cell>
          <table:table-cell office:value="9.0" office:value-type="float">
            <text:p>9.0</text:p>
          </table:table-cell>
          <table:table-cell/>
        </table:table-row>
        <table:table-row>
          <table:table-cell office:string-value="Mon Jul 22 08:26:00 EDT 2019" office:value-type="string">
            <text:p>Mon Jul 22 08:26:00 EDT 2019</text:p>
          </table:table-cell>
          <table:table-cell office:string-value="Dog" office:value-type="string">
            <text:p>Dog</text:p>
          </table:table-cell>
          <table:table-cell office:string-value="Chip" office:value-type="string">
            <text:p>Chip</text:p>
          </table:table-cell>
          <table:table-cell office:string-value="Chippers " office:value-type="string">
            <text:p>Chippers </text:p>
          </table:table-cell>
          <table:table-cell office:string-value="2 YO" office:value-type="string">
            <text:p>2 YO</text:p>
          </table:table-cell>
          <table:table-cell office:string-value="Golden retriever" office:value-type="string">
            <text:p>Golden retriever</text:p>
          </table:table-cell>
        </table:table-row>
        <table:table-row>
          <table:table-cell office:string-value="Mon Jul 22 08:30:12 EDT 2019" office:value-type="string">
            <text:p>Mon Jul 22 08:30:12 EDT 2019</text:p>
          </table:table-cell>
          <table:table-cell office:string-value="Spider " office:value-type="string">
            <text:p>Spider </text:p>
          </table:table-cell>
          <table:table-cell office:string-value="Rosie " office:value-type="string">
            <text:p>Rosie </text:p>
          </table:table-cell>
          <table:table-cell office:string-value="Rosie " office:value-type="string">
            <text:p>Rosie </text:p>
          </table:table-cell>
          <table:table-cell office:value="6.0" office:value-type="float">
            <text:p>6.0</text:p>
          </table:table-cell>
          <table:table-cell office:string-value=" Chilean rose hair tarantula " office:value-type="string">
            <text:p> Chilean rose hair tarantula </text:p>
          </table:table-cell>
        </table:table-row>
        <table:table-row>
          <table:table-cell office:string-value="Mon Jul 22 08:30:42 EDT 2019" office:value-type="string">
            <text:p>Mon Jul 22 08:30:42 EDT 2019</text:p>
          </table:table-cell>
          <table:table-cell office:string-value="Cat" office:value-type="string">
            <text:p>Cat</text:p>
          </table:table-cell>
          <table:table-cell office:string-value="Zoey" office:value-type="string">
            <text:p>Zoey</text:p>
          </table:table-cell>
          <table:table-cell office:string-value="Zoey" office:value-type="string">
            <text:p>Zoey</text:p>
          </table:table-cell>
          <table:table-cell office:value="5.0" office:value-type="float">
            <text:p>5.0</text:p>
          </table:table-cell>
          <table:table-cell office:string-value="Tabby" office:value-type="string">
            <text:p>Tabby</text:p>
          </table:table-cell>
        </table:table-row>
        <table:table-row>
          <table:table-cell office:string-value="Mon Jul 22 08:31:19 EDT 2019" office:value-type="string">
            <text:p>Mon Jul 22 08:31:19 EDT 2019</text:p>
          </table:table-cell>
          <table:table-cell office:string-value="Cat" office:value-type="string">
            <text:p>Cat</text:p>
          </table:table-cell>
          <table:table-cell office:string-value="Stella Lou" office:value-type="string">
            <text:p>Stella Lou</text:p>
          </table:table-cell>
          <table:table-cell office:string-value="Stella" office:value-type="string">
            <text:p>Stella</text:p>
          </table:table-cell>
          <table:table-cell office:value="2.0" office:value-type="float">
            <text:p>2.0</text:p>
          </table:table-cell>
          <table:table-cell office:string-value="Tabby" office:value-type="string">
            <text:p>Tabby</text:p>
          </table:table-cell>
        </table:table-row>
        <table:table-row>
          <table:table-cell office:string-value="Mon Jul 22 08:33:48 EDT 2019" office:value-type="string">
            <text:p>Mon Jul 22 08:33:48 EDT 2019</text:p>
          </table:table-cell>
          <table:table-cell office:string-value="Dog" office:value-type="string">
            <text:p>Dog</text:p>
          </table:table-cell>
          <table:table-cell office:string-value="Snickers" office:value-type="string">
            <text:p>Snickers</text:p>
          </table:table-cell>
          <table:table-cell office:string-value="Snick " office:value-type="string">
            <text:p>Snick </text:p>
          </table:table-cell>
          <table:table-cell office:value="8.0" office:value-type="float">
            <text:p>8.0</text:p>
          </table:table-cell>
          <table:table-cell office:string-value="Labrador " office:value-type="string">
            <text:p>Labrador </text:p>
          </table:table-cell>
        </table:table-row>
        <table:table-row>
          <table:table-cell office:string-value="Mon Jul 22 08:34:20 EDT 2019" office:value-type="string">
            <text:p>Mon Jul 22 08:34:20 EDT 2019</text:p>
          </table:table-cell>
          <table:table-cell office:string-value="Dog" office:value-type="string">
            <text:p>Dog</text:p>
          </table:table-cell>
          <table:table-cell office:string-value="Max " office:value-type="string">
            <text:p>Max </text:p>
          </table:table-cell>
          <table:table-cell office:string-value="Max" office:value-type="string">
            <text:p>Max</text:p>
          </table:table-cell>
          <table:table-cell office:value="12.5" office:value-type="float">
            <text:p>12.5</text:p>
          </table:table-cell>
          <table:table-cell office:string-value="Labrador" office:value-type="string">
            <text:p>Labrador</text:p>
          </table:table-cell>
        </table:table-row>
        <table:table-row>
          <table:table-cell office:string-value="Mon Jul 22 08:46:17 EDT 2019" office:value-type="string">
            <text:p>Mon Jul 22 08:46:17 EDT 2019</text:p>
          </table:table-cell>
          <table:table-cell office:string-value="Dog" office:value-type="string">
            <text:p>Dog</text:p>
          </table:table-cell>
          <table:table-cell office:string-value="Leeloo" office:value-type="string">
            <text:p>Leeloo</text:p>
          </table:table-cell>
          <table:table-cell office:string-value="Leeloo" office:value-type="string">
            <text:p>Leeloo</text:p>
          </table:table-cell>
          <table:table-cell office:value="2.0" office:value-type="float">
            <text:p>2.0</text:p>
          </table:table-cell>
          <table:table-cell office:string-value="Labradoodle " office:value-type="string">
            <text:p>Labradoodle </text:p>
          </table:table-cell>
        </table:table-row>
        <table:table-row>
          <table:table-cell office:string-value="Mon Jul 22 08:50:34 EDT 2019" office:value-type="string">
            <text:p>Mon Jul 22 08:50:34 EDT 2019</text:p>
          </table:table-cell>
          <table:table-cell office:string-value="Dog" office:value-type="string">
            <text:p>Dog</text:p>
          </table:table-cell>
          <table:table-cell office:string-value="Owen" office:value-type="string">
            <text:p>Owen</text:p>
          </table:table-cell>
          <table:table-cell office:string-value="Owen" office:value-type="string">
            <text:p>Owen</text:p>
          </table:table-cell>
          <table:table-cell office:value="13.0" office:value-type="float">
            <text:p>13.0</text:p>
          </table:table-cell>
          <table:table-cell office:string-value="Ridgeback" office:value-type="string">
            <text:p>Ridgeback</text:p>
          </table:table-cell>
        </table:table-row>
        <table:table-row>
          <table:table-cell office:string-value="Mon Jul 22 08:52:29 EDT 2019" office:value-type="string">
            <text:p>Mon Jul 22 08:52:29 EDT 2019</text:p>
          </table:table-cell>
          <table:table-cell office:string-value="Dog" office:value-type="string">
            <text:p>Dog</text:p>
          </table:table-cell>
          <table:table-cell office:string-value="Daisy May" office:value-type="string">
            <text:p>Daisy May</text:p>
          </table:table-cell>
          <table:table-cell office:string-value="Daisy" office:value-type="string">
            <text:p>Daisy</text:p>
          </table:table-cell>
          <table:table-cell office:value="11.0" office:value-type="float">
            <text:p>11.0</text:p>
          </table:table-cell>
          <table:table-cell office:string-value="Golden Retriever " office:value-type="string">
            <text:p>Golden Retriever </text:p>
          </table:table-cell>
        </table:table-row>
        <table:table-row>
          <table:table-cell office:string-value="Mon Jul 22 08:57:14 EDT 2019" office:value-type="string">
            <text:p>Mon Jul 22 08:57:14 EDT 2019</text:p>
          </table:table-cell>
          <table:table-cell office:string-value="Cat" office:value-type="string">
            <text:p>Cat</text:p>
          </table:table-cell>
          <table:table-cell office:string-value="Maria " office:value-type="string">
            <text:p>Maria </text:p>
          </table:table-cell>
          <table:table-cell office:string-value="Maria " office:value-type="string">
            <text:p>Maria </text:p>
          </table:table-cell>
          <table:table-cell office:string-value="8 1/2" office:value-type="string">
            <text:p>8 1/2</text:p>
          </table:table-cell>
          <table:table-cell office:string-value="Mix " office:value-type="string">
            <text:p>Mix </text:p>
          </table:table-cell>
        </table:table-row>
        <table:table-row>
          <table:table-cell office:string-value="Mon Jul 22 08:57:35 EDT 2019" office:value-type="string">
            <text:p>Mon Jul 22 08:57:35 EDT 2019</text:p>
          </table:table-cell>
          <table:table-cell office:string-value="Dog" office:value-type="string">
            <text:p>Dog</text:p>
          </table:table-cell>
          <table:table-cell office:string-value="Sunshine" office:value-type="string">
            <text:p>Sunshine</text:p>
          </table:table-cell>
          <table:table-cell office:string-value="Sunny" office:value-type="string">
            <text:p>Sunny</text:p>
          </table:table-cell>
          <table:table-cell office:value="4.0" office:value-type="float">
            <text:p>4.0</text:p>
          </table:table-cell>
          <table:table-cell office:string-value="Pyrador " office:value-type="string">
            <text:p>Pyrador </text:p>
          </table:table-cell>
        </table:table-row>
        <table:table-row>
          <table:table-cell office:string-value="Mon Jul 22 08:57:38 EDT 2019" office:value-type="string">
            <text:p>Mon Jul 22 08:57:38 EDT 2019</text:p>
          </table:table-cell>
          <table:table-cell office:string-value="Cat" office:value-type="string">
            <text:p>Cat</text:p>
          </table:table-cell>
          <table:table-cell office:string-value="Penelope " office:value-type="string">
            <text:p>Penelope </text:p>
          </table:table-cell>
          <table:table-cell office:string-value="Penelope " office:value-type="string">
            <text:p>Penelope </text:p>
          </table:table-cell>
          <table:table-cell office:value="9.0" office:value-type="float">
            <text:p>9.0</text:p>
          </table:table-cell>
          <table:table-cell office:string-value="Calico " office:value-type="string">
            <text:p>Calico </text:p>
          </table:table-cell>
        </table:table-row>
        <table:table-row>
          <table:table-cell office:string-value="Mon Jul 22 08:58:09 EDT 2019" office:value-type="string">
            <text:p>Mon Jul 22 08:58:09 EDT 2019</text:p>
          </table:table-cell>
          <table:table-cell office:string-value="Lizard" office:value-type="string">
            <text:p>Lizard</text:p>
          </table:table-cell>
          <table:table-cell office:string-value="Pebbles" office:value-type="string">
            <text:p>Pebbles</text:p>
          </table:table-cell>
          <table:table-cell office:string-value="Peb" office:value-type="string">
            <text:p>Peb</text:p>
          </table:table-cell>
          <table:table-cell office:value="4.0" office:value-type="float">
            <text:p>4.0</text:p>
          </table:table-cell>
          <table:table-cell office:string-value="Leopard Gecko" office:value-type="string">
            <text:p>Leopard Gecko</text:p>
          </table:table-cell>
        </table:table-row>
        <table:table-row>
          <table:table-cell office:string-value="Mon Jul 22 08:58:45 EDT 2019" office:value-type="string">
            <text:p>Mon Jul 22 08:58:45 EDT 2019</text:p>
          </table:table-cell>
          <table:table-cell office:string-value="Dog" office:value-type="string">
            <text:p>Dog</text:p>
          </table:table-cell>
          <table:table-cell office:string-value="Freskin" office:value-type="string">
            <text:p>Freskin</text:p>
          </table:table-cell>
          <table:table-cell office:string-value="Fattima Bouffants" office:value-type="string">
            <text:p>Fattima Bouffants</text:p>
          </table:table-cell>
          <table:table-cell office:value="13.0" office:value-type="float">
            <text:p>13.0</text:p>
          </table:table-cell>
          <table:table-cell office:string-value="Black Labrador Retriever" office:value-type="string">
            <text:p>Black Labrador Retriever</text:p>
          </table:table-cell>
        </table:table-row>
        <table:table-row>
          <table:table-cell office:string-value="Mon Jul 22 08:59:57 EDT 2019" office:value-type="string">
            <text:p>Mon Jul 22 08:59:57 EDT 2019</text:p>
          </table:table-cell>
          <table:table-cell office:string-value="Dog" office:value-type="string">
            <text:p>Dog</text:p>
          </table:table-cell>
          <table:table-cell office:string-value="Philippa" office:value-type="string">
            <text:p>Philippa</text:p>
          </table:table-cell>
          <table:table-cell office:string-value="Pippa" office:value-type="string">
            <text:p>Pippa</text:p>
          </table:table-cell>
          <table:table-cell office:value="4.0" office:value-type="float">
            <text:p>4.0</text:p>
          </table:table-cell>
          <table:table-cell office:string-value="American Hairless Terrier" office:value-type="string">
            <text:p>American Hairless Terrier</text:p>
          </table:table-cell>
        </table:table-row>
        <table:table-row>
          <table:table-cell office:string-value="Mon Jul 22 09:00:56 EDT 2019" office:value-type="string">
            <text:p>Mon Jul 22 09:00:56 EDT 2019</text:p>
          </table:table-cell>
          <table:table-cell office:string-value="Dog" office:value-type="string">
            <text:p>Dog</text:p>
          </table:table-cell>
          <table:table-cell office:string-value="Lillie (Lilian now that she’s older)" office:value-type="string">
            <text:p>Lillie (Lilian now that she’s older)</text:p>
          </table:table-cell>
          <table:table-cell office:string-value="Lillie" office:value-type="string">
            <text:p>Lillie</text:p>
          </table:table-cell>
          <table:table-cell office:string-value="5 years" office:value-type="string">
            <text:p>5 years</text:p>
          </table:table-cell>
          <table:table-cell office:string-value="Boxer" office:value-type="string">
            <text:p>Boxer</text:p>
          </table:table-cell>
        </table:table-row>
        <table:table-row>
          <table:table-cell office:string-value="Mon Jul 22 09:01:53 EDT 2019" office:value-type="string">
            <text:p>Mon Jul 22 09:01:53 EDT 2019</text:p>
          </table:table-cell>
          <table:table-cell office:string-value="Cat" office:value-type="string">
            <text:p>Cat</text:p>
          </table:table-cell>
          <table:table-cell office:string-value="Callie" office:value-type="string">
            <text:p>Callie</text:p>
          </table:table-cell>
          <table:table-cell office:string-value="Callie" office:value-type="string">
            <text:p>Callie</text:p>
          </table:table-cell>
          <table:table-cell office:value="15.0" office:value-type="float">
            <text:p>15.0</text:p>
          </table:table-cell>
          <table:table-cell/>
        </table:table-row>
        <table:table-row>
          <table:table-cell office:string-value="Mon Jul 22 09:02:20 EDT 2019" office:value-type="string">
            <text:p>Mon Jul 22 09:02:20 EDT 2019</text:p>
          </table:table-cell>
          <table:table-cell office:string-value="Dog" office:value-type="string">
            <text:p>Dog</text:p>
          </table:table-cell>
          <table:table-cell office:string-value="Dr. Wolf Barker, MD PhD DOG" office:value-type="string">
            <text:p>Dr. Wolf Barker, MD PhD DOG</text:p>
          </table:table-cell>
          <table:table-cell office:string-value="Wolfie" office:value-type="string">
            <text:p>Wolfie</text:p>
          </table:table-cell>
          <table:table-cell office:string-value="7 years" office:value-type="string">
            <text:p>7 years</text:p>
          </table:table-cell>
          <table:table-cell office:string-value="Mixed" office:value-type="string">
            <text:p>Mixed</text:p>
          </table:table-cell>
        </table:table-row>
        <table:table-row>
          <table:table-cell office:string-value="Mon Jul 22 09:02:28 EDT 2019" office:value-type="string">
            <text:p>Mon Jul 22 09:02:28 EDT 2019</text:p>
          </table:table-cell>
          <table:table-cell office:string-value="Dog" office:value-type="string">
            <text:p>Dog</text:p>
          </table:table-cell>
          <table:table-cell office:string-value="Toby" office:value-type="string">
            <text:p>Toby</text:p>
          </table:table-cell>
          <table:table-cell office:string-value="Tobias" office:value-type="string">
            <text:p>Tobias</text:p>
          </table:table-cell>
          <table:table-cell office:value="10.0" office:value-type="float">
            <text:p>10.0</text:p>
          </table:table-cell>
          <table:table-cell office:string-value="Bichon Frise" office:value-type="string">
            <text:p>Bichon Frise</text:p>
          </table:table-cell>
        </table:table-row>
        <table:table-row>
          <table:table-cell office:string-value="Mon Jul 22 09:02:39 EDT 2019" office:value-type="string">
            <text:p>Mon Jul 22 09:02:39 EDT 2019</text:p>
          </table:table-cell>
          <table:table-cell office:string-value="Cat" office:value-type="string">
            <text:p>Cat</text:p>
          </table:table-cell>
          <table:table-cell office:string-value="Mackintosh" office:value-type="string">
            <text:p>Mackintosh</text:p>
          </table:table-cell>
          <table:table-cell office:string-value="Milo" office:value-type="string">
            <text:p>Milo</text:p>
          </table:table-cell>
          <table:table-cell office:value="10.0" office:value-type="float">
            <text:p>10.0</text:p>
          </table:table-cell>
          <table:table-cell office:string-value="Street corner" office:value-type="string">
            <text:p>Street corner</text:p>
          </table:table-cell>
        </table:table-row>
        <table:table-row>
          <table:table-cell office:string-value="Mon Jul 22 09:02:54 EDT 2019" office:value-type="string">
            <text:p>Mon Jul 22 09:02:54 EDT 2019</text:p>
          </table:table-cell>
          <table:table-cell office:string-value="Dog" office:value-type="string">
            <text:p>Dog</text:p>
          </table:table-cell>
          <table:table-cell office:string-value="Alice" office:value-type="string">
            <text:p>Alice</text:p>
          </table:table-cell>
          <table:table-cell office:string-value="Alicima Bouffants" office:value-type="string">
            <text:p>Alicima Bouffants</text:p>
          </table:table-cell>
          <table:table-cell office:value="11.0" office:value-type="float">
            <text:p>11.0</text:p>
          </table:table-cell>
          <table:table-cell office:string-value="Bichon Frise" office:value-type="string">
            <text:p>Bichon Frise</text:p>
          </table:table-cell>
        </table:table-row>
        <table:table-row>
          <table:table-cell office:string-value="Mon Jul 22 09:03:31 EDT 2019" office:value-type="string">
            <text:p>Mon Jul 22 09:03:31 EDT 2019</text:p>
          </table:table-cell>
          <table:table-cell office:string-value="Dog" office:value-type="string">
            <text:p>Dog</text:p>
          </table:table-cell>
          <table:table-cell office:string-value="DeeDee" office:value-type="string">
            <text:p>DeeDee</text:p>
          </table:table-cell>
          <table:table-cell office:string-value="Deedle Dumpling" office:value-type="string">
            <text:p>Deedle Dumpling</text:p>
          </table:table-cell>
          <table:table-cell office:value="10.0" office:value-type="float">
            <text:p>10.0</text:p>
          </table:table-cell>
          <table:table-cell office:string-value="Bichon Frise" office:value-type="string">
            <text:p>Bichon Frise</text:p>
          </table:table-cell>
        </table:table-row>
        <table:table-row>
          <table:table-cell office:string-value="Mon Jul 22 09:03:51 EDT 2019" office:value-type="string">
            <text:p>Mon Jul 22 09:03:51 EDT 2019</text:p>
          </table:table-cell>
          <table:table-cell office:string-value="Dog" office:value-type="string">
            <text:p>Dog</text:p>
          </table:table-cell>
          <table:table-cell office:string-value="Oliver" office:value-type="string">
            <text:p>Oliver</text:p>
          </table:table-cell>
          <table:table-cell office:string-value="Oliver" office:value-type="string">
            <text:p>Oliver</text:p>
          </table:table-cell>
          <table:table-cell office:value="12.0" office:value-type="float">
            <text:p>12.0</text:p>
          </table:table-cell>
          <table:table-cell office:string-value="Bichon Frise" office:value-type="string">
            <text:p>Bichon Frise</text:p>
          </table:table-cell>
        </table:table-row>
        <table:table-row>
          <table:table-cell office:string-value="Mon Jul 22 09:04:13 EDT 2019" office:value-type="string">
            <text:p>Mon Jul 22 09:04:13 EDT 2019</text:p>
          </table:table-cell>
          <table:table-cell office:string-value="Dog" office:value-type="string">
            <text:p>Dog</text:p>
          </table:table-cell>
          <table:table-cell office:string-value="Reuben" office:value-type="string">
            <text:p>Reuben</text:p>
          </table:table-cell>
          <table:table-cell office:string-value="Reuben" office:value-type="string">
            <text:p>Reuben</text:p>
          </table:table-cell>
          <table:table-cell office:value="12.0" office:value-type="float">
            <text:p>12.0</text:p>
          </table:table-cell>
          <table:table-cell office:string-value="Bichon Frise" office:value-type="string">
            <text:p>Bichon Frise</text:p>
          </table:table-cell>
        </table:table-row>
        <table:table-row>
          <table:table-cell office:string-value="Mon Jul 22 09:04:37 EDT 2019" office:value-type="string">
            <text:p>Mon Jul 22 09:04:37 EDT 2019</text:p>
          </table:table-cell>
          <table:table-cell office:string-value="Dog" office:value-type="string">
            <text:p>Dog</text:p>
          </table:table-cell>
          <table:table-cell office:string-value="Mowgli " office:value-type="string">
            <text:p>Mowgli </text:p>
          </table:table-cell>
          <table:table-cell office:string-value=" Mowgli, Mr. Tude (when he's sassy)" office:value-type="string">
            <text:p> Mowgli, Mr. Tude (when he's sassy)</text:p>
          </table:table-cell>
          <table:table-cell office:string-value="3 1/2" office:value-type="string">
            <text:p>3 1/2</text:p>
          </table:table-cell>
          <table:table-cell office:string-value="Yorkipoo" office:value-type="string">
            <text:p>Yorkipoo</text:p>
          </table:table-cell>
        </table:table-row>
        <table:table-row>
          <table:table-cell office:string-value="Mon Jul 22 09:04:44 EDT 2019" office:value-type="string">
            <text:p>Mon Jul 22 09:04:44 EDT 2019</text:p>
          </table:table-cell>
          <table:table-cell office:string-value="Dog" office:value-type="string">
            <text:p>Dog</text:p>
          </table:table-cell>
          <table:table-cell office:string-value="Toby" office:value-type="string">
            <text:p>Toby</text:p>
          </table:table-cell>
          <table:table-cell office:string-value="Toby" office:value-type="string">
            <text:p>Toby</text:p>
          </table:table-cell>
          <table:table-cell office:value="12.0" office:value-type="float">
            <text:p>12.0</text:p>
          </table:table-cell>
          <table:table-cell office:string-value="Labrador Retriever" office:value-type="string">
            <text:p>Labrador Retriever</text:p>
          </table:table-cell>
        </table:table-row>
        <table:table-row>
          <table:table-cell office:string-value="Mon Jul 22 09:05:13 EDT 2019" office:value-type="string">
            <text:p>Mon Jul 22 09:05:13 EDT 2019</text:p>
          </table:table-cell>
          <table:table-cell office:string-value="Rodent" office:value-type="string">
            <text:p>Rodent</text:p>
          </table:table-cell>
          <table:table-cell office:string-value="Salt" office:value-type="string">
            <text:p>Salt</text:p>
          </table:table-cell>
          <table:table-cell office:string-value="Salt" office:value-type="string">
            <text:p>Salt</text:p>
          </table:table-cell>
          <table:table-cell office:value="2.0" office:value-type="float">
            <text:p>2.0</text:p>
          </table:table-cell>
          <table:table-cell office:string-value="Gerbil" office:value-type="string">
            <text:p>Gerbil</text:p>
          </table:table-cell>
        </table:table-row>
        <table:table-row>
          <table:table-cell office:string-value="Mon Jul 22 09:05:29 EDT 2019" office:value-type="string">
            <text:p>Mon Jul 22 09:05:29 EDT 2019</text:p>
          </table:table-cell>
          <table:table-cell office:string-value="Rodent" office:value-type="string">
            <text:p>Rodent</text:p>
          </table:table-cell>
          <table:table-cell office:string-value="Pepper" office:value-type="string">
            <text:p>Pepper</text:p>
          </table:table-cell>
          <table:table-cell office:string-value="Pepper" office:value-type="string">
            <text:p>Pepper</text:p>
          </table:table-cell>
          <table:table-cell office:value="2.0" office:value-type="float">
            <text:p>2.0</text:p>
          </table:table-cell>
          <table:table-cell office:string-value="Gerbil" office:value-type="string">
            <text:p>Gerbil</text:p>
          </table:table-cell>
        </table:table-row>
        <table:table-row>
          <table:table-cell office:string-value="Mon Jul 22 09:05:55 EDT 2019" office:value-type="string">
            <text:p>Mon Jul 22 09:05:55 EDT 2019</text:p>
          </table:table-cell>
          <table:table-cell office:string-value="Cat" office:value-type="string">
            <text:p>Cat</text:p>
          </table:table-cell>
          <table:table-cell office:string-value="Shaka" office:value-type="string">
            <text:p>Shaka</text:p>
          </table:table-cell>
          <table:table-cell office:string-value="Shaka" office:value-type="string">
            <text:p>Shaka</text:p>
          </table:table-cell>
          <table:table-cell office:value="9.0" office:value-type="float">
            <text:p>9.0</text:p>
          </table:table-cell>
          <table:table-cell office:string-value="Siamese" office:value-type="string">
            <text:p>Siamese</text:p>
          </table:table-cell>
        </table:table-row>
        <table:table-row>
          <table:table-cell office:string-value="Mon Jul 22 09:06:13 EDT 2019" office:value-type="string">
            <text:p>Mon Jul 22 09:06:13 EDT 2019</text:p>
          </table:table-cell>
          <table:table-cell office:string-value="Cat" office:value-type="string">
            <text:p>Cat</text:p>
          </table:table-cell>
          <table:table-cell office:string-value="Zia" office:value-type="string">
            <text:p>Zia</text:p>
          </table:table-cell>
          <table:table-cell office:string-value="Zia" office:value-type="string">
            <text:p>Zia</text:p>
          </table:table-cell>
          <table:table-cell office:value="12.0" office:value-type="float">
            <text:p>12.0</text:p>
          </table:table-cell>
          <table:table-cell office:string-value="Siamese" office:value-type="string">
            <text:p>Siamese</text:p>
          </table:table-cell>
        </table:table-row>
        <table:table-row>
          <table:table-cell office:string-value="Mon Jul 22 09:06:44 EDT 2019" office:value-type="string">
            <text:p>Mon Jul 22 09:06:44 EDT 2019</text:p>
          </table:table-cell>
          <table:table-cell office:string-value="Dog" office:value-type="string">
            <text:p>Dog</text:p>
          </table:table-cell>
          <table:table-cell office:string-value="Buddy" office:value-type="string">
            <text:p>Buddy</text:p>
          </table:table-cell>
          <table:table-cell office:string-value="Buddy" office:value-type="string">
            <text:p>Buddy</text:p>
          </table:table-cell>
          <table:table-cell office:value="11.0" office:value-type="float">
            <text:p>11.0</text:p>
          </table:table-cell>
          <table:table-cell office:string-value="mutt/mixed" office:value-type="string">
            <text:p>mutt/mixed</text:p>
          </table:table-cell>
        </table:table-row>
        <table:table-row>
          <table:table-cell office:string-value="Mon Jul 22 09:06:48 EDT 2019" office:value-type="string">
            <text:p>Mon Jul 22 09:06:48 EDT 2019</text:p>
          </table:table-cell>
          <table:table-cell office:string-value="Dog" office:value-type="string">
            <text:p>Dog</text:p>
          </table:table-cell>
          <table:table-cell office:string-value="Bella Sitka LASTNAME" office:value-type="string">
            <text:p>Bella Sitka LASTNAME</text:p>
          </table:table-cell>
          <table:table-cell office:string-value="Bell, Bella, Pretty" office:value-type="string">
            <text:p>Bell, Bella, Pretty</text:p>
          </table:table-cell>
          <table:table-cell office:value="15.0" office:value-type="float">
            <text:p>15.0</text:p>
          </table:table-cell>
          <table:table-cell office:string-value="Mianture American Eskimo" office:value-type="string">
            <text:p>Mianture American Eskimo</text:p>
          </table:table-cell>
        </table:table-row>
        <table:table-row>
          <table:table-cell office:string-value="Mon Jul 22 09:07:38 EDT 2019" office:value-type="string">
            <text:p>Mon Jul 22 09:07:38 EDT 2019</text:p>
          </table:table-cell>
          <table:table-cell office:string-value="Dog" office:value-type="string">
            <text:p>Dog</text:p>
          </table:table-cell>
          <table:table-cell office:string-value="Monty" office:value-type="string">
            <text:p>Monty</text:p>
          </table:table-cell>
          <table:table-cell office:string-value="Montgomery of Fitzgerald" office:value-type="string">
            <text:p>Montgomery of Fitzgerald</text:p>
          </table:table-cell>
          <table:table-cell office:value="8.0" office:value-type="float">
            <text:p>8.0</text:p>
          </table:table-cell>
          <table:table-cell office:string-value="Labrador Retriever" office:value-type="string">
            <text:p>Labrador Retriever</text:p>
          </table:table-cell>
        </table:table-row>
        <table:table-row>
          <table:table-cell office:string-value="Mon Jul 22 09:09:07 EDT 2019" office:value-type="string">
            <text:p>Mon Jul 22 09:09:07 EDT 2019</text:p>
          </table:table-cell>
          <table:table-cell office:string-value="Dog" office:value-type="string">
            <text:p>Dog</text:p>
          </table:table-cell>
          <table:table-cell office:string-value="Luna Lastname" office:value-type="string">
            <text:p>Luna Lastname</text:p>
          </table:table-cell>
          <table:table-cell office:string-value="Luna, Loon, Loonie, Miss Loon, Wiggles" office:value-type="string">
            <text:p>Luna, Loon, Loonie, Miss Loon, Wiggles</text:p>
          </table:table-cell>
          <table:table-cell office:string-value="9 months " office:value-type="string">
            <text:p>9 months </text:p>
          </table:table-cell>
          <table:table-cell office:string-value="Doxin " office:value-type="string">
            <text:p>Doxin </text:p>
          </table:table-cell>
        </table:table-row>
        <table:table-row>
          <table:table-cell office:string-value="Mon Jul 22 09:09:35 EDT 2019" office:value-type="string">
            <text:p>Mon Jul 22 09:09:35 EDT 2019</text:p>
          </table:table-cell>
          <table:table-cell office:string-value="Bird" office:value-type="string">
            <text:p>Bird</text:p>
          </table:table-cell>
          <table:table-cell office:string-value="Vaillante" office:value-type="string">
            <text:p>Vaillante</text:p>
          </table:table-cell>
          <table:table-cell office:string-value="Vaillant" office:value-type="string">
            <text:p>Vaillant</text:p>
          </table:table-cell>
          <table:table-cell office:value="5.0" office:value-type="float">
            <text:p>5.0</text:p>
          </table:table-cell>
          <table:table-cell/>
        </table:table-row>
        <table:table-row>
          <table:table-cell office:string-value="Mon Jul 22 09:10:10 EDT 2019" office:value-type="string">
            <text:p>Mon Jul 22 09:10:10 EDT 2019</text:p>
          </table:table-cell>
          <table:table-cell office:string-value="Dog" office:value-type="string">
            <text:p>Dog</text:p>
          </table:table-cell>
          <table:table-cell office:string-value="Echo Last Name" office:value-type="string">
            <text:p>Echo Last Name</text:p>
          </table:table-cell>
          <table:table-cell office:string-value="Echo" office:value-type="string">
            <text:p>Echo</text:p>
          </table:table-cell>
          <table:table-cell office:value="12.0" office:value-type="float">
            <text:p>12.0</text:p>
          </table:table-cell>
          <table:table-cell office:string-value="Miniature American Eskimo" office:value-type="string">
            <text:p>Miniature American Eskimo</text:p>
          </table:table-cell>
        </table:table-row>
        <table:table-row>
          <table:table-cell office:string-value="Mon Jul 22 09:18:21 EDT 2019" office:value-type="string">
            <text:p>Mon Jul 22 09:18:21 EDT 2019</text:p>
          </table:table-cell>
          <table:table-cell office:string-value="Dog" office:value-type="string">
            <text:p>Dog</text:p>
          </table:table-cell>
          <table:table-cell office:string-value="Nuffin" office:value-type="string">
            <text:p>Nuffin</text:p>
          </table:table-cell>
          <table:table-cell office:string-value="Nuffin" office:value-type="string">
            <text:p>Nuffin</text:p>
          </table:table-cell>
          <table:table-cell office:value="6.0" office:value-type="float">
            <text:p>6.0</text:p>
          </table:table-cell>
          <table:table-cell office:string-value="Golden Retreiver" office:value-type="string">
            <text:p>Golden Retreiver</text:p>
          </table:table-cell>
        </table:table-row>
        <table:table-row>
          <table:table-cell office:string-value="Mon Jul 22 09:20:52 EDT 2019" office:value-type="string">
            <text:p>Mon Jul 22 09:20:52 EDT 2019</text:p>
          </table:table-cell>
          <table:table-cell office:string-value="Cat" office:value-type="string">
            <text:p>Cat</text:p>
          </table:table-cell>
          <table:table-cell office:string-value="Tauriel" office:value-type="string">
            <text:p>Tauriel</text:p>
          </table:table-cell>
          <table:table-cell office:string-value="Tauriel" office:value-type="string">
            <text:p>Tauriel</text:p>
          </table:table-cell>
          <table:table-cell office:string-value="4 1/2" office:value-type="string">
            <text:p>4 1/2</text:p>
          </table:table-cell>
          <table:table-cell office:string-value="Domestic Short Hair" office:value-type="string">
            <text:p>Domestic Short Hair</text:p>
          </table:table-cell>
        </table:table-row>
        <table:table-row>
          <table:table-cell office:string-value="Mon Jul 22 09:21:11 EDT 2019" office:value-type="string">
            <text:p>Mon Jul 22 09:21:11 EDT 2019</text:p>
          </table:table-cell>
          <table:table-cell office:string-value="Cat" office:value-type="string">
            <text:p>Cat</text:p>
          </table:table-cell>
          <table:table-cell office:string-value="Garbanzo" office:value-type="string">
            <text:p>Garbanzo</text:p>
          </table:table-cell>
          <table:table-cell office:string-value="Bean" office:value-type="string">
            <text:p>Bean</text:p>
          </table:table-cell>
          <table:table-cell office:value="4.0" office:value-type="float">
            <text:p>4.0</text:p>
          </table:table-cell>
          <table:table-cell office:string-value="Domestic Short Hair" office:value-type="string">
            <text:p>Domestic Short Hair</text:p>
          </table:table-cell>
        </table:table-row>
        <table:table-row>
          <table:table-cell office:string-value="Mon Jul 22 09:24:15 EDT 2019" office:value-type="string">
            <text:p>Mon Jul 22 09:24:15 EDT 2019</text:p>
          </table:table-cell>
          <table:table-cell office:string-value="Dog" office:value-type="string">
            <text:p>Dog</text:p>
          </table:table-cell>
          <table:table-cell office:string-value="Mars" office:value-type="string">
            <text:p>Mars</text:p>
          </table:table-cell>
          <table:table-cell office:string-value="Chano " office:value-type="string">
            <text:p>Chano </text:p>
          </table:table-cell>
          <table:table-cell office:value="9.0" office:value-type="float">
            <text:p>9.0</text:p>
          </table:table-cell>
          <table:table-cell office:string-value="Corgi " office:value-type="string">
            <text:p>Corgi </text:p>
          </table:table-cell>
        </table:table-row>
        <table:table-row>
          <table:table-cell office:string-value="Mon Jul 22 09:29:51 EDT 2019" office:value-type="string">
            <text:p>Mon Jul 22 09:29:51 EDT 2019</text:p>
          </table:table-cell>
          <table:table-cell office:string-value="Dog" office:value-type="string">
            <text:p>Dog</text:p>
          </table:table-cell>
          <table:table-cell office:string-value="Calhoun Richard Anderson du Nord" office:value-type="string">
            <text:p>Calhoun Richard Anderson du Nord</text:p>
          </table:table-cell>
          <table:table-cell office:string-value="Cal" office:value-type="string">
            <text:p>Cal</text:p>
          </table:table-cell>
          <table:table-cell office:value="3.5" office:value-type="float">
            <text:p>3.5</text:p>
          </table:table-cell>
          <table:table-cell office:string-value="Golden Retriever " office:value-type="string">
            <text:p>Golden Retriever </text:p>
          </table:table-cell>
        </table:table-row>
        <table:table-row>
          <table:table-cell office:string-value="Mon Jul 22 09:37:06 EDT 2019" office:value-type="string">
            <text:p>Mon Jul 22 09:37:06 EDT 2019</text:p>
          </table:table-cell>
          <table:table-cell office:string-value="Dog" office:value-type="string">
            <text:p>Dog</text:p>
          </table:table-cell>
          <table:table-cell office:string-value="Charlie Brown" office:value-type="string">
            <text:p>Charlie Brown</text:p>
          </table:table-cell>
          <table:table-cell office:string-value="Charlie, Charizard, Charles" office:value-type="string">
            <text:p>Charlie, Charizard, Charles</text:p>
          </table:table-cell>
          <table:table-cell office:value="10.0" office:value-type="float">
            <text:p>10.0</text:p>
          </table:table-cell>
          <table:table-cell office:string-value="Labrador Retriever" office:value-type="string">
            <text:p>Labrador Retriever</text:p>
          </table:table-cell>
        </table:table-row>
        <table:table-row>
          <table:table-cell office:string-value="Mon Jul 22 09:37:54 EDT 2019" office:value-type="string">
            <text:p>Mon Jul 22 09:37:54 EDT 2019</text:p>
          </table:table-cell>
          <table:table-cell office:string-value="Dog" office:value-type="string">
            <text:p>Dog</text:p>
          </table:table-cell>
          <table:table-cell office:string-value="Bixby Lucas" office:value-type="string">
            <text:p>Bixby Lucas</text:p>
          </table:table-cell>
          <table:table-cell office:string-value="Bixby" office:value-type="string">
            <text:p>Bixby</text:p>
          </table:table-cell>
          <table:table-cell office:value="1.0" office:value-type="float">
            <text:p>1.0</text:p>
          </table:table-cell>
          <table:table-cell office:string-value="Black lab" office:value-type="string">
            <text:p>Black lab</text:p>
          </table:table-cell>
        </table:table-row>
        <table:table-row>
          <table:table-cell office:string-value="Mon Jul 22 09:38:26 EDT 2019" office:value-type="string">
            <text:p>Mon Jul 22 09:38:26 EDT 2019</text:p>
          </table:table-cell>
          <table:table-cell office:string-value="Cat" office:value-type="string">
            <text:p>Cat</text:p>
          </table:table-cell>
          <table:table-cell office:string-value="Luna Linetti" office:value-type="string">
            <text:p>Luna Linetti</text:p>
          </table:table-cell>
          <table:table-cell office:string-value="Luna" office:value-type="string">
            <text:p>Luna</text:p>
          </table:table-cell>
          <table:table-cell office:value="1.0" office:value-type="float">
            <text:p>1.0</text:p>
          </table:table-cell>
          <table:table-cell office:string-value="Black cat" office:value-type="string">
            <text:p>Black cat</text:p>
          </table:table-cell>
        </table:table-row>
        <table:table-row>
          <table:table-cell office:string-value="Mon Jul 22 09:38:31 EDT 2019" office:value-type="string">
            <text:p>Mon Jul 22 09:38:31 EDT 2019</text:p>
          </table:table-cell>
          <table:table-cell office:string-value="Dog" office:value-type="string">
            <text:p>Dog</text:p>
          </table:table-cell>
          <table:table-cell office:string-value="Taco" office:value-type="string">
            <text:p>Taco</text:p>
          </table:table-cell>
          <table:table-cell office:string-value="Taca Taca, snorticus" office:value-type="string">
            <text:p>Taca Taca, snorticus</text:p>
          </table:table-cell>
          <table:table-cell office:value="13.0" office:value-type="float">
            <text:p>13.0</text:p>
          </table:table-cell>
          <table:table-cell office:string-value="French Bulldog/Boston Terrier Mix" office:value-type="string">
            <text:p>French Bulldog/Boston Terrier Mix</text:p>
          </table:table-cell>
        </table:table-row>
        <table:table-row>
          <table:table-cell office:string-value="Mon Jul 22 09:40:22 EDT 2019" office:value-type="string">
            <text:p>Mon Jul 22 09:40:22 EDT 2019</text:p>
          </table:table-cell>
          <table:table-cell office:string-value="Dog" office:value-type="string">
            <text:p>Dog</text:p>
          </table:table-cell>
          <table:table-cell office:string-value="Belle" office:value-type="string">
            <text:p>Belle</text:p>
          </table:table-cell>
          <table:table-cell office:string-value="Jelly Belly" office:value-type="string">
            <text:p>Jelly Belly</text:p>
          </table:table-cell>
          <table:table-cell office:value="3.0" office:value-type="float">
            <text:p>3.0</text:p>
          </table:table-cell>
          <table:table-cell office:string-value="beagle mix" office:value-type="string">
            <text:p>beagle mix</text:p>
          </table:table-cell>
        </table:table-row>
        <table:table-row>
          <table:table-cell office:string-value="Mon Jul 22 09:42:01 EDT 2019" office:value-type="string">
            <text:p>Mon Jul 22 09:42:01 EDT 2019</text:p>
          </table:table-cell>
          <table:table-cell office:string-value="Dog" office:value-type="string">
            <text:p>Dog</text:p>
          </table:table-cell>
          <table:table-cell office:string-value="Jimmy" office:value-type="string">
            <text:p>Jimmy</text:p>
          </table:table-cell>
          <table:table-cell office:string-value="Jimmy" office:value-type="string">
            <text:p>Jimmy</text:p>
          </table:table-cell>
          <table:table-cell office:value="3.0" office:value-type="float">
            <text:p>3.0</text:p>
          </table:table-cell>
          <table:table-cell office:string-value="Jack Russell Terrier" office:value-type="string">
            <text:p>Jack Russell Terrier</text:p>
          </table:table-cell>
        </table:table-row>
        <table:table-row>
          <table:table-cell office:string-value="Mon Jul 22 09:43:51 EDT 2019" office:value-type="string">
            <text:p>Mon Jul 22 09:43:51 EDT 2019</text:p>
          </table:table-cell>
          <table:table-cell office:string-value="Hamster" office:value-type="string">
            <text:p>Hamster</text:p>
          </table:table-cell>
          <table:table-cell office:string-value="Wobbles" office:value-type="string">
            <text:p>Wobbles</text:p>
          </table:table-cell>
          <table:table-cell office:string-value="Wobbles" office:value-type="string">
            <text:p>Wobbles</text:p>
          </table:table-cell>
          <table:table-cell office:string-value="10 months" office:value-type="string">
            <text:p>10 months</text:p>
          </table:table-cell>
          <table:table-cell office:string-value="Syrian Hamster" office:value-type="string">
            <text:p>Syrian Hamster</text:p>
          </table:table-cell>
        </table:table-row>
        <table:table-row>
          <table:table-cell office:string-value="Mon Jul 22 09:45:15 EDT 2019" office:value-type="string">
            <text:p>Mon Jul 22 09:45:15 EDT 2019</text:p>
          </table:table-cell>
          <table:table-cell office:string-value="Cat" office:value-type="string">
            <text:p>Cat</text:p>
          </table:table-cell>
          <table:table-cell office:string-value="Buddha" office:value-type="string">
            <text:p>Buddha</text:p>
          </table:table-cell>
          <table:table-cell office:string-value="Buddha" office:value-type="string">
            <text:p>Buddha</text:p>
          </table:table-cell>
          <table:table-cell office:value="15.0" office:value-type="float">
            <text:p>15.0</text:p>
          </table:table-cell>
          <table:table-cell office:string-value="domestic short hair" office:value-type="string">
            <text:p>domestic short hair</text:p>
          </table:table-cell>
        </table:table-row>
        <table:table-row>
          <table:table-cell office:string-value="Mon Jul 22 09:47:32 EDT 2019" office:value-type="string">
            <text:p>Mon Jul 22 09:47:32 EDT 2019</text:p>
          </table:table-cell>
          <table:table-cell office:string-value="Dog" office:value-type="string">
            <text:p>Dog</text:p>
          </table:table-cell>
          <table:table-cell office:string-value="Miles" office:value-type="string">
            <text:p>Miles</text:p>
          </table:table-cell>
          <table:table-cell office:string-value="Miles" office:value-type="string">
            <text:p>Miles</text:p>
          </table:table-cell>
          <table:table-cell office:value="10.0" office:value-type="float">
            <text:p>10.0</text:p>
          </table:table-cell>
          <table:table-cell office:string-value="Redbone Coonhound" office:value-type="string">
            <text:p>Redbone Coonhound</text:p>
          </table:table-cell>
        </table:table-row>
        <table:table-row>
          <table:table-cell office:string-value="Mon Jul 22 09:49:21 EDT 2019" office:value-type="string">
            <text:p>Mon Jul 22 09:49:21 EDT 2019</text:p>
          </table:table-cell>
          <table:table-cell office:string-value="Dog" office:value-type="string">
            <text:p>Dog</text:p>
          </table:table-cell>
          <table:table-cell office:string-value="Eleanor Rose" office:value-type="string">
            <text:p>Eleanor Rose</text:p>
          </table:table-cell>
          <table:table-cell office:string-value="Elly" office:value-type="string">
            <text:p>Elly</text:p>
          </table:table-cell>
          <table:table-cell office:value="5.0" office:value-type="float">
            <text:p>5.0</text:p>
          </table:table-cell>
          <table:table-cell office:string-value="Golden retriever!" office:value-type="string">
            <text:p>Golden retriever!</text:p>
          </table:table-cell>
        </table:table-row>
        <table:table-row>
          <table:table-cell office:string-value="Mon Jul 22 09:50:04 EDT 2019" office:value-type="string">
            <text:p>Mon Jul 22 09:50:04 EDT 2019</text:p>
          </table:table-cell>
          <table:table-cell office:string-value="Cat" office:value-type="string">
            <text:p>Cat</text:p>
          </table:table-cell>
          <table:table-cell office:string-value="Charlotte May" office:value-type="string">
            <text:p>Charlotte May</text:p>
          </table:table-cell>
          <table:table-cell office:string-value="Charlotte " office:value-type="string">
            <text:p>Charlotte </text:p>
          </table:table-cell>
          <table:table-cell office:value="4.0" office:value-type="float">
            <text:p>4.0</text:p>
          </table:table-cell>
          <table:table-cell office:string-value="Brown and white tabby" office:value-type="string">
            <text:p>Brown and white tabby</text:p>
          </table:table-cell>
        </table:table-row>
        <table:table-row>
          <table:table-cell office:string-value="Mon Jul 22 09:56:32 EDT 2019" office:value-type="string">
            <text:p>Mon Jul 22 09:56:32 EDT 2019</text:p>
          </table:table-cell>
          <table:table-cell office:string-value="Dog" office:value-type="string">
            <text:p>Dog</text:p>
          </table:table-cell>
          <table:table-cell office:string-value="Cooper Jay Nigel Winston" office:value-type="string">
            <text:p>Cooper Jay Nigel Winston</text:p>
          </table:table-cell>
          <table:table-cell office:string-value="Cooper" office:value-type="string">
            <text:p>Cooper</text:p>
          </table:table-cell>
          <table:table-cell office:value="8.0" office:value-type="float">
            <text:p>8.0</text:p>
          </table:table-cell>
          <table:table-cell office:string-value="Yorkie mix" office:value-type="string">
            <text:p>Yorkie mix</text:p>
          </table:table-cell>
        </table:table-row>
        <table:table-row>
          <table:table-cell office:string-value="Mon Jul 22 09:57:20 EDT 2019" office:value-type="string">
            <text:p>Mon Jul 22 09:57:20 EDT 2019</text:p>
          </table:table-cell>
          <table:table-cell office:string-value="Dog" office:value-type="string">
            <text:p>Dog</text:p>
          </table:table-cell>
          <table:table-cell office:string-value="Buddy Augusto" office:value-type="string">
            <text:p>Buddy Augusto</text:p>
          </table:table-cell>
          <table:table-cell office:string-value="Buddy" office:value-type="string">
            <text:p>Buddy</text:p>
          </table:table-cell>
          <table:table-cell office:value="14.0" office:value-type="float">
            <text:p>14.0</text:p>
          </table:table-cell>
          <table:table-cell office:string-value="Cocker spaniel" office:value-type="string">
            <text:p>Cocker spaniel</text:p>
          </table:table-cell>
        </table:table-row>
        <table:table-row>
          <table:table-cell office:string-value="Mon Jul 22 10:01:05 EDT 2019" office:value-type="string">
            <text:p>Mon Jul 22 10:01:05 EDT 2019</text:p>
          </table:table-cell>
          <table:table-cell office:string-value="Dog" office:value-type="string">
            <text:p>Dog</text:p>
          </table:table-cell>
          <table:table-cell office:string-value="Dash" office:value-type="string">
            <text:p>Dash</text:p>
          </table:table-cell>
          <table:table-cell office:string-value="Dash" office:value-type="string">
            <text:p>Dash</text:p>
          </table:table-cell>
          <table:table-cell office:value="7.0" office:value-type="float">
            <text:p>7.0</text:p>
          </table:table-cell>
          <table:table-cell office:string-value="Pit bull mix (and very good boy)" office:value-type="string">
            <text:p>Pit bull mix (and very good boy)</text:p>
          </table:table-cell>
        </table:table-row>
        <table:table-row>
          <table:table-cell office:string-value="Mon Jul 22 10:01:06 EDT 2019" office:value-type="string">
            <text:p>Mon Jul 22 10:01:06 EDT 2019</text:p>
          </table:table-cell>
          <table:table-cell office:string-value="Cat" office:value-type="string">
            <text:p>Cat</text:p>
          </table:table-cell>
          <table:table-cell office:string-value="Calvin Coolidge Cat" office:value-type="string">
            <text:p>Calvin Coolidge Cat</text:p>
          </table:table-cell>
          <table:table-cell office:string-value="Cal" office:value-type="string">
            <text:p>Cal</text:p>
          </table:table-cell>
          <table:table-cell office:value="17.0" office:value-type="float">
            <text:p>17.0</text:p>
          </table:table-cell>
          <table:table-cell office:string-value="Siamese" office:value-type="string">
            <text:p>Siamese</text:p>
          </table:table-cell>
        </table:table-row>
        <table:table-row>
          <table:table-cell office:string-value="Mon Jul 22 10:02:00 EDT 2019" office:value-type="string">
            <text:p>Mon Jul 22 10:02:00 EDT 2019</text:p>
          </table:table-cell>
          <table:table-cell office:string-value="Cat" office:value-type="string">
            <text:p>Cat</text:p>
          </table:table-cell>
          <table:table-cell office:string-value="Gracie Coolidge Cat" office:value-type="string">
            <text:p>Gracie Coolidge Cat</text:p>
          </table:table-cell>
          <table:table-cell office:string-value="Gracie" office:value-type="string">
            <text:p>Gracie</text:p>
          </table:table-cell>
          <table:table-cell office:value="16.0" office:value-type="float">
            <text:p>16.0</text:p>
          </table:table-cell>
          <table:table-cell office:string-value="Russian Blue" office:value-type="string">
            <text:p>Russian Blue</text:p>
          </table:table-cell>
        </table:table-row>
        <table:table-row>
          <table:table-cell office:string-value="Mon Jul 22 10:09:54 EDT 2019" office:value-type="string">
            <text:p>Mon Jul 22 10:09:54 EDT 2019</text:p>
          </table:table-cell>
          <table:table-cell office:string-value="Dog" office:value-type="string">
            <text:p>Dog</text:p>
          </table:table-cell>
          <table:table-cell office:string-value="Opie" office:value-type="string">
            <text:p>Opie</text:p>
          </table:table-cell>
          <table:table-cell office:string-value="Dope/ Opie" office:value-type="string">
            <text:p>Dope/ Opie</text:p>
          </table:table-cell>
          <table:table-cell office:value="11.0" office:value-type="float">
            <text:p>11.0</text:p>
          </table:table-cell>
          <table:table-cell office:string-value="Golden retriever " office:value-type="string">
            <text:p>Golden retriever </text:p>
          </table:table-cell>
        </table:table-row>
        <table:table-row>
          <table:table-cell office:string-value="Mon Jul 22 10:16:47 EDT 2019" office:value-type="string">
            <text:p>Mon Jul 22 10:16:47 EDT 2019</text:p>
          </table:table-cell>
          <table:table-cell office:string-value="Dog" office:value-type="string">
            <text:p>Dog</text:p>
          </table:table-cell>
          <table:table-cell office:string-value="Georgia " office:value-type="string">
            <text:p>Georgia </text:p>
          </table:table-cell>
          <table:table-cell office:string-value="Georgia " office:value-type="string">
            <text:p>Georgia </text:p>
          </table:table-cell>
          <table:table-cell office:string-value="3 years old" office:value-type="string">
            <text:p>3 years old</text:p>
          </table:table-cell>
          <table:table-cell/>
        </table:table-row>
        <table:table-row>
          <table:table-cell office:string-value="Mon Jul 22 10:19:29 EDT 2019" office:value-type="string">
            <text:p>Mon Jul 22 10:19:29 EDT 2019</text:p>
          </table:table-cell>
          <table:table-cell office:string-value="Cat" office:value-type="string">
            <text:p>Cat</text:p>
          </table:table-cell>
          <table:table-cell office:string-value="Emile" office:value-type="string">
            <text:p>Emile</text:p>
          </table:table-cell>
          <table:table-cell office:string-value="Mealsies" office:value-type="string">
            <text:p>Mealsies</text:p>
          </table:table-cell>
          <table:table-cell office:value="6.0" office:value-type="float">
            <text:p>6.0</text:p>
          </table:table-cell>
          <table:table-cell office:string-value="French Charteux" office:value-type="string">
            <text:p>French Charteux</text:p>
          </table:table-cell>
        </table:table-row>
        <table:table-row>
          <table:table-cell office:string-value="Mon Jul 22 10:20:00 EDT 2019" office:value-type="string">
            <text:p>Mon Jul 22 10:20:00 EDT 2019</text:p>
          </table:table-cell>
          <table:table-cell office:string-value="Cat" office:value-type="string">
            <text:p>Cat</text:p>
          </table:table-cell>
          <table:table-cell office:string-value="Zoe" office:value-type="string">
            <text:p>Zoe</text:p>
          </table:table-cell>
          <table:table-cell office:string-value="Zoe" office:value-type="string">
            <text:p>Zoe</text:p>
          </table:table-cell>
          <table:table-cell office:value="3.0" office:value-type="float">
            <text:p>3.0</text:p>
          </table:table-cell>
          <table:table-cell office:string-value="Mixed breed cat" office:value-type="string">
            <text:p>Mixed breed cat</text:p>
          </table:table-cell>
        </table:table-row>
        <table:table-row>
          <table:table-cell office:string-value="Mon Jul 22 10:20:15 EDT 2019" office:value-type="string">
            <text:p>Mon Jul 22 10:20:15 EDT 2019</text:p>
          </table:table-cell>
          <table:table-cell office:string-value="Cat" office:value-type="string">
            <text:p>Cat</text:p>
          </table:table-cell>
          <table:table-cell office:string-value="Malcolm" office:value-type="string">
            <text:p>Malcolm</text:p>
          </table:table-cell>
          <table:table-cell office:string-value="Mal" office:value-type="string">
            <text:p>Mal</text:p>
          </table:table-cell>
          <table:table-cell office:value="3.0" office:value-type="float">
            <text:p>3.0</text:p>
          </table:table-cell>
          <table:table-cell office:string-value="Tabby" office:value-type="string">
            <text:p>Tabby</text:p>
          </table:table-cell>
        </table:table-row>
        <table:table-row>
          <table:table-cell office:string-value="Mon Jul 22 10:21:02 EDT 2019" office:value-type="string">
            <text:p>Mon Jul 22 10:21:02 EDT 2019</text:p>
          </table:table-cell>
          <table:table-cell office:string-value="Dog" office:value-type="string">
            <text:p>Dog</text:p>
          </table:table-cell>
          <table:table-cell office:string-value="Dino" office:value-type="string">
            <text:p>Dino</text:p>
          </table:table-cell>
          <table:table-cell office:string-value="Dino" office:value-type="string">
            <text:p>Dino</text:p>
          </table:table-cell>
          <table:table-cell office:string-value="30 (deceased at 13)" office:value-type="string">
            <text:p>30 (deceased at 13)</text:p>
          </table:table-cell>
          <table:table-cell office:string-value="Keeshound" office:value-type="string">
            <text:p>Keeshound</text:p>
          </table:table-cell>
        </table:table-row>
        <table:table-row>
          <table:table-cell office:string-value="Mon Jul 22 10:20:41 EDT 2019" office:value-type="string">
            <text:p>Mon Jul 22 10:20:41 EDT 2019</text:p>
          </table:table-cell>
          <table:table-cell office:string-value="Cat" office:value-type="string">
            <text:p>Cat</text:p>
          </table:table-cell>
          <table:table-cell office:string-value="Molly" office:value-type="string">
            <text:p>Molly</text:p>
          </table:table-cell>
          <table:table-cell office:string-value="Molly magoo" office:value-type="string">
            <text:p>Molly magoo</text:p>
          </table:table-cell>
          <table:table-cell office:value="1.0" office:value-type="float">
            <text:p>1.0</text:p>
          </table:table-cell>
          <table:table-cell office:string-value="Mixed breed" office:value-type="string">
            <text:p>Mixed breed</text:p>
          </table:table-cell>
        </table:table-row>
        <table:table-row>
          <table:table-cell office:string-value="Mon Jul 22 10:21:33 EDT 2019" office:value-type="string">
            <text:p>Mon Jul 22 10:21:33 EDT 2019</text:p>
          </table:table-cell>
          <table:table-cell office:string-value="Cat" office:value-type="string">
            <text:p>Cat</text:p>
          </table:table-cell>
          <table:table-cell office:string-value="Bruce Springsteen" office:value-type="string">
            <text:p>Bruce Springsteen</text:p>
          </table:table-cell>
          <table:table-cell office:string-value="Bruce" office:value-type="string">
            <text:p>Bruce</text:p>
          </table:table-cell>
          <table:table-cell office:value="24.0" office:value-type="float">
            <text:p>24.0</text:p>
          </table:table-cell>
          <table:table-cell office:string-value="Cat" office:value-type="string">
            <text:p>Cat</text:p>
          </table:table-cell>
        </table:table-row>
        <table:table-row>
          <table:table-cell office:string-value="Mon Jul 22 10:31:03 EDT 2019" office:value-type="string">
            <text:p>Mon Jul 22 10:31:03 EDT 2019</text:p>
          </table:table-cell>
          <table:table-cell office:string-value="Dog" office:value-type="string">
            <text:p>Dog</text:p>
          </table:table-cell>
          <table:table-cell office:string-value="Penny" office:value-type="string">
            <text:p>Penny</text:p>
          </table:table-cell>
          <table:table-cell office:string-value="Penny" office:value-type="string">
            <text:p>Penny</text:p>
          </table:table-cell>
          <table:table-cell office:value="10.0" office:value-type="float">
            <text:p>10.0</text:p>
          </table:table-cell>
          <table:table-cell office:string-value="Beagle, miniature pinscher " office:value-type="string">
            <text:p>Beagle, miniature pinscher </text:p>
          </table:table-cell>
        </table:table-row>
        <table:table-row>
          <table:table-cell office:string-value="Mon Jul 22 10:31:37 EDT 2019" office:value-type="string">
            <text:p>Mon Jul 22 10:31:37 EDT 2019</text:p>
          </table:table-cell>
          <table:table-cell office:string-value="Cat" office:value-type="string">
            <text:p>Cat</text:p>
          </table:table-cell>
          <table:table-cell office:string-value="Raven" office:value-type="string">
            <text:p>Raven</text:p>
          </table:table-cell>
          <table:table-cell office:string-value="Raven" office:value-type="string">
            <text:p>Raven</text:p>
          </table:table-cell>
          <table:table-cell office:value="6.0" office:value-type="float">
            <text:p>6.0</text:p>
          </table:table-cell>
          <table:table-cell office:string-value="Black shorthair cat" office:value-type="string">
            <text:p>Black shorthair cat</text:p>
          </table:table-cell>
        </table:table-row>
        <table:table-row>
          <table:table-cell office:string-value="Mon Jul 22 10:32:13 EDT 2019" office:value-type="string">
            <text:p>Mon Jul 22 10:32:13 EDT 2019</text:p>
          </table:table-cell>
          <table:table-cell office:string-value="Cat" office:value-type="string">
            <text:p>Cat</text:p>
          </table:table-cell>
          <table:table-cell office:string-value="Clarabelle" office:value-type="string">
            <text:p>Clarabelle</text:p>
          </table:table-cell>
          <table:table-cell office:string-value="Clarabelle" office:value-type="string">
            <text:p>Clarabelle</text:p>
          </table:table-cell>
          <table:table-cell office:value="7.0" office:value-type="float">
            <text:p>7.0</text:p>
          </table:table-cell>
          <table:table-cell office:string-value="Polydactyl shorthair cat" office:value-type="string">
            <text:p>Polydactyl shorthair cat</text:p>
          </table:table-cell>
        </table:table-row>
        <table:table-row>
          <table:table-cell office:string-value="Mon Jul 22 10:37:11 EDT 2019" office:value-type="string">
            <text:p>Mon Jul 22 10:37:11 EDT 2019</text:p>
          </table:table-cell>
          <table:table-cell office:string-value="Dog" office:value-type="string">
            <text:p>Dog</text:p>
          </table:table-cell>
          <table:table-cell office:string-value="Alex’s Fiesty Girl Bailey Balogh" office:value-type="string">
            <text:p>Alex’s Fiesty Girl Bailey Balogh</text:p>
          </table:table-cell>
          <table:table-cell office:string-value="Bailey" office:value-type="string">
            <text:p>Bailey</text:p>
          </table:table-cell>
          <table:table-cell office:string-value="10 1/2 years" office:value-type="string">
            <text:p>10 1/2 years</text:p>
          </table:table-cell>
          <table:table-cell office:string-value="Golden Retriever " office:value-type="string">
            <text:p>Golden Retriever </text:p>
          </table:table-cell>
        </table:table-row>
        <table:table-row>
          <table:table-cell office:string-value="Mon Jul 22 10:42:15 EDT 2019" office:value-type="string">
            <text:p>Mon Jul 22 10:42:15 EDT 2019</text:p>
          </table:table-cell>
          <table:table-cell office:string-value="Dog" office:value-type="string">
            <text:p>Dog</text:p>
          </table:table-cell>
          <table:table-cell office:string-value="Rey" office:value-type="string">
            <text:p>Rey</text:p>
          </table:table-cell>
          <table:table-cell office:string-value="Reymundo" office:value-type="string">
            <text:p>Reymundo</text:p>
          </table:table-cell>
          <table:table-cell office:string-value="2.5 years" office:value-type="string">
            <text:p>2.5 years</text:p>
          </table:table-cell>
          <table:table-cell office:string-value="Jack Russell/chihuahua " office:value-type="string">
            <text:p>Jack Russell/chihuahua </text:p>
          </table:table-cell>
        </table:table-row>
        <table:table-row>
          <table:table-cell office:string-value="Mon Jul 22 10:43:25 EDT 2019" office:value-type="string">
            <text:p>Mon Jul 22 10:43:25 EDT 2019</text:p>
          </table:table-cell>
          <table:table-cell office:string-value="Dog" office:value-type="string">
            <text:p>Dog</text:p>
          </table:table-cell>
          <table:table-cell office:string-value="Uwe" office:value-type="string">
            <text:p>Uwe</text:p>
          </table:table-cell>
          <table:table-cell office:string-value="Uwe" office:value-type="string">
            <text:p>Uwe</text:p>
          </table:table-cell>
          <table:table-cell office:value="4.0" office:value-type="float">
            <text:p>4.0</text:p>
          </table:table-cell>
          <table:table-cell office:string-value="Golden boy" office:value-type="string">
            <text:p>Golden boy</text:p>
          </table:table-cell>
        </table:table-row>
        <table:table-row>
          <table:table-cell office:string-value="Mon Jul 22 10:51:17 EDT 2019" office:value-type="string">
            <text:p>Mon Jul 22 10:51:17 EDT 2019</text:p>
          </table:table-cell>
          <table:table-cell office:string-value="Dog" office:value-type="string">
            <text:p>Dog</text:p>
          </table:table-cell>
          <table:table-cell office:string-value="Millie Betty" office:value-type="string">
            <text:p>Millie Betty</text:p>
          </table:table-cell>
          <table:table-cell office:string-value="Mill" office:value-type="string">
            <text:p>Mill</text:p>
          </table:table-cell>
          <table:table-cell office:string-value="1.5 years" office:value-type="string">
            <text:p>1.5 years</text:p>
          </table:table-cell>
          <table:table-cell office:string-value="Dalmatian" office:value-type="string">
            <text:p>Dalmatian</text:p>
          </table:table-cell>
        </table:table-row>
        <table:table-row>
          <table:table-cell office:string-value="Mon Jul 22 10:51:53 EDT 2019" office:value-type="string">
            <text:p>Mon Jul 22 10:51:53 EDT 2019</text:p>
          </table:table-cell>
          <table:table-cell office:string-value="Dog" office:value-type="string">
            <text:p>Dog</text:p>
          </table:table-cell>
          <table:table-cell office:string-value="Henry" office:value-type="string">
            <text:p>Henry</text:p>
          </table:table-cell>
          <table:table-cell office:string-value="Henny" office:value-type="string">
            <text:p>Henny</text:p>
          </table:table-cell>
          <table:table-cell office:string-value="1 year" office:value-type="string">
            <text:p>1 year</text:p>
          </table:table-cell>
          <table:table-cell office:string-value="Dalmatian " office:value-type="string">
            <text:p>Dalmatian </text:p>
          </table:table-cell>
        </table:table-row>
        <table:table-row>
          <table:table-cell office:string-value="Mon Jul 22 10:53:33 EDT 2019" office:value-type="string">
            <text:p>Mon Jul 22 10:53:33 EDT 2019</text:p>
          </table:table-cell>
          <table:table-cell office:string-value="Dog" office:value-type="string">
            <text:p>Dog</text:p>
          </table:table-cell>
          <table:table-cell office:string-value="Daisy May" office:value-type="string">
            <text:p>Daisy May</text:p>
          </table:table-cell>
          <table:table-cell office:string-value="Daisy " office:value-type="string">
            <text:p>Daisy </text:p>
          </table:table-cell>
          <table:table-cell office:value="13.0" office:value-type="float">
            <text:p>13.0</text:p>
          </table:table-cell>
          <table:table-cell office:string-value="Mutt" office:value-type="string">
            <text:p>Mutt</text:p>
          </table:table-cell>
        </table:table-row>
        <table:table-row>
          <table:table-cell office:string-value="Mon Jul 22 10:54:13 EDT 2019" office:value-type="string">
            <text:p>Mon Jul 22 10:54:13 EDT 2019</text:p>
          </table:table-cell>
          <table:table-cell office:string-value="Dog" office:value-type="string">
            <text:p>Dog</text:p>
          </table:table-cell>
          <table:table-cell office:string-value="Chamomile June" office:value-type="string">
            <text:p>Chamomile June</text:p>
          </table:table-cell>
          <table:table-cell office:string-value="Cammie" office:value-type="string">
            <text:p>Cammie</text:p>
          </table:table-cell>
          <table:table-cell office:value="9.0" office:value-type="float">
            <text:p>9.0</text:p>
          </table:table-cell>
          <table:table-cell office:string-value="Cocker Spaniel" office:value-type="string">
            <text:p>Cocker Spaniel</text:p>
          </table:table-cell>
        </table:table-row>
        <table:table-row>
          <table:table-cell office:string-value="Mon Jul 22 10:54:55 EDT 2019" office:value-type="string">
            <text:p>Mon Jul 22 10:54:55 EDT 2019</text:p>
          </table:table-cell>
          <table:table-cell office:string-value="Dog" office:value-type="string">
            <text:p>Dog</text:p>
          </table:table-cell>
          <table:table-cell office:string-value="Chapman" office:value-type="string">
            <text:p>Chapman</text:p>
          </table:table-cell>
          <table:table-cell office:string-value="Chapman" office:value-type="string">
            <text:p>Chapman</text:p>
          </table:table-cell>
          <table:table-cell office:value="15.0" office:value-type="float">
            <text:p>15.0</text:p>
          </table:table-cell>
          <table:table-cell office:string-value="Black Lab" office:value-type="string">
            <text:p>Black Lab</text:p>
          </table:table-cell>
        </table:table-row>
        <table:table-row>
          <table:table-cell office:string-value="Mon Jul 22 10:55:36 EDT 2019" office:value-type="string">
            <text:p>Mon Jul 22 10:55:36 EDT 2019</text:p>
          </table:table-cell>
          <table:table-cell office:string-value="Dog" office:value-type="string">
            <text:p>Dog</text:p>
          </table:table-cell>
          <table:table-cell office:string-value="Tucker" office:value-type="string">
            <text:p>Tucker</text:p>
          </table:table-cell>
          <table:table-cell office:string-value="Tucker" office:value-type="string">
            <text:p>Tucker</text:p>
          </table:table-cell>
          <table:table-cell office:string-value="9 months" office:value-type="string">
            <text:p>9 months</text:p>
          </table:table-cell>
          <table:table-cell office:string-value="Mini Australian Shepard" office:value-type="string">
            <text:p>Mini Australian Shepard</text:p>
          </table:table-cell>
        </table:table-row>
        <table:table-row>
          <table:table-cell office:string-value="Mon Jul 22 11:01:04 EDT 2019" office:value-type="string">
            <text:p>Mon Jul 22 11:01:04 EDT 2019</text:p>
          </table:table-cell>
          <table:table-cell office:string-value="Dog" office:value-type="string">
            <text:p>Dog</text:p>
          </table:table-cell>
          <table:table-cell office:string-value="Chappelle" office:value-type="string">
            <text:p>Chappelle</text:p>
          </table:table-cell>
          <table:table-cell office:string-value="Mutt" office:value-type="string">
            <text:p>Mutt</text:p>
          </table:table-cell>
          <table:table-cell office:string-value="7y 9 mo" office:value-type="string">
            <text:p>7y 9 mo</text:p>
          </table:table-cell>
          <table:table-cell office:string-value="Dachshund and Tibetan Spaniel" office:value-type="string">
            <text:p>Dachshund and Tibetan Spaniel</text:p>
          </table:table-cell>
        </table:table-row>
        <table:table-row>
          <table:table-cell office:string-value="Mon Jul 22 11:30:25 EDT 2019" office:value-type="string">
            <text:p>Mon Jul 22 11:30:25 EDT 2019</text:p>
          </table:table-cell>
          <table:table-cell office:string-value="Cat" office:value-type="string">
            <text:p>Cat</text:p>
          </table:table-cell>
          <table:table-cell office:string-value="Wilhelmina Rae" office:value-type="string">
            <text:p>Wilhelmina Rae</text:p>
          </table:table-cell>
          <table:table-cell office:string-value="Willa" office:value-type="string">
            <text:p>Willa</text:p>
          </table:table-cell>
          <table:table-cell office:value="5.0" office:value-type="float">
            <text:p>5.0</text:p>
          </table:table-cell>
          <table:table-cell/>
        </table:table-row>
        <table:table-row>
          <table:table-cell office:string-value="Mon Jul 22 11:30:58 EDT 2019" office:value-type="string">
            <text:p>Mon Jul 22 11:30:58 EDT 2019</text:p>
          </table:table-cell>
          <table:table-cell office:string-value="Cat" office:value-type="string">
            <text:p>Cat</text:p>
          </table:table-cell>
          <table:table-cell office:string-value="Frances Louise" office:value-type="string">
            <text:p>Frances Louise</text:p>
          </table:table-cell>
          <table:table-cell office:string-value="Frankie" office:value-type="string">
            <text:p>Frankie</text:p>
          </table:table-cell>
          <table:table-cell office:value="6.0" office:value-type="float">
            <text:p>6.0</text:p>
          </table:table-cell>
          <table:table-cell/>
        </table:table-row>
        <table:table-row>
          <table:table-cell office:string-value="Mon Jul 22 11:31:20 EDT 2019" office:value-type="string">
            <text:p>Mon Jul 22 11:31:20 EDT 2019</text:p>
          </table:table-cell>
          <table:table-cell office:string-value="Cat" office:value-type="string">
            <text:p>Cat</text:p>
          </table:table-cell>
          <table:table-cell office:string-value="Victoria Susan" office:value-type="string">
            <text:p>Victoria Susan</text:p>
          </table:table-cell>
          <table:table-cell office:string-value="Tori" office:value-type="string">
            <text:p>Tori</text:p>
          </table:table-cell>
          <table:table-cell office:value="6.0" office:value-type="float">
            <text:p>6.0</text:p>
          </table:table-cell>
          <table:table-cell/>
        </table:table-row>
        <table:table-row>
          <table:table-cell office:string-value="Mon Jul 22 11:31:40 EDT 2019" office:value-type="string">
            <text:p>Mon Jul 22 11:31:40 EDT 2019</text:p>
          </table:table-cell>
          <table:table-cell office:string-value="Cat" office:value-type="string">
            <text:p>Cat</text:p>
          </table:table-cell>
          <table:table-cell office:string-value="Ossana Mae" office:value-type="string">
            <text:p>Ossana Mae</text:p>
          </table:table-cell>
          <table:table-cell office:string-value="Ossie" office:value-type="string">
            <text:p>Ossie</text:p>
          </table:table-cell>
          <table:table-cell office:value="5.0" office:value-type="float">
            <text:p>5.0</text:p>
          </table:table-cell>
          <table:table-cell/>
        </table:table-row>
        <table:table-row>
          <table:table-cell office:string-value="Mon Jul 22 11:34:27 EDT 2019" office:value-type="string">
            <text:p>Mon Jul 22 11:34:27 EDT 2019</text:p>
          </table:table-cell>
          <table:table-cell office:string-value="Dog" office:value-type="string">
            <text:p>Dog</text:p>
          </table:table-cell>
          <table:table-cell office:string-value="Bella" office:value-type="string">
            <text:p>Bella</text:p>
          </table:table-cell>
          <table:table-cell office:string-value="Bella" office:value-type="string">
            <text:p>Bella</text:p>
          </table:table-cell>
          <table:table-cell office:value="11.0" office:value-type="float">
            <text:p>11.0</text:p>
          </table:table-cell>
          <table:table-cell office:string-value="Greater Swiss Mountain Dog" office:value-type="string">
            <text:p>Greater Swiss Mountain Dog</text:p>
          </table:table-cell>
        </table:table-row>
        <table:table-row>
          <table:table-cell office:string-value="Mon Jul 22 11:35:00 EDT 2019" office:value-type="string">
            <text:p>Mon Jul 22 11:35:00 EDT 2019</text:p>
          </table:table-cell>
          <table:table-cell office:string-value="Dog" office:value-type="string">
            <text:p>Dog</text:p>
          </table:table-cell>
          <table:table-cell office:string-value="Toby Wan Kenobi" office:value-type="string">
            <text:p>Toby Wan Kenobi</text:p>
          </table:table-cell>
          <table:table-cell office:string-value="Toby" office:value-type="string">
            <text:p>Toby</text:p>
          </table:table-cell>
          <table:table-cell office:value="1.0" office:value-type="float">
            <text:p>1.0</text:p>
          </table:table-cell>
          <table:table-cell office:string-value="Golden Retriever" office:value-type="string">
            <text:p>Golden Retriever</text:p>
          </table:table-cell>
        </table:table-row>
        <table:table-row>
          <table:table-cell office:string-value="Mon Jul 22 11:38:08 EDT 2019" office:value-type="string">
            <text:p>Mon Jul 22 11:38:08 EDT 2019</text:p>
          </table:table-cell>
          <table:table-cell office:string-value="Dog" office:value-type="string">
            <text:p>Dog</text:p>
          </table:table-cell>
          <table:table-cell office:string-value="Daisy" office:value-type="string">
            <text:p>Daisy</text:p>
          </table:table-cell>
          <table:table-cell office:string-value="Daisy" office:value-type="string">
            <text:p>Daisy</text:p>
          </table:table-cell>
          <table:table-cell office:value="12.0" office:value-type="float">
            <text:p>12.0</text:p>
          </table:table-cell>
          <table:table-cell office:string-value="Labrador" office:value-type="string">
            <text:p>Labrador</text:p>
          </table:table-cell>
        </table:table-row>
        <table:table-row>
          <table:table-cell office:string-value="Mon Jul 22 11:39:11 EDT 2019" office:value-type="string">
            <text:p>Mon Jul 22 11:39:11 EDT 2019</text:p>
          </table:table-cell>
          <table:table-cell office:string-value="Dog" office:value-type="string">
            <text:p>Dog</text:p>
          </table:table-cell>
          <table:table-cell office:string-value="Beaucoup du Chien" office:value-type="string">
            <text:p>Beaucoup du Chien</text:p>
          </table:table-cell>
          <table:table-cell office:string-value="Beau" office:value-type="string">
            <text:p>Beau</text:p>
          </table:table-cell>
          <table:table-cell office:string-value="Deceased" office:value-type="string">
            <text:p>Deceased</text:p>
          </table:table-cell>
          <table:table-cell office:string-value="Newfoundland" office:value-type="string">
            <text:p>Newfoundland</text:p>
          </table:table-cell>
        </table:table-row>
        <table:table-row>
          <table:table-cell office:string-value="Mon Jul 22 11:39:57 EDT 2019" office:value-type="string">
            <text:p>Mon Jul 22 11:39:57 EDT 2019</text:p>
          </table:table-cell>
          <table:table-cell office:string-value="Dog" office:value-type="string">
            <text:p>Dog</text:p>
          </table:table-cell>
          <table:table-cell office:string-value="Pumpkin" office:value-type="string">
            <text:p>Pumpkin</text:p>
          </table:table-cell>
          <table:table-cell office:string-value="Pumpkin" office:value-type="string">
            <text:p>Pumpkin</text:p>
          </table:table-cell>
          <table:table-cell office:string-value="Deceased" office:value-type="string">
            <text:p>Deceased</text:p>
          </table:table-cell>
          <table:table-cell office:string-value="Yellow Labrador" office:value-type="string">
            <text:p>Yellow Labrador</text:p>
          </table:table-cell>
        </table:table-row>
        <table:table-row>
          <table:table-cell office:string-value="Mon Jul 22 11:40:33 EDT 2019" office:value-type="string">
            <text:p>Mon Jul 22 11:40:33 EDT 2019</text:p>
          </table:table-cell>
          <table:table-cell office:string-value="Dog" office:value-type="string">
            <text:p>Dog</text:p>
          </table:table-cell>
          <table:table-cell office:string-value="Poquit" office:value-type="string">
            <text:p>Poquit</text:p>
          </table:table-cell>
          <table:table-cell office:string-value="Poquit" office:value-type="string">
            <text:p>Poquit</text:p>
          </table:table-cell>
          <table:table-cell office:string-value="Deceased" office:value-type="string">
            <text:p>Deceased</text:p>
          </table:table-cell>
          <table:table-cell office:string-value="Chocolate Lab" office:value-type="string">
            <text:p>Chocolate Lab</text:p>
          </table:table-cell>
        </table:table-row>
        <table:table-row>
          <table:table-cell office:string-value="Mon Jul 22 11:41:09 EDT 2019" office:value-type="string">
            <text:p>Mon Jul 22 11:41:09 EDT 2019</text:p>
          </table:table-cell>
          <table:table-cell office:string-value="Cat" office:value-type="string">
            <text:p>Cat</text:p>
          </table:table-cell>
          <table:table-cell office:string-value="Orange Laurie" office:value-type="string">
            <text:p>Orange Laurie</text:p>
          </table:table-cell>
          <table:table-cell office:string-value="Orie" office:value-type="string">
            <text:p>Orie</text:p>
          </table:table-cell>
          <table:table-cell office:string-value="Deceased" office:value-type="string">
            <text:p>Deceased</text:p>
          </table:table-cell>
          <table:table-cell/>
        </table:table-row>
        <table:table-row>
          <table:table-cell office:string-value="Mon Jul 22 11:41:34 EDT 2019" office:value-type="string">
            <text:p>Mon Jul 22 11:41:34 EDT 2019</text:p>
          </table:table-cell>
          <table:table-cell office:string-value="Cat" office:value-type="string">
            <text:p>Cat</text:p>
          </table:table-cell>
          <table:table-cell office:string-value="Sunset" office:value-type="string">
            <text:p>Sunset</text:p>
          </table:table-cell>
          <table:table-cell office:string-value="Sunny" office:value-type="string">
            <text:p>Sunny</text:p>
          </table:table-cell>
          <table:table-cell office:string-value="Deceased" office:value-type="string">
            <text:p>Deceased</text:p>
          </table:table-cell>
          <table:table-cell/>
        </table:table-row>
        <table:table-row>
          <table:table-cell office:string-value="Mon Jul 22 11:45:50 EDT 2019" office:value-type="string">
            <text:p>Mon Jul 22 11:45:50 EDT 2019</text:p>
          </table:table-cell>
          <table:table-cell office:string-value="Dog" office:value-type="string">
            <text:p>Dog</text:p>
          </table:table-cell>
          <table:table-cell office:string-value="Rosie" office:value-type="string">
            <text:p>Rosie</text:p>
          </table:table-cell>
          <table:table-cell office:string-value="Rosie" office:value-type="string">
            <text:p>Rosie</text:p>
          </table:table-cell>
          <table:table-cell office:value="9.0" office:value-type="float">
            <text:p>9.0</text:p>
          </table:table-cell>
          <table:table-cell office:string-value="Golden retriever " office:value-type="string">
            <text:p>Golden retriever </text:p>
          </table:table-cell>
        </table:table-row>
        <table:table-row>
          <table:table-cell office:string-value="Mon Jul 22 11:46:38 EDT 2019" office:value-type="string">
            <text:p>Mon Jul 22 11:46:38 EDT 2019</text:p>
          </table:table-cell>
          <table:table-cell office:string-value="Cat" office:value-type="string">
            <text:p>Cat</text:p>
          </table:table-cell>
          <table:table-cell office:string-value="Matilda" office:value-type="string">
            <text:p>Matilda</text:p>
          </table:table-cell>
          <table:table-cell office:string-value="Matilda " office:value-type="string">
            <text:p>Matilda </text:p>
          </table:table-cell>
          <table:table-cell office:value="4.0" office:value-type="float">
            <text:p>4.0</text:p>
          </table:table-cell>
          <table:table-cell office:string-value="DSH (tuxedo)" office:value-type="string">
            <text:p>DSH (tuxedo)</text:p>
          </table:table-cell>
        </table:table-row>
        <table:table-row>
          <table:table-cell office:string-value="Mon Jul 22 11:50:24 EDT 2019" office:value-type="string">
            <text:p>Mon Jul 22 11:50:24 EDT 2019</text:p>
          </table:table-cell>
          <table:table-cell office:string-value="Dog" office:value-type="string">
            <text:p>Dog</text:p>
          </table:table-cell>
          <table:table-cell office:string-value="Murphy" office:value-type="string">
            <text:p>Murphy</text:p>
          </table:table-cell>
          <table:table-cell office:string-value="Murphy" office:value-type="string">
            <text:p>Murphy</text:p>
          </table:table-cell>
          <table:table-cell office:value="10.0" office:value-type="float">
            <text:p>10.0</text:p>
          </table:table-cell>
          <table:table-cell office:string-value="Yorkshire Terrier" office:value-type="string">
            <text:p>Yorkshire Terrier</text:p>
          </table:table-cell>
        </table:table-row>
        <table:table-row>
          <table:table-cell office:string-value="Mon Jul 22 11:52:39 EDT 2019" office:value-type="string">
            <text:p>Mon Jul 22 11:52:39 EDT 2019</text:p>
          </table:table-cell>
          <table:table-cell office:string-value="Dog" office:value-type="string">
            <text:p>Dog</text:p>
          </table:table-cell>
          <table:table-cell office:string-value="Giacomo Science" office:value-type="string">
            <text:p>Giacomo Science</text:p>
          </table:table-cell>
          <table:table-cell office:string-value="Giacomo" office:value-type="string">
            <text:p>Giacomo</text:p>
          </table:table-cell>
          <table:table-cell office:value="6.0" office:value-type="float">
            <text:p>6.0</text:p>
          </table:table-cell>
          <table:table-cell office:string-value="Bernese Mountain Dog" office:value-type="string">
            <text:p>Bernese Mountain Dog</text:p>
          </table:table-cell>
        </table:table-row>
        <table:table-row>
          <table:table-cell office:string-value="Mon Jul 22 11:52:39 EDT 2019" office:value-type="string">
            <text:p>Mon Jul 22 11:52:39 EDT 2019</text:p>
          </table:table-cell>
          <table:table-cell office:string-value="Dog" office:value-type="string">
            <text:p>Dog</text:p>
          </table:table-cell>
          <table:table-cell office:string-value="Zuul, minion of Gozer" office:value-type="string">
            <text:p>Zuul, minion of Gozer</text:p>
          </table:table-cell>
          <table:table-cell office:string-value="Zuul" office:value-type="string">
            <text:p>Zuul</text:p>
          </table:table-cell>
          <table:table-cell office:value="5.0" office:value-type="float">
            <text:p>5.0</text:p>
          </table:table-cell>
          <table:table-cell office:string-value="Pitbull/Boxer mix" office:value-type="string">
            <text:p>Pitbull/Boxer mix</text:p>
          </table:table-cell>
        </table:table-row>
        <table:table-row>
          <table:table-cell office:string-value="Mon Jul 22 11:52:41 EDT 2019" office:value-type="string">
            <text:p>Mon Jul 22 11:52:41 EDT 2019</text:p>
          </table:table-cell>
          <table:table-cell office:string-value="Dog" office:value-type="string">
            <text:p>Dog</text:p>
          </table:table-cell>
          <table:table-cell office:string-value="Trogdor Jealous" office:value-type="string">
            <text:p>Trogdor Jealous</text:p>
          </table:table-cell>
          <table:table-cell office:string-value="Dora" office:value-type="string">
            <text:p>Dora</text:p>
          </table:table-cell>
          <table:table-cell office:value="14.0" office:value-type="float">
            <text:p>14.0</text:p>
          </table:table-cell>
          <table:table-cell office:string-value="Mix" office:value-type="string">
            <text:p>Mix</text:p>
          </table:table-cell>
        </table:table-row>
        <table:table-row>
          <table:table-cell office:string-value="Mon Jul 22 11:52:52 EDT 2019" office:value-type="string">
            <text:p>Mon Jul 22 11:52:52 EDT 2019</text:p>
          </table:table-cell>
          <table:table-cell office:string-value="Cat" office:value-type="string">
            <text:p>Cat</text:p>
          </table:table-cell>
          <table:table-cell office:string-value="Idalou" office:value-type="string">
            <text:p>Idalou</text:p>
          </table:table-cell>
          <table:table-cell office:string-value="Lou" office:value-type="string">
            <text:p>Lou</text:p>
          </table:table-cell>
          <table:table-cell office:string-value="between 5 and 9 years" office:value-type="string">
            <text:p>between 5 and 9 years</text:p>
          </table:table-cell>
          <table:table-cell office:string-value="domestic short hair" office:value-type="string">
            <text:p>domestic short hair</text:p>
          </table:table-cell>
        </table:table-row>
        <table:table-row>
          <table:table-cell office:string-value="Mon Jul 22 11:52:59 EDT 2019" office:value-type="string">
            <text:p>Mon Jul 22 11:52:59 EDT 2019</text:p>
          </table:table-cell>
          <table:table-cell office:string-value="Dog" office:value-type="string">
            <text:p>Dog</text:p>
          </table:table-cell>
          <table:table-cell office:string-value="Professor Tuxedo" office:value-type="string">
            <text:p>Professor Tuxedo</text:p>
          </table:table-cell>
          <table:table-cell office:string-value="Tux" office:value-type="string">
            <text:p>Tux</text:p>
          </table:table-cell>
          <table:table-cell office:value="1.0" office:value-type="float">
            <text:p>1.0</text:p>
          </table:table-cell>
          <table:table-cell office:string-value="Bernese Mountain Dog" office:value-type="string">
            <text:p>Bernese Mountain Dog</text:p>
          </table:table-cell>
        </table:table-row>
        <table:table-row>
          <table:table-cell office:string-value="Mon Jul 22 11:53:29 EDT 2019" office:value-type="string">
            <text:p>Mon Jul 22 11:53:29 EDT 2019</text:p>
          </table:table-cell>
          <table:table-cell office:string-value="Dog" office:value-type="string">
            <text:p>Dog</text:p>
          </table:table-cell>
          <table:table-cell office:string-value="Bodie" office:value-type="string">
            <text:p>Bodie</text:p>
          </table:table-cell>
          <table:table-cell office:string-value="Bodie" office:value-type="string">
            <text:p>Bodie</text:p>
          </table:table-cell>
          <table:table-cell office:value="8.0" office:value-type="float">
            <text:p>8.0</text:p>
          </table:table-cell>
          <table:table-cell office:string-value="Golden Retriever " office:value-type="string">
            <text:p>Golden Retriever </text:p>
          </table:table-cell>
        </table:table-row>
        <table:table-row>
          <table:table-cell office:string-value="Mon Jul 22 11:53:37 EDT 2019" office:value-type="string">
            <text:p>Mon Jul 22 11:53:37 EDT 2019</text:p>
          </table:table-cell>
          <table:table-cell office:string-value="Dog" office:value-type="string">
            <text:p>Dog</text:p>
          </table:table-cell>
          <table:table-cell office:string-value="Zoey" office:value-type="string">
            <text:p>Zoey</text:p>
          </table:table-cell>
          <table:table-cell office:string-value="Zoey" office:value-type="string">
            <text:p>Zoey</text:p>
          </table:table-cell>
          <table:table-cell office:string-value="5 1/2" office:value-type="string">
            <text:p>5 1/2</text:p>
          </table:table-cell>
          <table:table-cell office:string-value="Labradoodle" office:value-type="string">
            <text:p>Labradoodle</text:p>
          </table:table-cell>
        </table:table-row>
        <table:table-row>
          <table:table-cell office:string-value="Mon Jul 22 11:54:00 EDT 2019" office:value-type="string">
            <text:p>Mon Jul 22 11:54:00 EDT 2019</text:p>
          </table:table-cell>
          <table:table-cell office:string-value="Cat" office:value-type="string">
            <text:p>Cat</text:p>
          </table:table-cell>
          <table:table-cell office:string-value="Eddy Jefferson" office:value-type="string">
            <text:p>Eddy Jefferson</text:p>
          </table:table-cell>
          <table:table-cell office:string-value="Eddy" office:value-type="string">
            <text:p>Eddy</text:p>
          </table:table-cell>
          <table:table-cell office:value="4.0" office:value-type="float">
            <text:p>4.0</text:p>
          </table:table-cell>
          <table:table-cell office:string-value="Cat" office:value-type="string">
            <text:p>Cat</text:p>
          </table:table-cell>
        </table:table-row>
        <table:table-row>
          <table:table-cell office:string-value="Mon Jul 22 11:54:34 EDT 2019" office:value-type="string">
            <text:p>Mon Jul 22 11:54:34 EDT 2019</text:p>
          </table:table-cell>
          <table:table-cell office:string-value="Dog" office:value-type="string">
            <text:p>Dog</text:p>
          </table:table-cell>
          <table:table-cell office:string-value="Joel Carlos" office:value-type="string">
            <text:p>Joel Carlos</text:p>
          </table:table-cell>
          <table:table-cell office:string-value="Joel" office:value-type="string">
            <text:p>Joel</text:p>
          </table:table-cell>
          <table:table-cell office:value="3.0" office:value-type="float">
            <text:p>3.0</text:p>
          </table:table-cell>
          <table:table-cell office:string-value="Beagador" office:value-type="string">
            <text:p>Beagador</text:p>
          </table:table-cell>
        </table:table-row>
        <table:table-row>
          <table:table-cell office:string-value="Mon Jul 22 11:54:47 EDT 2019" office:value-type="string">
            <text:p>Mon Jul 22 11:54:47 EDT 2019</text:p>
          </table:table-cell>
          <table:table-cell office:string-value="Dog" office:value-type="string">
            <text:p>Dog</text:p>
          </table:table-cell>
          <table:table-cell office:string-value="Lola" office:value-type="string">
            <text:p>Lola</text:p>
          </table:table-cell>
          <table:table-cell office:string-value="Lola" office:value-type="string">
            <text:p>Lola</text:p>
          </table:table-cell>
          <table:table-cell office:value="1.0" office:value-type="float">
            <text:p>1.0</text:p>
          </table:table-cell>
          <table:table-cell office:string-value="English Cocker Spaniel" office:value-type="string">
            <text:p>English Cocker Spaniel</text:p>
          </table:table-cell>
        </table:table-row>
        <table:table-row>
          <table:table-cell office:string-value="Mon Jul 22 11:54:57 EDT 2019" office:value-type="string">
            <text:p>Mon Jul 22 11:54:57 EDT 2019</text:p>
          </table:table-cell>
          <table:table-cell office:string-value="Cat" office:value-type="string">
            <text:p>Cat</text:p>
          </table:table-cell>
          <table:table-cell office:string-value="Margot Mae" office:value-type="string">
            <text:p>Margot Mae</text:p>
          </table:table-cell>
          <table:table-cell office:string-value="Margot" office:value-type="string">
            <text:p>Margot</text:p>
          </table:table-cell>
          <table:table-cell office:value="4.0" office:value-type="float">
            <text:p>4.0</text:p>
          </table:table-cell>
          <table:table-cell office:string-value="Domestic shorthair" office:value-type="string">
            <text:p>Domestic shorthair</text:p>
          </table:table-cell>
        </table:table-row>
        <table:table-row>
          <table:table-cell office:string-value="Mon Jul 22 11:55:12 EDT 2019" office:value-type="string">
            <text:p>Mon Jul 22 11:55:12 EDT 2019</text:p>
          </table:table-cell>
          <table:table-cell office:string-value="Dog" office:value-type="string">
            <text:p>Dog</text:p>
          </table:table-cell>
          <table:table-cell office:string-value="Rufus" office:value-type="string">
            <text:p>Rufus</text:p>
          </table:table-cell>
          <table:table-cell office:string-value="Rufus" office:value-type="string">
            <text:p>Rufus</text:p>
          </table:table-cell>
          <table:table-cell office:value="15.0" office:value-type="float">
            <text:p>15.0</text:p>
          </table:table-cell>
          <table:table-cell office:string-value="Cairn Terrier" office:value-type="string">
            <text:p>Cairn Terrier</text:p>
          </table:table-cell>
        </table:table-row>
        <table:table-row>
          <table:table-cell office:string-value="Mon Jul 22 11:55:16 EDT 2019" office:value-type="string">
            <text:p>Mon Jul 22 11:55:16 EDT 2019</text:p>
          </table:table-cell>
          <table:table-cell office:string-value="Dog" office:value-type="string">
            <text:p>Dog</text:p>
          </table:table-cell>
          <table:table-cell office:string-value="Sadie " office:value-type="string">
            <text:p>Sadie </text:p>
          </table:table-cell>
          <table:table-cell office:string-value="Bubba " office:value-type="string">
            <text:p>Bubba </text:p>
          </table:table-cell>
          <table:table-cell office:value="12.0" office:value-type="float">
            <text:p>12.0</text:p>
          </table:table-cell>
          <table:table-cell office:string-value="Golden " office:value-type="string">
            <text:p>Golden </text:p>
          </table:table-cell>
        </table:table-row>
        <table:table-row>
          <table:table-cell office:string-value="Mon Jul 22 11:55:20 EDT 2019" office:value-type="string">
            <text:p>Mon Jul 22 11:55:20 EDT 2019</text:p>
          </table:table-cell>
          <table:table-cell office:string-value="Cat" office:value-type="string">
            <text:p>Cat</text:p>
          </table:table-cell>
          <table:table-cell office:string-value="Chester" office:value-type="string">
            <text:p>Chester</text:p>
          </table:table-cell>
          <table:table-cell office:string-value="Kiddo" office:value-type="string">
            <text:p>Kiddo</text:p>
          </table:table-cell>
          <table:table-cell office:value="1.0" office:value-type="float">
            <text:p>1.0</text:p>
          </table:table-cell>
          <table:table-cell/>
        </table:table-row>
        <table:table-row>
          <table:table-cell office:string-value="Mon Jul 22 11:55:35 EDT 2019" office:value-type="string">
            <text:p>Mon Jul 22 11:55:35 EDT 2019</text:p>
          </table:table-cell>
          <table:table-cell office:string-value="Dog" office:value-type="string">
            <text:p>Dog</text:p>
          </table:table-cell>
          <table:table-cell office:string-value="Zoey Deschanel" office:value-type="string">
            <text:p>Zoey Deschanel</text:p>
          </table:table-cell>
          <table:table-cell office:string-value="Zo " office:value-type="string">
            <text:p>Zo </text:p>
          </table:table-cell>
          <table:table-cell office:value="12.0" office:value-type="float">
            <text:p>12.0</text:p>
          </table:table-cell>
          <table:table-cell office:string-value="Bichon Frise" office:value-type="string">
            <text:p>Bichon Frise</text:p>
          </table:table-cell>
        </table:table-row>
        <table:table-row>
          <table:table-cell office:string-value="Mon Jul 22 11:55:45 EDT 2019" office:value-type="string">
            <text:p>Mon Jul 22 11:55:45 EDT 2019</text:p>
          </table:table-cell>
          <table:table-cell office:string-value="Dog" office:value-type="string">
            <text:p>Dog</text:p>
          </table:table-cell>
          <table:table-cell office:string-value="Cooper " office:value-type="string">
            <text:p>Cooper </text:p>
          </table:table-cell>
          <table:table-cell office:string-value="Coop " office:value-type="string">
            <text:p>Coop </text:p>
          </table:table-cell>
          <table:table-cell office:value="6.0" office:value-type="float">
            <text:p>6.0</text:p>
          </table:table-cell>
          <table:table-cell office:string-value="Golden " office:value-type="string">
            <text:p>Golden </text:p>
          </table:table-cell>
        </table:table-row>
        <table:table-row>
          <table:table-cell office:string-value="Mon Jul 22 11:55:55 EDT 2019" office:value-type="string">
            <text:p>Mon Jul 22 11:55:55 EDT 2019</text:p>
          </table:table-cell>
          <table:table-cell office:string-value="Dog" office:value-type="string">
            <text:p>Dog</text:p>
          </table:table-cell>
          <table:table-cell office:string-value="Captain Goose" office:value-type="string">
            <text:p>Captain Goose</text:p>
          </table:table-cell>
          <table:table-cell office:string-value="Goose" office:value-type="string">
            <text:p>Goose</text:p>
          </table:table-cell>
          <table:table-cell office:value="1.0" office:value-type="float">
            <text:p>1.0</text:p>
          </table:table-cell>
          <table:table-cell office:string-value="who knows? (foster)" office:value-type="string">
            <text:p>who knows? (foster)</text:p>
          </table:table-cell>
        </table:table-row>
        <table:table-row>
          <table:table-cell office:string-value="Mon Jul 22 11:56:00 EDT 2019" office:value-type="string">
            <text:p>Mon Jul 22 11:56:00 EDT 2019</text:p>
          </table:table-cell>
          <table:table-cell office:string-value="Dog" office:value-type="string">
            <text:p>Dog</text:p>
          </table:table-cell>
          <table:table-cell office:string-value="Mr Doctor Professor Constable Detective Brick" office:value-type="string">
            <text:p>Mr Doctor Professor Constable Detective Brick</text:p>
          </table:table-cell>
          <table:table-cell office:string-value="Brick" office:value-type="string">
            <text:p>Brick</text:p>
          </table:table-cell>
          <table:table-cell office:value="8.0" office:value-type="float">
            <text:p>8.0</text:p>
          </table:table-cell>
          <table:table-cell office:string-value="British Bulldog" office:value-type="string">
            <text:p>British Bulldog</text:p>
          </table:table-cell>
        </table:table-row>
        <table:table-row>
          <table:table-cell office:string-value="Mon Jul 22 11:56:27 EDT 2019" office:value-type="string">
            <text:p>Mon Jul 22 11:56:27 EDT 2019</text:p>
          </table:table-cell>
          <table:table-cell office:string-value="Dog" office:value-type="string">
            <text:p>Dog</text:p>
          </table:table-cell>
          <table:table-cell office:string-value="Ellie Sattler" office:value-type="string">
            <text:p>Ellie Sattler</text:p>
          </table:table-cell>
          <table:table-cell office:string-value="El" office:value-type="string">
            <text:p>El</text:p>
          </table:table-cell>
          <table:table-cell office:value="1.0" office:value-type="float">
            <text:p>1.0</text:p>
          </table:table-cell>
          <table:table-cell office:string-value="pibble" office:value-type="string">
            <text:p>pibble</text:p>
          </table:table-cell>
        </table:table-row>
        <table:table-row>
          <table:table-cell office:string-value="Mon Jul 22 11:56:52 EDT 2019" office:value-type="string">
            <text:p>Mon Jul 22 11:56:52 EDT 2019</text:p>
          </table:table-cell>
          <table:table-cell office:string-value="Cat" office:value-type="string">
            <text:p>Cat</text:p>
          </table:table-cell>
          <table:table-cell office:string-value="Lily" office:value-type="string">
            <text:p>Lily</text:p>
          </table:table-cell>
          <table:table-cell office:string-value="&quot;little shit&quot;" office:value-type="string">
            <text:p>"little shit"</text:p>
          </table:table-cell>
          <table:table-cell office:value="4.0" office:value-type="float">
            <text:p>4.0</text:p>
          </table:table-cell>
          <table:table-cell/>
        </table:table-row>
        <table:table-row>
          <table:table-cell office:string-value="Mon Jul 22 11:56:52 EDT 2019" office:value-type="string">
            <text:p>Mon Jul 22 11:56:52 EDT 2019</text:p>
          </table:table-cell>
          <table:table-cell office:string-value="Dog" office:value-type="string">
            <text:p>Dog</text:p>
          </table:table-cell>
          <table:table-cell office:string-value="Juke" office:value-type="string">
            <text:p>Juke</text:p>
          </table:table-cell>
          <table:table-cell office:string-value="Juke" office:value-type="string">
            <text:p>Juke</text:p>
          </table:table-cell>
          <table:table-cell office:value="4.0" office:value-type="float">
            <text:p>4.0</text:p>
          </table:table-cell>
          <table:table-cell office:string-value="Dachshund" office:value-type="string">
            <text:p>Dachshund</text:p>
          </table:table-cell>
        </table:table-row>
        <table:table-row>
          <table:table-cell office:string-value="Mon Jul 22 11:56:57 EDT 2019" office:value-type="string">
            <text:p>Mon Jul 22 11:56:57 EDT 2019</text:p>
          </table:table-cell>
          <table:table-cell office:string-value="Dog" office:value-type="string">
            <text:p>Dog</text:p>
          </table:table-cell>
          <table:table-cell office:string-value="Blue" office:value-type="string">
            <text:p>Blue</text:p>
          </table:table-cell>
          <table:table-cell office:string-value="Blue" office:value-type="string">
            <text:p>Blue</text:p>
          </table:table-cell>
          <table:table-cell office:string-value="6mo" office:value-type="string">
            <text:p>6mo</text:p>
          </table:table-cell>
          <table:table-cell office:string-value="Chocolate lab" office:value-type="string">
            <text:p>Chocolate lab</text:p>
          </table:table-cell>
        </table:table-row>
        <table:table-row>
          <table:table-cell office:string-value="Mon Jul 22 11:57:15 EDT 2019" office:value-type="string">
            <text:p>Mon Jul 22 11:57:15 EDT 2019</text:p>
          </table:table-cell>
          <table:table-cell office:string-value="Dog" office:value-type="string">
            <text:p>Dog</text:p>
          </table:table-cell>
          <table:table-cell office:string-value="Kiefer Bartholomew " office:value-type="string">
            <text:p>Kiefer Bartholomew </text:p>
          </table:table-cell>
          <table:table-cell office:string-value="Kief " office:value-type="string">
            <text:p>Kief </text:p>
          </table:table-cell>
          <table:table-cell office:value="9.0" office:value-type="float">
            <text:p>9.0</text:p>
          </table:table-cell>
          <table:table-cell office:string-value="Belgian Shepard" office:value-type="string">
            <text:p>Belgian Shepard</text:p>
          </table:table-cell>
        </table:table-row>
        <table:table-row>
          <table:table-cell office:string-value="Mon Jul 22 11:57:48 EDT 2019" office:value-type="string">
            <text:p>Mon Jul 22 11:57:48 EDT 2019</text:p>
          </table:table-cell>
          <table:table-cell office:string-value="Dog" office:value-type="string">
            <text:p>Dog</text:p>
          </table:table-cell>
          <table:table-cell office:string-value="Jackson" office:value-type="string">
            <text:p>Jackson</text:p>
          </table:table-cell>
          <table:table-cell office:string-value="Jax" office:value-type="string">
            <text:p>Jax</text:p>
          </table:table-cell>
          <table:table-cell office:value="5.0" office:value-type="float">
            <text:p>5.0</text:p>
          </table:table-cell>
          <table:table-cell office:string-value="Labradoodle" office:value-type="string">
            <text:p>Labradoodle</text:p>
          </table:table-cell>
        </table:table-row>
        <table:table-row>
          <table:table-cell office:string-value="Mon Jul 22 11:57:57 EDT 2019" office:value-type="string">
            <text:p>Mon Jul 22 11:57:57 EDT 2019</text:p>
          </table:table-cell>
          <table:table-cell office:string-value="Cat" office:value-type="string">
            <text:p>Cat</text:p>
          </table:table-cell>
          <table:table-cell office:string-value="Marzipan" office:value-type="string">
            <text:p>Marzipan</text:p>
          </table:table-cell>
          <table:table-cell office:string-value="Pan" office:value-type="string">
            <text:p>Pan</text:p>
          </table:table-cell>
          <table:table-cell office:value="2.0" office:value-type="float">
            <text:p>2.0</text:p>
          </table:table-cell>
          <table:table-cell/>
        </table:table-row>
        <table:table-row>
          <table:table-cell office:string-value="Mon Jul 22 11:58:29 EDT 2019" office:value-type="string">
            <text:p>Mon Jul 22 11:58:29 EDT 2019</text:p>
          </table:table-cell>
          <table:table-cell office:string-value="Dog" office:value-type="string">
            <text:p>Dog</text:p>
          </table:table-cell>
          <table:table-cell office:string-value="Zeta bear" office:value-type="string">
            <text:p>Zeta bear</text:p>
          </table:table-cell>
          <table:table-cell office:string-value="Bear" office:value-type="string">
            <text:p>Bear</text:p>
          </table:table-cell>
          <table:table-cell office:value="6.0" office:value-type="float">
            <text:p>6.0</text:p>
          </table:table-cell>
          <table:table-cell office:string-value="German Shepard " office:value-type="string">
            <text:p>German Shepard </text:p>
          </table:table-cell>
        </table:table-row>
        <table:table-row>
          <table:table-cell office:string-value="Mon Jul 22 11:58:46 EDT 2019" office:value-type="string">
            <text:p>Mon Jul 22 11:58:46 EDT 2019</text:p>
          </table:table-cell>
          <table:table-cell office:string-value="Cat" office:value-type="string">
            <text:p>Cat</text:p>
          </table:table-cell>
          <table:table-cell office:string-value="Sunny" office:value-type="string">
            <text:p>Sunny</text:p>
          </table:table-cell>
          <table:table-cell office:string-value="Sun Bun or just Bun" office:value-type="string">
            <text:p>Sun Bun or just Bun</text:p>
          </table:table-cell>
          <table:table-cell office:string-value="2 months" office:value-type="string">
            <text:p>2 months</text:p>
          </table:table-cell>
          <table:table-cell/>
        </table:table-row>
        <table:table-row>
          <table:table-cell office:string-value="Mon Jul 22 12:00:22 EDT 2019" office:value-type="string">
            <text:p>Mon Jul 22 12:00:22 EDT 2019</text:p>
          </table:table-cell>
          <table:table-cell office:string-value="Hedgehog" office:value-type="string">
            <text:p>Hedgehog</text:p>
          </table:table-cell>
          <table:table-cell office:string-value="Professor Minerva McGonaquill" office:value-type="string">
            <text:p>Professor Minerva McGonaquill</text:p>
          </table:table-cell>
          <table:table-cell office:string-value="Minnie" office:value-type="string">
            <text:p>Minnie</text:p>
          </table:table-cell>
          <table:table-cell office:value="2.5" office:value-type="float">
            <text:p>2.5</text:p>
          </table:table-cell>
          <table:table-cell office:string-value="African Pygmy " office:value-type="string">
            <text:p>African Pygmy </text:p>
          </table:table-cell>
        </table:table-row>
        <table:table-row>
          <table:table-cell office:string-value="Mon Jul 22 12:00:41 EDT 2019" office:value-type="string">
            <text:p>Mon Jul 22 12:00:41 EDT 2019</text:p>
          </table:table-cell>
          <table:table-cell office:string-value="Dog" office:value-type="string">
            <text:p>Dog</text:p>
          </table:table-cell>
          <table:table-cell office:string-value="Minnie" office:value-type="string">
            <text:p>Minnie</text:p>
          </table:table-cell>
          <table:table-cell office:string-value="MinniePin" office:value-type="string">
            <text:p>MinniePin</text:p>
          </table:table-cell>
          <table:table-cell office:value="2.0" office:value-type="float">
            <text:p>2.0</text:p>
          </table:table-cell>
          <table:table-cell office:string-value="mutt" office:value-type="string">
            <text:p>mutt</text:p>
          </table:table-cell>
        </table:table-row>
        <table:table-row>
          <table:table-cell office:string-value="Mon Jul 22 12:01:26 EDT 2019" office:value-type="string">
            <text:p>Mon Jul 22 12:01:26 EDT 2019</text:p>
          </table:table-cell>
          <table:table-cell office:string-value="Fish" office:value-type="string">
            <text:p>Fish</text:p>
          </table:table-cell>
          <table:table-cell office:string-value="Fsh " office:value-type="string">
            <text:p>Fsh </text:p>
          </table:table-cell>
          <table:table-cell office:string-value="Fsh" office:value-type="string">
            <text:p>Fsh</text:p>
          </table:table-cell>
          <table:table-cell office:value="10.0" office:value-type="float">
            <text:p>10.0</text:p>
          </table:table-cell>
          <table:table-cell office:string-value="Mexican Blind Cave Tetra (therefore, it was born with no eyes (so it has no “i’s in its name))" office:value-type="string">
            <text:p>Mexican Blind Cave Tetra (therefore, it was born with no eyes (so it has no “i’s in its name))</text:p>
          </table:table-cell>
        </table:table-row>
        <table:table-row>
          <table:table-cell office:string-value="Mon Jul 22 12:01:44 EDT 2019" office:value-type="string">
            <text:p>Mon Jul 22 12:01:44 EDT 2019</text:p>
          </table:table-cell>
          <table:table-cell office:string-value="Dog" office:value-type="string">
            <text:p>Dog</text:p>
          </table:table-cell>
          <table:table-cell office:string-value="Dixie" office:value-type="string">
            <text:p>Dixie</text:p>
          </table:table-cell>
          <table:table-cell office:string-value="Dixie" office:value-type="string">
            <text:p>Dixie</text:p>
          </table:table-cell>
          <table:table-cell office:value="15.0" office:value-type="float">
            <text:p>15.0</text:p>
          </table:table-cell>
          <table:table-cell office:string-value="Shepherd mix" office:value-type="string">
            <text:p>Shepherd mix</text:p>
          </table:table-cell>
        </table:table-row>
        <table:table-row>
          <table:table-cell office:string-value="Mon Jul 22 12:02:15 EDT 2019" office:value-type="string">
            <text:p>Mon Jul 22 12:02:15 EDT 2019</text:p>
          </table:table-cell>
          <table:table-cell office:string-value="Dog" office:value-type="string">
            <text:p>Dog</text:p>
          </table:table-cell>
          <table:table-cell office:string-value="Rosa Barks" office:value-type="string">
            <text:p>Rosa Barks</text:p>
          </table:table-cell>
          <table:table-cell office:string-value="Rosie" office:value-type="string">
            <text:p>Rosie</text:p>
          </table:table-cell>
          <table:table-cell office:value="11.0" office:value-type="float">
            <text:p>11.0</text:p>
          </table:table-cell>
          <table:table-cell office:string-value="Shih Tzu " office:value-type="string">
            <text:p>Shih Tzu </text:p>
          </table:table-cell>
        </table:table-row>
        <table:table-row>
          <table:table-cell office:string-value="Mon Jul 22 12:02:15 EDT 2019" office:value-type="string">
            <text:p>Mon Jul 22 12:02:15 EDT 2019</text:p>
          </table:table-cell>
          <table:table-cell office:string-value="Dog" office:value-type="string">
            <text:p>Dog</text:p>
          </table:table-cell>
          <table:table-cell office:string-value="Charlie" office:value-type="string">
            <text:p>Charlie</text:p>
          </table:table-cell>
          <table:table-cell office:string-value="Charlie" office:value-type="string">
            <text:p>Charlie</text:p>
          </table:table-cell>
          <table:table-cell office:string-value="10 weeks " office:value-type="string">
            <text:p>10 weeks </text:p>
          </table:table-cell>
          <table:table-cell office:string-value="Cavapoo" office:value-type="string">
            <text:p>Cavapoo</text:p>
          </table:table-cell>
        </table:table-row>
        <table:table-row>
          <table:table-cell office:string-value="Mon Jul 22 12:02:18 EDT 2019" office:value-type="string">
            <text:p>Mon Jul 22 12:02:18 EDT 2019</text:p>
          </table:table-cell>
          <table:table-cell office:string-value="Dog" office:value-type="string">
            <text:p>Dog</text:p>
          </table:table-cell>
          <table:table-cell office:string-value="Jack Dog" office:value-type="string">
            <text:p>Jack Dog</text:p>
          </table:table-cell>
          <table:table-cell office:string-value="Jack" office:value-type="string">
            <text:p>Jack</text:p>
          </table:table-cell>
          <table:table-cell office:value="16.0" office:value-type="float">
            <text:p>16.0</text:p>
          </table:table-cell>
          <table:table-cell office:string-value="Mutt" office:value-type="string">
            <text:p>Mutt</text:p>
          </table:table-cell>
        </table:table-row>
        <table:table-row>
          <table:table-cell office:string-value="Mon Jul 22 12:02:23 EDT 2019" office:value-type="string">
            <text:p>Mon Jul 22 12:02:23 EDT 2019</text:p>
          </table:table-cell>
          <table:table-cell office:string-value="Cat" office:value-type="string">
            <text:p>Cat</text:p>
          </table:table-cell>
          <table:table-cell office:string-value="Minerva" office:value-type="string">
            <text:p>Minerva</text:p>
          </table:table-cell>
          <table:table-cell office:string-value="Minny" office:value-type="string">
            <text:p>Minny</text:p>
          </table:table-cell>
          <table:table-cell office:value="6.0" office:value-type="float">
            <text:p>6.0</text:p>
          </table:table-cell>
          <table:table-cell/>
        </table:table-row>
        <table:table-row>
          <table:table-cell office:string-value="Mon Jul 22 12:02:25 EDT 2019" office:value-type="string">
            <text:p>Mon Jul 22 12:02:25 EDT 2019</text:p>
          </table:table-cell>
          <table:table-cell office:string-value="Dog" office:value-type="string">
            <text:p>Dog</text:p>
          </table:table-cell>
          <table:table-cell office:string-value="Timon" office:value-type="string">
            <text:p>Timon</text:p>
          </table:table-cell>
          <table:table-cell office:string-value="Timon" office:value-type="string">
            <text:p>Timon</text:p>
          </table:table-cell>
          <table:table-cell office:value="3.0" office:value-type="float">
            <text:p>3.0</text:p>
          </table:table-cell>
          <table:table-cell office:string-value="Mutt" office:value-type="string">
            <text:p>Mutt</text:p>
          </table:table-cell>
        </table:table-row>
        <table:table-row>
          <table:table-cell office:string-value="Mon Jul 22 12:02:38 EDT 2019" office:value-type="string">
            <text:p>Mon Jul 22 12:02:38 EDT 2019</text:p>
          </table:table-cell>
          <table:table-cell office:string-value="Dog" office:value-type="string">
            <text:p>Dog</text:p>
          </table:table-cell>
          <table:table-cell office:string-value="Leila Fowler-Martinez" office:value-type="string">
            <text:p>Leila Fowler-Martinez</text:p>
          </table:table-cell>
          <table:table-cell office:string-value="Leila or Pinche Leila " office:value-type="string">
            <text:p>Leila or Pinche Leila </text:p>
          </table:table-cell>
          <table:table-cell office:value="7.0" office:value-type="float">
            <text:p>7.0</text:p>
          </table:table-cell>
          <table:table-cell/>
        </table:table-row>
        <table:table-row>
          <table:table-cell office:string-value="Mon Jul 22 12:02:40 EDT 2019" office:value-type="string">
            <text:p>Mon Jul 22 12:02:40 EDT 2019</text:p>
          </table:table-cell>
          <table:table-cell office:string-value="Dog" office:value-type="string">
            <text:p>Dog</text:p>
          </table:table-cell>
          <table:table-cell office:string-value="Tubu" office:value-type="string">
            <text:p>Tubu</text:p>
          </table:table-cell>
          <table:table-cell office:string-value="Tubu" office:value-type="string">
            <text:p>Tubu</text:p>
          </table:table-cell>
          <table:table-cell office:value="11.0" office:value-type="float">
            <text:p>11.0</text:p>
          </table:table-cell>
          <table:table-cell office:string-value="Chihuahua" office:value-type="string">
            <text:p>Chihuahua</text:p>
          </table:table-cell>
        </table:table-row>
        <table:table-row>
          <table:table-cell office:string-value="Mon Jul 22 12:02:42 EDT 2019" office:value-type="string">
            <text:p>Mon Jul 22 12:02:42 EDT 2019</text:p>
          </table:table-cell>
          <table:table-cell office:string-value="Cat" office:value-type="string">
            <text:p>Cat</text:p>
          </table:table-cell>
          <table:table-cell office:string-value="Venus" office:value-type="string">
            <text:p>Venus</text:p>
          </table:table-cell>
          <table:table-cell office:string-value="Kitty" office:value-type="string">
            <text:p>Kitty</text:p>
          </table:table-cell>
          <table:table-cell office:value="11.0" office:value-type="float">
            <text:p>11.0</text:p>
          </table:table-cell>
          <table:table-cell office:string-value="Short haired calico" office:value-type="string">
            <text:p>Short haired calico</text:p>
          </table:table-cell>
        </table:table-row>
        <table:table-row>
          <table:table-cell office:string-value="Mon Jul 22 12:02:51 EDT 2019" office:value-type="string">
            <text:p>Mon Jul 22 12:02:51 EDT 2019</text:p>
          </table:table-cell>
          <table:table-cell office:string-value="Dog" office:value-type="string">
            <text:p>Dog</text:p>
          </table:table-cell>
          <table:table-cell office:string-value="Goodness Gracious" office:value-type="string">
            <text:p>Goodness Gracious</text:p>
          </table:table-cell>
          <table:table-cell office:string-value="Gracy " office:value-type="string">
            <text:p>Gracy </text:p>
          </table:table-cell>
          <table:table-cell office:value="12.0" office:value-type="float">
            <text:p>12.0</text:p>
          </table:table-cell>
          <table:table-cell office:string-value="Shih Tzu" office:value-type="string">
            <text:p>Shih Tzu</text:p>
          </table:table-cell>
        </table:table-row>
        <table:table-row>
          <table:table-cell office:string-value="Mon Jul 22 12:03:04 EDT 2019" office:value-type="string">
            <text:p>Mon Jul 22 12:03:04 EDT 2019</text:p>
          </table:table-cell>
          <table:table-cell office:string-value="Dog" office:value-type="string">
            <text:p>Dog</text:p>
          </table:table-cell>
          <table:table-cell office:string-value="Monkey" office:value-type="string">
            <text:p>Monkey</text:p>
          </table:table-cell>
          <table:table-cell office:string-value="Monkey" office:value-type="string">
            <text:p>Monkey</text:p>
          </table:table-cell>
          <table:table-cell office:value="11.0" office:value-type="float">
            <text:p>11.0</text:p>
          </table:table-cell>
          <table:table-cell office:string-value="Australian Shepard/Rottweiler " office:value-type="string">
            <text:p>Australian Shepard/Rottweiler </text:p>
          </table:table-cell>
        </table:table-row>
        <table:table-row>
          <table:table-cell office:string-value="Mon Jul 22 12:03:06 EDT 2019" office:value-type="string">
            <text:p>Mon Jul 22 12:03:06 EDT 2019</text:p>
          </table:table-cell>
          <table:table-cell office:string-value="Cat" office:value-type="string">
            <text:p>Cat</text:p>
          </table:table-cell>
          <table:table-cell office:string-value="Jynx " office:value-type="string">
            <text:p>Jynx </text:p>
          </table:table-cell>
          <table:table-cell office:string-value="Jynx" office:value-type="string">
            <text:p>Jynx</text:p>
          </table:table-cell>
          <table:table-cell office:value="4.0" office:value-type="float">
            <text:p>4.0</text:p>
          </table:table-cell>
          <table:table-cell office:string-value="Domestic medium hair" office:value-type="string">
            <text:p>Domestic medium hair</text:p>
          </table:table-cell>
        </table:table-row>
        <table:table-row>
          <table:table-cell office:string-value="Mon Jul 22 12:03:27 EDT 2019" office:value-type="string">
            <text:p>Mon Jul 22 12:03:27 EDT 2019</text:p>
          </table:table-cell>
          <table:table-cell office:string-value="Dog" office:value-type="string">
            <text:p>Dog</text:p>
          </table:table-cell>
          <table:table-cell office:string-value="Rosie" office:value-type="string">
            <text:p>Rosie</text:p>
          </table:table-cell>
          <table:table-cell office:string-value="Rosie Posie" office:value-type="string">
            <text:p>Rosie Posie</text:p>
          </table:table-cell>
          <table:table-cell office:string-value="Dead" office:value-type="string">
            <text:p>Dead</text:p>
          </table:table-cell>
          <table:table-cell office:string-value="Golden retriever " office:value-type="string">
            <text:p>Golden retriever </text:p>
          </table:table-cell>
        </table:table-row>
        <table:table-row>
          <table:table-cell office:string-value="Mon Jul 22 12:03:30 EDT 2019" office:value-type="string">
            <text:p>Mon Jul 22 12:03:30 EDT 2019</text:p>
          </table:table-cell>
          <table:table-cell office:string-value="Cat" office:value-type="string">
            <text:p>Cat</text:p>
          </table:table-cell>
          <table:table-cell office:string-value="Wendy" office:value-type="string">
            <text:p>Wendy</text:p>
          </table:table-cell>
          <table:table-cell office:string-value="Wendy" office:value-type="string">
            <text:p>Wendy</text:p>
          </table:table-cell>
          <table:table-cell office:value="3.0" office:value-type="float">
            <text:p>3.0</text:p>
          </table:table-cell>
          <table:table-cell office:string-value="Domestic shorthair " office:value-type="string">
            <text:p>Domestic shorthair </text:p>
          </table:table-cell>
        </table:table-row>
        <table:table-row>
          <table:table-cell office:string-value="Mon Jul 22 12:03:50 EDT 2019" office:value-type="string">
            <text:p>Mon Jul 22 12:03:50 EDT 2019</text:p>
          </table:table-cell>
          <table:table-cell office:string-value="Hamster" office:value-type="string">
            <text:p>Hamster</text:p>
          </table:table-cell>
          <table:table-cell office:string-value="katya" office:value-type="string">
            <text:p>katya</text:p>
          </table:table-cell>
          <table:table-cell office:string-value="chicken (idk why)" office:value-type="string">
            <text:p>chicken (idk why)</text:p>
          </table:table-cell>
          <table:table-cell office:value="2.0" office:value-type="float">
            <text:p>2.0</text:p>
          </table:table-cell>
          <table:table-cell office:string-value="russian dwarf" office:value-type="string">
            <text:p>russian dwarf</text:p>
          </table:table-cell>
        </table:table-row>
        <table:table-row>
          <table:table-cell office:string-value="Mon Jul 22 12:04:07 EDT 2019" office:value-type="string">
            <text:p>Mon Jul 22 12:04:07 EDT 2019</text:p>
          </table:table-cell>
          <table:table-cell office:string-value="Dog" office:value-type="string">
            <text:p>Dog</text:p>
          </table:table-cell>
          <table:table-cell office:string-value="Scirocco Augustus" office:value-type="string">
            <text:p>Scirocco Augustus</text:p>
          </table:table-cell>
          <table:table-cell office:string-value="Rocco or Crocco" office:value-type="string">
            <text:p>Rocco or Crocco</text:p>
          </table:table-cell>
          <table:table-cell office:value="5.0" office:value-type="float">
            <text:p>5.0</text:p>
          </table:table-cell>
          <table:table-cell office:string-value="Treeing walker coonhound/ Chinese Sharpei" office:value-type="string">
            <text:p>Treeing walker coonhound/ Chinese Sharpei</text:p>
          </table:table-cell>
        </table:table-row>
        <table:table-row>
          <table:table-cell office:string-value="Mon Jul 22 12:04:00 EDT 2019" office:value-type="string">
            <text:p>Mon Jul 22 12:04:00 EDT 2019</text:p>
          </table:table-cell>
          <table:table-cell office:string-value="Dog" office:value-type="string">
            <text:p>Dog</text:p>
          </table:table-cell>
          <table:table-cell office:string-value="Heavy Duty Puppy" office:value-type="string">
            <text:p>Heavy Duty Puppy</text:p>
          </table:table-cell>
          <table:table-cell office:string-value="Duty" office:value-type="string">
            <text:p>Duty</text:p>
          </table:table-cell>
          <table:table-cell office:value="4.0" office:value-type="float">
            <text:p>4.0</text:p>
          </table:table-cell>
          <table:table-cell office:string-value="Sheltie (he was an “anti”-runt of the litter)" office:value-type="string">
            <text:p>Sheltie (he was an “anti”-runt of the litter)</text:p>
          </table:table-cell>
        </table:table-row>
        <table:table-row>
          <table:table-cell office:string-value="Mon Jul 22 12:04:12 EDT 2019" office:value-type="string">
            <text:p>Mon Jul 22 12:04:12 EDT 2019</text:p>
          </table:table-cell>
          <table:table-cell office:string-value="Rabbit" office:value-type="string">
            <text:p>Rabbit</text:p>
          </table:table-cell>
          <table:table-cell office:string-value="Arthur" office:value-type="string">
            <text:p>Arthur</text:p>
          </table:table-cell>
          <table:table-cell office:string-value="Arturo" office:value-type="string">
            <text:p>Arturo</text:p>
          </table:table-cell>
          <table:table-cell office:value="5.0" office:value-type="float">
            <text:p>5.0</text:p>
          </table:table-cell>
          <table:table-cell office:string-value="English Lop" office:value-type="string">
            <text:p>English Lop</text:p>
          </table:table-cell>
        </table:table-row>
        <table:table-row>
          <table:table-cell office:string-value="Mon Jul 22 12:05:01 EDT 2019" office:value-type="string">
            <text:p>Mon Jul 22 12:05:01 EDT 2019</text:p>
          </table:table-cell>
          <table:table-cell office:string-value="Cat" office:value-type="string">
            <text:p>Cat</text:p>
          </table:table-cell>
          <table:table-cell office:string-value="Jack" office:value-type="string">
            <text:p>Jack</text:p>
          </table:table-cell>
          <table:table-cell office:string-value="Kitty-Boy" office:value-type="string">
            <text:p>Kitty-Boy</text:p>
          </table:table-cell>
          <table:table-cell office:value="6.0" office:value-type="float">
            <text:p>6.0</text:p>
          </table:table-cell>
          <table:table-cell office:string-value="Tabby mix" office:value-type="string">
            <text:p>Tabby mix</text:p>
          </table:table-cell>
        </table:table-row>
        <table:table-row>
          <table:table-cell office:string-value="Mon Jul 22 12:04:40 EDT 2019" office:value-type="string">
            <text:p>Mon Jul 22 12:04:40 EDT 2019</text:p>
          </table:table-cell>
          <table:table-cell office:string-value="Dog" office:value-type="string">
            <text:p>Dog</text:p>
          </table:table-cell>
          <table:table-cell office:string-value="Siena Rosa" office:value-type="string">
            <text:p>Siena Rosa</text:p>
          </table:table-cell>
          <table:table-cell office:string-value="Siena" office:value-type="string">
            <text:p>Siena</text:p>
          </table:table-cell>
          <table:table-cell office:value="12.0" office:value-type="float">
            <text:p>12.0</text:p>
          </table:table-cell>
          <table:table-cell office:string-value="Golden Retriever" office:value-type="string">
            <text:p>Golden Retriever</text:p>
          </table:table-cell>
        </table:table-row>
        <table:table-row>
          <table:table-cell office:string-value="Mon Jul 22 12:05:09 EDT 2019" office:value-type="string">
            <text:p>Mon Jul 22 12:05:09 EDT 2019</text:p>
          </table:table-cell>
          <table:table-cell office:string-value="Dog, dog, dog , cat" office:value-type="string">
            <text:p>Dog, dog, dog , cat</text:p>
          </table:table-cell>
          <table:table-cell office:string-value="Buttercup Maplesde, zuez Maplesden, Bella Maplesden, Hercules Maplesden" office:value-type="string">
            <text:p>Buttercup Maplesde, zuez Maplesden, Bella Maplesden, Hercules Maplesden</text:p>
          </table:table-cell>
          <table:table-cell office:string-value="Butternut, zuzy , Bella, Hercules." office:value-type="string">
            <text:p>Butternut, zuzy , Bella, Hercules.</text:p>
          </table:table-cell>
          <table:table-cell office:string-value="2.5 yrs 2.5 yrs 2 yrs 2 yrs" office:value-type="string">
            <text:p>2.5 yrs 2.5 yrs 2 yrs 2 yrs</text:p>
          </table:table-cell>
          <table:table-cell office:string-value="Unknown unknown Bali dog mix and tabby cat" office:value-type="string">
            <text:p>Unknown unknown Bali dog mix and tabby cat</text:p>
          </table:table-cell>
        </table:table-row>
        <table:table-row>
          <table:table-cell office:string-value="Mon Jul 22 12:05:20 EDT 2019" office:value-type="string">
            <text:p>Mon Jul 22 12:05:20 EDT 2019</text:p>
          </table:table-cell>
          <table:table-cell office:string-value="Dog" office:value-type="string">
            <text:p>Dog</text:p>
          </table:table-cell>
          <table:table-cell office:string-value="Ghia Lynn" office:value-type="string">
            <text:p>Ghia Lynn</text:p>
          </table:table-cell>
          <table:table-cell office:string-value="Ghia or Geeg" office:value-type="string">
            <text:p>Ghia or Geeg</text:p>
          </table:table-cell>
          <table:table-cell office:value="1.0" office:value-type="float">
            <text:p>1.0</text:p>
          </table:table-cell>
          <table:table-cell office:string-value="Border Collie/ Chinese sharpei " office:value-type="string">
            <text:p>Border Collie/ Chinese sharpei </text:p>
          </table:table-cell>
        </table:table-row>
        <table:table-row>
          <table:table-cell office:string-value="Mon Jul 22 12:05:25 EDT 2019" office:value-type="string">
            <text:p>Mon Jul 22 12:05:25 EDT 2019</text:p>
          </table:table-cell>
          <table:table-cell office:string-value="Dog" office:value-type="string">
            <text:p>Dog</text:p>
          </table:table-cell>
          <table:table-cell office:string-value="Delilah" office:value-type="string">
            <text:p>Delilah</text:p>
          </table:table-cell>
          <table:table-cell office:string-value="Lilah" office:value-type="string">
            <text:p>Lilah</text:p>
          </table:table-cell>
          <table:table-cell office:value="7.0" office:value-type="float">
            <text:p>7.0</text:p>
          </table:table-cell>
          <table:table-cell office:string-value="Beagle" office:value-type="string">
            <text:p>Beagle</text:p>
          </table:table-cell>
        </table:table-row>
        <table:table-row>
          <table:table-cell office:string-value="Mon Jul 22 12:05:41 EDT 2019" office:value-type="string">
            <text:p>Mon Jul 22 12:05:41 EDT 2019</text:p>
          </table:table-cell>
          <table:table-cell office:string-value="Cat" office:value-type="string">
            <text:p>Cat</text:p>
          </table:table-cell>
          <table:table-cell office:string-value="Bailey’s Irish Cream" office:value-type="string">
            <text:p>Bailey’s Irish Cream</text:p>
          </table:table-cell>
          <table:table-cell office:string-value="Bailey" office:value-type="string">
            <text:p>Bailey</text:p>
          </table:table-cell>
          <table:table-cell office:value="13.0" office:value-type="float">
            <text:p>13.0</text:p>
          </table:table-cell>
          <table:table-cell office:string-value="Siamese mix" office:value-type="string">
            <text:p>Siamese mix</text:p>
          </table:table-cell>
        </table:table-row>
        <table:table-row>
          <table:table-cell office:string-value="Mon Jul 22 12:05:48 EDT 2019" office:value-type="string">
            <text:p>Mon Jul 22 12:05:48 EDT 2019</text:p>
          </table:table-cell>
          <table:table-cell office:string-value="Dog" office:value-type="string">
            <text:p>Dog</text:p>
          </table:table-cell>
          <table:table-cell office:string-value="Treacle" office:value-type="string">
            <text:p>Treacle</text:p>
          </table:table-cell>
          <table:table-cell office:string-value="Treacle" office:value-type="string">
            <text:p>Treacle</text:p>
          </table:table-cell>
          <table:table-cell office:value="10.0" office:value-type="float">
            <text:p>10.0</text:p>
          </table:table-cell>
          <table:table-cell office:string-value="Border Collie cross (mongrel)" office:value-type="string">
            <text:p>Border Collie cross (mongrel)</text:p>
          </table:table-cell>
        </table:table-row>
        <table:table-row>
          <table:table-cell office:string-value="Mon Jul 22 12:06:06 EDT 2019" office:value-type="string">
            <text:p>Mon Jul 22 12:06:06 EDT 2019</text:p>
          </table:table-cell>
          <table:table-cell office:string-value="Dog" office:value-type="string">
            <text:p>Dog</text:p>
          </table:table-cell>
          <table:table-cell office:string-value="Sam" office:value-type="string">
            <text:p>Sam</text:p>
          </table:table-cell>
          <table:table-cell office:string-value="Sam" office:value-type="string">
            <text:p>Sam</text:p>
          </table:table-cell>
          <table:table-cell office:value="11.0" office:value-type="float">
            <text:p>11.0</text:p>
          </table:table-cell>
          <table:table-cell office:string-value="Labrador " office:value-type="string">
            <text:p>Labrador </text:p>
          </table:table-cell>
        </table:table-row>
        <table:table-row>
          <table:table-cell office:string-value="Mon Jul 22 12:06:38 EDT 2019" office:value-type="string">
            <text:p>Mon Jul 22 12:06:38 EDT 2019</text:p>
          </table:table-cell>
          <table:table-cell office:string-value="Dog" office:value-type="string">
            <text:p>Dog</text:p>
          </table:table-cell>
          <table:table-cell office:string-value="Tyson" office:value-type="string">
            <text:p>Tyson</text:p>
          </table:table-cell>
          <table:table-cell office:string-value="Tysbert, T McT, Mucki, Muckelbert, Muckmuck, Maggey" office:value-type="string">
            <text:p>Tysbert, T McT, Mucki, Muckelbert, Muckmuck, Maggey</text:p>
          </table:table-cell>
          <table:table-cell office:value="14.0" office:value-type="float">
            <text:p>14.0</text:p>
          </table:table-cell>
          <table:table-cell office:string-value="Rottweiler-German Shepherd-Mix" office:value-type="string">
            <text:p>Rottweiler-German Shepherd-Mix</text:p>
          </table:table-cell>
        </table:table-row>
        <table:table-row>
          <table:table-cell office:string-value="Mon Jul 22 12:07:09 EDT 2019" office:value-type="string">
            <text:p>Mon Jul 22 12:07:09 EDT 2019</text:p>
          </table:table-cell>
          <table:table-cell office:string-value="Cat" office:value-type="string">
            <text:p>Cat</text:p>
          </table:table-cell>
          <table:table-cell office:string-value="Madison Square Garden" office:value-type="string">
            <text:p>Madison Square Garden</text:p>
          </table:table-cell>
          <table:table-cell office:string-value="Square" office:value-type="string">
            <text:p>Square</text:p>
          </table:table-cell>
          <table:table-cell office:value="2.0" office:value-type="float">
            <text:p>2.0</text:p>
          </table:table-cell>
          <table:table-cell/>
        </table:table-row>
        <table:table-row>
          <table:table-cell office:string-value="Mon Jul 22 12:07:41 EDT 2019" office:value-type="string">
            <text:p>Mon Jul 22 12:07:41 EDT 2019</text:p>
          </table:table-cell>
          <table:table-cell office:string-value="Cat" office:value-type="string">
            <text:p>Cat</text:p>
          </table:table-cell>
          <table:table-cell office:string-value="Garfield" office:value-type="string">
            <text:p>Garfield</text:p>
          </table:table-cell>
          <table:table-cell office:string-value="Cooter 😳" office:value-type="string">
            <text:p>Cooter 😳</text:p>
          </table:table-cell>
          <table:table-cell office:value="8.0" office:value-type="float">
            <text:p>8.0</text:p>
          </table:table-cell>
          <table:table-cell office:string-value="Orange tabby" office:value-type="string">
            <text:p>Orange tabby</text:p>
          </table:table-cell>
        </table:table-row>
        <table:table-row>
          <table:table-cell office:string-value="Mon Jul 22 12:09:07 EDT 2019" office:value-type="string">
            <text:p>Mon Jul 22 12:09:07 EDT 2019</text:p>
          </table:table-cell>
          <table:table-cell office:string-value="Dog" office:value-type="string">
            <text:p>Dog</text:p>
          </table:table-cell>
          <table:table-cell office:string-value="Parker" office:value-type="string">
            <text:p>Parker</text:p>
          </table:table-cell>
          <table:table-cell office:string-value="Parker" office:value-type="string">
            <text:p>Parker</text:p>
          </table:table-cell>
          <table:table-cell office:value="11.0" office:value-type="float">
            <text:p>11.0</text:p>
          </table:table-cell>
          <table:table-cell office:string-value="Goldendoodle" office:value-type="string">
            <text:p>Goldendoodle</text:p>
          </table:table-cell>
        </table:table-row>
        <table:table-row>
          <table:table-cell office:string-value="Mon Jul 22 12:09:43 EDT 2019" office:value-type="string">
            <text:p>Mon Jul 22 12:09:43 EDT 2019</text:p>
          </table:table-cell>
          <table:table-cell office:string-value="Dog" office:value-type="string">
            <text:p>Dog</text:p>
          </table:table-cell>
          <table:table-cell office:string-value="Captain Avro Clarence" office:value-type="string">
            <text:p>Captain Avro Clarence</text:p>
          </table:table-cell>
          <table:table-cell office:string-value="Avro" office:value-type="string">
            <text:p>Avro</text:p>
          </table:table-cell>
          <table:table-cell office:value="6.0" office:value-type="float">
            <text:p>6.0</text:p>
          </table:table-cell>
          <table:table-cell office:string-value="Schnauzer " office:value-type="string">
            <text:p>Schnauzer </text:p>
          </table:table-cell>
        </table:table-row>
        <table:table-row>
          <table:table-cell office:string-value="Mon Jul 22 12:11:32 EDT 2019" office:value-type="string">
            <text:p>Mon Jul 22 12:11:32 EDT 2019</text:p>
          </table:table-cell>
          <table:table-cell office:string-value="Dog" office:value-type="string">
            <text:p>Dog</text:p>
          </table:table-cell>
          <table:table-cell office:string-value="Carlene" office:value-type="string">
            <text:p>Carlene</text:p>
          </table:table-cell>
          <table:table-cell office:string-value="Weentz" office:value-type="string">
            <text:p>Weentz</text:p>
          </table:table-cell>
          <table:table-cell office:value="4.0" office:value-type="float">
            <text:p>4.0</text:p>
          </table:table-cell>
          <table:table-cell office:string-value="Mutt" office:value-type="string">
            <text:p>Mutt</text:p>
          </table:table-cell>
        </table:table-row>
        <table:table-row>
          <table:table-cell office:string-value="Mon Jul 22 12:14:01 EDT 2019" office:value-type="string">
            <text:p>Mon Jul 22 12:14:01 EDT 2019</text:p>
          </table:table-cell>
          <table:table-cell office:string-value="Dog" office:value-type="string">
            <text:p>Dog</text:p>
          </table:table-cell>
          <table:table-cell office:string-value="Linda" office:value-type="string">
            <text:p>Linda</text:p>
          </table:table-cell>
          <table:table-cell office:string-value="Linda" office:value-type="string">
            <text:p>Linda</text:p>
          </table:table-cell>
          <table:table-cell office:value="10.0" office:value-type="float">
            <text:p>10.0</text:p>
          </table:table-cell>
          <table:table-cell office:string-value="white west highland terrier" office:value-type="string">
            <text:p>white west highland terrier</text:p>
          </table:table-cell>
        </table:table-row>
        <table:table-row>
          <table:table-cell office:string-value="Mon Jul 22 12:14:52 EDT 2019" office:value-type="string">
            <text:p>Mon Jul 22 12:14:52 EDT 2019</text:p>
          </table:table-cell>
          <table:table-cell office:string-value="Cat" office:value-type="string">
            <text:p>Cat</text:p>
          </table:table-cell>
          <table:table-cell office:string-value="Stellabella" office:value-type="string">
            <text:p>Stellabella</text:p>
          </table:table-cell>
          <table:table-cell office:string-value="Stella" office:value-type="string">
            <text:p>Stella</text:p>
          </table:table-cell>
          <table:table-cell office:value="7.0" office:value-type="float">
            <text:p>7.0</text:p>
          </table:table-cell>
          <table:table-cell office:string-value="Tortie" office:value-type="string">
            <text:p>Tortie</text:p>
          </table:table-cell>
        </table:table-row>
        <table:table-row>
          <table:table-cell office:string-value="Mon Jul 22 12:16:07 EDT 2019" office:value-type="string">
            <text:p>Mon Jul 22 12:16:07 EDT 2019</text:p>
          </table:table-cell>
          <table:table-cell office:string-value="Dog" office:value-type="string">
            <text:p>Dog</text:p>
          </table:table-cell>
          <table:table-cell office:string-value="Toby Wooferton" office:value-type="string">
            <text:p>Toby Wooferton</text:p>
          </table:table-cell>
          <table:table-cell office:string-value="Toby" office:value-type="string">
            <text:p>Toby</text:p>
          </table:table-cell>
          <table:table-cell office:value="18.0" office:value-type="float">
            <text:p>18.0</text:p>
          </table:table-cell>
          <table:table-cell office:string-value="Mixed" office:value-type="string">
            <text:p>Mixed</text:p>
          </table:table-cell>
        </table:table-row>
        <table:table-row>
          <table:table-cell office:string-value="Mon Jul 22 12:17:11 EDT 2019" office:value-type="string">
            <text:p>Mon Jul 22 12:17:11 EDT 2019</text:p>
          </table:table-cell>
          <table:table-cell office:string-value="Dog" office:value-type="string">
            <text:p>Dog</text:p>
          </table:table-cell>
          <table:table-cell office:string-value="Sacha" office:value-type="string">
            <text:p>Sacha</text:p>
          </table:table-cell>
          <table:table-cell office:string-value="Fjollehoved (Danish for goofball) " office:value-type="string">
            <text:p>Fjollehoved (Danish for goofball) </text:p>
          </table:table-cell>
          <table:table-cell office:value="13.0" office:value-type="float">
            <text:p>13.0</text:p>
          </table:table-cell>
          <table:table-cell office:string-value="Dog (Golden Labrador Retriever)" office:value-type="string">
            <text:p>Dog (Golden Labrador Retriever)</text:p>
          </table:table-cell>
        </table:table-row>
        <table:table-row>
          <table:table-cell office:string-value="Mon Jul 22 12:17:12 EDT 2019" office:value-type="string">
            <text:p>Mon Jul 22 12:17:12 EDT 2019</text:p>
          </table:table-cell>
          <table:table-cell office:string-value="Cat" office:value-type="string">
            <text:p>Cat</text:p>
          </table:table-cell>
          <table:table-cell office:string-value="Ponce de Leon" office:value-type="string">
            <text:p>Ponce de Leon</text:p>
          </table:table-cell>
          <table:table-cell office:string-value="Ponce " office:value-type="string">
            <text:p>Ponce </text:p>
          </table:table-cell>
          <table:table-cell office:string-value="7?" office:value-type="string">
            <text:p>7?</text:p>
          </table:table-cell>
          <table:table-cell office:string-value="Domestic shorthair " office:value-type="string">
            <text:p>Domestic shorthair </text:p>
          </table:table-cell>
        </table:table-row>
        <table:table-row>
          <table:table-cell office:string-value="Mon Jul 22 12:17:31 EDT 2019" office:value-type="string">
            <text:p>Mon Jul 22 12:17:31 EDT 2019</text:p>
          </table:table-cell>
          <table:table-cell office:string-value="Dog" office:value-type="string">
            <text:p>Dog</text:p>
          </table:table-cell>
          <table:table-cell office:string-value="Snickers" office:value-type="string">
            <text:p>Snickers</text:p>
          </table:table-cell>
          <table:table-cell office:string-value="Snicks" office:value-type="string">
            <text:p>Snicks</text:p>
          </table:table-cell>
          <table:table-cell office:value="14.0" office:value-type="float">
            <text:p>14.0</text:p>
          </table:table-cell>
          <table:table-cell office:string-value="Labradoodle " office:value-type="string">
            <text:p>Labradoodle </text:p>
          </table:table-cell>
        </table:table-row>
        <table:table-row>
          <table:table-cell office:string-value="Mon Jul 22 12:17:51 EDT 2019" office:value-type="string">
            <text:p>Mon Jul 22 12:17:51 EDT 2019</text:p>
          </table:table-cell>
          <table:table-cell office:string-value="Cat" office:value-type="string">
            <text:p>Cat</text:p>
          </table:table-cell>
          <table:table-cell office:string-value="Echo" office:value-type="string">
            <text:p>Echo</text:p>
          </table:table-cell>
          <table:table-cell office:string-value="Echo" office:value-type="string">
            <text:p>Echo</text:p>
          </table:table-cell>
          <table:table-cell office:value="12.0" office:value-type="float">
            <text:p>12.0</text:p>
          </table:table-cell>
          <table:table-cell/>
        </table:table-row>
        <table:table-row>
          <table:table-cell office:string-value="Mon Jul 22 12:17:59 EDT 2019" office:value-type="string">
            <text:p>Mon Jul 22 12:17:59 EDT 2019</text:p>
          </table:table-cell>
          <table:table-cell office:string-value="Cat" office:value-type="string">
            <text:p>Cat</text:p>
          </table:table-cell>
          <table:table-cell office:string-value="Tiga" office:value-type="string">
            <text:p>Tiga</text:p>
          </table:table-cell>
          <table:table-cell office:string-value="Tiga " office:value-type="string">
            <text:p>Tiga </text:p>
          </table:table-cell>
          <table:table-cell office:value="7.0" office:value-type="float">
            <text:p>7.0</text:p>
          </table:table-cell>
          <table:table-cell office:string-value="Domestic shorthair " office:value-type="string">
            <text:p>Domestic shorthair </text:p>
          </table:table-cell>
        </table:table-row>
        <table:table-row>
          <table:table-cell office:string-value="Mon Jul 22 12:18:17 EDT 2019" office:value-type="string">
            <text:p>Mon Jul 22 12:18:17 EDT 2019</text:p>
          </table:table-cell>
          <table:table-cell office:string-value="Dog" office:value-type="string">
            <text:p>Dog</text:p>
          </table:table-cell>
          <table:table-cell office:string-value="Sherlock Bones" office:value-type="string">
            <text:p>Sherlock Bones</text:p>
          </table:table-cell>
          <table:table-cell office:string-value="Sherlock" office:value-type="string">
            <text:p>Sherlock</text:p>
          </table:table-cell>
          <table:table-cell office:value="4.0" office:value-type="float">
            <text:p>4.0</text:p>
          </table:table-cell>
          <table:table-cell office:string-value="Pit Bull Mix" office:value-type="string">
            <text:p>Pit Bull Mix</text:p>
          </table:table-cell>
        </table:table-row>
        <table:table-row>
          <table:table-cell office:string-value="Mon Jul 22 12:18:52 EDT 2019" office:value-type="string">
            <text:p>Mon Jul 22 12:18:52 EDT 2019</text:p>
          </table:table-cell>
          <table:table-cell office:string-value="Dog" office:value-type="string">
            <text:p>Dog</text:p>
          </table:table-cell>
          <table:table-cell office:string-value="Irene Adler" office:value-type="string">
            <text:p>Irene Adler</text:p>
          </table:table-cell>
          <table:table-cell office:string-value="Addie" office:value-type="string">
            <text:p>Addie</text:p>
          </table:table-cell>
          <table:table-cell office:value="8.0" office:value-type="float">
            <text:p>8.0</text:p>
          </table:table-cell>
          <table:table-cell office:string-value="Bulldog" office:value-type="string">
            <text:p>Bulldog</text:p>
          </table:table-cell>
        </table:table-row>
        <table:table-row>
          <table:table-cell office:string-value="Mon Jul 22 12:19:02 EDT 2019" office:value-type="string">
            <text:p>Mon Jul 22 12:19:02 EDT 2019</text:p>
          </table:table-cell>
          <table:table-cell office:string-value="Cat" office:value-type="string">
            <text:p>Cat</text:p>
          </table:table-cell>
          <table:table-cell office:string-value="Bloo" office:value-type="string">
            <text:p>Bloo</text:p>
          </table:table-cell>
          <table:table-cell office:string-value="Bloo" office:value-type="string">
            <text:p>Bloo</text:p>
          </table:table-cell>
          <table:table-cell office:value="11.0" office:value-type="float">
            <text:p>11.0</text:p>
          </table:table-cell>
          <table:table-cell/>
        </table:table-row>
        <table:table-row>
          <table:table-cell office:string-value="Mon Jul 22 12:19:14 EDT 2019" office:value-type="string">
            <text:p>Mon Jul 22 12:19:14 EDT 2019</text:p>
          </table:table-cell>
          <table:table-cell office:string-value="Dog" office:value-type="string">
            <text:p>Dog</text:p>
          </table:table-cell>
          <table:table-cell office:string-value="Wallace" office:value-type="string">
            <text:p>Wallace</text:p>
          </table:table-cell>
          <table:table-cell office:string-value="Wally " office:value-type="string">
            <text:p>Wally </text:p>
          </table:table-cell>
          <table:table-cell office:value="2.0" office:value-type="float">
            <text:p>2.0</text:p>
          </table:table-cell>
          <table:table-cell office:string-value="Labradoodles " office:value-type="string">
            <text:p>Labradoodles </text:p>
          </table:table-cell>
        </table:table-row>
        <table:table-row>
          <table:table-cell office:string-value="Mon Jul 22 12:19:15 EDT 2019" office:value-type="string">
            <text:p>Mon Jul 22 12:19:15 EDT 2019</text:p>
          </table:table-cell>
          <table:table-cell office:string-value="Dog" office:value-type="string">
            <text:p>Dog</text:p>
          </table:table-cell>
          <table:table-cell office:string-value="Dude" office:value-type="string">
            <text:p>Dude</text:p>
          </table:table-cell>
          <table:table-cell office:string-value="Handsome" office:value-type="string">
            <text:p>Handsome</text:p>
          </table:table-cell>
          <table:table-cell office:value="2.5" office:value-type="float">
            <text:p>2.5</text:p>
          </table:table-cell>
          <table:table-cell office:string-value="Labrador Retriever" office:value-type="string">
            <text:p>Labrador Retriever</text:p>
          </table:table-cell>
        </table:table-row>
        <table:table-row>
          <table:table-cell office:string-value="Mon Jul 22 12:19:25 EDT 2019" office:value-type="string">
            <text:p>Mon Jul 22 12:19:25 EDT 2019</text:p>
          </table:table-cell>
          <table:table-cell office:string-value="Cat" office:value-type="string">
            <text:p>Cat</text:p>
          </table:table-cell>
          <table:table-cell office:string-value="Mitten" office:value-type="string">
            <text:p>Mitten</text:p>
          </table:table-cell>
          <table:table-cell office:string-value="Tuna" office:value-type="string">
            <text:p>Tuna</text:p>
          </table:table-cell>
          <table:table-cell office:value="13.0" office:value-type="float">
            <text:p>13.0</text:p>
          </table:table-cell>
          <table:table-cell/>
        </table:table-row>
        <table:table-row>
          <table:table-cell office:string-value="Mon Jul 22 12:19:41 EDT 2019" office:value-type="string">
            <text:p>Mon Jul 22 12:19:41 EDT 2019</text:p>
          </table:table-cell>
          <table:table-cell office:string-value="Dog" office:value-type="string">
            <text:p>Dog</text:p>
          </table:table-cell>
          <table:table-cell office:string-value="Bailey" office:value-type="string">
            <text:p>Bailey</text:p>
          </table:table-cell>
          <table:table-cell office:string-value="Bailey" office:value-type="string">
            <text:p>Bailey</text:p>
          </table:table-cell>
          <table:table-cell office:value="9.0" office:value-type="float">
            <text:p>9.0</text:p>
          </table:table-cell>
          <table:table-cell office:string-value="Golden Retriever" office:value-type="string">
            <text:p>Golden Retriever</text:p>
          </table:table-cell>
        </table:table-row>
        <table:table-row>
          <table:table-cell office:string-value="Mon Jul 22 12:19:42 EDT 2019" office:value-type="string">
            <text:p>Mon Jul 22 12:19:42 EDT 2019</text:p>
          </table:table-cell>
          <table:table-cell office:string-value="Dog" office:value-type="string">
            <text:p>Dog</text:p>
          </table:table-cell>
          <table:table-cell office:string-value="Willow" office:value-type="string">
            <text:p>Willow</text:p>
          </table:table-cell>
          <table:table-cell office:string-value="Sweetie" office:value-type="string">
            <text:p>Sweetie</text:p>
          </table:table-cell>
          <table:table-cell office:value="6.0" office:value-type="float">
            <text:p>6.0</text:p>
          </table:table-cell>
          <table:table-cell office:string-value="Labrador Retriever" office:value-type="string">
            <text:p>Labrador Retriever</text:p>
          </table:table-cell>
        </table:table-row>
        <table:table-row>
          <table:table-cell office:string-value="Mon Jul 22 12:21:11 EDT 2019" office:value-type="string">
            <text:p>Mon Jul 22 12:21:11 EDT 2019</text:p>
          </table:table-cell>
          <table:table-cell office:string-value="Dog" office:value-type="string">
            <text:p>Dog</text:p>
          </table:table-cell>
          <table:table-cell office:string-value="Philistine Smoosh" office:value-type="string">
            <text:p>Philistine Smoosh</text:p>
          </table:table-cell>
          <table:table-cell office:string-value="Bill" office:value-type="string">
            <text:p>Bill</text:p>
          </table:table-cell>
          <table:table-cell office:value="14.0" office:value-type="float">
            <text:p>14.0</text:p>
          </table:table-cell>
          <table:table-cell office:string-value="Jack Russell Terrier" office:value-type="string">
            <text:p>Jack Russell Terrier</text:p>
          </table:table-cell>
        </table:table-row>
        <table:table-row>
          <table:table-cell office:string-value="Mon Jul 22 12:21:27 EDT 2019" office:value-type="string">
            <text:p>Mon Jul 22 12:21:27 EDT 2019</text:p>
          </table:table-cell>
          <table:table-cell office:string-value="Cat" office:value-type="string">
            <text:p>Cat</text:p>
          </table:table-cell>
          <table:table-cell office:string-value="Kitty Cat" office:value-type="string">
            <text:p>Kitty Cat</text:p>
          </table:table-cell>
          <table:table-cell office:string-value="KC" office:value-type="string">
            <text:p>KC</text:p>
          </table:table-cell>
          <table:table-cell office:value="13.0" office:value-type="float">
            <text:p>13.0</text:p>
          </table:table-cell>
          <table:table-cell office:string-value="unknown" office:value-type="string">
            <text:p>unknown</text:p>
          </table:table-cell>
        </table:table-row>
        <table:table-row>
          <table:table-cell office:string-value="Mon Jul 22 12:21:47 EDT 2019" office:value-type="string">
            <text:p>Mon Jul 22 12:21:47 EDT 2019</text:p>
          </table:table-cell>
          <table:table-cell office:string-value="Cat" office:value-type="string">
            <text:p>Cat</text:p>
          </table:table-cell>
          <table:table-cell office:string-value="Elvis" office:value-type="string">
            <text:p>Elvis</text:p>
          </table:table-cell>
          <table:table-cell office:string-value="Tubby" office:value-type="string">
            <text:p>Tubby</text:p>
          </table:table-cell>
          <table:table-cell office:value="12.0" office:value-type="float">
            <text:p>12.0</text:p>
          </table:table-cell>
          <table:table-cell office:string-value="Siamese" office:value-type="string">
            <text:p>Siamese</text:p>
          </table:table-cell>
        </table:table-row>
        <table:table-row>
          <table:table-cell office:string-value="Mon Jul 22 12:23:04 EDT 2019" office:value-type="string">
            <text:p>Mon Jul 22 12:23:04 EDT 2019</text:p>
          </table:table-cell>
          <table:table-cell office:string-value="Dog" office:value-type="string">
            <text:p>Dog</text:p>
          </table:table-cell>
          <table:table-cell office:string-value="Henry Nacho " office:value-type="string">
            <text:p>Henry Nacho </text:p>
          </table:table-cell>
          <table:table-cell office:string-value="Henny" office:value-type="string">
            <text:p>Henny</text:p>
          </table:table-cell>
          <table:table-cell office:value="8.0" office:value-type="float">
            <text:p>8.0</text:p>
          </table:table-cell>
          <table:table-cell office:string-value="Golden Retriever " office:value-type="string">
            <text:p>Golden Retriever </text:p>
          </table:table-cell>
        </table:table-row>
        <table:table-row>
          <table:table-cell office:string-value="Mon Jul 22 12:23:44 EDT 2019" office:value-type="string">
            <text:p>Mon Jul 22 12:23:44 EDT 2019</text:p>
          </table:table-cell>
          <table:table-cell office:string-value="Dog" office:value-type="string">
            <text:p>Dog</text:p>
          </table:table-cell>
          <table:table-cell office:string-value="Maximilian Kolby" office:value-type="string">
            <text:p>Maximilian Kolby</text:p>
          </table:table-cell>
          <table:table-cell office:string-value="Maxy " office:value-type="string">
            <text:p>Maxy </text:p>
          </table:table-cell>
          <table:table-cell office:value="16.0" office:value-type="float">
            <text:p>16.0</text:p>
          </table:table-cell>
          <table:table-cell office:string-value="Golden retriever " office:value-type="string">
            <text:p>Golden retriever </text:p>
          </table:table-cell>
        </table:table-row>
        <table:table-row>
          <table:table-cell office:string-value="Mon Jul 22 12:23:52 EDT 2019" office:value-type="string">
            <text:p>Mon Jul 22 12:23:52 EDT 2019</text:p>
          </table:table-cell>
          <table:table-cell office:string-value="Dog" office:value-type="string">
            <text:p>Dog</text:p>
          </table:table-cell>
          <table:table-cell office:string-value="Argos" office:value-type="string">
            <text:p>Argos</text:p>
          </table:table-cell>
          <table:table-cell office:string-value="Argos" office:value-type="string">
            <text:p>Argos</text:p>
          </table:table-cell>
          <table:table-cell office:value="6.0" office:value-type="float">
            <text:p>6.0</text:p>
          </table:table-cell>
          <table:table-cell office:string-value="Mixed" office:value-type="string">
            <text:p>Mixed</text:p>
          </table:table-cell>
        </table:table-row>
        <table:table-row>
          <table:table-cell office:string-value="Mon Jul 22 12:24:22 EDT 2019" office:value-type="string">
            <text:p>Mon Jul 22 12:24:22 EDT 2019</text:p>
          </table:table-cell>
          <table:table-cell office:string-value="Ferret" office:value-type="string">
            <text:p>Ferret</text:p>
          </table:table-cell>
          <table:table-cell office:string-value="Buttercup" office:value-type="string">
            <text:p>Buttercup</text:p>
          </table:table-cell>
          <table:table-cell office:string-value="Butter" office:value-type="string">
            <text:p>Butter</text:p>
          </table:table-cell>
          <table:table-cell office:string-value="Unsure" office:value-type="string">
            <text:p>Unsure</text:p>
          </table:table-cell>
          <table:table-cell/>
        </table:table-row>
        <table:table-row>
          <table:table-cell office:string-value="Mon Jul 22 12:24:26 EDT 2019" office:value-type="string">
            <text:p>Mon Jul 22 12:24:26 EDT 2019</text:p>
          </table:table-cell>
          <table:table-cell office:string-value="Elephant " office:value-type="string">
            <text:p>Elephant </text:p>
          </table:table-cell>
          <table:table-cell office:string-value="Jumbo" office:value-type="string">
            <text:p>Jumbo</text:p>
          </table:table-cell>
          <table:table-cell office:string-value="Jumbo" office:value-type="string">
            <text:p>Jumbo</text:p>
          </table:table-cell>
          <table:table-cell office:value="19.0" office:value-type="float">
            <text:p>19.0</text:p>
          </table:table-cell>
          <table:table-cell office:string-value="Loxodon" office:value-type="string">
            <text:p>Loxodon</text:p>
          </table:table-cell>
        </table:table-row>
        <table:table-row>
          <table:table-cell office:string-value="Mon Jul 22 12:24:35 EDT 2019" office:value-type="string">
            <text:p>Mon Jul 22 12:24:35 EDT 2019</text:p>
          </table:table-cell>
          <table:table-cell office:string-value="Dog" office:value-type="string">
            <text:p>Dog</text:p>
          </table:table-cell>
          <table:table-cell office:string-value="Madeline Grace " office:value-type="string">
            <text:p>Madeline Grace </text:p>
          </table:table-cell>
          <table:table-cell office:string-value="Ma ma " office:value-type="string">
            <text:p>Ma ma </text:p>
          </table:table-cell>
          <table:table-cell office:value="15.0" office:value-type="float">
            <text:p>15.0</text:p>
          </table:table-cell>
          <table:table-cell office:string-value="Golden retriever " office:value-type="string">
            <text:p>Golden retriever </text:p>
          </table:table-cell>
        </table:table-row>
        <table:table-row>
          <table:table-cell office:string-value="Mon Jul 22 12:24:54 EDT 2019" office:value-type="string">
            <text:p>Mon Jul 22 12:24:54 EDT 2019</text:p>
          </table:table-cell>
          <table:table-cell office:string-value="Dog" office:value-type="string">
            <text:p>Dog</text:p>
          </table:table-cell>
          <table:table-cell office:string-value="Elvis" office:value-type="string">
            <text:p>Elvis</text:p>
          </table:table-cell>
          <table:table-cell office:string-value="Elvis" office:value-type="string">
            <text:p>Elvis</text:p>
          </table:table-cell>
          <table:table-cell office:value="11.0" office:value-type="float">
            <text:p>11.0</text:p>
          </table:table-cell>
          <table:table-cell office:string-value="Cockapoo" office:value-type="string">
            <text:p>Cockapoo</text:p>
          </table:table-cell>
        </table:table-row>
        <table:table-row>
          <table:table-cell office:string-value="Mon Jul 22 12:25:46 EDT 2019" office:value-type="string">
            <text:p>Mon Jul 22 12:25:46 EDT 2019</text:p>
          </table:table-cell>
          <table:table-cell office:string-value="Dog" office:value-type="string">
            <text:p>Dog</text:p>
          </table:table-cell>
          <table:table-cell office:string-value="Coconut Butter" office:value-type="string">
            <text:p>Coconut Butter</text:p>
          </table:table-cell>
          <table:table-cell office:string-value="Coco" office:value-type="string">
            <text:p>Coco</text:p>
          </table:table-cell>
          <table:table-cell office:value="5.0" office:value-type="float">
            <text:p>5.0</text:p>
          </table:table-cell>
          <table:table-cell office:string-value="Mix" office:value-type="string">
            <text:p>Mix</text:p>
          </table:table-cell>
        </table:table-row>
        <table:table-row>
          <table:table-cell office:string-value="Mon Jul 22 12:25:49 EDT 2019" office:value-type="string">
            <text:p>Mon Jul 22 12:25:49 EDT 2019</text:p>
          </table:table-cell>
          <table:table-cell office:string-value="Dog" office:value-type="string">
            <text:p>Dog</text:p>
          </table:table-cell>
          <table:table-cell office:string-value="Lucy-fur" office:value-type="string">
            <text:p>Lucy-fur</text:p>
          </table:table-cell>
          <table:table-cell office:string-value="Lucy" office:value-type="string">
            <text:p>Lucy</text:p>
          </table:table-cell>
          <table:table-cell office:value="12.0" office:value-type="float">
            <text:p>12.0</text:p>
          </table:table-cell>
          <table:table-cell office:string-value="Golden retriever" office:value-type="string">
            <text:p>Golden retriever</text:p>
          </table:table-cell>
        </table:table-row>
        <table:table-row>
          <table:table-cell office:string-value="Mon Jul 22 12:26:01 EDT 2019" office:value-type="string">
            <text:p>Mon Jul 22 12:26:01 EDT 2019</text:p>
          </table:table-cell>
          <table:table-cell office:string-value="Dog" office:value-type="string">
            <text:p>Dog</text:p>
          </table:table-cell>
          <table:table-cell office:string-value="Sophie Grace" office:value-type="string">
            <text:p>Sophie Grace</text:p>
          </table:table-cell>
          <table:table-cell office:string-value="Soph" office:value-type="string">
            <text:p>Soph</text:p>
          </table:table-cell>
          <table:table-cell office:value="13.0" office:value-type="float">
            <text:p>13.0</text:p>
          </table:table-cell>
          <table:table-cell office:string-value="Brindle Black" office:value-type="string">
            <text:p>Brindle Black</text:p>
          </table:table-cell>
        </table:table-row>
        <table:table-row>
          <table:table-cell office:string-value="Mon Jul 22 12:26:22 EDT 2019" office:value-type="string">
            <text:p>Mon Jul 22 12:26:22 EDT 2019</text:p>
          </table:table-cell>
          <table:table-cell office:string-value="Dog" office:value-type="string">
            <text:p>Dog</text:p>
          </table:table-cell>
          <table:table-cell office:string-value="Prince" office:value-type="string">
            <text:p>Prince</text:p>
          </table:table-cell>
          <table:table-cell office:string-value="Prince" office:value-type="string">
            <text:p>Prince</text:p>
          </table:table-cell>
          <table:table-cell office:value="14.0" office:value-type="float">
            <text:p>14.0</text:p>
          </table:table-cell>
          <table:table-cell office:string-value="Poodle, Shih Tzu and a misc terrier/sporting breed mix" office:value-type="string">
            <text:p>Poodle, Shih Tzu and a misc terrier/sporting breed mix</text:p>
          </table:table-cell>
        </table:table-row>
        <table:table-row>
          <table:table-cell office:string-value="Mon Jul 22 12:26:35 EDT 2019" office:value-type="string">
            <text:p>Mon Jul 22 12:26:35 EDT 2019</text:p>
          </table:table-cell>
          <table:table-cell office:string-value="Dog" office:value-type="string">
            <text:p>Dog</text:p>
          </table:table-cell>
          <table:table-cell office:string-value="Jackson Buttsickle" office:value-type="string">
            <text:p>Jackson Buttsickle</text:p>
          </table:table-cell>
          <table:table-cell office:string-value="Jacks" office:value-type="string">
            <text:p>Jacks</text:p>
          </table:table-cell>
          <table:table-cell office:value="4.0" office:value-type="float">
            <text:p>4.0</text:p>
          </table:table-cell>
          <table:table-cell office:string-value="Mix" office:value-type="string">
            <text:p>Mix</text:p>
          </table:table-cell>
        </table:table-row>
        <table:table-row>
          <table:table-cell office:string-value="Mon Jul 22 12:27:28 EDT 2019" office:value-type="string">
            <text:p>Mon Jul 22 12:27:28 EDT 2019</text:p>
          </table:table-cell>
          <table:table-cell office:string-value="Dog" office:value-type="string">
            <text:p>Dog</text:p>
          </table:table-cell>
          <table:table-cell office:string-value="Lassie" office:value-type="string">
            <text:p>Lassie</text:p>
          </table:table-cell>
          <table:table-cell office:string-value="Lass Lass" office:value-type="string">
            <text:p>Lass Lass</text:p>
          </table:table-cell>
          <table:table-cell office:value="14.0" office:value-type="float">
            <text:p>14.0</text:p>
          </table:table-cell>
          <table:table-cell office:string-value="Moth Eaten Carpet" office:value-type="string">
            <text:p>Moth Eaten Carpet</text:p>
          </table:table-cell>
        </table:table-row>
        <table:table-row>
          <table:table-cell office:string-value="Mon Jul 22 12:28:12 EDT 2019" office:value-type="string">
            <text:p>Mon Jul 22 12:28:12 EDT 2019</text:p>
          </table:table-cell>
          <table:table-cell office:string-value="Dog" office:value-type="string">
            <text:p>Dog</text:p>
          </table:table-cell>
          <table:table-cell office:string-value="Charles Xavier II" office:value-type="string">
            <text:p>Charles Xavier II</text:p>
          </table:table-cell>
          <table:table-cell office:string-value="Charlie" office:value-type="string">
            <text:p>Charlie</text:p>
          </table:table-cell>
          <table:table-cell office:value="4.0" office:value-type="float">
            <text:p>4.0</text:p>
          </table:table-cell>
          <table:table-cell office:string-value="Great Pyr" office:value-type="string">
            <text:p>Great Pyr</text:p>
          </table:table-cell>
        </table:table-row>
        <table:table-row>
          <table:table-cell office:string-value="Mon Jul 22 12:28:21 EDT 2019" office:value-type="string">
            <text:p>Mon Jul 22 12:28:21 EDT 2019</text:p>
          </table:table-cell>
          <table:table-cell office:string-value="Cat" office:value-type="string">
            <text:p>Cat</text:p>
          </table:table-cell>
          <table:table-cell office:string-value="GingerSnapz C. Cat" office:value-type="string">
            <text:p>GingerSnapz C. Cat</text:p>
          </table:table-cell>
          <table:table-cell office:string-value="GingerSnapz" office:value-type="string">
            <text:p>GingerSnapz</text:p>
          </table:table-cell>
          <table:table-cell office:value="7.0" office:value-type="float">
            <text:p>7.0</text:p>
          </table:table-cell>
          <table:table-cell office:string-value="Domestic Shorthair" office:value-type="string">
            <text:p>Domestic Shorthair</text:p>
          </table:table-cell>
        </table:table-row>
        <table:table-row>
          <table:table-cell office:string-value="Mon Jul 22 12:30:36 EDT 2019" office:value-type="string">
            <text:p>Mon Jul 22 12:30:36 EDT 2019</text:p>
          </table:table-cell>
          <table:table-cell office:string-value="Dog" office:value-type="string">
            <text:p>Dog</text:p>
          </table:table-cell>
          <table:table-cell office:string-value="Caroline" office:value-type="string">
            <text:p>Caroline</text:p>
          </table:table-cell>
          <table:table-cell office:string-value="Caroline" office:value-type="string">
            <text:p>Caroline</text:p>
          </table:table-cell>
          <table:table-cell office:string-value="5 years old" office:value-type="string">
            <text:p>5 years old</text:p>
          </table:table-cell>
          <table:table-cell office:string-value="Purebred Alabama Mutt" office:value-type="string">
            <text:p>Purebred Alabama Mutt</text:p>
          </table:table-cell>
        </table:table-row>
        <table:table-row>
          <table:table-cell office:string-value="Mon Jul 22 12:31:22 EDT 2019" office:value-type="string">
            <text:p>Mon Jul 22 12:31:22 EDT 2019</text:p>
          </table:table-cell>
          <table:table-cell office:string-value="Cat" office:value-type="string">
            <text:p>Cat</text:p>
          </table:table-cell>
          <table:table-cell office:string-value="Shadow" office:value-type="string">
            <text:p>Shadow</text:p>
          </table:table-cell>
          <table:table-cell office:string-value="Shadow" office:value-type="string">
            <text:p>Shadow</text:p>
          </table:table-cell>
          <table:table-cell office:value="11.0" office:value-type="float">
            <text:p>11.0</text:p>
          </table:table-cell>
          <table:table-cell/>
        </table:table-row>
        <table:table-row>
          <table:table-cell office:string-value="Mon Jul 22 12:31:58 EDT 2019" office:value-type="string">
            <text:p>Mon Jul 22 12:31:58 EDT 2019</text:p>
          </table:table-cell>
          <table:table-cell office:string-value="Cat" office:value-type="string">
            <text:p>Cat</text:p>
          </table:table-cell>
          <table:table-cell office:string-value="Murray 2" office:value-type="string">
            <text:p>Murray 2</text:p>
          </table:table-cell>
          <table:table-cell office:string-value="Murray" office:value-type="string">
            <text:p>Murray</text:p>
          </table:table-cell>
          <table:table-cell office:value="7.0" office:value-type="float">
            <text:p>7.0</text:p>
          </table:table-cell>
          <table:table-cell/>
        </table:table-row>
        <table:table-row>
          <table:table-cell office:string-value="Mon Jul 22 12:31:59 EDT 2019" office:value-type="string">
            <text:p>Mon Jul 22 12:31:59 EDT 2019</text:p>
          </table:table-cell>
          <table:table-cell office:string-value="Dog" office:value-type="string">
            <text:p>Dog</text:p>
          </table:table-cell>
          <table:table-cell office:string-value="Beau" office:value-type="string">
            <text:p>Beau</text:p>
          </table:table-cell>
          <table:table-cell office:string-value="Goomby, Mr. Beauregard" office:value-type="string">
            <text:p>Goomby, Mr. Beauregard</text:p>
          </table:table-cell>
          <table:table-cell office:value="4.0" office:value-type="float">
            <text:p>4.0</text:p>
          </table:table-cell>
          <table:table-cell office:string-value="Golden Retriever" office:value-type="string">
            <text:p>Golden Retriever</text:p>
          </table:table-cell>
        </table:table-row>
        <table:table-row>
          <table:table-cell office:string-value="Mon Jul 22 12:32:38 EDT 2019" office:value-type="string">
            <text:p>Mon Jul 22 12:32:38 EDT 2019</text:p>
          </table:table-cell>
          <table:table-cell office:string-value="Dog" office:value-type="string">
            <text:p>Dog</text:p>
          </table:table-cell>
          <table:table-cell office:string-value="Lindon" office:value-type="string">
            <text:p>Lindon</text:p>
          </table:table-cell>
          <table:table-cell office:string-value="Lindy loo" office:value-type="string">
            <text:p>Lindy loo</text:p>
          </table:table-cell>
          <table:table-cell office:value="10.0" office:value-type="float">
            <text:p>10.0</text:p>
          </table:table-cell>
          <table:table-cell office:string-value="Pit bull/lab mix" office:value-type="string">
            <text:p>Pit bull/lab mix</text:p>
          </table:table-cell>
        </table:table-row>
        <table:table-row>
          <table:table-cell office:string-value="Mon Jul 22 12:32:57 EDT 2019" office:value-type="string">
            <text:p>Mon Jul 22 12:32:57 EDT 2019</text:p>
          </table:table-cell>
          <table:table-cell office:string-value="Cat" office:value-type="string">
            <text:p>Cat</text:p>
          </table:table-cell>
          <table:table-cell office:string-value="Marilyn" office:value-type="string">
            <text:p>Marilyn</text:p>
          </table:table-cell>
          <table:table-cell office:string-value="Chirp, Pumpkin Pie, Meow Meow" office:value-type="string">
            <text:p>Chirp, Pumpkin Pie, Meow Meow</text:p>
          </table:table-cell>
          <table:table-cell office:value="5.0" office:value-type="float">
            <text:p>5.0</text:p>
          </table:table-cell>
          <table:table-cell office:string-value="Orange" office:value-type="string">
            <text:p>Orange</text:p>
          </table:table-cell>
        </table:table-row>
        <table:table-row>
          <table:table-cell office:string-value="Mon Jul 22 12:33:09 EDT 2019" office:value-type="string">
            <text:p>Mon Jul 22 12:33:09 EDT 2019</text:p>
          </table:table-cell>
          <table:table-cell office:string-value="Dog" office:value-type="string">
            <text:p>Dog</text:p>
          </table:table-cell>
          <table:table-cell office:string-value="Tedward" office:value-type="string">
            <text:p>Tedward</text:p>
          </table:table-cell>
          <table:table-cell office:string-value="Teddy" office:value-type="string">
            <text:p>Teddy</text:p>
          </table:table-cell>
          <table:table-cell office:value="4.0" office:value-type="float">
            <text:p>4.0</text:p>
          </table:table-cell>
          <table:table-cell office:string-value="Shih-Tzu Mix" office:value-type="string">
            <text:p>Shih-Tzu Mix</text:p>
          </table:table-cell>
        </table:table-row>
        <table:table-row>
          <table:table-cell office:string-value="Mon Jul 22 12:33:46 EDT 2019" office:value-type="string">
            <text:p>Mon Jul 22 12:33:46 EDT 2019</text:p>
          </table:table-cell>
          <table:table-cell office:string-value="Dog" office:value-type="string">
            <text:p>Dog</text:p>
          </table:table-cell>
          <table:table-cell office:string-value="Zuzu" office:value-type="string">
            <text:p>Zuzu</text:p>
          </table:table-cell>
          <table:table-cell office:string-value="Zu" office:value-type="string">
            <text:p>Zu</text:p>
          </table:table-cell>
          <table:table-cell office:value="4.0" office:value-type="float">
            <text:p>4.0</text:p>
          </table:table-cell>
          <table:table-cell office:string-value="Shih Tzu x Bichon" office:value-type="string">
            <text:p>Shih Tzu x Bichon</text:p>
          </table:table-cell>
        </table:table-row>
        <table:table-row>
          <table:table-cell office:string-value="Mon Jul 22 12:34:15 EDT 2019" office:value-type="string">
            <text:p>Mon Jul 22 12:34:15 EDT 2019</text:p>
          </table:table-cell>
          <table:table-cell office:string-value="Dog" office:value-type="string">
            <text:p>Dog</text:p>
          </table:table-cell>
          <table:table-cell office:string-value="Marcus Brutus" office:value-type="string">
            <text:p>Marcus Brutus</text:p>
          </table:table-cell>
          <table:table-cell office:string-value="Brutus" office:value-type="string">
            <text:p>Brutus</text:p>
          </table:table-cell>
          <table:table-cell office:value="4.0" office:value-type="float">
            <text:p>4.0</text:p>
          </table:table-cell>
          <table:table-cell office:string-value="Boxer" office:value-type="string">
            <text:p>Boxer</text:p>
          </table:table-cell>
        </table:table-row>
        <table:table-row>
          <table:table-cell office:string-value="Mon Jul 22 12:35:34 EDT 2019" office:value-type="string">
            <text:p>Mon Jul 22 12:35:34 EDT 2019</text:p>
          </table:table-cell>
          <table:table-cell office:string-value="Cat" office:value-type="string">
            <text:p>Cat</text:p>
          </table:table-cell>
          <table:table-cell office:string-value="Charlie Chaplin " office:value-type="string">
            <text:p>Charlie Chaplin </text:p>
          </table:table-cell>
          <table:table-cell office:string-value="Charlie" office:value-type="string">
            <text:p>Charlie</text:p>
          </table:table-cell>
          <table:table-cell office:value="1.0" office:value-type="float">
            <text:p>1.0</text:p>
          </table:table-cell>
          <table:table-cell/>
        </table:table-row>
        <table:table-row>
          <table:table-cell office:string-value="Mon Jul 22 12:35:58 EDT 2019" office:value-type="string">
            <text:p>Mon Jul 22 12:35:58 EDT 2019</text:p>
          </table:table-cell>
          <table:table-cell office:string-value="Cat" office:value-type="string">
            <text:p>Cat</text:p>
          </table:table-cell>
          <table:table-cell office:string-value="Molly Tigerlily" office:value-type="string">
            <text:p>Molly Tigerlily</text:p>
          </table:table-cell>
          <table:table-cell office:string-value="Molly" office:value-type="string">
            <text:p>Molly</text:p>
          </table:table-cell>
          <table:table-cell office:value="1.0" office:value-type="float">
            <text:p>1.0</text:p>
          </table:table-cell>
          <table:table-cell/>
        </table:table-row>
        <table:table-row>
          <table:table-cell office:string-value="Mon Jul 22 12:37:13 EDT 2019" office:value-type="string">
            <text:p>Mon Jul 22 12:37:13 EDT 2019</text:p>
          </table:table-cell>
          <table:table-cell office:string-value="Cat" office:value-type="string">
            <text:p>Cat</text:p>
          </table:table-cell>
          <table:table-cell office:string-value="Britannia" office:value-type="string">
            <text:p>Britannia</text:p>
          </table:table-cell>
          <table:table-cell office:string-value="Brit" office:value-type="string">
            <text:p>Brit</text:p>
          </table:table-cell>
          <table:table-cell office:value="10.0" office:value-type="float">
            <text:p>10.0</text:p>
          </table:table-cell>
          <table:table-cell/>
        </table:table-row>
        <table:table-row>
          <table:table-cell office:string-value="Mon Jul 22 12:37:18 EDT 2019" office:value-type="string">
            <text:p>Mon Jul 22 12:37:18 EDT 2019</text:p>
          </table:table-cell>
          <table:table-cell office:string-value="Dog" office:value-type="string">
            <text:p>Dog</text:p>
          </table:table-cell>
          <table:table-cell office:string-value="Brownie Leigh" office:value-type="string">
            <text:p>Brownie Leigh</text:p>
          </table:table-cell>
          <table:table-cell office:string-value="Brownie " office:value-type="string">
            <text:p>Brownie </text:p>
          </table:table-cell>
          <table:table-cell office:value="3.0" office:value-type="float">
            <text:p>3.0</text:p>
          </table:table-cell>
          <table:table-cell office:string-value="Golden Shepherd " office:value-type="string">
            <text:p>Golden Shepherd </text:p>
          </table:table-cell>
        </table:table-row>
        <table:table-row>
          <table:table-cell office:string-value="Mon Jul 22 12:40:30 EDT 2019" office:value-type="string">
            <text:p>Mon Jul 22 12:40:30 EDT 2019</text:p>
          </table:table-cell>
          <table:table-cell office:string-value="Dog" office:value-type="string">
            <text:p>Dog</text:p>
          </table:table-cell>
          <table:table-cell office:string-value="Jersey Girl" office:value-type="string">
            <text:p>Jersey Girl</text:p>
          </table:table-cell>
          <table:table-cell office:string-value="Jersey " office:value-type="string">
            <text:p>Jersey </text:p>
          </table:table-cell>
          <table:table-cell office:value="11.0" office:value-type="float">
            <text:p>11.0</text:p>
          </table:table-cell>
          <table:table-cell office:string-value="Husky/malamute/sneaky neighbor's dog mix" office:value-type="string">
            <text:p>Husky/malamute/sneaky neighbor's dog mix</text:p>
          </table:table-cell>
        </table:table-row>
        <table:table-row>
          <table:table-cell office:string-value="Mon Jul 22 12:40:49 EDT 2019" office:value-type="string">
            <text:p>Mon Jul 22 12:40:49 EDT 2019</text:p>
          </table:table-cell>
          <table:table-cell office:string-value="Dog" office:value-type="string">
            <text:p>Dog</text:p>
          </table:table-cell>
          <table:table-cell office:string-value="Stella" office:value-type="string">
            <text:p>Stella</text:p>
          </table:table-cell>
          <table:table-cell office:string-value="Stells" office:value-type="string">
            <text:p>Stells</text:p>
          </table:table-cell>
          <table:table-cell office:value="10.0" office:value-type="float">
            <text:p>10.0</text:p>
          </table:table-cell>
          <table:table-cell office:string-value="golden doodle " office:value-type="string">
            <text:p>golden doodle </text:p>
          </table:table-cell>
        </table:table-row>
        <table:table-row>
          <table:table-cell office:string-value="Mon Jul 22 12:41:13 EDT 2019" office:value-type="string">
            <text:p>Mon Jul 22 12:41:13 EDT 2019</text:p>
          </table:table-cell>
          <table:table-cell office:string-value="Dog" office:value-type="string">
            <text:p>Dog</text:p>
          </table:table-cell>
          <table:table-cell office:string-value="Lizzie" office:value-type="string">
            <text:p>Lizzie</text:p>
          </table:table-cell>
          <table:table-cell office:string-value="Lizzie Pie" office:value-type="string">
            <text:p>Lizzie Pie</text:p>
          </table:table-cell>
          <table:table-cell office:value="6.0" office:value-type="float">
            <text:p>6.0</text:p>
          </table:table-cell>
          <table:table-cell office:string-value="Husky/sneaky neighbor's dog mix" office:value-type="string">
            <text:p>Husky/sneaky neighbor's dog mix</text:p>
          </table:table-cell>
        </table:table-row>
        <table:table-row>
          <table:table-cell office:string-value="Mon Jul 22 12:41:28 EDT 2019" office:value-type="string">
            <text:p>Mon Jul 22 12:41:28 EDT 2019</text:p>
          </table:table-cell>
          <table:table-cell office:string-value="Cat" office:value-type="string">
            <text:p>Cat</text:p>
          </table:table-cell>
          <table:table-cell office:string-value="Marby" office:value-type="string">
            <text:p>Marby</text:p>
          </table:table-cell>
          <table:table-cell office:string-value="Beanie baby" office:value-type="string">
            <text:p>Beanie baby</text:p>
          </table:table-cell>
          <table:table-cell office:value="14.0" office:value-type="float">
            <text:p>14.0</text:p>
          </table:table-cell>
          <table:table-cell office:string-value="American shorthair" office:value-type="string">
            <text:p>American shorthair</text:p>
          </table:table-cell>
        </table:table-row>
        <table:table-row>
          <table:table-cell office:string-value="Mon Jul 22 12:41:47 EDT 2019" office:value-type="string">
            <text:p>Mon Jul 22 12:41:47 EDT 2019</text:p>
          </table:table-cell>
          <table:table-cell office:string-value="Dog" office:value-type="string">
            <text:p>Dog</text:p>
          </table:table-cell>
          <table:table-cell office:string-value="Roxy" office:value-type="string">
            <text:p>Roxy</text:p>
          </table:table-cell>
          <table:table-cell office:string-value="Roxy Socks" office:value-type="string">
            <text:p>Roxy Socks</text:p>
          </table:table-cell>
          <table:table-cell office:value="1.0" office:value-type="float">
            <text:p>1.0</text:p>
          </table:table-cell>
          <table:table-cell office:string-value="Mutt" office:value-type="string">
            <text:p>Mutt</text:p>
          </table:table-cell>
        </table:table-row>
        <table:table-row>
          <table:table-cell office:string-value="Mon Jul 22 12:42:19 EDT 2019" office:value-type="string">
            <text:p>Mon Jul 22 12:42:19 EDT 2019</text:p>
          </table:table-cell>
          <table:table-cell office:string-value="Dog" office:value-type="string">
            <text:p>Dog</text:p>
          </table:table-cell>
          <table:table-cell office:string-value="Coco Murfree" office:value-type="string">
            <text:p>Coco Murfree</text:p>
          </table:table-cell>
          <table:table-cell office:string-value="Coco" office:value-type="string">
            <text:p>Coco</text:p>
          </table:table-cell>
          <table:table-cell office:value="9.0" office:value-type="float">
            <text:p>9.0</text:p>
          </table:table-cell>
          <table:table-cell office:string-value="Border Collie" office:value-type="string">
            <text:p>Border Collie</text:p>
          </table:table-cell>
        </table:table-row>
        <table:table-row>
          <table:table-cell office:string-value="Mon Jul 22 12:42:26 EDT 2019" office:value-type="string">
            <text:p>Mon Jul 22 12:42:26 EDT 2019</text:p>
          </table:table-cell>
          <table:table-cell office:string-value="Dog" office:value-type="string">
            <text:p>Dog</text:p>
          </table:table-cell>
          <table:table-cell office:string-value="Ozzy" office:value-type="string">
            <text:p>Ozzy</text:p>
          </table:table-cell>
          <table:table-cell office:string-value="Ozlet" office:value-type="string">
            <text:p>Ozlet</text:p>
          </table:table-cell>
          <table:table-cell office:value="1.0" office:value-type="float">
            <text:p>1.0</text:p>
          </table:table-cell>
          <table:table-cell office:string-value="Minnie Australian Shepherd/Cockapoo" office:value-type="string">
            <text:p>Minnie Australian Shepherd/Cockapoo</text:p>
          </table:table-cell>
        </table:table-row>
        <table:table-row>
          <table:table-cell office:string-value="Mon Jul 22 12:44:53 EDT 2019" office:value-type="string">
            <text:p>Mon Jul 22 12:44:53 EDT 2019</text:p>
          </table:table-cell>
          <table:table-cell office:string-value="Dog" office:value-type="string">
            <text:p>Dog</text:p>
          </table:table-cell>
          <table:table-cell office:string-value="Winston Pigaloo" office:value-type="string">
            <text:p>Winston Pigaloo</text:p>
          </table:table-cell>
          <table:table-cell office:string-value="Winston or Lewis" office:value-type="string">
            <text:p>Winston or Lewis</text:p>
          </table:table-cell>
          <table:table-cell office:value="6.0" office:value-type="float">
            <text:p>6.0</text:p>
          </table:table-cell>
          <table:table-cell office:string-value="Pug" office:value-type="string">
            <text:p>Pug</text:p>
          </table:table-cell>
        </table:table-row>
        <table:table-row>
          <table:table-cell office:string-value="Mon Jul 22 12:45:29 EDT 2019" office:value-type="string">
            <text:p>Mon Jul 22 12:45:29 EDT 2019</text:p>
          </table:table-cell>
          <table:table-cell office:string-value="Dog" office:value-type="string">
            <text:p>Dog</text:p>
          </table:table-cell>
          <table:table-cell office:string-value="Noodle " office:value-type="string">
            <text:p>Noodle </text:p>
          </table:table-cell>
          <table:table-cell office:string-value="Noodle / Weenie" office:value-type="string">
            <text:p>Noodle / Weenie</text:p>
          </table:table-cell>
          <table:table-cell office:value="13.0" office:value-type="float">
            <text:p>13.0</text:p>
          </table:table-cell>
          <table:table-cell office:string-value="Weiner Dog" office:value-type="string">
            <text:p>Weiner Dog</text:p>
          </table:table-cell>
        </table:table-row>
        <table:table-row>
          <table:table-cell office:string-value="Mon Jul 22 12:46:00 EDT 2019" office:value-type="string">
            <text:p>Mon Jul 22 12:46:00 EDT 2019</text:p>
          </table:table-cell>
          <table:table-cell office:string-value="Dog" office:value-type="string">
            <text:p>Dog</text:p>
          </table:table-cell>
          <table:table-cell office:string-value="Phantom" office:value-type="string">
            <text:p>Phantom</text:p>
          </table:table-cell>
          <table:table-cell office:string-value="Phantom " office:value-type="string">
            <text:p>Phantom </text:p>
          </table:table-cell>
          <table:table-cell office:value="5.0" office:value-type="float">
            <text:p>5.0</text:p>
          </table:table-cell>
          <table:table-cell office:string-value="Staffordshire pit bull" office:value-type="string">
            <text:p>Staffordshire pit bull</text:p>
          </table:table-cell>
        </table:table-row>
        <table:table-row>
          <table:table-cell office:string-value="Mon Jul 22 12:52:28 EDT 2019" office:value-type="string">
            <text:p>Mon Jul 22 12:52:28 EDT 2019</text:p>
          </table:table-cell>
          <table:table-cell office:string-value="Dog" office:value-type="string">
            <text:p>Dog</text:p>
          </table:table-cell>
          <table:table-cell office:string-value="Ellen Park" office:value-type="string">
            <text:p>Ellen Park</text:p>
          </table:table-cell>
          <table:table-cell office:string-value="Ellen" office:value-type="string">
            <text:p>Ellen</text:p>
          </table:table-cell>
          <table:table-cell office:value="3.0" office:value-type="float">
            <text:p>3.0</text:p>
          </table:table-cell>
          <table:table-cell office:string-value="Gr" office:value-type="string">
            <text:p>Gr</text:p>
          </table:table-cell>
        </table:table-row>
        <table:table-row>
          <table:table-cell office:string-value="Mon Jul 22 12:53:24 EDT 2019" office:value-type="string">
            <text:p>Mon Jul 22 12:53:24 EDT 2019</text:p>
          </table:table-cell>
          <table:table-cell office:string-value="Cat" office:value-type="string">
            <text:p>Cat</text:p>
          </table:table-cell>
          <table:table-cell office:string-value="Meredith" office:value-type="string">
            <text:p>Meredith</text:p>
          </table:table-cell>
          <table:table-cell office:string-value="Mer" office:value-type="string">
            <text:p>Mer</text:p>
          </table:table-cell>
          <table:table-cell office:value="1.0" office:value-type="float">
            <text:p>1.0</text:p>
          </table:table-cell>
          <table:table-cell office:string-value="Domestic shorthair " office:value-type="string">
            <text:p>Domestic shorthair </text:p>
          </table:table-cell>
        </table:table-row>
        <table:table-row>
          <table:table-cell office:string-value="Mon Jul 22 12:57:11 EDT 2019" office:value-type="string">
            <text:p>Mon Jul 22 12:57:11 EDT 2019</text:p>
          </table:table-cell>
          <table:table-cell office:string-value="Cat" office:value-type="string">
            <text:p>Cat</text:p>
          </table:table-cell>
          <table:table-cell office:string-value="Brennan Zachary" office:value-type="string">
            <text:p>Brennan Zachary</text:p>
          </table:table-cell>
          <table:table-cell office:string-value="Punkin butt" office:value-type="string">
            <text:p>Punkin butt</text:p>
          </table:table-cell>
          <table:table-cell office:value="8.0" office:value-type="float">
            <text:p>8.0</text:p>
          </table:table-cell>
          <table:table-cell office:string-value="Domestic short hair" office:value-type="string">
            <text:p>Domestic short hair</text:p>
          </table:table-cell>
        </table:table-row>
        <table:table-row>
          <table:table-cell office:string-value="Mon Jul 22 13:00:59 EDT 2019" office:value-type="string">
            <text:p>Mon Jul 22 13:00:59 EDT 2019</text:p>
          </table:table-cell>
          <table:table-cell office:string-value="Other" office:value-type="string">
            <text:p>Other</text:p>
          </table:table-cell>
          <table:table-cell office:string-value="Fishy" office:value-type="string">
            <text:p>Fishy</text:p>
          </table:table-cell>
          <table:table-cell office:string-value="Fishy" office:value-type="string">
            <text:p>Fishy</text:p>
          </table:table-cell>
          <table:table-cell office:value="18.0" office:value-type="float">
            <text:p>18.0</text:p>
          </table:table-cell>
          <table:table-cell/>
        </table:table-row>
        <table:table-row>
          <table:table-cell office:string-value="Mon Jul 22 13:02:57 EDT 2019" office:value-type="string">
            <text:p>Mon Jul 22 13:02:57 EDT 2019</text:p>
          </table:table-cell>
          <table:table-cell office:string-value="Dog" office:value-type="string">
            <text:p>Dog</text:p>
          </table:table-cell>
          <table:table-cell office:string-value="Spud" office:value-type="string">
            <text:p>Spud</text:p>
          </table:table-cell>
          <table:table-cell office:string-value="Schmoops " office:value-type="string">
            <text:p>Schmoops </text:p>
          </table:table-cell>
          <table:table-cell office:string-value="1.5 years" office:value-type="string">
            <text:p>1.5 years</text:p>
          </table:table-cell>
          <table:table-cell office:string-value="Pembroke Welsh Corgi" office:value-type="string">
            <text:p>Pembroke Welsh Corgi</text:p>
          </table:table-cell>
        </table:table-row>
        <table:table-row>
          <table:table-cell office:string-value="Mon Jul 22 13:03:38 EDT 2019" office:value-type="string">
            <text:p>Mon Jul 22 13:03:38 EDT 2019</text:p>
          </table:table-cell>
          <table:table-cell office:string-value="Dog" office:value-type="string">
            <text:p>Dog</text:p>
          </table:table-cell>
          <table:table-cell office:string-value="FN 2187" office:value-type="string">
            <text:p>FN 2187</text:p>
          </table:table-cell>
          <table:table-cell office:string-value="Finn" office:value-type="string">
            <text:p>Finn</text:p>
          </table:table-cell>
          <table:table-cell office:string-value="1.5 years " office:value-type="string">
            <text:p>1.5 years </text:p>
          </table:table-cell>
          <table:table-cell office:string-value="Goldendoodle " office:value-type="string">
            <text:p>Goldendoodle </text:p>
          </table:table-cell>
        </table:table-row>
        <table:table-row>
          <table:table-cell office:string-value="Mon Jul 22 13:04:06 EDT 2019" office:value-type="string">
            <text:p>Mon Jul 22 13:04:06 EDT 2019</text:p>
          </table:table-cell>
          <table:table-cell office:string-value="Cat" office:value-type="string">
            <text:p>Cat</text:p>
          </table:table-cell>
          <table:table-cell office:string-value="Frank En Stein  " office:value-type="string">
            <text:p>Frank En Stein <text:s text:c="1"/></text:p>
          </table:table-cell>
          <table:table-cell office:string-value="Frank" office:value-type="string">
            <text:p>Frank</text:p>
          </table:table-cell>
          <table:table-cell office:value="8.0" office:value-type="float">
            <text:p>8.0</text:p>
          </table:table-cell>
          <table:table-cell office:string-value="Maine coon " office:value-type="string">
            <text:p>Maine coon </text:p>
          </table:table-cell>
        </table:table-row>
        <table:table-row>
          <table:table-cell office:string-value="Mon Jul 22 13:04:23 EDT 2019" office:value-type="string">
            <text:p>Mon Jul 22 13:04:23 EDT 2019</text:p>
          </table:table-cell>
          <table:table-cell office:string-value="Dog" office:value-type="string">
            <text:p>Dog</text:p>
          </table:table-cell>
          <table:table-cell office:string-value="Pisco" office:value-type="string">
            <text:p>Pisco</text:p>
          </table:table-cell>
          <table:table-cell office:string-value="Pisco" office:value-type="string">
            <text:p>Pisco</text:p>
          </table:table-cell>
          <table:table-cell office:value="5.0" office:value-type="float">
            <text:p>5.0</text:p>
          </table:table-cell>
          <table:table-cell office:string-value="German Wirehaired Pointer" office:value-type="string">
            <text:p>German Wirehaired Pointer</text:p>
          </table:table-cell>
        </table:table-row>
        <table:table-row>
          <table:table-cell office:string-value="Mon Jul 22 13:04:25 EDT 2019" office:value-type="string">
            <text:p>Mon Jul 22 13:04:25 EDT 2019</text:p>
          </table:table-cell>
          <table:table-cell office:string-value="Dog" office:value-type="string">
            <text:p>Dog</text:p>
          </table:table-cell>
          <table:table-cell office:string-value="Sadie" office:value-type="string">
            <text:p>Sadie</text:p>
          </table:table-cell>
          <table:table-cell office:string-value="Sadie" office:value-type="string">
            <text:p>Sadie</text:p>
          </table:table-cell>
          <table:table-cell office:value="3.0" office:value-type="float">
            <text:p>3.0</text:p>
          </table:table-cell>
          <table:table-cell office:string-value="GSD" office:value-type="string">
            <text:p>GSD</text:p>
          </table:table-cell>
        </table:table-row>
        <table:table-row>
          <table:table-cell office:string-value="Mon Jul 22 13:04:51 EDT 2019" office:value-type="string">
            <text:p>Mon Jul 22 13:04:51 EDT 2019</text:p>
          </table:table-cell>
          <table:table-cell office:string-value="Dog" office:value-type="string">
            <text:p>Dog</text:p>
          </table:table-cell>
          <table:table-cell office:string-value="Lola" office:value-type="string">
            <text:p>Lola</text:p>
          </table:table-cell>
          <table:table-cell office:string-value="Loli Ravioli " office:value-type="string">
            <text:p>Loli Ravioli </text:p>
          </table:table-cell>
          <table:table-cell office:string-value="9 months" office:value-type="string">
            <text:p>9 months</text:p>
          </table:table-cell>
          <table:table-cell office:string-value="Golden retriever" office:value-type="string">
            <text:p>Golden retriever</text:p>
          </table:table-cell>
        </table:table-row>
        <table:table-row>
          <table:table-cell office:string-value="Mon Jul 22 13:08:42 EDT 2019" office:value-type="string">
            <text:p>Mon Jul 22 13:08:42 EDT 2019</text:p>
          </table:table-cell>
          <table:table-cell office:string-value="Dog" office:value-type="string">
            <text:p>Dog</text:p>
          </table:table-cell>
          <table:table-cell office:string-value="Addie Heart" office:value-type="string">
            <text:p>Addie Heart</text:p>
          </table:table-cell>
          <table:table-cell office:string-value="Addie" office:value-type="string">
            <text:p>Addie</text:p>
          </table:table-cell>
          <table:table-cell office:value="8.0" office:value-type="float">
            <text:p>8.0</text:p>
          </table:table-cell>
          <table:table-cell office:string-value="Lab/Chow chow mix" office:value-type="string">
            <text:p>Lab/Chow chow mix</text:p>
          </table:table-cell>
        </table:table-row>
        <table:table-row>
          <table:table-cell office:string-value="Mon Jul 22 13:11:54 EDT 2019" office:value-type="string">
            <text:p>Mon Jul 22 13:11:54 EDT 2019</text:p>
          </table:table-cell>
          <table:table-cell office:string-value="Dog" office:value-type="string">
            <text:p>Dog</text:p>
          </table:table-cell>
          <table:table-cell office:string-value="Ernie" office:value-type="string">
            <text:p>Ernie</text:p>
          </table:table-cell>
          <table:table-cell office:string-value="Ernburn, Erndog, Ernieworm " office:value-type="string">
            <text:p>Ernburn, Erndog, Ernieworm </text:p>
          </table:table-cell>
          <table:table-cell office:value="1.0" office:value-type="float">
            <text:p>1.0</text:p>
          </table:table-cell>
          <table:table-cell/>
        </table:table-row>
        <table:table-row>
          <table:table-cell office:string-value="Mon Jul 22 13:14:23 EDT 2019" office:value-type="string">
            <text:p>Mon Jul 22 13:14:23 EDT 2019</text:p>
          </table:table-cell>
          <table:table-cell office:string-value="Rodent" office:value-type="string">
            <text:p>Rodent</text:p>
          </table:table-cell>
          <table:table-cell office:string-value="Milo Chicken Nugget" office:value-type="string">
            <text:p>Milo Chicken Nugget</text:p>
          </table:table-cell>
          <table:table-cell office:string-value="Milo" office:value-type="string">
            <text:p>Milo</text:p>
          </table:table-cell>
          <table:table-cell office:string-value="6 1/2 months" office:value-type="string">
            <text:p>6 1/2 months</text:p>
          </table:table-cell>
          <table:table-cell office:string-value="Chinchilla" office:value-type="string">
            <text:p>Chinchilla</text:p>
          </table:table-cell>
        </table:table-row>
        <table:table-row>
          <table:table-cell office:string-value="Mon Jul 22 13:22:40 EDT 2019" office:value-type="string">
            <text:p>Mon Jul 22 13:22:40 EDT 2019</text:p>
          </table:table-cell>
          <table:table-cell office:string-value="Cat" office:value-type="string">
            <text:p>Cat</text:p>
          </table:table-cell>
          <table:table-cell office:string-value="Melon" office:value-type="string">
            <text:p>Melon</text:p>
          </table:table-cell>
          <table:table-cell office:string-value="Mel" office:value-type="string">
            <text:p>Mel</text:p>
          </table:table-cell>
          <table:table-cell office:value="3.0" office:value-type="float">
            <text:p>3.0</text:p>
          </table:table-cell>
          <table:table-cell office:string-value="Black" office:value-type="string">
            <text:p>Black</text:p>
          </table:table-cell>
        </table:table-row>
        <table:table-row>
          <table:table-cell office:string-value="Mon Jul 22 13:24:30 EDT 2019" office:value-type="string">
            <text:p>Mon Jul 22 13:24:30 EDT 2019</text:p>
          </table:table-cell>
          <table:table-cell office:string-value="Dog" office:value-type="string">
            <text:p>Dog</text:p>
          </table:table-cell>
          <table:table-cell office:string-value="Semaj" office:value-type="string">
            <text:p>Semaj</text:p>
          </table:table-cell>
          <table:table-cell office:string-value="Sammich, Dumbledork" office:value-type="string">
            <text:p>Sammich, Dumbledork</text:p>
          </table:table-cell>
          <table:table-cell office:value="4.0" office:value-type="float">
            <text:p>4.0</text:p>
          </table:table-cell>
          <table:table-cell office:string-value="Shih tzu" office:value-type="string">
            <text:p>Shih tzu</text:p>
          </table:table-cell>
        </table:table-row>
        <table:table-row>
          <table:table-cell office:string-value="Mon Jul 22 13:25:17 EDT 2019" office:value-type="string">
            <text:p>Mon Jul 22 13:25:17 EDT 2019</text:p>
          </table:table-cell>
          <table:table-cell office:string-value="Dog" office:value-type="string">
            <text:p>Dog</text:p>
          </table:table-cell>
          <table:table-cell office:string-value="Maya" office:value-type="string">
            <text:p>Maya</text:p>
          </table:table-cell>
          <table:table-cell office:string-value="Little Miss Maya, Diva" office:value-type="string">
            <text:p>Little Miss Maya, Diva</text:p>
          </table:table-cell>
          <table:table-cell office:value="8.0" office:value-type="float">
            <text:p>8.0</text:p>
          </table:table-cell>
          <table:table-cell office:string-value="Shih tzu" office:value-type="string">
            <text:p>Shih tzu</text:p>
          </table:table-cell>
        </table:table-row>
        <table:table-row>
          <table:table-cell office:string-value="Mon Jul 22 13:26:44 EDT 2019" office:value-type="string">
            <text:p>Mon Jul 22 13:26:44 EDT 2019</text:p>
          </table:table-cell>
          <table:table-cell office:string-value="Dog" office:value-type="string">
            <text:p>Dog</text:p>
          </table:table-cell>
          <table:table-cell office:string-value="Bijou" office:value-type="string">
            <text:p>Bijou</text:p>
          </table:table-cell>
          <table:table-cell office:string-value="Bijou" office:value-type="string">
            <text:p>Bijou</text:p>
          </table:table-cell>
          <table:table-cell office:value="12.0" office:value-type="float">
            <text:p>12.0</text:p>
          </table:table-cell>
          <table:table-cell office:string-value="Jack russel terrier x toy poodle" office:value-type="string">
            <text:p>Jack russel terrier x toy poodle</text:p>
          </table:table-cell>
        </table:table-row>
        <table:table-row>
          <table:table-cell office:string-value="Mon Jul 22 13:27:21 EDT 2019" office:value-type="string">
            <text:p>Mon Jul 22 13:27:21 EDT 2019</text:p>
          </table:table-cell>
          <table:table-cell office:string-value="Dog" office:value-type="string">
            <text:p>Dog</text:p>
          </table:table-cell>
          <table:table-cell office:string-value="Pesto" office:value-type="string">
            <text:p>Pesto</text:p>
          </table:table-cell>
          <table:table-cell office:string-value="Pesto" office:value-type="string">
            <text:p>Pesto</text:p>
          </table:table-cell>
          <table:table-cell office:string-value="9 months" office:value-type="string">
            <text:p>9 months</text:p>
          </table:table-cell>
          <table:table-cell office:string-value="Beagle" office:value-type="string">
            <text:p>Beagle</text:p>
          </table:table-cell>
        </table:table-row>
        <table:table-row>
          <table:table-cell office:string-value="Mon Jul 22 13:29:05 EDT 2019" office:value-type="string">
            <text:p>Mon Jul 22 13:29:05 EDT 2019</text:p>
          </table:table-cell>
          <table:table-cell office:string-value="Dog" office:value-type="string">
            <text:p>Dog</text:p>
          </table:table-cell>
          <table:table-cell office:string-value="Maggie " office:value-type="string">
            <text:p>Maggie </text:p>
          </table:table-cell>
          <table:table-cell office:string-value="Magz" office:value-type="string">
            <text:p>Magz</text:p>
          </table:table-cell>
          <table:table-cell office:string-value="Unknown" office:value-type="string">
            <text:p>Unknown</text:p>
          </table:table-cell>
          <table:table-cell office:string-value="Eskimo mix" office:value-type="string">
            <text:p>Eskimo mix</text:p>
          </table:table-cell>
        </table:table-row>
        <table:table-row>
          <table:table-cell office:string-value="Mon Jul 22 13:35:02 EDT 2019" office:value-type="string">
            <text:p>Mon Jul 22 13:35:02 EDT 2019</text:p>
          </table:table-cell>
          <table:table-cell office:string-value="Cat" office:value-type="string">
            <text:p>Cat</text:p>
          </table:table-cell>
          <table:table-cell office:string-value="Doctor snuggles von fluffybottom" office:value-type="string">
            <text:p>Doctor snuggles von fluffybottom</text:p>
          </table:table-cell>
          <table:table-cell office:string-value="Doc" office:value-type="string">
            <text:p>Doc</text:p>
          </table:table-cell>
          <table:table-cell office:value="6.0" office:value-type="float">
            <text:p>6.0</text:p>
          </table:table-cell>
          <table:table-cell/>
        </table:table-row>
        <table:table-row>
          <table:table-cell office:string-value="Mon Jul 22 13:35:55 EDT 2019" office:value-type="string">
            <text:p>Mon Jul 22 13:35:55 EDT 2019</text:p>
          </table:table-cell>
          <table:table-cell office:string-value="Dog" office:value-type="string">
            <text:p>Dog</text:p>
          </table:table-cell>
          <table:table-cell office:string-value="Toby" office:value-type="string">
            <text:p>Toby</text:p>
          </table:table-cell>
          <table:table-cell office:string-value="Toby" office:value-type="string">
            <text:p>Toby</text:p>
          </table:table-cell>
          <table:table-cell office:value="1.0" office:value-type="float">
            <text:p>1.0</text:p>
          </table:table-cell>
          <table:table-cell office:string-value="Golden retriever" office:value-type="string">
            <text:p>Golden retriever</text:p>
          </table:table-cell>
        </table:table-row>
        <table:table-row>
          <table:table-cell office:string-value="Mon Jul 22 13:35:35 EDT 2019" office:value-type="string">
            <text:p>Mon Jul 22 13:35:35 EDT 2019</text:p>
          </table:table-cell>
          <table:table-cell office:string-value="Dog" office:value-type="string">
            <text:p>Dog</text:p>
          </table:table-cell>
          <table:table-cell office:string-value="Jacob Marley" office:value-type="string">
            <text:p>Jacob Marley</text:p>
          </table:table-cell>
          <table:table-cell office:string-value="Jake" office:value-type="string">
            <text:p>Jake</text:p>
          </table:table-cell>
          <table:table-cell office:value="6.0" office:value-type="float">
            <text:p>6.0</text:p>
          </table:table-cell>
          <table:table-cell office:string-value="Golden retriever" office:value-type="string">
            <text:p>Golden retriever</text:p>
          </table:table-cell>
        </table:table-row>
        <table:table-row>
          <table:table-cell office:string-value="Mon Jul 22 13:36:38 EDT 2019" office:value-type="string">
            <text:p>Mon Jul 22 13:36:38 EDT 2019</text:p>
          </table:table-cell>
          <table:table-cell office:string-value="Cat" office:value-type="string">
            <text:p>Cat</text:p>
          </table:table-cell>
          <table:table-cell office:string-value="dixie" office:value-type="string">
            <text:p>dixie</text:p>
          </table:table-cell>
          <table:table-cell office:string-value="potato" office:value-type="string">
            <text:p>potato</text:p>
          </table:table-cell>
          <table:table-cell office:string-value="11?" office:value-type="string">
            <text:p>11?</text:p>
          </table:table-cell>
          <table:table-cell office:string-value="fluffy" office:value-type="string">
            <text:p>fluffy</text:p>
          </table:table-cell>
        </table:table-row>
        <table:table-row>
          <table:table-cell office:string-value="Mon Jul 22 13:40:57 EDT 2019" office:value-type="string">
            <text:p>Mon Jul 22 13:40:57 EDT 2019</text:p>
          </table:table-cell>
          <table:table-cell office:string-value="Dog" office:value-type="string">
            <text:p>Dog</text:p>
          </table:table-cell>
          <table:table-cell office:string-value="Cujo" office:value-type="string">
            <text:p>Cujo</text:p>
          </table:table-cell>
          <table:table-cell office:string-value="Bubby" office:value-type="string">
            <text:p>Bubby</text:p>
          </table:table-cell>
          <table:table-cell office:value="11.0" office:value-type="float">
            <text:p>11.0</text:p>
          </table:table-cell>
          <table:table-cell office:string-value="Cocker Spaniel" office:value-type="string">
            <text:p>Cocker Spaniel</text:p>
          </table:table-cell>
        </table:table-row>
        <table:table-row>
          <table:table-cell office:string-value="Mon Jul 22 13:42:35 EDT 2019" office:value-type="string">
            <text:p>Mon Jul 22 13:42:35 EDT 2019</text:p>
          </table:table-cell>
          <table:table-cell office:string-value="Cat" office:value-type="string">
            <text:p>Cat</text:p>
          </table:table-cell>
          <table:table-cell office:string-value="Finn" office:value-type="string">
            <text:p>Finn</text:p>
          </table:table-cell>
          <table:table-cell office:string-value="Finnard  " office:value-type="string">
            <text:p>Finnard <text:s text:c="1"/></text:p>
          </table:table-cell>
          <table:table-cell office:value="9.0" office:value-type="float">
            <text:p>9.0</text:p>
          </table:table-cell>
          <table:table-cell office:string-value="Long haired " office:value-type="string">
            <text:p>Long haired </text:p>
          </table:table-cell>
        </table:table-row>
        <table:table-row>
          <table:table-cell office:string-value="Mon Jul 22 13:44:18 EDT 2019" office:value-type="string">
            <text:p>Mon Jul 22 13:44:18 EDT 2019</text:p>
          </table:table-cell>
          <table:table-cell office:string-value="Dog" office:value-type="string">
            <text:p>Dog</text:p>
          </table:table-cell>
          <table:table-cell office:string-value="Maizie" office:value-type="string">
            <text:p>Maizie</text:p>
          </table:table-cell>
          <table:table-cell office:string-value="Maizie" office:value-type="string">
            <text:p>Maizie</text:p>
          </table:table-cell>
          <table:table-cell office:string-value="4 months" office:value-type="string">
            <text:p>4 months</text:p>
          </table:table-cell>
          <table:table-cell office:string-value="Mini schnauzer" office:value-type="string">
            <text:p>Mini schnauzer</text:p>
          </table:table-cell>
        </table:table-row>
        <table:table-row>
          <table:table-cell office:string-value="Mon Jul 22 13:57:54 EDT 2019" office:value-type="string">
            <text:p>Mon Jul 22 13:57:54 EDT 2019</text:p>
          </table:table-cell>
          <table:table-cell office:string-value="Dog" office:value-type="string">
            <text:p>Dog</text:p>
          </table:table-cell>
          <table:table-cell office:string-value="Bruce D4" office:value-type="string">
            <text:p>Bruce D4</text:p>
          </table:table-cell>
          <table:table-cell office:string-value="Bruce" office:value-type="string">
            <text:p>Bruce</text:p>
          </table:table-cell>
          <table:table-cell office:value="12.0" office:value-type="float">
            <text:p>12.0</text:p>
          </table:table-cell>
          <table:table-cell office:string-value="Dachshund" office:value-type="string">
            <text:p>Dachshund</text:p>
          </table:table-cell>
        </table:table-row>
        <table:table-row>
          <table:table-cell office:string-value="Mon Jul 22 13:58:44 EDT 2019" office:value-type="string">
            <text:p>Mon Jul 22 13:58:44 EDT 2019</text:p>
          </table:table-cell>
          <table:table-cell office:string-value="Dog" office:value-type="string">
            <text:p>Dog</text:p>
          </table:table-cell>
          <table:table-cell office:string-value="Jackie Kate" office:value-type="string">
            <text:p>Jackie Kate</text:p>
          </table:table-cell>
          <table:table-cell office:string-value="Jackie" office:value-type="string">
            <text:p>Jackie</text:p>
          </table:table-cell>
          <table:table-cell office:value="5.0" office:value-type="float">
            <text:p>5.0</text:p>
          </table:table-cell>
          <table:table-cell office:string-value="Lab/beagle mix" office:value-type="string">
            <text:p>Lab/beagle mix</text:p>
          </table:table-cell>
        </table:table-row>
        <table:table-row>
          <table:table-cell office:string-value="Mon Jul 22 13:59:02 EDT 2019" office:value-type="string">
            <text:p>Mon Jul 22 13:59:02 EDT 2019</text:p>
          </table:table-cell>
          <table:table-cell office:string-value="Dog" office:value-type="string">
            <text:p>Dog</text:p>
          </table:table-cell>
          <table:table-cell office:string-value="Daisy Bear" office:value-type="string">
            <text:p>Daisy Bear</text:p>
          </table:table-cell>
          <table:table-cell office:string-value="Daisy or Bear" office:value-type="string">
            <text:p>Daisy or Bear</text:p>
          </table:table-cell>
          <table:table-cell office:string-value="2.5 years" office:value-type="string">
            <text:p>2.5 years</text:p>
          </table:table-cell>
          <table:table-cell office:string-value="German Shepherd" office:value-type="string">
            <text:p>German Shepherd</text:p>
          </table:table-cell>
        </table:table-row>
        <table:table-row>
          <table:table-cell office:string-value="Mon Jul 22 13:59:16 EDT 2019" office:value-type="string">
            <text:p>Mon Jul 22 13:59:16 EDT 2019</text:p>
          </table:table-cell>
          <table:table-cell office:string-value="Lizard" office:value-type="string">
            <text:p>Lizard</text:p>
          </table:table-cell>
          <table:table-cell office:string-value="Donut" office:value-type="string">
            <text:p>Donut</text:p>
          </table:table-cell>
          <table:table-cell office:string-value="Donut" office:value-type="string">
            <text:p>Donut</text:p>
          </table:table-cell>
          <table:table-cell office:value="5.0" office:value-type="float">
            <text:p>5.0</text:p>
          </table:table-cell>
          <table:table-cell office:string-value="Crested Gecko" office:value-type="string">
            <text:p>Crested Gecko</text:p>
          </table:table-cell>
        </table:table-row>
        <table:table-row>
          <table:table-cell office:string-value="Mon Jul 22 13:59:22 EDT 2019" office:value-type="string">
            <text:p>Mon Jul 22 13:59:22 EDT 2019</text:p>
          </table:table-cell>
          <table:table-cell office:string-value="Fish" office:value-type="string">
            <text:p>Fish</text:p>
          </table:table-cell>
          <table:table-cell office:string-value="Whiskers Goldie-the-Goldfish Sweetie" office:value-type="string">
            <text:p>Whiskers Goldie-the-Goldfish Sweetie</text:p>
          </table:table-cell>
          <table:table-cell office:string-value="Whiskies" office:value-type="string">
            <text:p>Whiskies</text:p>
          </table:table-cell>
          <table:table-cell office:value="2.0" office:value-type="float">
            <text:p>2.0</text:p>
          </table:table-cell>
          <table:table-cell office:string-value="Beta" office:value-type="string">
            <text:p>Beta</text:p>
          </table:table-cell>
        </table:table-row>
        <table:table-row>
          <table:table-cell office:string-value="Mon Jul 22 13:59:52 EDT 2019" office:value-type="string">
            <text:p>Mon Jul 22 13:59:52 EDT 2019</text:p>
          </table:table-cell>
          <table:table-cell office:string-value="Dog" office:value-type="string">
            <text:p>Dog</text:p>
          </table:table-cell>
          <table:table-cell office:string-value="Tinker Stinker" office:value-type="string">
            <text:p>Tinker Stinker</text:p>
          </table:table-cell>
          <table:table-cell office:string-value="Stinks" office:value-type="string">
            <text:p>Stinks</text:p>
          </table:table-cell>
          <table:table-cell office:string-value="2.5 years" office:value-type="string">
            <text:p>2.5 years</text:p>
          </table:table-cell>
          <table:table-cell office:string-value="Germann Shepherd" office:value-type="string">
            <text:p>Germann Shepherd</text:p>
          </table:table-cell>
        </table:table-row>
        <table:table-row>
          <table:table-cell office:string-value="Mon Jul 22 14:00:00 EDT 2019" office:value-type="string">
            <text:p>Mon Jul 22 14:00:00 EDT 2019</text:p>
          </table:table-cell>
          <table:table-cell office:string-value="Cat" office:value-type="string">
            <text:p>Cat</text:p>
          </table:table-cell>
          <table:table-cell office:string-value="Vinnie" office:value-type="string">
            <text:p>Vinnie</text:p>
          </table:table-cell>
          <table:table-cell office:string-value="Huggiebear Biden" office:value-type="string">
            <text:p>Huggiebear Biden</text:p>
          </table:table-cell>
          <table:table-cell office:value="4.0" office:value-type="float">
            <text:p>4.0</text:p>
          </table:table-cell>
          <table:table-cell office:string-value="N/A" office:value-type="string">
            <text:p>N/A</text:p>
          </table:table-cell>
        </table:table-row>
        <table:table-row>
          <table:table-cell office:string-value="Mon Jul 22 14:00:55 EDT 2019" office:value-type="string">
            <text:p>Mon Jul 22 14:00:55 EDT 2019</text:p>
          </table:table-cell>
          <table:table-cell office:string-value="Cat" office:value-type="string">
            <text:p>Cat</text:p>
          </table:table-cell>
          <table:table-cell office:string-value="Watson &amp; Crick (I have two cats)" office:value-type="string">
            <text:p>Watson &amp; Crick (I have two cats)</text:p>
          </table:table-cell>
          <table:table-cell office:string-value="Dr. Watson &amp; Dr. Crick" office:value-type="string">
            <text:p>Dr. Watson &amp; Dr. Crick</text:p>
          </table:table-cell>
          <table:table-cell office:string-value="8.5 years" office:value-type="string">
            <text:p>8.5 years</text:p>
          </table:table-cell>
          <table:table-cell office:string-value="a tabby and a grey cat" office:value-type="string">
            <text:p>a tabby and a grey cat</text:p>
          </table:table-cell>
        </table:table-row>
        <table:table-row>
          <table:table-cell office:string-value="Mon Jul 22 14:01:26 EDT 2019" office:value-type="string">
            <text:p>Mon Jul 22 14:01:26 EDT 2019</text:p>
          </table:table-cell>
          <table:table-cell office:string-value="Dog" office:value-type="string">
            <text:p>Dog</text:p>
          </table:table-cell>
          <table:table-cell office:string-value="Mile High Ice Storm" office:value-type="string">
            <text:p>Mile High Ice Storm</text:p>
          </table:table-cell>
          <table:table-cell office:string-value="Miles" office:value-type="string">
            <text:p>Miles</text:p>
          </table:table-cell>
          <table:table-cell office:value="7.0" office:value-type="float">
            <text:p>7.0</text:p>
          </table:table-cell>
          <table:table-cell office:string-value="Golden Retriever " office:value-type="string">
            <text:p>Golden Retriever </text:p>
          </table:table-cell>
        </table:table-row>
        <table:table-row>
          <table:table-cell office:string-value="Mon Jul 22 14:02:01 EDT 2019" office:value-type="string">
            <text:p>Mon Jul 22 14:02:01 EDT 2019</text:p>
          </table:table-cell>
          <table:table-cell office:string-value="Dog" office:value-type="string">
            <text:p>Dog</text:p>
          </table:table-cell>
          <table:table-cell office:string-value="Breezy Bear" office:value-type="string">
            <text:p>Breezy Bear</text:p>
          </table:table-cell>
          <table:table-cell office:string-value="Breezy" office:value-type="string">
            <text:p>Breezy</text:p>
          </table:table-cell>
          <table:table-cell office:value="1.0" office:value-type="float">
            <text:p>1.0</text:p>
          </table:table-cell>
          <table:table-cell office:string-value="Golden Retriever " office:value-type="string">
            <text:p>Golden Retriever </text:p>
          </table:table-cell>
        </table:table-row>
        <table:table-row>
          <table:table-cell office:string-value="Mon Jul 22 14:02:44 EDT 2019" office:value-type="string">
            <text:p>Mon Jul 22 14:02:44 EDT 2019</text:p>
          </table:table-cell>
          <table:table-cell office:string-value="Dog" office:value-type="string">
            <text:p>Dog</text:p>
          </table:table-cell>
          <table:table-cell office:string-value="Nara" office:value-type="string">
            <text:p>Nara</text:p>
          </table:table-cell>
          <table:table-cell office:string-value="Gorda" office:value-type="string">
            <text:p>Gorda</text:p>
          </table:table-cell>
          <table:table-cell office:value="3.0" office:value-type="float">
            <text:p>3.0</text:p>
          </table:table-cell>
          <table:table-cell office:string-value="Australian cattle dog" office:value-type="string">
            <text:p>Australian cattle dog</text:p>
          </table:table-cell>
        </table:table-row>
        <table:table-row>
          <table:table-cell office:string-value="Mon Jul 22 14:02:46 EDT 2019" office:value-type="string">
            <text:p>Mon Jul 22 14:02:46 EDT 2019</text:p>
          </table:table-cell>
          <table:table-cell office:string-value="Dog" office:value-type="string">
            <text:p>Dog</text:p>
          </table:table-cell>
          <table:table-cell office:string-value="Wyatt Daniel, the Wild Corgo" office:value-type="string">
            <text:p>Wyatt Daniel, the Wild Corgo</text:p>
          </table:table-cell>
          <table:table-cell office:string-value="Wyatt" office:value-type="string">
            <text:p>Wyatt</text:p>
          </table:table-cell>
          <table:table-cell office:value="2.0" office:value-type="float">
            <text:p>2.0</text:p>
          </table:table-cell>
          <table:table-cell office:string-value="Pembroke Welsh Corgi" office:value-type="string">
            <text:p>Pembroke Welsh Corgi</text:p>
          </table:table-cell>
        </table:table-row>
        <table:table-row>
          <table:table-cell office:string-value="Mon Jul 22 14:09:47 EDT 2019" office:value-type="string">
            <text:p>Mon Jul 22 14:09:47 EDT 2019</text:p>
          </table:table-cell>
          <table:table-cell office:string-value="Dog" office:value-type="string">
            <text:p>Dog</text:p>
          </table:table-cell>
          <table:table-cell/>
          <table:table-cell office:string-value="Petra" office:value-type="string">
            <text:p>Petra</text:p>
          </table:table-cell>
          <table:table-cell/>
          <table:table-cell office:string-value="Golden Retriever" office:value-type="string">
            <text:p>Golden Retriever</text:p>
          </table:table-cell>
        </table:table-row>
        <table:table-row>
          <table:table-cell office:string-value="Mon Jul 22 14:10:26 EDT 2019" office:value-type="string">
            <text:p>Mon Jul 22 14:10:26 EDT 2019</text:p>
          </table:table-cell>
          <table:table-cell office:string-value="Fish" office:value-type="string">
            <text:p>Fish</text:p>
          </table:table-cell>
          <table:table-cell office:string-value="Waffle" office:value-type="string">
            <text:p>Waffle</text:p>
          </table:table-cell>
          <table:table-cell office:string-value="Waffle" office:value-type="string">
            <text:p>Waffle</text:p>
          </table:table-cell>
          <table:table-cell office:value="2.0" office:value-type="float">
            <text:p>2.0</text:p>
          </table:table-cell>
          <table:table-cell office:string-value="Betta fish " office:value-type="string">
            <text:p>Betta fish </text:p>
          </table:table-cell>
        </table:table-row>
        <table:table-row>
          <table:table-cell office:string-value="Mon Jul 22 14:11:21 EDT 2019" office:value-type="string">
            <text:p>Mon Jul 22 14:11:21 EDT 2019</text:p>
          </table:table-cell>
          <table:table-cell office:string-value="Dog" office:value-type="string">
            <text:p>Dog</text:p>
          </table:table-cell>
          <table:table-cell office:string-value="Rosie" office:value-type="string">
            <text:p>Rosie</text:p>
          </table:table-cell>
          <table:table-cell office:string-value="Rosie" office:value-type="string">
            <text:p>Rosie</text:p>
          </table:table-cell>
          <table:table-cell office:value="10.0" office:value-type="float">
            <text:p>10.0</text:p>
          </table:table-cell>
          <table:table-cell office:string-value="Walker Hound" office:value-type="string">
            <text:p>Walker Hound</text:p>
          </table:table-cell>
        </table:table-row>
        <table:table-row>
          <table:table-cell office:string-value="Mon Jul 22 14:14:15 EDT 2019" office:value-type="string">
            <text:p>Mon Jul 22 14:14:15 EDT 2019</text:p>
          </table:table-cell>
          <table:table-cell office:string-value="Dog" office:value-type="string">
            <text:p>Dog</text:p>
          </table:table-cell>
          <table:table-cell office:string-value="Lilly" office:value-type="string">
            <text:p>Lilly</text:p>
          </table:table-cell>
          <table:table-cell office:string-value="Lilly" office:value-type="string">
            <text:p>Lilly</text:p>
          </table:table-cell>
          <table:table-cell office:value="10.0" office:value-type="float">
            <text:p>10.0</text:p>
          </table:table-cell>
          <table:table-cell office:string-value="German Shepherd/Husky/Beagle/Chow Chow" office:value-type="string">
            <text:p>German Shepherd/Husky/Beagle/Chow Chow</text:p>
          </table:table-cell>
        </table:table-row>
        <table:table-row>
          <table:table-cell office:string-value="Mon Jul 22 14:14:55 EDT 2019" office:value-type="string">
            <text:p>Mon Jul 22 14:14:55 EDT 2019</text:p>
          </table:table-cell>
          <table:table-cell office:string-value="Dog" office:value-type="string">
            <text:p>Dog</text:p>
          </table:table-cell>
          <table:table-cell office:string-value="Charles" office:value-type="string">
            <text:p>Charles</text:p>
          </table:table-cell>
          <table:table-cell office:string-value="Charles" office:value-type="string">
            <text:p>Charles</text:p>
          </table:table-cell>
          <table:table-cell office:value="12.0" office:value-type="float">
            <text:p>12.0</text:p>
          </table:table-cell>
          <table:table-cell office:string-value="Miniature Schnauzer/Poodle" office:value-type="string">
            <text:p>Miniature Schnauzer/Poodle</text:p>
          </table:table-cell>
        </table:table-row>
        <table:table-row>
          <table:table-cell office:string-value="Mon Jul 22 14:15:28 EDT 2019" office:value-type="string">
            <text:p>Mon Jul 22 14:15:28 EDT 2019</text:p>
          </table:table-cell>
          <table:table-cell office:string-value="Dog" office:value-type="string">
            <text:p>Dog</text:p>
          </table:table-cell>
          <table:table-cell office:string-value="Pippa" office:value-type="string">
            <text:p>Pippa</text:p>
          </table:table-cell>
          <table:table-cell office:string-value="Pip" office:value-type="string">
            <text:p>Pip</text:p>
          </table:table-cell>
          <table:table-cell office:string-value="1.1 years" office:value-type="string">
            <text:p>1.1 years</text:p>
          </table:table-cell>
          <table:table-cell office:string-value="Goldendoodle" office:value-type="string">
            <text:p>Goldendoodle</text:p>
          </table:table-cell>
        </table:table-row>
        <table:table-row>
          <table:table-cell office:string-value="Mon Jul 22 14:18:11 EDT 2019" office:value-type="string">
            <text:p>Mon Jul 22 14:18:11 EDT 2019</text:p>
          </table:table-cell>
          <table:table-cell office:string-value="Dog" office:value-type="string">
            <text:p>Dog</text:p>
          </table:table-cell>
          <table:table-cell office:string-value="Oliver" office:value-type="string">
            <text:p>Oliver</text:p>
          </table:table-cell>
          <table:table-cell office:string-value="Ollie" office:value-type="string">
            <text:p>Ollie</text:p>
          </table:table-cell>
          <table:table-cell office:string-value="Seven" office:value-type="string">
            <text:p>Seven</text:p>
          </table:table-cell>
          <table:table-cell office:string-value="Jack Russell terrier " office:value-type="string">
            <text:p>Jack Russell terrier </text:p>
          </table:table-cell>
        </table:table-row>
        <table:table-row>
          <table:table-cell office:string-value="Mon Jul 22 14:20:05 EDT 2019" office:value-type="string">
            <text:p>Mon Jul 22 14:20:05 EDT 2019</text:p>
          </table:table-cell>
          <table:table-cell office:string-value="Dog" office:value-type="string">
            <text:p>Dog</text:p>
          </table:table-cell>
          <table:table-cell office:string-value="Kiku" office:value-type="string">
            <text:p>Kiku</text:p>
          </table:table-cell>
          <table:table-cell office:string-value="Kiku" office:value-type="string">
            <text:p>Kiku</text:p>
          </table:table-cell>
          <table:table-cell office:value="3.0" office:value-type="float">
            <text:p>3.0</text:p>
          </table:table-cell>
          <table:table-cell office:string-value="Mutt" office:value-type="string">
            <text:p>Mutt</text:p>
          </table:table-cell>
        </table:table-row>
        <table:table-row>
          <table:table-cell office:string-value="Mon Jul 22 14:20:32 EDT 2019" office:value-type="string">
            <text:p>Mon Jul 22 14:20:32 EDT 2019</text:p>
          </table:table-cell>
          <table:table-cell office:string-value="Dog" office:value-type="string">
            <text:p>Dog</text:p>
          </table:table-cell>
          <table:table-cell office:string-value="Brandy" office:value-type="string">
            <text:p>Brandy</text:p>
          </table:table-cell>
          <table:table-cell office:string-value="Brenda" office:value-type="string">
            <text:p>Brenda</text:p>
          </table:table-cell>
          <table:table-cell office:value="10.0" office:value-type="float">
            <text:p>10.0</text:p>
          </table:table-cell>
          <table:table-cell office:string-value="Havanese " office:value-type="string">
            <text:p>Havanese </text:p>
          </table:table-cell>
        </table:table-row>
        <table:table-row>
          <table:table-cell office:string-value="Mon Jul 22 14:21:00 EDT 2019" office:value-type="string">
            <text:p>Mon Jul 22 14:21:00 EDT 2019</text:p>
          </table:table-cell>
          <table:table-cell office:string-value="Dog" office:value-type="string">
            <text:p>Dog</text:p>
          </table:table-cell>
          <table:table-cell office:string-value="Bobby" office:value-type="string">
            <text:p>Bobby</text:p>
          </table:table-cell>
          <table:table-cell office:string-value="bobkin" office:value-type="string">
            <text:p>bobkin</text:p>
          </table:table-cell>
          <table:table-cell office:value="8.0" office:value-type="float">
            <text:p>8.0</text:p>
          </table:table-cell>
          <table:table-cell office:string-value="Shih Tzu" office:value-type="string">
            <text:p>Shih Tzu</text:p>
          </table:table-cell>
        </table:table-row>
        <table:table-row>
          <table:table-cell office:string-value="Mon Jul 22 14:21:14 EDT 2019" office:value-type="string">
            <text:p>Mon Jul 22 14:21:14 EDT 2019</text:p>
          </table:table-cell>
          <table:table-cell office:string-value="Dog" office:value-type="string">
            <text:p>Dog</text:p>
          </table:table-cell>
          <table:table-cell office:string-value="Emma" office:value-type="string">
            <text:p>Emma</text:p>
          </table:table-cell>
          <table:table-cell office:string-value="Emma" office:value-type="string">
            <text:p>Emma</text:p>
          </table:table-cell>
          <table:table-cell office:value="12.0" office:value-type="float">
            <text:p>12.0</text:p>
          </table:table-cell>
          <table:table-cell office:string-value="Shih-Tzu Poodle Mix" office:value-type="string">
            <text:p>Shih-Tzu Poodle Mix</text:p>
          </table:table-cell>
        </table:table-row>
        <table:table-row>
          <table:table-cell office:string-value="Mon Jul 22 14:22:05 EDT 2019" office:value-type="string">
            <text:p>Mon Jul 22 14:22:05 EDT 2019</text:p>
          </table:table-cell>
          <table:table-cell office:string-value="Dog" office:value-type="string">
            <text:p>Dog</text:p>
          </table:table-cell>
          <table:table-cell office:string-value="Bessy " office:value-type="string">
            <text:p>Bessy </text:p>
          </table:table-cell>
          <table:table-cell office:string-value="Bess" office:value-type="string">
            <text:p>Bess</text:p>
          </table:table-cell>
          <table:table-cell office:value="10.0" office:value-type="float">
            <text:p>10.0</text:p>
          </table:table-cell>
          <table:table-cell office:string-value="Labrador " office:value-type="string">
            <text:p>Labrador </text:p>
          </table:table-cell>
        </table:table-row>
        <table:table-row>
          <table:table-cell office:string-value="Mon Jul 22 14:22:55 EDT 2019" office:value-type="string">
            <text:p>Mon Jul 22 14:22:55 EDT 2019</text:p>
          </table:table-cell>
          <table:table-cell office:string-value="Cat" office:value-type="string">
            <text:p>Cat</text:p>
          </table:table-cell>
          <table:table-cell office:string-value="Romanovski " office:value-type="string">
            <text:p>Romanovski </text:p>
          </table:table-cell>
          <table:table-cell office:string-value="Romi " office:value-type="string">
            <text:p>Romi </text:p>
          </table:table-cell>
          <table:table-cell office:value="5.0" office:value-type="float">
            <text:p>5.0</text:p>
          </table:table-cell>
          <table:table-cell office:string-value="Domestic Short Hair" office:value-type="string">
            <text:p>Domestic Short Hair</text:p>
          </table:table-cell>
        </table:table-row>
        <table:table-row>
          <table:table-cell office:string-value="Mon Jul 22 14:23:35 EDT 2019" office:value-type="string">
            <text:p>Mon Jul 22 14:23:35 EDT 2019</text:p>
          </table:table-cell>
          <table:table-cell office:string-value="Cat" office:value-type="string">
            <text:p>Cat</text:p>
          </table:table-cell>
          <table:table-cell office:string-value="Fifi La Pou" office:value-type="string">
            <text:p>Fifi La Pou</text:p>
          </table:table-cell>
          <table:table-cell office:string-value="Fifi" office:value-type="string">
            <text:p>Fifi</text:p>
          </table:table-cell>
          <table:table-cell office:value="2.0" office:value-type="float">
            <text:p>2.0</text:p>
          </table:table-cell>
          <table:table-cell office:string-value="Domestic Long Hair " office:value-type="string">
            <text:p>Domestic Long Hair </text:p>
          </table:table-cell>
        </table:table-row>
        <table:table-row>
          <table:table-cell office:string-value="Mon Jul 22 14:24:20 EDT 2019" office:value-type="string">
            <text:p>Mon Jul 22 14:24:20 EDT 2019</text:p>
          </table:table-cell>
          <table:table-cell office:string-value="Cat" office:value-type="string">
            <text:p>Cat</text:p>
          </table:table-cell>
          <table:table-cell office:string-value="Georgie Porgie" office:value-type="string">
            <text:p>Georgie Porgie</text:p>
          </table:table-cell>
          <table:table-cell office:string-value="Georgie / Saucy " office:value-type="string">
            <text:p>Georgie / Saucy </text:p>
          </table:table-cell>
          <table:table-cell office:value="1.0" office:value-type="float">
            <text:p>1.0</text:p>
          </table:table-cell>
          <table:table-cell office:string-value="Domestic Short Hair " office:value-type="string">
            <text:p>Domestic Short Hair </text:p>
          </table:table-cell>
        </table:table-row>
        <table:table-row>
          <table:table-cell office:string-value="Mon Jul 22 14:24:27 EDT 2019" office:value-type="string">
            <text:p>Mon Jul 22 14:24:27 EDT 2019</text:p>
          </table:table-cell>
          <table:table-cell office:string-value="Dog" office:value-type="string">
            <text:p>Dog</text:p>
          </table:table-cell>
          <table:table-cell office:string-value="Dakota" office:value-type="string">
            <text:p>Dakota</text:p>
          </table:table-cell>
          <table:table-cell office:string-value="Woobis, Woobie" office:value-type="string">
            <text:p>Woobis, Woobie</text:p>
          </table:table-cell>
          <table:table-cell office:value="13.0" office:value-type="float">
            <text:p>13.0</text:p>
          </table:table-cell>
          <table:table-cell office:string-value="Mix" office:value-type="string">
            <text:p>Mix</text:p>
          </table:table-cell>
        </table:table-row>
        <table:table-row>
          <table:table-cell office:string-value="Mon Jul 22 14:25:47 EDT 2019" office:value-type="string">
            <text:p>Mon Jul 22 14:25:47 EDT 2019</text:p>
          </table:table-cell>
          <table:table-cell office:string-value="Dog" office:value-type="string">
            <text:p>Dog</text:p>
          </table:table-cell>
          <table:table-cell office:string-value="Altrichter" office:value-type="string">
            <text:p>Altrichter</text:p>
          </table:table-cell>
          <table:table-cell office:string-value="Cooper" office:value-type="string">
            <text:p>Cooper</text:p>
          </table:table-cell>
          <table:table-cell office:value="9.0" office:value-type="float">
            <text:p>9.0</text:p>
          </table:table-cell>
          <table:table-cell office:string-value="Golden Retriever" office:value-type="string">
            <text:p>Golden Retriever</text:p>
          </table:table-cell>
        </table:table-row>
        <table:table-row>
          <table:table-cell office:string-value="Mon Jul 22 14:26:10 EDT 2019" office:value-type="string">
            <text:p>Mon Jul 22 14:26:10 EDT 2019</text:p>
          </table:table-cell>
          <table:table-cell office:string-value="Dog" office:value-type="string">
            <text:p>Dog</text:p>
          </table:table-cell>
          <table:table-cell office:string-value="Tucker " office:value-type="string">
            <text:p>Tucker </text:p>
          </table:table-cell>
          <table:table-cell office:string-value="Tuck" office:value-type="string">
            <text:p>Tuck</text:p>
          </table:table-cell>
          <table:table-cell office:value="7.0" office:value-type="float">
            <text:p>7.0</text:p>
          </table:table-cell>
          <table:table-cell office:string-value="Golden retriever " office:value-type="string">
            <text:p>Golden retriever </text:p>
          </table:table-cell>
        </table:table-row>
        <table:table-row>
          <table:table-cell office:string-value="Mon Jul 22 14:26:27 EDT 2019" office:value-type="string">
            <text:p>Mon Jul 22 14:26:27 EDT 2019</text:p>
          </table:table-cell>
          <table:table-cell office:string-value="Cat" office:value-type="string">
            <text:p>Cat</text:p>
          </table:table-cell>
          <table:table-cell office:string-value="Milo" office:value-type="string">
            <text:p>Milo</text:p>
          </table:table-cell>
          <table:table-cell office:string-value="Milo" office:value-type="string">
            <text:p>Milo</text:p>
          </table:table-cell>
          <table:table-cell office:value="13.0" office:value-type="float">
            <text:p>13.0</text:p>
          </table:table-cell>
          <table:table-cell office:string-value="Tabby" office:value-type="string">
            <text:p>Tabby</text:p>
          </table:table-cell>
        </table:table-row>
        <table:table-row>
          <table:table-cell office:string-value="Mon Jul 22 14:27:49 EDT 2019" office:value-type="string">
            <text:p>Mon Jul 22 14:27:49 EDT 2019</text:p>
          </table:table-cell>
          <table:table-cell office:string-value="Fish" office:value-type="string">
            <text:p>Fish</text:p>
          </table:table-cell>
          <table:table-cell office:string-value="Pepperwood" office:value-type="string">
            <text:p>Pepperwood</text:p>
          </table:table-cell>
          <table:table-cell office:string-value="Pepperwood" office:value-type="string">
            <text:p>Pepperwood</text:p>
          </table:table-cell>
          <table:table-cell office:string-value="1+ years" office:value-type="string">
            <text:p>1+ years</text:p>
          </table:table-cell>
          <table:table-cell office:string-value="Betta " office:value-type="string">
            <text:p>Betta </text:p>
          </table:table-cell>
        </table:table-row>
        <table:table-row>
          <table:table-cell office:string-value="Mon Jul 22 14:29:43 EDT 2019" office:value-type="string">
            <text:p>Mon Jul 22 14:29:43 EDT 2019</text:p>
          </table:table-cell>
          <table:table-cell office:string-value="Cat" office:value-type="string">
            <text:p>Cat</text:p>
          </table:table-cell>
          <table:table-cell office:string-value="Jameson Chewbacca " office:value-type="string">
            <text:p>Jameson Chewbacca </text:p>
          </table:table-cell>
          <table:table-cell office:string-value="Jamie" office:value-type="string">
            <text:p>Jamie</text:p>
          </table:table-cell>
          <table:table-cell office:value="15.0" office:value-type="float">
            <text:p>15.0</text:p>
          </table:table-cell>
          <table:table-cell office:string-value="American Shorthair" office:value-type="string">
            <text:p>American Shorthair</text:p>
          </table:table-cell>
        </table:table-row>
        <table:table-row>
          <table:table-cell office:string-value="Mon Jul 22 14:30:32 EDT 2019" office:value-type="string">
            <text:p>Mon Jul 22 14:30:32 EDT 2019</text:p>
          </table:table-cell>
          <table:table-cell office:string-value="Dog" office:value-type="string">
            <text:p>Dog</text:p>
          </table:table-cell>
          <table:table-cell office:string-value="Penny Bellew" office:value-type="string">
            <text:p>Penny Bellew</text:p>
          </table:table-cell>
          <table:table-cell office:string-value="Penny" office:value-type="string">
            <text:p>Penny</text:p>
          </table:table-cell>
          <table:table-cell office:value="6.0" office:value-type="float">
            <text:p>6.0</text:p>
          </table:table-cell>
          <table:table-cell office:string-value="Labrador" office:value-type="string">
            <text:p>Labrador</text:p>
          </table:table-cell>
        </table:table-row>
        <table:table-row>
          <table:table-cell office:string-value="Mon Jul 22 14:31:52 EDT 2019" office:value-type="string">
            <text:p>Mon Jul 22 14:31:52 EDT 2019</text:p>
          </table:table-cell>
          <table:table-cell office:string-value="Ca" office:value-type="string">
            <text:p>Ca</text:p>
          </table:table-cell>
          <table:table-cell office:string-value="Buddy" office:value-type="string">
            <text:p>Buddy</text:p>
          </table:table-cell>
          <table:table-cell office:string-value="Buddy" office:value-type="string">
            <text:p>Buddy</text:p>
          </table:table-cell>
          <table:table-cell office:value="2.0" office:value-type="float">
            <text:p>2.0</text:p>
          </table:table-cell>
          <table:table-cell/>
        </table:table-row>
        <table:table-row>
          <table:table-cell office:string-value="Mon Jul 22 14:32:07 EDT 2019" office:value-type="string">
            <text:p>Mon Jul 22 14:32:07 EDT 2019</text:p>
          </table:table-cell>
          <table:table-cell office:string-value="Cat" office:value-type="string">
            <text:p>Cat</text:p>
          </table:table-cell>
          <table:table-cell office:string-value="Cat Jenkins" office:value-type="string">
            <text:p>Cat Jenkins</text:p>
          </table:table-cell>
          <table:table-cell office:string-value="Cat" office:value-type="string">
            <text:p>Cat</text:p>
          </table:table-cell>
          <table:table-cell office:value="2.0" office:value-type="float">
            <text:p>2.0</text:p>
          </table:table-cell>
          <table:table-cell/>
        </table:table-row>
        <table:table-row>
          <table:table-cell office:string-value="Mon Jul 22 14:32:24 EDT 2019" office:value-type="string">
            <text:p>Mon Jul 22 14:32:24 EDT 2019</text:p>
          </table:table-cell>
          <table:table-cell office:string-value="Cat" office:value-type="string">
            <text:p>Cat</text:p>
          </table:table-cell>
          <table:table-cell office:string-value="Crouton" office:value-type="string">
            <text:p>Crouton</text:p>
          </table:table-cell>
          <table:table-cell office:string-value="Crouton" office:value-type="string">
            <text:p>Crouton</text:p>
          </table:table-cell>
          <table:table-cell office:value="3.0" office:value-type="float">
            <text:p>3.0</text:p>
          </table:table-cell>
          <table:table-cell/>
        </table:table-row>
        <table:table-row>
          <table:table-cell office:string-value="Mon Jul 22 14:35:15 EDT 2019" office:value-type="string">
            <text:p>Mon Jul 22 14:35:15 EDT 2019</text:p>
          </table:table-cell>
          <table:table-cell office:string-value="Dog" office:value-type="string">
            <text:p>Dog</text:p>
          </table:table-cell>
          <table:table-cell office:string-value="Morena" office:value-type="string">
            <text:p>Morena</text:p>
          </table:table-cell>
          <table:table-cell office:string-value="Morena" office:value-type="string">
            <text:p>Morena</text:p>
          </table:table-cell>
          <table:table-cell office:string-value="2 years" office:value-type="string">
            <text:p>2 years</text:p>
          </table:table-cell>
          <table:table-cell office:string-value="corgi" office:value-type="string">
            <text:p>corgi</text:p>
          </table:table-cell>
        </table:table-row>
        <table:table-row>
          <table:table-cell office:string-value="Mon Jul 22 14:38:06 EDT 2019" office:value-type="string">
            <text:p>Mon Jul 22 14:38:06 EDT 2019</text:p>
          </table:table-cell>
          <table:table-cell office:string-value="Cat" office:value-type="string">
            <text:p>Cat</text:p>
          </table:table-cell>
          <table:table-cell office:string-value="Samus Aran" office:value-type="string">
            <text:p>Samus Aran</text:p>
          </table:table-cell>
          <table:table-cell office:string-value="Samus" office:value-type="string">
            <text:p>Samus</text:p>
          </table:table-cell>
          <table:table-cell office:value="14.0" office:value-type="float">
            <text:p>14.0</text:p>
          </table:table-cell>
          <table:table-cell office:string-value="Tabby" office:value-type="string">
            <text:p>Tabby</text:p>
          </table:table-cell>
        </table:table-row>
        <table:table-row>
          <table:table-cell office:string-value="Mon Jul 22 14:40:18 EDT 2019" office:value-type="string">
            <text:p>Mon Jul 22 14:40:18 EDT 2019</text:p>
          </table:table-cell>
          <table:table-cell office:string-value="Dog" office:value-type="string">
            <text:p>Dog</text:p>
          </table:table-cell>
          <table:table-cell office:string-value="Brownie" office:value-type="string">
            <text:p>Brownie</text:p>
          </table:table-cell>
          <table:table-cell office:string-value="Bub" office:value-type="string">
            <text:p>Bub</text:p>
          </table:table-cell>
          <table:table-cell office:value="13.0" office:value-type="float">
            <text:p>13.0</text:p>
          </table:table-cell>
          <table:table-cell office:string-value="Maltipoo " office:value-type="string">
            <text:p>Maltipoo </text:p>
          </table:table-cell>
        </table:table-row>
        <table:table-row>
          <table:table-cell office:string-value="Mon Jul 22 14:41:35 EDT 2019" office:value-type="string">
            <text:p>Mon Jul 22 14:41:35 EDT 2019</text:p>
          </table:table-cell>
          <table:table-cell office:string-value="Dog" office:value-type="string">
            <text:p>Dog</text:p>
          </table:table-cell>
          <table:table-cell office:string-value="Mose Schrute" office:value-type="string">
            <text:p>Mose Schrute</text:p>
          </table:table-cell>
          <table:table-cell office:string-value="Mose" office:value-type="string">
            <text:p>Mose</text:p>
          </table:table-cell>
          <table:table-cell office:value="2.0" office:value-type="float">
            <text:p>2.0</text:p>
          </table:table-cell>
          <table:table-cell office:string-value="German shepherd " office:value-type="string">
            <text:p>German shepherd </text:p>
          </table:table-cell>
        </table:table-row>
        <table:table-row>
          <table:table-cell office:string-value="Mon Jul 22 14:44:03 EDT 2019" office:value-type="string">
            <text:p>Mon Jul 22 14:44:03 EDT 2019</text:p>
          </table:table-cell>
          <table:table-cell office:string-value="Dog" office:value-type="string">
            <text:p>Dog</text:p>
          </table:table-cell>
          <table:table-cell office:string-value="Rocky" office:value-type="string">
            <text:p>Rocky</text:p>
          </table:table-cell>
          <table:table-cell office:string-value="Rocky" office:value-type="string">
            <text:p>Rocky</text:p>
          </table:table-cell>
          <table:table-cell office:value="6.0" office:value-type="float">
            <text:p>6.0</text:p>
          </table:table-cell>
          <table:table-cell office:string-value="Corgidor " office:value-type="string">
            <text:p>Corgidor </text:p>
          </table:table-cell>
        </table:table-row>
        <table:table-row>
          <table:table-cell office:string-value="Mon Jul 22 14:44:26 EDT 2019" office:value-type="string">
            <text:p>Mon Jul 22 14:44:26 EDT 2019</text:p>
          </table:table-cell>
          <table:table-cell office:string-value="Cat" office:value-type="string">
            <text:p>Cat</text:p>
          </table:table-cell>
          <table:table-cell office:string-value="Rosalind Franklin " office:value-type="string">
            <text:p>Rosalind Franklin </text:p>
          </table:table-cell>
          <table:table-cell office:string-value="Rosie" office:value-type="string">
            <text:p>Rosie</text:p>
          </table:table-cell>
          <table:table-cell office:value="1.0" office:value-type="float">
            <text:p>1.0</text:p>
          </table:table-cell>
          <table:table-cell/>
        </table:table-row>
        <table:table-row>
          <table:table-cell office:string-value="Mon Jul 22 14:44:43 EDT 2019" office:value-type="string">
            <text:p>Mon Jul 22 14:44:43 EDT 2019</text:p>
          </table:table-cell>
          <table:table-cell office:string-value="Cat" office:value-type="string">
            <text:p>Cat</text:p>
          </table:table-cell>
          <table:table-cell office:string-value="Harley quinn" office:value-type="string">
            <text:p>Harley quinn</text:p>
          </table:table-cell>
          <table:table-cell office:string-value="Baby kitty " office:value-type="string">
            <text:p>Baby kitty </text:p>
          </table:table-cell>
          <table:table-cell office:value="5.0" office:value-type="float">
            <text:p>5.0</text:p>
          </table:table-cell>
          <table:table-cell/>
        </table:table-row>
        <table:table-row>
          <table:table-cell office:string-value="Mon Jul 22 14:45:05 EDT 2019" office:value-type="string">
            <text:p>Mon Jul 22 14:45:05 EDT 2019</text:p>
          </table:table-cell>
          <table:table-cell office:string-value="Fish" office:value-type="string">
            <text:p>Fish</text:p>
          </table:table-cell>
          <table:table-cell office:string-value="Sushi" office:value-type="string">
            <text:p>Sushi</text:p>
          </table:table-cell>
          <table:table-cell office:string-value="Sushi" office:value-type="string">
            <text:p>Sushi</text:p>
          </table:table-cell>
          <table:table-cell office:value="2.0" office:value-type="float">
            <text:p>2.0</text:p>
          </table:table-cell>
          <table:table-cell office:string-value="Beta" office:value-type="string">
            <text:p>Beta</text:p>
          </table:table-cell>
        </table:table-row>
        <table:table-row>
          <table:table-cell office:string-value="Mon Jul 22 14:59:55 EDT 2019" office:value-type="string">
            <text:p>Mon Jul 22 14:59:55 EDT 2019</text:p>
          </table:table-cell>
          <table:table-cell office:string-value="Cat" office:value-type="string">
            <text:p>Cat</text:p>
          </table:table-cell>
          <table:table-cell office:string-value="Mister Beans" office:value-type="string">
            <text:p>Mister Beans</text:p>
          </table:table-cell>
          <table:table-cell office:string-value="Mister beans/ beans/ beansy boi" office:value-type="string">
            <text:p>Mister beans/ beans/ beansy boi</text:p>
          </table:table-cell>
          <table:table-cell office:value="10.0" office:value-type="float">
            <text:p>10.0</text:p>
          </table:table-cell>
          <table:table-cell office:string-value="Grey domestic short hair " office:value-type="string">
            <text:p>Grey domestic short hair </text:p>
          </table:table-cell>
        </table:table-row>
        <table:table-row>
          <table:table-cell office:string-value="Mon Jul 22 15:00:54 EDT 2019" office:value-type="string">
            <text:p>Mon Jul 22 15:00:54 EDT 2019</text:p>
          </table:table-cell>
          <table:table-cell office:string-value="Gold Fish" office:value-type="string">
            <text:p>Gold Fish</text:p>
          </table:table-cell>
          <table:table-cell office:string-value="Lord Baphomet: Destroyer of Worlds" office:value-type="string">
            <text:p>Lord Baphomet: Destroyer of Worlds</text:p>
          </table:table-cell>
          <table:table-cell office:string-value="Baphomet" office:value-type="string">
            <text:p>Baphomet</text:p>
          </table:table-cell>
          <table:table-cell office:string-value="We rescued from a fountain. Unknown. " office:value-type="string">
            <text:p>We rescued from a fountain. Unknown. </text:p>
          </table:table-cell>
          <table:table-cell office:string-value="NA" office:value-type="string">
            <text:p>NA</text:p>
          </table:table-cell>
        </table:table-row>
        <table:table-row>
          <table:table-cell office:string-value="Mon Jul 22 15:04:21 EDT 2019" office:value-type="string">
            <text:p>Mon Jul 22 15:04:21 EDT 2019</text:p>
          </table:table-cell>
          <table:table-cell office:string-value="Dog" office:value-type="string">
            <text:p>Dog</text:p>
          </table:table-cell>
          <table:table-cell office:string-value="Tyler John (had to give him a middle name for when he was in trouble)" office:value-type="string">
            <text:p>Tyler John (had to give him a middle name for when he was in trouble)</text:p>
          </table:table-cell>
          <table:table-cell office:string-value="Ty" office:value-type="string">
            <text:p>Ty</text:p>
          </table:table-cell>
          <table:table-cell office:value="12.0" office:value-type="float">
            <text:p>12.0</text:p>
          </table:table-cell>
          <table:table-cell office:string-value="Rhodesian Ridgeback" office:value-type="string">
            <text:p>Rhodesian Ridgeback</text:p>
          </table:table-cell>
        </table:table-row>
        <table:table-row>
          <table:table-cell office:string-value="Mon Jul 22 15:05:27 EDT 2019" office:value-type="string">
            <text:p>Mon Jul 22 15:05:27 EDT 2019</text:p>
          </table:table-cell>
          <table:table-cell office:string-value="Cat" office:value-type="string">
            <text:p>Cat</text:p>
          </table:table-cell>
          <table:table-cell office:string-value="Adanac" office:value-type="string">
            <text:p>Adanac</text:p>
          </table:table-cell>
          <table:table-cell office:string-value="Chunky" office:value-type="string">
            <text:p>Chunky</text:p>
          </table:table-cell>
          <table:table-cell office:value="2.0" office:value-type="float">
            <text:p>2.0</text:p>
          </table:table-cell>
          <table:table-cell office:string-value="American shorthair" office:value-type="string">
            <text:p>American shorthair</text:p>
          </table:table-cell>
        </table:table-row>
        <table:table-row>
          <table:table-cell office:string-value="Mon Jul 22 15:05:50 EDT 2019" office:value-type="string">
            <text:p>Mon Jul 22 15:05:50 EDT 2019</text:p>
          </table:table-cell>
          <table:table-cell office:string-value="Cat" office:value-type="string">
            <text:p>Cat</text:p>
          </table:table-cell>
          <table:table-cell office:string-value="Callister" office:value-type="string">
            <text:p>Callister</text:p>
          </table:table-cell>
          <table:table-cell office:string-value="Callibean" office:value-type="string">
            <text:p>Callibean</text:p>
          </table:table-cell>
          <table:table-cell office:value="2.0" office:value-type="float">
            <text:p>2.0</text:p>
          </table:table-cell>
          <table:table-cell office:string-value="American shorthair" office:value-type="string">
            <text:p>American shorthair</text:p>
          </table:table-cell>
        </table:table-row>
        <table:table-row>
          <table:table-cell office:string-value="Mon Jul 22 15:10:43 EDT 2019" office:value-type="string">
            <text:p>Mon Jul 22 15:10:43 EDT 2019</text:p>
          </table:table-cell>
          <table:table-cell office:string-value="Dog" office:value-type="string">
            <text:p>Dog</text:p>
          </table:table-cell>
          <table:table-cell office:string-value="Tux" office:value-type="string">
            <text:p>Tux</text:p>
          </table:table-cell>
          <table:table-cell office:string-value="Tux" office:value-type="string">
            <text:p>Tux</text:p>
          </table:table-cell>
          <table:table-cell office:value="9.0" office:value-type="float">
            <text:p>9.0</text:p>
          </table:table-cell>
          <table:table-cell office:string-value="Black lab mix" office:value-type="string">
            <text:p>Black lab mix</text:p>
          </table:table-cell>
        </table:table-row>
        <table:table-row>
          <table:table-cell office:string-value="Mon Jul 22 15:11:07 EDT 2019" office:value-type="string">
            <text:p>Mon Jul 22 15:11:07 EDT 2019</text:p>
          </table:table-cell>
          <table:table-cell office:string-value="Dog" office:value-type="string">
            <text:p>Dog</text:p>
          </table:table-cell>
          <table:table-cell office:string-value="Ruby " office:value-type="string">
            <text:p>Ruby </text:p>
          </table:table-cell>
          <table:table-cell office:string-value="Ruby" office:value-type="string">
            <text:p>Ruby</text:p>
          </table:table-cell>
          <table:table-cell office:value="3.0" office:value-type="float">
            <text:p>3.0</text:p>
          </table:table-cell>
          <table:table-cell office:string-value="coonhound/beagle" office:value-type="string">
            <text:p>coonhound/beagle</text:p>
          </table:table-cell>
        </table:table-row>
        <table:table-row>
          <table:table-cell office:string-value="Mon Jul 22 15:13:16 EDT 2019" office:value-type="string">
            <text:p>Mon Jul 22 15:13:16 EDT 2019</text:p>
          </table:table-cell>
          <table:table-cell office:string-value="Dog" office:value-type="string">
            <text:p>Dog</text:p>
          </table:table-cell>
          <table:table-cell office:string-value="Pooch-K" office:value-type="string">
            <text:p>Pooch-K</text:p>
          </table:table-cell>
          <table:table-cell office:string-value="Pooch-k the pooch" office:value-type="string">
            <text:p>Pooch-k the pooch</text:p>
          </table:table-cell>
          <table:table-cell office:value="7.0" office:value-type="float">
            <text:p>7.0</text:p>
          </table:table-cell>
          <table:table-cell office:string-value="mutt" office:value-type="string">
            <text:p>mutt</text:p>
          </table:table-cell>
        </table:table-row>
        <table:table-row>
          <table:table-cell office:string-value="Mon Jul 22 15:13:49 EDT 2019" office:value-type="string">
            <text:p>Mon Jul 22 15:13:49 EDT 2019</text:p>
          </table:table-cell>
          <table:table-cell office:string-value="Dog" office:value-type="string">
            <text:p>Dog</text:p>
          </table:table-cell>
          <table:table-cell office:string-value="Scooby" office:value-type="string">
            <text:p>Scooby</text:p>
          </table:table-cell>
          <table:table-cell office:string-value="Scoobers" office:value-type="string">
            <text:p>Scoobers</text:p>
          </table:table-cell>
          <table:table-cell office:string-value="7 months" office:value-type="string">
            <text:p>7 months</text:p>
          </table:table-cell>
          <table:table-cell office:string-value="mutt" office:value-type="string">
            <text:p>mutt</text:p>
          </table:table-cell>
        </table:table-row>
        <table:table-row>
          <table:table-cell office:string-value="Mon Jul 22 15:18:14 EDT 2019" office:value-type="string">
            <text:p>Mon Jul 22 15:18:14 EDT 2019</text:p>
          </table:table-cell>
          <table:table-cell office:string-value="Cat" office:value-type="string">
            <text:p>Cat</text:p>
          </table:table-cell>
          <table:table-cell office:string-value="Dwayne" office:value-type="string">
            <text:p>Dwayne</text:p>
          </table:table-cell>
          <table:table-cell office:string-value="Mr. Baby Dwayne, Dwaniel, Bub." office:value-type="string">
            <text:p>Mr. Baby Dwayne, Dwaniel, Bub.</text:p>
          </table:table-cell>
          <table:table-cell office:value="3.0" office:value-type="float">
            <text:p>3.0</text:p>
          </table:table-cell>
          <table:table-cell office:string-value="American Shorthair" office:value-type="string">
            <text:p>American Shorthair</text:p>
          </table:table-cell>
        </table:table-row>
        <table:table-row>
          <table:table-cell office:string-value="Mon Jul 22 15:19:09 EDT 2019" office:value-type="string">
            <text:p>Mon Jul 22 15:19:09 EDT 2019</text:p>
          </table:table-cell>
          <table:table-cell office:string-value="Cat" office:value-type="string">
            <text:p>Cat</text:p>
          </table:table-cell>
          <table:table-cell office:string-value="Alice" office:value-type="string">
            <text:p>Alice</text:p>
          </table:table-cell>
          <table:table-cell office:string-value="Spippy, Speeps, Kitten." office:value-type="string">
            <text:p>Spippy, Speeps, Kitten.</text:p>
          </table:table-cell>
          <table:table-cell office:value="11.0" office:value-type="float">
            <text:p>11.0</text:p>
          </table:table-cell>
          <table:table-cell office:string-value="American Shorthair" office:value-type="string">
            <text:p>American Shorthair</text:p>
          </table:table-cell>
        </table:table-row>
        <table:table-row>
          <table:table-cell office:string-value="Mon Jul 22 15:26:35 EDT 2019" office:value-type="string">
            <text:p>Mon Jul 22 15:26:35 EDT 2019</text:p>
          </table:table-cell>
          <table:table-cell office:string-value="Dog" office:value-type="string">
            <text:p>Dog</text:p>
          </table:table-cell>
          <table:table-cell office:string-value="Lloyd " office:value-type="string">
            <text:p>Lloyd </text:p>
          </table:table-cell>
          <table:table-cell office:string-value="Lloyd" office:value-type="string">
            <text:p>Lloyd</text:p>
          </table:table-cell>
          <table:table-cell office:value="11.0" office:value-type="float">
            <text:p>11.0</text:p>
          </table:table-cell>
          <table:table-cell office:string-value="Golden retriever " office:value-type="string">
            <text:p>Golden retriever </text:p>
          </table:table-cell>
        </table:table-row>
        <table:table-row>
          <table:table-cell office:string-value="Mon Jul 22 15:27:15 EDT 2019" office:value-type="string">
            <text:p>Mon Jul 22 15:27:15 EDT 2019</text:p>
          </table:table-cell>
          <table:table-cell office:string-value="Cat" office:value-type="string">
            <text:p>Cat</text:p>
          </table:table-cell>
          <table:table-cell office:string-value="Bo Schembeckler" office:value-type="string">
            <text:p>Bo Schembeckler</text:p>
          </table:table-cell>
          <table:table-cell office:string-value="Kitty" office:value-type="string">
            <text:p>Kitty</text:p>
          </table:table-cell>
          <table:table-cell office:value="15.0" office:value-type="float">
            <text:p>15.0</text:p>
          </table:table-cell>
          <table:table-cell office:string-value="Short hair" office:value-type="string">
            <text:p>Short hair</text:p>
          </table:table-cell>
        </table:table-row>
        <table:table-row>
          <table:table-cell office:string-value="Mon Jul 22 15:31:50 EDT 2019" office:value-type="string">
            <text:p>Mon Jul 22 15:31:50 EDT 2019</text:p>
          </table:table-cell>
          <table:table-cell office:string-value="Dog" office:value-type="string">
            <text:p>Dog</text:p>
          </table:table-cell>
          <table:table-cell office:string-value="Ishka" office:value-type="string">
            <text:p>Ishka</text:p>
          </table:table-cell>
          <table:table-cell office:string-value="Ish/Ishka" office:value-type="string">
            <text:p>Ish/Ishka</text:p>
          </table:table-cell>
          <table:table-cell office:value="8.0" office:value-type="float">
            <text:p>8.0</text:p>
          </table:table-cell>
          <table:table-cell office:string-value="Golden retriever" office:value-type="string">
            <text:p>Golden retriever</text:p>
          </table:table-cell>
        </table:table-row>
        <table:table-row>
          <table:table-cell office:string-value="Mon Jul 22 15:33:01 EDT 2019" office:value-type="string">
            <text:p>Mon Jul 22 15:33:01 EDT 2019</text:p>
          </table:table-cell>
          <table:table-cell office:string-value="Dog" office:value-type="string">
            <text:p>Dog</text:p>
          </table:table-cell>
          <table:table-cell office:string-value="Millie " office:value-type="string">
            <text:p>Millie </text:p>
          </table:table-cell>
          <table:table-cell office:string-value="Millie" office:value-type="string">
            <text:p>Millie</text:p>
          </table:table-cell>
          <table:table-cell office:value="1.5" office:value-type="float">
            <text:p>1.5</text:p>
          </table:table-cell>
          <table:table-cell office:string-value="Border collie" office:value-type="string">
            <text:p>Border collie</text:p>
          </table:table-cell>
        </table:table-row>
        <table:table-row>
          <table:table-cell office:string-value="Mon Jul 22 15:33:07 EDT 2019" office:value-type="string">
            <text:p>Mon Jul 22 15:33:07 EDT 2019</text:p>
          </table:table-cell>
          <table:table-cell office:string-value="Dog" office:value-type="string">
            <text:p>Dog</text:p>
          </table:table-cell>
          <table:table-cell office:string-value="Rossa" office:value-type="string">
            <text:p>Rossa</text:p>
          </table:table-cell>
          <table:table-cell office:string-value="Ross, Rossy, Rossapoo" office:value-type="string">
            <text:p>Ross, Rossy, Rossapoo</text:p>
          </table:table-cell>
          <table:table-cell office:value="5.0" office:value-type="float">
            <text:p>5.0</text:p>
          </table:table-cell>
          <table:table-cell office:string-value="Golden Retriever" office:value-type="string">
            <text:p>Golden Retriever</text:p>
          </table:table-cell>
        </table:table-row>
        <table:table-row>
          <table:table-cell office:string-value="Mon Jul 22 15:33:37 EDT 2019" office:value-type="string">
            <text:p>Mon Jul 22 15:33:37 EDT 2019</text:p>
          </table:table-cell>
          <table:table-cell office:string-value="Dog" office:value-type="string">
            <text:p>Dog</text:p>
          </table:table-cell>
          <table:table-cell office:string-value="Wookie" office:value-type="string">
            <text:p>Wookie</text:p>
          </table:table-cell>
          <table:table-cell office:string-value="Wookie" office:value-type="string">
            <text:p>Wookie</text:p>
          </table:table-cell>
          <table:table-cell office:value="7.0" office:value-type="float">
            <text:p>7.0</text:p>
          </table:table-cell>
          <table:table-cell office:string-value="Goldendoodle" office:value-type="string">
            <text:p>Goldendoodle</text:p>
          </table:table-cell>
        </table:table-row>
        <table:table-row>
          <table:table-cell office:string-value="Mon Jul 22 15:39:30 EDT 2019" office:value-type="string">
            <text:p>Mon Jul 22 15:39:30 EDT 2019</text:p>
          </table:table-cell>
          <table:table-cell office:string-value="Dog" office:value-type="string">
            <text:p>Dog</text:p>
          </table:table-cell>
          <table:table-cell office:string-value="Tucker" office:value-type="string">
            <text:p>Tucker</text:p>
          </table:table-cell>
          <table:table-cell office:string-value="Tucker" office:value-type="string">
            <text:p>Tucker</text:p>
          </table:table-cell>
          <table:table-cell office:value="2.0" office:value-type="float">
            <text:p>2.0</text:p>
          </table:table-cell>
          <table:table-cell office:string-value="Lab" office:value-type="string">
            <text:p>Lab</text:p>
          </table:table-cell>
        </table:table-row>
        <table:table-row>
          <table:table-cell office:string-value="Mon Jul 22 15:39:49 EDT 2019" office:value-type="string">
            <text:p>Mon Jul 22 15:39:49 EDT 2019</text:p>
          </table:table-cell>
          <table:table-cell office:string-value="Dog" office:value-type="string">
            <text:p>Dog</text:p>
          </table:table-cell>
          <table:table-cell office:string-value="Keifer" office:value-type="string">
            <text:p>Keifer</text:p>
          </table:table-cell>
          <table:table-cell office:string-value="Keifer" office:value-type="string">
            <text:p>Keifer</text:p>
          </table:table-cell>
          <table:table-cell office:value="14.0" office:value-type="float">
            <text:p>14.0</text:p>
          </table:table-cell>
          <table:table-cell office:string-value="Yellow lab" office:value-type="string">
            <text:p>Yellow lab</text:p>
          </table:table-cell>
        </table:table-row>
        <table:table-row>
          <table:table-cell office:string-value="Mon Jul 22 15:46:11 EDT 2019" office:value-type="string">
            <text:p>Mon Jul 22 15:46:11 EDT 2019</text:p>
          </table:table-cell>
          <table:table-cell office:string-value="Dog" office:value-type="string">
            <text:p>Dog</text:p>
          </table:table-cell>
          <table:table-cell office:string-value="Frankie" office:value-type="string">
            <text:p>Frankie</text:p>
          </table:table-cell>
          <table:table-cell office:string-value="Frankie" office:value-type="string">
            <text:p>Frankie</text:p>
          </table:table-cell>
          <table:table-cell office:value="7.0" office:value-type="float">
            <text:p>7.0</text:p>
          </table:table-cell>
          <table:table-cell office:string-value="Husky mix" office:value-type="string">
            <text:p>Husky mix</text:p>
          </table:table-cell>
        </table:table-row>
        <table:table-row>
          <table:table-cell office:string-value="Mon Jul 22 15:47:04 EDT 2019" office:value-type="string">
            <text:p>Mon Jul 22 15:47:04 EDT 2019</text:p>
          </table:table-cell>
          <table:table-cell office:string-value="Cat" office:value-type="string">
            <text:p>Cat</text:p>
          </table:table-cell>
          <table:table-cell office:string-value="Tenzing" office:value-type="string">
            <text:p>Tenzing</text:p>
          </table:table-cell>
          <table:table-cell office:string-value="Tenzing" office:value-type="string">
            <text:p>Tenzing</text:p>
          </table:table-cell>
          <table:table-cell office:value="12.0" office:value-type="float">
            <text:p>12.0</text:p>
          </table:table-cell>
          <table:table-cell office:string-value="Shorthair calico" office:value-type="string">
            <text:p>Shorthair calico</text:p>
          </table:table-cell>
        </table:table-row>
        <table:table-row>
          <table:table-cell office:string-value="Mon Jul 22 15:51:49 EDT 2019" office:value-type="string">
            <text:p>Mon Jul 22 15:51:49 EDT 2019</text:p>
          </table:table-cell>
          <table:table-cell office:string-value="Dog" office:value-type="string">
            <text:p>Dog</text:p>
          </table:table-cell>
          <table:table-cell office:string-value="Sammy" office:value-type="string">
            <text:p>Sammy</text:p>
          </table:table-cell>
          <table:table-cell office:string-value="Sam" office:value-type="string">
            <text:p>Sam</text:p>
          </table:table-cell>
          <table:table-cell office:value="5.0" office:value-type="float">
            <text:p>5.0</text:p>
          </table:table-cell>
          <table:table-cell office:string-value="JRT/miniature pincher" office:value-type="string">
            <text:p>JRT/miniature pincher</text:p>
          </table:table-cell>
        </table:table-row>
        <table:table-row>
          <table:table-cell office:string-value="Mon Jul 22 16:05:56 EDT 2019" office:value-type="string">
            <text:p>Mon Jul 22 16:05:56 EDT 2019</text:p>
          </table:table-cell>
          <table:table-cell office:string-value="Dog" office:value-type="string">
            <text:p>Dog</text:p>
          </table:table-cell>
          <table:table-cell office:string-value="Barrett" office:value-type="string">
            <text:p>Barrett</text:p>
          </table:table-cell>
          <table:table-cell office:string-value="Barrett" office:value-type="string">
            <text:p>Barrett</text:p>
          </table:table-cell>
          <table:table-cell office:value="3.0" office:value-type="float">
            <text:p>3.0</text:p>
          </table:table-cell>
          <table:table-cell office:string-value="German Shepherd" office:value-type="string">
            <text:p>German Shepherd</text:p>
          </table:table-cell>
        </table:table-row>
        <table:table-row>
          <table:table-cell office:string-value="Mon Jul 22 16:05:59 EDT 2019" office:value-type="string">
            <text:p>Mon Jul 22 16:05:59 EDT 2019</text:p>
          </table:table-cell>
          <table:table-cell office:string-value="Dog" office:value-type="string">
            <text:p>Dog</text:p>
          </table:table-cell>
          <table:table-cell office:string-value="Benjamin" office:value-type="string">
            <text:p>Benjamin</text:p>
          </table:table-cell>
          <table:table-cell office:string-value="Benj" office:value-type="string">
            <text:p>Benj</text:p>
          </table:table-cell>
          <table:table-cell office:value="2.0" office:value-type="float">
            <text:p>2.0</text:p>
          </table:table-cell>
          <table:table-cell office:string-value="Border Collie/Belgian Malinois" office:value-type="string">
            <text:p>Border Collie/Belgian Malinois</text:p>
          </table:table-cell>
        </table:table-row>
        <table:table-row>
          <table:table-cell office:string-value="Mon Jul 22 16:06:17 EDT 2019" office:value-type="string">
            <text:p>Mon Jul 22 16:06:17 EDT 2019</text:p>
          </table:table-cell>
          <table:table-cell office:string-value="Dog" office:value-type="string">
            <text:p>Dog</text:p>
          </table:table-cell>
          <table:table-cell office:string-value="Laney" office:value-type="string">
            <text:p>Laney</text:p>
          </table:table-cell>
          <table:table-cell office:string-value="Laney" office:value-type="string">
            <text:p>Laney</text:p>
          </table:table-cell>
          <table:table-cell office:value="12.0" office:value-type="float">
            <text:p>12.0</text:p>
          </table:table-cell>
          <table:table-cell office:string-value="Golden Retriever" office:value-type="string">
            <text:p>Golden Retriever</text:p>
          </table:table-cell>
        </table:table-row>
        <table:table-row>
          <table:table-cell office:string-value="Mon Jul 22 16:06:20 EDT 2019" office:value-type="string">
            <text:p>Mon Jul 22 16:06:20 EDT 2019</text:p>
          </table:table-cell>
          <table:table-cell office:string-value="Dog" office:value-type="string">
            <text:p>Dog</text:p>
          </table:table-cell>
          <table:table-cell office:string-value="Dixie" office:value-type="string">
            <text:p>Dixie</text:p>
          </table:table-cell>
          <table:table-cell office:string-value="Lady" office:value-type="string">
            <text:p>Lady</text:p>
          </table:table-cell>
          <table:table-cell office:value="3.0" office:value-type="float">
            <text:p>3.0</text:p>
          </table:table-cell>
          <table:table-cell office:string-value="American Pitbull" office:value-type="string">
            <text:p>American Pitbull</text:p>
          </table:table-cell>
        </table:table-row>
        <table:table-row>
          <table:table-cell office:string-value="Mon Jul 22 16:06:44 EDT 2019" office:value-type="string">
            <text:p>Mon Jul 22 16:06:44 EDT 2019</text:p>
          </table:table-cell>
          <table:table-cell office:string-value="Dog" office:value-type="string">
            <text:p>Dog</text:p>
          </table:table-cell>
          <table:table-cell office:string-value="Diesel" office:value-type="string">
            <text:p>Diesel</text:p>
          </table:table-cell>
          <table:table-cell office:string-value="Diesel" office:value-type="string">
            <text:p>Diesel</text:p>
          </table:table-cell>
          <table:table-cell office:value="3.0" office:value-type="float">
            <text:p>3.0</text:p>
          </table:table-cell>
          <table:table-cell office:string-value="Pitbull mix" office:value-type="string">
            <text:p>Pitbull mix</text:p>
          </table:table-cell>
        </table:table-row>
        <table:table-row>
          <table:table-cell office:string-value="Mon Jul 22 16:09:29 EDT 2019" office:value-type="string">
            <text:p>Mon Jul 22 16:09:29 EDT 2019</text:p>
          </table:table-cell>
          <table:table-cell office:string-value="Hamster" office:value-type="string">
            <text:p>Hamster</text:p>
          </table:table-cell>
          <table:table-cell office:string-value="Hamtaro " office:value-type="string">
            <text:p>Hamtaro </text:p>
          </table:table-cell>
          <table:table-cell office:string-value="Hamtaro" office:value-type="string">
            <text:p>Hamtaro</text:p>
          </table:table-cell>
          <table:table-cell office:string-value="🤷🏼‍♀️" office:value-type="string">
            <text:p>🤷🏼‍♀️</text:p>
          </table:table-cell>
          <table:table-cell/>
        </table:table-row>
        <table:table-row>
          <table:table-cell office:string-value="Mon Jul 22 16:18:11 EDT 2019" office:value-type="string">
            <text:p>Mon Jul 22 16:18:11 EDT 2019</text:p>
          </table:table-cell>
          <table:table-cell office:string-value="Dog" office:value-type="string">
            <text:p>Dog</text:p>
          </table:table-cell>
          <table:table-cell office:string-value="Baxter" office:value-type="string">
            <text:p>Baxter</text:p>
          </table:table-cell>
          <table:table-cell office:string-value="Baxter" office:value-type="string">
            <text:p>Baxter</text:p>
          </table:table-cell>
          <table:table-cell office:value="7.5" office:value-type="float">
            <text:p>7.5</text:p>
          </table:table-cell>
          <table:table-cell office:string-value="Golden Retriever " office:value-type="string">
            <text:p>Golden Retriever </text:p>
          </table:table-cell>
        </table:table-row>
        <table:table-row>
          <table:table-cell office:string-value="Mon Jul 22 16:20:02 EDT 2019" office:value-type="string">
            <text:p>Mon Jul 22 16:20:02 EDT 2019</text:p>
          </table:table-cell>
          <table:table-cell office:string-value="Dog" office:value-type="string">
            <text:p>Dog</text:p>
          </table:table-cell>
          <table:table-cell office:string-value="Riley Marie" office:value-type="string">
            <text:p>Riley Marie</text:p>
          </table:table-cell>
          <table:table-cell office:string-value="Riley" office:value-type="string">
            <text:p>Riley</text:p>
          </table:table-cell>
          <table:table-cell office:value="13.0" office:value-type="float">
            <text:p>13.0</text:p>
          </table:table-cell>
          <table:table-cell office:string-value="Cocker Spaniel" office:value-type="string">
            <text:p>Cocker Spaniel</text:p>
          </table:table-cell>
        </table:table-row>
        <table:table-row>
          <table:table-cell office:string-value="Mon Jul 22 16:26:11 EDT 2019" office:value-type="string">
            <text:p>Mon Jul 22 16:26:11 EDT 2019</text:p>
          </table:table-cell>
          <table:table-cell office:string-value="Dog" office:value-type="string">
            <text:p>Dog</text:p>
          </table:table-cell>
          <table:table-cell office:string-value="Reginald Fonzerelli Hawkes" office:value-type="string">
            <text:p>Reginald Fonzerelli Hawkes</text:p>
          </table:table-cell>
          <table:table-cell office:string-value="Reg" office:value-type="string">
            <text:p>Reg</text:p>
          </table:table-cell>
          <table:table-cell office:value="12.0" office:value-type="float">
            <text:p>12.0</text:p>
          </table:table-cell>
          <table:table-cell office:string-value="Golden doodle" office:value-type="string">
            <text:p>Golden doodle</text:p>
          </table:table-cell>
        </table:table-row>
        <table:table-row>
          <table:table-cell office:string-value="Mon Jul 22 16:27:18 EDT 2019" office:value-type="string">
            <text:p>Mon Jul 22 16:27:18 EDT 2019</text:p>
          </table:table-cell>
          <table:table-cell office:string-value="Cat" office:value-type="string">
            <text:p>Cat</text:p>
          </table:table-cell>
          <table:table-cell office:string-value="Molly" office:value-type="string">
            <text:p>Molly</text:p>
          </table:table-cell>
          <table:table-cell office:string-value="Molly" office:value-type="string">
            <text:p>Molly</text:p>
          </table:table-cell>
          <table:table-cell office:value="6.0" office:value-type="float">
            <text:p>6.0</text:p>
          </table:table-cell>
          <table:table-cell/>
        </table:table-row>
        <table:table-row>
          <table:table-cell office:string-value="Mon Jul 22 16:29:04 EDT 2019" office:value-type="string">
            <text:p>Mon Jul 22 16:29:04 EDT 2019</text:p>
          </table:table-cell>
          <table:table-cell office:string-value="Cat" office:value-type="string">
            <text:p>Cat</text:p>
          </table:table-cell>
          <table:table-cell office:string-value="Kevin" office:value-type="string">
            <text:p>Kevin</text:p>
          </table:table-cell>
          <table:table-cell office:string-value="Booboo" office:value-type="string">
            <text:p>Booboo</text:p>
          </table:table-cell>
          <table:table-cell office:value="3.0" office:value-type="float">
            <text:p>3.0</text:p>
          </table:table-cell>
          <table:table-cell/>
        </table:table-row>
        <table:table-row>
          <table:table-cell office:string-value="Mon Jul 22 16:29:18 EDT 2019" office:value-type="string">
            <text:p>Mon Jul 22 16:29:18 EDT 2019</text:p>
          </table:table-cell>
          <table:table-cell office:string-value="Dog" office:value-type="string">
            <text:p>Dog</text:p>
          </table:table-cell>
          <table:table-cell office:string-value="Erik" office:value-type="string">
            <text:p>Erik</text:p>
          </table:table-cell>
          <table:table-cell office:string-value="Earwig" office:value-type="string">
            <text:p>Earwig</text:p>
          </table:table-cell>
          <table:table-cell office:value="4.0" office:value-type="float">
            <text:p>4.0</text:p>
          </table:table-cell>
          <table:table-cell office:string-value="Wirehaired dachshund" office:value-type="string">
            <text:p>Wirehaired dachshund</text:p>
          </table:table-cell>
        </table:table-row>
        <table:table-row>
          <table:table-cell office:string-value="Mon Jul 22 16:32:14 EDT 2019" office:value-type="string">
            <text:p>Mon Jul 22 16:32:14 EDT 2019</text:p>
          </table:table-cell>
          <table:table-cell office:string-value="Dog" office:value-type="string">
            <text:p>Dog</text:p>
          </table:table-cell>
          <table:table-cell office:string-value="Oliver" office:value-type="string">
            <text:p>Oliver</text:p>
          </table:table-cell>
          <table:table-cell office:string-value="Oli " office:value-type="string">
            <text:p>Oli </text:p>
          </table:table-cell>
          <table:table-cell office:value="8.0" office:value-type="float">
            <text:p>8.0</text:p>
          </table:table-cell>
          <table:table-cell office:string-value="Jack russell " office:value-type="string">
            <text:p>Jack russell </text:p>
          </table:table-cell>
        </table:table-row>
        <table:table-row>
          <table:table-cell office:string-value="Mon Jul 22 16:50:17 EDT 2019" office:value-type="string">
            <text:p>Mon Jul 22 16:50:17 EDT 2019</text:p>
          </table:table-cell>
          <table:table-cell office:string-value="Insect" office:value-type="string">
            <text:p>Insect</text:p>
          </table:table-cell>
          <table:table-cell office:string-value="Thing one" office:value-type="string">
            <text:p>Thing one</text:p>
          </table:table-cell>
          <table:table-cell office:string-value="Her" office:value-type="string">
            <text:p>Her</text:p>
          </table:table-cell>
          <table:table-cell office:value="1.0" office:value-type="float">
            <text:p>1.0</text:p>
          </table:table-cell>
          <table:table-cell/>
        </table:table-row>
        <table:table-row>
          <table:table-cell office:string-value="Mon Jul 22 16:56:11 EDT 2019" office:value-type="string">
            <text:p>Mon Jul 22 16:56:11 EDT 2019</text:p>
          </table:table-cell>
          <table:table-cell office:string-value="Dog" office:value-type="string">
            <text:p>Dog</text:p>
          </table:table-cell>
          <table:table-cell office:string-value="Bilbo Spud Doggins" office:value-type="string">
            <text:p>Bilbo Spud Doggins</text:p>
          </table:table-cell>
          <table:table-cell office:string-value="Bilbo" office:value-type="string">
            <text:p>Bilbo</text:p>
          </table:table-cell>
          <table:table-cell office:value="5.0" office:value-type="float">
            <text:p>5.0</text:p>
          </table:table-cell>
          <table:table-cell office:string-value="Corgi/Cocker Spaniel mix" office:value-type="string">
            <text:p>Corgi/Cocker Spaniel mix</text:p>
          </table:table-cell>
        </table:table-row>
        <table:table-row>
          <table:table-cell office:string-value="Mon Jul 22 16:56:35 EDT 2019" office:value-type="string">
            <text:p>Mon Jul 22 16:56:35 EDT 2019</text:p>
          </table:table-cell>
          <table:table-cell office:string-value="Dog" office:value-type="string">
            <text:p>Dog</text:p>
          </table:table-cell>
          <table:table-cell office:string-value="Bailey Woofer" office:value-type="string">
            <text:p>Bailey Woofer</text:p>
          </table:table-cell>
          <table:table-cell office:string-value="Bailey" office:value-type="string">
            <text:p>Bailey</text:p>
          </table:table-cell>
          <table:table-cell office:value="13.0" office:value-type="float">
            <text:p>13.0</text:p>
          </table:table-cell>
          <table:table-cell office:string-value="Cocker Spaniel " office:value-type="string">
            <text:p>Cocker Spaniel </text:p>
          </table:table-cell>
        </table:table-row>
        <table:table-row>
          <table:table-cell office:string-value="Mon Jul 22 17:02:13 EDT 2019" office:value-type="string">
            <text:p>Mon Jul 22 17:02:13 EDT 2019</text:p>
          </table:table-cell>
          <table:table-cell office:string-value="Cat" office:value-type="string">
            <text:p>Cat</text:p>
          </table:table-cell>
          <table:table-cell office:string-value="Roy lee laramie " office:value-type="string">
            <text:p>Roy lee laramie </text:p>
          </table:table-cell>
          <table:table-cell office:string-value="Roy " office:value-type="string">
            <text:p>Roy </text:p>
          </table:table-cell>
          <table:table-cell office:value="10.0" office:value-type="float">
            <text:p>10.0</text:p>
          </table:table-cell>
          <table:table-cell/>
        </table:table-row>
        <table:table-row>
          <table:table-cell office:string-value="Mon Jul 22 17:02:42 EDT 2019" office:value-type="string">
            <text:p>Mon Jul 22 17:02:42 EDT 2019</text:p>
          </table:table-cell>
          <table:table-cell office:string-value="Cat" office:value-type="string">
            <text:p>Cat</text:p>
          </table:table-cell>
          <table:table-cell office:string-value="Petunia" office:value-type="string">
            <text:p>Petunia</text:p>
          </table:table-cell>
          <table:table-cell office:string-value="Tuney" office:value-type="string">
            <text:p>Tuney</text:p>
          </table:table-cell>
          <table:table-cell office:value="8.0" office:value-type="float">
            <text:p>8.0</text:p>
          </table:table-cell>
          <table:table-cell/>
        </table:table-row>
        <table:table-row>
          <table:table-cell office:string-value="Mon Jul 22 17:03:05 EDT 2019" office:value-type="string">
            <text:p>Mon Jul 22 17:03:05 EDT 2019</text:p>
          </table:table-cell>
          <table:table-cell office:string-value="Dog" office:value-type="string">
            <text:p>Dog</text:p>
          </table:table-cell>
          <table:table-cell office:string-value="Skyy like the vodka " office:value-type="string">
            <text:p>Skyy like the vodka </text:p>
          </table:table-cell>
          <table:table-cell office:string-value="Skyy" office:value-type="string">
            <text:p>Skyy</text:p>
          </table:table-cell>
          <table:table-cell office:value="3.0" office:value-type="float">
            <text:p>3.0</text:p>
          </table:table-cell>
          <table:table-cell office:string-value="Husky " office:value-type="string">
            <text:p>Husky </text:p>
          </table:table-cell>
        </table:table-row>
        <table:table-row>
          <table:table-cell office:string-value="Mon Jul 22 17:03:07 EDT 2019" office:value-type="string">
            <text:p>Mon Jul 22 17:03:07 EDT 2019</text:p>
          </table:table-cell>
          <table:table-cell office:string-value="Lizard" office:value-type="string">
            <text:p>Lizard</text:p>
          </table:table-cell>
          <table:table-cell office:string-value="Stubbs" office:value-type="string">
            <text:p>Stubbs</text:p>
          </table:table-cell>
          <table:table-cell office:string-value="Stubs" office:value-type="string">
            <text:p>Stubs</text:p>
          </table:table-cell>
          <table:table-cell office:value="15.0" office:value-type="float">
            <text:p>15.0</text:p>
          </table:table-cell>
          <table:table-cell office:string-value="Leopard gecko " office:value-type="string">
            <text:p>Leopard gecko </text:p>
          </table:table-cell>
        </table:table-row>
        <table:table-row>
          <table:table-cell office:string-value="Mon Jul 22 17:03:26 EDT 2019" office:value-type="string">
            <text:p>Mon Jul 22 17:03:26 EDT 2019</text:p>
          </table:table-cell>
          <table:table-cell office:string-value="Dog" office:value-type="string">
            <text:p>Dog</text:p>
          </table:table-cell>
          <table:table-cell office:string-value="Malibu like the rum " office:value-type="string">
            <text:p>Malibu like the rum </text:p>
          </table:table-cell>
          <table:table-cell office:string-value="Malibu" office:value-type="string">
            <text:p>Malibu</text:p>
          </table:table-cell>
          <table:table-cell office:value="1.0" office:value-type="float">
            <text:p>1.0</text:p>
          </table:table-cell>
          <table:table-cell office:string-value="Golden retriever " office:value-type="string">
            <text:p>Golden retriever </text:p>
          </table:table-cell>
        </table:table-row>
        <table:table-row>
          <table:table-cell office:string-value="Mon Jul 22 17:15:36 EDT 2019" office:value-type="string">
            <text:p>Mon Jul 22 17:15:36 EDT 2019</text:p>
          </table:table-cell>
          <table:table-cell office:string-value="Dog" office:value-type="string">
            <text:p>Dog</text:p>
          </table:table-cell>
          <table:table-cell office:string-value="Golden Tate " office:value-type="string">
            <text:p>Golden Tate </text:p>
          </table:table-cell>
          <table:table-cell office:string-value="Tate " office:value-type="string">
            <text:p>Tate </text:p>
          </table:table-cell>
          <table:table-cell office:value="2.0" office:value-type="float">
            <text:p>2.0</text:p>
          </table:table-cell>
          <table:table-cell office:string-value="Golden Retriever " office:value-type="string">
            <text:p>Golden Retriever </text:p>
          </table:table-cell>
        </table:table-row>
        <table:table-row>
          <table:table-cell office:string-value="Mon Jul 22 17:27:16 EDT 2019" office:value-type="string">
            <text:p>Mon Jul 22 17:27:16 EDT 2019</text:p>
          </table:table-cell>
          <table:table-cell office:string-value="Dog" office:value-type="string">
            <text:p>Dog</text:p>
          </table:table-cell>
          <table:table-cell office:string-value="Bear" office:value-type="string">
            <text:p>Bear</text:p>
          </table:table-cell>
          <table:table-cell office:string-value="Bear" office:value-type="string">
            <text:p>Bear</text:p>
          </table:table-cell>
          <table:table-cell office:string-value="7 mo" office:value-type="string">
            <text:p>7 mo</text:p>
          </table:table-cell>
          <table:table-cell office:string-value="Labrador Retriever" office:value-type="string">
            <text:p>Labrador Retriever</text:p>
          </table:table-cell>
        </table:table-row>
        <table:table-row>
          <table:table-cell office:string-value="Mon Jul 22 17:27:24 EDT 2019" office:value-type="string">
            <text:p>Mon Jul 22 17:27:24 EDT 2019</text:p>
          </table:table-cell>
          <table:table-cell office:string-value="Dog" office:value-type="string">
            <text:p>Dog</text:p>
          </table:table-cell>
          <table:table-cell office:string-value="Stanley" office:value-type="string">
            <text:p>Stanley</text:p>
          </table:table-cell>
          <table:table-cell office:string-value="Stan" office:value-type="string">
            <text:p>Stan</text:p>
          </table:table-cell>
          <table:table-cell office:string-value="6 months " office:value-type="string">
            <text:p>6 months </text:p>
          </table:table-cell>
          <table:table-cell office:string-value="Miniature schnauzer " office:value-type="string">
            <text:p>Miniature schnauzer </text:p>
          </table:table-cell>
        </table:table-row>
        <table:table-row>
          <table:table-cell office:string-value="Mon Jul 22 17:28:01 EDT 2019" office:value-type="string">
            <text:p>Mon Jul 22 17:28:01 EDT 2019</text:p>
          </table:table-cell>
          <table:table-cell office:string-value="Cat" office:value-type="string">
            <text:p>Cat</text:p>
          </table:table-cell>
          <table:table-cell office:string-value="Coco" office:value-type="string">
            <text:p>Coco</text:p>
          </table:table-cell>
          <table:table-cell office:string-value="Coco" office:value-type="string">
            <text:p>Coco</text:p>
          </table:table-cell>
          <table:table-cell office:value="4.0" office:value-type="float">
            <text:p>4.0</text:p>
          </table:table-cell>
          <table:table-cell office:string-value="Shorthair " office:value-type="string">
            <text:p>Shorthair </text:p>
          </table:table-cell>
        </table:table-row>
        <table:table-row>
          <table:table-cell office:string-value="Mon Jul 22 17:34:02 EDT 2019" office:value-type="string">
            <text:p>Mon Jul 22 17:34:02 EDT 2019</text:p>
          </table:table-cell>
          <table:table-cell office:string-value="Dog" office:value-type="string">
            <text:p>Dog</text:p>
          </table:table-cell>
          <table:table-cell office:string-value="Andromeda Mae" office:value-type="string">
            <text:p>Andromeda Mae</text:p>
          </table:table-cell>
          <table:table-cell office:string-value="Andie" office:value-type="string">
            <text:p>Andie</text:p>
          </table:table-cell>
          <table:table-cell office:value="6.0" office:value-type="float">
            <text:p>6.0</text:p>
          </table:table-cell>
          <table:table-cell office:string-value="Golden doodle " office:value-type="string">
            <text:p>Golden doodle </text:p>
          </table:table-cell>
        </table:table-row>
        <table:table-row>
          <table:table-cell office:string-value="Mon Jul 22 17:34:55 EDT 2019" office:value-type="string">
            <text:p>Mon Jul 22 17:34:55 EDT 2019</text:p>
          </table:table-cell>
          <table:table-cell office:string-value="Dog" office:value-type="string">
            <text:p>Dog</text:p>
          </table:table-cell>
          <table:table-cell office:string-value="Eloise Gertrude" office:value-type="string">
            <text:p>Eloise Gertrude</text:p>
          </table:table-cell>
          <table:table-cell office:string-value="Ellie" office:value-type="string">
            <text:p>Ellie</text:p>
          </table:table-cell>
          <table:table-cell office:value="2.0" office:value-type="float">
            <text:p>2.0</text:p>
          </table:table-cell>
          <table:table-cell office:string-value="Labradoodle " office:value-type="string">
            <text:p>Labradoodle </text:p>
          </table:table-cell>
        </table:table-row>
        <table:table-row>
          <table:table-cell office:string-value="Mon Jul 22 17:35:28 EDT 2019" office:value-type="string">
            <text:p>Mon Jul 22 17:35:28 EDT 2019</text:p>
          </table:table-cell>
          <table:table-cell office:string-value="Dog" office:value-type="string">
            <text:p>Dog</text:p>
          </table:table-cell>
          <table:table-cell office:string-value="Lady Bonnie of Coventry" office:value-type="string">
            <text:p>Lady Bonnie of Coventry</text:p>
          </table:table-cell>
          <table:table-cell office:string-value="Bonnie" office:value-type="string">
            <text:p>Bonnie</text:p>
          </table:table-cell>
          <table:table-cell office:value="8.0" office:value-type="float">
            <text:p>8.0</text:p>
          </table:table-cell>
          <table:table-cell office:string-value="Black lab mix" office:value-type="string">
            <text:p>Black lab mix</text:p>
          </table:table-cell>
        </table:table-row>
        <table:table-row>
          <table:table-cell office:string-value="Mon Jul 22 17:36:29 EDT 2019" office:value-type="string">
            <text:p>Mon Jul 22 17:36:29 EDT 2019</text:p>
          </table:table-cell>
          <table:table-cell office:string-value="Cat" office:value-type="string">
            <text:p>Cat</text:p>
          </table:table-cell>
          <table:table-cell office:string-value="Ophelia Marie KitKat Mcdougle O’Malley Jr. " office:value-type="string">
            <text:p>Ophelia Marie KitKat Mcdougle O’Malley Jr. </text:p>
          </table:table-cell>
          <table:table-cell office:string-value="Ophelia" office:value-type="string">
            <text:p>Ophelia</text:p>
          </table:table-cell>
          <table:table-cell office:value="9.0" office:value-type="float">
            <text:p>9.0</text:p>
          </table:table-cell>
          <table:table-cell/>
        </table:table-row>
        <table:table-row>
          <table:table-cell office:string-value="Mon Jul 22 17:37:14 EDT 2019" office:value-type="string">
            <text:p>Mon Jul 22 17:37:14 EDT 2019</text:p>
          </table:table-cell>
          <table:table-cell office:string-value="Cat" office:value-type="string">
            <text:p>Cat</text:p>
          </table:table-cell>
          <table:table-cell office:string-value="Sie Isaac Newton " office:value-type="string">
            <text:p>Sie Isaac Newton </text:p>
          </table:table-cell>
          <table:table-cell office:string-value="Newton" office:value-type="string">
            <text:p>Newton</text:p>
          </table:table-cell>
          <table:table-cell office:value="16.0" office:value-type="float">
            <text:p>16.0</text:p>
          </table:table-cell>
          <table:table-cell/>
        </table:table-row>
        <table:table-row>
          <table:table-cell office:string-value="Mon Jul 22 17:37:37 EDT 2019" office:value-type="string">
            <text:p>Mon Jul 22 17:37:37 EDT 2019</text:p>
          </table:table-cell>
          <table:table-cell office:string-value="Cat" office:value-type="string">
            <text:p>Cat</text:p>
          </table:table-cell>
          <table:table-cell office:string-value="Black Cat" office:value-type="string">
            <text:p>Black Cat</text:p>
          </table:table-cell>
          <table:table-cell office:string-value="BC" office:value-type="string">
            <text:p>BC</text:p>
          </table:table-cell>
          <table:table-cell office:value="3.0" office:value-type="float">
            <text:p>3.0</text:p>
          </table:table-cell>
          <table:table-cell/>
        </table:table-row>
        <table:table-row>
          <table:table-cell office:string-value="Mon Jul 22 17:47:38 EDT 2019" office:value-type="string">
            <text:p>Mon Jul 22 17:47:38 EDT 2019</text:p>
          </table:table-cell>
          <table:table-cell office:string-value="Dog" office:value-type="string">
            <text:p>Dog</text:p>
          </table:table-cell>
          <table:table-cell office:string-value="Gibson" office:value-type="string">
            <text:p>Gibson</text:p>
          </table:table-cell>
          <table:table-cell office:string-value="Gibby" office:value-type="string">
            <text:p>Gibby</text:p>
          </table:table-cell>
          <table:table-cell office:value="2.5" office:value-type="float">
            <text:p>2.5</text:p>
          </table:table-cell>
          <table:table-cell office:string-value="Pit bull mix" office:value-type="string">
            <text:p>Pit bull mix</text:p>
          </table:table-cell>
        </table:table-row>
        <table:table-row>
          <table:table-cell office:string-value="Mon Jul 22 17:48:03 EDT 2019" office:value-type="string">
            <text:p>Mon Jul 22 17:48:03 EDT 2019</text:p>
          </table:table-cell>
          <table:table-cell office:string-value="Dog" office:value-type="string">
            <text:p>Dog</text:p>
          </table:table-cell>
          <table:table-cell office:string-value="Brewskie" office:value-type="string">
            <text:p>Brewskie</text:p>
          </table:table-cell>
          <table:table-cell office:string-value="Brew" office:value-type="string">
            <text:p>Brew</text:p>
          </table:table-cell>
          <table:table-cell office:value="11.0" office:value-type="float">
            <text:p>11.0</text:p>
          </table:table-cell>
          <table:table-cell office:string-value="Puggle" office:value-type="string">
            <text:p>Puggle</text:p>
          </table:table-cell>
        </table:table-row>
        <table:table-row>
          <table:table-cell office:string-value="Mon Jul 22 17:49:00 EDT 2019" office:value-type="string">
            <text:p>Mon Jul 22 17:49:00 EDT 2019</text:p>
          </table:table-cell>
          <table:table-cell office:string-value="Cat" office:value-type="string">
            <text:p>Cat</text:p>
          </table:table-cell>
          <table:table-cell office:string-value="Wolfgang Motzart" office:value-type="string">
            <text:p>Wolfgang Motzart</text:p>
          </table:table-cell>
          <table:table-cell office:string-value="Wolfie" office:value-type="string">
            <text:p>Wolfie</text:p>
          </table:table-cell>
          <table:table-cell office:value="7.0" office:value-type="float">
            <text:p>7.0</text:p>
          </table:table-cell>
          <table:table-cell office:string-value="American shorthair" office:value-type="string">
            <text:p>American shorthair</text:p>
          </table:table-cell>
        </table:table-row>
        <table:table-row>
          <table:table-cell office:string-value="Mon Jul 22 17:52:13 EDT 2019" office:value-type="string">
            <text:p>Mon Jul 22 17:52:13 EDT 2019</text:p>
          </table:table-cell>
          <table:table-cell office:string-value="Dog" office:value-type="string">
            <text:p>Dog</text:p>
          </table:table-cell>
          <table:table-cell office:string-value="Koli" office:value-type="string">
            <text:p>Koli</text:p>
          </table:table-cell>
          <table:table-cell office:string-value="Koli" office:value-type="string">
            <text:p>Koli</text:p>
          </table:table-cell>
          <table:table-cell office:value="11.0" office:value-type="float">
            <text:p>11.0</text:p>
          </table:table-cell>
          <table:table-cell office:string-value="Yorker Terrier/Silky Terrier Mix" office:value-type="string">
            <text:p>Yorker Terrier/Silky Terrier Mix</text:p>
          </table:table-cell>
        </table:table-row>
        <table:table-row>
          <table:table-cell office:string-value="Mon Jul 22 17:55:43 EDT 2019" office:value-type="string">
            <text:p>Mon Jul 22 17:55:43 EDT 2019</text:p>
          </table:table-cell>
          <table:table-cell office:string-value="Dog" office:value-type="string">
            <text:p>Dog</text:p>
          </table:table-cell>
          <table:table-cell office:string-value="Moxie Jean Narice" office:value-type="string">
            <text:p>Moxie Jean Narice</text:p>
          </table:table-cell>
          <table:table-cell office:string-value="Moxie" office:value-type="string">
            <text:p>Moxie</text:p>
          </table:table-cell>
          <table:table-cell office:value="1.0" office:value-type="float">
            <text:p>1.0</text:p>
          </table:table-cell>
          <table:table-cell office:string-value="German Shepherd mix" office:value-type="string">
            <text:p>German Shepherd mix</text:p>
          </table:table-cell>
        </table:table-row>
        <table:table-row>
          <table:table-cell office:string-value="Mon Jul 22 17:57:10 EDT 2019" office:value-type="string">
            <text:p>Mon Jul 22 17:57:10 EDT 2019</text:p>
          </table:table-cell>
          <table:table-cell office:string-value="Dog" office:value-type="string">
            <text:p>Dog</text:p>
          </table:table-cell>
          <table:table-cell office:string-value="Dancer Pants" office:value-type="string">
            <text:p>Dancer Pants</text:p>
          </table:table-cell>
          <table:table-cell office:string-value="Dancer" office:value-type="string">
            <text:p>Dancer</text:p>
          </table:table-cell>
          <table:table-cell office:value="17.0" office:value-type="float">
            <text:p>17.0</text:p>
          </table:table-cell>
          <table:table-cell office:string-value="Havanese " office:value-type="string">
            <text:p>Havanese </text:p>
          </table:table-cell>
        </table:table-row>
        <table:table-row>
          <table:table-cell office:string-value="Mon Jul 22 17:58:24 EDT 2019" office:value-type="string">
            <text:p>Mon Jul 22 17:58:24 EDT 2019</text:p>
          </table:table-cell>
          <table:table-cell office:string-value="Cat" office:value-type="string">
            <text:p>Cat</text:p>
          </table:table-cell>
          <table:table-cell office:string-value="Kitty or The Cat (if she's being bad) " office:value-type="string">
            <text:p>Kitty or The Cat (if she's being bad) </text:p>
          </table:table-cell>
          <table:table-cell office:string-value="Kitty" office:value-type="string">
            <text:p>Kitty</text:p>
          </table:table-cell>
          <table:table-cell office:value="1.0" office:value-type="float">
            <text:p>1.0</text:p>
          </table:table-cell>
          <table:table-cell/>
        </table:table-row>
        <table:table-row>
          <table:table-cell office:string-value="Mon Jul 22 17:59:34 EDT 2019" office:value-type="string">
            <text:p>Mon Jul 22 17:59:34 EDT 2019</text:p>
          </table:table-cell>
          <table:table-cell office:string-value="Fish" office:value-type="string">
            <text:p>Fish</text:p>
          </table:table-cell>
          <table:table-cell office:string-value="Blueberry" office:value-type="string">
            <text:p>Blueberry</text:p>
          </table:table-cell>
          <table:table-cell office:string-value="Blue" office:value-type="string">
            <text:p>Blue</text:p>
          </table:table-cell>
          <table:table-cell office:string-value="6 months " office:value-type="string">
            <text:p>6 months </text:p>
          </table:table-cell>
          <table:table-cell office:string-value="Beta Fish " office:value-type="string">
            <text:p>Beta Fish </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0-09-15T21:03:24</dc:date>
    <meta:editing-cycles>2</meta:editing-cycles>
    <meta:editing-duration>PT6.814S</meta:editing-duration>
    <meta:creation-date>2020-09-15T21:03:17</meta:creation-date>
  </office:meta>
</office:document-meta>
</file>